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xport_macro.xml" manifest:media-type="text/xml"/>
  <manifest:file-entry manifest:full-path="Basic/Standard/script-lb.xml" manifest:media-type="text/xml"/>
  <manifest:file-entry manifest:full-path="Basic/VBAProject/Sheet7.xml" manifest:media-type="text/xml"/>
  <manifest:file-entry manifest:full-path="Basic/VBAProject/Module1.xml" manifest:media-type="text/xml"/>
  <manifest:file-entry manifest:full-path="Basic/VBAProject/Sheet11.xml" manifest:media-type="text/xml"/>
  <manifest:file-entry manifest:full-path="Basic/VBAProject/Sheet1.xml" manifest:media-type="text/xml"/>
  <manifest:file-entry manifest:full-path="Basic/VBAProject/Sheet13.xml" manifest:media-type="text/xml"/>
  <manifest:file-entry manifest:full-path="Basic/VBAProject/Sheet10.xml" manifest:media-type="text/xml"/>
  <manifest:file-entry manifest:full-path="Basic/VBAProject/Sheet12.xml" manifest:media-type="text/xml"/>
  <manifest:file-entry manifest:full-path="Basic/VBAProject/Sheet14.xml" manifest:media-type="text/xml"/>
  <manifest:file-entry manifest:full-path="Basic/VBAProject/Sheet15.xml" manifest:media-type="text/xml"/>
  <manifest:file-entry manifest:full-path="Basic/VBAProject/Sheet2.xml" manifest:media-type="text/xml"/>
  <manifest:file-entry manifest:full-path="Basic/VBAProject/Sheet3.xml" manifest:media-type="text/xml"/>
  <manifest:file-entry manifest:full-path="Basic/VBAProject/Sheet4.xml" manifest:media-type="text/xml"/>
  <manifest:file-entry manifest:full-path="Basic/VBAProject/Sheet5.xml" manifest:media-type="text/xml"/>
  <manifest:file-entry manifest:full-path="Basic/VBAProject/Sheet6.xml" manifest:media-type="text/xml"/>
  <manifest:file-entry manifest:full-path="Basic/VBAProject/Sheet14 (territories_us_start).xml" manifest:media-type="text/xml"/>
  <manifest:file-entry manifest:full-path="Basic/VBAProject/Sheet8.xml" manifest:media-type="text/xml"/>
  <manifest:file-entry manifest:full-path="Basic/VBAProject/Sheet9.xml" manifest:media-type="text/xml"/>
  <manifest:file-entry manifest:full-path="Basic/VBAProject/ThisWorkbook.xml" manifest:media-type="text/xml"/>
  <manifest:file-entry manifest:full-path="Basic/VBAProject/Sheet4 (military_assets).xml" manifest:media-type="text/xml"/>
  <manifest:file-entry manifest:full-path="Basic/VBAProject/Sheet5 (actions).xml" manifest:media-type="text/xml"/>
  <manifest:file-entry manifest:full-path="Basic/VBAProject/script-lb.xml" manifest:media-type="text/xml"/>
  <manifest:file-entry manifest:full-path="Basic/script-lc.xml" manifest:media-type="text/xml"/>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3811in"/>
    </style:style>
    <style:style style:name="co2" style:family="table-column">
      <style:table-column-properties fo:break-before="auto" style:column-width="0.6693in"/>
    </style:style>
    <style:style style:name="co3" style:family="table-column">
      <style:table-column-properties fo:break-before="auto" style:column-width="0.7717in"/>
    </style:style>
    <style:style style:name="co4" style:family="table-column">
      <style:table-column-properties fo:break-before="auto" style:column-width="1.6201in"/>
    </style:style>
    <style:style style:name="co5" style:family="table-column">
      <style:table-column-properties fo:break-before="auto" style:column-width="1.5543in"/>
    </style:style>
    <style:style style:name="co6" style:family="table-column">
      <style:table-column-properties fo:break-before="auto" style:column-width="0.9256in"/>
    </style:style>
    <style:style style:name="co7" style:family="table-column">
      <style:table-column-properties fo:break-before="auto" style:column-width="1.1902in"/>
    </style:style>
    <style:style style:name="co8" style:family="table-column">
      <style:table-column-properties fo:break-before="auto" style:column-width="1.4772in"/>
    </style:style>
    <style:style style:name="co9" style:family="table-column">
      <style:table-column-properties fo:break-before="auto" style:column-width="1.2783in"/>
    </style:style>
    <style:style style:name="co10" style:family="table-column">
      <style:table-column-properties fo:break-before="auto" style:column-width="15.5984in"/>
    </style:style>
    <style:style style:name="co11" style:family="table-column">
      <style:table-column-properties fo:break-before="auto" style:column-width="2.5575in"/>
    </style:style>
    <style:style style:name="co12" style:family="table-column">
      <style:table-column-properties fo:break-before="auto" style:column-width="0.672in"/>
    </style:style>
    <style:style style:name="co13" style:family="table-column">
      <style:table-column-properties fo:break-before="auto" style:column-width="0.9701in"/>
    </style:style>
    <style:style style:name="co14" style:family="table-column">
      <style:table-column-properties fo:break-before="auto" style:column-width="0.8811in"/>
    </style:style>
    <style:style style:name="co15" style:family="table-column">
      <style:table-column-properties fo:break-before="auto" style:column-width="0.661in"/>
    </style:style>
    <style:style style:name="co16" style:family="table-column">
      <style:table-column-properties fo:break-before="auto" style:column-width="0.7165in"/>
    </style:style>
    <style:style style:name="co17" style:family="table-column">
      <style:table-column-properties fo:break-before="auto" style:column-width="0.8709in"/>
    </style:style>
    <style:style style:name="co18" style:family="table-column">
      <style:table-column-properties fo:break-before="auto" style:column-width="9.8992in"/>
    </style:style>
    <style:style style:name="co19" style:family="table-column">
      <style:table-column-properties fo:break-before="auto" style:column-width="2.8661in"/>
    </style:style>
    <style:style style:name="co20" style:family="table-column">
      <style:table-column-properties fo:break-before="auto" style:column-width="3.1862in"/>
    </style:style>
    <style:style style:name="co21" style:family="table-column">
      <style:table-column-properties fo:break-before="auto" style:column-width="3.45in"/>
    </style:style>
    <style:style style:name="co22" style:family="table-column">
      <style:table-column-properties fo:break-before="auto" style:column-width="6.9665in"/>
    </style:style>
    <style:style style:name="co23" style:family="table-column">
      <style:table-column-properties fo:break-before="auto" style:column-width="2.2701in"/>
    </style:style>
    <style:style style:name="co24" style:family="table-column">
      <style:table-column-properties fo:break-before="auto" style:column-width="4.1665in"/>
    </style:style>
    <style:style style:name="co25" style:family="table-column">
      <style:table-column-properties fo:break-before="auto" style:column-width="0.6398in"/>
    </style:style>
    <style:style style:name="co26" style:family="table-column">
      <style:table-column-properties fo:break-before="auto" style:column-width="5.6335in"/>
    </style:style>
    <style:style style:name="co27" style:family="table-column">
      <style:table-column-properties fo:break-before="auto" style:column-width="1.2236in"/>
    </style:style>
    <style:style style:name="co28" style:family="table-column">
      <style:table-column-properties fo:break-before="auto" style:column-width="1.0575in"/>
    </style:style>
    <style:style style:name="co29" style:family="table-column">
      <style:table-column-properties fo:break-before="auto" style:column-width="14.452in"/>
    </style:style>
    <style:style style:name="co30" style:family="table-column">
      <style:table-column-properties fo:break-before="auto" style:column-width="4.4646in"/>
    </style:style>
    <style:style style:name="co31" style:family="table-column">
      <style:table-column-properties fo:break-before="auto" style:column-width="2.0283in"/>
    </style:style>
    <style:style style:name="co32" style:family="table-column">
      <style:table-column-properties fo:break-before="auto" style:column-width="0.7055in"/>
    </style:style>
    <style:style style:name="co33" style:family="table-column">
      <style:table-column-properties fo:break-before="auto" style:column-width="4.2661in"/>
    </style:style>
    <style:style style:name="co34" style:family="table-column">
      <style:table-column-properties fo:break-before="auto" style:column-width="4.211in"/>
    </style:style>
    <style:style style:name="co35" style:family="table-column">
      <style:table-column-properties fo:break-before="auto" style:column-width="1.1465in"/>
    </style:style>
    <style:style style:name="co36" style:family="table-column">
      <style:table-column-properties fo:break-before="auto" style:column-width="1.4217in"/>
    </style:style>
    <style:style style:name="co37" style:family="table-column">
      <style:table-column-properties fo:break-before="auto" style:column-width="0.8043in"/>
    </style:style>
    <style:style style:name="co38" style:family="table-column">
      <style:table-column-properties fo:break-before="auto" style:column-width="0.8598in"/>
    </style:style>
    <style:style style:name="co39" style:family="table-column">
      <style:table-column-properties fo:break-before="auto" style:column-width="2.8102in"/>
    </style:style>
    <style:style style:name="co40" style:family="table-column">
      <style:table-column-properties fo:break-before="auto" style:column-width="3.539in"/>
    </style:style>
    <style:style style:name="co41" style:family="table-column">
      <style:table-column-properties fo:break-before="auto" style:column-width="2.7661in"/>
    </style:style>
    <style:style style:name="co42" style:family="table-column">
      <style:table-column-properties fo:break-before="auto" style:column-width="1.598in"/>
    </style:style>
    <style:style style:name="co43" style:family="table-column">
      <style:table-column-properties fo:break-before="auto" style:column-width="0.8374in"/>
    </style:style>
    <style:style style:name="co44" style:family="table-column">
      <style:table-column-properties fo:break-before="auto" style:column-width="0.4075in"/>
    </style:style>
    <style:style style:name="co45" style:family="table-column">
      <style:table-column-properties fo:break-before="auto" style:column-width="2.8772in"/>
    </style:style>
    <style:style style:name="co46" style:family="table-column">
      <style:table-column-properties fo:break-before="auto" style:column-width="2.822in"/>
    </style:style>
    <style:style style:name="co47" style:family="table-column">
      <style:table-column-properties fo:break-before="auto" style:column-width="1.5429in"/>
    </style:style>
    <style:style style:name="co48" style:family="table-column">
      <style:table-column-properties fo:break-before="auto" style:column-width="1.9839in"/>
    </style:style>
    <style:style style:name="co49" style:family="table-column">
      <style:table-column-properties fo:break-before="auto" style:column-width="1.102in"/>
    </style:style>
    <style:style style:name="co50" style:family="table-column">
      <style:table-column-properties fo:break-before="auto" style:column-width="3.3728in"/>
    </style:style>
    <style:style style:name="co51" style:family="table-column">
      <style:table-column-properties fo:break-before="auto" style:column-width="2.2819in"/>
    </style:style>
    <style:style style:name="co52" style:family="table-column">
      <style:table-column-properties fo:break-before="auto" style:column-width="3.5717in"/>
    </style:style>
    <style:style style:name="co53" style:family="table-column">
      <style:table-column-properties fo:break-before="auto" style:column-width="4.6957in"/>
    </style:style>
    <style:style style:name="co54" style:family="table-column">
      <style:table-column-properties fo:break-before="auto" style:column-width="1.3228in"/>
    </style:style>
    <style:style style:name="co55" style:family="table-column">
      <style:table-column-properties fo:break-before="auto" style:column-width="2.1717in"/>
    </style:style>
    <style:style style:name="co56" style:family="table-column">
      <style:table-column-properties fo:break-before="auto" style:column-width="2.1827in"/>
    </style:style>
    <style:style style:name="co57" style:family="table-column">
      <style:table-column-properties fo:break-before="auto" style:column-width="1.6535in"/>
    </style:style>
    <style:style style:name="co58" style:family="table-column">
      <style:table-column-properties fo:break-before="auto" style:column-width="4.8807in"/>
    </style:style>
    <style:style style:name="co59" style:family="table-column">
      <style:table-column-properties fo:break-before="auto" style:column-width="1.8846in"/>
    </style:style>
    <style:style style:name="ro1" style:family="table-row">
      <style:table-row-properties style:row-height="0.1917in" fo:break-before="auto" style:use-optimal-row-height="true"/>
    </style:style>
    <style:style style:name="ro2" style:family="table-row">
      <style:table-row-properties style:row-height="1.2189in" fo:break-before="auto" style:use-optimal-row-height="false"/>
    </style:style>
    <style:style style:name="ro3" style:family="table-row">
      <style:table-row-properties style:row-height="0.9898in" fo:break-before="auto" style:use-optimal-row-height="false"/>
    </style:style>
    <style:style style:name="ro4" style:family="table-row">
      <style:table-row-properties style:row-height="0.9374in" fo:break-before="auto" style:use-optimal-row-height="false"/>
    </style:style>
    <style:style style:name="ro5" style:family="table-row">
      <style:table-row-properties style:row-height="1.052in" fo:break-before="auto" style:use-optimal-row-height="false"/>
    </style:style>
    <style:style style:name="ro6" style:family="table-row">
      <style:table-row-properties style:row-height="0.7398in" fo:break-before="auto" style:use-optimal-row-height="false"/>
    </style:style>
    <style:style style:name="ro7" style:family="table-row">
      <style:table-row-properties style:row-height="1.3957in" fo:break-before="auto" style:use-optimal-row-height="false"/>
    </style:style>
    <style:style style:name="ro8" style:family="table-row">
      <style:table-row-properties style:row-height="1.1563in" fo:break-before="auto" style:use-optimal-row-height="false"/>
    </style:style>
    <style:style style:name="ro9" style:family="table-row">
      <style:table-row-properties style:row-height="0.8543in" fo:break-before="auto" style:use-optimal-row-height="false"/>
    </style:style>
    <style:style style:name="ro10" style:family="table-row">
      <style:table-row-properties style:row-height="1.0835in" fo:break-before="auto" style:use-optimal-row-height="false"/>
    </style:style>
    <style:style style:name="ro11" style:family="table-row">
      <style:table-row-properties style:row-height="1.0209in" fo:break-before="auto" style:use-optimal-row-height="false"/>
    </style:style>
    <style:style style:name="ro12" style:family="table-row">
      <style:table-row-properties style:row-height="0.7917in" fo:break-before="auto" style:use-optimal-row-height="false"/>
    </style:style>
    <style:style style:name="ro13" style:family="table-row">
      <style:table-row-properties style:row-height="0.8335in" fo:break-before="auto" style:use-optimal-row-height="false"/>
    </style:style>
    <style:style style:name="ro14" style:family="table-row">
      <style:table-row-properties style:row-height="0.4866in" fo:break-before="auto" style:use-optimal-row-height="true"/>
    </style:style>
    <style:style style:name="ro15" style:family="table-row">
      <style:table-row-properties style:row-height="1.1252in" fo:break-before="auto" style:use-optimal-row-height="false"/>
    </style:style>
    <style:style style:name="ro16" style:family="table-row">
      <style:table-row-properties style:row-height="0.6425in" fo:break-before="auto" style:use-optimal-row-height="true"/>
    </style:style>
    <style:style style:name="ro17" style:family="table-row">
      <style:table-row-properties style:row-height="0.5102in" fo:break-before="auto" style:use-optimal-row-height="false"/>
    </style:style>
    <style:style style:name="ro18" style:family="table-row">
      <style:table-row-properties style:row-height="0.6563in" fo:break-before="auto" style:use-optimal-row-height="false"/>
    </style:style>
    <style:style style:name="ro19" style:family="table-row">
      <style:table-row-properties style:row-height="0.7291in" fo:break-before="auto" style:use-optimal-row-height="false"/>
    </style:style>
    <style:style style:name="ro20" style:family="table-row">
      <style:table-row-properties style:row-height="0.3311in" fo:break-before="auto" style:use-optimal-row-height="true"/>
    </style:style>
    <style:style style:name="ro21" style:family="table-row">
      <style:table-row-properties style:row-height="0.4689in" fo:break-before="auto" style:use-optimal-row-height="false"/>
    </style:style>
    <style:style style:name="ro22" style:family="table-row">
      <style:table-row-properties style:row-height="0.198in" fo:break-before="auto" style:use-optimal-row-height="false"/>
    </style:style>
    <style:style style:name="ro23" style:family="table-row">
      <style:table-row-properties style:row-height="0.552in" fo:break-before="auto" style:use-optimal-row-height="false"/>
    </style:style>
    <style:style style:name="ro24" style:family="table-row">
      <style:table-row-properties style:row-height="0.2189in" fo:break-before="auto" style:use-optimal-row-height="false"/>
    </style:style>
    <style:style style:name="ta1" style:family="table" style:master-page-name="PageStyle_5f_balance">
      <style:table-properties table:display="true" style:writing-mode="lr-tb"/>
    </style:style>
    <style:style style:name="ta2" style:family="table" style:master-page-name="PageStyle_5f_version">
      <style:table-properties table:display="true" style:writing-mode="lr-tb"/>
    </style:style>
    <style:style style:name="ta3" style:family="table" style:master-page-name="PageStyle_5f_effects">
      <style:table-properties table:display="true" style:writing-mode="lr-tb"/>
    </style:style>
    <style:style style:name="ta4" style:family="table" style:master-page-name="PageStyle_5f_military_5f_assets">
      <style:table-properties table:display="true" style:writing-mode="lr-tb"/>
    </style:style>
    <style:style style:name="ta5" style:family="table" style:master-page-name="PageStyle_5f_actions">
      <style:table-properties table:display="true" style:writing-mode="lr-tb"/>
    </style:style>
    <style:style style:name="ta6" style:family="table" style:master-page-name="PageStyle_5f_territories">
      <style:table-properties table:display="true" style:writing-mode="lr-tb"/>
    </style:style>
    <style:style style:name="ta7" style:family="table" style:master-page-name="PageStyle_5f_mil_5f_ass_5f_all">
      <style:table-properties table:display="true" style:writing-mode="lr-tb"/>
    </style:style>
    <style:style style:name="ta8" style:family="table" style:master-page-name="PageStyle_5f_mil_5f_ass_5f_us_5f_start">
      <style:table-properties table:display="true" style:writing-mode="lr-tb"/>
    </style:style>
    <style:style style:name="ta9" style:family="table" style:master-page-name="PageStyle_5f_mil_5f_ass_5f_ru_5f_start">
      <style:table-properties table:display="true" style:writing-mode="lr-tb"/>
    </style:style>
    <style:style style:name="ta10" style:family="table" style:master-page-name="PageStyle_5f_actions_5f_all">
      <style:table-properties table:display="true" style:writing-mode="lr-tb"/>
    </style:style>
    <style:style style:name="ta11" style:family="table" style:master-page-name="PageStyle_5f_actions_5f_us_5f_start">
      <style:table-properties table:display="true" style:writing-mode="lr-tb"/>
    </style:style>
    <style:style style:name="ta12" style:family="table" style:master-page-name="PageStyle_5f_actions_5f_ru_5f_start">
      <style:table-properties table:display="true" style:writing-mode="lr-tb"/>
    </style:style>
    <style:style style:name="ta13" style:family="table" style:master-page-name="PageStyle_5f_territories_5f_all">
      <style:table-properties table:display="true" style:writing-mode="lr-tb"/>
    </style:style>
    <style:style style:name="ta14" style:family="table" style:master-page-name="PageStyle_5f_territories_5f_us_5f_start">
      <style:table-properties table:display="true" style:writing-mode="lr-tb"/>
    </style:style>
    <style:style style:name="ta15" style:family="table" style:master-page-name="PageStyle_5f_territories_5f_ru_5f_start">
      <style:table-properties table:display="true" style:writing-mode="lr-tb"/>
    </style:style>
    <style:style style:name="ce1" style:family="table-cell" style:parent-style-name="Default"/>
    <style:style style:name="ce2" style:family="table-cell" style:parent-style-name="Default"/>
    <style:style style:name="ce3" style:family="table-cell" style:parent-style-name="Default"/>
    <style:style style:name="ce4" style:family="table-cell" style:parent-style-name="Default"/>
    <style:style style:name="ce5" style:family="table-cell" style:parent-style-name="Default"/>
    <style:style style:name="ce6" style:family="table-cell" style:parent-style-name="Default"/>
    <style:style style:name="ce7" style:family="table-cell" style:parent-style-name="Default"/>
    <style:style style:name="ce8" style:family="table-cell" style:parent-style-name="Default"/>
    <style:style style:name="ce9" style:family="table-cell" style:parent-style-name="Default"/>
    <style:style style:name="ce10" style:family="table-cell" style:parent-style-name="Default"/>
    <style:style style:name="ce11" style:family="table-cell" style:parent-style-name="Default"/>
    <style:style style:name="ce12" style:family="table-cell" style:parent-style-name="Default"/>
    <style:style style:name="ce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5" style:family="table-cell" style:parent-style-name="Default" style:data-style-name="N0">
      <style:table-cell-properties style:rotation-align="none"/>
    </style:style>
    <style:style style:name="ce16" style:family="table-cell" style:parent-style-name="Default" style:data-style-name="N129">
      <style:table-cell-properties style:rotation-align="none"/>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balance" table:style-name="ta1">
        <office:forms form:automatic-focus="false" form:apply-design-mode="false"/>
        <table:table-column table:style-name="co1" table:default-cell-style-name="Default"/>
        <table:table-column table:style-name="co2" table:number-columns-repeated="8"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1"/>
        <table:table-column table:style-name="co7" table:default-cell-style-name="ce9"/>
        <table:table-column table:style-name="co8" table:default-cell-style-name="Default"/>
        <table:table-column table:style-name="co2" table:default-cell-style-name="Default"/>
        <table:table-column table:style-name="co9" table:default-cell-style-name="Default"/>
        <table:table-column table:style-name="co2" table:number-columns-repeated="45" table:default-cell-style-name="Default"/>
        <table:table-row table:style-name="ro1">
          <table:table-cell table:formula="of:=[$military_assets.A1]" office:value-type="string" office:string-value="Title" calcext:value-type="string">
            <text:p>Title</text:p>
          </table:table-cell>
          <table:table-cell table:formula="of:=[$military_assets.J1]" office:value-type="string" office:string-value="Type" calcext:value-type="string">
            <text:p>Type</text:p>
          </table:table-cell>
          <table:table-cell table:formula="of:=[$military_assets.E1]" office:value-type="string" office:string-value="Attack" calcext:value-type="string">
            <text:p>Attack</text:p>
          </table:table-cell>
          <table:table-cell/>
          <table:table-cell table:formula="of:=[$military_assets.F1]" office:value-type="string" office:string-value="ShoreAttack" calcext:value-type="string">
            <text:p>ShoreAttack</text:p>
          </table:table-cell>
          <table:table-cell table:formula="of:=[$military_assets.G1]" office:value-type="string" office:string-value="Defense" calcext:value-type="string">
            <text:p>Defense</text:p>
          </table:table-cell>
          <table:table-cell table:formula="of:=[$military_assets.H1]" office:value-type="string" office:string-value="Logistics" calcext:value-type="string">
            <text:p>Logistics</text:p>
          </table:table-cell>
          <table:table-cell/>
          <table:table-cell table:formula="of:=[$military_assets.I1]" office:value-type="string" office:string-value="Rosters" calcext:value-type="string">
            <text:p>Rosters</text:p>
          </table:table-cell>
          <table:table-cell office:value-type="string" calcext:value-type="string">
            <text:p>Add bonus</text:p>
          </table:table-cell>
          <table:table-cell office:value-type="string" calcext:value-type="string">
            <text:p>norm bonus</text:p>
          </table:table-cell>
          <table:table-cell office:value-type="string" calcext:value-type="string">
            <text:p>Normalized Attack</text:p>
          </table:table-cell>
          <table:table-cell office:value-type="string" calcext:value-type="string">
            <text:p>Normalized Defense</text:p>
          </table:table-cell>
          <table:table-cell office:value-type="string" calcext:value-type="string">
            <text:p>NormShore</text:p>
          </table:table-cell>
          <table:table-cell office:value-type="string" calcext:value-type="string">
            <text:p>Norm Combined</text:p>
          </table:table-cell>
          <table:table-cell office:value-type="string" calcext:value-type="string">
            <text:p>Norm Combat</text:p>
          </table:table-cell>
          <table:table-cell table:style-name="ce9" office:value-type="string" calcext:value-type="string">
            <text:p>Combined</text:p>
          </table:table-cell>
          <table:table-cell table:number-columns-repeated="47"/>
        </table:table-row>
        <table:table-row table:style-name="ro1">
          <table:table-cell table:formula="of:=[$military_assets.A2]" office:value-type="string" office:string-value="Nimitz Class CVN" calcext:value-type="string">
            <text:p>Nimitz Class CVN</text:p>
          </table:table-cell>
          <table:table-cell table:formula="of:=[$military_assets.J2]" office:value-type="string" office:string-value="Ship" calcext:value-type="string">
            <text:p>Ship</text:p>
          </table:table-cell>
          <table:table-cell table:formula="of:=[$military_assets.E2]" office:value-type="float" office:value="0" calcext:value-type="float">
            <text:p>0</text:p>
          </table:table-cell>
          <table:table-cell/>
          <table:table-cell table:formula="of:=[$military_assets.F2]" office:value-type="float" office:value="0" calcext:value-type="float">
            <text:p>0</text:p>
          </table:table-cell>
          <table:table-cell table:formula="of:=[$military_assets.G2]" office:value-type="float" office:value="2" calcext:value-type="float">
            <text:p>2</text:p>
          </table:table-cell>
          <table:table-cell table:formula="of:=[$military_assets.H2]" office:value-type="float" office:value="6" calcext:value-type="float">
            <text:p>6</text:p>
          </table:table-cell>
          <table:table-cell/>
          <table:table-cell table:formula="of:=[$military_assets.I2]" office:value-type="string" office:string-value="USN" calcext:value-type="string">
            <text:p>USN</text:p>
          </table:table-cell>
          <table:table-cell table:formula="of:=[.T17]+[.T7]+[.T8]" office:value-type="float" office:value="10.5" calcext:value-type="float">
            <text:p>10.5</text:p>
          </table:table-cell>
          <table:table-cell table:formula="of:=[.J2]/[.G2]" office:value-type="float" office:value="1.75" calcext:value-type="float">
            <text:p>1.75</text:p>
          </table:table-cell>
          <table:table-cell table:formula="of:=[.C2]/[.G2]" office:value-type="float" office:value="0" calcext:value-type="float">
            <text:p>0</text:p>
          </table:table-cell>
          <table:table-cell table:formula="of:=[.F2]/[.G2]" office:value-type="float" office:value="0.333333333333333" calcext:value-type="float">
            <text:p>0.333333333333333</text:p>
          </table:table-cell>
          <table:table-cell table:formula="of:=[.E2]/[.G2]" office:value-type="float" office:value="0" calcext:value-type="float">
            <text:p>0</text:p>
          </table:table-cell>
          <table:table-cell table:formula="of:=[.M2]+[.L2]+[.N2]+[.K2]" office:value-type="float" office:value="2.08333333333333" calcext:value-type="float">
            <text:p>2.08333333333333</text:p>
          </table:table-cell>
          <table:table-cell table:formula="of:=[.L2]+[.M2]" office:value-type="float" office:value="0.333333333333333" calcext:value-type="float">
            <text:p>0.333333333333333</text:p>
          </table:table-cell>
          <table:table-cell table:formula="of:=[.C2]+[.E2]/2+[.F2]+[.J2]" office:value-type="float" office:value="12.5" calcext:value-type="float">
            <text:p>12.5</text:p>
          </table:table-cell>
          <table:table-cell table:number-columns-repeated="47"/>
        </table:table-row>
        <table:table-row table:style-name="ro1">
          <table:table-cell table:formula="of:=[$military_assets.A3]" office:value-type="string" office:string-value="Gerald R Ford CVN" calcext:value-type="string">
            <text:p>Gerald R Ford CVN</text:p>
          </table:table-cell>
          <table:table-cell table:formula="of:=[$military_assets.J3]" office:value-type="string" office:string-value="Ship" calcext:value-type="string">
            <text:p>Ship</text:p>
          </table:table-cell>
          <table:table-cell table:formula="of:=[$military_assets.E3]" office:value-type="float" office:value="0" calcext:value-type="float">
            <text:p>0</text:p>
          </table:table-cell>
          <table:table-cell/>
          <table:table-cell table:formula="of:=[$military_assets.F3]" office:value-type="float" office:value="0" calcext:value-type="float">
            <text:p>0</text:p>
          </table:table-cell>
          <table:table-cell table:formula="of:=[$military_assets.G3]" office:value-type="float" office:value="2" calcext:value-type="float">
            <text:p>2</text:p>
          </table:table-cell>
          <table:table-cell table:formula="of:=[$military_assets.H3]" office:value-type="float" office:value="7" calcext:value-type="float">
            <text:p>7</text:p>
          </table:table-cell>
          <table:table-cell/>
          <table:table-cell table:formula="of:=[$military_assets.I3]" office:value-type="string" office:string-value="USN" calcext:value-type="string">
            <text:p>USN</text:p>
          </table:table-cell>
          <table:table-cell table:formula="of:=[.T17]+[.T7]+[.T12]+[.T8]" office:value-type="float" office:value="11" calcext:value-type="float">
            <text:p>11</text:p>
          </table:table-cell>
          <table:table-cell table:formula="of:=[.J3]/[.G3]" office:value-type="float" office:value="1.57142857142857" calcext:value-type="float">
            <text:p>1.57142857142857</text:p>
          </table:table-cell>
          <table:table-cell table:formula="of:=[.C3]/[.G3]" office:value-type="float" office:value="0" calcext:value-type="float">
            <text:p>0</text:p>
          </table:table-cell>
          <table:table-cell table:formula="of:=[.F3]/[.G3]" office:value-type="float" office:value="0.285714285714286" calcext:value-type="float">
            <text:p>0.285714285714286</text:p>
          </table:table-cell>
          <table:table-cell table:formula="of:=[.E3]/[.G3]" office:value-type="float" office:value="0" calcext:value-type="float">
            <text:p>0</text:p>
          </table:table-cell>
          <table:table-cell table:formula="of:=[.M3]+[.L3]+[.N3]+[.K3]" office:value-type="float" office:value="1.85714285714286" calcext:value-type="float">
            <text:p>1.85714285714286</text:p>
          </table:table-cell>
          <table:table-cell table:formula="of:=[.L3]+[.M3]" office:value-type="float" office:value="0.285714285714286" calcext:value-type="float">
            <text:p>0.285714285714286</text:p>
          </table:table-cell>
          <table:table-cell table:formula="of:=[.C3]+[.E3]/2+[.F3]+[.J3]" office:value-type="float" office:value="13" calcext:value-type="float">
            <text:p>13</text:p>
          </table:table-cell>
          <table:table-cell table:number-columns-repeated="47"/>
        </table:table-row>
        <table:table-row table:style-name="ro1">
          <table:table-cell table:formula="of:=[$military_assets.A4]" office:value-type="string" office:string-value="Wasp Class LHA" calcext:value-type="string">
            <text:p>Wasp Class LHA</text:p>
          </table:table-cell>
          <table:table-cell table:formula="of:=[$military_assets.J4]" office:value-type="string" office:string-value="Ship" calcext:value-type="string">
            <text:p>Ship</text:p>
          </table:table-cell>
          <table:table-cell table:formula="of:=[$military_assets.E4]" office:value-type="float" office:value="0" calcext:value-type="float">
            <text:p>0</text:p>
          </table:table-cell>
          <table:table-cell/>
          <table:table-cell table:formula="of:=[$military_assets.F4]" office:value-type="float" office:value="4" calcext:value-type="float">
            <text:p>4</text:p>
          </table:table-cell>
          <table:table-cell table:formula="of:=[$military_assets.G4]" office:value-type="float" office:value="2" calcext:value-type="float">
            <text:p>2</text:p>
          </table:table-cell>
          <table:table-cell table:formula="of:=[$military_assets.H4]" office:value-type="float" office:value="3" calcext:value-type="float">
            <text:p>3</text:p>
          </table:table-cell>
          <table:table-cell/>
          <table:table-cell table:formula="of:=[$military_assets.I4]" office:value-type="string" office:string-value="USN" calcext:value-type="string">
            <text:p>USN</text:p>
          </table:table-cell>
          <table:table-cell table:formula="of:=[.T19]+[.T16]" office:value-type="float" office:value="1.5" calcext:value-type="float">
            <text:p>1.5</text:p>
          </table:table-cell>
          <table:table-cell table:formula="of:=[.J4]/[.G4]" office:value-type="float" office:value="0.5" calcext:value-type="float">
            <text:p>0.5</text:p>
          </table:table-cell>
          <table:table-cell table:formula="of:=[.C4]/[.G4]" office:value-type="float" office:value="0" calcext:value-type="float">
            <text:p>0</text:p>
          </table:table-cell>
          <table:table-cell table:formula="of:=[.F4]/[.G4]" office:value-type="float" office:value="0.666666666666667" calcext:value-type="float">
            <text:p>0.666666666666667</text:p>
          </table:table-cell>
          <table:table-cell table:formula="of:=[.E4]/[.G4]" office:value-type="float" office:value="1.33333333333333" calcext:value-type="float">
            <text:p>1.33333333333333</text:p>
          </table:table-cell>
          <table:table-cell table:formula="of:=[.M4]+[.L4]+[.N4]+[.K4]" office:value-type="float" office:value="2.5" calcext:value-type="float">
            <text:p>2.5</text:p>
          </table:table-cell>
          <table:table-cell table:formula="of:=[.L4]+[.M4]" office:value-type="float" office:value="0.666666666666667" calcext:value-type="float">
            <text:p>0.666666666666667</text:p>
          </table:table-cell>
          <table:table-cell table:formula="of:=[.C4]+[.E4]/2+[.F4]+[.J4]" office:value-type="float" office:value="5.5" calcext:value-type="float">
            <text:p>5.5</text:p>
          </table:table-cell>
          <table:table-cell/>
          <table:table-cell office:value-type="string" calcext:value-type="string">
            <text:p>Ability Bonuses</text:p>
          </table:table-cell>
          <table:table-cell table:number-columns-repeated="45"/>
        </table:table-row>
        <table:table-row table:style-name="ro1">
          <table:table-cell table:formula="of:=[$military_assets.A5]" office:value-type="string" office:string-value="America Class LHA" calcext:value-type="string">
            <text:p>America Class LHA</text:p>
          </table:table-cell>
          <table:table-cell table:formula="of:=[$military_assets.J5]" office:value-type="string" office:string-value="Ship" calcext:value-type="string">
            <text:p>Ship</text:p>
          </table:table-cell>
          <table:table-cell table:formula="of:=[$military_assets.E5]" office:value-type="float" office:value="0" calcext:value-type="float">
            <text:p>0</text:p>
          </table:table-cell>
          <table:table-cell/>
          <table:table-cell table:formula="of:=[$military_assets.F5]" office:value-type="float" office:value="3" calcext:value-type="float">
            <text:p>3</text:p>
          </table:table-cell>
          <table:table-cell table:formula="of:=[$military_assets.G5]" office:value-type="float" office:value="2" calcext:value-type="float">
            <text:p>2</text:p>
          </table:table-cell>
          <table:table-cell table:formula="of:=[$military_assets.H5]" office:value-type="float" office:value="5" calcext:value-type="float">
            <text:p>5</text:p>
          </table:table-cell>
          <table:table-cell/>
          <table:table-cell table:formula="of:=[$military_assets.I5]" office:value-type="string" office:string-value="USN" calcext:value-type="string">
            <text:p>USN</text:p>
          </table:table-cell>
          <table:table-cell table:formula="of:=[.T18]+[.T16]" office:value-type="float" office:value="2.5" calcext:value-type="float">
            <text:p>2.5</text:p>
          </table:table-cell>
          <table:table-cell table:formula="of:=[.J5]/[.G5]" office:value-type="float" office:value="0.5" calcext:value-type="float">
            <text:p>0.5</text:p>
          </table:table-cell>
          <table:table-cell table:formula="of:=[.C5]/[.G5]" office:value-type="float" office:value="0" calcext:value-type="float">
            <text:p>0</text:p>
          </table:table-cell>
          <table:table-cell table:formula="of:=[.F5]/[.G5]" office:value-type="float" office:value="0.4" calcext:value-type="float">
            <text:p>0.4</text:p>
          </table:table-cell>
          <table:table-cell table:formula="of:=[.E5]/[.G5]" office:value-type="float" office:value="0.6" calcext:value-type="float">
            <text:p>0.6</text:p>
          </table:table-cell>
          <table:table-cell table:formula="of:=[.M5]+[.L5]+[.N5]+[.K5]" office:value-type="float" office:value="1.5" calcext:value-type="float">
            <text:p>1.5</text:p>
          </table:table-cell>
          <table:table-cell table:formula="of:=[.L5]+[.M5]" office:value-type="float" office:value="0.4" calcext:value-type="float">
            <text:p>0.4</text:p>
          </table:table-cell>
          <table:table-cell table:formula="of:=[.C5]+[.E5]/2+[.F5]+[.J5]" office:value-type="float" office:value="6" calcext:value-type="float">
            <text:p>6</text:p>
          </table:table-cell>
          <table:table-cell/>
          <table:table-cell office:value-type="string" calcext:value-type="string">
            <text:p>Ambush</text:p>
          </table:table-cell>
          <table:table-cell office:value-type="float" office:value="2" calcext:value-type="float">
            <text:p>2</text:p>
          </table:table-cell>
          <table:table-cell table:number-columns-repeated="44"/>
        </table:table-row>
        <table:table-row table:style-name="ro1">
          <table:table-cell table:formula="of:=[$military_assets.A6]" office:value-type="string" office:string-value="Seawolf Class SSN" calcext:value-type="string">
            <text:p>Seawolf Class SSN</text:p>
          </table:table-cell>
          <table:table-cell table:formula="of:=[$military_assets.J6]" office:value-type="string" office:string-value="Submarine" calcext:value-type="string">
            <text:p>Submarine</text:p>
          </table:table-cell>
          <table:table-cell table:formula="of:=[$military_assets.E6]" office:value-type="float" office:value="4" calcext:value-type="float">
            <text:p>4</text:p>
          </table:table-cell>
          <table:table-cell/>
          <table:table-cell table:formula="of:=[$military_assets.F6]" office:value-type="float" office:value="0" calcext:value-type="float">
            <text:p>0</text:p>
          </table:table-cell>
          <table:table-cell table:formula="of:=[$military_assets.G6]" office:value-type="float" office:value="4" calcext:value-type="float">
            <text:p>4</text:p>
          </table:table-cell>
          <table:table-cell table:formula="of:=[$military_assets.H6]" office:value-type="float" office:value="5" calcext:value-type="float">
            <text:p>5</text:p>
          </table:table-cell>
          <table:table-cell/>
          <table:table-cell table:formula="of:=[$military_assets.I6]" office:value-type="string" office:string-value="USN" calcext:value-type="string">
            <text:p>USN</text:p>
          </table:table-cell>
          <table:table-cell table:formula="of:=[.T12]+[.T10]+[.T6]+[.T5]" office:value-type="float" office:value="4" calcext:value-type="float">
            <text:p>4</text:p>
          </table:table-cell>
          <table:table-cell table:formula="of:=[.J6]/[.G6]" office:value-type="float" office:value="0.8" calcext:value-type="float">
            <text:p>0.8</text:p>
          </table:table-cell>
          <table:table-cell table:formula="of:=[.C6]/[.G6]" office:value-type="float" office:value="0.8" calcext:value-type="float">
            <text:p>0.8</text:p>
          </table:table-cell>
          <table:table-cell table:formula="of:=[.F6]/[.G6]" office:value-type="float" office:value="0.8" calcext:value-type="float">
            <text:p>0.8</text:p>
          </table:table-cell>
          <table:table-cell table:formula="of:=[.E6]/[.G6]" office:value-type="float" office:value="0" calcext:value-type="float">
            <text:p>0</text:p>
          </table:table-cell>
          <table:table-cell table:formula="of:=[.M6]+[.L6]+[.N6]+[.K6]" office:value-type="float" office:value="2.4" calcext:value-type="float">
            <text:p>2.4</text:p>
          </table:table-cell>
          <table:table-cell table:formula="of:=[.L6]+[.M6]" office:value-type="float" office:value="1.6" calcext:value-type="float">
            <text:p>1.6</text:p>
          </table:table-cell>
          <table:table-cell table:formula="of:=[.C6]+[.E6]/2+[.F6]+[.J6]" office:value-type="float" office:value="12" calcext:value-type="float">
            <text:p>12</text:p>
          </table:table-cell>
          <table:table-cell/>
          <table:table-cell office:value-type="string" calcext:value-type="string">
            <text:p>Commerce Raider</text:p>
          </table:table-cell>
          <table:table-cell office:value-type="float" office:value="1" calcext:value-type="float">
            <text:p>1</text:p>
          </table:table-cell>
          <table:table-cell table:number-columns-repeated="44"/>
        </table:table-row>
        <table:table-row table:style-name="ro1">
          <table:table-cell table:formula="of:=[$military_assets.A7]" office:value-type="string" office:string-value="Virginia Class SSN" calcext:value-type="string">
            <text:p>Virginia Class SSN</text:p>
          </table:table-cell>
          <table:table-cell table:formula="of:=[$military_assets.J7]" office:value-type="string" office:string-value="Submarine" calcext:value-type="string">
            <text:p>Submarine</text:p>
          </table:table-cell>
          <table:table-cell table:formula="of:=[$military_assets.E7]" office:value-type="float" office:value="3" calcext:value-type="float">
            <text:p>3</text:p>
          </table:table-cell>
          <table:table-cell/>
          <table:table-cell table:formula="of:=[$military_assets.F7]" office:value-type="float" office:value="0" calcext:value-type="float">
            <text:p>0</text:p>
          </table:table-cell>
          <table:table-cell table:formula="of:=[$military_assets.G7]" office:value-type="float" office:value="4" calcext:value-type="float">
            <text:p>4</text:p>
          </table:table-cell>
          <table:table-cell table:formula="of:=[$military_assets.H7]" office:value-type="float" office:value="4" calcext:value-type="float">
            <text:p>4</text:p>
          </table:table-cell>
          <table:table-cell/>
          <table:table-cell table:formula="of:=[$military_assets.I7]" office:value-type="string" office:string-value="USN" calcext:value-type="string">
            <text:p>USN</text:p>
          </table:table-cell>
          <table:table-cell table:formula="of:=[.T5]+[.T6]+[.T10]" office:value-type="float" office:value="3.5" calcext:value-type="float">
            <text:p>3.5</text:p>
          </table:table-cell>
          <table:table-cell table:formula="of:=[.J7]/[.G7]" office:value-type="float" office:value="0.875" calcext:value-type="float">
            <text:p>0.875</text:p>
          </table:table-cell>
          <table:table-cell table:formula="of:=[.C7]/[.G7]" office:value-type="float" office:value="0.75" calcext:value-type="float">
            <text:p>0.75</text:p>
          </table:table-cell>
          <table:table-cell table:formula="of:=[.F7]/[.G7]" office:value-type="float" office:value="1" calcext:value-type="float">
            <text:p>1</text:p>
          </table:table-cell>
          <table:table-cell table:formula="of:=[.E7]/[.G7]" office:value-type="float" office:value="0" calcext:value-type="float">
            <text:p>0</text:p>
          </table:table-cell>
          <table:table-cell table:formula="of:=[.M7]+[.L7]+[.N7]+[.K7]" office:value-type="float" office:value="2.625" calcext:value-type="float">
            <text:p>2.625</text:p>
          </table:table-cell>
          <table:table-cell table:formula="of:=[.L7]+[.M7]" office:value-type="float" office:value="1.75" calcext:value-type="float">
            <text:p>1.75</text:p>
          </table:table-cell>
          <table:table-cell table:formula="of:=[.C7]+[.E7]/2+[.F7]+[.J7]" office:value-type="float" office:value="10.5" calcext:value-type="float">
            <text:p>10.5</text:p>
          </table:table-cell>
          <table:table-cell/>
          <table:table-cell office:value-type="string" calcext:value-type="string">
            <text:p>Early Warn</text:p>
          </table:table-cell>
          <table:table-cell office:value-type="float" office:value="3" calcext:value-type="float">
            <text:p>3</text:p>
          </table:table-cell>
          <table:table-cell table:number-columns-repeated="44"/>
        </table:table-row>
        <table:table-row table:style-name="ro1">
          <table:table-cell table:formula="of:=[$military_assets.A8]" office:value-type="string" office:string-value="Ohio Class SSGN" calcext:value-type="string">
            <text:p>Ohio Class SSGN</text:p>
          </table:table-cell>
          <table:table-cell table:formula="of:=[$military_assets.J8]" office:value-type="string" office:string-value="Submarine" calcext:value-type="string">
            <text:p>Submarine</text:p>
          </table:table-cell>
          <table:table-cell table:formula="of:=[$military_assets.E8]" office:value-type="float" office:value="3" calcext:value-type="float">
            <text:p>3</text:p>
          </table:table-cell>
          <table:table-cell/>
          <table:table-cell table:formula="of:=[$military_assets.F8]" office:value-type="float" office:value="5" calcext:value-type="float">
            <text:p>5</text:p>
          </table:table-cell>
          <table:table-cell table:formula="of:=[$military_assets.G8]" office:value-type="float" office:value="2" calcext:value-type="float">
            <text:p>2</text:p>
          </table:table-cell>
          <table:table-cell table:formula="of:=[$military_assets.H8]" office:value-type="float" office:value="5" calcext:value-type="float">
            <text:p>5</text:p>
          </table:table-cell>
          <table:table-cell/>
          <table:table-cell table:formula="of:=[$military_assets.I8]" office:value-type="string" office:string-value="USN" calcext:value-type="string">
            <text:p>USN</text:p>
          </table:table-cell>
          <table:table-cell table:formula="of:=[.T5]+[.T6]+[.T12]+[.T10]" office:value-type="float" office:value="4" calcext:value-type="float">
            <text:p>4</text:p>
          </table:table-cell>
          <table:table-cell table:formula="of:=[.J8]/[.G8]" office:value-type="float" office:value="0.8" calcext:value-type="float">
            <text:p>0.8</text:p>
          </table:table-cell>
          <table:table-cell table:formula="of:=[.C8]/[.G8]" office:value-type="float" office:value="0.6" calcext:value-type="float">
            <text:p>0.6</text:p>
          </table:table-cell>
          <table:table-cell table:formula="of:=[.F8]/[.G8]" office:value-type="float" office:value="0.4" calcext:value-type="float">
            <text:p>0.4</text:p>
          </table:table-cell>
          <table:table-cell table:formula="of:=[.E8]/[.G8]" office:value-type="float" office:value="1" calcext:value-type="float">
            <text:p>1</text:p>
          </table:table-cell>
          <table:table-cell table:formula="of:=[.M8]+[.L8]+[.N8]+[.K8]" office:value-type="float" office:value="2.8" calcext:value-type="float">
            <text:p>2.8</text:p>
          </table:table-cell>
          <table:table-cell table:formula="of:=[.L8]+[.M8]" office:value-type="float" office:value="1" calcext:value-type="float">
            <text:p>1</text:p>
          </table:table-cell>
          <table:table-cell table:formula="of:=[.C8]+[.E8]/2+[.F8]+[.J8]" office:value-type="float" office:value="11.5" calcext:value-type="float">
            <text:p>11.5</text:p>
          </table:table-cell>
          <table:table-cell/>
          <table:table-cell office:value-type="string" calcext:value-type="string">
            <text:p>Help D +2</text:p>
          </table:table-cell>
          <table:table-cell office:value-type="float" office:value="3" calcext:value-type="float">
            <text:p>3</text:p>
          </table:table-cell>
          <table:table-cell table:number-columns-repeated="44"/>
        </table:table-row>
        <table:table-row table:style-name="ro1">
          <table:table-cell table:formula="of:=[$military_assets.A9]" office:value-type="string" office:string-value="Ticonderoga Class CG" calcext:value-type="string">
            <text:p>Ticonderoga Class CG</text:p>
          </table:table-cell>
          <table:table-cell table:formula="of:=[$military_assets.J9]" office:value-type="string" office:string-value="Ship" calcext:value-type="string">
            <text:p>Ship</text:p>
          </table:table-cell>
          <table:table-cell table:formula="of:=[$military_assets.E9]" office:value-type="float" office:value="2" calcext:value-type="float">
            <text:p>2</text:p>
          </table:table-cell>
          <table:table-cell/>
          <table:table-cell table:formula="of:=[$military_assets.F9]" office:value-type="float" office:value="3" calcext:value-type="float">
            <text:p>3</text:p>
          </table:table-cell>
          <table:table-cell table:formula="of:=[$military_assets.G9]" office:value-type="float" office:value="3" calcext:value-type="float">
            <text:p>3</text:p>
          </table:table-cell>
          <table:table-cell table:formula="of:=[$military_assets.H9]" office:value-type="float" office:value="4" calcext:value-type="float">
            <text:p>4</text:p>
          </table:table-cell>
          <table:table-cell/>
          <table:table-cell table:formula="of:=[$military_assets.I9]" office:value-type="string" office:string-value="USN" calcext:value-type="string">
            <text:p>USN</text:p>
          </table:table-cell>
          <table:table-cell table:formula="of:=[.T8]" office:value-type="float" office:value="3" calcext:value-type="float">
            <text:p>3</text:p>
          </table:table-cell>
          <table:table-cell table:formula="of:=[.J9]/[.G9]" office:value-type="float" office:value="0.75" calcext:value-type="float">
            <text:p>0.75</text:p>
          </table:table-cell>
          <table:table-cell table:formula="of:=[.C9]/[.G9]" office:value-type="float" office:value="0.5" calcext:value-type="float">
            <text:p>0.5</text:p>
          </table:table-cell>
          <table:table-cell table:formula="of:=[.F9]/[.G9]" office:value-type="float" office:value="0.75" calcext:value-type="float">
            <text:p>0.75</text:p>
          </table:table-cell>
          <table:table-cell table:formula="of:=[.E9]/[.G9]" office:value-type="float" office:value="0.75" calcext:value-type="float">
            <text:p>0.75</text:p>
          </table:table-cell>
          <table:table-cell table:formula="of:=[.M9]+[.L9]+[.N9]+[.K9]" office:value-type="float" office:value="2.75" calcext:value-type="float">
            <text:p>2.75</text:p>
          </table:table-cell>
          <table:table-cell table:formula="of:=[.L9]+[.M9]" office:value-type="float" office:value="1.25" calcext:value-type="float">
            <text:p>1.25</text:p>
          </table:table-cell>
          <table:table-cell table:formula="of:=[.C9]+[.E9]/2+[.F9]+[.J9]" office:value-type="float" office:value="9.5" calcext:value-type="float">
            <text:p>9.5</text:p>
          </table:table-cell>
          <table:table-cell/>
          <table:table-cell office:value-type="string" calcext:value-type="string">
            <text:p>Help D +1</text:p>
          </table:table-cell>
          <table:table-cell office:value-type="float" office:value="1.5" calcext:value-type="float">
            <text:p>1.5</text:p>
          </table:table-cell>
          <table:table-cell table:number-columns-repeated="44"/>
        </table:table-row>
        <table:table-row table:style-name="ro1">
          <table:table-cell table:formula="of:=[$military_assets.A10]" office:value-type="string" office:string-value="Arleigh Burke Class DDG" calcext:value-type="string">
            <text:p>Arleigh Burke Class DDG</text:p>
          </table:table-cell>
          <table:table-cell table:formula="of:=[$military_assets.J10]" office:value-type="string" office:string-value="Ship" calcext:value-type="string">
            <text:p>Ship</text:p>
          </table:table-cell>
          <table:table-cell table:formula="of:=[$military_assets.E10]" office:value-type="float" office:value="2" calcext:value-type="float">
            <text:p>2</text:p>
          </table:table-cell>
          <table:table-cell/>
          <table:table-cell table:formula="of:=[$military_assets.F10]" office:value-type="float" office:value="3" calcext:value-type="float">
            <text:p>3</text:p>
          </table:table-cell>
          <table:table-cell table:formula="of:=[$military_assets.G10]" office:value-type="float" office:value="2" calcext:value-type="float">
            <text:p>2</text:p>
          </table:table-cell>
          <table:table-cell table:formula="of:=[$military_assets.H10]" office:value-type="float" office:value="3" calcext:value-type="float">
            <text:p>3</text:p>
          </table:table-cell>
          <table:table-cell/>
          <table:table-cell table:formula="of:=[$military_assets.I10]" office:value-type="string" office:string-value="USN" calcext:value-type="string">
            <text:p>USN</text:p>
          </table:table-cell>
          <table:table-cell table:formula="of:=[.T8]" office:value-type="float" office:value="3" calcext:value-type="float">
            <text:p>3</text:p>
          </table:table-cell>
          <table:table-cell table:formula="of:=[.J10]/[.G10]" office:value-type="float" office:value="1" calcext:value-type="float">
            <text:p>1</text:p>
          </table:table-cell>
          <table:table-cell table:formula="of:=[.C10]/[.G10]" office:value-type="float" office:value="0.666666666666667" calcext:value-type="float">
            <text:p>0.666666666666667</text:p>
          </table:table-cell>
          <table:table-cell table:formula="of:=[.F10]/[.G10]" office:value-type="float" office:value="0.666666666666667" calcext:value-type="float">
            <text:p>0.666666666666667</text:p>
          </table:table-cell>
          <table:table-cell table:formula="of:=[.E10]/[.G10]" office:value-type="float" office:value="1" calcext:value-type="float">
            <text:p>1</text:p>
          </table:table-cell>
          <table:table-cell table:formula="of:=[.M10]+[.L10]+[.N10]+[.K10]" office:value-type="float" office:value="3.33333333333333" calcext:value-type="float">
            <text:p>3.33333333333333</text:p>
          </table:table-cell>
          <table:table-cell table:formula="of:=[.L10]+[.M10]" office:value-type="float" office:value="1.33333333333333" calcext:value-type="float">
            <text:p>1.33333333333333</text:p>
          </table:table-cell>
          <table:table-cell table:formula="of:=[.C10]+[.E10]/2+[.F10]+[.J10]" office:value-type="float" office:value="8.5" calcext:value-type="float">
            <text:p>8.5</text:p>
          </table:table-cell>
          <table:table-cell/>
          <table:table-cell office:value-type="string" calcext:value-type="string">
            <text:p>Hidden</text:p>
          </table:table-cell>
          <table:table-cell office:value-type="float" office:value="0.5" calcext:value-type="float">
            <text:p>0.5</text:p>
          </table:table-cell>
          <table:table-cell table:number-columns-repeated="44"/>
        </table:table-row>
        <table:table-row table:style-name="ro1">
          <table:table-cell table:formula="of:=[$military_assets.A11]" office:value-type="string" office:string-value="Zumwalt Class DDG" calcext:value-type="string">
            <text:p>Zumwalt Class DDG</text:p>
          </table:table-cell>
          <table:table-cell table:formula="of:=[$military_assets.J11]" office:value-type="string" office:string-value="Ship" calcext:value-type="string">
            <text:p>Ship</text:p>
          </table:table-cell>
          <table:table-cell table:formula="of:=[$military_assets.E11]" office:value-type="float" office:value="2" calcext:value-type="float">
            <text:p>2</text:p>
          </table:table-cell>
          <table:table-cell/>
          <table:table-cell table:formula="of:=[$military_assets.F11]" office:value-type="float" office:value="4" calcext:value-type="float">
            <text:p>4</text:p>
          </table:table-cell>
          <table:table-cell table:formula="of:=[$military_assets.G11]" office:value-type="float" office:value="3" calcext:value-type="float">
            <text:p>3</text:p>
          </table:table-cell>
          <table:table-cell table:formula="of:=[$military_assets.H11]" office:value-type="float" office:value="3" calcext:value-type="float">
            <text:p>3</text:p>
          </table:table-cell>
          <table:table-cell/>
          <table:table-cell table:formula="of:=[$military_assets.I11]" office:value-type="string" office:string-value="USN" calcext:value-type="string">
            <text:p>USN</text:p>
          </table:table-cell>
          <table:table-cell office:value-type="float" office:value="0" calcext:value-type="float">
            <text:p>0</text:p>
          </table:table-cell>
          <table:table-cell table:formula="of:=[.J11]/[.G11]" office:value-type="float" office:value="0" calcext:value-type="float">
            <text:p>0</text:p>
          </table:table-cell>
          <table:table-cell table:formula="of:=[.C11]/[.G11]" office:value-type="float" office:value="0.666666666666667" calcext:value-type="float">
            <text:p>0.666666666666667</text:p>
          </table:table-cell>
          <table:table-cell table:formula="of:=[.F11]/[.G11]" office:value-type="float" office:value="1" calcext:value-type="float">
            <text:p>1</text:p>
          </table:table-cell>
          <table:table-cell table:formula="of:=[.E11]/[.G11]" office:value-type="float" office:value="1.33333333333333" calcext:value-type="float">
            <text:p>1.33333333333333</text:p>
          </table:table-cell>
          <table:table-cell table:formula="of:=[.M11]+[.L11]+[.N11]+[.K11]" office:value-type="float" office:value="3" calcext:value-type="float">
            <text:p>3</text:p>
          </table:table-cell>
          <table:table-cell table:formula="of:=[.L11]+[.M11]" office:value-type="float" office:value="1.66666666666667" calcext:value-type="float">
            <text:p>1.66666666666667</text:p>
          </table:table-cell>
          <table:table-cell table:formula="of:=[.C11]+[.E11]/2+[.F11]+[.J11]" office:value-type="float" office:value="7" calcext:value-type="float">
            <text:p>7</text:p>
          </table:table-cell>
          <table:table-cell/>
          <table:table-cell office:value-type="string" calcext:value-type="string">
            <text:p>No attack</text:p>
          </table:table-cell>
          <table:table-cell office:value-type="float" office:value="-2" calcext:value-type="float">
            <text:p>-2</text:p>
          </table:table-cell>
          <table:table-cell table:number-columns-repeated="44"/>
        </table:table-row>
        <table:table-row table:style-name="ro1">
          <table:table-cell table:formula="of:=[$military_assets.A12]" office:value-type="string" office:string-value="F/A-18E Superhornet" calcext:value-type="string">
            <text:p>F/A-18E Superhornet</text:p>
          </table:table-cell>
          <table:table-cell table:formula="of:=[$military_assets.J12]" office:value-type="string" office:string-value="Squadron" calcext:value-type="string">
            <text:p>Squadron</text:p>
          </table:table-cell>
          <table:table-cell table:formula="of:=[$military_assets.E12]" office:value-type="float" office:value="4" calcext:value-type="float">
            <text:p>4</text:p>
          </table:table-cell>
          <table:table-cell/>
          <table:table-cell table:formula="of:=[$military_assets.F12]" office:value-type="float" office:value="4" calcext:value-type="float">
            <text:p>4</text:p>
          </table:table-cell>
          <table:table-cell table:formula="of:=[$military_assets.G12]" office:value-type="float" office:value="3" calcext:value-type="float">
            <text:p>3</text:p>
          </table:table-cell>
          <table:table-cell table:formula="of:=[$military_assets.H12]" office:value-type="float" office:value="2" calcext:value-type="float">
            <text:p>2</text:p>
          </table:table-cell>
          <table:table-cell/>
          <table:table-cell table:formula="of:=[$military_assets.I12]" office:value-type="string" office:string-value="USN" calcext:value-type="string">
            <text:p>USN</text:p>
          </table:table-cell>
          <table:table-cell table:formula="of:=[.T10]+[.T15]" office:value-type="float" office:value="-1.5" calcext:value-type="float">
            <text:p>-1.5</text:p>
          </table:table-cell>
          <table:table-cell table:formula="of:=[.J12]/[.G12]" office:value-type="float" office:value="-0.75" calcext:value-type="float">
            <text:p>-0.75</text:p>
          </table:table-cell>
          <table:table-cell table:formula="of:=[.C12]/[.G12]" office:value-type="float" office:value="2" calcext:value-type="float">
            <text:p>2</text:p>
          </table:table-cell>
          <table:table-cell table:formula="of:=[.F12]/[.G12]" office:value-type="float" office:value="1.5" calcext:value-type="float">
            <text:p>1.5</text:p>
          </table:table-cell>
          <table:table-cell table:formula="of:=[.E12]/[.G12]" office:value-type="float" office:value="2" calcext:value-type="float">
            <text:p>2</text:p>
          </table:table-cell>
          <table:table-cell table:formula="of:=[.M12]+[.L12]+[.N12]+[.K12]" office:value-type="float" office:value="4.75" calcext:value-type="float">
            <text:p>4.75</text:p>
          </table:table-cell>
          <table:table-cell table:formula="of:=[.L12]+[.M12]" office:value-type="float" office:value="3.5" calcext:value-type="float">
            <text:p>3.5</text:p>
          </table:table-cell>
          <table:table-cell table:formula="of:=[.C12]+[.E12]/2+[.F12]+[.J12]" office:value-type="float" office:value="7.5" calcext:value-type="float">
            <text:p>7.5</text:p>
          </table:table-cell>
          <table:table-cell/>
          <table:table-cell office:value-type="string" calcext:value-type="string">
            <text:p>Other +.5</text:p>
          </table:table-cell>
          <table:table-cell office:value-type="float" office:value="0.5" calcext:value-type="float">
            <text:p>0.5</text:p>
          </table:table-cell>
          <table:table-cell table:number-columns-repeated="44"/>
        </table:table-row>
        <table:table-row table:style-name="ro1">
          <table:table-cell table:formula="of:=[$military_assets.A13]" office:value-type="string" office:string-value="F-35B Lightning II" calcext:value-type="string">
            <text:p>F-35B Lightning II</text:p>
          </table:table-cell>
          <table:table-cell table:formula="of:=[$military_assets.J13]" office:value-type="string" office:string-value="Squadron" calcext:value-type="string">
            <text:p>Squadron</text:p>
          </table:table-cell>
          <table:table-cell table:formula="of:=[$military_assets.E13]" office:value-type="float" office:value="4" calcext:value-type="float">
            <text:p>4</text:p>
          </table:table-cell>
          <table:table-cell/>
          <table:table-cell table:formula="of:=[$military_assets.F13]" office:value-type="float" office:value="3" calcext:value-type="float">
            <text:p>3</text:p>
          </table:table-cell>
          <table:table-cell table:formula="of:=[$military_assets.G13]" office:value-type="float" office:value="2" calcext:value-type="float">
            <text:p>2</text:p>
          </table:table-cell>
          <table:table-cell table:formula="of:=[$military_assets.H13]" office:value-type="float" office:value="3" calcext:value-type="float">
            <text:p>3</text:p>
          </table:table-cell>
          <table:table-cell/>
          <table:table-cell table:formula="of:=[$military_assets.I13]" office:value-type="string" office:string-value="USN" calcext:value-type="string">
            <text:p>USN</text:p>
          </table:table-cell>
          <table:table-cell table:formula="of:=[.T15]+[.T5]+[.T10]" office:value-type="float" office:value="0.5" calcext:value-type="float">
            <text:p>0.5</text:p>
          </table:table-cell>
          <table:table-cell table:formula="of:=[.J13]/[.G13]" office:value-type="float" office:value="0.166666666666667" calcext:value-type="float">
            <text:p>0.166666666666667</text:p>
          </table:table-cell>
          <table:table-cell table:formula="of:=[.C13]/[.G13]" office:value-type="float" office:value="1.33333333333333" calcext:value-type="float">
            <text:p>1.33333333333333</text:p>
          </table:table-cell>
          <table:table-cell table:formula="of:=[.F13]/[.G13]" office:value-type="float" office:value="0.666666666666667" calcext:value-type="float">
            <text:p>0.666666666666667</text:p>
          </table:table-cell>
          <table:table-cell table:formula="of:=[.E13]/[.G13]" office:value-type="float" office:value="1" calcext:value-type="float">
            <text:p>1</text:p>
          </table:table-cell>
          <table:table-cell table:formula="of:=[.M13]+[.L13]+[.N13]+[.K13]" office:value-type="float" office:value="3.16666666666667" calcext:value-type="float">
            <text:p>3.16666666666667</text:p>
          </table:table-cell>
          <table:table-cell table:formula="of:=[.L13]+[.M13]" office:value-type="float" office:value="2" calcext:value-type="float">
            <text:p>2</text:p>
          </table:table-cell>
          <table:table-cell table:formula="of:=[.C13]+[.E13]/2+[.F13]+[.J13]" office:value-type="float" office:value="8" calcext:value-type="float">
            <text:p>8</text:p>
          </table:table-cell>
          <table:table-cell/>
          <table:table-cell office:value-type="string" calcext:value-type="string">
            <text:p>Other +1</text:p>
          </table:table-cell>
          <table:table-cell office:value-type="float" office:value="2" calcext:value-type="float">
            <text:p>2</text:p>
          </table:table-cell>
          <table:table-cell table:number-columns-repeated="44"/>
        </table:table-row>
        <table:table-row table:style-name="ro1">
          <table:table-cell table:formula="of:=[$military_assets.A14]" office:value-type="string" office:string-value="F-35C  Lightning II" calcext:value-type="string">
            <text:p>F-35C <text:s/>Lightning II</text:p>
          </table:table-cell>
          <table:table-cell table:formula="of:=[$military_assets.J14]" office:value-type="string" office:string-value="Squadron" calcext:value-type="string">
            <text:p>Squadron</text:p>
          </table:table-cell>
          <table:table-cell table:formula="of:=[$military_assets.E14]" office:value-type="float" office:value="4" calcext:value-type="float">
            <text:p>4</text:p>
          </table:table-cell>
          <table:table-cell/>
          <table:table-cell table:formula="of:=[$military_assets.F14]" office:value-type="float" office:value="4" calcext:value-type="float">
            <text:p>4</text:p>
          </table:table-cell>
          <table:table-cell table:formula="of:=[$military_assets.G14]" office:value-type="float" office:value="2" calcext:value-type="float">
            <text:p>2</text:p>
          </table:table-cell>
          <table:table-cell table:formula="of:=[$military_assets.H14]" office:value-type="float" office:value="2" calcext:value-type="float">
            <text:p>2</text:p>
          </table:table-cell>
          <table:table-cell/>
          <table:table-cell table:formula="of:=[$military_assets.I14]" office:value-type="string" office:string-value="USN" calcext:value-type="string">
            <text:p>USN</text:p>
          </table:table-cell>
          <table:table-cell table:formula="of:=[.T5]+[.T10]+[.T15]" office:value-type="float" office:value="0.5" calcext:value-type="float">
            <text:p>0.5</text:p>
          </table:table-cell>
          <table:table-cell table:formula="of:=[.J14]/[.G14]" office:value-type="float" office:value="0.25" calcext:value-type="float">
            <text:p>0.25</text:p>
          </table:table-cell>
          <table:table-cell table:formula="of:=[.C14]/[.G14]" office:value-type="float" office:value="2" calcext:value-type="float">
            <text:p>2</text:p>
          </table:table-cell>
          <table:table-cell table:formula="of:=[.F14]/[.G14]" office:value-type="float" office:value="1" calcext:value-type="float">
            <text:p>1</text:p>
          </table:table-cell>
          <table:table-cell table:formula="of:=[.E14]/[.G14]" office:value-type="float" office:value="2" calcext:value-type="float">
            <text:p>2</text:p>
          </table:table-cell>
          <table:table-cell table:formula="of:=[.M14]+[.L14]+[.N14]+[.K14]" office:value-type="float" office:value="5.25" calcext:value-type="float">
            <text:p>5.25</text:p>
          </table:table-cell>
          <table:table-cell table:formula="of:=[.L14]+[.M14]" office:value-type="float" office:value="3" calcext:value-type="float">
            <text:p>3</text:p>
          </table:table-cell>
          <table:table-cell table:formula="of:=[.C14]+[.E14]/2+[.F14]+[.J14]" office:value-type="float" office:value="8.5" calcext:value-type="float">
            <text:p>8.5</text:p>
          </table:table-cell>
          <table:table-cell table:number-columns-repeated="47"/>
        </table:table-row>
        <table:table-row table:style-name="ro1">
          <table:table-cell table:formula="of:=[$military_assets.A15]" office:value-type="string" office:string-value="AV-8B Harrier II" calcext:value-type="string">
            <text:p>AV-8B Harrier II</text:p>
          </table:table-cell>
          <table:table-cell table:formula="of:=[$military_assets.J15]" office:value-type="string" office:string-value="Squadron" calcext:value-type="string">
            <text:p>Squadron</text:p>
          </table:table-cell>
          <table:table-cell table:formula="of:=[$military_assets.E15]" office:value-type="float" office:value="3" calcext:value-type="float">
            <text:p>3</text:p>
          </table:table-cell>
          <table:table-cell/>
          <table:table-cell table:formula="of:=[$military_assets.F15]" office:value-type="float" office:value="3" calcext:value-type="float">
            <text:p>3</text:p>
          </table:table-cell>
          <table:table-cell table:formula="of:=[$military_assets.G15]" office:value-type="float" office:value="2" calcext:value-type="float">
            <text:p>2</text:p>
          </table:table-cell>
          <table:table-cell table:formula="of:=[$military_assets.H15]" office:value-type="float" office:value="1" calcext:value-type="float">
            <text:p>1</text:p>
          </table:table-cell>
          <table:table-cell/>
          <table:table-cell table:formula="of:=[$military_assets.I15]" office:value-type="string" office:string-value="USN" calcext:value-type="string">
            <text:p>USN</text:p>
          </table:table-cell>
          <table:table-cell table:formula="of:=[.T10]+[.T15]" office:value-type="float" office:value="-1.5" calcext:value-type="float">
            <text:p>-1.5</text:p>
          </table:table-cell>
          <table:table-cell table:formula="of:=[.J15]/[.G15]" office:value-type="float" office:value="-1.5" calcext:value-type="float">
            <text:p>-1.5</text:p>
          </table:table-cell>
          <table:table-cell table:formula="of:=[.C15]/[.G15]" office:value-type="float" office:value="3" calcext:value-type="float">
            <text:p>3</text:p>
          </table:table-cell>
          <table:table-cell table:formula="of:=[.F15]/[.G15]" office:value-type="float" office:value="2" calcext:value-type="float">
            <text:p>2</text:p>
          </table:table-cell>
          <table:table-cell table:formula="of:=[.E15]/[.G15]" office:value-type="float" office:value="3" calcext:value-type="float">
            <text:p>3</text:p>
          </table:table-cell>
          <table:table-cell table:formula="of:=[.M15]+[.L15]+[.N15]+[.K15]" office:value-type="float" office:value="6.5" calcext:value-type="float">
            <text:p>6.5</text:p>
          </table:table-cell>
          <table:table-cell table:formula="of:=[.L15]+[.M15]" office:value-type="float" office:value="5" calcext:value-type="float">
            <text:p>5</text:p>
          </table:table-cell>
          <table:table-cell table:formula="of:=[.C15]+[.E15]/2+[.F15]+[.J15]" office:value-type="float" office:value="5" calcext:value-type="float">
            <text:p>5</text:p>
          </table:table-cell>
          <table:table-cell/>
          <table:table-cell office:value-type="string" calcext:value-type="string">
            <text:p>Aircraft</text:p>
          </table:table-cell>
          <table:table-cell office:value-type="float" office:value="-2" calcext:value-type="float">
            <text:p>-2</text:p>
          </table:table-cell>
          <table:table-cell table:number-columns-repeated="44"/>
        </table:table-row>
        <table:table-row table:style-name="ro1">
          <table:table-cell table:formula="of:=[$military_assets.A16]" office:value-type="string" office:string-value="Kuznetsov Class CV" calcext:value-type="string">
            <text:p>Kuznetsov Class CV</text:p>
          </table:table-cell>
          <table:table-cell table:formula="of:=[$military_assets.J16]" office:value-type="string" office:string-value="Ship" calcext:value-type="string">
            <text:p>Ship</text:p>
          </table:table-cell>
          <table:table-cell table:formula="of:=[$military_assets.E16]" office:value-type="float" office:value="4" calcext:value-type="float">
            <text:p>4</text:p>
          </table:table-cell>
          <table:table-cell/>
          <table:table-cell table:formula="of:=[$military_assets.F16]" office:value-type="float" office:value="2" calcext:value-type="float">
            <text:p>2</text:p>
          </table:table-cell>
          <table:table-cell table:formula="of:=[$military_assets.G16]" office:value-type="float" office:value="2" calcext:value-type="float">
            <text:p>2</text:p>
          </table:table-cell>
          <table:table-cell table:formula="of:=[$military_assets.H16]" office:value-type="float" office:value="6" calcext:value-type="float">
            <text:p>6</text:p>
          </table:table-cell>
          <table:table-cell/>
          <table:table-cell table:formula="of:=[$military_assets.I16]" office:value-type="string" office:string-value="RUS" calcext:value-type="string">
            <text:p>RUS</text:p>
          </table:table-cell>
          <table:table-cell table:formula="of:=[.T19]+[.T8]" office:value-type="float" office:value="6" calcext:value-type="float">
            <text:p>6</text:p>
          </table:table-cell>
          <table:table-cell table:formula="of:=[.J16]/[.G16]" office:value-type="float" office:value="1" calcext:value-type="float">
            <text:p>1</text:p>
          </table:table-cell>
          <table:table-cell table:formula="of:=[.C16]/[.G16]" office:value-type="float" office:value="0.666666666666667" calcext:value-type="float">
            <text:p>0.666666666666667</text:p>
          </table:table-cell>
          <table:table-cell table:formula="of:=[.F16]/[.G16]" office:value-type="float" office:value="0.333333333333333" calcext:value-type="float">
            <text:p>0.333333333333333</text:p>
          </table:table-cell>
          <table:table-cell table:formula="of:=[.E16]/[.G16]" office:value-type="float" office:value="0.333333333333333" calcext:value-type="float">
            <text:p>0.333333333333333</text:p>
          </table:table-cell>
          <table:table-cell table:formula="of:=[.M16]+[.L16]+[.N16]+[.K16]" office:value-type="float" office:value="2.33333333333333" calcext:value-type="float">
            <text:p>2.33333333333333</text:p>
          </table:table-cell>
          <table:table-cell table:formula="of:=[.L16]+[.M16]" office:value-type="float" office:value="1" calcext:value-type="float">
            <text:p>1</text:p>
          </table:table-cell>
          <table:table-cell table:formula="of:=[.C16]+[.E16]/2+[.F16]+[.J16]" office:value-type="float" office:value="13" calcext:value-type="float">
            <text:p>13</text:p>
          </table:table-cell>
          <table:table-cell/>
          <table:table-cell office:value-type="string" calcext:value-type="string">
            <text:p>VTOL only</text:p>
          </table:table-cell>
          <table:table-cell office:value-type="float" office:value="-1.5" calcext:value-type="float">
            <text:p>-1.5</text:p>
          </table:table-cell>
          <table:table-cell table:number-columns-repeated="44"/>
        </table:table-row>
        <table:table-row table:style-name="ro1">
          <table:table-cell table:formula="of:=[$military_assets.A17]" office:value-type="string" office:string-value="Kirov Class CGN" calcext:value-type="string">
            <text:p>Kirov Class CGN</text:p>
          </table:table-cell>
          <table:table-cell table:formula="of:=[$military_assets.J17]" office:value-type="string" office:string-value="Ship" calcext:value-type="string">
            <text:p>Ship</text:p>
          </table:table-cell>
          <table:table-cell table:formula="of:=[$military_assets.E17]" office:value-type="float" office:value="6" calcext:value-type="float">
            <text:p>6</text:p>
          </table:table-cell>
          <table:table-cell/>
          <table:table-cell table:formula="of:=[$military_assets.F17]" office:value-type="float" office:value="2" calcext:value-type="float">
            <text:p>2</text:p>
          </table:table-cell>
          <table:table-cell table:formula="of:=[$military_assets.G17]" office:value-type="float" office:value="4" calcext:value-type="float">
            <text:p>4</text:p>
          </table:table-cell>
          <table:table-cell table:formula="of:=[$military_assets.H17]" office:value-type="float" office:value="6" calcext:value-type="float">
            <text:p>6</text:p>
          </table:table-cell>
          <table:table-cell/>
          <table:table-cell table:formula="of:=[$military_assets.I17]" office:value-type="string" office:string-value="RUS" calcext:value-type="string">
            <text:p>RUS</text:p>
          </table:table-cell>
          <table:table-cell table:formula="of:=[.T9]" office:value-type="float" office:value="1.5" calcext:value-type="float">
            <text:p>1.5</text:p>
          </table:table-cell>
          <table:table-cell table:formula="of:=[.J17]/[.G17]" office:value-type="float" office:value="0.25" calcext:value-type="float">
            <text:p>0.25</text:p>
          </table:table-cell>
          <table:table-cell table:formula="of:=[.C17]/[.G17]" office:value-type="float" office:value="1" calcext:value-type="float">
            <text:p>1</text:p>
          </table:table-cell>
          <table:table-cell table:formula="of:=[.F17]/[.G17]" office:value-type="float" office:value="0.666666666666667" calcext:value-type="float">
            <text:p>0.666666666666667</text:p>
          </table:table-cell>
          <table:table-cell table:formula="of:=[.E17]/[.G17]" office:value-type="float" office:value="0.333333333333333" calcext:value-type="float">
            <text:p>0.333333333333333</text:p>
          </table:table-cell>
          <table:table-cell table:formula="of:=[.M17]+[.L17]+[.N17]+[.K17]" office:value-type="float" office:value="2.25" calcext:value-type="float">
            <text:p>2.25</text:p>
          </table:table-cell>
          <table:table-cell table:formula="of:=[.L17]+[.M17]" office:value-type="float" office:value="1.66666666666667" calcext:value-type="float">
            <text:p>1.66666666666667</text:p>
          </table:table-cell>
          <table:table-cell table:formula="of:=[.C17]+[.E17]/2+[.F17]+[.J17]" office:value-type="float" office:value="12.5" calcext:value-type="float">
            <text:p>12.5</text:p>
          </table:table-cell>
          <table:table-cell/>
          <table:table-cell office:value-type="string" calcext:value-type="string">
            <text:p>Carrier 3</text:p>
          </table:table-cell>
          <table:table-cell office:value-type="float" office:value="4.5" calcext:value-type="float">
            <text:p>4.5</text:p>
          </table:table-cell>
          <table:table-cell table:number-columns-repeated="44"/>
        </table:table-row>
        <table:table-row table:style-name="ro1">
          <table:table-cell table:formula="of:=[$military_assets.A18]" office:value-type="string" office:string-value="Slava Class CG" calcext:value-type="string">
            <text:p>Slava Class CG</text:p>
          </table:table-cell>
          <table:table-cell table:formula="of:=[$military_assets.J18]" office:value-type="string" office:string-value="Ship" calcext:value-type="string">
            <text:p>Ship</text:p>
          </table:table-cell>
          <table:table-cell table:formula="of:=[$military_assets.E18]" office:value-type="float" office:value="4" calcext:value-type="float">
            <text:p>4</text:p>
          </table:table-cell>
          <table:table-cell/>
          <table:table-cell table:formula="of:=[$military_assets.F18]" office:value-type="float" office:value="2" calcext:value-type="float">
            <text:p>2</text:p>
          </table:table-cell>
          <table:table-cell table:formula="of:=[$military_assets.G18]" office:value-type="float" office:value="2" calcext:value-type="float">
            <text:p>2</text:p>
          </table:table-cell>
          <table:table-cell table:formula="of:=[$military_assets.H18]" office:value-type="float" office:value="3" calcext:value-type="float">
            <text:p>3</text:p>
          </table:table-cell>
          <table:table-cell/>
          <table:table-cell table:formula="of:=[$military_assets.I18]" office:value-type="string" office:string-value="RUS" calcext:value-type="string">
            <text:p>RUS</text:p>
          </table:table-cell>
          <table:table-cell table:formula="of:=[.T9]" office:value-type="float" office:value="1.5" calcext:value-type="float">
            <text:p>1.5</text:p>
          </table:table-cell>
          <table:table-cell table:formula="of:=[.J18]/[.G18]" office:value-type="float" office:value="0.5" calcext:value-type="float">
            <text:p>0.5</text:p>
          </table:table-cell>
          <table:table-cell table:formula="of:=[.C18]/[.G18]" office:value-type="float" office:value="1.33333333333333" calcext:value-type="float">
            <text:p>1.33333333333333</text:p>
          </table:table-cell>
          <table:table-cell table:formula="of:=[.F18]/[.G18]" office:value-type="float" office:value="0.666666666666667" calcext:value-type="float">
            <text:p>0.666666666666667</text:p>
          </table:table-cell>
          <table:table-cell table:formula="of:=[.E18]/[.G18]" office:value-type="float" office:value="0.666666666666667" calcext:value-type="float">
            <text:p>0.666666666666667</text:p>
          </table:table-cell>
          <table:table-cell table:formula="of:=[.M18]+[.L18]+[.N18]+[.K18]" office:value-type="float" office:value="3.16666666666667" calcext:value-type="float">
            <text:p>3.16666666666667</text:p>
          </table:table-cell>
          <table:table-cell table:formula="of:=[.L18]+[.M18]" office:value-type="float" office:value="2" calcext:value-type="float">
            <text:p>2</text:p>
          </table:table-cell>
          <table:table-cell table:formula="of:=[.C18]+[.E18]/2+[.F18]+[.J18]" office:value-type="float" office:value="8.5" calcext:value-type="float">
            <text:p>8.5</text:p>
          </table:table-cell>
          <table:table-cell/>
          <table:table-cell office:value-type="string" calcext:value-type="string">
            <text:p>Carrier 2</text:p>
          </table:table-cell>
          <table:table-cell office:value-type="float" office:value="4" calcext:value-type="float">
            <text:p>4</text:p>
          </table:table-cell>
          <table:table-cell table:number-columns-repeated="44"/>
        </table:table-row>
        <table:table-row table:style-name="ro1">
          <table:table-cell table:formula="of:=[$military_assets.A19]" office:value-type="string" office:string-value="Udaloy II Class DDG" calcext:value-type="string">
            <text:p>Udaloy II Class DDG</text:p>
          </table:table-cell>
          <table:table-cell table:formula="of:=[$military_assets.J19]" office:value-type="string" office:string-value="Ship" calcext:value-type="string">
            <text:p>Ship</text:p>
          </table:table-cell>
          <table:table-cell table:formula="of:=[$military_assets.E19]" office:value-type="float" office:value="3" calcext:value-type="float">
            <text:p>3</text:p>
          </table:table-cell>
          <table:table-cell/>
          <table:table-cell table:formula="of:=[$military_assets.F19]" office:value-type="float" office:value="2" calcext:value-type="float">
            <text:p>2</text:p>
          </table:table-cell>
          <table:table-cell table:formula="of:=[$military_assets.G19]" office:value-type="float" office:value="3" calcext:value-type="float">
            <text:p>3</text:p>
          </table:table-cell>
          <table:table-cell table:formula="of:=[$military_assets.H19]" office:value-type="float" office:value="2" calcext:value-type="float">
            <text:p>2</text:p>
          </table:table-cell>
          <table:table-cell/>
          <table:table-cell table:formula="of:=[$military_assets.I19]" office:value-type="string" office:string-value="RUS" calcext:value-type="string">
            <text:p>RUS</text:p>
          </table:table-cell>
          <table:table-cell office:value-type="float" office:value="0" calcext:value-type="float">
            <text:p>0</text:p>
          </table:table-cell>
          <table:table-cell table:formula="of:=[.J19]/[.G19]" office:value-type="float" office:value="0" calcext:value-type="float">
            <text:p>0</text:p>
          </table:table-cell>
          <table:table-cell table:formula="of:=[.C19]/[.G19]" office:value-type="float" office:value="1.5" calcext:value-type="float">
            <text:p>1.5</text:p>
          </table:table-cell>
          <table:table-cell table:formula="of:=[.F19]/[.G19]" office:value-type="float" office:value="1.5" calcext:value-type="float">
            <text:p>1.5</text:p>
          </table:table-cell>
          <table:table-cell table:formula="of:=[.E19]/[.G19]" office:value-type="float" office:value="1" calcext:value-type="float">
            <text:p>1</text:p>
          </table:table-cell>
          <table:table-cell table:formula="of:=[.M19]+[.L19]+[.N19]+[.K19]" office:value-type="float" office:value="4" calcext:value-type="float">
            <text:p>4</text:p>
          </table:table-cell>
          <table:table-cell table:formula="of:=[.L19]+[.M19]" office:value-type="float" office:value="3" calcext:value-type="float">
            <text:p>3</text:p>
          </table:table-cell>
          <table:table-cell table:formula="of:=[.C19]+[.E19]/2+[.F19]+[.J19]" office:value-type="float" office:value="7" calcext:value-type="float">
            <text:p>7</text:p>
          </table:table-cell>
          <table:table-cell/>
          <table:table-cell office:value-type="string" calcext:value-type="string">
            <text:p>Carrier 1</text:p>
          </table:table-cell>
          <table:table-cell office:value-type="float" office:value="3" calcext:value-type="float">
            <text:p>3</text:p>
          </table:table-cell>
          <table:table-cell table:number-columns-repeated="44"/>
        </table:table-row>
        <table:table-row table:style-name="ro1">
          <table:table-cell table:formula="of:=[$military_assets.A20]" office:value-type="string" office:string-value="Gorshkov Class FFG" calcext:value-type="string">
            <text:p>Gorshkov Class FFG</text:p>
          </table:table-cell>
          <table:table-cell table:formula="of:=[$military_assets.J20]" office:value-type="string" office:string-value="Ship" calcext:value-type="string">
            <text:p>Ship</text:p>
          </table:table-cell>
          <table:table-cell table:formula="of:=[$military_assets.E20]" office:value-type="float" office:value="3" calcext:value-type="float">
            <text:p>3</text:p>
          </table:table-cell>
          <table:table-cell/>
          <table:table-cell table:formula="of:=[$military_assets.F20]" office:value-type="float" office:value="2" calcext:value-type="float">
            <text:p>2</text:p>
          </table:table-cell>
          <table:table-cell table:formula="of:=[$military_assets.G20]" office:value-type="float" office:value="2" calcext:value-type="float">
            <text:p>2</text:p>
          </table:table-cell>
          <table:table-cell table:formula="of:=[$military_assets.H20]" office:value-type="float" office:value="2" calcext:value-type="float">
            <text:p>2</text:p>
          </table:table-cell>
          <table:table-cell/>
          <table:table-cell table:formula="of:=[$military_assets.I20]" office:value-type="string" office:string-value="RUS" calcext:value-type="string">
            <text:p>RUS</text:p>
          </table:table-cell>
          <table:table-cell table:formula="of:=[.T10]" office:value-type="float" office:value="0.5" calcext:value-type="float">
            <text:p>0.5</text:p>
          </table:table-cell>
          <table:table-cell table:formula="of:=[.J20]/[.G20]" office:value-type="float" office:value="0.25" calcext:value-type="float">
            <text:p>0.25</text:p>
          </table:table-cell>
          <table:table-cell table:formula="of:=[.C20]/[.G20]" office:value-type="float" office:value="1.5" calcext:value-type="float">
            <text:p>1.5</text:p>
          </table:table-cell>
          <table:table-cell table:formula="of:=[.F20]/[.G20]" office:value-type="float" office:value="1" calcext:value-type="float">
            <text:p>1</text:p>
          </table:table-cell>
          <table:table-cell table:formula="of:=[.E20]/[.G20]" office:value-type="float" office:value="1" calcext:value-type="float">
            <text:p>1</text:p>
          </table:table-cell>
          <table:table-cell table:formula="of:=[.M20]+[.L20]+[.N20]+[.K20]" office:value-type="float" office:value="3.75" calcext:value-type="float">
            <text:p>3.75</text:p>
          </table:table-cell>
          <table:table-cell table:formula="of:=[.L20]+[.M20]" office:value-type="float" office:value="2.5" calcext:value-type="float">
            <text:p>2.5</text:p>
          </table:table-cell>
          <table:table-cell table:formula="of:=[.C20]+[.E20]/2+[.F20]+[.J20]" office:value-type="float" office:value="6.5" calcext:value-type="float">
            <text:p>6.5</text:p>
          </table:table-cell>
          <table:table-cell table:number-columns-repeated="47"/>
        </table:table-row>
        <table:table-row table:style-name="ro1">
          <table:table-cell table:formula="of:=[$military_assets.A21]" office:value-type="string" office:string-value="Yasen Class SSGN" calcext:value-type="string">
            <text:p>Yasen Class SSGN</text:p>
          </table:table-cell>
          <table:table-cell table:formula="of:=[$military_assets.J21]" office:value-type="string" office:string-value="Submarine" calcext:value-type="string">
            <text:p>Submarine</text:p>
          </table:table-cell>
          <table:table-cell table:formula="of:=[$military_assets.E21]" office:value-type="float" office:value="5" calcext:value-type="float">
            <text:p>5</text:p>
          </table:table-cell>
          <table:table-cell/>
          <table:table-cell table:formula="of:=[$military_assets.F21]" office:value-type="float" office:value="0" calcext:value-type="float">
            <text:p>0</text:p>
          </table:table-cell>
          <table:table-cell table:formula="of:=[$military_assets.G21]" office:value-type="float" office:value="3" calcext:value-type="float">
            <text:p>3</text:p>
          </table:table-cell>
          <table:table-cell table:formula="of:=[$military_assets.H21]" office:value-type="float" office:value="5" calcext:value-type="float">
            <text:p>5</text:p>
          </table:table-cell>
          <table:table-cell/>
          <table:table-cell table:formula="of:=[$military_assets.I21]" office:value-type="string" office:string-value="RUS" calcext:value-type="string">
            <text:p>RUS</text:p>
          </table:table-cell>
          <table:table-cell table:formula="of:=[.T5]+[.T6]+[.T10]" office:value-type="float" office:value="3.5" calcext:value-type="float">
            <text:p>3.5</text:p>
          </table:table-cell>
          <table:table-cell table:formula="of:=[.J21]/[.G21]" office:value-type="float" office:value="0.7" calcext:value-type="float">
            <text:p>0.7</text:p>
          </table:table-cell>
          <table:table-cell table:formula="of:=[.C21]/[.G21]" office:value-type="float" office:value="1" calcext:value-type="float">
            <text:p>1</text:p>
          </table:table-cell>
          <table:table-cell table:formula="of:=[.F21]/[.G21]" office:value-type="float" office:value="0.6" calcext:value-type="float">
            <text:p>0.6</text:p>
          </table:table-cell>
          <table:table-cell table:formula="of:=[.E21]/[.G21]" office:value-type="float" office:value="0" calcext:value-type="float">
            <text:p>0</text:p>
          </table:table-cell>
          <table:table-cell table:formula="of:=[.M21]+[.L21]+[.N21]+[.K21]" office:value-type="float" office:value="2.3" calcext:value-type="float">
            <text:p>2.3</text:p>
          </table:table-cell>
          <table:table-cell table:formula="of:=[.L21]+[.M21]" office:value-type="float" office:value="1.6" calcext:value-type="float">
            <text:p>1.6</text:p>
          </table:table-cell>
          <table:table-cell table:formula="of:=[.C21]+[.E21]/2+[.F21]+[.J21]" office:value-type="float" office:value="11.5" calcext:value-type="float">
            <text:p>11.5</text:p>
          </table:table-cell>
          <table:table-cell table:number-columns-repeated="47"/>
        </table:table-row>
        <table:table-row table:style-name="ro1">
          <table:table-cell table:formula="of:=[$military_assets.A22]" office:value-type="string" office:string-value="Lada Class SSK" calcext:value-type="string">
            <text:p>Lada Class SSK</text:p>
          </table:table-cell>
          <table:table-cell table:formula="of:=[$military_assets.J22]" office:value-type="string" office:string-value="Submarine" calcext:value-type="string">
            <text:p>Submarine</text:p>
          </table:table-cell>
          <table:table-cell table:formula="of:=[$military_assets.E22]" office:value-type="float" office:value="3" calcext:value-type="float">
            <text:p>3</text:p>
          </table:table-cell>
          <table:table-cell/>
          <table:table-cell table:formula="of:=[$military_assets.F22]" office:value-type="float" office:value="0" calcext:value-type="float">
            <text:p>0</text:p>
          </table:table-cell>
          <table:table-cell table:formula="of:=[$military_assets.G22]" office:value-type="float" office:value="2" calcext:value-type="float">
            <text:p>2</text:p>
          </table:table-cell>
          <table:table-cell table:formula="of:=[$military_assets.H22]" office:value-type="float" office:value="2" calcext:value-type="float">
            <text:p>2</text:p>
          </table:table-cell>
          <table:table-cell/>
          <table:table-cell table:formula="of:=[$military_assets.I22]" office:value-type="string" office:string-value="RUS" calcext:value-type="string">
            <text:p>RUS</text:p>
          </table:table-cell>
          <table:table-cell table:formula="of:=[.T5]+[.T10]+[.T11]" office:value-type="float" office:value="0.5" calcext:value-type="float">
            <text:p>0.5</text:p>
          </table:table-cell>
          <table:table-cell table:formula="of:=[.J22]/[.G22]" office:value-type="float" office:value="0.25" calcext:value-type="float">
            <text:p>0.25</text:p>
          </table:table-cell>
          <table:table-cell table:formula="of:=[.C22]/[.G22]" office:value-type="float" office:value="1.5" calcext:value-type="float">
            <text:p>1.5</text:p>
          </table:table-cell>
          <table:table-cell table:formula="of:=[.F22]/[.G22]" office:value-type="float" office:value="1" calcext:value-type="float">
            <text:p>1</text:p>
          </table:table-cell>
          <table:table-cell table:formula="of:=[.E22]/[.G22]" office:value-type="float" office:value="0" calcext:value-type="float">
            <text:p>0</text:p>
          </table:table-cell>
          <table:table-cell table:formula="of:=[.M22]+[.L22]+[.N22]+[.K22]" office:value-type="float" office:value="2.75" calcext:value-type="float">
            <text:p>2.75</text:p>
          </table:table-cell>
          <table:table-cell table:formula="of:=[.L22]+[.M22]" office:value-type="float" office:value="2.5" calcext:value-type="float">
            <text:p>2.5</text:p>
          </table:table-cell>
          <table:table-cell table:formula="of:=[.C22]+[.E22]/2+[.F22]+[.J22]" office:value-type="float" office:value="5.5" calcext:value-type="float">
            <text:p>5.5</text:p>
          </table:table-cell>
          <table:table-cell table:number-columns-repeated="47"/>
        </table:table-row>
        <table:table-row table:style-name="ro1">
          <table:table-cell table:formula="of:=[$military_assets.A23]" office:value-type="string" office:string-value="Oscar II Class SSGN" calcext:value-type="string">
            <text:p>Oscar II Class SSGN</text:p>
          </table:table-cell>
          <table:table-cell table:formula="of:=[$military_assets.J23]" office:value-type="string" office:string-value="Submarine" calcext:value-type="string">
            <text:p>Submarine</text:p>
          </table:table-cell>
          <table:table-cell table:formula="of:=[$military_assets.E23]" office:value-type="float" office:value="4" calcext:value-type="float">
            <text:p>4</text:p>
          </table:table-cell>
          <table:table-cell/>
          <table:table-cell table:formula="of:=[$military_assets.F23]" office:value-type="float" office:value="0" calcext:value-type="float">
            <text:p>0</text:p>
          </table:table-cell>
          <table:table-cell table:formula="of:=[$military_assets.G23]" office:value-type="float" office:value="1" calcext:value-type="float">
            <text:p>1</text:p>
          </table:table-cell>
          <table:table-cell table:formula="of:=[$military_assets.H23]" office:value-type="float" office:value="3" calcext:value-type="float">
            <text:p>3</text:p>
          </table:table-cell>
          <table:table-cell/>
          <table:table-cell table:formula="of:=[$military_assets.I23]" office:value-type="string" office:string-value="RUS" calcext:value-type="string">
            <text:p>RUS</text:p>
          </table:table-cell>
          <table:table-cell table:formula="of:=[.T5]+[.T6]+[.T12]+[.T10]" office:value-type="float" office:value="4" calcext:value-type="float">
            <text:p>4</text:p>
          </table:table-cell>
          <table:table-cell table:formula="of:=[.J23]/[.G23]" office:value-type="float" office:value="1.33333333333333" calcext:value-type="float">
            <text:p>1.33333333333333</text:p>
          </table:table-cell>
          <table:table-cell table:formula="of:=[.C23]/[.G23]" office:value-type="float" office:value="1.33333333333333" calcext:value-type="float">
            <text:p>1.33333333333333</text:p>
          </table:table-cell>
          <table:table-cell table:formula="of:=[.F23]/[.G23]" office:value-type="float" office:value="0.333333333333333" calcext:value-type="float">
            <text:p>0.333333333333333</text:p>
          </table:table-cell>
          <table:table-cell table:formula="of:=[.E23]/[.G23]" office:value-type="float" office:value="0" calcext:value-type="float">
            <text:p>0</text:p>
          </table:table-cell>
          <table:table-cell table:formula="of:=[.M23]+[.L23]+[.N23]+[.K23]" office:value-type="float" office:value="3" calcext:value-type="float">
            <text:p>3</text:p>
          </table:table-cell>
          <table:table-cell table:formula="of:=[.L23]+[.M23]" office:value-type="float" office:value="1.66666666666667" calcext:value-type="float">
            <text:p>1.66666666666667</text:p>
          </table:table-cell>
          <table:table-cell table:formula="of:=[.C23]+[.E23]/2+[.F23]+[.J23]" office:value-type="float" office:value="9" calcext:value-type="float">
            <text:p>9</text:p>
          </table:table-cell>
          <table:table-cell table:number-columns-repeated="47"/>
        </table:table-row>
        <table:table-row table:style-name="ro1">
          <table:table-cell table:formula="of:=[$military_assets.A24]" office:value-type="string" office:string-value="Mig-29K Fulcrum-D" calcext:value-type="string">
            <text:p>Mig-29K Fulcrum-D</text:p>
          </table:table-cell>
          <table:table-cell table:formula="of:=[$military_assets.J24]" office:value-type="string" office:string-value="Squadron" calcext:value-type="string">
            <text:p>Squadron</text:p>
          </table:table-cell>
          <table:table-cell table:formula="of:=[$military_assets.E24]" office:value-type="float" office:value="4" calcext:value-type="float">
            <text:p>4</text:p>
          </table:table-cell>
          <table:table-cell/>
          <table:table-cell table:formula="of:=[$military_assets.F24]" office:value-type="float" office:value="3" calcext:value-type="float">
            <text:p>3</text:p>
          </table:table-cell>
          <table:table-cell table:formula="of:=[$military_assets.G24]" office:value-type="float" office:value="3" calcext:value-type="float">
            <text:p>3</text:p>
          </table:table-cell>
          <table:table-cell table:formula="of:=[$military_assets.H24]" office:value-type="float" office:value="1" calcext:value-type="float">
            <text:p>1</text:p>
          </table:table-cell>
          <table:table-cell/>
          <table:table-cell table:formula="of:=[$military_assets.I24]" office:value-type="string" office:string-value="RUS" calcext:value-type="string">
            <text:p>RUS</text:p>
          </table:table-cell>
          <table:table-cell table:formula="of:=[.T10]+[.T15]" office:value-type="float" office:value="-1.5" calcext:value-type="float">
            <text:p>-1.5</text:p>
          </table:table-cell>
          <table:table-cell table:formula="of:=[.J24]/[.G24]" office:value-type="float" office:value="-1.5" calcext:value-type="float">
            <text:p>-1.5</text:p>
          </table:table-cell>
          <table:table-cell table:formula="of:=[.C24]/[.G24]" office:value-type="float" office:value="4" calcext:value-type="float">
            <text:p>4</text:p>
          </table:table-cell>
          <table:table-cell table:formula="of:=[.F24]/[.G24]" office:value-type="float" office:value="3" calcext:value-type="float">
            <text:p>3</text:p>
          </table:table-cell>
          <table:table-cell table:formula="of:=[.E24]/[.G24]" office:value-type="float" office:value="3" calcext:value-type="float">
            <text:p>3</text:p>
          </table:table-cell>
          <table:table-cell table:formula="of:=[.M24]+[.L24]+[.N24]+[.K24]" office:value-type="float" office:value="8.5" calcext:value-type="float">
            <text:p>8.5</text:p>
          </table:table-cell>
          <table:table-cell table:formula="of:=[.L24]+[.M24]" office:value-type="float" office:value="7" calcext:value-type="float">
            <text:p>7</text:p>
          </table:table-cell>
          <table:table-cell table:formula="of:=[.C24]+[.E24]/2+[.F24]+[.J24]" office:value-type="float" office:value="7" calcext:value-type="float">
            <text:p>7</text:p>
          </table:table-cell>
          <table:table-cell table:number-columns-repeated="47"/>
        </table:table-row>
        <table:table-row table:style-name="ro1">
          <table:table-cell table:formula="of:=[$military_assets.A25]" office:value-type="string" office:string-value="Su-33 Flanker-D" calcext:value-type="string">
            <text:p>Su-33 Flanker-D</text:p>
          </table:table-cell>
          <table:table-cell table:formula="of:=[$military_assets.J25]" office:value-type="string" office:string-value="Squadron" calcext:value-type="string">
            <text:p>Squadron</text:p>
          </table:table-cell>
          <table:table-cell table:formula="of:=[$military_assets.E25]" office:value-type="float" office:value="4" calcext:value-type="float">
            <text:p>4</text:p>
          </table:table-cell>
          <table:table-cell/>
          <table:table-cell table:formula="of:=[$military_assets.F25]" office:value-type="float" office:value="4" calcext:value-type="float">
            <text:p>4</text:p>
          </table:table-cell>
          <table:table-cell table:formula="of:=[$military_assets.G25]" office:value-type="float" office:value="3" calcext:value-type="float">
            <text:p>3</text:p>
          </table:table-cell>
          <table:table-cell table:formula="of:=[$military_assets.H25]" office:value-type="float" office:value="1" calcext:value-type="float">
            <text:p>1</text:p>
          </table:table-cell>
          <table:table-cell/>
          <table:table-cell table:formula="of:=[$military_assets.I25]" office:value-type="string" office:string-value="RUS" calcext:value-type="string">
            <text:p>RUS</text:p>
          </table:table-cell>
          <table:table-cell table:formula="of:=[.T10]+[.T15]" office:value-type="float" office:value="-1.5" calcext:value-type="float">
            <text:p>-1.5</text:p>
          </table:table-cell>
          <table:table-cell table:formula="of:=[.J25]/[.G25]" office:value-type="float" office:value="-1.5" calcext:value-type="float">
            <text:p>-1.5</text:p>
          </table:table-cell>
          <table:table-cell table:formula="of:=[.C25]/[.G25]" office:value-type="float" office:value="4" calcext:value-type="float">
            <text:p>4</text:p>
          </table:table-cell>
          <table:table-cell table:formula="of:=[.F25]/[.G25]" office:value-type="float" office:value="3" calcext:value-type="float">
            <text:p>3</text:p>
          </table:table-cell>
          <table:table-cell table:formula="of:=[.E25]/[.G25]" office:value-type="float" office:value="4" calcext:value-type="float">
            <text:p>4</text:p>
          </table:table-cell>
          <table:table-cell table:formula="of:=[.M25]+[.L25]+[.N25]+[.K25]" office:value-type="float" office:value="9.5" calcext:value-type="float">
            <text:p>9.5</text:p>
          </table:table-cell>
          <table:table-cell table:formula="of:=[.L25]+[.M25]" office:value-type="float" office:value="7" calcext:value-type="float">
            <text:p>7</text:p>
          </table:table-cell>
          <table:table-cell table:formula="of:=[.C25]+[.E25]/2+[.F25]+[.J25]" office:value-type="float" office:value="7.5" calcext:value-type="float">
            <text:p>7.5</text:p>
          </table:table-cell>
          <table:table-cell table:number-columns-repeated="47"/>
        </table:table-row>
        <table:table-row table:style-name="ro1">
          <table:table-cell table:formula="of:=[$military_assets.A26]" office:value-type="string" office:string-value="Victor III Class SSN" calcext:value-type="string">
            <text:p>Victor III Class SSN</text:p>
          </table:table-cell>
          <table:table-cell table:formula="of:=[$military_assets.J26]" office:value-type="string" office:string-value="Submarine" calcext:value-type="string">
            <text:p>Submarine</text:p>
          </table:table-cell>
          <table:table-cell table:formula="of:=[$military_assets.E26]" office:value-type="float" office:value="2" calcext:value-type="float">
            <text:p>2</text:p>
          </table:table-cell>
          <table:table-cell/>
          <table:table-cell table:formula="of:=[$military_assets.F26]" office:value-type="float" office:value="0" calcext:value-type="float">
            <text:p>0</text:p>
          </table:table-cell>
          <table:table-cell table:formula="of:=[$military_assets.G26]" office:value-type="float" office:value="1" calcext:value-type="float">
            <text:p>1</text:p>
          </table:table-cell>
          <table:table-cell table:formula="of:=[$military_assets.H26]" office:value-type="float" office:value="1" calcext:value-type="float">
            <text:p>1</text:p>
          </table:table-cell>
          <table:table-cell/>
          <table:table-cell table:formula="of:=[$military_assets.I26]" office:value-type="string" office:string-value="RUS" calcext:value-type="string">
            <text:p>RUS</text:p>
          </table:table-cell>
          <table:table-cell table:formula="of:=[.T5]+[.T10]+[.T6]" office:value-type="float" office:value="3.5" calcext:value-type="float">
            <text:p>3.5</text:p>
          </table:table-cell>
          <table:table-cell table:formula="of:=[.J26]/[.G26]" office:value-type="float" office:value="3.5" calcext:value-type="float">
            <text:p>3.5</text:p>
          </table:table-cell>
          <table:table-cell table:formula="of:=[.C26]/[.G26]" office:value-type="float" office:value="2" calcext:value-type="float">
            <text:p>2</text:p>
          </table:table-cell>
          <table:table-cell table:formula="of:=[.F26]/[.G26]" office:value-type="float" office:value="1" calcext:value-type="float">
            <text:p>1</text:p>
          </table:table-cell>
          <table:table-cell table:formula="of:=[.E26]/[.G26]" office:value-type="float" office:value="0" calcext:value-type="float">
            <text:p>0</text:p>
          </table:table-cell>
          <table:table-cell table:style-name="ce2" table:formula="of:=[.M26]+[.L26]+[.N26]+[.K26]" office:value-type="float" office:value="6.5" calcext:value-type="float">
            <text:p>6.5</text:p>
          </table:table-cell>
          <table:table-cell table:style-name="ce10" table:formula="of:=[.L26]+[.M26]" office:value-type="float" office:value="3" calcext:value-type="float">
            <text:p>3</text:p>
          </table:table-cell>
          <table:table-cell table:formula="of:=[.C26]+[.E26]/2+[.F26]+[.J26]" office:value-type="float" office:value="6.5" calcext:value-type="float">
            <text:p>6.5</text:p>
          </table:table-cell>
          <table:table-cell table:number-columns-repeated="47"/>
        </table:table-row>
        <table:table-row table:style-name="ro1">
          <table:table-cell table:formula="of:=[$military_assets.A27]" office:value-type="string" office:string-value="Akula Class SSN" calcext:value-type="string">
            <text:p>Akula Class SSN</text:p>
          </table:table-cell>
          <table:table-cell table:formula="of:=[$military_assets.J27]" office:value-type="string" office:string-value="Submarine" calcext:value-type="string">
            <text:p>Submarine</text:p>
          </table:table-cell>
          <table:table-cell table:formula="of:=[$military_assets.E27]" office:value-type="float" office:value="3" calcext:value-type="float">
            <text:p>3</text:p>
          </table:table-cell>
          <table:table-cell/>
          <table:table-cell table:formula="of:=[$military_assets.F27]" office:value-type="float" office:value="0" calcext:value-type="float">
            <text:p>0</text:p>
          </table:table-cell>
          <table:table-cell table:formula="of:=[$military_assets.G27]" office:value-type="float" office:value="3" calcext:value-type="float">
            <text:p>3</text:p>
          </table:table-cell>
          <table:table-cell table:formula="of:=[$military_assets.H27]" office:value-type="float" office:value="3" calcext:value-type="float">
            <text:p>3</text:p>
          </table:table-cell>
          <table:table-cell/>
          <table:table-cell table:formula="of:=[$military_assets.I27]" office:value-type="string" office:string-value="RUS" calcext:value-type="string">
            <text:p>RUS</text:p>
          </table:table-cell>
          <table:table-cell table:formula="of:=[.T5]+[.T6]+[.T10]" office:value-type="float" office:value="3.5" calcext:value-type="float">
            <text:p>3.5</text:p>
          </table:table-cell>
          <table:table-cell table:formula="of:=[.J27]/[.G27]" office:value-type="float" office:value="1.16666666666667" calcext:value-type="float">
            <text:p>1.16666666666667</text:p>
          </table:table-cell>
          <table:table-cell table:formula="of:=[.C27]/[.G27]" office:value-type="float" office:value="1" calcext:value-type="float">
            <text:p>1</text:p>
          </table:table-cell>
          <table:table-cell table:formula="of:=[.F27]/[.G27]" office:value-type="float" office:value="1" calcext:value-type="float">
            <text:p>1</text:p>
          </table:table-cell>
          <table:table-cell table:formula="of:=[.E27]/[.G27]" office:value-type="float" office:value="0" calcext:value-type="float">
            <text:p>0</text:p>
          </table:table-cell>
          <table:table-cell table:style-name="ce3" table:formula="of:=[.M27]+[.L27]+[.N27]+[.K27]" office:value-type="float" office:value="3.16666666666667" calcext:value-type="float">
            <text:p>3.16666666666667</text:p>
          </table:table-cell>
          <table:table-cell table:style-name="ce11" table:formula="of:=[.L27]+[.M27]" office:value-type="float" office:value="2" calcext:value-type="float">
            <text:p>2</text:p>
          </table:table-cell>
          <table:table-cell table:formula="of:=[.C27]+[.E27]/2+[.F27]+[.J27]" office:value-type="float" office:value="9.5" calcext:value-type="float">
            <text:p>9.5</text:p>
          </table:table-cell>
          <table:table-cell table:number-columns-repeated="47"/>
        </table:table-row>
        <table:table-row table:style-name="ro1">
          <table:table-cell table:formula="of:=[$military_assets.A28]" office:value-type="string" office:string-value="Sovremanny Class DDG" calcext:value-type="string">
            <text:p>Sovremanny Class DDG</text:p>
          </table:table-cell>
          <table:table-cell table:formula="of:=[$military_assets.J28]" office:value-type="string" office:string-value="Ship" calcext:value-type="string">
            <text:p>Ship</text:p>
          </table:table-cell>
          <table:table-cell table:formula="of:=[$military_assets.E28]" office:value-type="float" office:value="2" calcext:value-type="float">
            <text:p>2</text:p>
          </table:table-cell>
          <table:table-cell/>
          <table:table-cell table:formula="of:=[$military_assets.F28]" office:value-type="float" office:value="0" calcext:value-type="float">
            <text:p>0</text:p>
          </table:table-cell>
          <table:table-cell table:formula="of:=[$military_assets.G28]" office:value-type="float" office:value="2" calcext:value-type="float">
            <text:p>2</text:p>
          </table:table-cell>
          <table:table-cell table:formula="of:=[$military_assets.H28]" office:value-type="float" office:value="1" calcext:value-type="float">
            <text:p>1</text:p>
          </table:table-cell>
          <table:table-cell/>
          <table:table-cell table:formula="of:=[$military_assets.I28]" office:value-type="string" office:string-value="RUS" calcext:value-type="string">
            <text:p>RUS</text:p>
          </table:table-cell>
          <table:table-cell office:value-type="float" office:value="0" calcext:value-type="float">
            <text:p>0</text:p>
          </table:table-cell>
          <table:table-cell table:formula="of:=[.J28]/[.G28]" office:value-type="float" office:value="0" calcext:value-type="float">
            <text:p>0</text:p>
          </table:table-cell>
          <table:table-cell table:formula="of:=[.C28]/[.G28]" office:value-type="float" office:value="2" calcext:value-type="float">
            <text:p>2</text:p>
          </table:table-cell>
          <table:table-cell table:formula="of:=[.F28]/[.G28]" office:value-type="float" office:value="2" calcext:value-type="float">
            <text:p>2</text:p>
          </table:table-cell>
          <table:table-cell table:formula="of:=[.E28]/[.G28]" office:value-type="float" office:value="0" calcext:value-type="float">
            <text:p>0</text:p>
          </table:table-cell>
          <table:table-cell table:style-name="ce4" table:formula="of:=[.M28]+[.L28]+[.N28]+[.K28]" office:value-type="float" office:value="4" calcext:value-type="float">
            <text:p>4</text:p>
          </table:table-cell>
          <table:table-cell table:style-name="ce12" table:formula="of:=[.L28]+[.M28]" office:value-type="float" office:value="4" calcext:value-type="float">
            <text:p>4</text:p>
          </table:table-cell>
          <table:table-cell table:formula="of:=[.C28]+[.E28]/2+[.F28]+[.J28]" office:value-type="float" office:value="4" calcext:value-type="float">
            <text:p>4</text:p>
          </table:table-cell>
          <table:table-cell table:number-columns-repeated="47"/>
        </table:table-row>
        <table:table-row table:style-name="ro1" table:number-rows-repeated="2">
          <table:table-cell table:number-columns-repeated="14"/>
          <table:table-cell table:style-name="Default"/>
          <table:table-cell table:number-columns-repeated="49"/>
        </table:table-row>
        <table:table-row table:style-name="ro1">
          <table:table-cell table:number-columns-repeated="12"/>
          <table:table-cell office:value-type="string" calcext:value-type="string">
            <text:p>Chart data</text:p>
          </table:table-cell>
          <table:table-cell office:value-type="string" calcext:value-type="string">
            <text:p>Logistics</text:p>
          </table:table-cell>
          <table:table-cell office:value-type="string" calcext:value-type="string">
            <text:p>Combined</text:p>
          </table:table-cell>
          <table:table-cell table:number-columns-repeated="49"/>
        </table:table-row>
        <table:table-row table:style-name="ro1">
          <table:table-cell table:number-columns-repeated="13"/>
          <table:table-cell table:formula="of:=[.G2]" office:value-type="float" office:value="6" calcext:value-type="float">
            <text:p>6</text:p>
          </table:table-cell>
          <table:table-cell table:formula="of:=[.Q2]" office:value-type="float" office:value="12.5" calcext:value-type="float">
            <text:p>12.5</text:p>
          </table:table-cell>
          <table:table-cell table:number-columns-repeated="49"/>
        </table:table-row>
        <table:table-row table:style-name="ro1">
          <table:table-cell table:number-columns-repeated="13"/>
          <table:table-cell table:formula="of:=[.G3]" office:value-type="float" office:value="7" calcext:value-type="float">
            <text:p>7</text:p>
          </table:table-cell>
          <table:table-cell table:style-name="ce5" table:formula="of:=[.Q3]" office:value-type="float" office:value="13" calcext:value-type="float">
            <text:p>13</text:p>
          </table:table-cell>
          <table:table-cell table:number-columns-repeated="49"/>
        </table:table-row>
        <table:table-row table:style-name="ro1">
          <table:table-cell table:number-columns-repeated="13"/>
          <table:table-cell table:formula="of:=[.G4]" office:value-type="float" office:value="3" calcext:value-type="float">
            <text:p>3</text:p>
          </table:table-cell>
          <table:table-cell table:style-name="ce5" table:formula="of:=[.Q4]" office:value-type="float" office:value="5.5" calcext:value-type="float">
            <text:p>5.5</text:p>
          </table:table-cell>
          <table:table-cell table:number-columns-repeated="49"/>
        </table:table-row>
        <table:table-row table:style-name="ro1">
          <table:table-cell table:number-columns-repeated="13"/>
          <table:table-cell table:formula="of:=[.G5]" office:value-type="float" office:value="5" calcext:value-type="float">
            <text:p>5</text:p>
          </table:table-cell>
          <table:table-cell table:style-name="ce5" table:formula="of:=[.Q5]" office:value-type="float" office:value="6" calcext:value-type="float">
            <text:p>6</text:p>
          </table:table-cell>
          <table:table-cell table:number-columns-repeated="49"/>
        </table:table-row>
        <table:table-row table:style-name="ro1">
          <table:table-cell table:number-columns-repeated="13"/>
          <table:table-cell table:formula="of:=[.G6]" office:value-type="float" office:value="5" calcext:value-type="float">
            <text:p>5</text:p>
          </table:table-cell>
          <table:table-cell table:style-name="ce5" table:formula="of:=[.Q6]" office:value-type="float" office:value="12" calcext:value-type="float">
            <text:p>12</text:p>
          </table:table-cell>
          <table:table-cell table:number-columns-repeated="49"/>
        </table:table-row>
        <table:table-row table:style-name="ro1">
          <table:table-cell table:number-columns-repeated="13"/>
          <table:table-cell table:formula="of:=[.G7]" office:value-type="float" office:value="4" calcext:value-type="float">
            <text:p>4</text:p>
          </table:table-cell>
          <table:table-cell table:style-name="ce5" table:formula="of:=[.Q7]" office:value-type="float" office:value="10.5" calcext:value-type="float">
            <text:p>10.5</text:p>
          </table:table-cell>
          <table:table-cell table:number-columns-repeated="49"/>
        </table:table-row>
        <table:table-row table:style-name="ro1">
          <table:table-cell table:number-columns-repeated="13"/>
          <table:table-cell table:formula="of:=[.G8]" office:value-type="float" office:value="5" calcext:value-type="float">
            <text:p>5</text:p>
          </table:table-cell>
          <table:table-cell table:style-name="ce5" table:formula="of:=[.Q8]" office:value-type="float" office:value="11.5" calcext:value-type="float">
            <text:p>11.5</text:p>
          </table:table-cell>
          <table:table-cell table:number-columns-repeated="49"/>
        </table:table-row>
        <table:table-row table:style-name="ro1">
          <table:table-cell table:number-columns-repeated="13"/>
          <table:table-cell table:formula="of:=[.G9]" office:value-type="float" office:value="4" calcext:value-type="float">
            <text:p>4</text:p>
          </table:table-cell>
          <table:table-cell table:style-name="ce5" table:formula="of:=[.Q9]" office:value-type="float" office:value="9.5" calcext:value-type="float">
            <text:p>9.5</text:p>
          </table:table-cell>
          <table:table-cell table:number-columns-repeated="49"/>
        </table:table-row>
        <table:table-row table:style-name="ro1">
          <table:table-cell table:number-columns-repeated="13"/>
          <table:table-cell table:formula="of:=[.G10]" office:value-type="float" office:value="3" calcext:value-type="float">
            <text:p>3</text:p>
          </table:table-cell>
          <table:table-cell table:style-name="ce5" table:formula="of:=[.Q10]" office:value-type="float" office:value="8.5" calcext:value-type="float">
            <text:p>8.5</text:p>
          </table:table-cell>
          <table:table-cell table:number-columns-repeated="49"/>
        </table:table-row>
        <table:table-row table:style-name="ro1">
          <table:table-cell table:number-columns-repeated="13"/>
          <table:table-cell table:formula="of:=[.G11]" office:value-type="float" office:value="3" calcext:value-type="float">
            <text:p>3</text:p>
          </table:table-cell>
          <table:table-cell table:style-name="ce5" table:formula="of:=[.Q11]" office:value-type="float" office:value="7" calcext:value-type="float">
            <text:p>7</text:p>
          </table:table-cell>
          <table:table-cell table:number-columns-repeated="49"/>
        </table:table-row>
        <table:table-row table:style-name="ro1">
          <table:table-cell table:number-columns-repeated="13"/>
          <table:table-cell table:formula="of:=[.G12]" office:value-type="float" office:value="2" calcext:value-type="float">
            <text:p>2</text:p>
          </table:table-cell>
          <table:table-cell table:style-name="ce5" table:formula="of:=[.Q12]" office:value-type="float" office:value="7.5" calcext:value-type="float">
            <text:p>7.5</text:p>
          </table:table-cell>
          <table:table-cell table:number-columns-repeated="49"/>
        </table:table-row>
        <table:table-row table:style-name="ro1">
          <table:table-cell table:number-columns-repeated="13"/>
          <table:table-cell table:formula="of:=[.G13]" office:value-type="float" office:value="3" calcext:value-type="float">
            <text:p>3</text:p>
          </table:table-cell>
          <table:table-cell table:style-name="ce5" table:formula="of:=[.Q13]" office:value-type="float" office:value="8" calcext:value-type="float">
            <text:p>8</text:p>
          </table:table-cell>
          <table:table-cell table:number-columns-repeated="49"/>
        </table:table-row>
        <table:table-row table:style-name="ro1">
          <table:table-cell table:number-columns-repeated="13"/>
          <table:table-cell table:formula="of:=[.G14]" office:value-type="float" office:value="2" calcext:value-type="float">
            <text:p>2</text:p>
          </table:table-cell>
          <table:table-cell table:style-name="ce5" table:formula="of:=[.Q14]" office:value-type="float" office:value="8.5" calcext:value-type="float">
            <text:p>8.5</text:p>
          </table:table-cell>
          <table:table-cell table:number-columns-repeated="49"/>
        </table:table-row>
        <table:table-row table:style-name="ro1">
          <table:table-cell table:number-columns-repeated="13"/>
          <table:table-cell table:formula="of:=[.G15]" office:value-type="float" office:value="1" calcext:value-type="float">
            <text:p>1</text:p>
          </table:table-cell>
          <table:table-cell table:style-name="ce5" table:formula="of:=[.Q15]" office:value-type="float" office:value="5" calcext:value-type="float">
            <text:p>5</text:p>
          </table:table-cell>
          <table:table-cell table:number-columns-repeated="49"/>
        </table:table-row>
        <table:table-row table:style-name="ro1">
          <table:table-cell table:number-columns-repeated="13"/>
          <table:table-cell table:formula="of:=[.G16]" office:value-type="float" office:value="6" calcext:value-type="float">
            <text:p>6</text:p>
          </table:table-cell>
          <table:table-cell table:style-name="ce5" table:formula="of:=[.Q16]" office:value-type="float" office:value="13" calcext:value-type="float">
            <text:p>13</text:p>
          </table:table-cell>
          <table:table-cell table:number-columns-repeated="49"/>
        </table:table-row>
        <table:table-row table:style-name="ro1">
          <table:table-cell table:number-columns-repeated="13"/>
          <table:table-cell table:formula="of:=[.G17]" office:value-type="float" office:value="6" calcext:value-type="float">
            <text:p>6</text:p>
          </table:table-cell>
          <table:table-cell table:style-name="ce5" table:formula="of:=[.Q17]" office:value-type="float" office:value="12.5" calcext:value-type="float">
            <text:p>12.5</text:p>
          </table:table-cell>
          <table:table-cell table:number-columns-repeated="49"/>
        </table:table-row>
        <table:table-row table:style-name="ro1">
          <table:table-cell table:number-columns-repeated="13"/>
          <table:table-cell table:formula="of:=[.G18]" office:value-type="float" office:value="3" calcext:value-type="float">
            <text:p>3</text:p>
          </table:table-cell>
          <table:table-cell table:style-name="ce5" table:formula="of:=[.Q18]" office:value-type="float" office:value="8.5" calcext:value-type="float">
            <text:p>8.5</text:p>
          </table:table-cell>
          <table:table-cell table:number-columns-repeated="49"/>
        </table:table-row>
        <table:table-row table:style-name="ro1">
          <table:table-cell table:number-columns-repeated="13"/>
          <table:table-cell table:formula="of:=[.G19]" office:value-type="float" office:value="2" calcext:value-type="float">
            <text:p>2</text:p>
          </table:table-cell>
          <table:table-cell table:style-name="ce5" table:formula="of:=[.Q19]" office:value-type="float" office:value="7" calcext:value-type="float">
            <text:p>7</text:p>
          </table:table-cell>
          <table:table-cell table:number-columns-repeated="49"/>
        </table:table-row>
        <table:table-row table:style-name="ro1">
          <table:table-cell table:number-columns-repeated="13"/>
          <table:table-cell table:formula="of:=[.G20]" office:value-type="float" office:value="2" calcext:value-type="float">
            <text:p>2</text:p>
          </table:table-cell>
          <table:table-cell table:style-name="ce5" table:formula="of:=[.Q20]" office:value-type="float" office:value="6.5" calcext:value-type="float">
            <text:p>6.5</text:p>
          </table:table-cell>
          <table:table-cell table:number-columns-repeated="49"/>
        </table:table-row>
        <table:table-row table:style-name="ro1">
          <table:table-cell table:number-columns-repeated="13"/>
          <table:table-cell table:formula="of:=[.G21]" office:value-type="float" office:value="5" calcext:value-type="float">
            <text:p>5</text:p>
          </table:table-cell>
          <table:table-cell table:style-name="ce5" table:formula="of:=[.Q21]" office:value-type="float" office:value="11.5" calcext:value-type="float">
            <text:p>11.5</text:p>
          </table:table-cell>
          <table:table-cell table:number-columns-repeated="49"/>
        </table:table-row>
        <table:table-row table:style-name="ro1">
          <table:table-cell table:number-columns-repeated="13"/>
          <table:table-cell table:formula="of:=[.G22]" office:value-type="float" office:value="2" calcext:value-type="float">
            <text:p>2</text:p>
          </table:table-cell>
          <table:table-cell table:style-name="ce5" table:formula="of:=[.Q22]" office:value-type="float" office:value="5.5" calcext:value-type="float">
            <text:p>5.5</text:p>
          </table:table-cell>
          <table:table-cell table:number-columns-repeated="49"/>
        </table:table-row>
        <table:table-row table:style-name="ro1">
          <table:table-cell table:number-columns-repeated="13"/>
          <table:table-cell table:formula="of:=[.G23]" office:value-type="float" office:value="3" calcext:value-type="float">
            <text:p>3</text:p>
          </table:table-cell>
          <table:table-cell table:style-name="ce5" table:formula="of:=[.Q23]" office:value-type="float" office:value="9" calcext:value-type="float">
            <text:p>9</text:p>
          </table:table-cell>
          <table:table-cell table:number-columns-repeated="49"/>
        </table:table-row>
        <table:table-row table:style-name="ro1">
          <table:table-cell table:number-columns-repeated="13"/>
          <table:table-cell table:formula="of:=[.G24]" office:value-type="float" office:value="1" calcext:value-type="float">
            <text:p>1</text:p>
          </table:table-cell>
          <table:table-cell table:style-name="ce5" table:formula="of:=[.Q24]" office:value-type="float" office:value="7" calcext:value-type="float">
            <text:p>7</text:p>
          </table:table-cell>
          <table:table-cell table:number-columns-repeated="49"/>
        </table:table-row>
        <table:table-row table:style-name="ro1">
          <table:table-cell table:number-columns-repeated="13"/>
          <table:table-cell table:formula="of:=[.G25]" office:value-type="float" office:value="1" calcext:value-type="float">
            <text:p>1</text:p>
          </table:table-cell>
          <table:table-cell table:style-name="ce5" table:formula="of:=[.Q25]" office:value-type="float" office:value="7.5" calcext:value-type="float">
            <text:p>7.5</text:p>
          </table:table-cell>
          <table:table-cell table:number-columns-repeated="49"/>
        </table:table-row>
        <table:table-row table:style-name="ro1">
          <table:table-cell table:number-columns-repeated="13"/>
          <table:table-cell table:formula="of:=[.G26]" office:value-type="float" office:value="1" calcext:value-type="float">
            <text:p>1</text:p>
          </table:table-cell>
          <table:table-cell table:style-name="ce6" table:formula="of:=[.Q26]" office:value-type="float" office:value="6.5" calcext:value-type="float">
            <text:p>6.5</text:p>
          </table:table-cell>
          <table:table-cell table:number-columns-repeated="49"/>
        </table:table-row>
        <table:table-row table:style-name="ro1">
          <table:table-cell table:number-columns-repeated="13"/>
          <table:table-cell table:formula="of:=[.G27]" office:value-type="float" office:value="3" calcext:value-type="float">
            <text:p>3</text:p>
          </table:table-cell>
          <table:table-cell table:style-name="ce7" table:formula="of:=[.Q27]" office:value-type="float" office:value="9.5" calcext:value-type="float">
            <text:p>9.5</text:p>
          </table:table-cell>
          <table:table-cell table:number-columns-repeated="49"/>
        </table:table-row>
        <table:table-row table:style-name="ro1">
          <table:table-cell table:number-columns-repeated="13"/>
          <table:table-cell table:formula="of:=[.G28]" office:value-type="float" office:value="1" calcext:value-type="float">
            <text:p>1</text:p>
          </table:table-cell>
          <table:table-cell table:style-name="ce8" table:formula="of:=[.Q28]" office:value-type="float" office:value="4" calcext:value-type="float">
            <text:p>4</text:p>
          </table:table-cell>
          <table:table-cell table:number-columns-repeated="49"/>
        </table:table-row>
        <table:table-row table:style-name="ro1" table:number-rows-repeated="3">
          <table:table-cell table:number-columns-repeated="64"/>
        </table:table-row>
        <table:table-row table:style-name="ro1">
          <table:table-cell>
            <draw:frame table:end-cell-address="balance.Q102" table:end-x="0.885in" table:end-y="0.0311in" draw:z-index="0" draw:name="Chart 3" draw:style-name="gr1" draw:text-style-name="P1" svg:width="16.5433in" svg:height="7.6146in" svg:x="0in" svg:y="0.0835in">
              <draw:object draw:notify-on-update-of-ranges="balance.N32:balance.N58 balance.O31:balance.O31 balance.O32:balance.O58" xlink:href="./Object 1" xlink:type="simple" xlink:show="embed" xlink:actuate="onLoad">
                <loext:p/>
              </draw:object>
              <draw:image xlink:href="./ObjectReplacements/Object 1" xlink:type="simple" xlink:show="embed" xlink:actuate="onLoad"/>
            </draw:frame>
          </table:table-cell>
          <table:table-cell table:number-columns-repeated="63"/>
        </table:table-row>
        <table:table-row table:style-name="ro1" table:number-rows-repeated="1048513">
          <table:table-cell table:number-columns-repeated="64"/>
        </table:table-row>
        <table:table-row table:style-name="ro1">
          <table:table-cell table:number-columns-repeated="64"/>
        </table:table-row>
        <calcext:conditional-formats>
          <calcext:conditional-format calcext:target-range-address="balance.O31:balance.O32 balance.O1:balance.O25 balance.O59:balance.O1048576">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balance.P29:balance.P1048576 balance.P1:balance.P25 balance.Q1:balance.Q1">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balance.O33:balance.O55">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balance.O26:balance.O26">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balance.P26:balance.P26">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balance.O27:balance.O27">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balance.P27:balance.P27">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balance.O56:balance.O56">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balance.O57:balance.O57">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balance.O28:balance.O28">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balance.P28:balance.P28">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balance.O58:balance.O58">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s>
      </table:table>
      <table:table table:name="version" table:style-name="ta2">
        <table:table-column table:style-name="co2" table:number-columns-repeated="64" table:default-cell-style-name="Default"/>
        <table:table-row table:style-name="ro1">
          <table:table-cell office:value-type="string" calcext:value-type="string">
            <text:p>0.0.1</text:p>
          </table:table-cell>
          <table:table-cell table:number-columns-repeated="63"/>
        </table:table-row>
        <table:table-row table:style-name="ro1" table:number-rows-repeated="1048574">
          <table:table-cell table:number-columns-repeated="64"/>
        </table:table-row>
        <table:table-row table:style-name="ro1">
          <table:table-cell table:number-columns-repeated="64"/>
        </table:table-row>
      </table:table>
      <table:table table:name="effects" table:style-name="ta3">
        <table:table-column table:style-name="co10" table:default-cell-style-name="Default"/>
        <table:table-column table:style-name="co2" table:number-columns-repeated="63" table:default-cell-style-name="Default"/>
        <table:table-row table:style-name="ro1">
          <table:table-cell office:value-type="string" calcext:value-type="string">
            <text:p>UNUSED</text:p>
          </table:table-cell>
          <table:table-cell table:number-columns-repeated="63"/>
        </table:table-row>
        <table:table-row table:style-name="ro1">
          <table:table-cell office:value-type="string" calcext:value-type="string">
            <text:p>UNUSED</text:p>
          </table:table-cell>
          <table:table-cell table:number-columns-repeated="63"/>
        </table:table-row>
        <table:table-row table:style-name="ro1">
          <table:table-cell office:value-type="string" calcext:value-type="string">
            <text:p>CATOBAR: Compatible with CATOBAR, VTOL, and <text:s/>STOBAR squadrons.</text:p>
          </table:table-cell>
          <table:table-cell table:number-columns-repeated="63"/>
        </table:table-row>
        <table:table-row table:style-name="ro1">
          <table:table-cell office:value-type="string" calcext:value-type="string">
            <text:p>E-2C Hawkeye: All squadrons you control in a combat including this asset have +1 attack and <text:s/>defense.</text:p>
          </table:table-cell>
          <table:table-cell table:number-columns-repeated="63"/>
        </table:table-row>
        <table:table-row table:style-name="ro1">
          <table:table-cell office:value-type="string" calcext:value-type="string">
            <text:p>UNUSED</text:p>
          </table:table-cell>
          <table:table-cell table:number-columns-repeated="63"/>
        </table:table-row>
        <table:table-row table:style-name="ro1">
          <table:table-cell office:value-type="string" calcext:value-type="string">
            <text:p>VTOL: Compatible with all VTOL aircraft squadrons.</text:p>
          </table:table-cell>
          <table:table-cell table:number-columns-repeated="63"/>
        </table:table-row>
        <table:table-row table:style-name="ro1">
          <table:table-cell office:value-type="string" calcext:value-type="string">
            <text:p>UNUSED</text:p>
          </table:table-cell>
          <table:table-cell table:number-columns-repeated="63"/>
        </table:table-row>
        <table:table-row table:style-name="ro1">
          <table:table-cell office:value-type="string" calcext:value-type="string">
            <text:p>Ambush: This asset deals damage during the Ambush Damage Step.</text:p>
          </table:table-cell>
          <table:table-cell table:number-columns-repeated="63"/>
        </table:table-row>
        <table:table-row table:style-name="ro1">
          <table:table-cell office:value-type="string" calcext:value-type="string">
            <text:p>Special Purposes: Each time this military asset is flipped face up, your opponent must reveal one card from their hand at random.</text:p>
          </table:table-cell>
          <table:table-cell table:number-columns-repeated="63"/>
        </table:table-row>
        <table:table-row table:style-name="ro1">
          <table:table-cell office:value-type="string" calcext:value-type="string">
            <text:p>Strategic Strike Capability: At the end of your turn, if this asset is face-up and did not take part of an attack or defense, your opponent must discard one card from their deck.</text:p>
          </table:table-cell>
          <table:table-cell table:number-columns-repeated="63"/>
        </table:table-row>
        <table:table-row table:style-name="ro1">
          <table:table-cell office:value-type="string" calcext:value-type="string">
            <text:p>AEGIS: +2 Help Defense.</text:p>
          </table:table-cell>
          <table:table-cell table:number-columns-repeated="63"/>
        </table:table-row>
        <table:table-row table:style-name="ro1">
          <table:table-cell office:value-type="string" calcext:value-type="string">
            <text:p>UNUSED</text:p>
          </table:table-cell>
          <table:table-cell table:number-columns-repeated="63"/>
        </table:table-row>
        <table:table-row table:style-name="ro1">
          <table:table-cell office:value-type="string" calcext:value-type="string">
            <text:p>UNUSED</text:p>
          </table:table-cell>
          <table:table-cell table:number-columns-repeated="63"/>
        </table:table-row>
        <table:table-row table:style-name="ro1">
          <table:table-cell office:value-type="string" calcext:value-type="string">
            <text:p>UNUSED</text:p>
          </table:table-cell>
          <table:table-cell table:number-columns-repeated="63"/>
        </table:table-row>
        <table:table-row table:style-name="ro1">
          <table:table-cell office:value-type="string" calcext:value-type="string">
            <text:p>UNUSED</text:p>
          </table:table-cell>
          <table:table-cell table:number-columns-repeated="63"/>
        </table:table-row>
        <table:table-row table:style-name="ro1">
          <table:table-cell office:value-type="string" calcext:value-type="string">
            <text:p>UNUSED</text:p>
          </table:table-cell>
          <table:table-cell table:number-columns-repeated="63"/>
        </table:table-row>
        <table:table-row table:style-name="ro1">
          <table:table-cell office:value-type="string" calcext:value-type="string">
            <text:p>UNUSED</text:p>
          </table:table-cell>
          <table:table-cell table:number-columns-repeated="63"/>
        </table:table-row>
        <table:table-row table:style-name="ro1">
          <table:table-cell office:value-type="string" calcext:value-type="string">
            <text:p>RAINFALL: During your first deployment phase each turn, select a face down asset controlled by your opponent. Your opponent must reveal this asset. It remains face down afterwards.</text:p>
          </table:table-cell>
          <table:table-cell table:number-columns-repeated="63"/>
        </table:table-row>
        <table:table-row table:style-name="ro1">
          <table:table-cell office:value-type="string" calcext:value-type="string">
            <text:p>Coastal Defender: Cannot be declared as an attacker.</text:p>
          </table:table-cell>
          <table:table-cell table:number-columns-repeated="63"/>
        </table:table-row>
        <table:table-row table:style-name="ro1">
          <table:table-cell office:value-type="string" calcext:value-type="string">
            <text:p>S-300: +1 Help Defense.</text:p>
          </table:table-cell>
          <table:table-cell table:number-columns-repeated="63"/>
        </table:table-row>
        <table:table-row table:style-name="ro1">
          <table:table-cell office:value-type="string" calcext:value-type="string">
            <text:p>UNUSED</text:p>
          </table:table-cell>
          <table:table-cell table:number-columns-repeated="63"/>
        </table:table-row>
        <table:table-row table:style-name="ro1">
          <table:table-cell office:value-type="string" calcext:value-type="string">
            <text:p>Hidden: Can be played face down. </text:p>
          </table:table-cell>
          <table:table-cell table:number-columns-repeated="63"/>
        </table:table-row>
        <table:table-row table:style-name="ro1">
          <table:table-cell office:value-type="string" calcext:value-type="string">
            <text:p>STOBAR: Compatible with STOBAR and VTOL squadrons.</text:p>
          </table:table-cell>
          <table:table-cell table:number-columns-repeated="63"/>
        </table:table-row>
        <table:table-row table:style-name="ro1">
          <table:table-cell office:value-type="string" calcext:value-type="string">
            <text:p>Commerce Raider: When assaulting a player, this military asset's assault is equal to its attack.</text:p>
          </table:table-cell>
          <table:table-cell table:number-columns-repeated="63"/>
        </table:table-row>
        <table:table-row table:style-name="ro1">
          <table:table-cell office:value-type="string" calcext:value-type="string">
            <text:p>E-2D Hawkeye-I: All friendly air squadrons in combat with this asset have +1 attack and <text:s/>defense. Enemy air squadrons lose Ambush.</text:p>
          </table:table-cell>
          <table:table-cell table:number-columns-repeated="63"/>
        </table:table-row>
        <table:table-row table:style-name="ro1">
          <table:table-cell office:value-type="string" calcext:value-type="string">
            <text:p>VTOL-Compatible.</text:p>
          </table:table-cell>
          <table:table-cell table:number-columns-repeated="63"/>
        </table:table-row>
        <table:table-row table:style-name="ro1">
          <table:table-cell office:value-type="string" calcext:value-type="string">
            <text:p>STOBAR-Compatible.</text:p>
          </table:table-cell>
          <table:table-cell table:number-columns-repeated="63"/>
        </table:table-row>
        <table:table-row table:style-name="ro1">
          <table:table-cell office:value-type="string" calcext:value-type="string">
            <text:p>CATOBAR-Compatible.</text:p>
          </table:table-cell>
          <table:table-cell table:number-columns-repeated="63"/>
        </table:table-row>
        <table:table-row table:style-name="ro1">
          <table:table-cell office:value-type="string" calcext:value-type="string">
            <text:p>Carrier 1: Can station 1 aircraft squadron.</text:p>
          </table:table-cell>
          <table:table-cell table:number-columns-repeated="63"/>
        </table:table-row>
        <table:table-row table:style-name="ro1">
          <table:table-cell office:value-type="string" calcext:value-type="string">
            <text:p>Carrier 2: Can station 2 aircraft squadron.</text:p>
          </table:table-cell>
          <table:table-cell table:number-columns-repeated="63"/>
        </table:table-row>
        <table:table-row table:style-name="ro1">
          <table:table-cell office:value-type="string" calcext:value-type="string">
            <text:p>Carrier 3: Can station 3 aircraft squadron.</text:p>
          </table:table-cell>
          <table:table-cell table:number-columns-repeated="63"/>
        </table:table-row>
        <table:table-row table:style-name="ro1">
          <table:table-cell table:style-name="ce29" office:value-type="string" calcext:value-type="string">
            <text:p>Partisans: Provides -4 logistics capacity if controlled by a non-Russian player.</text:p>
          </table:table-cell>
          <table:table-cell table:number-columns-repeated="63"/>
        </table:table-row>
        <table:table-row table:style-name="ro1">
          <table:table-cell table:style-name="ce29" office:value-type="string" calcext:value-type="string">
            <text:p>Grants 2 logistics capacity to the USN player if controlled by their opponent.</text:p>
          </table:table-cell>
          <table:table-cell table:number-columns-repeated="63"/>
        </table:table-row>
        <table:table-row table:style-name="ro1">
          <table:table-cell table:style-name="ce29" office:value-type="string" calcext:value-type="string">
            <text:p>CAP: +2 Help Defense</text:p>
          </table:table-cell>
          <table:table-cell table:number-columns-repeated="63"/>
        </table:table-row>
        <table:table-row table:style-name="ro1" table:number-rows-repeated="1048541">
          <table:table-cell table:number-columns-repeated="64"/>
        </table:table-row>
        <table:table-row table:style-name="ro1">
          <table:table-cell table:number-columns-repeated="64"/>
        </table:table-row>
      </table:table>
      <table:table table:name="military_assets" table:style-name="ta4">
        <office:forms form:automatic-focus="false" form:apply-design-mode="false"/>
        <table:table-column table:style-name="co11" table:default-cell-style-name="Default"/>
        <table:table-column table:style-name="co2"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7" table:default-cell-style-name="Default"/>
        <table:table-column table:style-name="co17" table:default-cell-style-name="Default"/>
        <table:table-column table:style-name="co18" table:default-cell-style-name="ce29"/>
        <table:table-column table:style-name="co19" table:default-cell-style-name="Default"/>
        <table:table-column table:style-name="co20" table:default-cell-style-name="ce29"/>
        <table:table-column table:style-name="co2" table:number-columns-repeated="51" table:default-cell-style-name="Default"/>
        <table:table-row table:style-name="ro1">
          <table:table-cell office:value-type="string" calcext:value-type="string">
            <text:p>Title</text:p>
          </table:table-cell>
          <table:table-cell office:value-type="string" calcext:value-type="string">
            <text:p>Unused0</text:p>
          </table:table-cell>
          <table:table-cell office:value-type="string" calcext:value-type="string">
            <text:p>Unused1</text:p>
          </table:table-cell>
          <table:table-cell office:value-type="string" calcext:value-type="string">
            <text:p>Unused2</text:p>
          </table:table-cell>
          <table:table-cell office:value-type="string" calcext:value-type="string">
            <text:p>Attack</text:p>
          </table:table-cell>
          <table:table-cell office:value-type="string" calcext:value-type="string">
            <text:p>ShoreAttack</text:p>
          </table:table-cell>
          <table:table-cell office:value-type="string" calcext:value-type="string">
            <text:p>Defense</text:p>
          </table:table-cell>
          <table:table-cell office:value-type="string" calcext:value-type="string">
            <text:p>Logistics</text:p>
          </table:table-cell>
          <table:table-cell office:value-type="string" calcext:value-type="string">
            <text:p>Rosters</text:p>
          </table:table-cell>
          <table:table-cell office:value-type="string" calcext:value-type="string">
            <text:p>Type</text:p>
          </table:table-cell>
          <table:table-cell office:value-type="string" calcext:value-type="string">
            <text:p>Description</text:p>
          </table:table-cell>
          <table:table-cell office:value-type="string" calcext:value-type="string">
            <text:p>Image</text:p>
          </table:table-cell>
          <table:table-cell office:value-type="string" calcext:value-type="string">
            <text:p>FlavorText</text:p>
          </table:table-cell>
          <table:table-cell office:value-type="string" calcext:value-type="string">
            <text:p>Version</text:p>
          </table:table-cell>
          <table:table-cell table:number-columns-repeated="50"/>
        </table:table-row>
        <table:table-row table:style-name="ro2">
          <table:table-cell office:value-type="string" calcext:value-type="string">
            <text:p>Nimitz Class CVN</text:p>
          </table:table-cell>
          <table:table-cell table:number-columns-repeated="3"/>
          <table:table-cell table:number-columns-repeated="2" office:value-type="float" office:value="0" calcext:value-type="float">
            <text:p>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USN</text:p>
          </table:table-cell>
          <table:table-cell office:value-type="string" calcext:value-type="string">
            <text:p>Ship</text:p>
          </table:table-cell>
          <table:table-cell table:formula="of:=[$effects.$A3]&amp;CHAR(10)&amp;[$effects.$A4]&amp;CHAR(10)&amp;[$effects.$A$31]&amp;CHAR(10)&amp;[$effects.$A$34]" office:value-type="string" office:string-value="CATOBAR: Compatible with CATOBAR, VTOL, and  STOBAR squadrons.&#10;E-2C Hawkeye: All squadrons you control in a combat including this asset have +1 attack and  defense.&#10;Carrier 3: Can station 3 aircraft squadron.&#10;CAP: +2 Help Defense" calcext:value-type="string">
            <text:p>CATOBAR: Compatible with CATOBAR, VTOL, and  STOBAR squadrons.</text:p>
            <text:p>E-2C Hawkeye: All squadrons you control in a combat including this asset have +1 attack and  defense.</text:p>
            <text:p>Carrier 3: Can station 3 aircraft squadron.</text:p>
            <text:p>CAP: +2 Help Defense</text:p>
          </table:table-cell>
          <table:table-cell office:value-type="string" calcext:value-type="string">
            <text:p>Images/nimitz.jpg</text:p>
          </table:table-cell>
          <table:table-cell office:value-type="string" calcext:value-type="string">
            <text:p>A military airbase at sea, a Nimitz carrier is more than three times as long as a football field and has more than twice the displacement of the German super-battleship Bismarck.</text:p>
          </table:table-cell>
          <table:table-cell table:formula="of:=[$version.$A$1]" office:value-type="string" office:string-value="0.0.1" calcext:value-type="string">
            <text:p>0.0.1</text:p>
          </table:table-cell>
          <table:table-cell table:number-columns-repeated="50"/>
        </table:table-row>
        <table:table-row table:style-name="ro2">
          <table:table-cell office:value-type="string" calcext:value-type="string">
            <text:p>Gerald R Ford CVN</text:p>
          </table:table-cell>
          <table:table-cell table:number-columns-repeated="3"/>
          <table:table-cell table:number-columns-repeated="2"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USN</text:p>
          </table:table-cell>
          <table:table-cell office:value-type="string" calcext:value-type="string">
            <text:p>Ship</text:p>
          </table:table-cell>
          <table:table-cell table:formula="of:=[$effects.$A3]&amp;CHAR(10)&amp;[$effects.$A25]&amp;CHAR(10)&amp;[$effects.$A$31]&amp;CHAR(10)&amp;[$effects.$A$34]" office:value-type="string" office:string-value="CATOBAR: Compatible with CATOBAR, VTOL, and  STOBAR squadrons.&#10;E-2D Hawkeye-I: All friendly air squadrons in combat with this asset have +1 attack and  defense. Enemy air squadrons lose Ambush.&#10;Carrier 3: Can station 3 aircraft squadron.&#10;CAP: +2 Help Defense" calcext:value-type="string">
            <text:p>CATOBAR: Compatible with CATOBAR, VTOL, and  STOBAR squadrons.</text:p>
            <text:p>E-2D Hawkeye-I: All friendly air squadrons in combat with this asset have +1 attack and  defense. Enemy air squadrons lose Ambush.</text:p>
            <text:p>Carrier 3: Can station 3 aircraft squadron.</text:p>
            <text:p>CAP: +2 Help Defense</text:p>
          </table:table-cell>
          <table:table-cell office:value-type="string" calcext:value-type="string">
            <text:p>Images/ford.jpg</text:p>
          </table:table-cell>
          <table:table-cell/>
          <table:table-cell table:formula="of:=[$version.$A$1]" office:value-type="string" office:string-value="0.0.1" calcext:value-type="string">
            <text:p>0.0.1</text:p>
          </table:table-cell>
          <table:table-cell table:number-columns-repeated="50"/>
        </table:table-row>
        <table:table-row table:style-name="ro2">
          <table:table-cell office:value-type="string" calcext:value-type="string">
            <text:p>Wasp Class LHA</text:p>
          </table:table-cell>
          <table:table-cell table:number-columns-repeated="3"/>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USN</text:p>
          </table:table-cell>
          <table:table-cell office:value-type="string" calcext:value-type="string">
            <text:p>Ship</text:p>
          </table:table-cell>
          <table:table-cell table:formula="of:=[$effects.$A6]&amp;CHAR(10)&amp;[$effects.$A29]" office:value-type="string" office:string-value="VTOL: Compatible with all VTOL aircraft squadrons.&#10;Carrier 1: Can station 1 aircraft squadron." calcext:value-type="string">
            <text:p>VTOL: Compatible with all VTOL aircraft squadrons.</text:p>
            <text:p>Carrier 1: Can station 1 aircraft squadron.</text:p>
          </table:table-cell>
          <table:table-cell office:value-type="string" calcext:value-type="string">
            <text:p>Images/wasp.jpg</text:p>
          </table:table-cell>
          <table:table-cell office:value-type="string" calcext:value-type="string">
            <text:p>In addition to supporting VTOL aircraft, a Wasp amphibious assault ship is capable of delivering a Marine Expeditionary Unit complete with its armored vehicles to hostile shores via helicopters and landing craft.</text:p>
          </table:table-cell>
          <table:table-cell table:formula="of:=[$version.$A$1]" office:value-type="string" office:string-value="0.0.1" calcext:value-type="string">
            <text:p>0.0.1</text:p>
          </table:table-cell>
          <table:table-cell table:number-columns-repeated="50"/>
        </table:table-row>
        <table:table-row table:style-name="ro2">
          <table:table-cell office:value-type="string" calcext:value-type="string">
            <text:p>America Class LHA</text:p>
          </table:table-cell>
          <table:table-cell table:number-columns-repeated="3"/>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USN</text:p>
          </table:table-cell>
          <table:table-cell office:value-type="string" calcext:value-type="string">
            <text:p>Ship</text:p>
          </table:table-cell>
          <table:table-cell table:formula="of:=[$effects.$A6]&amp;CHAR(10)&amp;[$effects.$A$30]" office:value-type="string" office:string-value="VTOL: Compatible with all VTOL aircraft squadrons.&#10;Carrier 2: Can station 2 aircraft squadron." calcext:value-type="string">
            <text:p>VTOL: Compatible with all VTOL aircraft squadrons.</text:p>
            <text:p>Carrier 2: Can station 2 aircraft squadron.</text:p>
          </table:table-cell>
          <table:table-cell office:value-type="string" calcext:value-type="string">
            <text:p>Images/america.jpg</text:p>
          </table:table-cell>
          <table:table-cell/>
          <table:table-cell table:formula="of:=[$version.$A$1]" office:value-type="string" office:string-value="0.0.1" calcext:value-type="string">
            <text:p>0.0.1</text:p>
          </table:table-cell>
          <table:table-cell table:number-columns-repeated="50"/>
        </table:table-row>
        <table:table-row table:style-name="ro3">
          <table:table-cell office:value-type="string" calcext:value-type="string">
            <text:p>Seawolf Class SSN</text:p>
          </table:table-cell>
          <table:table-cell table:number-columns-repeated="3"/>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USN</text:p>
          </table:table-cell>
          <table:table-cell office:value-type="string" calcext:value-type="string">
            <text:p>Submarine</text:p>
          </table:table-cell>
          <table:table-cell table:formula="of:=[$effects.$A8]&amp;CHAR(10)&amp;[$effects.$A9]&amp;CHAR(10)&amp;[$effects.$A22]&amp;CHAR(10)&amp;[$effects.$A24]" office:value-type="string" office:string-value="Ambush: This asset deals damage during the Ambush Damage Step.&#10;Special Purposes: Each time this military asset is flipped face up, your opponent must reveal one card from their hand at random.&#10;Hidden: Can be played face down. &#10;Commerce Raider: When assaulting a player, this military asset's assault is equal to its attack." calcext:value-type="string">
            <text:p>Ambush: This asset deals damage during the Ambush Damage Step.</text:p>
            <text:p>Special Purposes: Each time this military asset is flipped face up, your opponent must reveal one card from their hand at random.</text:p>
            <text:p>Hidden: Can be played face down. </text:p>
            <text:p>Commerce Raider: When assaulting a player, this military asset's assault is equal to its attack.</text:p>
          </table:table-cell>
          <table:table-cell office:value-type="string" calcext:value-type="string">
            <text:p>Images/seawolf.jpg</text:p>
          </table:table-cell>
          <table:table-cell office:value-type="string" calcext:value-type="string">
            <text:p>As the most expensive class of attack submarine ever built, the Seawolf is the apex predator of the US Navy's submarine fleet.</text:p>
          </table:table-cell>
          <table:table-cell table:formula="of:=[$version.$A$1]" office:value-type="string" office:string-value="0.0.1" calcext:value-type="string">
            <text:p>0.0.1</text:p>
          </table:table-cell>
          <table:table-cell table:number-columns-repeated="50"/>
        </table:table-row>
        <table:table-row table:style-name="ro4">
          <table:table-cell office:value-type="string" calcext:value-type="string">
            <text:p>Virginia Class SSN</text:p>
          </table:table-cell>
          <table:table-cell table:number-columns-repeated="3"/>
          <table:table-cell office:value-type="float" office:value="3" calcext:value-type="float">
            <text:p>3</text:p>
          </table:table-cell>
          <table:table-cell office:value-type="float" office:value="0" calcext:value-type="float">
            <text:p>0</text:p>
          </table:table-cell>
          <table:table-cell table:number-columns-repeated="2" office:value-type="float" office:value="4" calcext:value-type="float">
            <text:p>4</text:p>
          </table:table-cell>
          <table:table-cell office:value-type="string" calcext:value-type="string">
            <text:p>USN</text:p>
          </table:table-cell>
          <table:table-cell office:value-type="string" calcext:value-type="string">
            <text:p>Submarine</text:p>
          </table:table-cell>
          <table:table-cell table:formula="of:=[$effects.$A8]&amp;CHAR(10)&amp;[$effects.$A22]&amp;CHAR(10)&amp;[$effects.$A24]" office:value-type="string" office:string-value="Ambush: This asset deals damage during the Ambush Damage Step.&#10;Hidden: Can be played face down. &#10;Commerce Raider: When assaulting a player, this military asset's assault is equal to its attack." calcext:value-type="string">
            <text:p>Ambush: This asset deals damage during the Ambush Damage Step.</text:p>
            <text:p>Hidden: Can be played face down. </text:p>
            <text:p>Commerce Raider: When assaulting a player, this military asset's assault is equal to its attack.</text:p>
          </table:table-cell>
          <table:table-cell office:value-type="string" calcext:value-type="string">
            <text:p>Images/virginia.jpg</text:p>
          </table:table-cell>
          <table:table-cell office:value-type="string" calcext:value-type="string">
            <text:p>The advanced Virginia will be the standard attack submarine of the US Navy until at least the middle of the 21st century.</text:p>
          </table:table-cell>
          <table:table-cell table:formula="of:=[$version.$A$1]" office:value-type="string" office:string-value="0.0.1" calcext:value-type="string">
            <text:p>0.0.1</text:p>
          </table:table-cell>
          <table:table-cell table:number-columns-repeated="50"/>
        </table:table-row>
        <table:table-row table:style-name="ro5">
          <table:table-cell office:value-type="string" calcext:value-type="string">
            <text:p>Ohio Class SSGN</text:p>
          </table:table-cell>
          <table:table-cell table:number-columns-repeated="3"/>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USN</text:p>
          </table:table-cell>
          <table:table-cell office:value-type="string" calcext:value-type="string">
            <text:p>Submarine</text:p>
          </table:table-cell>
          <table:table-cell table:formula="of:=[$effects.$A8]&amp;CHAR(10)&amp;[$effects.$A10]&amp;CHAR(10)&amp;[$effects.$A22]" office:value-type="string" office:string-value="Ambush: This asset deals damage during the Ambush Damage Step.&#10;Strategic Strike Capability: At the end of your turn, if this asset is face-up and did not take part of an attack or defense, your opponent must discard one card from their deck.&#10;Hidden: Can be played face down. " calcext:value-type="string">
            <text:p>Ambush: This asset deals damage during the Ambush Damage Step.</text:p>
            <text:p>Strategic Strike Capability: At the end of your turn, if this asset is face-up and did not take part of an attack or defense, your opponent must discard one card from their deck.</text:p>
            <text:p>Hidden: Can be played face down. </text:p>
          </table:table-cell>
          <table:table-cell office:value-type="string" calcext:value-type="string">
            <text:p>Images/ohio.jpg</text:p>
          </table:table-cell>
          <table:table-cell office:value-type="string" calcext:value-type="string">
            <text:p>Although Ohio was originally intended to carry nuclear ballistic missiles, some Ohio's have been modified as SSGNs for surface warfare and land-attack missions.</text:p>
          </table:table-cell>
          <table:table-cell table:formula="of:=[$version.$A$1]" office:value-type="string" office:string-value="0.0.1" calcext:value-type="string">
            <text:p>0.0.1</text:p>
          </table:table-cell>
          <table:table-cell table:number-columns-repeated="50"/>
        </table:table-row>
        <table:table-row table:style-name="ro6">
          <table:table-cell office:value-type="string" calcext:value-type="string">
            <text:p>Ticonderoga Class CG</text:p>
          </table:table-cell>
          <table:table-cell table:number-columns-repeated="3"/>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string" calcext:value-type="string">
            <text:p>USN</text:p>
          </table:table-cell>
          <table:table-cell office:value-type="string" calcext:value-type="string">
            <text:p>Ship</text:p>
          </table:table-cell>
          <table:table-cell table:formula="of:=[$effects.$A11]" office:value-type="string" office:string-value="AEGIS: +2 Help Defense." calcext:value-type="string">
            <text:p>AEGIS: +2 Help Defense.</text:p>
          </table:table-cell>
          <table:table-cell office:value-type="string" calcext:value-type="string">
            <text:p>Images/ticonderoga.jpg</text:p>
          </table:table-cell>
          <table:table-cell office:value-type="string" calcext:value-type="string">
            <text:p>Despite a modest displacement by historical standards, the Ticonderoga is the largest surface combatant in the US Navy.</text:p>
          </table:table-cell>
          <table:table-cell table:formula="of:=[$version.$A$1]" office:value-type="string" office:string-value="0.0.1" calcext:value-type="string">
            <text:p>0.0.1</text:p>
          </table:table-cell>
          <table:table-cell table:number-columns-repeated="50"/>
        </table:table-row>
        <table:table-row table:style-name="ro6">
          <table:table-cell office:value-type="string" calcext:value-type="string">
            <text:p>Arleigh Burke Class DDG</text:p>
          </table:table-cell>
          <table:table-cell table:number-columns-repeated="3"/>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USN</text:p>
          </table:table-cell>
          <table:table-cell office:value-type="string" calcext:value-type="string">
            <text:p>Ship</text:p>
          </table:table-cell>
          <table:table-cell table:formula="of:=[$effects.$A11]" office:value-type="string" office:string-value="AEGIS: +2 Help Defense." calcext:value-type="string">
            <text:p>AEGIS: +2 Help Defense.</text:p>
          </table:table-cell>
          <table:table-cell office:value-type="string" calcext:value-type="string">
            <text:p>Images/arleighburke.jpg</text:p>
          </table:table-cell>
          <table:table-cell office:value-type="string" calcext:value-type="string">
            <text:p>The multi-mission Arleigh Burke is the most numerous ship in the US Navy.</text:p>
          </table:table-cell>
          <table:table-cell table:formula="of:=[$version.$A$1]" office:value-type="string" office:string-value="0.0.1" calcext:value-type="string">
            <text:p>0.0.1</text:p>
          </table:table-cell>
          <table:table-cell table:number-columns-repeated="50"/>
        </table:table-row>
        <table:table-row table:style-name="ro7">
          <table:table-cell office:value-type="string" calcext:value-type="string">
            <text:p>Zumwalt Class DDG</text:p>
          </table:table-cell>
          <table:table-cell table:number-columns-repeated="3"/>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office:value-type="string" calcext:value-type="string">
            <text:p>USN</text:p>
          </table:table-cell>
          <table:table-cell office:value-type="string" calcext:value-type="string">
            <text:p>Ship</text:p>
          </table:table-cell>
          <table:table-cell table:formula="of:=[$effects.$A22]" office:value-type="string" office:string-value="Hidden: Can be played face down. " calcext:value-type="string">
            <text:p>Hidden: Can be played face down. </text:p>
          </table:table-cell>
          <table:table-cell office:value-type="string" calcext:value-type="string">
            <text:p>Images/zumwalt.jpg</text:p>
          </table:table-cell>
          <table:table-cell office:value-type="string" calcext:value-type="string">
            <text:p>With a cost of $1M per shot from its main howitzer, it is important for the crew of a Zumwalt to aim carefully.</text:p>
          </table:table-cell>
          <table:table-cell table:formula="of:=[$version.$A$1]" office:value-type="string" office:string-value="0.0.1" calcext:value-type="string">
            <text:p>0.0.1</text:p>
          </table:table-cell>
          <table:table-cell table:number-columns-repeated="50"/>
        </table:table-row>
        <table:table-row table:style-name="ro2">
          <table:table-cell office:value-type="string" calcext:value-type="string">
            <text:p>F/A-18E Superhornet</text:p>
          </table:table-cell>
          <table:table-cell table:number-columns-repeated="3"/>
          <table:table-cell table:number-columns-repeated="2"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USN</text:p>
          </table:table-cell>
          <table:table-cell office:value-type="string" calcext:value-type="string">
            <text:p>Squadron</text:p>
          </table:table-cell>
          <table:table-cell table:formula="of:=[$effects.$A22]&amp;CHAR(10)&amp;[$effects.$A$28]" office:value-type="string" office:string-value="Hidden: Can be played face down. &#10;CATOBAR-Compatible." calcext:value-type="string">
            <text:p>Hidden: Can be played face down. </text:p>
            <text:p>CATOBAR-Compatible.</text:p>
          </table:table-cell>
          <table:table-cell office:value-type="string" calcext:value-type="string">
            <text:p>Images/f18.jpg</text:p>
          </table:table-cell>
          <table:table-cell office:value-type="string" calcext:value-type="string">
            <text:p>The F/A-18 is one of the longest-tenured and most battle-proven multi-role carrier aircraft in the world.</text:p>
          </table:table-cell>
          <table:table-cell table:formula="of:=[$version.$A$1]" office:value-type="string" office:string-value="0.0.1" calcext:value-type="string">
            <text:p>0.0.1</text:p>
          </table:table-cell>
          <table:table-cell table:number-columns-repeated="50"/>
        </table:table-row>
        <table:table-row table:style-name="ro8">
          <table:table-cell office:value-type="string" calcext:value-type="string">
            <text:p>F-35B Lightning II</text:p>
          </table:table-cell>
          <table:table-cell table:number-columns-repeated="3"/>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USN</text:p>
          </table:table-cell>
          <table:table-cell office:value-type="string" calcext:value-type="string">
            <text:p>Squadron</text:p>
          </table:table-cell>
          <table:table-cell table:formula="of:=[$effects.$A22]&amp;CHAR(10)&amp;[$effects.$A8]&amp;CHAR(10)&amp;[$effects.$A$26]" office:value-type="string" office:string-value="Hidden: Can be played face down. &#10;Ambush: This asset deals damage during the Ambush Damage Step.&#10;VTOL-Compatible." calcext:value-type="string">
            <text:p>Hidden: Can be played face down. </text:p>
            <text:p>Ambush: This asset deals damage during the Ambush Damage Step.</text:p>
            <text:p>VTOL-Compatible.</text:p>
          </table:table-cell>
          <table:table-cell office:value-type="string" calcext:value-type="string">
            <text:p>Images/f35b.jpg</text:p>
          </table:table-cell>
          <table:table-cell office:value-type="string" calcext:value-type="string">
            <text:p>The F-35B is a special variant of the F-35 capable of taking off and landing vertically. This allows it to be stationed on smaller carriers that have typically not been able to field cutting-edge aircraft.</text:p>
          </table:table-cell>
          <table:table-cell table:formula="of:=[$version.$A$1]" office:value-type="string" office:string-value="0.0.1" calcext:value-type="string">
            <text:p>0.0.1</text:p>
          </table:table-cell>
          <table:table-cell table:number-columns-repeated="50"/>
        </table:table-row>
        <table:table-row table:style-name="ro9">
          <table:table-cell office:value-type="string" calcext:value-type="string">
            <text:p>F-35C <text:s/>Lightning II</text:p>
          </table:table-cell>
          <table:table-cell table:number-columns-repeated="3"/>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string" calcext:value-type="string">
            <text:p>USN</text:p>
          </table:table-cell>
          <table:table-cell office:value-type="string" calcext:value-type="string">
            <text:p>Squadron</text:p>
          </table:table-cell>
          <table:table-cell table:formula="of:=[$effects.$A22]&amp;CHAR(10)&amp;[$effects.$A8]&amp;CHAR(10)&amp;[$effects.$A$28]" office:value-type="string" office:string-value="Hidden: Can be played face down. &#10;Ambush: This asset deals damage during the Ambush Damage Step.&#10;CATOBAR-Compatible." calcext:value-type="string">
            <text:p>Hidden: Can be played face down. </text:p>
            <text:p>Ambush: This asset deals damage during the Ambush Damage Step.</text:p>
            <text:p>CATOBAR-Compatible.</text:p>
          </table:table-cell>
          <table:table-cell office:value-type="string" calcext:value-type="string">
            <text:p>Images/f35c.jpg</text:p>
          </table:table-cell>
          <table:table-cell office:value-type="string" calcext:value-type="string">
            <text:p>The F-35 acquisition program cost of just under $450 billion USD would be enough to buy 450 billion $1 cheeseburgers - enough to kill all humans on earth.</text:p>
          </table:table-cell>
          <table:table-cell table:formula="of:=[$version.$A$1]" office:value-type="string" office:string-value="0.0.1" calcext:value-type="string">
            <text:p>0.0.1</text:p>
          </table:table-cell>
          <table:table-cell table:number-columns-repeated="50"/>
        </table:table-row>
        <table:table-row table:style-name="ro10">
          <table:table-cell office:value-type="string" calcext:value-type="string">
            <text:p>AV-8B Harrier II</text:p>
          </table:table-cell>
          <table:table-cell table:number-columns-repeated="3"/>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USN</text:p>
          </table:table-cell>
          <table:table-cell office:value-type="string" calcext:value-type="string">
            <text:p>Squadron</text:p>
          </table:table-cell>
          <table:table-cell table:formula="of:=[$effects.$A22]&amp;CHAR(10)&amp;[$effects.$A$26]" office:value-type="string" office:string-value="Hidden: Can be played face down. &#10;VTOL-Compatible." calcext:value-type="string">
            <text:p>Hidden: Can be played face down. </text:p>
            <text:p>VTOL-Compatible.</text:p>
          </table:table-cell>
          <table:table-cell office:value-type="string" calcext:value-type="string">
            <text:p>Images/harrier.jpg</text:p>
          </table:table-cell>
          <table:table-cell office:value-type="string" calcext:value-type="string">
            <text:p>A Pepsi ad campaign promised to award a Harrier to anyone who collected enough Pepsi points- a promise Pepsi did not keep. During its service history, the Harrier has proven it is more reliable than Pepsi Co.</text:p>
          </table:table-cell>
          <table:table-cell table:formula="of:=[$version.$A$1]" office:value-type="string" office:string-value="0.0.1" calcext:value-type="string">
            <text:p>0.0.1</text:p>
          </table:table-cell>
          <table:table-cell table:number-columns-repeated="50"/>
        </table:table-row>
        <table:table-row table:style-name="ro11">
          <table:table-cell office:value-type="string" calcext:value-type="string">
            <text:p>Kuznetsov Class CV</text:p>
          </table:table-cell>
          <table:table-cell table:number-columns-repeated="3"/>
          <table:table-cell office:value-type="float" office:value="4" calcext:value-type="float">
            <text:p>4</text:p>
          </table:table-cell>
          <table:table-cell table:number-columns-repeated="2" office:value-type="float" office:value="2" calcext:value-type="float">
            <text:p>2</text:p>
          </table:table-cell>
          <table:table-cell office:value-type="float" office:value="6" calcext:value-type="float">
            <text:p>6</text:p>
          </table:table-cell>
          <table:table-cell office:value-type="string" calcext:value-type="string">
            <text:p>RUS</text:p>
          </table:table-cell>
          <table:table-cell office:value-type="string" calcext:value-type="string">
            <text:p>Ship</text:p>
          </table:table-cell>
          <table:table-cell table:formula="of:=[$effects.$A23]&amp;CHAR(10)&amp;[$effects.$A$29]&amp;CHAR(10)&amp;[$effects.$A$34]" office:value-type="string" office:string-value="STOBAR: Compatible with STOBAR and VTOL squadrons.&#10;Carrier 1: Can station 1 aircraft squadron.&#10;CAP: +2 Help Defense" calcext:value-type="string">
            <text:p>STOBAR: Compatible with STOBAR and VTOL squadrons.</text:p>
            <text:p>Carrier 1: Can station 1 aircraft squadron.</text:p>
            <text:p>CAP: +2 Help Defense</text:p>
          </table:table-cell>
          <table:table-cell office:value-type="string" calcext:value-type="string">
            <text:p>Images/kuznetsov.jpg</text:p>
          </table:table-cell>
          <table:table-cell office:value-type="string" calcext:value-type="string">
            <text:p>Although sold to a company in Macau supposedly for use as a floating casino, Kuznetsov's sister ship has since unsurprisingly become the first aircraft carrier of the Chinese People's Liberation Army Navy.</text:p>
          </table:table-cell>
          <table:table-cell table:formula="of:=[$version.$A$1]" office:value-type="string" office:string-value="0.0.1" calcext:value-type="string">
            <text:p>0.0.1</text:p>
          </table:table-cell>
          <table:table-cell table:number-columns-repeated="50"/>
        </table:table-row>
        <table:table-row table:style-name="ro12">
          <table:table-cell office:value-type="string" calcext:value-type="string">
            <text:p>Kirov Class CGN</text:p>
          </table:table-cell>
          <table:table-cell table:number-columns-repeated="3"/>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RUS</text:p>
          </table:table-cell>
          <table:table-cell office:value-type="string" calcext:value-type="string">
            <text:p>Ship</text:p>
          </table:table-cell>
          <table:table-cell table:formula="of:=[$effects.$A20]" office:value-type="string" office:string-value="S-300: +1 Help Defense." calcext:value-type="string">
            <text:p>S-300: +1 Help Defense.</text:p>
          </table:table-cell>
          <table:table-cell office:value-type="string" calcext:value-type="string">
            <text:p>Images/kirov.jpg</text:p>
          </table:table-cell>
          <table:table-cell office:value-type="string" calcext:value-type="string">
            <text:p>Since the decommisioning of the last retrofitted WWII-era battleship in 1991, the Kirov has been the largest surface combatant in the world.</text:p>
          </table:table-cell>
          <table:table-cell table:formula="of:=[$version.$A$1]" office:value-type="string" office:string-value="0.0.1" calcext:value-type="string">
            <text:p>0.0.1</text:p>
          </table:table-cell>
          <table:table-cell table:number-columns-repeated="50"/>
        </table:table-row>
        <table:table-row table:style-name="ro13">
          <table:table-cell office:value-type="string" calcext:value-type="string">
            <text:p>Slava Class CG</text:p>
          </table:table-cell>
          <table:table-cell table:number-columns-repeated="3"/>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string" calcext:value-type="string">
            <text:p>RUS</text:p>
          </table:table-cell>
          <table:table-cell office:value-type="string" calcext:value-type="string">
            <text:p>Ship</text:p>
          </table:table-cell>
          <table:table-cell table:formula="of:=[$effects.$A20]" office:value-type="string" office:string-value="S-300: +1 Help Defense." calcext:value-type="string">
            <text:p>S-300: +1 Help Defense.</text:p>
          </table:table-cell>
          <table:table-cell office:value-type="string" calcext:value-type="string">
            <text:p>Images/slava.jpg</text:p>
          </table:table-cell>
          <table:table-cell office:value-type="string" calcext:value-type="string">
            <text:p>Equipped with the same massive anti-ship missiles as the Kirov class, the Slava packs a similar punch in a considerably smaller form-factor.</text:p>
          </table:table-cell>
          <table:table-cell table:formula="of:=[$version.$A$1]" office:value-type="string" office:string-value="0.0.1" calcext:value-type="string">
            <text:p>0.0.1</text:p>
          </table:table-cell>
          <table:table-cell table:number-columns-repeated="50"/>
        </table:table-row>
        <table:table-row table:style-name="ro6">
          <table:table-cell office:value-type="string" calcext:value-type="string">
            <text:p>Udaloy II Class DDG</text:p>
          </table:table-cell>
          <table:table-cell table:number-columns-repeated="3"/>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RUS</text:p>
          </table:table-cell>
          <table:table-cell office:value-type="string" calcext:value-type="string">
            <text:p>Ship</text:p>
          </table:table-cell>
          <table:table-cell table:formula="of:=CHAR(10)" office:value-type="string" office:string-value="&#10;" calcext:value-type="string">
            <text:p/>
            <text:p/>
          </table:table-cell>
          <table:table-cell office:value-type="string" calcext:value-type="string">
            <text:p>Images/udaloy.jpg</text:p>
          </table:table-cell>
          <table:table-cell office:value-type="string" calcext:value-type="string">
            <text:p>Udaloy II: the ship so nice they designed it twice.</text:p>
          </table:table-cell>
          <table:table-cell table:formula="of:=[$version.$A$1]" office:value-type="string" office:string-value="0.0.1" calcext:value-type="string">
            <text:p>0.0.1</text:p>
          </table:table-cell>
          <table:table-cell table:number-columns-repeated="50"/>
        </table:table-row>
        <table:table-row table:style-name="ro6">
          <table:table-cell office:value-type="string" calcext:value-type="string">
            <text:p>Gorshkov Class FFG</text:p>
          </table:table-cell>
          <table:table-cell table:number-columns-repeated="3"/>
          <table:table-cell office:value-type="float" office:value="3" calcext:value-type="float">
            <text:p>3</text:p>
          </table:table-cell>
          <table:table-cell table:number-columns-repeated="3" office:value-type="float" office:value="2" calcext:value-type="float">
            <text:p>2</text:p>
          </table:table-cell>
          <table:table-cell office:value-type="string" calcext:value-type="string">
            <text:p>RUS</text:p>
          </table:table-cell>
          <table:table-cell office:value-type="string" calcext:value-type="string">
            <text:p>Ship</text:p>
          </table:table-cell>
          <table:table-cell table:formula="of:=[$effects.$A22]" office:value-type="string" office:string-value="Hidden: Can be played face down. " calcext:value-type="string">
            <text:p>Hidden: Can be played face down. </text:p>
          </table:table-cell>
          <table:table-cell office:value-type="string" calcext:value-type="string">
            <text:p>Images/gorshkov.jpg</text:p>
          </table:table-cell>
          <table:table-cell office:value-type="string" calcext:value-type="string">
            <text:p>The cutting-edge Gorshkov frigates stick out in the largely-outdated Russian surface warfare fleet.</text:p>
          </table:table-cell>
          <table:table-cell table:formula="of:=[$version.$A$1]" office:value-type="string" office:string-value="0.0.1" calcext:value-type="string">
            <text:p>0.0.1</text:p>
          </table:table-cell>
          <table:table-cell table:number-columns-repeated="50"/>
        </table:table-row>
        <table:table-row table:style-name="ro5">
          <table:table-cell office:value-type="string" calcext:value-type="string">
            <text:p>Yasen Class SSGN</text:p>
          </table:table-cell>
          <table:table-cell table:number-columns-repeated="3"/>
          <table:table-cell office:value-type="float" office:value="5" calcext:value-type="float">
            <text:p>5</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US</text:p>
          </table:table-cell>
          <table:table-cell office:value-type="string" calcext:value-type="string">
            <text:p>Submarine</text:p>
          </table:table-cell>
          <table:table-cell table:formula="of:=[$effects.$A22]&amp;CHAR(10)&amp;[$effects.$A8]&amp;CHAR(10)&amp;[$effects.$A24]"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office:value-type="string" calcext:value-type="string">
            <text:p>Images/yasen.jpg</text:p>
          </table:table-cell>
          <table:table-cell office:value-type="string" calcext:value-type="string">
            <text:p>With more than twice the firepower of western submarines, the Yasen is Russia's best effort in no-expense-spared attack submarine development.</text:p>
          </table:table-cell>
          <table:table-cell table:formula="of:=[$version.$A$1]" office:value-type="string" office:string-value="0.0.1" calcext:value-type="string">
            <text:p>0.0.1</text:p>
          </table:table-cell>
          <table:table-cell table:number-columns-repeated="50"/>
        </table:table-row>
        <table:table-row table:style-name="ro14">
          <table:table-cell office:value-type="string" calcext:value-type="string">
            <text:p>Lada Class SSK</text:p>
          </table:table-cell>
          <table:table-cell table:number-columns-repeated="3"/>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office:value-type="string" calcext:value-type="string">
            <text:p>RUS</text:p>
          </table:table-cell>
          <table:table-cell office:value-type="string" calcext:value-type="string">
            <text:p>Submarine</text:p>
          </table:table-cell>
          <table:table-cell table:formula="of:=[$effects.$A22]&amp;CHAR(10)&amp;[$effects.$A8]&amp;CHAR(10)&amp;[$effects.$A19]" office:value-type="string" office:string-value="Hidden: Can be played face down. &#10;Ambush: This asset deals damage during the Ambush Damage Step.&#10;Coastal Defender: Cannot be declared as an attacker." calcext:value-type="string">
            <text:p>Hidden: Can be played face down. </text:p>
            <text:p>Ambush: This asset deals damage during the Ambush Damage Step.</text:p>
            <text:p>Coastal Defender: Cannot be declared as an attacker.</text:p>
          </table:table-cell>
          <table:table-cell office:value-type="string" calcext:value-type="string">
            <text:p>Images/lada.jpg</text:p>
          </table:table-cell>
          <table:table-cell office:value-type="string" calcext:value-type="string">
            <text:p>Although shorter-ranged than nuclear attack submarines, diesel-electric attack submarines are smaller, quieter and nearly as well armed.</text:p>
          </table:table-cell>
          <table:table-cell table:formula="of:=[$version.$A$1]" office:value-type="string" office:string-value="0.0.1" calcext:value-type="string">
            <text:p>0.0.1</text:p>
          </table:table-cell>
          <table:table-cell table:number-columns-repeated="50"/>
        </table:table-row>
        <table:table-row table:style-name="ro15">
          <table:table-cell office:value-type="string" calcext:value-type="string">
            <text:p>Oscar II Class SSGN</text:p>
          </table:table-cell>
          <table:table-cell table:number-columns-repeated="3"/>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RUS</text:p>
          </table:table-cell>
          <table:table-cell office:value-type="string" calcext:value-type="string">
            <text:p>Submarine</text:p>
          </table:table-cell>
          <table:table-cell table:formula="of:=[$effects.$A22]&amp;CHAR(10)&amp;[$effects.$A8]&amp;CHAR(10)&amp;[$effects.$A24]"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office:value-type="string" calcext:value-type="string">
            <text:p>Images/oscar2.jpg</text:p>
          </table:table-cell>
          <table:table-cell office:value-type="string" calcext:value-type="string">
            <text:p>The massive but aging Oscar is a relic of Cold War Soviet strategy. That said, it's large guided missile batteries are still a formidable threat to US carriers.</text:p>
          </table:table-cell>
          <table:table-cell table:formula="of:=[$version.$A$1]" office:value-type="string" office:string-value="0.0.1" calcext:value-type="string">
            <text:p>0.0.1</text:p>
          </table:table-cell>
          <table:table-cell table:number-columns-repeated="50"/>
        </table:table-row>
        <table:table-row table:style-name="ro16">
          <table:table-cell office:value-type="string" calcext:value-type="string">
            <text:p>Mig-29K Fulcrum-D</text:p>
          </table:table-cell>
          <table:table-cell table:number-columns-repeated="3"/>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office:value-type="string" calcext:value-type="string">
            <text:p>RUS</text:p>
          </table:table-cell>
          <table:table-cell office:value-type="string" calcext:value-type="string">
            <text:p>Squadron</text:p>
          </table:table-cell>
          <table:table-cell table:formula="of:=[$effects.$A22]&amp;CHAR(10)&amp;[$effects.$A$27]" office:value-type="string" office:string-value="Hidden: Can be played face down. &#10;STOBAR-Compatible." calcext:value-type="string">
            <text:p>Hidden: Can be played face down. </text:p>
            <text:p>STOBAR-Compatible.</text:p>
          </table:table-cell>
          <table:table-cell office:value-type="string" calcext:value-type="string">
            <text:p>Images/mig29k.jpg</text:p>
          </table:table-cell>
          <table:table-cell office:value-type="string" calcext:value-type="string">
            <text:p>With a $15M unit cost conceivably affordable by even second-tier NBA starters, the Mig-29K is proof that performance and price are not always at odds.</text:p>
          </table:table-cell>
          <table:table-cell table:formula="of:=[$version.$A$1]" office:value-type="string" office:string-value="0.0.1" calcext:value-type="string">
            <text:p>0.0.1</text:p>
          </table:table-cell>
          <table:table-cell table:number-columns-repeated="50"/>
        </table:table-row>
        <table:table-row table:style-name="ro17">
          <table:table-cell office:value-type="string" calcext:value-type="string">
            <text:p>Su-33 Flanker-D</text:p>
          </table:table-cell>
          <table:table-cell table:number-columns-repeated="3"/>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RUS</text:p>
          </table:table-cell>
          <table:table-cell office:value-type="string" calcext:value-type="string">
            <text:p>Squadron</text:p>
          </table:table-cell>
          <table:table-cell table:formula="of:=[$effects.$A22]&amp;CHAR(10)&amp;[$effects.$A$27]" office:value-type="string" office:string-value="Hidden: Can be played face down. &#10;STOBAR-Compatible." calcext:value-type="string">
            <text:p>Hidden: Can be played face down. </text:p>
            <text:p>STOBAR-Compatible.</text:p>
          </table:table-cell>
          <table:table-cell office:value-type="string" calcext:value-type="string">
            <text:p>Images/su33.jpg</text:p>
          </table:table-cell>
          <table:table-cell office:value-type="string" calcext:value-type="string">
            <text:p>It's a plane, comrade.</text:p>
          </table:table-cell>
          <table:table-cell table:formula="of:=[$version.$A$1]" office:value-type="string" office:string-value="0.0.1" calcext:value-type="string">
            <text:p>0.0.1</text:p>
          </table:table-cell>
          <table:table-cell table:number-columns-repeated="50"/>
        </table:table-row>
        <table:table-row table:style-name="ro18">
          <table:table-cell office:value-type="string" calcext:value-type="string">
            <text:p>Victor III Class SSN</text:p>
          </table:table-cell>
          <table:table-cell table:number-columns-repeated="3"/>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RUS</text:p>
          </table:table-cell>
          <table:table-cell office:value-type="string" calcext:value-type="string">
            <text:p>Submarine</text:p>
          </table:table-cell>
          <table:table-cell table:formula="of:=[$effects.$A22]&amp;CHAR(10)&amp;[$effects.$A8]&amp;CHAR(10)&amp;[$effects.$A24]"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office:value-type="string" calcext:value-type="string">
            <text:p>Images/victor2.jpg</text:p>
          </table:table-cell>
          <table:table-cell office:value-type="string" calcext:value-type="string">
            <text:p>Nothing fancy, but it ain't bad for government work.</text:p>
          </table:table-cell>
          <table:table-cell table:formula="of:=[$version.$A$1]" office:value-type="string" office:string-value="0.0.1" calcext:value-type="string">
            <text:p>0.0.1</text:p>
          </table:table-cell>
          <table:table-cell table:number-columns-repeated="50"/>
        </table:table-row>
        <table:table-row table:style-name="ro19">
          <table:table-cell office:value-type="string" calcext:value-type="string">
            <text:p>Akula Class SSN</text:p>
          </table:table-cell>
          <table:table-cell table:number-columns-repeated="3"/>
          <table:table-cell office:value-type="float" office:value="3" calcext:value-type="float">
            <text:p>3</text:p>
          </table:table-cell>
          <table:table-cell office:value-type="float" office:value="0" calcext:value-type="float">
            <text:p>0</text:p>
          </table:table-cell>
          <table:table-cell table:number-columns-repeated="2" office:value-type="float" office:value="3" calcext:value-type="float">
            <text:p>3</text:p>
          </table:table-cell>
          <table:table-cell office:value-type="string" calcext:value-type="string">
            <text:p>RUS</text:p>
          </table:table-cell>
          <table:table-cell office:value-type="string" calcext:value-type="string">
            <text:p>Submarine</text:p>
          </table:table-cell>
          <table:table-cell table:formula="of:=[$effects.$A22]&amp;CHAR(10)&amp;[$effects.$A8]&amp;CHAR(10)&amp;[$effects.$A24]"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office:value-type="string" calcext:value-type="string">
            <text:p>Images/akula.jpg</text:p>
          </table:table-cell>
          <table:table-cell office:value-type="string" calcext:value-type="string">
            <text:p>In Russian, akula means shark</text:p>
          </table:table-cell>
          <table:table-cell table:formula="of:=[$version.$A$1]" office:value-type="string" office:string-value="0.0.1" calcext:value-type="string">
            <text:p>0.0.1</text:p>
          </table:table-cell>
          <table:table-cell table:number-columns-repeated="50"/>
        </table:table-row>
        <table:table-row table:style-name="ro14">
          <table:table-cell office:value-type="string" calcext:value-type="string">
            <text:p>Sovremanny Class DDG</text:p>
          </table:table-cell>
          <table:table-cell table:number-columns-repeated="3"/>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US</text:p>
          </table:table-cell>
          <table:table-cell office:value-type="string" calcext:value-type="string">
            <text:p>Ship</text:p>
          </table:table-cell>
          <table:table-cell table:formula="of:=CHAR(10)" office:value-type="string" office:string-value="&#10;" calcext:value-type="string">
            <text:p/>
            <text:p/>
          </table:table-cell>
          <table:table-cell office:value-type="string" calcext:value-type="string">
            <text:p>Images/sovremenny.jpg</text:p>
          </table:table-cell>
          <table:table-cell office:value-type="string" calcext:value-type="string">
            <text:p>With a name that means "modern" in Russian, they are the oldest class of destroyer in the Russian Navy.</text:p>
          </table:table-cell>
          <table:table-cell table:formula="of:=[$version.$A$1]" office:value-type="string" office:string-value="0.0.1" calcext:value-type="string">
            <text:p>0.0.1</text:p>
          </table:table-cell>
          <table:table-cell table:number-columns-repeated="50"/>
        </table:table-row>
        <table:table-row table:style-name="ro1" table:number-rows-repeated="1048547">
          <table:table-cell table:number-columns-repeated="64"/>
        </table:table-row>
        <table:table-row table:style-name="ro1">
          <table:table-cell table:number-columns-repeated="64"/>
        </table:table-row>
      </table:table>
      <table:table table:name="actions" table:style-name="ta5">
        <table:table-column table:style-name="co21" table:default-cell-style-name="Default"/>
        <table:table-column table:style-name="co13" table:default-cell-style-name="Default"/>
        <table:table-column table:style-name="co2" table:default-cell-style-name="Default"/>
        <table:table-column table:style-name="co22" table:default-cell-style-name="ce29"/>
        <table:table-column table:style-name="co23" table:default-cell-style-name="Default"/>
        <table:table-column table:style-name="co24" table:default-cell-style-name="Default"/>
        <table:table-column table:style-name="co25" table:number-columns-repeated="2" table:default-cell-style-name="Default"/>
        <table:table-column table:style-name="co2" table:number-columns-repeated="56" table:default-cell-style-name="Default"/>
        <table:table-row table:style-name="ro1">
          <table:table-cell office:value-type="string" calcext:value-type="string">
            <text:p>Title</text:p>
          </table:table-cell>
          <table:table-cell office:value-type="string" calcext:value-type="string">
            <text:p>Type</text:p>
          </table:table-cell>
          <table:table-cell office:value-type="string" calcext:value-type="string">
            <text:p>Roster</text:p>
          </table:table-cell>
          <table:table-cell office:value-type="string" calcext:value-type="string">
            <text:p>Description</text:p>
          </table:table-cell>
          <table:table-cell office:value-type="string" calcext:value-type="string">
            <text:p>Image</text:p>
          </table:table-cell>
          <table:table-cell table:style-name="ce29" office:value-type="string" calcext:value-type="string">
            <text:p>FlavorText</text:p>
          </table:table-cell>
          <table:table-cell office:value-type="string" calcext:value-type="string">
            <text:p>Version</text:p>
          </table:table-cell>
          <table:table-cell table:number-columns-repeated="57"/>
        </table:table-row>
        <table:table-row table:style-name="ro20">
          <table:table-cell table:number-columns-repeated="5"/>
          <table:table-cell table:formula="of:=CHAR(10)" office:value-type="string" office:string-value="&#10;" calcext:value-type="string">
            <text:p/>
            <text:p/>
          </table:table-cell>
          <table:table-cell table:number-columns-repeated="58"/>
        </table:table-row>
        <table:table-row table:style-name="ro20">
          <table:table-cell office:value-type="string" calcext:value-type="string">
            <text:p>Scuttlebutt</text:p>
          </table:table-cell>
          <table:table-cell office:value-type="string" calcext:value-type="string">
            <text:p>Tactic</text:p>
          </table:table-cell>
          <table:table-cell office:value-type="string" calcext:value-type="string">
            <text:p>USN</text:p>
          </table:table-cell>
          <table:table-cell office:value-type="string" calcext:value-type="string">
            <text:p>Look at and reorder the top 4 cards of your deck. You may put any number on the bottom of your deck.</text:p>
          </table:table-cell>
          <table:table-cell office:value-type="string" calcext:value-type="string">
            <text:p>Images/scuttlebutt.jpe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office:value-type="string" calcext:value-type="string">
            <text:p>AF Is Short On Water</text:p>
          </table:table-cell>
          <table:table-cell office:value-type="string" calcext:value-type="string">
            <text:p>Tactic</text:p>
          </table:table-cell>
          <table:table-cell office:value-type="string" calcext:value-type="string">
            <text:p>USN</text:p>
          </table:table-cell>
          <table:table-cell office:value-type="string" calcext:value-type="string">
            <text:p>Immediately (during this action step) take one military asset card from your hand and put it into play under your control face up; it may attack or defend this turn. This military asset must be otherwise valid to play. </text:p>
          </table:table-cell>
          <table:table-cell office:value-type="string" calcext:value-type="string">
            <text:p>Images/midway.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table:number-columns-repeated="5"/>
          <table:table-cell table:formula="of:=CHAR(10)" office:value-type="string" office:string-value="&#10;" calcext:value-type="string">
            <text:p/>
            <text:p/>
          </table:table-cell>
          <table:table-cell table:number-columns-repeated="58"/>
        </table:table-row>
        <table:table-row table:style-name="ro21">
          <table:table-cell office:value-type="string" calcext:value-type="string">
            <text:p>KH-11 Key Hole</text:p>
          </table:table-cell>
          <table:table-cell office:value-type="string" calcext:value-type="string">
            <text:p>Tactic</text:p>
          </table:table-cell>
          <table:table-cell office:value-type="string" calcext:value-type="string">
            <text:p>USN</text:p>
          </table:table-cell>
          <table:table-cell office:value-type="string" calcext:value-type="string">
            <text:p>Flip all military assets your opponent controls face up. You opponent must also reveal their hand.</text:p>
          </table:table-cell>
          <table:table-cell office:value-type="string" calcext:value-type="string">
            <text:p>Images/keyhole.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office:value-type="string" calcext:value-type="string">
            <text:p>Semper Fidelis</text:p>
          </table:table-cell>
          <table:table-cell office:value-type="string" calcext:value-type="string">
            <text:p>Strategy</text:p>
          </table:table-cell>
          <table:table-cell office:value-type="string" calcext:value-type="string">
            <text:p>USN</text:p>
          </table:table-cell>
          <table:table-cell office:value-type="string" calcext:value-type="string">
            <text:p>Whenever an opponent buys-back a territory card you control, they must discard an additional card from their deck.</text:p>
          </table:table-cell>
          <table:table-cell office:value-type="string" calcext:value-type="string">
            <text:p>Images/semperfi.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office:value-type="string" calcext:value-type="string">
            <text:p>Build 'Em Faster Than They Can Sink 'Em</text:p>
          </table:table-cell>
          <table:table-cell office:value-type="string" calcext:value-type="string">
            <text:p>Strategy</text:p>
          </table:table-cell>
          <table:table-cell office:value-type="string" calcext:value-type="string">
            <text:p>USN</text:p>
          </table:table-cell>
          <table:table-cell office:value-type="string" calcext:value-type="string">
            <text:p>Whenever you lose a military asset of logistics 3 or greater, you may draw a card.</text:p>
          </table:table-cell>
          <table:table-cell office:value-type="string" calcext:value-type="string">
            <text:p>Images/buildem.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office:value-type="string" calcext:value-type="string">
            <text:p>NATO Allies</text:p>
          </table:table-cell>
          <table:table-cell office:value-type="string" calcext:value-type="string">
            <text:p>Tactic</text:p>
          </table:table-cell>
          <table:table-cell office:value-type="string" calcext:value-type="string">
            <text:p>USN</text:p>
          </table:table-cell>
          <table:table-cell office:value-type="string" calcext:value-type="string">
            <text:p>Search your deck for an air squadron, reveal it, and place it on a territory you control. Then shuffle your deck. You must control a territory to play this card.</text:p>
          </table:table-cell>
          <table:table-cell office:value-type="string" calcext:value-type="string">
            <text:p>Images/nato.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office:value-type="string" calcext:value-type="string">
            <text:p>Uncommon Valor Was A Common Virtue</text:p>
          </table:table-cell>
          <table:table-cell office:value-type="string" calcext:value-type="string">
            <text:p>Tactic</text:p>
          </table:table-cell>
          <table:table-cell office:value-type="string" calcext:value-type="string">
            <text:p>USN</text:p>
          </table:table-cell>
          <table:table-cell office:value-type="string" calcext:value-type="string">
            <text:p>You may immediately discard one military asset from an attack you've declared in order to add twice that asset's attack statistic to your damage total during the Normal Damage Step.</text:p>
          </table:table-cell>
          <table:table-cell office:value-type="string" calcext:value-type="string">
            <text:p>Images/valor.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office:value-type="string" calcext:value-type="string">
            <text:p>I Have Not Yet Begun To Fight</text:p>
          </table:table-cell>
          <table:table-cell office:value-type="string" calcext:value-type="string">
            <text:p>Tactic</text:p>
          </table:table-cell>
          <table:table-cell office:value-type="string" calcext:value-type="string">
            <text:p>USN</text:p>
          </table:table-cell>
          <table:table-cell office:value-type="string" calcext:value-type="string">
            <text:p>Retrieve one card from your discard pile, reveal it, and put it on top of your deck.</text:p>
          </table:table-cell>
          <table:table-cell office:value-type="string" calcext:value-type="string">
            <text:p>Images/fight.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table:number-columns-repeated="5"/>
          <table:table-cell table:formula="of:=CHAR(10)" office:value-type="string" office:string-value="&#10;" calcext:value-type="string">
            <text:p/>
            <text:p/>
          </table:table-cell>
          <table:table-cell table:number-columns-repeated="58"/>
        </table:table-row>
        <table:table-row table:style-name="ro22">
          <table:table-cell office:value-type="string" calcext:value-type="string">
            <text:p>The Long Winter</text:p>
          </table:table-cell>
          <table:table-cell office:value-type="string" calcext:value-type="string">
            <text:p>Strategy</text:p>
          </table:table-cell>
          <table:table-cell office:value-type="string" calcext:value-type="string">
            <text:p>RUS</text:p>
          </table:table-cell>
          <table:table-cell office:value-type="string" calcext:value-type="string">
            <text:p>Both players must discard 2 cards from their deck at the end of each turn.</text:p>
          </table:table-cell>
          <table:table-cell office:value-type="string" calcext:value-type="string">
            <text:p>Images/winter.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office:value-type="string" calcext:value-type="string">
            <text:p>State-Controlled Media</text:p>
          </table:table-cell>
          <table:table-cell office:value-type="string" calcext:value-type="string">
            <text:p>Strategy</text:p>
          </table:table-cell>
          <table:table-cell office:value-type="string" calcext:value-type="string">
            <text:p>RUS</text:p>
          </table:table-cell>
          <table:table-cell office:value-type="string" calcext:value-type="string">
            <text:p>Whenever you destroy a ship of logistics cost 3 or greater, you may look at the top card of your deck and may choose to put it on the bottom of your deck.</text:p>
          </table:table-cell>
          <table:table-cell office:value-type="string" calcext:value-type="string">
            <text:p>Images/statemedia.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3">
          <table:table-cell office:value-type="string" calcext:value-type="string">
            <text:p>Disinformation Campaigns</text:p>
          </table:table-cell>
          <table:table-cell office:value-type="string" calcext:value-type="string">
            <text:p>Tactic</text:p>
          </table:table-cell>
          <table:table-cell office:value-type="string" calcext:value-type="string">
            <text:p>RUS</text:p>
          </table:table-cell>
          <table:table-cell office:value-type="string" calcext:value-type="string">
            <text:p>Your opponent must discard 5 cards from their deck.</text:p>
          </table:table-cell>
          <table:table-cell office:value-type="string" calcext:value-type="string">
            <text:p>Images/disinformation.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2">
          <table:table-cell table:number-columns-repeated="64"/>
        </table:table-row>
        <table:table-row table:style-name="ro20">
          <table:table-cell office:value-type="string" calcext:value-type="string">
            <text:p>The Russians Used a Pencil</text:p>
          </table:table-cell>
          <table:table-cell office:value-type="string" calcext:value-type="string">
            <text:p>Strategy</text:p>
          </table:table-cell>
          <table:table-cell office:value-type="string" calcext:value-type="string">
            <text:p>RUS</text:p>
          </table:table-cell>
          <table:table-cell office:value-type="string" calcext:value-type="string">
            <text:p>Each military asset you control requires 1 less logistics, with a minimum of 1 per military asset.</text:p>
          </table:table-cell>
          <table:table-cell office:value-type="string" calcext:value-type="string">
            <text:p>Images/sputnik.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office:value-type="string" calcext:value-type="string">
            <text:p>Scorched Earth</text:p>
          </table:table-cell>
          <table:table-cell office:value-type="string" calcext:value-type="string">
            <text:p>Tactic</text:p>
          </table:table-cell>
          <table:table-cell office:value-type="string" calcext:value-type="string">
            <text:p>RUS</text:p>
          </table:table-cell>
          <table:table-cell office:value-type="string" calcext:value-type="string">
            <text:p>Destroy one territory belonging to your opponent that is under your control.</text:p>
          </table:table-cell>
          <table:table-cell office:value-type="string" calcext:value-type="string">
            <text:p>Images/scorched.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table:number-columns-repeated="5"/>
          <table:table-cell table:formula="of:=CHAR(10)" office:value-type="string" office:string-value="&#10;" calcext:value-type="string">
            <text:p/>
            <text:p/>
          </table:table-cell>
          <table:table-cell table:number-columns-repeated="58"/>
        </table:table-row>
        <table:table-row table:style-name="ro20">
          <table:table-cell table:number-columns-repeated="5"/>
          <table:table-cell table:formula="of:=CHAR(10)" office:value-type="string" office:string-value="&#10;" calcext:value-type="string">
            <text:p/>
            <text:p/>
          </table:table-cell>
          <table:table-cell table:number-columns-repeated="58"/>
        </table:table-row>
        <table:table-row table:style-name="ro20">
          <table:table-cell office:value-type="string" calcext:value-type="string">
            <text:p>Counter-Espionage</text:p>
          </table:table-cell>
          <table:table-cell office:value-type="string" calcext:value-type="string">
            <text:p>Tactic</text:p>
          </table:table-cell>
          <table:table-cell office:value-type="string" calcext:value-type="string">
            <text:p>RUS</text:p>
          </table:table-cell>
          <table:table-cell office:value-type="string" calcext:value-type="string">
            <text:p>Ignore the effects of a tactic card.</text:p>
          </table:table-cell>
          <table:table-cell office:value-type="string" calcext:value-type="string">
            <text:p>Images/putingun.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office:value-type="string" calcext:value-type="string">
            <text:p>Strategic Flexibility</text:p>
          </table:table-cell>
          <table:table-cell office:value-type="string" calcext:value-type="string">
            <text:p>Tactic</text:p>
          </table:table-cell>
          <table:table-cell office:value-type="string" calcext:value-type="string">
            <text:p>RUS</text:p>
          </table:table-cell>
          <table:table-cell office:value-type="string" calcext:value-type="string">
            <text:p>Search your deck for a strategy card, reveal that card and put it into your hand. Then shuffle your deck.</text:p>
          </table:table-cell>
          <table:table-cell office:value-type="string" calcext:value-type="string">
            <text:p>Images/dolls.jpe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table:number-columns-repeated="5"/>
          <table:table-cell table:formula="of:=CHAR(10)" office:value-type="string" office:string-value="&#10;" calcext:value-type="string">
            <text:p/>
            <text:p/>
          </table:table-cell>
          <table:table-cell table:number-columns-repeated="58"/>
        </table:table-row>
        <table:table-row table:style-name="ro20">
          <table:table-cell table:number-columns-repeated="5"/>
          <table:table-cell table:formula="of:=CHAR(10)" office:value-type="string" office:string-value="&#10;" calcext:value-type="string">
            <text:p/>
            <text:p/>
          </table:table-cell>
          <table:table-cell table:number-columns-repeated="58"/>
        </table:table-row>
        <table:table-row table:style-name="ro20">
          <table:table-cell office:value-type="string" calcext:value-type="string">
            <text:p>That's the Spirit!</text:p>
          </table:table-cell>
          <table:table-cell office:value-type="string" calcext:value-type="string">
            <text:p>Tactic</text:p>
          </table:table-cell>
          <table:table-cell office:value-type="string" calcext:value-type="string">
            <text:p>USN</text:p>
          </table:table-cell>
          <table:table-cell office:value-type="string" calcext:value-type="string">
            <text:p>Immediately destroy one face-up military asset whose total defense including Help Defense and stationed aircraft is 6 or less.</text:p>
          </table:table-cell>
          <table:table-cell office:value-type="string" calcext:value-type="string">
            <text:p>Images/b2.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14">
          <table:table-cell office:value-type="string" calcext:value-type="string">
            <text:p>Aerial Refueling</text:p>
          </table:table-cell>
          <table:table-cell office:value-type="string" calcext:value-type="string">
            <text:p>Strategy</text:p>
          </table:table-cell>
          <table:table-cell office:value-type="string" calcext:value-type="string">
            <text:p>USN</text:p>
          </table:table-cell>
          <table:table-cell office:value-type="string" calcext:value-type="string">
            <text:p>Carriers you control do not need to take part in the damage order of an attack in order for their aircraft to take part in an attack. Carriers are still considered to be attacking, and can still only attack one target per turn.</text:p>
          </table:table-cell>
          <table:table-cell office:value-type="string" calcext:value-type="string">
            <text:p>Images/refuel.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office:value-type="string" calcext:value-type="string">
            <text:p>Strategic Destabilization</text:p>
          </table:table-cell>
          <table:table-cell office:value-type="string" calcext:value-type="string">
            <text:p>Strategy</text:p>
          </table:table-cell>
          <table:table-cell office:value-type="string" calcext:value-type="string">
            <text:p>RUS</text:p>
          </table:table-cell>
          <table:table-cell office:value-type="string" calcext:value-type="string">
            <text:p>Your opponents territories provide 1 less logistics.</text:p>
          </table:table-cell>
          <table:table-cell office:value-type="string" calcext:value-type="string">
            <text:p>Images/electricgrid.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20">
          <table:table-cell office:value-type="string" calcext:value-type="string">
            <text:p>Rapid Mobilization</text:p>
          </table:table-cell>
          <table:table-cell office:value-type="string" calcext:value-type="string">
            <text:p>Tactic</text:p>
          </table:table-cell>
          <table:table-cell office:value-type="string" calcext:value-type="string">
            <text:p>RUS</text:p>
          </table:table-cell>
          <table:table-cell office:value-type="string" calcext:value-type="string">
            <text:p>Search your library for military asset cards whose combined logistics is equal to or less than 4, put those cards into your hand, then shuffle your library.</text:p>
          </table:table-cell>
          <table:table-cell office:value-type="string" calcext:value-type="string">
            <text:p>Images/mobilization.jpg</text:p>
          </table:table-cell>
          <table:table-cell table:formula="of:=CHAR(10)" office:value-type="string" office:string-value="&#10;" calcext:value-type="string">
            <text:p/>
            <text:p/>
          </table:table-cell>
          <table:table-cell table:formula="of:=[$version.$A$1]" office:value-type="string" office:string-value="0.0.1" calcext:value-type="string">
            <text:p>0.0.1</text:p>
          </table:table-cell>
          <table:table-cell table:number-columns-repeated="57"/>
        </table:table-row>
        <table:table-row table:style-name="ro1" table:number-rows-repeated="1048547">
          <table:table-cell table:number-columns-repeated="64"/>
        </table:table-row>
        <table:table-row table:style-name="ro1">
          <table:table-cell table:number-columns-repeated="64"/>
        </table:table-row>
      </table:table>
      <table:table table:name="territories" table:style-name="ta6">
        <table:table-column table:style-name="co26" table:default-cell-style-name="Default"/>
        <table:table-column table:style-name="co27" table:default-cell-style-name="Default"/>
        <table:table-column table:style-name="co28" table:default-cell-style-name="Default"/>
        <table:table-column table:style-name="co29" table:default-cell-style-name="ce29"/>
        <table:table-column table:style-name="co2" table:default-cell-style-name="Default"/>
        <table:table-column table:style-name="co30" table:default-cell-style-name="ce30"/>
        <table:table-column table:style-name="co31" table:default-cell-style-name="Default"/>
        <table:table-column table:style-name="co25" table:default-cell-style-name="Default"/>
        <table:table-column table:style-name="co2" table:number-columns-repeated="56" table:default-cell-style-name="Default"/>
        <table:table-row table:style-name="ro1">
          <table:table-cell office:value-type="string" calcext:value-type="string">
            <text:p>Title</text:p>
          </table:table-cell>
          <table:table-cell office:value-type="string" calcext:value-type="string">
            <text:p>LogisticsCapacity</text:p>
          </table:table-cell>
          <table:table-cell office:value-type="string" calcext:value-type="string">
            <text:p>ShoreDefense</text:p>
          </table:table-cell>
          <table:table-cell office:value-type="string" calcext:value-type="string">
            <text:p>Description</text:p>
          </table:table-cell>
          <table:table-cell office:value-type="string" calcext:value-type="string">
            <text:p>Roster</text:p>
          </table:table-cell>
          <table:table-cell office:value-type="string" calcext:value-type="string">
            <text:p>FlavorText</text:p>
          </table:table-cell>
          <table:table-cell table:style-name="ce30" office:value-type="string" calcext:value-type="string">
            <text:p>Image</text:p>
          </table:table-cell>
          <table:table-cell office:value-type="string" calcext:value-type="string">
            <text:p>Version</text:p>
          </table:table-cell>
          <table:table-cell table:number-columns-repeated="56"/>
        </table:table-row>
        <table:table-row table:style-name="ro20">
          <table:table-cell office:value-type="string" calcext:value-type="string">
            <text:p>US Naval Base</text:p>
          </table:table-cell>
          <table:table-cell office:value-type="float" office:value="6" calcext:value-type="float">
            <text:p>6</text:p>
          </table:table-cell>
          <table:table-cell office:value-type="float" office:value="2" calcext:value-type="float">
            <text:p>2</text:p>
          </table:table-cell>
          <table:table-cell table:formula="of:=CHAR(10)" office:value-type="string" office:string-value="&#10;" calcext:value-type="string">
            <text:p/>
            <text:p/>
          </table:table-cell>
          <table:table-cell office:value-type="string" calcext:value-type="string">
            <text:p>USN</text:p>
          </table:table-cell>
          <table:table-cell table:formula="of:=CHAR(10)" office:value-type="string" office:string-value="&#10;" calcext:value-type="string">
            <text:p/>
            <text:p/>
          </table:table-cell>
          <table:table-cell office:value-type="string" calcext:value-type="string">
            <text:p>Images/navalbase.jpg</text:p>
          </table:table-cell>
          <table:table-cell table:formula="of:=[$version.$A$1]" office:value-type="string" office:string-value="0.0.1" calcext:value-type="string">
            <text:p>0.0.1</text:p>
          </table:table-cell>
          <table:table-cell table:number-columns-repeated="56"/>
        </table:table-row>
        <table:table-row table:style-name="ro22">
          <table:table-cell office:value-type="string" calcext:value-type="string">
            <text:p>Pine Gap</text:p>
          </table:table-cell>
          <table:table-cell office:value-type="float" office:value="4" calcext:value-type="float">
            <text:p>4</text:p>
          </table:table-cell>
          <table:table-cell office:value-type="float" office:value="2" calcext:value-type="float">
            <text:p>2</text:p>
          </table:table-cell>
          <table:table-cell table:formula="of:=[$effects.A18]" office:value-type="string" office:string-value="RAINFALL: During your first deployment phase each turn, select a face down asset controlled by your opponent. Your opponent must reveal this asset. It remains face down afterwards." calcext:value-type="string">
            <text:p>RAINFALL: During your first deployment phase each turn, select a face down asset controlled by your opponent. Your opponent must reveal this asset. It remains face down afterwards.</text:p>
          </table:table-cell>
          <table:table-cell office:value-type="string" calcext:value-type="string">
            <text:p>USN</text:p>
          </table:table-cell>
          <table:table-cell table:formula="of:=CHAR(10)" office:value-type="string" office:string-value="&#10;" calcext:value-type="string">
            <text:p/>
            <text:p/>
          </table:table-cell>
          <table:table-cell office:value-type="string" calcext:value-type="string">
            <text:p>Images/pinegap.jpg</text:p>
          </table:table-cell>
          <table:table-cell table:formula="of:=[$version.$A$1]" office:value-type="string" office:string-value="0.0.1" calcext:value-type="string">
            <text:p>0.0.1</text:p>
          </table:table-cell>
          <table:table-cell table:number-columns-repeated="56"/>
        </table:table-row>
        <table:table-row table:style-name="ro3">
          <table:table-cell office:value-type="string" calcext:value-type="string">
            <text:p>Joint Base Pearl Harbor</text:p>
          </table:table-cell>
          <table:table-cell office:value-type="float" office:value="5" calcext:value-type="float">
            <text:p>5</text:p>
          </table:table-cell>
          <table:table-cell office:value-type="float" office:value="4" calcext:value-type="float">
            <text:p>4</text:p>
          </table:table-cell>
          <table:table-cell table:formula="of:=[$effects.$A$33]" office:value-type="string" office:string-value="Grants 2 logistics capacity to the USN player if controlled by their opponent." calcext:value-type="string">
            <text:p>Grants 2 logistics capacity to the USN player if controlled by their opponent.</text:p>
          </table:table-cell>
          <table:table-cell office:value-type="string" calcext:value-type="string">
            <text:p>USN</text:p>
          </table:table-cell>
          <table:table-cell table:style-name="ce29" office:value-type="string" calcext:value-type="string">
            <text:p>"I believe that I interpret the will of the Congress and of the people when I assert that we will not only defend ourselves to the uttermost, but will make it very certain that this form of treachery shall never again endanger us." - FDR</text:p>
          </table:table-cell>
          <table:table-cell office:value-type="string" calcext:value-type="string">
            <text:p>Images/pearlharbor.jpg</text:p>
          </table:table-cell>
          <table:table-cell table:formula="of:=[$version.$A$1]" office:value-type="string" office:string-value="0.0.1" calcext:value-type="string">
            <text:p>0.0.1</text:p>
          </table:table-cell>
          <table:table-cell table:number-columns-repeated="56"/>
        </table:table-row>
        <table:table-row table:style-name="ro20">
          <table:table-cell office:value-type="string" calcext:value-type="string">
            <text:p>Russian Naval Base</text:p>
          </table:table-cell>
          <table:table-cell office:value-type="float" office:value="5" calcext:value-type="float">
            <text:p>5</text:p>
          </table:table-cell>
          <table:table-cell office:value-type="float" office:value="4" calcext:value-type="float">
            <text:p>4</text:p>
          </table:table-cell>
          <table:table-cell table:formula="of:=[$effects.$A$32]" office:value-type="string" office:string-value="Partisans: Provides -4 logistics capacity if controlled by a non-Russian player." calcext:value-type="string">
            <text:p>Partisans: Provides -4 logistics capacity if controlled by a non-Russian player.</text:p>
          </table:table-cell>
          <table:table-cell office:value-type="string" calcext:value-type="string">
            <text:p>RUS</text:p>
          </table:table-cell>
          <table:table-cell table:formula="of:=CHAR(10)" office:value-type="string" office:string-value="&#10;" calcext:value-type="string">
            <text:p/>
            <text:p/>
          </table:table-cell>
          <table:table-cell office:value-type="string" calcext:value-type="string">
            <text:p>Images/russnavybase.jpg</text:p>
          </table:table-cell>
          <table:table-cell table:formula="of:=[$version.$A$1]" office:value-type="string" office:string-value="0.0.1" calcext:value-type="string">
            <text:p>0.0.1</text:p>
          </table:table-cell>
          <table:table-cell table:number-columns-repeated="56"/>
        </table:table-row>
        <table:table-row table:style-name="ro1" table:number-rows-repeated="5">
          <table:table-cell table:number-columns-repeated="64"/>
        </table:table-row>
        <table:table-row table:style-name="ro3">
          <table:table-cell table:number-columns-repeated="5"/>
          <table:table-cell table:style-name="ce29"/>
          <table:table-cell table:number-columns-repeated="58"/>
        </table:table-row>
        <table:table-row table:style-name="ro1" table:number-rows-repeated="8">
          <table:table-cell table:number-columns-repeated="64"/>
        </table:table-row>
        <table:table-row table:style-name="ro22">
          <table:table-cell table:number-columns-repeated="64"/>
        </table:table-row>
        <table:table-row table:style-name="ro1" table:number-rows-repeated="1048555">
          <table:table-cell table:number-columns-repeated="64"/>
        </table:table-row>
        <table:table-row table:style-name="ro1">
          <table:table-cell table:number-columns-repeated="64"/>
        </table:table-row>
      </table:table>
      <table:table table:name="mil_ass_all" table:style-name="ta7">
        <office:forms form:automatic-focus="false" form:apply-design-mode="false"/>
        <table:table-column table:style-name="co32" table:default-cell-style-name="Default"/>
        <table:table-column table:style-name="co2" table:default-cell-style-name="Default"/>
        <table:table-column table:style-name="co33" table:default-cell-style-name="ce15"/>
        <table:table-column table:style-name="co34" table:default-cell-style-name="Default"/>
        <table:table-column table:style-name="co2" table:number-columns-repeated="8" table:default-cell-style-name="Default"/>
        <table:table-column table:style-name="co35" table:default-cell-style-name="Default"/>
        <table:table-column table:style-name="co2" table:default-cell-style-name="Default"/>
        <table:table-column table:style-name="co36" table:default-cell-style-name="Default"/>
        <table:table-column table:style-name="co37" table:default-cell-style-name="Default"/>
        <table:table-column table:style-name="co2" table:number-columns-repeated="48" table:default-cell-style-name="Default"/>
        <table:table-row table:style-name="ro1">
          <table:table-cell office:value-type="string" calcext:value-type="string">
            <text:p>Duplication</text:p>
          </table:table-cell>
          <table:table-cell office:value-type="string" calcext:value-type="string">
            <text:p>Class</text:p>
          </table:table-cell>
          <table:table-cell office:value-type="string" calcext:value-type="string">
            <text:p>Name</text:p>
          </table:table-cell>
          <table:table-cell table:formula="of:=[$military_assets.A1]" office:value-type="string" office:string-value="Title" calcext:value-type="string">
            <text:p>Title</text:p>
          </table:table-cell>
          <table:table-cell table:formula="of:=[$military_assets.B1]" office:value-type="string" office:string-value="Unused0" calcext:value-type="string">
            <text:p>Unused0</text:p>
          </table:table-cell>
          <table:table-cell table:formula="of:=[$military_assets.C1]" office:value-type="string" office:string-value="Unused1" calcext:value-type="string">
            <text:p>Unused1</text:p>
          </table:table-cell>
          <table:table-cell table:formula="of:=[$military_assets.D1]" office:value-type="string" office:string-value="Unused2" calcext:value-type="string">
            <text:p>Unused2</text:p>
          </table:table-cell>
          <table:table-cell table:formula="of:=[$military_assets.E1]" office:value-type="string" office:string-value="Attack" calcext:value-type="string">
            <text:p>Attack</text:p>
          </table:table-cell>
          <table:table-cell table:formula="of:=[$military_assets.F1]" office:value-type="string" office:string-value="ShoreAttack" calcext:value-type="string">
            <text:p>ShoreAttack</text:p>
          </table:table-cell>
          <table:table-cell table:formula="of:=[$military_assets.G1]" office:value-type="string" office:string-value="Defense" calcext:value-type="string">
            <text:p>Defense</text:p>
          </table:table-cell>
          <table:table-cell table:formula="of:=[$military_assets.H1]" office:value-type="string" office:string-value="Logistics" calcext:value-type="string">
            <text:p>Logistics</text:p>
          </table:table-cell>
          <table:table-cell table:formula="of:=[$military_assets.I1]" office:value-type="string" office:string-value="Rosters" calcext:value-type="string">
            <text:p>Rosters</text:p>
          </table:table-cell>
          <table:table-cell table:formula="of:=[$military_assets.J1]" office:value-type="string" office:string-value="Type" calcext:value-type="string">
            <text:p>Type</text:p>
          </table:table-cell>
          <table:table-cell table:formula="of:=[$military_assets.K1]" office:value-type="string" office:string-value="Description" calcext:value-type="string">
            <text:p>Description</text:p>
          </table:table-cell>
          <table:table-cell table:formula="of:=[$military_assets.L1]" office:value-type="string" office:string-value="Image" calcext:value-type="string">
            <text:p>Image</text:p>
          </table:table-cell>
          <table:table-cell table:formula="of:=[$military_assets.M1]" office:value-type="string" office:string-value="FlavorText" calcext:value-type="string">
            <text:p>FlavorText</text:p>
          </table:table-cell>
          <table:table-cell table:formula="of:=[$military_assets.N1]" office:value-type="string" office:string-value="Version" calcext:value-type="string">
            <text:p>Version</text:p>
          </table:table-cell>
          <table:table-cell table:formula="of:=[$military_assets.O1]" office:value-type="float" office:value="0" calcext:value-type="float">
            <text:p>0</text:p>
          </table:table-cell>
          <table:table-cell table:formula="of:=[$military_assets.P1]" office:value-type="float" office:value="0" calcext:value-type="float">
            <text:p>0</text:p>
          </table:table-cell>
          <table:table-cell table:formula="of:=[$military_assets.Q1]" office:value-type="float" office:value="0" calcext:value-type="float">
            <text:p>0</text:p>
          </table:table-cell>
          <table:table-cell table:formula="of:=[$military_assets.R1]" office:value-type="float" office:value="0" calcext:value-type="float">
            <text:p>0</text:p>
          </table:table-cell>
          <table:table-cell table:formula="of:=[$military_assets.S1]" office:value-type="float" office:value="0" calcext:value-type="float">
            <text:p>0</text:p>
          </table:table-cell>
          <table:table-cell table:number-columns-repeated="42"/>
        </table:table-row>
        <table:table-row table:style-name="ro16">
          <table:table-cell office:value-type="float" office:value="1" calcext:value-type="float">
            <text:p>1</text:p>
          </table:table-cell>
          <table:table-cell office:value-type="float" office:value="2" calcext:value-type="float">
            <text:p>2</text:p>
          </table:table-cell>
          <table:table-cell office:value-type="string" calcext:value-type="string">
            <text:p>USS Abraham Lincoln</text:p>
          </table:table-cell>
          <table:table-cell table:number-matrix-columns-spanned="1" table:number-matrix-rows-spanned="1" table:formula="of:=INDEX([$military_assets.A$1:.A$1048576];[$mil_ass_all.$B2])" office:value-type="string" office:string-value="Nimitz Class CVN" calcext:value-type="string">
            <text:p>Nimitz Class CVN</text:p>
          </table:table-cell>
          <table:table-cell table:number-matrix-columns-spanned="1" table:number-matrix-rows-spanned="1" table:formula="of:=INDEX([$military_assets.B$1:.B$1048576];[$mil_ass_all.$B2])" office:value-type="float" office:value="0" calcext:value-type="float">
            <text:p>0</text:p>
          </table:table-cell>
          <table:table-cell table:number-matrix-columns-spanned="1" table:number-matrix-rows-spanned="1" table:formula="of:=INDEX([$military_assets.C$1:.C$1048576];[$mil_ass_all.$B2])" office:value-type="float" office:value="0" calcext:value-type="float">
            <text:p>0</text:p>
          </table:table-cell>
          <table:table-cell table:number-matrix-columns-spanned="1" table:number-matrix-rows-spanned="1" table:formula="of:=INDEX([$military_assets.D$1:.D$1048576];[$mil_ass_all.$B2])" office:value-type="float" office:value="0" calcext:value-type="float">
            <text:p>0</text:p>
          </table:table-cell>
          <table:table-cell table:number-matrix-columns-spanned="1" table:number-matrix-rows-spanned="1" table:formula="of:=INDEX([$military_assets.E$1:.E$1048576];[$mil_ass_all.$B2])" office:value-type="float" office:value="0" calcext:value-type="float">
            <text:p>0</text:p>
          </table:table-cell>
          <table:table-cell table:number-matrix-columns-spanned="1" table:number-matrix-rows-spanned="1" table:formula="of:=INDEX([$military_assets.F$1:.F$1048576];[$mil_ass_all.$B2])" office:value-type="float" office:value="0" calcext:value-type="float">
            <text:p>0</text:p>
          </table:table-cell>
          <table:table-cell table:number-matrix-columns-spanned="1" table:number-matrix-rows-spanned="1" table:formula="of:=INDEX([$military_assets.G$1:.G$1048576];[$mil_ass_all.$B2])" office:value-type="float" office:value="2" calcext:value-type="float">
            <text:p>2</text:p>
          </table:table-cell>
          <table:table-cell table:number-matrix-columns-spanned="1" table:number-matrix-rows-spanned="1" table:formula="of:=INDEX([$military_assets.H$1:.H$1048576];[$mil_ass_all.$B2])" office:value-type="float" office:value="6" calcext:value-type="float">
            <text:p>6</text:p>
          </table:table-cell>
          <table:table-cell table:number-matrix-columns-spanned="1" table:number-matrix-rows-spanned="1" table:formula="of:=INDEX([$military_assets.I$1:.I$1048576];[$mil_ass_all.$B2])" office:value-type="string" office:string-value="USN" calcext:value-type="string">
            <text:p>USN</text:p>
          </table:table-cell>
          <table:table-cell table:number-matrix-columns-spanned="1" table:number-matrix-rows-spanned="1" table:formula="of:=INDEX([$military_assets.J$1:.J$1048576];[$mil_ass_all.$B2])" office:value-type="string" office:string-value="Ship" calcext:value-type="string">
            <text:p>Ship</text:p>
          </table:table-cell>
          <table:table-cell table:number-matrix-columns-spanned="1" table:number-matrix-rows-spanned="1" table:formula="of:=INDEX([$military_assets.K$1:.K$1048576];[$mil_ass_all.$B2])" office:value-type="string" office:string-value="CATOBAR: Compatible with CATOBAR, VTOL, and  STOBAR squadrons.&#10;E-2C Hawkeye: All squadrons you control in a combat including this asset have +1 attack and  defense.&#10;Carrier 3: Can station 3 aircraft squadron.&#10;CAP: +2 Help Defense" calcext:value-type="string">
            <text:p>CATOBAR: Compatible with CATOBAR, VTOL, and  STOBAR squadrons.</text:p>
            <text:p>E-2C Hawkeye: All squadrons you control in a combat including this asset have +1 attack and  defense.</text:p>
            <text:p>Carrier 3: Can station 3 aircraft squadron.</text:p>
            <text:p>CAP: +2 Help Defense</text:p>
          </table:table-cell>
          <table:table-cell table:number-matrix-columns-spanned="1" table:number-matrix-rows-spanned="1" table:formula="of:=INDEX([$military_assets.L$1:.L$1048576];[$mil_ass_all.$B2])" office:value-type="string" office:string-value="Images/nimitz.jpg" calcext:value-type="string">
            <text:p>Images/nimitz.jpg</text:p>
          </table:table-cell>
          <table:table-cell table:number-matrix-columns-spanned="1" table:number-matrix-rows-spanned="1" table:formula="of:=INDEX([$military_assets.M$1:.M$1048576];[$mil_ass_all.$B2])" office:value-type="string" office:string-value="A military airbase at sea, a Nimitz carrier is more than three times as long as a football field and has more than twice the displacement of the German super-battleship Bismarck." calcext:value-type="string">
            <text:p>A military airbase at sea, a Nimitz carrier is more than three times as long as a football field and has more than twice the displacement of the German super-battleship Bismarck.</text:p>
          </table:table-cell>
          <table:table-cell table:number-matrix-columns-spanned="1" table:number-matrix-rows-spanned="1" table:formula="of:=INDEX([$military_assets.N$1:.N$1048576];[$mil_ass_all.$B2])" office:value-type="string" office:string-value="0.0.1" calcext:value-type="string">
            <text:p>0.0.1</text:p>
          </table:table-cell>
          <table:table-cell table:number-columns-repeated="47"/>
        </table:table-row>
        <table:table-row table:style-name="ro16">
          <table:table-cell office:value-type="float" office:value="1" calcext:value-type="float">
            <text:p>1</text:p>
          </table:table-cell>
          <table:table-cell office:value-type="float" office:value="2" calcext:value-type="float">
            <text:p>2</text:p>
          </table:table-cell>
          <table:table-cell office:value-type="string" calcext:value-type="string">
            <text:p>USS Carl Vinson</text:p>
          </table:table-cell>
          <table:table-cell table:number-matrix-columns-spanned="1" table:number-matrix-rows-spanned="1" table:formula="of:=INDEX([$military_assets.A$1:.A$1048576];[$mil_ass_all.$B3])" office:value-type="string" office:string-value="Nimitz Class CVN" calcext:value-type="string">
            <text:p>Nimitz Class CVN</text:p>
          </table:table-cell>
          <table:table-cell table:number-matrix-columns-spanned="1" table:number-matrix-rows-spanned="1" table:formula="of:=INDEX([$military_assets.B$1:.B$1048576];[$mil_ass_all.$B3])" office:value-type="float" office:value="0" calcext:value-type="float">
            <text:p>0</text:p>
          </table:table-cell>
          <table:table-cell table:number-matrix-columns-spanned="1" table:number-matrix-rows-spanned="1" table:formula="of:=INDEX([$military_assets.C$1:.C$1048576];[$mil_ass_all.$B3])" office:value-type="float" office:value="0" calcext:value-type="float">
            <text:p>0</text:p>
          </table:table-cell>
          <table:table-cell table:number-matrix-columns-spanned="1" table:number-matrix-rows-spanned="1" table:formula="of:=INDEX([$military_assets.D$1:.D$1048576];[$mil_ass_all.$B3])" office:value-type="float" office:value="0" calcext:value-type="float">
            <text:p>0</text:p>
          </table:table-cell>
          <table:table-cell table:number-matrix-columns-spanned="1" table:number-matrix-rows-spanned="1" table:formula="of:=INDEX([$military_assets.E$1:.E$1048576];[$mil_ass_all.$B3])" office:value-type="float" office:value="0" calcext:value-type="float">
            <text:p>0</text:p>
          </table:table-cell>
          <table:table-cell table:number-matrix-columns-spanned="1" table:number-matrix-rows-spanned="1" table:formula="of:=INDEX([$military_assets.F$1:.F$1048576];[$mil_ass_all.$B3])" office:value-type="float" office:value="0" calcext:value-type="float">
            <text:p>0</text:p>
          </table:table-cell>
          <table:table-cell table:number-matrix-columns-spanned="1" table:number-matrix-rows-spanned="1" table:formula="of:=INDEX([$military_assets.G$1:.G$1048576];[$mil_ass_all.$B3])" office:value-type="float" office:value="2" calcext:value-type="float">
            <text:p>2</text:p>
          </table:table-cell>
          <table:table-cell table:number-matrix-columns-spanned="1" table:number-matrix-rows-spanned="1" table:formula="of:=INDEX([$military_assets.H$1:.H$1048576];[$mil_ass_all.$B3])" office:value-type="float" office:value="6" calcext:value-type="float">
            <text:p>6</text:p>
          </table:table-cell>
          <table:table-cell table:number-matrix-columns-spanned="1" table:number-matrix-rows-spanned="1" table:formula="of:=INDEX([$military_assets.I$1:.I$1048576];[$mil_ass_all.$B3])" office:value-type="string" office:string-value="USN" calcext:value-type="string">
            <text:p>USN</text:p>
          </table:table-cell>
          <table:table-cell table:number-matrix-columns-spanned="1" table:number-matrix-rows-spanned="1" table:formula="of:=INDEX([$military_assets.J$1:.J$1048576];[$mil_ass_all.$B3])" office:value-type="string" office:string-value="Ship" calcext:value-type="string">
            <text:p>Ship</text:p>
          </table:table-cell>
          <table:table-cell table:number-matrix-columns-spanned="1" table:number-matrix-rows-spanned="1" table:formula="of:=INDEX([$military_assets.K$1:.K$1048576];[$mil_ass_all.$B3])" office:value-type="string" office:string-value="CATOBAR: Compatible with CATOBAR, VTOL, and  STOBAR squadrons.&#10;E-2C Hawkeye: All squadrons you control in a combat including this asset have +1 attack and  defense.&#10;Carrier 3: Can station 3 aircraft squadron.&#10;CAP: +2 Help Defense" calcext:value-type="string">
            <text:p>CATOBAR: Compatible with CATOBAR, VTOL, and  STOBAR squadrons.</text:p>
            <text:p>E-2C Hawkeye: All squadrons you control in a combat including this asset have +1 attack and  defense.</text:p>
            <text:p>Carrier 3: Can station 3 aircraft squadron.</text:p>
            <text:p>CAP: +2 Help Defense</text:p>
          </table:table-cell>
          <table:table-cell table:number-matrix-columns-spanned="1" table:number-matrix-rows-spanned="1" table:formula="of:=INDEX([$military_assets.L$1:.L$1048576];[$mil_ass_all.$B3])" office:value-type="string" office:string-value="Images/nimitz.jpg" calcext:value-type="string">
            <text:p>Images/nimitz.jpg</text:p>
          </table:table-cell>
          <table:table-cell table:number-matrix-columns-spanned="1" table:number-matrix-rows-spanned="1" table:formula="of:=INDEX([$military_assets.M$1:.M$1048576];[$mil_ass_all.$B3])" office:value-type="string" office:string-value="A military airbase at sea, a Nimitz carrier is more than three times as long as a football field and has more than twice the displacement of the German super-battleship Bismarck." calcext:value-type="string">
            <text:p>A military airbase at sea, a Nimitz carrier is more than three times as long as a football field and has more than twice the displacement of the German super-battleship Bismarck.</text:p>
          </table:table-cell>
          <table:table-cell table:number-matrix-columns-spanned="1" table:number-matrix-rows-spanned="1" table:formula="of:=INDEX([$military_assets.N$1:.N$1048576];[$mil_ass_all.$B3])" office:value-type="string" office:string-value="0.0.1" calcext:value-type="string">
            <text:p>0.0.1</text:p>
          </table:table-cell>
          <table:table-cell table:number-columns-repeated="47"/>
        </table:table-row>
        <table:table-row table:style-name="ro16">
          <table:table-cell office:value-type="float" office:value="1" calcext:value-type="float">
            <text:p>1</text:p>
          </table:table-cell>
          <table:table-cell office:value-type="float" office:value="2" calcext:value-type="float">
            <text:p>2</text:p>
          </table:table-cell>
          <table:table-cell office:value-type="string" calcext:value-type="string">
            <text:p>USS George Washington</text:p>
          </table:table-cell>
          <table:table-cell table:number-matrix-columns-spanned="1" table:number-matrix-rows-spanned="1" table:formula="of:=INDEX([$military_assets.A$1:.A$1048576];[$mil_ass_all.$B4])" office:value-type="string" office:string-value="Nimitz Class CVN" calcext:value-type="string">
            <text:p>Nimitz Class CVN</text:p>
          </table:table-cell>
          <table:table-cell table:number-matrix-columns-spanned="1" table:number-matrix-rows-spanned="1" table:formula="of:=INDEX([$military_assets.B$1:.B$1048576];[$mil_ass_all.$B4])" office:value-type="float" office:value="0" calcext:value-type="float">
            <text:p>0</text:p>
          </table:table-cell>
          <table:table-cell table:number-matrix-columns-spanned="1" table:number-matrix-rows-spanned="1" table:formula="of:=INDEX([$military_assets.C$1:.C$1048576];[$mil_ass_all.$B4])" office:value-type="float" office:value="0" calcext:value-type="float">
            <text:p>0</text:p>
          </table:table-cell>
          <table:table-cell table:number-matrix-columns-spanned="1" table:number-matrix-rows-spanned="1" table:formula="of:=INDEX([$military_assets.D$1:.D$1048576];[$mil_ass_all.$B4])" office:value-type="float" office:value="0" calcext:value-type="float">
            <text:p>0</text:p>
          </table:table-cell>
          <table:table-cell table:number-matrix-columns-spanned="1" table:number-matrix-rows-spanned="1" table:formula="of:=INDEX([$military_assets.E$1:.E$1048576];[$mil_ass_all.$B4])" office:value-type="float" office:value="0" calcext:value-type="float">
            <text:p>0</text:p>
          </table:table-cell>
          <table:table-cell table:number-matrix-columns-spanned="1" table:number-matrix-rows-spanned="1" table:formula="of:=INDEX([$military_assets.F$1:.F$1048576];[$mil_ass_all.$B4])" office:value-type="float" office:value="0" calcext:value-type="float">
            <text:p>0</text:p>
          </table:table-cell>
          <table:table-cell table:number-matrix-columns-spanned="1" table:number-matrix-rows-spanned="1" table:formula="of:=INDEX([$military_assets.G$1:.G$1048576];[$mil_ass_all.$B4])" office:value-type="float" office:value="2" calcext:value-type="float">
            <text:p>2</text:p>
          </table:table-cell>
          <table:table-cell table:number-matrix-columns-spanned="1" table:number-matrix-rows-spanned="1" table:formula="of:=INDEX([$military_assets.H$1:.H$1048576];[$mil_ass_all.$B4])" office:value-type="float" office:value="6" calcext:value-type="float">
            <text:p>6</text:p>
          </table:table-cell>
          <table:table-cell table:number-matrix-columns-spanned="1" table:number-matrix-rows-spanned="1" table:formula="of:=INDEX([$military_assets.I$1:.I$1048576];[$mil_ass_all.$B4])" office:value-type="string" office:string-value="USN" calcext:value-type="string">
            <text:p>USN</text:p>
          </table:table-cell>
          <table:table-cell table:number-matrix-columns-spanned="1" table:number-matrix-rows-spanned="1" table:formula="of:=INDEX([$military_assets.J$1:.J$1048576];[$mil_ass_all.$B4])" office:value-type="string" office:string-value="Ship" calcext:value-type="string">
            <text:p>Ship</text:p>
          </table:table-cell>
          <table:table-cell table:number-matrix-columns-spanned="1" table:number-matrix-rows-spanned="1" table:formula="of:=INDEX([$military_assets.K$1:.K$1048576];[$mil_ass_all.$B4])" office:value-type="string" office:string-value="CATOBAR: Compatible with CATOBAR, VTOL, and  STOBAR squadrons.&#10;E-2C Hawkeye: All squadrons you control in a combat including this asset have +1 attack and  defense.&#10;Carrier 3: Can station 3 aircraft squadron.&#10;CAP: +2 Help Defense" calcext:value-type="string">
            <text:p>CATOBAR: Compatible with CATOBAR, VTOL, and  STOBAR squadrons.</text:p>
            <text:p>E-2C Hawkeye: All squadrons you control in a combat including this asset have +1 attack and  defense.</text:p>
            <text:p>Carrier 3: Can station 3 aircraft squadron.</text:p>
            <text:p>CAP: +2 Help Defense</text:p>
          </table:table-cell>
          <table:table-cell table:number-matrix-columns-spanned="1" table:number-matrix-rows-spanned="1" table:formula="of:=INDEX([$military_assets.L$1:.L$1048576];[$mil_ass_all.$B4])" office:value-type="string" office:string-value="Images/nimitz.jpg" calcext:value-type="string">
            <text:p>Images/nimitz.jpg</text:p>
          </table:table-cell>
          <table:table-cell table:number-matrix-columns-spanned="1" table:number-matrix-rows-spanned="1" table:formula="of:=INDEX([$military_assets.M$1:.M$1048576];[$mil_ass_all.$B4])" office:value-type="string" office:string-value="A military airbase at sea, a Nimitz carrier is more than three times as long as a football field and has more than twice the displacement of the German super-battleship Bismarck." calcext:value-type="string">
            <text:p>A military airbase at sea, a Nimitz carrier is more than three times as long as a football field and has more than twice the displacement of the German super-battleship Bismarck.</text:p>
          </table:table-cell>
          <table:table-cell table:number-matrix-columns-spanned="1" table:number-matrix-rows-spanned="1" table:formula="of:=INDEX([$military_assets.N$1:.N$1048576];[$mil_ass_all.$B4])"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4" calcext:value-type="float">
            <text:p>4</text:p>
          </table:table-cell>
          <table:table-cell office:value-type="string" calcext:value-type="string">
            <text:p>USS Bonhomme Richard</text:p>
          </table:table-cell>
          <table:table-cell table:number-matrix-columns-spanned="1" table:number-matrix-rows-spanned="1" table:formula="of:=INDEX([$military_assets.A$1:.A$1048576];[$mil_ass_all.$B5])" office:value-type="string" office:string-value="Wasp Class LHA" calcext:value-type="string">
            <text:p>Wasp Class LHA</text:p>
          </table:table-cell>
          <table:table-cell table:number-matrix-columns-spanned="1" table:number-matrix-rows-spanned="1" table:formula="of:=INDEX([$military_assets.B$1:.B$1048576];[$mil_ass_all.$B5])" office:value-type="float" office:value="0" calcext:value-type="float">
            <text:p>0</text:p>
          </table:table-cell>
          <table:table-cell table:number-matrix-columns-spanned="1" table:number-matrix-rows-spanned="1" table:formula="of:=INDEX([$military_assets.C$1:.C$1048576];[$mil_ass_all.$B5])" office:value-type="float" office:value="0" calcext:value-type="float">
            <text:p>0</text:p>
          </table:table-cell>
          <table:table-cell table:number-matrix-columns-spanned="1" table:number-matrix-rows-spanned="1" table:formula="of:=INDEX([$military_assets.D$1:.D$1048576];[$mil_ass_all.$B5])" office:value-type="float" office:value="0" calcext:value-type="float">
            <text:p>0</text:p>
          </table:table-cell>
          <table:table-cell table:number-matrix-columns-spanned="1" table:number-matrix-rows-spanned="1" table:formula="of:=INDEX([$military_assets.E$1:.E$1048576];[$mil_ass_all.$B5])" office:value-type="float" office:value="0" calcext:value-type="float">
            <text:p>0</text:p>
          </table:table-cell>
          <table:table-cell table:number-matrix-columns-spanned="1" table:number-matrix-rows-spanned="1" table:formula="of:=INDEX([$military_assets.F$1:.F$1048576];[$mil_ass_all.$B5])" office:value-type="float" office:value="4" calcext:value-type="float">
            <text:p>4</text:p>
          </table:table-cell>
          <table:table-cell table:number-matrix-columns-spanned="1" table:number-matrix-rows-spanned="1" table:formula="of:=INDEX([$military_assets.G$1:.G$1048576];[$mil_ass_all.$B5])" office:value-type="float" office:value="2" calcext:value-type="float">
            <text:p>2</text:p>
          </table:table-cell>
          <table:table-cell table:number-matrix-columns-spanned="1" table:number-matrix-rows-spanned="1" table:formula="of:=INDEX([$military_assets.H$1:.H$1048576];[$mil_ass_all.$B5])" office:value-type="float" office:value="3" calcext:value-type="float">
            <text:p>3</text:p>
          </table:table-cell>
          <table:table-cell table:number-matrix-columns-spanned="1" table:number-matrix-rows-spanned="1" table:formula="of:=INDEX([$military_assets.I$1:.I$1048576];[$mil_ass_all.$B5])" office:value-type="string" office:string-value="USN" calcext:value-type="string">
            <text:p>USN</text:p>
          </table:table-cell>
          <table:table-cell table:number-matrix-columns-spanned="1" table:number-matrix-rows-spanned="1" table:formula="of:=INDEX([$military_assets.J$1:.J$1048576];[$mil_ass_all.$B5])" office:value-type="string" office:string-value="Ship" calcext:value-type="string">
            <text:p>Ship</text:p>
          </table:table-cell>
          <table:table-cell table:number-matrix-columns-spanned="1" table:number-matrix-rows-spanned="1" table:formula="of:=INDEX([$military_assets.K$1:.K$1048576];[$mil_ass_all.$B5])" office:value-type="string" office:string-value="VTOL: Compatible with all VTOL aircraft squadrons.&#10;Carrier 1: Can station 1 aircraft squadron." calcext:value-type="string">
            <text:p>VTOL: Compatible with all VTOL aircraft squadrons.</text:p>
            <text:p>Carrier 1: Can station 1 aircraft squadron.</text:p>
          </table:table-cell>
          <table:table-cell table:number-matrix-columns-spanned="1" table:number-matrix-rows-spanned="1" table:formula="of:=INDEX([$military_assets.L$1:.L$1048576];[$mil_ass_all.$B5])" office:value-type="string" office:string-value="Images/wasp.jpg" calcext:value-type="string">
            <text:p>Images/wasp.jpg</text:p>
          </table:table-cell>
          <table:table-cell table:number-matrix-columns-spanned="1" table:number-matrix-rows-spanned="1" table:formula="of:=INDEX([$military_assets.M$1:.M$1048576];[$mil_ass_all.$B5])" office:value-type="string" office:string-value="In addition to supporting VTOL aircraft, a Wasp amphibious assault ship is capable of delivering a Marine Expeditionary Unit complete with its armored vehicles to hostile shores via helicopters and landing craft." calcext:value-type="string">
            <text:p>In addition to supporting VTOL aircraft, a Wasp amphibious assault ship is capable of delivering a Marine Expeditionary Unit complete with its armored vehicles to hostile shores via helicopters and landing craft.</text:p>
          </table:table-cell>
          <table:table-cell table:number-matrix-columns-spanned="1" table:number-matrix-rows-spanned="1" table:formula="of:=INDEX([$military_assets.N$1:.N$1048576];[$mil_ass_all.$B5])"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4" calcext:value-type="float">
            <text:p>4</text:p>
          </table:table-cell>
          <table:table-cell office:value-type="string" calcext:value-type="string">
            <text:p>USS Essex</text:p>
          </table:table-cell>
          <table:table-cell table:number-matrix-columns-spanned="1" table:number-matrix-rows-spanned="1" table:formula="of:=INDEX([$military_assets.A$1:.A$1048576];[$mil_ass_all.$B6])" office:value-type="string" office:string-value="Wasp Class LHA" calcext:value-type="string">
            <text:p>Wasp Class LHA</text:p>
          </table:table-cell>
          <table:table-cell table:number-matrix-columns-spanned="1" table:number-matrix-rows-spanned="1" table:formula="of:=INDEX([$military_assets.B$1:.B$1048576];[$mil_ass_all.$B6])" office:value-type="float" office:value="0" calcext:value-type="float">
            <text:p>0</text:p>
          </table:table-cell>
          <table:table-cell table:number-matrix-columns-spanned="1" table:number-matrix-rows-spanned="1" table:formula="of:=INDEX([$military_assets.C$1:.C$1048576];[$mil_ass_all.$B6])" office:value-type="float" office:value="0" calcext:value-type="float">
            <text:p>0</text:p>
          </table:table-cell>
          <table:table-cell table:number-matrix-columns-spanned="1" table:number-matrix-rows-spanned="1" table:formula="of:=INDEX([$military_assets.D$1:.D$1048576];[$mil_ass_all.$B6])" office:value-type="float" office:value="0" calcext:value-type="float">
            <text:p>0</text:p>
          </table:table-cell>
          <table:table-cell table:number-matrix-columns-spanned="1" table:number-matrix-rows-spanned="1" table:formula="of:=INDEX([$military_assets.E$1:.E$1048576];[$mil_ass_all.$B6])" office:value-type="float" office:value="0" calcext:value-type="float">
            <text:p>0</text:p>
          </table:table-cell>
          <table:table-cell table:number-matrix-columns-spanned="1" table:number-matrix-rows-spanned="1" table:formula="of:=INDEX([$military_assets.F$1:.F$1048576];[$mil_ass_all.$B6])" office:value-type="float" office:value="4" calcext:value-type="float">
            <text:p>4</text:p>
          </table:table-cell>
          <table:table-cell table:number-matrix-columns-spanned="1" table:number-matrix-rows-spanned="1" table:formula="of:=INDEX([$military_assets.G$1:.G$1048576];[$mil_ass_all.$B6])" office:value-type="float" office:value="2" calcext:value-type="float">
            <text:p>2</text:p>
          </table:table-cell>
          <table:table-cell table:number-matrix-columns-spanned="1" table:number-matrix-rows-spanned="1" table:formula="of:=INDEX([$military_assets.H$1:.H$1048576];[$mil_ass_all.$B6])" office:value-type="float" office:value="3" calcext:value-type="float">
            <text:p>3</text:p>
          </table:table-cell>
          <table:table-cell table:number-matrix-columns-spanned="1" table:number-matrix-rows-spanned="1" table:formula="of:=INDEX([$military_assets.I$1:.I$1048576];[$mil_ass_all.$B6])" office:value-type="string" office:string-value="USN" calcext:value-type="string">
            <text:p>USN</text:p>
          </table:table-cell>
          <table:table-cell table:number-matrix-columns-spanned="1" table:number-matrix-rows-spanned="1" table:formula="of:=INDEX([$military_assets.J$1:.J$1048576];[$mil_ass_all.$B6])" office:value-type="string" office:string-value="Ship" calcext:value-type="string">
            <text:p>Ship</text:p>
          </table:table-cell>
          <table:table-cell table:number-matrix-columns-spanned="1" table:number-matrix-rows-spanned="1" table:formula="of:=INDEX([$military_assets.K$1:.K$1048576];[$mil_ass_all.$B6])" office:value-type="string" office:string-value="VTOL: Compatible with all VTOL aircraft squadrons.&#10;Carrier 1: Can station 1 aircraft squadron." calcext:value-type="string">
            <text:p>VTOL: Compatible with all VTOL aircraft squadrons.</text:p>
            <text:p>Carrier 1: Can station 1 aircraft squadron.</text:p>
          </table:table-cell>
          <table:table-cell table:number-matrix-columns-spanned="1" table:number-matrix-rows-spanned="1" table:formula="of:=INDEX([$military_assets.L$1:.L$1048576];[$mil_ass_all.$B6])" office:value-type="string" office:string-value="Images/wasp.jpg" calcext:value-type="string">
            <text:p>Images/wasp.jpg</text:p>
          </table:table-cell>
          <table:table-cell table:number-matrix-columns-spanned="1" table:number-matrix-rows-spanned="1" table:formula="of:=INDEX([$military_assets.M$1:.M$1048576];[$mil_ass_all.$B6])" office:value-type="string" office:string-value="In addition to supporting VTOL aircraft, a Wasp amphibious assault ship is capable of delivering a Marine Expeditionary Unit complete with its armored vehicles to hostile shores via helicopters and landing craft." calcext:value-type="string">
            <text:p>In addition to supporting VTOL aircraft, a Wasp amphibious assault ship is capable of delivering a Marine Expeditionary Unit complete with its armored vehicles to hostile shores via helicopters and landing craft.</text:p>
          </table:table-cell>
          <table:table-cell table:number-matrix-columns-spanned="1" table:number-matrix-rows-spanned="1" table:formula="of:=INDEX([$military_assets.N$1:.N$1048576];[$mil_ass_all.$B6])"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4" calcext:value-type="float">
            <text:p>4</text:p>
          </table:table-cell>
          <table:table-cell office:value-type="string" calcext:value-type="string">
            <text:p>USS Bataan</text:p>
          </table:table-cell>
          <table:table-cell table:number-matrix-columns-spanned="1" table:number-matrix-rows-spanned="1" table:formula="of:=INDEX([$military_assets.A$1:.A$1048576];[$mil_ass_all.$B7])" office:value-type="string" office:string-value="Wasp Class LHA" calcext:value-type="string">
            <text:p>Wasp Class LHA</text:p>
          </table:table-cell>
          <table:table-cell table:number-matrix-columns-spanned="1" table:number-matrix-rows-spanned="1" table:formula="of:=INDEX([$military_assets.B$1:.B$1048576];[$mil_ass_all.$B7])" office:value-type="float" office:value="0" calcext:value-type="float">
            <text:p>0</text:p>
          </table:table-cell>
          <table:table-cell table:number-matrix-columns-spanned="1" table:number-matrix-rows-spanned="1" table:formula="of:=INDEX([$military_assets.C$1:.C$1048576];[$mil_ass_all.$B7])" office:value-type="float" office:value="0" calcext:value-type="float">
            <text:p>0</text:p>
          </table:table-cell>
          <table:table-cell table:number-matrix-columns-spanned="1" table:number-matrix-rows-spanned="1" table:formula="of:=INDEX([$military_assets.D$1:.D$1048576];[$mil_ass_all.$B7])" office:value-type="float" office:value="0" calcext:value-type="float">
            <text:p>0</text:p>
          </table:table-cell>
          <table:table-cell table:number-matrix-columns-spanned="1" table:number-matrix-rows-spanned="1" table:formula="of:=INDEX([$military_assets.E$1:.E$1048576];[$mil_ass_all.$B7])" office:value-type="float" office:value="0" calcext:value-type="float">
            <text:p>0</text:p>
          </table:table-cell>
          <table:table-cell table:number-matrix-columns-spanned="1" table:number-matrix-rows-spanned="1" table:formula="of:=INDEX([$military_assets.F$1:.F$1048576];[$mil_ass_all.$B7])" office:value-type="float" office:value="4" calcext:value-type="float">
            <text:p>4</text:p>
          </table:table-cell>
          <table:table-cell table:number-matrix-columns-spanned="1" table:number-matrix-rows-spanned="1" table:formula="of:=INDEX([$military_assets.G$1:.G$1048576];[$mil_ass_all.$B7])" office:value-type="float" office:value="2" calcext:value-type="float">
            <text:p>2</text:p>
          </table:table-cell>
          <table:table-cell table:number-matrix-columns-spanned="1" table:number-matrix-rows-spanned="1" table:formula="of:=INDEX([$military_assets.H$1:.H$1048576];[$mil_ass_all.$B7])" office:value-type="float" office:value="3" calcext:value-type="float">
            <text:p>3</text:p>
          </table:table-cell>
          <table:table-cell table:number-matrix-columns-spanned="1" table:number-matrix-rows-spanned="1" table:formula="of:=INDEX([$military_assets.I$1:.I$1048576];[$mil_ass_all.$B7])" office:value-type="string" office:string-value="USN" calcext:value-type="string">
            <text:p>USN</text:p>
          </table:table-cell>
          <table:table-cell table:number-matrix-columns-spanned="1" table:number-matrix-rows-spanned="1" table:formula="of:=INDEX([$military_assets.J$1:.J$1048576];[$mil_ass_all.$B7])" office:value-type="string" office:string-value="Ship" calcext:value-type="string">
            <text:p>Ship</text:p>
          </table:table-cell>
          <table:table-cell table:number-matrix-columns-spanned="1" table:number-matrix-rows-spanned="1" table:formula="of:=INDEX([$military_assets.K$1:.K$1048576];[$mil_ass_all.$B7])" office:value-type="string" office:string-value="VTOL: Compatible with all VTOL aircraft squadrons.&#10;Carrier 1: Can station 1 aircraft squadron." calcext:value-type="string">
            <text:p>VTOL: Compatible with all VTOL aircraft squadrons.</text:p>
            <text:p>Carrier 1: Can station 1 aircraft squadron.</text:p>
          </table:table-cell>
          <table:table-cell table:number-matrix-columns-spanned="1" table:number-matrix-rows-spanned="1" table:formula="of:=INDEX([$military_assets.L$1:.L$1048576];[$mil_ass_all.$B7])" office:value-type="string" office:string-value="Images/wasp.jpg" calcext:value-type="string">
            <text:p>Images/wasp.jpg</text:p>
          </table:table-cell>
          <table:table-cell table:number-matrix-columns-spanned="1" table:number-matrix-rows-spanned="1" table:formula="of:=INDEX([$military_assets.M$1:.M$1048576];[$mil_ass_all.$B7])" office:value-type="string" office:string-value="In addition to supporting VTOL aircraft, a Wasp amphibious assault ship is capable of delivering a Marine Expeditionary Unit complete with its armored vehicles to hostile shores via helicopters and landing craft." calcext:value-type="string">
            <text:p>In addition to supporting VTOL aircraft, a Wasp amphibious assault ship is capable of delivering a Marine Expeditionary Unit complete with its armored vehicles to hostile shores via helicopters and landing craft.</text:p>
          </table:table-cell>
          <table:table-cell table:number-matrix-columns-spanned="1" table:number-matrix-rows-spanned="1" table:formula="of:=INDEX([$military_assets.N$1:.N$1048576];[$mil_ass_all.$B7])"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4" calcext:value-type="float">
            <text:p>4</text:p>
          </table:table-cell>
          <table:table-cell office:value-type="string" calcext:value-type="string">
            <text:p>USS Boxer</text:p>
          </table:table-cell>
          <table:table-cell table:number-matrix-columns-spanned="1" table:number-matrix-rows-spanned="1" table:formula="of:=INDEX([$military_assets.A$1:.A$1048576];[$mil_ass_all.$B8])" office:value-type="string" office:string-value="Wasp Class LHA" calcext:value-type="string">
            <text:p>Wasp Class LHA</text:p>
          </table:table-cell>
          <table:table-cell table:number-matrix-columns-spanned="1" table:number-matrix-rows-spanned="1" table:formula="of:=INDEX([$military_assets.B$1:.B$1048576];[$mil_ass_all.$B8])" office:value-type="float" office:value="0" calcext:value-type="float">
            <text:p>0</text:p>
          </table:table-cell>
          <table:table-cell table:number-matrix-columns-spanned="1" table:number-matrix-rows-spanned="1" table:formula="of:=INDEX([$military_assets.C$1:.C$1048576];[$mil_ass_all.$B8])" office:value-type="float" office:value="0" calcext:value-type="float">
            <text:p>0</text:p>
          </table:table-cell>
          <table:table-cell table:number-matrix-columns-spanned="1" table:number-matrix-rows-spanned="1" table:formula="of:=INDEX([$military_assets.D$1:.D$1048576];[$mil_ass_all.$B8])" office:value-type="float" office:value="0" calcext:value-type="float">
            <text:p>0</text:p>
          </table:table-cell>
          <table:table-cell table:number-matrix-columns-spanned="1" table:number-matrix-rows-spanned="1" table:formula="of:=INDEX([$military_assets.E$1:.E$1048576];[$mil_ass_all.$B8])" office:value-type="float" office:value="0" calcext:value-type="float">
            <text:p>0</text:p>
          </table:table-cell>
          <table:table-cell table:number-matrix-columns-spanned="1" table:number-matrix-rows-spanned="1" table:formula="of:=INDEX([$military_assets.F$1:.F$1048576];[$mil_ass_all.$B8])" office:value-type="float" office:value="4" calcext:value-type="float">
            <text:p>4</text:p>
          </table:table-cell>
          <table:table-cell table:number-matrix-columns-spanned="1" table:number-matrix-rows-spanned="1" table:formula="of:=INDEX([$military_assets.G$1:.G$1048576];[$mil_ass_all.$B8])" office:value-type="float" office:value="2" calcext:value-type="float">
            <text:p>2</text:p>
          </table:table-cell>
          <table:table-cell table:number-matrix-columns-spanned="1" table:number-matrix-rows-spanned="1" table:formula="of:=INDEX([$military_assets.H$1:.H$1048576];[$mil_ass_all.$B8])" office:value-type="float" office:value="3" calcext:value-type="float">
            <text:p>3</text:p>
          </table:table-cell>
          <table:table-cell table:number-matrix-columns-spanned="1" table:number-matrix-rows-spanned="1" table:formula="of:=INDEX([$military_assets.I$1:.I$1048576];[$mil_ass_all.$B8])" office:value-type="string" office:string-value="USN" calcext:value-type="string">
            <text:p>USN</text:p>
          </table:table-cell>
          <table:table-cell table:number-matrix-columns-spanned="1" table:number-matrix-rows-spanned="1" table:formula="of:=INDEX([$military_assets.J$1:.J$1048576];[$mil_ass_all.$B8])" office:value-type="string" office:string-value="Ship" calcext:value-type="string">
            <text:p>Ship</text:p>
          </table:table-cell>
          <table:table-cell table:number-matrix-columns-spanned="1" table:number-matrix-rows-spanned="1" table:formula="of:=INDEX([$military_assets.K$1:.K$1048576];[$mil_ass_all.$B8])" office:value-type="string" office:string-value="VTOL: Compatible with all VTOL aircraft squadrons.&#10;Carrier 1: Can station 1 aircraft squadron." calcext:value-type="string">
            <text:p>VTOL: Compatible with all VTOL aircraft squadrons.</text:p>
            <text:p>Carrier 1: Can station 1 aircraft squadron.</text:p>
          </table:table-cell>
          <table:table-cell table:number-matrix-columns-spanned="1" table:number-matrix-rows-spanned="1" table:formula="of:=INDEX([$military_assets.L$1:.L$1048576];[$mil_ass_all.$B8])" office:value-type="string" office:string-value="Images/wasp.jpg" calcext:value-type="string">
            <text:p>Images/wasp.jpg</text:p>
          </table:table-cell>
          <table:table-cell table:number-matrix-columns-spanned="1" table:number-matrix-rows-spanned="1" table:formula="of:=INDEX([$military_assets.M$1:.M$1048576];[$mil_ass_all.$B8])" office:value-type="string" office:string-value="In addition to supporting VTOL aircraft, a Wasp amphibious assault ship is capable of delivering a Marine Expeditionary Unit complete with its armored vehicles to hostile shores via helicopters and landing craft." calcext:value-type="string">
            <text:p>In addition to supporting VTOL aircraft, a Wasp amphibious assault ship is capable of delivering a Marine Expeditionary Unit complete with its armored vehicles to hostile shores via helicopters and landing craft.</text:p>
          </table:table-cell>
          <table:table-cell table:number-matrix-columns-spanned="1" table:number-matrix-rows-spanned="1" table:formula="of:=INDEX([$military_assets.N$1:.N$1048576];[$mil_ass_all.$B8])" office:value-type="string" office:string-value="0.0.1" calcext:value-type="string">
            <text:p>0.0.1</text:p>
          </table:table-cell>
          <table:table-cell table:number-columns-repeated="47"/>
        </table:table-row>
        <table:table-row table:style-name="ro24">
          <table:table-cell office:value-type="float" office:value="1" calcext:value-type="float">
            <text:p>1</text:p>
          </table:table-cell>
          <table:table-cell office:value-type="float" office:value="4" calcext:value-type="float">
            <text:p>4</text:p>
          </table:table-cell>
          <table:table-cell office:value-type="string" calcext:value-type="string">
            <text:p>USS Iow Jima</text:p>
          </table:table-cell>
          <table:table-cell table:number-matrix-columns-spanned="1" table:number-matrix-rows-spanned="1" table:formula="of:=INDEX([$military_assets.A$1:.A$1048576];[$mil_ass_all.$B9])" office:value-type="string" office:string-value="Wasp Class LHA" calcext:value-type="string">
            <text:p>Wasp Class LHA</text:p>
          </table:table-cell>
          <table:table-cell table:number-matrix-columns-spanned="1" table:number-matrix-rows-spanned="1" table:formula="of:=INDEX([$military_assets.B$1:.B$1048576];[$mil_ass_all.$B9])" office:value-type="float" office:value="0" calcext:value-type="float">
            <text:p>0</text:p>
          </table:table-cell>
          <table:table-cell table:number-matrix-columns-spanned="1" table:number-matrix-rows-spanned="1" table:formula="of:=INDEX([$military_assets.C$1:.C$1048576];[$mil_ass_all.$B9])" office:value-type="float" office:value="0" calcext:value-type="float">
            <text:p>0</text:p>
          </table:table-cell>
          <table:table-cell table:number-matrix-columns-spanned="1" table:number-matrix-rows-spanned="1" table:formula="of:=INDEX([$military_assets.D$1:.D$1048576];[$mil_ass_all.$B9])" office:value-type="float" office:value="0" calcext:value-type="float">
            <text:p>0</text:p>
          </table:table-cell>
          <table:table-cell table:number-matrix-columns-spanned="1" table:number-matrix-rows-spanned="1" table:formula="of:=INDEX([$military_assets.E$1:.E$1048576];[$mil_ass_all.$B9])" office:value-type="float" office:value="0" calcext:value-type="float">
            <text:p>0</text:p>
          </table:table-cell>
          <table:table-cell table:number-matrix-columns-spanned="1" table:number-matrix-rows-spanned="1" table:formula="of:=INDEX([$military_assets.F$1:.F$1048576];[$mil_ass_all.$B9])" office:value-type="float" office:value="4" calcext:value-type="float">
            <text:p>4</text:p>
          </table:table-cell>
          <table:table-cell table:number-matrix-columns-spanned="1" table:number-matrix-rows-spanned="1" table:formula="of:=INDEX([$military_assets.G$1:.G$1048576];[$mil_ass_all.$B9])" office:value-type="float" office:value="2" calcext:value-type="float">
            <text:p>2</text:p>
          </table:table-cell>
          <table:table-cell table:number-matrix-columns-spanned="1" table:number-matrix-rows-spanned="1" table:formula="of:=INDEX([$military_assets.H$1:.H$1048576];[$mil_ass_all.$B9])" office:value-type="float" office:value="3" calcext:value-type="float">
            <text:p>3</text:p>
          </table:table-cell>
          <table:table-cell table:number-matrix-columns-spanned="1" table:number-matrix-rows-spanned="1" table:formula="of:=INDEX([$military_assets.I$1:.I$1048576];[$mil_ass_all.$B9])" office:value-type="string" office:string-value="USN" calcext:value-type="string">
            <text:p>USN</text:p>
          </table:table-cell>
          <table:table-cell table:number-matrix-columns-spanned="1" table:number-matrix-rows-spanned="1" table:formula="of:=INDEX([$military_assets.J$1:.J$1048576];[$mil_ass_all.$B9])" office:value-type="string" office:string-value="Ship" calcext:value-type="string">
            <text:p>Ship</text:p>
          </table:table-cell>
          <table:table-cell table:number-matrix-columns-spanned="1" table:number-matrix-rows-spanned="1" table:formula="of:=INDEX([$military_assets.K$1:.K$1048576];[$mil_ass_all.$B9])" office:value-type="string" office:string-value="VTOL: Compatible with all VTOL aircraft squadrons.&#10;Carrier 1: Can station 1 aircraft squadron." calcext:value-type="string">
            <text:p>VTOL: Compatible with all VTOL aircraft squadrons.</text:p>
            <text:p>Carrier 1: Can station 1 aircraft squadron.</text:p>
          </table:table-cell>
          <table:table-cell table:number-matrix-columns-spanned="1" table:number-matrix-rows-spanned="1" table:formula="of:=INDEX([$military_assets.L$1:.L$1048576];[$mil_ass_all.$B9])" office:value-type="string" office:string-value="Images/wasp.jpg" calcext:value-type="string">
            <text:p>Images/wasp.jpg</text:p>
          </table:table-cell>
          <table:table-cell table:number-matrix-columns-spanned="1" table:number-matrix-rows-spanned="1" table:formula="of:=INDEX([$military_assets.M$1:.M$1048576];[$mil_ass_all.$B9])" office:value-type="string" office:string-value="In addition to supporting VTOL aircraft, a Wasp amphibious assault ship is capable of delivering a Marine Expeditionary Unit complete with its armored vehicles to hostile shores via helicopters and landing craft." calcext:value-type="string">
            <text:p>In addition to supporting VTOL aircraft, a Wasp amphibious assault ship is capable of delivering a Marine Expeditionary Unit complete with its armored vehicles to hostile shores via helicopters and landing craft.</text:p>
          </table:table-cell>
          <table:table-cell table:number-matrix-columns-spanned="1" table:number-matrix-rows-spanned="1" table:formula="of:=INDEX([$military_assets.N$1:.N$1048576];[$mil_ass_all.$B9])" office:value-type="string" office:string-value="0.0.1" calcext:value-type="string">
            <text:p>0.0.1</text:p>
          </table:table-cell>
          <table:table-cell table:number-columns-repeated="47"/>
        </table:table-row>
        <table:table-row table:style-name="ro16">
          <table:table-cell office:value-type="float" office:value="1" calcext:value-type="float">
            <text:p>1</text:p>
          </table:table-cell>
          <table:table-cell office:value-type="float" office:value="6" calcext:value-type="float">
            <text:p>6</text:p>
          </table:table-cell>
          <table:table-cell office:value-type="string" calcext:value-type="string">
            <text:p>USS Seawolf</text:p>
          </table:table-cell>
          <table:table-cell table:number-matrix-columns-spanned="1" table:number-matrix-rows-spanned="1" table:formula="of:=INDEX([$military_assets.A$1:.A$1048576];[$mil_ass_all.$B10])" office:value-type="string" office:string-value="Seawolf Class SSN" calcext:value-type="string">
            <text:p>Seawolf Class SSN</text:p>
          </table:table-cell>
          <table:table-cell table:number-matrix-columns-spanned="1" table:number-matrix-rows-spanned="1" table:formula="of:=INDEX([$military_assets.B$1:.B$1048576];[$mil_ass_all.$B10])" office:value-type="float" office:value="0" calcext:value-type="float">
            <text:p>0</text:p>
          </table:table-cell>
          <table:table-cell table:number-matrix-columns-spanned="1" table:number-matrix-rows-spanned="1" table:formula="of:=INDEX([$military_assets.C$1:.C$1048576];[$mil_ass_all.$B10])" office:value-type="float" office:value="0" calcext:value-type="float">
            <text:p>0</text:p>
          </table:table-cell>
          <table:table-cell table:number-matrix-columns-spanned="1" table:number-matrix-rows-spanned="1" table:formula="of:=INDEX([$military_assets.D$1:.D$1048576];[$mil_ass_all.$B10])" office:value-type="float" office:value="0" calcext:value-type="float">
            <text:p>0</text:p>
          </table:table-cell>
          <table:table-cell table:number-matrix-columns-spanned="1" table:number-matrix-rows-spanned="1" table:formula="of:=INDEX([$military_assets.E$1:.E$1048576];[$mil_ass_all.$B10])" office:value-type="float" office:value="4" calcext:value-type="float">
            <text:p>4</text:p>
          </table:table-cell>
          <table:table-cell table:number-matrix-columns-spanned="1" table:number-matrix-rows-spanned="1" table:formula="of:=INDEX([$military_assets.F$1:.F$1048576];[$mil_ass_all.$B10])" office:value-type="float" office:value="0" calcext:value-type="float">
            <text:p>0</text:p>
          </table:table-cell>
          <table:table-cell table:number-matrix-columns-spanned="1" table:number-matrix-rows-spanned="1" table:formula="of:=INDEX([$military_assets.G$1:.G$1048576];[$mil_ass_all.$B10])" office:value-type="float" office:value="4" calcext:value-type="float">
            <text:p>4</text:p>
          </table:table-cell>
          <table:table-cell table:number-matrix-columns-spanned="1" table:number-matrix-rows-spanned="1" table:formula="of:=INDEX([$military_assets.H$1:.H$1048576];[$mil_ass_all.$B10])" office:value-type="float" office:value="5" calcext:value-type="float">
            <text:p>5</text:p>
          </table:table-cell>
          <table:table-cell table:number-matrix-columns-spanned="1" table:number-matrix-rows-spanned="1" table:formula="of:=INDEX([$military_assets.I$1:.I$1048576];[$mil_ass_all.$B10])" office:value-type="string" office:string-value="USN" calcext:value-type="string">
            <text:p>USN</text:p>
          </table:table-cell>
          <table:table-cell table:number-matrix-columns-spanned="1" table:number-matrix-rows-spanned="1" table:formula="of:=INDEX([$military_assets.J$1:.J$1048576];[$mil_ass_all.$B10])" office:value-type="string" office:string-value="Submarine" calcext:value-type="string">
            <text:p>Submarine</text:p>
          </table:table-cell>
          <table:table-cell table:number-matrix-columns-spanned="1" table:number-matrix-rows-spanned="1" table:formula="of:=INDEX([$military_assets.K$1:.K$1048576];[$mil_ass_all.$B10])" office:value-type="string" office:string-value="Ambush: This asset deals damage during the Ambush Damage Step.&#10;Special Purposes: Each time this military asset is flipped face up, your opponent must reveal one card from their hand at random.&#10;Hidden: Can be played face down. &#10;Commerce Raider: When assaulting a player, this military asset's assault is equal to its attack." calcext:value-type="string">
            <text:p>Ambush: This asset deals damage during the Ambush Damage Step.</text:p>
            <text:p>Special Purposes: Each time this military asset is flipped face up, your opponent must reveal one card from their hand at random.</text:p>
            <text:p>Hidden: Can be played face down. </text:p>
            <text:p>Commerce Raider: When assaulting a player, this military asset's assault is equal to its attack.</text:p>
          </table:table-cell>
          <table:table-cell table:number-matrix-columns-spanned="1" table:number-matrix-rows-spanned="1" table:formula="of:=INDEX([$military_assets.L$1:.L$1048576];[$mil_ass_all.$B10])" office:value-type="string" office:string-value="Images/seawolf.jpg" calcext:value-type="string">
            <text:p>Images/seawolf.jpg</text:p>
          </table:table-cell>
          <table:table-cell table:number-matrix-columns-spanned="1" table:number-matrix-rows-spanned="1" table:formula="of:=INDEX([$military_assets.M$1:.M$1048576];[$mil_ass_all.$B10])" office:value-type="string" office:string-value="As the most expensive class of attack submarine ever built, the Seawolf is the apex predator of the US Navy's submarine fleet." calcext:value-type="string">
            <text:p>As the most expensive class of attack submarine ever built, the Seawolf is the apex predator of the US Navy's submarine fleet.</text:p>
          </table:table-cell>
          <table:table-cell table:number-matrix-columns-spanned="1" table:number-matrix-rows-spanned="1" table:formula="of:=INDEX([$military_assets.N$1:.N$1048576];[$mil_ass_all.$B10])"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7" calcext:value-type="float">
            <text:p>7</text:p>
          </table:table-cell>
          <table:table-cell office:value-type="string" calcext:value-type="string">
            <text:p>USS California</text:p>
          </table:table-cell>
          <table:table-cell table:number-matrix-columns-spanned="1" table:number-matrix-rows-spanned="1" table:formula="of:=INDEX([$military_assets.A$1:.A$1048576];[$mil_ass_all.$B11])" office:value-type="string" office:string-value="Virginia Class SSN" calcext:value-type="string">
            <text:p>Virginia Class SSN</text:p>
          </table:table-cell>
          <table:table-cell table:number-matrix-columns-spanned="1" table:number-matrix-rows-spanned="1" table:formula="of:=INDEX([$military_assets.B$1:.B$1048576];[$mil_ass_all.$B11])" office:value-type="float" office:value="0" calcext:value-type="float">
            <text:p>0</text:p>
          </table:table-cell>
          <table:table-cell table:number-matrix-columns-spanned="1" table:number-matrix-rows-spanned="1" table:formula="of:=INDEX([$military_assets.C$1:.C$1048576];[$mil_ass_all.$B11])" office:value-type="float" office:value="0" calcext:value-type="float">
            <text:p>0</text:p>
          </table:table-cell>
          <table:table-cell table:number-matrix-columns-spanned="1" table:number-matrix-rows-spanned="1" table:formula="of:=INDEX([$military_assets.D$1:.D$1048576];[$mil_ass_all.$B11])" office:value-type="float" office:value="0" calcext:value-type="float">
            <text:p>0</text:p>
          </table:table-cell>
          <table:table-cell table:number-matrix-columns-spanned="1" table:number-matrix-rows-spanned="1" table:formula="of:=INDEX([$military_assets.E$1:.E$1048576];[$mil_ass_all.$B11])" office:value-type="float" office:value="3" calcext:value-type="float">
            <text:p>3</text:p>
          </table:table-cell>
          <table:table-cell table:number-matrix-columns-spanned="1" table:number-matrix-rows-spanned="1" table:formula="of:=INDEX([$military_assets.F$1:.F$1048576];[$mil_ass_all.$B11])" office:value-type="float" office:value="0" calcext:value-type="float">
            <text:p>0</text:p>
          </table:table-cell>
          <table:table-cell table:number-matrix-columns-spanned="1" table:number-matrix-rows-spanned="1" table:formula="of:=INDEX([$military_assets.G$1:.G$1048576];[$mil_ass_all.$B11])" office:value-type="float" office:value="4" calcext:value-type="float">
            <text:p>4</text:p>
          </table:table-cell>
          <table:table-cell table:number-matrix-columns-spanned="1" table:number-matrix-rows-spanned="1" table:formula="of:=INDEX([$military_assets.H$1:.H$1048576];[$mil_ass_all.$B11])" office:value-type="float" office:value="4" calcext:value-type="float">
            <text:p>4</text:p>
          </table:table-cell>
          <table:table-cell table:number-matrix-columns-spanned="1" table:number-matrix-rows-spanned="1" table:formula="of:=INDEX([$military_assets.I$1:.I$1048576];[$mil_ass_all.$B11])" office:value-type="string" office:string-value="USN" calcext:value-type="string">
            <text:p>USN</text:p>
          </table:table-cell>
          <table:table-cell table:number-matrix-columns-spanned="1" table:number-matrix-rows-spanned="1" table:formula="of:=INDEX([$military_assets.J$1:.J$1048576];[$mil_ass_all.$B11])" office:value-type="string" office:string-value="Submarine" calcext:value-type="string">
            <text:p>Submarine</text:p>
          </table:table-cell>
          <table:table-cell table:number-matrix-columns-spanned="1" table:number-matrix-rows-spanned="1" table:formula="of:=INDEX([$military_assets.K$1:.K$1048576];[$mil_ass_all.$B11])" office:value-type="string" office:string-value="Ambush: This asset deals damage during the Ambush Damage Step.&#10;Hidden: Can be played face down. &#10;Commerce Raider: When assaulting a player, this military asset's assault is equal to its attack." calcext:value-type="string">
            <text:p>Ambush: This asset deals damage during the Ambush Damage Step.</text:p>
            <text:p>Hidden: Can be played face down. </text:p>
            <text:p>Commerce Raider: When assaulting a player, this military asset's assault is equal to its attack.</text:p>
          </table:table-cell>
          <table:table-cell table:number-matrix-columns-spanned="1" table:number-matrix-rows-spanned="1" table:formula="of:=INDEX([$military_assets.L$1:.L$1048576];[$mil_ass_all.$B11])" office:value-type="string" office:string-value="Images/virginia.jpg" calcext:value-type="string">
            <text:p>Images/virginia.jpg</text:p>
          </table:table-cell>
          <table:table-cell table:number-matrix-columns-spanned="1" table:number-matrix-rows-spanned="1" table:formula="of:=INDEX([$military_assets.M$1:.M$1048576];[$mil_ass_all.$B11])" office:value-type="string" office:string-value="The advanced Virginia will be the standard attack submarine of the US Navy until at least the middle of the 21st century." calcext:value-type="string">
            <text:p>The advanced Virginia will be the standard attack submarine of the US Navy until at least the middle of the 21st century.</text:p>
          </table:table-cell>
          <table:table-cell table:number-matrix-columns-spanned="1" table:number-matrix-rows-spanned="1" table:formula="of:=INDEX([$military_assets.N$1:.N$1048576];[$mil_ass_all.$B11])" office:value-type="string" office:string-value="0.0.1" calcext:value-type="string">
            <text:p>0.0.1</text:p>
          </table:table-cell>
          <table:table-cell table:number-columns-repeated="47"/>
        </table:table-row>
        <table:table-row table:style-name="ro24">
          <table:table-cell office:value-type="float" office:value="1" calcext:value-type="float">
            <text:p>1</text:p>
          </table:table-cell>
          <table:table-cell office:value-type="float" office:value="7" calcext:value-type="float">
            <text:p>7</text:p>
          </table:table-cell>
          <table:table-cell office:value-type="string" calcext:value-type="string">
            <text:p>USS Hawaii</text:p>
          </table:table-cell>
          <table:table-cell table:number-matrix-columns-spanned="1" table:number-matrix-rows-spanned="1" table:formula="of:=INDEX([$military_assets.A$1:.A$1048576];[$mil_ass_all.$B12])" office:value-type="string" office:string-value="Virginia Class SSN" calcext:value-type="string">
            <text:p>Virginia Class SSN</text:p>
          </table:table-cell>
          <table:table-cell table:number-matrix-columns-spanned="1" table:number-matrix-rows-spanned="1" table:formula="of:=INDEX([$military_assets.B$1:.B$1048576];[$mil_ass_all.$B12])" office:value-type="float" office:value="0" calcext:value-type="float">
            <text:p>0</text:p>
          </table:table-cell>
          <table:table-cell table:number-matrix-columns-spanned="1" table:number-matrix-rows-spanned="1" table:formula="of:=INDEX([$military_assets.C$1:.C$1048576];[$mil_ass_all.$B12])" office:value-type="float" office:value="0" calcext:value-type="float">
            <text:p>0</text:p>
          </table:table-cell>
          <table:table-cell table:number-matrix-columns-spanned="1" table:number-matrix-rows-spanned="1" table:formula="of:=INDEX([$military_assets.D$1:.D$1048576];[$mil_ass_all.$B12])" office:value-type="float" office:value="0" calcext:value-type="float">
            <text:p>0</text:p>
          </table:table-cell>
          <table:table-cell table:number-matrix-columns-spanned="1" table:number-matrix-rows-spanned="1" table:formula="of:=INDEX([$military_assets.E$1:.E$1048576];[$mil_ass_all.$B12])" office:value-type="float" office:value="3" calcext:value-type="float">
            <text:p>3</text:p>
          </table:table-cell>
          <table:table-cell table:number-matrix-columns-spanned="1" table:number-matrix-rows-spanned="1" table:formula="of:=INDEX([$military_assets.F$1:.F$1048576];[$mil_ass_all.$B12])" office:value-type="float" office:value="0" calcext:value-type="float">
            <text:p>0</text:p>
          </table:table-cell>
          <table:table-cell table:number-matrix-columns-spanned="1" table:number-matrix-rows-spanned="1" table:formula="of:=INDEX([$military_assets.G$1:.G$1048576];[$mil_ass_all.$B12])" office:value-type="float" office:value="4" calcext:value-type="float">
            <text:p>4</text:p>
          </table:table-cell>
          <table:table-cell table:number-matrix-columns-spanned="1" table:number-matrix-rows-spanned="1" table:formula="of:=INDEX([$military_assets.H$1:.H$1048576];[$mil_ass_all.$B12])" office:value-type="float" office:value="4" calcext:value-type="float">
            <text:p>4</text:p>
          </table:table-cell>
          <table:table-cell table:number-matrix-columns-spanned="1" table:number-matrix-rows-spanned="1" table:formula="of:=INDEX([$military_assets.I$1:.I$1048576];[$mil_ass_all.$B12])" office:value-type="string" office:string-value="USN" calcext:value-type="string">
            <text:p>USN</text:p>
          </table:table-cell>
          <table:table-cell table:number-matrix-columns-spanned="1" table:number-matrix-rows-spanned="1" table:formula="of:=INDEX([$military_assets.J$1:.J$1048576];[$mil_ass_all.$B12])" office:value-type="string" office:string-value="Submarine" calcext:value-type="string">
            <text:p>Submarine</text:p>
          </table:table-cell>
          <table:table-cell table:number-matrix-columns-spanned="1" table:number-matrix-rows-spanned="1" table:formula="of:=INDEX([$military_assets.K$1:.K$1048576];[$mil_ass_all.$B12])" office:value-type="string" office:string-value="Ambush: This asset deals damage during the Ambush Damage Step.&#10;Hidden: Can be played face down. &#10;Commerce Raider: When assaulting a player, this military asset's assault is equal to its attack." calcext:value-type="string">
            <text:p>Ambush: This asset deals damage during the Ambush Damage Step.</text:p>
            <text:p>Hidden: Can be played face down. </text:p>
            <text:p>Commerce Raider: When assaulting a player, this military asset's assault is equal to its attack.</text:p>
          </table:table-cell>
          <table:table-cell table:number-matrix-columns-spanned="1" table:number-matrix-rows-spanned="1" table:formula="of:=INDEX([$military_assets.L$1:.L$1048576];[$mil_ass_all.$B12])" office:value-type="string" office:string-value="Images/virginia.jpg" calcext:value-type="string">
            <text:p>Images/virginia.jpg</text:p>
          </table:table-cell>
          <table:table-cell table:number-matrix-columns-spanned="1" table:number-matrix-rows-spanned="1" table:formula="of:=INDEX([$military_assets.M$1:.M$1048576];[$mil_ass_all.$B12])" office:value-type="string" office:string-value="The advanced Virginia will be the standard attack submarine of the US Navy until at least the middle of the 21st century." calcext:value-type="string">
            <text:p>The advanced Virginia will be the standard attack submarine of the US Navy until at least the middle of the 21st century.</text:p>
          </table:table-cell>
          <table:table-cell table:number-matrix-columns-spanned="1" table:number-matrix-rows-spanned="1" table:formula="of:=INDEX([$military_assets.N$1:.N$1048576];[$mil_ass_all.$B12])" office:value-type="string" office:string-value="0.0.1" calcext:value-type="string">
            <text:p>0.0.1</text:p>
          </table:table-cell>
          <table:table-cell table:number-columns-repeated="47"/>
        </table:table-row>
        <table:table-row table:style-name="ro24">
          <table:table-cell office:value-type="float" office:value="1" calcext:value-type="float">
            <text:p>1</text:p>
          </table:table-cell>
          <table:table-cell office:value-type="float" office:value="7" calcext:value-type="float">
            <text:p>7</text:p>
          </table:table-cell>
          <table:table-cell office:value-type="string" calcext:value-type="string">
            <text:p>USS Mississippi</text:p>
          </table:table-cell>
          <table:table-cell table:number-matrix-columns-spanned="1" table:number-matrix-rows-spanned="1" table:formula="of:=INDEX([$military_assets.A$1:.A$1048576];[$mil_ass_all.$B13])" office:value-type="string" office:string-value="Virginia Class SSN" calcext:value-type="string">
            <text:p>Virginia Class SSN</text:p>
          </table:table-cell>
          <table:table-cell table:number-matrix-columns-spanned="1" table:number-matrix-rows-spanned="1" table:formula="of:=INDEX([$military_assets.B$1:.B$1048576];[$mil_ass_all.$B13])" office:value-type="float" office:value="0" calcext:value-type="float">
            <text:p>0</text:p>
          </table:table-cell>
          <table:table-cell table:number-matrix-columns-spanned="1" table:number-matrix-rows-spanned="1" table:formula="of:=INDEX([$military_assets.C$1:.C$1048576];[$mil_ass_all.$B13])" office:value-type="float" office:value="0" calcext:value-type="float">
            <text:p>0</text:p>
          </table:table-cell>
          <table:table-cell table:number-matrix-columns-spanned="1" table:number-matrix-rows-spanned="1" table:formula="of:=INDEX([$military_assets.D$1:.D$1048576];[$mil_ass_all.$B13])" office:value-type="float" office:value="0" calcext:value-type="float">
            <text:p>0</text:p>
          </table:table-cell>
          <table:table-cell table:number-matrix-columns-spanned="1" table:number-matrix-rows-spanned="1" table:formula="of:=INDEX([$military_assets.E$1:.E$1048576];[$mil_ass_all.$B13])" office:value-type="float" office:value="3" calcext:value-type="float">
            <text:p>3</text:p>
          </table:table-cell>
          <table:table-cell table:number-matrix-columns-spanned="1" table:number-matrix-rows-spanned="1" table:formula="of:=INDEX([$military_assets.F$1:.F$1048576];[$mil_ass_all.$B13])" office:value-type="float" office:value="0" calcext:value-type="float">
            <text:p>0</text:p>
          </table:table-cell>
          <table:table-cell table:number-matrix-columns-spanned="1" table:number-matrix-rows-spanned="1" table:formula="of:=INDEX([$military_assets.G$1:.G$1048576];[$mil_ass_all.$B13])" office:value-type="float" office:value="4" calcext:value-type="float">
            <text:p>4</text:p>
          </table:table-cell>
          <table:table-cell table:number-matrix-columns-spanned="1" table:number-matrix-rows-spanned="1" table:formula="of:=INDEX([$military_assets.H$1:.H$1048576];[$mil_ass_all.$B13])" office:value-type="float" office:value="4" calcext:value-type="float">
            <text:p>4</text:p>
          </table:table-cell>
          <table:table-cell table:number-matrix-columns-spanned="1" table:number-matrix-rows-spanned="1" table:formula="of:=INDEX([$military_assets.I$1:.I$1048576];[$mil_ass_all.$B13])" office:value-type="string" office:string-value="USN" calcext:value-type="string">
            <text:p>USN</text:p>
          </table:table-cell>
          <table:table-cell table:number-matrix-columns-spanned="1" table:number-matrix-rows-spanned="1" table:formula="of:=INDEX([$military_assets.J$1:.J$1048576];[$mil_ass_all.$B13])" office:value-type="string" office:string-value="Submarine" calcext:value-type="string">
            <text:p>Submarine</text:p>
          </table:table-cell>
          <table:table-cell table:number-matrix-columns-spanned="1" table:number-matrix-rows-spanned="1" table:formula="of:=INDEX([$military_assets.K$1:.K$1048576];[$mil_ass_all.$B13])" office:value-type="string" office:string-value="Ambush: This asset deals damage during the Ambush Damage Step.&#10;Hidden: Can be played face down. &#10;Commerce Raider: When assaulting a player, this military asset's assault is equal to its attack." calcext:value-type="string">
            <text:p>Ambush: This asset deals damage during the Ambush Damage Step.</text:p>
            <text:p>Hidden: Can be played face down. </text:p>
            <text:p>Commerce Raider: When assaulting a player, this military asset's assault is equal to its attack.</text:p>
          </table:table-cell>
          <table:table-cell table:number-matrix-columns-spanned="1" table:number-matrix-rows-spanned="1" table:formula="of:=INDEX([$military_assets.L$1:.L$1048576];[$mil_ass_all.$B13])" office:value-type="string" office:string-value="Images/virginia.jpg" calcext:value-type="string">
            <text:p>Images/virginia.jpg</text:p>
          </table:table-cell>
          <table:table-cell table:number-matrix-columns-spanned="1" table:number-matrix-rows-spanned="1" table:formula="of:=INDEX([$military_assets.M$1:.M$1048576];[$mil_ass_all.$B13])" office:value-type="string" office:string-value="The advanced Virginia will be the standard attack submarine of the US Navy until at least the middle of the 21st century." calcext:value-type="string">
            <text:p>The advanced Virginia will be the standard attack submarine of the US Navy until at least the middle of the 21st century.</text:p>
          </table:table-cell>
          <table:table-cell table:number-matrix-columns-spanned="1" table:number-matrix-rows-spanned="1" table:formula="of:=INDEX([$military_assets.N$1:.N$1048576];[$mil_ass_all.$B13])"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8" calcext:value-type="float">
            <text:p>8</text:p>
          </table:table-cell>
          <table:table-cell office:value-type="string" calcext:value-type="string">
            <text:p>USS Florida</text:p>
          </table:table-cell>
          <table:table-cell table:number-matrix-columns-spanned="1" table:number-matrix-rows-spanned="1" table:formula="of:=INDEX([$military_assets.A$1:.A$1048576];[$mil_ass_all.$B14])" office:value-type="string" office:string-value="Ohio Class SSGN" calcext:value-type="string">
            <text:p>Ohio Class SSGN</text:p>
          </table:table-cell>
          <table:table-cell table:number-matrix-columns-spanned="1" table:number-matrix-rows-spanned="1" table:formula="of:=INDEX([$military_assets.B$1:.B$1048576];[$mil_ass_all.$B14])" office:value-type="float" office:value="0" calcext:value-type="float">
            <text:p>0</text:p>
          </table:table-cell>
          <table:table-cell table:number-matrix-columns-spanned="1" table:number-matrix-rows-spanned="1" table:formula="of:=INDEX([$military_assets.C$1:.C$1048576];[$mil_ass_all.$B14])" office:value-type="float" office:value="0" calcext:value-type="float">
            <text:p>0</text:p>
          </table:table-cell>
          <table:table-cell table:number-matrix-columns-spanned="1" table:number-matrix-rows-spanned="1" table:formula="of:=INDEX([$military_assets.D$1:.D$1048576];[$mil_ass_all.$B14])" office:value-type="float" office:value="0" calcext:value-type="float">
            <text:p>0</text:p>
          </table:table-cell>
          <table:table-cell table:number-matrix-columns-spanned="1" table:number-matrix-rows-spanned="1" table:formula="of:=INDEX([$military_assets.E$1:.E$1048576];[$mil_ass_all.$B14])" office:value-type="float" office:value="3" calcext:value-type="float">
            <text:p>3</text:p>
          </table:table-cell>
          <table:table-cell table:number-matrix-columns-spanned="1" table:number-matrix-rows-spanned="1" table:formula="of:=INDEX([$military_assets.F$1:.F$1048576];[$mil_ass_all.$B14])" office:value-type="float" office:value="5" calcext:value-type="float">
            <text:p>5</text:p>
          </table:table-cell>
          <table:table-cell table:number-matrix-columns-spanned="1" table:number-matrix-rows-spanned="1" table:formula="of:=INDEX([$military_assets.G$1:.G$1048576];[$mil_ass_all.$B14])" office:value-type="float" office:value="2" calcext:value-type="float">
            <text:p>2</text:p>
          </table:table-cell>
          <table:table-cell table:number-matrix-columns-spanned="1" table:number-matrix-rows-spanned="1" table:formula="of:=INDEX([$military_assets.H$1:.H$1048576];[$mil_ass_all.$B14])" office:value-type="float" office:value="5" calcext:value-type="float">
            <text:p>5</text:p>
          </table:table-cell>
          <table:table-cell table:number-matrix-columns-spanned="1" table:number-matrix-rows-spanned="1" table:formula="of:=INDEX([$military_assets.I$1:.I$1048576];[$mil_ass_all.$B14])" office:value-type="string" office:string-value="USN" calcext:value-type="string">
            <text:p>USN</text:p>
          </table:table-cell>
          <table:table-cell table:number-matrix-columns-spanned="1" table:number-matrix-rows-spanned="1" table:formula="of:=INDEX([$military_assets.J$1:.J$1048576];[$mil_ass_all.$B14])" office:value-type="string" office:string-value="Submarine" calcext:value-type="string">
            <text:p>Submarine</text:p>
          </table:table-cell>
          <table:table-cell table:number-matrix-columns-spanned="1" table:number-matrix-rows-spanned="1" table:formula="of:=INDEX([$military_assets.K$1:.K$1048576];[$mil_ass_all.$B14])" office:value-type="string" office:string-value="Ambush: This asset deals damage during the Ambush Damage Step.&#10;Strategic Strike Capability: At the end of your turn, if this asset is face-up and did not take part of an attack or defense, your opponent must discard one card from their deck.&#10;Hidden: Can be played face down. " calcext:value-type="string">
            <text:p>Ambush: This asset deals damage during the Ambush Damage Step.</text:p>
            <text:p>Strategic Strike Capability: At the end of your turn, if this asset is face-up and did not take part of an attack or defense, your opponent must discard one card from their deck.</text:p>
            <text:p>Hidden: Can be played face down. </text:p>
          </table:table-cell>
          <table:table-cell table:number-matrix-columns-spanned="1" table:number-matrix-rows-spanned="1" table:formula="of:=INDEX([$military_assets.L$1:.L$1048576];[$mil_ass_all.$B14])" office:value-type="string" office:string-value="Images/ohio.jpg" calcext:value-type="string">
            <text:p>Images/ohio.jpg</text:p>
          </table:table-cell>
          <table:table-cell table:number-matrix-columns-spanned="1" table:number-matrix-rows-spanned="1" table:formula="of:=INDEX([$military_assets.M$1:.M$1048576];[$mil_ass_all.$B14])" office:value-type="string" office:string-value="Although Ohio was originally intended to carry nuclear ballistic missiles, some Ohio's have been modified as SSGNs for surface warfare and land-attack missions." calcext:value-type="string">
            <text:p>Although Ohio was originally intended to carry nuclear ballistic missiles, some Ohio's have been modified as SSGNs for surface warfare and land-attack missions.</text:p>
          </table:table-cell>
          <table:table-cell table:number-matrix-columns-spanned="1" table:number-matrix-rows-spanned="1" table:formula="of:=INDEX([$military_assets.N$1:.N$1048576];[$mil_ass_all.$B14])"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8" calcext:value-type="float">
            <text:p>8</text:p>
          </table:table-cell>
          <table:table-cell office:value-type="string" calcext:value-type="string">
            <text:p>USS Ohio</text:p>
          </table:table-cell>
          <table:table-cell table:number-matrix-columns-spanned="1" table:number-matrix-rows-spanned="1" table:formula="of:=INDEX([$military_assets.A$1:.A$1048576];[$mil_ass_all.$B15])" office:value-type="string" office:string-value="Ohio Class SSGN" calcext:value-type="string">
            <text:p>Ohio Class SSGN</text:p>
          </table:table-cell>
          <table:table-cell table:number-matrix-columns-spanned="1" table:number-matrix-rows-spanned="1" table:formula="of:=INDEX([$military_assets.B$1:.B$1048576];[$mil_ass_all.$B15])" office:value-type="float" office:value="0" calcext:value-type="float">
            <text:p>0</text:p>
          </table:table-cell>
          <table:table-cell table:number-matrix-columns-spanned="1" table:number-matrix-rows-spanned="1" table:formula="of:=INDEX([$military_assets.C$1:.C$1048576];[$mil_ass_all.$B15])" office:value-type="float" office:value="0" calcext:value-type="float">
            <text:p>0</text:p>
          </table:table-cell>
          <table:table-cell table:number-matrix-columns-spanned="1" table:number-matrix-rows-spanned="1" table:formula="of:=INDEX([$military_assets.D$1:.D$1048576];[$mil_ass_all.$B15])" office:value-type="float" office:value="0" calcext:value-type="float">
            <text:p>0</text:p>
          </table:table-cell>
          <table:table-cell table:number-matrix-columns-spanned="1" table:number-matrix-rows-spanned="1" table:formula="of:=INDEX([$military_assets.E$1:.E$1048576];[$mil_ass_all.$B15])" office:value-type="float" office:value="3" calcext:value-type="float">
            <text:p>3</text:p>
          </table:table-cell>
          <table:table-cell table:number-matrix-columns-spanned="1" table:number-matrix-rows-spanned="1" table:formula="of:=INDEX([$military_assets.F$1:.F$1048576];[$mil_ass_all.$B15])" office:value-type="float" office:value="5" calcext:value-type="float">
            <text:p>5</text:p>
          </table:table-cell>
          <table:table-cell table:number-matrix-columns-spanned="1" table:number-matrix-rows-spanned="1" table:formula="of:=INDEX([$military_assets.G$1:.G$1048576];[$mil_ass_all.$B15])" office:value-type="float" office:value="2" calcext:value-type="float">
            <text:p>2</text:p>
          </table:table-cell>
          <table:table-cell table:number-matrix-columns-spanned="1" table:number-matrix-rows-spanned="1" table:formula="of:=INDEX([$military_assets.H$1:.H$1048576];[$mil_ass_all.$B15])" office:value-type="float" office:value="5" calcext:value-type="float">
            <text:p>5</text:p>
          </table:table-cell>
          <table:table-cell table:number-matrix-columns-spanned="1" table:number-matrix-rows-spanned="1" table:formula="of:=INDEX([$military_assets.I$1:.I$1048576];[$mil_ass_all.$B15])" office:value-type="string" office:string-value="USN" calcext:value-type="string">
            <text:p>USN</text:p>
          </table:table-cell>
          <table:table-cell table:number-matrix-columns-spanned="1" table:number-matrix-rows-spanned="1" table:formula="of:=INDEX([$military_assets.J$1:.J$1048576];[$mil_ass_all.$B15])" office:value-type="string" office:string-value="Submarine" calcext:value-type="string">
            <text:p>Submarine</text:p>
          </table:table-cell>
          <table:table-cell table:number-matrix-columns-spanned="1" table:number-matrix-rows-spanned="1" table:formula="of:=INDEX([$military_assets.K$1:.K$1048576];[$mil_ass_all.$B15])" office:value-type="string" office:string-value="Ambush: This asset deals damage during the Ambush Damage Step.&#10;Strategic Strike Capability: At the end of your turn, if this asset is face-up and did not take part of an attack or defense, your opponent must discard one card from their deck.&#10;Hidden: Can be played face down. " calcext:value-type="string">
            <text:p>Ambush: This asset deals damage during the Ambush Damage Step.</text:p>
            <text:p>Strategic Strike Capability: At the end of your turn, if this asset is face-up and did not take part of an attack or defense, your opponent must discard one card from their deck.</text:p>
            <text:p>Hidden: Can be played face down. </text:p>
          </table:table-cell>
          <table:table-cell table:number-matrix-columns-spanned="1" table:number-matrix-rows-spanned="1" table:formula="of:=INDEX([$military_assets.L$1:.L$1048576];[$mil_ass_all.$B15])" office:value-type="string" office:string-value="Images/ohio.jpg" calcext:value-type="string">
            <text:p>Images/ohio.jpg</text:p>
          </table:table-cell>
          <table:table-cell table:number-matrix-columns-spanned="1" table:number-matrix-rows-spanned="1" table:formula="of:=INDEX([$military_assets.M$1:.M$1048576];[$mil_ass_all.$B15])" office:value-type="string" office:string-value="Although Ohio was originally intended to carry nuclear ballistic missiles, some Ohio's have been modified as SSGNs for surface warfare and land-attack missions." calcext:value-type="string">
            <text:p>Although Ohio was originally intended to carry nuclear ballistic missiles, some Ohio's have been modified as SSGNs for surface warfare and land-attack missions.</text:p>
          </table:table-cell>
          <table:table-cell table:number-matrix-columns-spanned="1" table:number-matrix-rows-spanned="1" table:formula="of:=INDEX([$military_assets.N$1:.N$1048576];[$mil_ass_all.$B15])"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9" calcext:value-type="float">
            <text:p>9</text:p>
          </table:table-cell>
          <table:table-cell office:value-type="string" calcext:value-type="string">
            <text:p>USS Bunker Hill</text:p>
          </table:table-cell>
          <table:table-cell table:number-matrix-columns-spanned="1" table:number-matrix-rows-spanned="1" table:formula="of:=INDEX([$military_assets.A$1:.A$1048576];[$mil_ass_all.$B16])" office:value-type="string" office:string-value="Ticonderoga Class CG" calcext:value-type="string">
            <text:p>Ticonderoga Class CG</text:p>
          </table:table-cell>
          <table:table-cell table:number-matrix-columns-spanned="1" table:number-matrix-rows-spanned="1" table:formula="of:=INDEX([$military_assets.B$1:.B$1048576];[$mil_ass_all.$B16])" office:value-type="float" office:value="0" calcext:value-type="float">
            <text:p>0</text:p>
          </table:table-cell>
          <table:table-cell table:number-matrix-columns-spanned="1" table:number-matrix-rows-spanned="1" table:formula="of:=INDEX([$military_assets.C$1:.C$1048576];[$mil_ass_all.$B16])" office:value-type="float" office:value="0" calcext:value-type="float">
            <text:p>0</text:p>
          </table:table-cell>
          <table:table-cell table:number-matrix-columns-spanned="1" table:number-matrix-rows-spanned="1" table:formula="of:=INDEX([$military_assets.D$1:.D$1048576];[$mil_ass_all.$B16])" office:value-type="float" office:value="0" calcext:value-type="float">
            <text:p>0</text:p>
          </table:table-cell>
          <table:table-cell table:number-matrix-columns-spanned="1" table:number-matrix-rows-spanned="1" table:formula="of:=INDEX([$military_assets.E$1:.E$1048576];[$mil_ass_all.$B16])" office:value-type="float" office:value="2" calcext:value-type="float">
            <text:p>2</text:p>
          </table:table-cell>
          <table:table-cell table:number-matrix-columns-spanned="1" table:number-matrix-rows-spanned="1" table:formula="of:=INDEX([$military_assets.F$1:.F$1048576];[$mil_ass_all.$B16])" office:value-type="float" office:value="3" calcext:value-type="float">
            <text:p>3</text:p>
          </table:table-cell>
          <table:table-cell table:number-matrix-columns-spanned="1" table:number-matrix-rows-spanned="1" table:formula="of:=INDEX([$military_assets.G$1:.G$1048576];[$mil_ass_all.$B16])" office:value-type="float" office:value="3" calcext:value-type="float">
            <text:p>3</text:p>
          </table:table-cell>
          <table:table-cell table:number-matrix-columns-spanned="1" table:number-matrix-rows-spanned="1" table:formula="of:=INDEX([$military_assets.H$1:.H$1048576];[$mil_ass_all.$B16])" office:value-type="float" office:value="4" calcext:value-type="float">
            <text:p>4</text:p>
          </table:table-cell>
          <table:table-cell table:number-matrix-columns-spanned="1" table:number-matrix-rows-spanned="1" table:formula="of:=INDEX([$military_assets.I$1:.I$1048576];[$mil_ass_all.$B16])" office:value-type="string" office:string-value="USN" calcext:value-type="string">
            <text:p>USN</text:p>
          </table:table-cell>
          <table:table-cell table:number-matrix-columns-spanned="1" table:number-matrix-rows-spanned="1" table:formula="of:=INDEX([$military_assets.J$1:.J$1048576];[$mil_ass_all.$B16])" office:value-type="string" office:string-value="Ship" calcext:value-type="string">
            <text:p>Ship</text:p>
          </table:table-cell>
          <table:table-cell table:number-matrix-columns-spanned="1" table:number-matrix-rows-spanned="1" table:formula="of:=INDEX([$military_assets.K$1:.K$1048576];[$mil_ass_all.$B16])" office:value-type="string" office:string-value="AEGIS: +2 Help Defense." calcext:value-type="string">
            <text:p>AEGIS: +2 Help Defense.</text:p>
          </table:table-cell>
          <table:table-cell table:number-matrix-columns-spanned="1" table:number-matrix-rows-spanned="1" table:formula="of:=INDEX([$military_assets.L$1:.L$1048576];[$mil_ass_all.$B16])" office:value-type="string" office:string-value="Images/ticonderoga.jpg" calcext:value-type="string">
            <text:p>Images/ticonderoga.jpg</text:p>
          </table:table-cell>
          <table:table-cell table:number-matrix-columns-spanned="1" table:number-matrix-rows-spanned="1" table:formula="of:=INDEX([$military_assets.M$1:.M$1048576];[$mil_ass_all.$B16])" office:value-type="string" office:string-value="Despite a modest displacement by historical standards, the Ticonderoga is the largest surface combatant in the US Navy." calcext:value-type="string">
            <text:p>Despite a modest displacement by historical standards, the Ticonderoga is the largest surface combatant in the US Navy.</text:p>
          </table:table-cell>
          <table:table-cell table:number-matrix-columns-spanned="1" table:number-matrix-rows-spanned="1" table:formula="of:=INDEX([$military_assets.N$1:.N$1048576];[$mil_ass_all.$B16])"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9" calcext:value-type="float">
            <text:p>9</text:p>
          </table:table-cell>
          <table:table-cell office:value-type="string" calcext:value-type="string">
            <text:p>USS Philippine Sea</text:p>
          </table:table-cell>
          <table:table-cell table:number-matrix-columns-spanned="1" table:number-matrix-rows-spanned="1" table:formula="of:=INDEX([$military_assets.A$1:.A$1048576];[$mil_ass_all.$B17])" office:value-type="string" office:string-value="Ticonderoga Class CG" calcext:value-type="string">
            <text:p>Ticonderoga Class CG</text:p>
          </table:table-cell>
          <table:table-cell table:number-matrix-columns-spanned="1" table:number-matrix-rows-spanned="1" table:formula="of:=INDEX([$military_assets.B$1:.B$1048576];[$mil_ass_all.$B17])" office:value-type="float" office:value="0" calcext:value-type="float">
            <text:p>0</text:p>
          </table:table-cell>
          <table:table-cell table:number-matrix-columns-spanned="1" table:number-matrix-rows-spanned="1" table:formula="of:=INDEX([$military_assets.C$1:.C$1048576];[$mil_ass_all.$B17])" office:value-type="float" office:value="0" calcext:value-type="float">
            <text:p>0</text:p>
          </table:table-cell>
          <table:table-cell table:number-matrix-columns-spanned="1" table:number-matrix-rows-spanned="1" table:formula="of:=INDEX([$military_assets.D$1:.D$1048576];[$mil_ass_all.$B17])" office:value-type="float" office:value="0" calcext:value-type="float">
            <text:p>0</text:p>
          </table:table-cell>
          <table:table-cell table:number-matrix-columns-spanned="1" table:number-matrix-rows-spanned="1" table:formula="of:=INDEX([$military_assets.E$1:.E$1048576];[$mil_ass_all.$B17])" office:value-type="float" office:value="2" calcext:value-type="float">
            <text:p>2</text:p>
          </table:table-cell>
          <table:table-cell table:number-matrix-columns-spanned="1" table:number-matrix-rows-spanned="1" table:formula="of:=INDEX([$military_assets.F$1:.F$1048576];[$mil_ass_all.$B17])" office:value-type="float" office:value="3" calcext:value-type="float">
            <text:p>3</text:p>
          </table:table-cell>
          <table:table-cell table:number-matrix-columns-spanned="1" table:number-matrix-rows-spanned="1" table:formula="of:=INDEX([$military_assets.G$1:.G$1048576];[$mil_ass_all.$B17])" office:value-type="float" office:value="3" calcext:value-type="float">
            <text:p>3</text:p>
          </table:table-cell>
          <table:table-cell table:number-matrix-columns-spanned="1" table:number-matrix-rows-spanned="1" table:formula="of:=INDEX([$military_assets.H$1:.H$1048576];[$mil_ass_all.$B17])" office:value-type="float" office:value="4" calcext:value-type="float">
            <text:p>4</text:p>
          </table:table-cell>
          <table:table-cell table:number-matrix-columns-spanned="1" table:number-matrix-rows-spanned="1" table:formula="of:=INDEX([$military_assets.I$1:.I$1048576];[$mil_ass_all.$B17])" office:value-type="string" office:string-value="USN" calcext:value-type="string">
            <text:p>USN</text:p>
          </table:table-cell>
          <table:table-cell table:number-matrix-columns-spanned="1" table:number-matrix-rows-spanned="1" table:formula="of:=INDEX([$military_assets.J$1:.J$1048576];[$mil_ass_all.$B17])" office:value-type="string" office:string-value="Ship" calcext:value-type="string">
            <text:p>Ship</text:p>
          </table:table-cell>
          <table:table-cell table:number-matrix-columns-spanned="1" table:number-matrix-rows-spanned="1" table:formula="of:=INDEX([$military_assets.K$1:.K$1048576];[$mil_ass_all.$B17])" office:value-type="string" office:string-value="AEGIS: +2 Help Defense." calcext:value-type="string">
            <text:p>AEGIS: +2 Help Defense.</text:p>
          </table:table-cell>
          <table:table-cell table:number-matrix-columns-spanned="1" table:number-matrix-rows-spanned="1" table:formula="of:=INDEX([$military_assets.L$1:.L$1048576];[$mil_ass_all.$B17])" office:value-type="string" office:string-value="Images/ticonderoga.jpg" calcext:value-type="string">
            <text:p>Images/ticonderoga.jpg</text:p>
          </table:table-cell>
          <table:table-cell table:number-matrix-columns-spanned="1" table:number-matrix-rows-spanned="1" table:formula="of:=INDEX([$military_assets.M$1:.M$1048576];[$mil_ass_all.$B17])" office:value-type="string" office:string-value="Despite a modest displacement by historical standards, the Ticonderoga is the largest surface combatant in the US Navy." calcext:value-type="string">
            <text:p>Despite a modest displacement by historical standards, the Ticonderoga is the largest surface combatant in the US Navy.</text:p>
          </table:table-cell>
          <table:table-cell table:number-matrix-columns-spanned="1" table:number-matrix-rows-spanned="1" table:formula="of:=INDEX([$military_assets.N$1:.N$1048576];[$mil_ass_all.$B17])"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9" calcext:value-type="float">
            <text:p>9</text:p>
          </table:table-cell>
          <table:table-cell office:value-type="string" calcext:value-type="string">
            <text:p>USS Gettysburg</text:p>
          </table:table-cell>
          <table:table-cell table:number-matrix-columns-spanned="1" table:number-matrix-rows-spanned="1" table:formula="of:=INDEX([$military_assets.A$1:.A$1048576];[$mil_ass_all.$B18])" office:value-type="string" office:string-value="Ticonderoga Class CG" calcext:value-type="string">
            <text:p>Ticonderoga Class CG</text:p>
          </table:table-cell>
          <table:table-cell table:number-matrix-columns-spanned="1" table:number-matrix-rows-spanned="1" table:formula="of:=INDEX([$military_assets.B$1:.B$1048576];[$mil_ass_all.$B18])" office:value-type="float" office:value="0" calcext:value-type="float">
            <text:p>0</text:p>
          </table:table-cell>
          <table:table-cell table:number-matrix-columns-spanned="1" table:number-matrix-rows-spanned="1" table:formula="of:=INDEX([$military_assets.C$1:.C$1048576];[$mil_ass_all.$B18])" office:value-type="float" office:value="0" calcext:value-type="float">
            <text:p>0</text:p>
          </table:table-cell>
          <table:table-cell table:number-matrix-columns-spanned="1" table:number-matrix-rows-spanned="1" table:formula="of:=INDEX([$military_assets.D$1:.D$1048576];[$mil_ass_all.$B18])" office:value-type="float" office:value="0" calcext:value-type="float">
            <text:p>0</text:p>
          </table:table-cell>
          <table:table-cell table:number-matrix-columns-spanned="1" table:number-matrix-rows-spanned="1" table:formula="of:=INDEX([$military_assets.E$1:.E$1048576];[$mil_ass_all.$B18])" office:value-type="float" office:value="2" calcext:value-type="float">
            <text:p>2</text:p>
          </table:table-cell>
          <table:table-cell table:number-matrix-columns-spanned="1" table:number-matrix-rows-spanned="1" table:formula="of:=INDEX([$military_assets.F$1:.F$1048576];[$mil_ass_all.$B18])" office:value-type="float" office:value="3" calcext:value-type="float">
            <text:p>3</text:p>
          </table:table-cell>
          <table:table-cell table:number-matrix-columns-spanned="1" table:number-matrix-rows-spanned="1" table:formula="of:=INDEX([$military_assets.G$1:.G$1048576];[$mil_ass_all.$B18])" office:value-type="float" office:value="3" calcext:value-type="float">
            <text:p>3</text:p>
          </table:table-cell>
          <table:table-cell table:number-matrix-columns-spanned="1" table:number-matrix-rows-spanned="1" table:formula="of:=INDEX([$military_assets.H$1:.H$1048576];[$mil_ass_all.$B18])" office:value-type="float" office:value="4" calcext:value-type="float">
            <text:p>4</text:p>
          </table:table-cell>
          <table:table-cell table:number-matrix-columns-spanned="1" table:number-matrix-rows-spanned="1" table:formula="of:=INDEX([$military_assets.I$1:.I$1048576];[$mil_ass_all.$B18])" office:value-type="string" office:string-value="USN" calcext:value-type="string">
            <text:p>USN</text:p>
          </table:table-cell>
          <table:table-cell table:number-matrix-columns-spanned="1" table:number-matrix-rows-spanned="1" table:formula="of:=INDEX([$military_assets.J$1:.J$1048576];[$mil_ass_all.$B18])" office:value-type="string" office:string-value="Ship" calcext:value-type="string">
            <text:p>Ship</text:p>
          </table:table-cell>
          <table:table-cell table:number-matrix-columns-spanned="1" table:number-matrix-rows-spanned="1" table:formula="of:=INDEX([$military_assets.K$1:.K$1048576];[$mil_ass_all.$B18])" office:value-type="string" office:string-value="AEGIS: +2 Help Defense." calcext:value-type="string">
            <text:p>AEGIS: +2 Help Defense.</text:p>
          </table:table-cell>
          <table:table-cell table:number-matrix-columns-spanned="1" table:number-matrix-rows-spanned="1" table:formula="of:=INDEX([$military_assets.L$1:.L$1048576];[$mil_ass_all.$B18])" office:value-type="string" office:string-value="Images/ticonderoga.jpg" calcext:value-type="string">
            <text:p>Images/ticonderoga.jpg</text:p>
          </table:table-cell>
          <table:table-cell table:number-matrix-columns-spanned="1" table:number-matrix-rows-spanned="1" table:formula="of:=INDEX([$military_assets.M$1:.M$1048576];[$mil_ass_all.$B18])" office:value-type="string" office:string-value="Despite a modest displacement by historical standards, the Ticonderoga is the largest surface combatant in the US Navy." calcext:value-type="string">
            <text:p>Despite a modest displacement by historical standards, the Ticonderoga is the largest surface combatant in the US Navy.</text:p>
          </table:table-cell>
          <table:table-cell table:number-matrix-columns-spanned="1" table:number-matrix-rows-spanned="1" table:formula="of:=INDEX([$military_assets.N$1:.N$1048576];[$mil_ass_all.$B18])"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0" calcext:value-type="float">
            <text:p>10</text:p>
          </table:table-cell>
          <table:table-cell office:value-type="string" calcext:value-type="string">
            <text:p>USS Fitzgerald</text:p>
          </table:table-cell>
          <table:table-cell table:number-matrix-columns-spanned="1" table:number-matrix-rows-spanned="1" table:formula="of:=INDEX([$military_assets.A$1:.A$1048576];[$mil_ass_all.$B19])" office:value-type="string" office:string-value="Arleigh Burke Class DDG" calcext:value-type="string">
            <text:p>Arleigh Burke Class DDG</text:p>
          </table:table-cell>
          <table:table-cell table:number-matrix-columns-spanned="1" table:number-matrix-rows-spanned="1" table:formula="of:=INDEX([$military_assets.B$1:.B$1048576];[$mil_ass_all.$B19])" office:value-type="float" office:value="0" calcext:value-type="float">
            <text:p>0</text:p>
          </table:table-cell>
          <table:table-cell table:number-matrix-columns-spanned="1" table:number-matrix-rows-spanned="1" table:formula="of:=INDEX([$military_assets.C$1:.C$1048576];[$mil_ass_all.$B19])" office:value-type="float" office:value="0" calcext:value-type="float">
            <text:p>0</text:p>
          </table:table-cell>
          <table:table-cell table:number-matrix-columns-spanned="1" table:number-matrix-rows-spanned="1" table:formula="of:=INDEX([$military_assets.D$1:.D$1048576];[$mil_ass_all.$B19])" office:value-type="float" office:value="0" calcext:value-type="float">
            <text:p>0</text:p>
          </table:table-cell>
          <table:table-cell table:number-matrix-columns-spanned="1" table:number-matrix-rows-spanned="1" table:formula="of:=INDEX([$military_assets.E$1:.E$1048576];[$mil_ass_all.$B19])" office:value-type="float" office:value="2" calcext:value-type="float">
            <text:p>2</text:p>
          </table:table-cell>
          <table:table-cell table:number-matrix-columns-spanned="1" table:number-matrix-rows-spanned="1" table:formula="of:=INDEX([$military_assets.F$1:.F$1048576];[$mil_ass_all.$B19])" office:value-type="float" office:value="3" calcext:value-type="float">
            <text:p>3</text:p>
          </table:table-cell>
          <table:table-cell table:number-matrix-columns-spanned="1" table:number-matrix-rows-spanned="1" table:formula="of:=INDEX([$military_assets.G$1:.G$1048576];[$mil_ass_all.$B19])" office:value-type="float" office:value="2" calcext:value-type="float">
            <text:p>2</text:p>
          </table:table-cell>
          <table:table-cell table:number-matrix-columns-spanned="1" table:number-matrix-rows-spanned="1" table:formula="of:=INDEX([$military_assets.H$1:.H$1048576];[$mil_ass_all.$B19])" office:value-type="float" office:value="3" calcext:value-type="float">
            <text:p>3</text:p>
          </table:table-cell>
          <table:table-cell table:number-matrix-columns-spanned="1" table:number-matrix-rows-spanned="1" table:formula="of:=INDEX([$military_assets.I$1:.I$1048576];[$mil_ass_all.$B19])" office:value-type="string" office:string-value="USN" calcext:value-type="string">
            <text:p>USN</text:p>
          </table:table-cell>
          <table:table-cell table:number-matrix-columns-spanned="1" table:number-matrix-rows-spanned="1" table:formula="of:=INDEX([$military_assets.J$1:.J$1048576];[$mil_ass_all.$B19])" office:value-type="string" office:string-value="Ship" calcext:value-type="string">
            <text:p>Ship</text:p>
          </table:table-cell>
          <table:table-cell table:number-matrix-columns-spanned="1" table:number-matrix-rows-spanned="1" table:formula="of:=INDEX([$military_assets.K$1:.K$1048576];[$mil_ass_all.$B19])" office:value-type="string" office:string-value="AEGIS: +2 Help Defense." calcext:value-type="string">
            <text:p>AEGIS: +2 Help Defense.</text:p>
          </table:table-cell>
          <table:table-cell table:number-matrix-columns-spanned="1" table:number-matrix-rows-spanned="1" table:formula="of:=INDEX([$military_assets.L$1:.L$1048576];[$mil_ass_all.$B19])" office:value-type="string" office:string-value="Images/arleighburke.jpg" calcext:value-type="string">
            <text:p>Images/arleighburke.jpg</text:p>
          </table:table-cell>
          <table:table-cell table:number-matrix-columns-spanned="1" table:number-matrix-rows-spanned="1" table:formula="of:=INDEX([$military_assets.M$1:.M$1048576];[$mil_ass_all.$B19])" office:value-type="string" office:string-value="The multi-mission Arleigh Burke is the most numerous ship in the US Navy." calcext:value-type="string">
            <text:p>The multi-mission Arleigh Burke is the most numerous ship in the US Navy.</text:p>
          </table:table-cell>
          <table:table-cell table:number-matrix-columns-spanned="1" table:number-matrix-rows-spanned="1" table:formula="of:=INDEX([$military_assets.N$1:.N$1048576];[$mil_ass_all.$B19])"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0" calcext:value-type="float">
            <text:p>10</text:p>
          </table:table-cell>
          <table:table-cell office:value-type="string" calcext:value-type="string">
            <text:p>USS Cole</text:p>
          </table:table-cell>
          <table:table-cell table:number-matrix-columns-spanned="1" table:number-matrix-rows-spanned="1" table:formula="of:=INDEX([$military_assets.A$1:.A$1048576];[$mil_ass_all.$B20])" office:value-type="string" office:string-value="Arleigh Burke Class DDG" calcext:value-type="string">
            <text:p>Arleigh Burke Class DDG</text:p>
          </table:table-cell>
          <table:table-cell table:number-matrix-columns-spanned="1" table:number-matrix-rows-spanned="1" table:formula="of:=INDEX([$military_assets.B$1:.B$1048576];[$mil_ass_all.$B20])" office:value-type="float" office:value="0" calcext:value-type="float">
            <text:p>0</text:p>
          </table:table-cell>
          <table:table-cell table:number-matrix-columns-spanned="1" table:number-matrix-rows-spanned="1" table:formula="of:=INDEX([$military_assets.C$1:.C$1048576];[$mil_ass_all.$B20])" office:value-type="float" office:value="0" calcext:value-type="float">
            <text:p>0</text:p>
          </table:table-cell>
          <table:table-cell table:number-matrix-columns-spanned="1" table:number-matrix-rows-spanned="1" table:formula="of:=INDEX([$military_assets.D$1:.D$1048576];[$mil_ass_all.$B20])" office:value-type="float" office:value="0" calcext:value-type="float">
            <text:p>0</text:p>
          </table:table-cell>
          <table:table-cell table:number-matrix-columns-spanned="1" table:number-matrix-rows-spanned="1" table:formula="of:=INDEX([$military_assets.E$1:.E$1048576];[$mil_ass_all.$B20])" office:value-type="float" office:value="2" calcext:value-type="float">
            <text:p>2</text:p>
          </table:table-cell>
          <table:table-cell table:number-matrix-columns-spanned="1" table:number-matrix-rows-spanned="1" table:formula="of:=INDEX([$military_assets.F$1:.F$1048576];[$mil_ass_all.$B20])" office:value-type="float" office:value="3" calcext:value-type="float">
            <text:p>3</text:p>
          </table:table-cell>
          <table:table-cell table:number-matrix-columns-spanned="1" table:number-matrix-rows-spanned="1" table:formula="of:=INDEX([$military_assets.G$1:.G$1048576];[$mil_ass_all.$B20])" office:value-type="float" office:value="2" calcext:value-type="float">
            <text:p>2</text:p>
          </table:table-cell>
          <table:table-cell table:number-matrix-columns-spanned="1" table:number-matrix-rows-spanned="1" table:formula="of:=INDEX([$military_assets.H$1:.H$1048576];[$mil_ass_all.$B20])" office:value-type="float" office:value="3" calcext:value-type="float">
            <text:p>3</text:p>
          </table:table-cell>
          <table:table-cell table:number-matrix-columns-spanned="1" table:number-matrix-rows-spanned="1" table:formula="of:=INDEX([$military_assets.I$1:.I$1048576];[$mil_ass_all.$B20])" office:value-type="string" office:string-value="USN" calcext:value-type="string">
            <text:p>USN</text:p>
          </table:table-cell>
          <table:table-cell table:number-matrix-columns-spanned="1" table:number-matrix-rows-spanned="1" table:formula="of:=INDEX([$military_assets.J$1:.J$1048576];[$mil_ass_all.$B20])" office:value-type="string" office:string-value="Ship" calcext:value-type="string">
            <text:p>Ship</text:p>
          </table:table-cell>
          <table:table-cell table:number-matrix-columns-spanned="1" table:number-matrix-rows-spanned="1" table:formula="of:=INDEX([$military_assets.K$1:.K$1048576];[$mil_ass_all.$B20])" office:value-type="string" office:string-value="AEGIS: +2 Help Defense." calcext:value-type="string">
            <text:p>AEGIS: +2 Help Defense.</text:p>
          </table:table-cell>
          <table:table-cell table:number-matrix-columns-spanned="1" table:number-matrix-rows-spanned="1" table:formula="of:=INDEX([$military_assets.L$1:.L$1048576];[$mil_ass_all.$B20])" office:value-type="string" office:string-value="Images/arleighburke.jpg" calcext:value-type="string">
            <text:p>Images/arleighburke.jpg</text:p>
          </table:table-cell>
          <table:table-cell table:number-matrix-columns-spanned="1" table:number-matrix-rows-spanned="1" table:formula="of:=INDEX([$military_assets.M$1:.M$1048576];[$mil_ass_all.$B20])" office:value-type="string" office:string-value="The multi-mission Arleigh Burke is the most numerous ship in the US Navy." calcext:value-type="string">
            <text:p>The multi-mission Arleigh Burke is the most numerous ship in the US Navy.</text:p>
          </table:table-cell>
          <table:table-cell table:number-matrix-columns-spanned="1" table:number-matrix-rows-spanned="1" table:formula="of:=INDEX([$military_assets.N$1:.N$1048576];[$mil_ass_all.$B20])"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0" calcext:value-type="float">
            <text:p>10</text:p>
          </table:table-cell>
          <table:table-cell office:value-type="string" calcext:value-type="string">
            <text:p>USS Porter</text:p>
          </table:table-cell>
          <table:table-cell table:number-matrix-columns-spanned="1" table:number-matrix-rows-spanned="1" table:formula="of:=INDEX([$military_assets.A$1:.A$1048576];[$mil_ass_all.$B21])" office:value-type="string" office:string-value="Arleigh Burke Class DDG" calcext:value-type="string">
            <text:p>Arleigh Burke Class DDG</text:p>
          </table:table-cell>
          <table:table-cell table:number-matrix-columns-spanned="1" table:number-matrix-rows-spanned="1" table:formula="of:=INDEX([$military_assets.B$1:.B$1048576];[$mil_ass_all.$B21])" office:value-type="float" office:value="0" calcext:value-type="float">
            <text:p>0</text:p>
          </table:table-cell>
          <table:table-cell table:number-matrix-columns-spanned="1" table:number-matrix-rows-spanned="1" table:formula="of:=INDEX([$military_assets.C$1:.C$1048576];[$mil_ass_all.$B21])" office:value-type="float" office:value="0" calcext:value-type="float">
            <text:p>0</text:p>
          </table:table-cell>
          <table:table-cell table:number-matrix-columns-spanned="1" table:number-matrix-rows-spanned="1" table:formula="of:=INDEX([$military_assets.D$1:.D$1048576];[$mil_ass_all.$B21])" office:value-type="float" office:value="0" calcext:value-type="float">
            <text:p>0</text:p>
          </table:table-cell>
          <table:table-cell table:number-matrix-columns-spanned="1" table:number-matrix-rows-spanned="1" table:formula="of:=INDEX([$military_assets.E$1:.E$1048576];[$mil_ass_all.$B21])" office:value-type="float" office:value="2" calcext:value-type="float">
            <text:p>2</text:p>
          </table:table-cell>
          <table:table-cell table:number-matrix-columns-spanned="1" table:number-matrix-rows-spanned="1" table:formula="of:=INDEX([$military_assets.F$1:.F$1048576];[$mil_ass_all.$B21])" office:value-type="float" office:value="3" calcext:value-type="float">
            <text:p>3</text:p>
          </table:table-cell>
          <table:table-cell table:number-matrix-columns-spanned="1" table:number-matrix-rows-spanned="1" table:formula="of:=INDEX([$military_assets.G$1:.G$1048576];[$mil_ass_all.$B21])" office:value-type="float" office:value="2" calcext:value-type="float">
            <text:p>2</text:p>
          </table:table-cell>
          <table:table-cell table:number-matrix-columns-spanned="1" table:number-matrix-rows-spanned="1" table:formula="of:=INDEX([$military_assets.H$1:.H$1048576];[$mil_ass_all.$B21])" office:value-type="float" office:value="3" calcext:value-type="float">
            <text:p>3</text:p>
          </table:table-cell>
          <table:table-cell table:number-matrix-columns-spanned="1" table:number-matrix-rows-spanned="1" table:formula="of:=INDEX([$military_assets.I$1:.I$1048576];[$mil_ass_all.$B21])" office:value-type="string" office:string-value="USN" calcext:value-type="string">
            <text:p>USN</text:p>
          </table:table-cell>
          <table:table-cell table:number-matrix-columns-spanned="1" table:number-matrix-rows-spanned="1" table:formula="of:=INDEX([$military_assets.J$1:.J$1048576];[$mil_ass_all.$B21])" office:value-type="string" office:string-value="Ship" calcext:value-type="string">
            <text:p>Ship</text:p>
          </table:table-cell>
          <table:table-cell table:number-matrix-columns-spanned="1" table:number-matrix-rows-spanned="1" table:formula="of:=INDEX([$military_assets.K$1:.K$1048576];[$mil_ass_all.$B21])" office:value-type="string" office:string-value="AEGIS: +2 Help Defense." calcext:value-type="string">
            <text:p>AEGIS: +2 Help Defense.</text:p>
          </table:table-cell>
          <table:table-cell table:number-matrix-columns-spanned="1" table:number-matrix-rows-spanned="1" table:formula="of:=INDEX([$military_assets.L$1:.L$1048576];[$mil_ass_all.$B21])" office:value-type="string" office:string-value="Images/arleighburke.jpg" calcext:value-type="string">
            <text:p>Images/arleighburke.jpg</text:p>
          </table:table-cell>
          <table:table-cell table:number-matrix-columns-spanned="1" table:number-matrix-rows-spanned="1" table:formula="of:=INDEX([$military_assets.M$1:.M$1048576];[$mil_ass_all.$B21])" office:value-type="string" office:string-value="The multi-mission Arleigh Burke is the most numerous ship in the US Navy." calcext:value-type="string">
            <text:p>The multi-mission Arleigh Burke is the most numerous ship in the US Navy.</text:p>
          </table:table-cell>
          <table:table-cell table:number-matrix-columns-spanned="1" table:number-matrix-rows-spanned="1" table:formula="of:=INDEX([$military_assets.N$1:.N$1048576];[$mil_ass_all.$B21])"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0" calcext:value-type="float">
            <text:p>10</text:p>
          </table:table-cell>
          <table:table-cell office:value-type="string" calcext:value-type="string">
            <text:p>USS Spruance</text:p>
          </table:table-cell>
          <table:table-cell table:number-matrix-columns-spanned="1" table:number-matrix-rows-spanned="1" table:formula="of:=INDEX([$military_assets.A$1:.A$1048576];[$mil_ass_all.$B22])" office:value-type="string" office:string-value="Arleigh Burke Class DDG" calcext:value-type="string">
            <text:p>Arleigh Burke Class DDG</text:p>
          </table:table-cell>
          <table:table-cell table:number-matrix-columns-spanned="1" table:number-matrix-rows-spanned="1" table:formula="of:=INDEX([$military_assets.B$1:.B$1048576];[$mil_ass_all.$B22])" office:value-type="float" office:value="0" calcext:value-type="float">
            <text:p>0</text:p>
          </table:table-cell>
          <table:table-cell table:number-matrix-columns-spanned="1" table:number-matrix-rows-spanned="1" table:formula="of:=INDEX([$military_assets.C$1:.C$1048576];[$mil_ass_all.$B22])" office:value-type="float" office:value="0" calcext:value-type="float">
            <text:p>0</text:p>
          </table:table-cell>
          <table:table-cell table:number-matrix-columns-spanned="1" table:number-matrix-rows-spanned="1" table:formula="of:=INDEX([$military_assets.D$1:.D$1048576];[$mil_ass_all.$B22])" office:value-type="float" office:value="0" calcext:value-type="float">
            <text:p>0</text:p>
          </table:table-cell>
          <table:table-cell table:number-matrix-columns-spanned="1" table:number-matrix-rows-spanned="1" table:formula="of:=INDEX([$military_assets.E$1:.E$1048576];[$mil_ass_all.$B22])" office:value-type="float" office:value="2" calcext:value-type="float">
            <text:p>2</text:p>
          </table:table-cell>
          <table:table-cell table:number-matrix-columns-spanned="1" table:number-matrix-rows-spanned="1" table:formula="of:=INDEX([$military_assets.F$1:.F$1048576];[$mil_ass_all.$B22])" office:value-type="float" office:value="3" calcext:value-type="float">
            <text:p>3</text:p>
          </table:table-cell>
          <table:table-cell table:number-matrix-columns-spanned="1" table:number-matrix-rows-spanned="1" table:formula="of:=INDEX([$military_assets.G$1:.G$1048576];[$mil_ass_all.$B22])" office:value-type="float" office:value="2" calcext:value-type="float">
            <text:p>2</text:p>
          </table:table-cell>
          <table:table-cell table:number-matrix-columns-spanned="1" table:number-matrix-rows-spanned="1" table:formula="of:=INDEX([$military_assets.H$1:.H$1048576];[$mil_ass_all.$B22])" office:value-type="float" office:value="3" calcext:value-type="float">
            <text:p>3</text:p>
          </table:table-cell>
          <table:table-cell table:number-matrix-columns-spanned="1" table:number-matrix-rows-spanned="1" table:formula="of:=INDEX([$military_assets.I$1:.I$1048576];[$mil_ass_all.$B22])" office:value-type="string" office:string-value="USN" calcext:value-type="string">
            <text:p>USN</text:p>
          </table:table-cell>
          <table:table-cell table:number-matrix-columns-spanned="1" table:number-matrix-rows-spanned="1" table:formula="of:=INDEX([$military_assets.J$1:.J$1048576];[$mil_ass_all.$B22])" office:value-type="string" office:string-value="Ship" calcext:value-type="string">
            <text:p>Ship</text:p>
          </table:table-cell>
          <table:table-cell table:number-matrix-columns-spanned="1" table:number-matrix-rows-spanned="1" table:formula="of:=INDEX([$military_assets.K$1:.K$1048576];[$mil_ass_all.$B22])" office:value-type="string" office:string-value="AEGIS: +2 Help Defense." calcext:value-type="string">
            <text:p>AEGIS: +2 Help Defense.</text:p>
          </table:table-cell>
          <table:table-cell table:number-matrix-columns-spanned="1" table:number-matrix-rows-spanned="1" table:formula="of:=INDEX([$military_assets.L$1:.L$1048576];[$mil_ass_all.$B22])" office:value-type="string" office:string-value="Images/arleighburke.jpg" calcext:value-type="string">
            <text:p>Images/arleighburke.jpg</text:p>
          </table:table-cell>
          <table:table-cell table:number-matrix-columns-spanned="1" table:number-matrix-rows-spanned="1" table:formula="of:=INDEX([$military_assets.M$1:.M$1048576];[$mil_ass_all.$B22])" office:value-type="string" office:string-value="The multi-mission Arleigh Burke is the most numerous ship in the US Navy." calcext:value-type="string">
            <text:p>The multi-mission Arleigh Burke is the most numerous ship in the US Navy.</text:p>
          </table:table-cell>
          <table:table-cell table:number-matrix-columns-spanned="1" table:number-matrix-rows-spanned="1" table:formula="of:=INDEX([$military_assets.N$1:.N$1048576];[$mil_ass_all.$B22])"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0" calcext:value-type="float">
            <text:p>10</text:p>
          </table:table-cell>
          <table:table-cell office:value-type="string" calcext:value-type="string">
            <text:p>USS John Paul Jones</text:p>
          </table:table-cell>
          <table:table-cell table:number-matrix-columns-spanned="1" table:number-matrix-rows-spanned="1" table:formula="of:=INDEX([$military_assets.A$1:.A$1048576];[$mil_ass_all.$B23])" office:value-type="string" office:string-value="Arleigh Burke Class DDG" calcext:value-type="string">
            <text:p>Arleigh Burke Class DDG</text:p>
          </table:table-cell>
          <table:table-cell table:number-matrix-columns-spanned="1" table:number-matrix-rows-spanned="1" table:formula="of:=INDEX([$military_assets.B$1:.B$1048576];[$mil_ass_all.$B23])" office:value-type="float" office:value="0" calcext:value-type="float">
            <text:p>0</text:p>
          </table:table-cell>
          <table:table-cell table:number-matrix-columns-spanned="1" table:number-matrix-rows-spanned="1" table:formula="of:=INDEX([$military_assets.C$1:.C$1048576];[$mil_ass_all.$B23])" office:value-type="float" office:value="0" calcext:value-type="float">
            <text:p>0</text:p>
          </table:table-cell>
          <table:table-cell table:number-matrix-columns-spanned="1" table:number-matrix-rows-spanned="1" table:formula="of:=INDEX([$military_assets.D$1:.D$1048576];[$mil_ass_all.$B23])" office:value-type="float" office:value="0" calcext:value-type="float">
            <text:p>0</text:p>
          </table:table-cell>
          <table:table-cell table:number-matrix-columns-spanned="1" table:number-matrix-rows-spanned="1" table:formula="of:=INDEX([$military_assets.E$1:.E$1048576];[$mil_ass_all.$B23])" office:value-type="float" office:value="2" calcext:value-type="float">
            <text:p>2</text:p>
          </table:table-cell>
          <table:table-cell table:number-matrix-columns-spanned="1" table:number-matrix-rows-spanned="1" table:formula="of:=INDEX([$military_assets.F$1:.F$1048576];[$mil_ass_all.$B23])" office:value-type="float" office:value="3" calcext:value-type="float">
            <text:p>3</text:p>
          </table:table-cell>
          <table:table-cell table:number-matrix-columns-spanned="1" table:number-matrix-rows-spanned="1" table:formula="of:=INDEX([$military_assets.G$1:.G$1048576];[$mil_ass_all.$B23])" office:value-type="float" office:value="2" calcext:value-type="float">
            <text:p>2</text:p>
          </table:table-cell>
          <table:table-cell table:number-matrix-columns-spanned="1" table:number-matrix-rows-spanned="1" table:formula="of:=INDEX([$military_assets.H$1:.H$1048576];[$mil_ass_all.$B23])" office:value-type="float" office:value="3" calcext:value-type="float">
            <text:p>3</text:p>
          </table:table-cell>
          <table:table-cell table:number-matrix-columns-spanned="1" table:number-matrix-rows-spanned="1" table:formula="of:=INDEX([$military_assets.I$1:.I$1048576];[$mil_ass_all.$B23])" office:value-type="string" office:string-value="USN" calcext:value-type="string">
            <text:p>USN</text:p>
          </table:table-cell>
          <table:table-cell table:number-matrix-columns-spanned="1" table:number-matrix-rows-spanned="1" table:formula="of:=INDEX([$military_assets.J$1:.J$1048576];[$mil_ass_all.$B23])" office:value-type="string" office:string-value="Ship" calcext:value-type="string">
            <text:p>Ship</text:p>
          </table:table-cell>
          <table:table-cell table:number-matrix-columns-spanned="1" table:number-matrix-rows-spanned="1" table:formula="of:=INDEX([$military_assets.K$1:.K$1048576];[$mil_ass_all.$B23])" office:value-type="string" office:string-value="AEGIS: +2 Help Defense." calcext:value-type="string">
            <text:p>AEGIS: +2 Help Defense.</text:p>
          </table:table-cell>
          <table:table-cell table:number-matrix-columns-spanned="1" table:number-matrix-rows-spanned="1" table:formula="of:=INDEX([$military_assets.L$1:.L$1048576];[$mil_ass_all.$B23])" office:value-type="string" office:string-value="Images/arleighburke.jpg" calcext:value-type="string">
            <text:p>Images/arleighburke.jpg</text:p>
          </table:table-cell>
          <table:table-cell table:number-matrix-columns-spanned="1" table:number-matrix-rows-spanned="1" table:formula="of:=INDEX([$military_assets.M$1:.M$1048576];[$mil_ass_all.$B23])" office:value-type="string" office:string-value="The multi-mission Arleigh Burke is the most numerous ship in the US Navy." calcext:value-type="string">
            <text:p>The multi-mission Arleigh Burke is the most numerous ship in the US Navy.</text:p>
          </table:table-cell>
          <table:table-cell table:number-matrix-columns-spanned="1" table:number-matrix-rows-spanned="1" table:formula="of:=INDEX([$military_assets.N$1:.N$1048576];[$mil_ass_all.$B23])"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1" calcext:value-type="float">
            <text:p>11</text:p>
          </table:table-cell>
          <table:table-cell office:value-type="string" calcext:value-type="string">
            <text:p>USS Zumwalt</text:p>
          </table:table-cell>
          <table:table-cell table:number-matrix-columns-spanned="1" table:number-matrix-rows-spanned="1" table:formula="of:=INDEX([$military_assets.A$1:.A$1048576];[$mil_ass_all.$B24])" office:value-type="string" office:string-value="Zumwalt Class DDG" calcext:value-type="string">
            <text:p>Zumwalt Class DDG</text:p>
          </table:table-cell>
          <table:table-cell table:number-matrix-columns-spanned="1" table:number-matrix-rows-spanned="1" table:formula="of:=INDEX([$military_assets.B$1:.B$1048576];[$mil_ass_all.$B24])" office:value-type="float" office:value="0" calcext:value-type="float">
            <text:p>0</text:p>
          </table:table-cell>
          <table:table-cell table:number-matrix-columns-spanned="1" table:number-matrix-rows-spanned="1" table:formula="of:=INDEX([$military_assets.C$1:.C$1048576];[$mil_ass_all.$B24])" office:value-type="float" office:value="0" calcext:value-type="float">
            <text:p>0</text:p>
          </table:table-cell>
          <table:table-cell table:number-matrix-columns-spanned="1" table:number-matrix-rows-spanned="1" table:formula="of:=INDEX([$military_assets.D$1:.D$1048576];[$mil_ass_all.$B24])" office:value-type="float" office:value="0" calcext:value-type="float">
            <text:p>0</text:p>
          </table:table-cell>
          <table:table-cell table:number-matrix-columns-spanned="1" table:number-matrix-rows-spanned="1" table:formula="of:=INDEX([$military_assets.E$1:.E$1048576];[$mil_ass_all.$B24])" office:value-type="float" office:value="2" calcext:value-type="float">
            <text:p>2</text:p>
          </table:table-cell>
          <table:table-cell table:number-matrix-columns-spanned="1" table:number-matrix-rows-spanned="1" table:formula="of:=INDEX([$military_assets.F$1:.F$1048576];[$mil_ass_all.$B24])" office:value-type="float" office:value="4" calcext:value-type="float">
            <text:p>4</text:p>
          </table:table-cell>
          <table:table-cell table:number-matrix-columns-spanned="1" table:number-matrix-rows-spanned="1" table:formula="of:=INDEX([$military_assets.G$1:.G$1048576];[$mil_ass_all.$B24])" office:value-type="float" office:value="3" calcext:value-type="float">
            <text:p>3</text:p>
          </table:table-cell>
          <table:table-cell table:number-matrix-columns-spanned="1" table:number-matrix-rows-spanned="1" table:formula="of:=INDEX([$military_assets.H$1:.H$1048576];[$mil_ass_all.$B24])" office:value-type="float" office:value="3" calcext:value-type="float">
            <text:p>3</text:p>
          </table:table-cell>
          <table:table-cell table:number-matrix-columns-spanned="1" table:number-matrix-rows-spanned="1" table:formula="of:=INDEX([$military_assets.I$1:.I$1048576];[$mil_ass_all.$B24])" office:value-type="string" office:string-value="USN" calcext:value-type="string">
            <text:p>USN</text:p>
          </table:table-cell>
          <table:table-cell table:number-matrix-columns-spanned="1" table:number-matrix-rows-spanned="1" table:formula="of:=INDEX([$military_assets.J$1:.J$1048576];[$mil_ass_all.$B24])" office:value-type="string" office:string-value="Ship" calcext:value-type="string">
            <text:p>Ship</text:p>
          </table:table-cell>
          <table:table-cell table:number-matrix-columns-spanned="1" table:number-matrix-rows-spanned="1" table:formula="of:=INDEX([$military_assets.K$1:.K$1048576];[$mil_ass_all.$B24])" office:value-type="string" office:string-value="Hidden: Can be played face down. " calcext:value-type="string">
            <text:p>Hidden: Can be played face down. </text:p>
          </table:table-cell>
          <table:table-cell table:number-matrix-columns-spanned="1" table:number-matrix-rows-spanned="1" table:formula="of:=INDEX([$military_assets.L$1:.L$1048576];[$mil_ass_all.$B24])" office:value-type="string" office:string-value="Images/zumwalt.jpg" calcext:value-type="string">
            <text:p>Images/zumwalt.jpg</text:p>
          </table:table-cell>
          <table:table-cell table:number-matrix-columns-spanned="1" table:number-matrix-rows-spanned="1" table:formula="of:=INDEX([$military_assets.M$1:.M$1048576];[$mil_ass_all.$B24])" office:value-type="string" office:string-value="With a cost of $1M per shot from its main howitzer, it is important for the crew of a Zumwalt to aim carefully." calcext:value-type="string">
            <text:p>With a cost of $1M per shot from its main howitzer, it is important for the crew of a Zumwalt to aim carefully.</text:p>
          </table:table-cell>
          <table:table-cell table:number-matrix-columns-spanned="1" table:number-matrix-rows-spanned="1" table:formula="of:=INDEX([$military_assets.N$1:.N$1048576];[$mil_ass_all.$B24])"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1" calcext:value-type="float">
            <text:p>11</text:p>
          </table:table-cell>
          <table:table-cell office:value-type="string" calcext:value-type="string">
            <text:p>USS Michael Monsoor</text:p>
          </table:table-cell>
          <table:table-cell table:number-matrix-columns-spanned="1" table:number-matrix-rows-spanned="1" table:formula="of:=INDEX([$military_assets.A$1:.A$1048576];[$mil_ass_all.$B25])" office:value-type="string" office:string-value="Zumwalt Class DDG" calcext:value-type="string">
            <text:p>Zumwalt Class DDG</text:p>
          </table:table-cell>
          <table:table-cell table:number-matrix-columns-spanned="1" table:number-matrix-rows-spanned="1" table:formula="of:=INDEX([$military_assets.B$1:.B$1048576];[$mil_ass_all.$B25])" office:value-type="float" office:value="0" calcext:value-type="float">
            <text:p>0</text:p>
          </table:table-cell>
          <table:table-cell table:number-matrix-columns-spanned="1" table:number-matrix-rows-spanned="1" table:formula="of:=INDEX([$military_assets.C$1:.C$1048576];[$mil_ass_all.$B25])" office:value-type="float" office:value="0" calcext:value-type="float">
            <text:p>0</text:p>
          </table:table-cell>
          <table:table-cell table:number-matrix-columns-spanned="1" table:number-matrix-rows-spanned="1" table:formula="of:=INDEX([$military_assets.D$1:.D$1048576];[$mil_ass_all.$B25])" office:value-type="float" office:value="0" calcext:value-type="float">
            <text:p>0</text:p>
          </table:table-cell>
          <table:table-cell table:number-matrix-columns-spanned="1" table:number-matrix-rows-spanned="1" table:formula="of:=INDEX([$military_assets.E$1:.E$1048576];[$mil_ass_all.$B25])" office:value-type="float" office:value="2" calcext:value-type="float">
            <text:p>2</text:p>
          </table:table-cell>
          <table:table-cell table:number-matrix-columns-spanned="1" table:number-matrix-rows-spanned="1" table:formula="of:=INDEX([$military_assets.F$1:.F$1048576];[$mil_ass_all.$B25])" office:value-type="float" office:value="4" calcext:value-type="float">
            <text:p>4</text:p>
          </table:table-cell>
          <table:table-cell table:number-matrix-columns-spanned="1" table:number-matrix-rows-spanned="1" table:formula="of:=INDEX([$military_assets.G$1:.G$1048576];[$mil_ass_all.$B25])" office:value-type="float" office:value="3" calcext:value-type="float">
            <text:p>3</text:p>
          </table:table-cell>
          <table:table-cell table:number-matrix-columns-spanned="1" table:number-matrix-rows-spanned="1" table:formula="of:=INDEX([$military_assets.H$1:.H$1048576];[$mil_ass_all.$B25])" office:value-type="float" office:value="3" calcext:value-type="float">
            <text:p>3</text:p>
          </table:table-cell>
          <table:table-cell table:number-matrix-columns-spanned="1" table:number-matrix-rows-spanned="1" table:formula="of:=INDEX([$military_assets.I$1:.I$1048576];[$mil_ass_all.$B25])" office:value-type="string" office:string-value="USN" calcext:value-type="string">
            <text:p>USN</text:p>
          </table:table-cell>
          <table:table-cell table:number-matrix-columns-spanned="1" table:number-matrix-rows-spanned="1" table:formula="of:=INDEX([$military_assets.J$1:.J$1048576];[$mil_ass_all.$B25])" office:value-type="string" office:string-value="Ship" calcext:value-type="string">
            <text:p>Ship</text:p>
          </table:table-cell>
          <table:table-cell table:number-matrix-columns-spanned="1" table:number-matrix-rows-spanned="1" table:formula="of:=INDEX([$military_assets.K$1:.K$1048576];[$mil_ass_all.$B25])" office:value-type="string" office:string-value="Hidden: Can be played face down. " calcext:value-type="string">
            <text:p>Hidden: Can be played face down. </text:p>
          </table:table-cell>
          <table:table-cell table:number-matrix-columns-spanned="1" table:number-matrix-rows-spanned="1" table:formula="of:=INDEX([$military_assets.L$1:.L$1048576];[$mil_ass_all.$B25])" office:value-type="string" office:string-value="Images/zumwalt.jpg" calcext:value-type="string">
            <text:p>Images/zumwalt.jpg</text:p>
          </table:table-cell>
          <table:table-cell table:number-matrix-columns-spanned="1" table:number-matrix-rows-spanned="1" table:formula="of:=INDEX([$military_assets.M$1:.M$1048576];[$mil_ass_all.$B25])" office:value-type="string" office:string-value="With a cost of $1M per shot from its main howitzer, it is important for the crew of a Zumwalt to aim carefully." calcext:value-type="string">
            <text:p>With a cost of $1M per shot from its main howitzer, it is important for the crew of a Zumwalt to aim carefully.</text:p>
          </table:table-cell>
          <table:table-cell table:number-matrix-columns-spanned="1" table:number-matrix-rows-spanned="1" table:formula="of:=INDEX([$military_assets.N$1:.N$1048576];[$mil_ass_all.$B25])"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2" calcext:value-type="float">
            <text:p>12</text:p>
          </table:table-cell>
          <table:table-cell table:style-name="ce16" office:value-type="string" calcext:value-type="string">
            <text:p>Tophatters</text:p>
          </table:table-cell>
          <table:table-cell table:number-matrix-columns-spanned="1" table:number-matrix-rows-spanned="1" table:formula="of:=INDEX([$military_assets.A$1:.A$1048576];[$mil_ass_all.$B26])" office:value-type="string" office:string-value="F/A-18E Superhornet" calcext:value-type="string">
            <text:p>F/A-18E Superhornet</text:p>
          </table:table-cell>
          <table:table-cell table:number-matrix-columns-spanned="1" table:number-matrix-rows-spanned="1" table:formula="of:=INDEX([$military_assets.B$1:.B$1048576];[$mil_ass_all.$B26])" office:value-type="float" office:value="0" calcext:value-type="float">
            <text:p>0</text:p>
          </table:table-cell>
          <table:table-cell table:number-matrix-columns-spanned="1" table:number-matrix-rows-spanned="1" table:formula="of:=INDEX([$military_assets.C$1:.C$1048576];[$mil_ass_all.$B26])" office:value-type="float" office:value="0" calcext:value-type="float">
            <text:p>0</text:p>
          </table:table-cell>
          <table:table-cell table:number-matrix-columns-spanned="1" table:number-matrix-rows-spanned="1" table:formula="of:=INDEX([$military_assets.D$1:.D$1048576];[$mil_ass_all.$B26])" office:value-type="float" office:value="0" calcext:value-type="float">
            <text:p>0</text:p>
          </table:table-cell>
          <table:table-cell table:number-matrix-columns-spanned="1" table:number-matrix-rows-spanned="1" table:formula="of:=INDEX([$military_assets.E$1:.E$1048576];[$mil_ass_all.$B26])" office:value-type="float" office:value="4" calcext:value-type="float">
            <text:p>4</text:p>
          </table:table-cell>
          <table:table-cell table:number-matrix-columns-spanned="1" table:number-matrix-rows-spanned="1" table:formula="of:=INDEX([$military_assets.F$1:.F$1048576];[$mil_ass_all.$B26])" office:value-type="float" office:value="4" calcext:value-type="float">
            <text:p>4</text:p>
          </table:table-cell>
          <table:table-cell table:number-matrix-columns-spanned="1" table:number-matrix-rows-spanned="1" table:formula="of:=INDEX([$military_assets.G$1:.G$1048576];[$mil_ass_all.$B26])" office:value-type="float" office:value="3" calcext:value-type="float">
            <text:p>3</text:p>
          </table:table-cell>
          <table:table-cell table:number-matrix-columns-spanned="1" table:number-matrix-rows-spanned="1" table:formula="of:=INDEX([$military_assets.H$1:.H$1048576];[$mil_ass_all.$B26])" office:value-type="float" office:value="2" calcext:value-type="float">
            <text:p>2</text:p>
          </table:table-cell>
          <table:table-cell table:number-matrix-columns-spanned="1" table:number-matrix-rows-spanned="1" table:formula="of:=INDEX([$military_assets.I$1:.I$1048576];[$mil_ass_all.$B26])" office:value-type="string" office:string-value="USN" calcext:value-type="string">
            <text:p>USN</text:p>
          </table:table-cell>
          <table:table-cell table:number-matrix-columns-spanned="1" table:number-matrix-rows-spanned="1" table:formula="of:=INDEX([$military_assets.J$1:.J$1048576];[$mil_ass_all.$B26])" office:value-type="string" office:string-value="Squadron" calcext:value-type="string">
            <text:p>Squadron</text:p>
          </table:table-cell>
          <table:table-cell table:number-matrix-columns-spanned="1" table:number-matrix-rows-spanned="1" table:formula="of:=INDEX([$military_assets.K$1:.K$1048576];[$mil_ass_all.$B26])" office:value-type="string" office:string-value="Hidden: Can be played face down. &#10;CATOBAR-Compatible." calcext:value-type="string">
            <text:p>Hidden: Can be played face down. </text:p>
            <text:p>CATOBAR-Compatible.</text:p>
          </table:table-cell>
          <table:table-cell table:number-matrix-columns-spanned="1" table:number-matrix-rows-spanned="1" table:formula="of:=INDEX([$military_assets.L$1:.L$1048576];[$mil_ass_all.$B26])" office:value-type="string" office:string-value="Images/f18.jpg" calcext:value-type="string">
            <text:p>Images/f18.jpg</text:p>
          </table:table-cell>
          <table:table-cell table:number-matrix-columns-spanned="1" table:number-matrix-rows-spanned="1" table:formula="of:=INDEX([$military_assets.M$1:.M$1048576];[$mil_ass_all.$B26])" office:value-type="string" office:string-value="The F/A-18 is one of the longest-tenured and most battle-proven multi-role carrier aircraft in the world." calcext:value-type="string">
            <text:p>The F/A-18 is one of the longest-tenured and most battle-proven multi-role carrier aircraft in the world.</text:p>
          </table:table-cell>
          <table:table-cell table:number-matrix-columns-spanned="1" table:number-matrix-rows-spanned="1" table:formula="of:=INDEX([$military_assets.N$1:.N$1048576];[$mil_ass_all.$B26])"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2" calcext:value-type="float">
            <text:p>12</text:p>
          </table:table-cell>
          <table:table-cell table:style-name="ce16" office:value-type="string" calcext:value-type="string">
            <text:p>Sidewinders</text:p>
          </table:table-cell>
          <table:table-cell table:number-matrix-columns-spanned="1" table:number-matrix-rows-spanned="1" table:formula="of:=INDEX([$military_assets.A$1:.A$1048576];[$mil_ass_all.$B27])" office:value-type="string" office:string-value="F/A-18E Superhornet" calcext:value-type="string">
            <text:p>F/A-18E Superhornet</text:p>
          </table:table-cell>
          <table:table-cell table:number-matrix-columns-spanned="1" table:number-matrix-rows-spanned="1" table:formula="of:=INDEX([$military_assets.B$1:.B$1048576];[$mil_ass_all.$B27])" office:value-type="float" office:value="0" calcext:value-type="float">
            <text:p>0</text:p>
          </table:table-cell>
          <table:table-cell table:number-matrix-columns-spanned="1" table:number-matrix-rows-spanned="1" table:formula="of:=INDEX([$military_assets.C$1:.C$1048576];[$mil_ass_all.$B27])" office:value-type="float" office:value="0" calcext:value-type="float">
            <text:p>0</text:p>
          </table:table-cell>
          <table:table-cell table:number-matrix-columns-spanned="1" table:number-matrix-rows-spanned="1" table:formula="of:=INDEX([$military_assets.D$1:.D$1048576];[$mil_ass_all.$B27])" office:value-type="float" office:value="0" calcext:value-type="float">
            <text:p>0</text:p>
          </table:table-cell>
          <table:table-cell table:number-matrix-columns-spanned="1" table:number-matrix-rows-spanned="1" table:formula="of:=INDEX([$military_assets.E$1:.E$1048576];[$mil_ass_all.$B27])" office:value-type="float" office:value="4" calcext:value-type="float">
            <text:p>4</text:p>
          </table:table-cell>
          <table:table-cell table:number-matrix-columns-spanned="1" table:number-matrix-rows-spanned="1" table:formula="of:=INDEX([$military_assets.F$1:.F$1048576];[$mil_ass_all.$B27])" office:value-type="float" office:value="4" calcext:value-type="float">
            <text:p>4</text:p>
          </table:table-cell>
          <table:table-cell table:number-matrix-columns-spanned="1" table:number-matrix-rows-spanned="1" table:formula="of:=INDEX([$military_assets.G$1:.G$1048576];[$mil_ass_all.$B27])" office:value-type="float" office:value="3" calcext:value-type="float">
            <text:p>3</text:p>
          </table:table-cell>
          <table:table-cell table:number-matrix-columns-spanned="1" table:number-matrix-rows-spanned="1" table:formula="of:=INDEX([$military_assets.H$1:.H$1048576];[$mil_ass_all.$B27])" office:value-type="float" office:value="2" calcext:value-type="float">
            <text:p>2</text:p>
          </table:table-cell>
          <table:table-cell table:number-matrix-columns-spanned="1" table:number-matrix-rows-spanned="1" table:formula="of:=INDEX([$military_assets.I$1:.I$1048576];[$mil_ass_all.$B27])" office:value-type="string" office:string-value="USN" calcext:value-type="string">
            <text:p>USN</text:p>
          </table:table-cell>
          <table:table-cell table:number-matrix-columns-spanned="1" table:number-matrix-rows-spanned="1" table:formula="of:=INDEX([$military_assets.J$1:.J$1048576];[$mil_ass_all.$B27])" office:value-type="string" office:string-value="Squadron" calcext:value-type="string">
            <text:p>Squadron</text:p>
          </table:table-cell>
          <table:table-cell table:number-matrix-columns-spanned="1" table:number-matrix-rows-spanned="1" table:formula="of:=INDEX([$military_assets.K$1:.K$1048576];[$mil_ass_all.$B27])" office:value-type="string" office:string-value="Hidden: Can be played face down. &#10;CATOBAR-Compatible." calcext:value-type="string">
            <text:p>Hidden: Can be played face down. </text:p>
            <text:p>CATOBAR-Compatible.</text:p>
          </table:table-cell>
          <table:table-cell table:number-matrix-columns-spanned="1" table:number-matrix-rows-spanned="1" table:formula="of:=INDEX([$military_assets.L$1:.L$1048576];[$mil_ass_all.$B27])" office:value-type="string" office:string-value="Images/f18.jpg" calcext:value-type="string">
            <text:p>Images/f18.jpg</text:p>
          </table:table-cell>
          <table:table-cell table:number-matrix-columns-spanned="1" table:number-matrix-rows-spanned="1" table:formula="of:=INDEX([$military_assets.M$1:.M$1048576];[$mil_ass_all.$B27])" office:value-type="string" office:string-value="The F/A-18 is one of the longest-tenured and most battle-proven multi-role carrier aircraft in the world." calcext:value-type="string">
            <text:p>The F/A-18 is one of the longest-tenured and most battle-proven multi-role carrier aircraft in the world.</text:p>
          </table:table-cell>
          <table:table-cell table:number-matrix-columns-spanned="1" table:number-matrix-rows-spanned="1" table:formula="of:=INDEX([$military_assets.N$1:.N$1048576];[$mil_ass_all.$B27])"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2" calcext:value-type="float">
            <text:p>12</text:p>
          </table:table-cell>
          <table:table-cell table:style-name="ce16" office:value-type="string" calcext:value-type="string">
            <text:p>Eagles</text:p>
          </table:table-cell>
          <table:table-cell table:number-matrix-columns-spanned="1" table:number-matrix-rows-spanned="1" table:formula="of:=INDEX([$military_assets.A$1:.A$1048576];[$mil_ass_all.$B28])" office:value-type="string" office:string-value="F/A-18E Superhornet" calcext:value-type="string">
            <text:p>F/A-18E Superhornet</text:p>
          </table:table-cell>
          <table:table-cell table:number-matrix-columns-spanned="1" table:number-matrix-rows-spanned="1" table:formula="of:=INDEX([$military_assets.B$1:.B$1048576];[$mil_ass_all.$B28])" office:value-type="float" office:value="0" calcext:value-type="float">
            <text:p>0</text:p>
          </table:table-cell>
          <table:table-cell table:number-matrix-columns-spanned="1" table:number-matrix-rows-spanned="1" table:formula="of:=INDEX([$military_assets.C$1:.C$1048576];[$mil_ass_all.$B28])" office:value-type="float" office:value="0" calcext:value-type="float">
            <text:p>0</text:p>
          </table:table-cell>
          <table:table-cell table:number-matrix-columns-spanned="1" table:number-matrix-rows-spanned="1" table:formula="of:=INDEX([$military_assets.D$1:.D$1048576];[$mil_ass_all.$B28])" office:value-type="float" office:value="0" calcext:value-type="float">
            <text:p>0</text:p>
          </table:table-cell>
          <table:table-cell table:number-matrix-columns-spanned="1" table:number-matrix-rows-spanned="1" table:formula="of:=INDEX([$military_assets.E$1:.E$1048576];[$mil_ass_all.$B28])" office:value-type="float" office:value="4" calcext:value-type="float">
            <text:p>4</text:p>
          </table:table-cell>
          <table:table-cell table:number-matrix-columns-spanned="1" table:number-matrix-rows-spanned="1" table:formula="of:=INDEX([$military_assets.F$1:.F$1048576];[$mil_ass_all.$B28])" office:value-type="float" office:value="4" calcext:value-type="float">
            <text:p>4</text:p>
          </table:table-cell>
          <table:table-cell table:number-matrix-columns-spanned="1" table:number-matrix-rows-spanned="1" table:formula="of:=INDEX([$military_assets.G$1:.G$1048576];[$mil_ass_all.$B28])" office:value-type="float" office:value="3" calcext:value-type="float">
            <text:p>3</text:p>
          </table:table-cell>
          <table:table-cell table:number-matrix-columns-spanned="1" table:number-matrix-rows-spanned="1" table:formula="of:=INDEX([$military_assets.H$1:.H$1048576];[$mil_ass_all.$B28])" office:value-type="float" office:value="2" calcext:value-type="float">
            <text:p>2</text:p>
          </table:table-cell>
          <table:table-cell table:number-matrix-columns-spanned="1" table:number-matrix-rows-spanned="1" table:formula="of:=INDEX([$military_assets.I$1:.I$1048576];[$mil_ass_all.$B28])" office:value-type="string" office:string-value="USN" calcext:value-type="string">
            <text:p>USN</text:p>
          </table:table-cell>
          <table:table-cell table:number-matrix-columns-spanned="1" table:number-matrix-rows-spanned="1" table:formula="of:=INDEX([$military_assets.J$1:.J$1048576];[$mil_ass_all.$B28])" office:value-type="string" office:string-value="Squadron" calcext:value-type="string">
            <text:p>Squadron</text:p>
          </table:table-cell>
          <table:table-cell table:number-matrix-columns-spanned="1" table:number-matrix-rows-spanned="1" table:formula="of:=INDEX([$military_assets.K$1:.K$1048576];[$mil_ass_all.$B28])" office:value-type="string" office:string-value="Hidden: Can be played face down. &#10;CATOBAR-Compatible." calcext:value-type="string">
            <text:p>Hidden: Can be played face down. </text:p>
            <text:p>CATOBAR-Compatible.</text:p>
          </table:table-cell>
          <table:table-cell table:number-matrix-columns-spanned="1" table:number-matrix-rows-spanned="1" table:formula="of:=INDEX([$military_assets.L$1:.L$1048576];[$mil_ass_all.$B28])" office:value-type="string" office:string-value="Images/f18.jpg" calcext:value-type="string">
            <text:p>Images/f18.jpg</text:p>
          </table:table-cell>
          <table:table-cell table:number-matrix-columns-spanned="1" table:number-matrix-rows-spanned="1" table:formula="of:=INDEX([$military_assets.M$1:.M$1048576];[$mil_ass_all.$B28])" office:value-type="string" office:string-value="The F/A-18 is one of the longest-tenured and most battle-proven multi-role carrier aircraft in the world." calcext:value-type="string">
            <text:p>The F/A-18 is one of the longest-tenured and most battle-proven multi-role carrier aircraft in the world.</text:p>
          </table:table-cell>
          <table:table-cell table:number-matrix-columns-spanned="1" table:number-matrix-rows-spanned="1" table:formula="of:=INDEX([$military_assets.N$1:.N$1048576];[$mil_ass_all.$B28])"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2" calcext:value-type="float">
            <text:p>12</text:p>
          </table:table-cell>
          <table:table-cell table:style-name="ce16" office:value-type="string" calcext:value-type="string">
            <text:p>Warhawks</text:p>
          </table:table-cell>
          <table:table-cell table:number-matrix-columns-spanned="1" table:number-matrix-rows-spanned="1" table:formula="of:=INDEX([$military_assets.A$1:.A$1048576];[$mil_ass_all.$B29])" office:value-type="string" office:string-value="F/A-18E Superhornet" calcext:value-type="string">
            <text:p>F/A-18E Superhornet</text:p>
          </table:table-cell>
          <table:table-cell table:number-matrix-columns-spanned="1" table:number-matrix-rows-spanned="1" table:formula="of:=INDEX([$military_assets.B$1:.B$1048576];[$mil_ass_all.$B29])" office:value-type="float" office:value="0" calcext:value-type="float">
            <text:p>0</text:p>
          </table:table-cell>
          <table:table-cell table:number-matrix-columns-spanned="1" table:number-matrix-rows-spanned="1" table:formula="of:=INDEX([$military_assets.C$1:.C$1048576];[$mil_ass_all.$B29])" office:value-type="float" office:value="0" calcext:value-type="float">
            <text:p>0</text:p>
          </table:table-cell>
          <table:table-cell table:number-matrix-columns-spanned="1" table:number-matrix-rows-spanned="1" table:formula="of:=INDEX([$military_assets.D$1:.D$1048576];[$mil_ass_all.$B29])" office:value-type="float" office:value="0" calcext:value-type="float">
            <text:p>0</text:p>
          </table:table-cell>
          <table:table-cell table:number-matrix-columns-spanned="1" table:number-matrix-rows-spanned="1" table:formula="of:=INDEX([$military_assets.E$1:.E$1048576];[$mil_ass_all.$B29])" office:value-type="float" office:value="4" calcext:value-type="float">
            <text:p>4</text:p>
          </table:table-cell>
          <table:table-cell table:number-matrix-columns-spanned="1" table:number-matrix-rows-spanned="1" table:formula="of:=INDEX([$military_assets.F$1:.F$1048576];[$mil_ass_all.$B29])" office:value-type="float" office:value="4" calcext:value-type="float">
            <text:p>4</text:p>
          </table:table-cell>
          <table:table-cell table:number-matrix-columns-spanned="1" table:number-matrix-rows-spanned="1" table:formula="of:=INDEX([$military_assets.G$1:.G$1048576];[$mil_ass_all.$B29])" office:value-type="float" office:value="3" calcext:value-type="float">
            <text:p>3</text:p>
          </table:table-cell>
          <table:table-cell table:number-matrix-columns-spanned="1" table:number-matrix-rows-spanned="1" table:formula="of:=INDEX([$military_assets.H$1:.H$1048576];[$mil_ass_all.$B29])" office:value-type="float" office:value="2" calcext:value-type="float">
            <text:p>2</text:p>
          </table:table-cell>
          <table:table-cell table:number-matrix-columns-spanned="1" table:number-matrix-rows-spanned="1" table:formula="of:=INDEX([$military_assets.I$1:.I$1048576];[$mil_ass_all.$B29])" office:value-type="string" office:string-value="USN" calcext:value-type="string">
            <text:p>USN</text:p>
          </table:table-cell>
          <table:table-cell table:number-matrix-columns-spanned="1" table:number-matrix-rows-spanned="1" table:formula="of:=INDEX([$military_assets.J$1:.J$1048576];[$mil_ass_all.$B29])" office:value-type="string" office:string-value="Squadron" calcext:value-type="string">
            <text:p>Squadron</text:p>
          </table:table-cell>
          <table:table-cell table:number-matrix-columns-spanned="1" table:number-matrix-rows-spanned="1" table:formula="of:=INDEX([$military_assets.K$1:.K$1048576];[$mil_ass_all.$B29])" office:value-type="string" office:string-value="Hidden: Can be played face down. &#10;CATOBAR-Compatible." calcext:value-type="string">
            <text:p>Hidden: Can be played face down. </text:p>
            <text:p>CATOBAR-Compatible.</text:p>
          </table:table-cell>
          <table:table-cell table:number-matrix-columns-spanned="1" table:number-matrix-rows-spanned="1" table:formula="of:=INDEX([$military_assets.L$1:.L$1048576];[$mil_ass_all.$B29])" office:value-type="string" office:string-value="Images/f18.jpg" calcext:value-type="string">
            <text:p>Images/f18.jpg</text:p>
          </table:table-cell>
          <table:table-cell table:number-matrix-columns-spanned="1" table:number-matrix-rows-spanned="1" table:formula="of:=INDEX([$military_assets.M$1:.M$1048576];[$mil_ass_all.$B29])" office:value-type="string" office:string-value="The F/A-18 is one of the longest-tenured and most battle-proven multi-role carrier aircraft in the world." calcext:value-type="string">
            <text:p>The F/A-18 is one of the longest-tenured and most battle-proven multi-role carrier aircraft in the world.</text:p>
          </table:table-cell>
          <table:table-cell table:number-matrix-columns-spanned="1" table:number-matrix-rows-spanned="1" table:formula="of:=INDEX([$military_assets.N$1:.N$1048576];[$mil_ass_all.$B29])"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2" calcext:value-type="float">
            <text:p>12</text:p>
          </table:table-cell>
          <table:table-cell table:style-name="ce16" office:value-type="string" calcext:value-type="string">
            <text:p>Vigilantes</text:p>
          </table:table-cell>
          <table:table-cell table:number-matrix-columns-spanned="1" table:number-matrix-rows-spanned="1" table:formula="of:=INDEX([$military_assets.A$1:.A$1048576];[$mil_ass_all.$B30])" office:value-type="string" office:string-value="F/A-18E Superhornet" calcext:value-type="string">
            <text:p>F/A-18E Superhornet</text:p>
          </table:table-cell>
          <table:table-cell table:number-matrix-columns-spanned="1" table:number-matrix-rows-spanned="1" table:formula="of:=INDEX([$military_assets.B$1:.B$1048576];[$mil_ass_all.$B30])" office:value-type="float" office:value="0" calcext:value-type="float">
            <text:p>0</text:p>
          </table:table-cell>
          <table:table-cell table:number-matrix-columns-spanned="1" table:number-matrix-rows-spanned="1" table:formula="of:=INDEX([$military_assets.C$1:.C$1048576];[$mil_ass_all.$B30])" office:value-type="float" office:value="0" calcext:value-type="float">
            <text:p>0</text:p>
          </table:table-cell>
          <table:table-cell table:number-matrix-columns-spanned="1" table:number-matrix-rows-spanned="1" table:formula="of:=INDEX([$military_assets.D$1:.D$1048576];[$mil_ass_all.$B30])" office:value-type="float" office:value="0" calcext:value-type="float">
            <text:p>0</text:p>
          </table:table-cell>
          <table:table-cell table:number-matrix-columns-spanned="1" table:number-matrix-rows-spanned="1" table:formula="of:=INDEX([$military_assets.E$1:.E$1048576];[$mil_ass_all.$B30])" office:value-type="float" office:value="4" calcext:value-type="float">
            <text:p>4</text:p>
          </table:table-cell>
          <table:table-cell table:number-matrix-columns-spanned="1" table:number-matrix-rows-spanned="1" table:formula="of:=INDEX([$military_assets.F$1:.F$1048576];[$mil_ass_all.$B30])" office:value-type="float" office:value="4" calcext:value-type="float">
            <text:p>4</text:p>
          </table:table-cell>
          <table:table-cell table:number-matrix-columns-spanned="1" table:number-matrix-rows-spanned="1" table:formula="of:=INDEX([$military_assets.G$1:.G$1048576];[$mil_ass_all.$B30])" office:value-type="float" office:value="3" calcext:value-type="float">
            <text:p>3</text:p>
          </table:table-cell>
          <table:table-cell table:number-matrix-columns-spanned="1" table:number-matrix-rows-spanned="1" table:formula="of:=INDEX([$military_assets.H$1:.H$1048576];[$mil_ass_all.$B30])" office:value-type="float" office:value="2" calcext:value-type="float">
            <text:p>2</text:p>
          </table:table-cell>
          <table:table-cell table:number-matrix-columns-spanned="1" table:number-matrix-rows-spanned="1" table:formula="of:=INDEX([$military_assets.I$1:.I$1048576];[$mil_ass_all.$B30])" office:value-type="string" office:string-value="USN" calcext:value-type="string">
            <text:p>USN</text:p>
          </table:table-cell>
          <table:table-cell table:number-matrix-columns-spanned="1" table:number-matrix-rows-spanned="1" table:formula="of:=INDEX([$military_assets.J$1:.J$1048576];[$mil_ass_all.$B30])" office:value-type="string" office:string-value="Squadron" calcext:value-type="string">
            <text:p>Squadron</text:p>
          </table:table-cell>
          <table:table-cell table:number-matrix-columns-spanned="1" table:number-matrix-rows-spanned="1" table:formula="of:=INDEX([$military_assets.K$1:.K$1048576];[$mil_ass_all.$B30])" office:value-type="string" office:string-value="Hidden: Can be played face down. &#10;CATOBAR-Compatible." calcext:value-type="string">
            <text:p>Hidden: Can be played face down. </text:p>
            <text:p>CATOBAR-Compatible.</text:p>
          </table:table-cell>
          <table:table-cell table:number-matrix-columns-spanned="1" table:number-matrix-rows-spanned="1" table:formula="of:=INDEX([$military_assets.L$1:.L$1048576];[$mil_ass_all.$B30])" office:value-type="string" office:string-value="Images/f18.jpg" calcext:value-type="string">
            <text:p>Images/f18.jpg</text:p>
          </table:table-cell>
          <table:table-cell table:number-matrix-columns-spanned="1" table:number-matrix-rows-spanned="1" table:formula="of:=INDEX([$military_assets.M$1:.M$1048576];[$mil_ass_all.$B30])" office:value-type="string" office:string-value="The F/A-18 is one of the longest-tenured and most battle-proven multi-role carrier aircraft in the world." calcext:value-type="string">
            <text:p>The F/A-18 is one of the longest-tenured and most battle-proven multi-role carrier aircraft in the world.</text:p>
          </table:table-cell>
          <table:table-cell table:number-matrix-columns-spanned="1" table:number-matrix-rows-spanned="1" table:formula="of:=INDEX([$military_assets.N$1:.N$1048576];[$mil_ass_all.$B30])"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13" calcext:value-type="float">
            <text:p>13</text:p>
          </table:table-cell>
          <table:table-cell table:style-name="ce16" office:value-type="string" calcext:value-type="string">
            <text:p>Green Knights</text:p>
          </table:table-cell>
          <table:table-cell table:number-matrix-columns-spanned="1" table:number-matrix-rows-spanned="1" table:formula="of:=INDEX([$military_assets.A$1:.A$1048576];[$mil_ass_all.$B31])" office:value-type="string" office:string-value="F-35B Lightning II" calcext:value-type="string">
            <text:p>F-35B Lightning II</text:p>
          </table:table-cell>
          <table:table-cell table:number-matrix-columns-spanned="1" table:number-matrix-rows-spanned="1" table:formula="of:=INDEX([$military_assets.B$1:.B$1048576];[$mil_ass_all.$B31])" office:value-type="float" office:value="0" calcext:value-type="float">
            <text:p>0</text:p>
          </table:table-cell>
          <table:table-cell table:number-matrix-columns-spanned="1" table:number-matrix-rows-spanned="1" table:formula="of:=INDEX([$military_assets.C$1:.C$1048576];[$mil_ass_all.$B31])" office:value-type="float" office:value="0" calcext:value-type="float">
            <text:p>0</text:p>
          </table:table-cell>
          <table:table-cell table:number-matrix-columns-spanned="1" table:number-matrix-rows-spanned="1" table:formula="of:=INDEX([$military_assets.D$1:.D$1048576];[$mil_ass_all.$B31])" office:value-type="float" office:value="0" calcext:value-type="float">
            <text:p>0</text:p>
          </table:table-cell>
          <table:table-cell table:number-matrix-columns-spanned="1" table:number-matrix-rows-spanned="1" table:formula="of:=INDEX([$military_assets.E$1:.E$1048576];[$mil_ass_all.$B31])" office:value-type="float" office:value="4" calcext:value-type="float">
            <text:p>4</text:p>
          </table:table-cell>
          <table:table-cell table:number-matrix-columns-spanned="1" table:number-matrix-rows-spanned="1" table:formula="of:=INDEX([$military_assets.F$1:.F$1048576];[$mil_ass_all.$B31])" office:value-type="float" office:value="3" calcext:value-type="float">
            <text:p>3</text:p>
          </table:table-cell>
          <table:table-cell table:number-matrix-columns-spanned="1" table:number-matrix-rows-spanned="1" table:formula="of:=INDEX([$military_assets.G$1:.G$1048576];[$mil_ass_all.$B31])" office:value-type="float" office:value="2" calcext:value-type="float">
            <text:p>2</text:p>
          </table:table-cell>
          <table:table-cell table:number-matrix-columns-spanned="1" table:number-matrix-rows-spanned="1" table:formula="of:=INDEX([$military_assets.H$1:.H$1048576];[$mil_ass_all.$B31])" office:value-type="float" office:value="3" calcext:value-type="float">
            <text:p>3</text:p>
          </table:table-cell>
          <table:table-cell table:number-matrix-columns-spanned="1" table:number-matrix-rows-spanned="1" table:formula="of:=INDEX([$military_assets.I$1:.I$1048576];[$mil_ass_all.$B31])" office:value-type="string" office:string-value="USN" calcext:value-type="string">
            <text:p>USN</text:p>
          </table:table-cell>
          <table:table-cell table:number-matrix-columns-spanned="1" table:number-matrix-rows-spanned="1" table:formula="of:=INDEX([$military_assets.J$1:.J$1048576];[$mil_ass_all.$B31])" office:value-type="string" office:string-value="Squadron" calcext:value-type="string">
            <text:p>Squadron</text:p>
          </table:table-cell>
          <table:table-cell table:number-matrix-columns-spanned="1" table:number-matrix-rows-spanned="1" table:formula="of:=INDEX([$military_assets.K$1:.K$1048576];[$mil_ass_all.$B31])" office:value-type="string" office:string-value="Hidden: Can be played face down. &#10;Ambush: This asset deals damage during the Ambush Damage Step.&#10;VTOL-Compatible." calcext:value-type="string">
            <text:p>Hidden: Can be played face down. </text:p>
            <text:p>Ambush: This asset deals damage during the Ambush Damage Step.</text:p>
            <text:p>VTOL-Compatible.</text:p>
          </table:table-cell>
          <table:table-cell table:number-matrix-columns-spanned="1" table:number-matrix-rows-spanned="1" table:formula="of:=INDEX([$military_assets.L$1:.L$1048576];[$mil_ass_all.$B31])" office:value-type="string" office:string-value="Images/f35b.jpg" calcext:value-type="string">
            <text:p>Images/f35b.jpg</text:p>
          </table:table-cell>
          <table:table-cell table:number-matrix-columns-spanned="1" table:number-matrix-rows-spanned="1" table:formula="of:=INDEX([$military_assets.M$1:.M$1048576];[$mil_ass_all.$B31])" office:value-type="string" office:string-value="The F-35B is a special variant of the F-35 capable of taking off and landing vertically. This allows it to be stationed on smaller carriers that have typically not been able to field cutting-edge aircraft." calcext:value-type="string">
            <text:p>The F-35B is a special variant of the F-35 capable of taking off and landing vertically. This allows it to be stationed on smaller carriers that have typically not been able to field cutting-edge aircraft.</text:p>
          </table:table-cell>
          <table:table-cell table:number-matrix-columns-spanned="1" table:number-matrix-rows-spanned="1" table:formula="of:=INDEX([$military_assets.N$1:.N$1048576];[$mil_ass_all.$B31])"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13" calcext:value-type="float">
            <text:p>13</text:p>
          </table:table-cell>
          <table:table-cell table:style-name="ce16" office:value-type="string" calcext:value-type="string">
            <text:p>Flying Leathernecks</text:p>
          </table:table-cell>
          <table:table-cell table:number-matrix-columns-spanned="1" table:number-matrix-rows-spanned="1" table:formula="of:=INDEX([$military_assets.A$1:.A$1048576];[$mil_ass_all.$B32])" office:value-type="string" office:string-value="F-35B Lightning II" calcext:value-type="string">
            <text:p>F-35B Lightning II</text:p>
          </table:table-cell>
          <table:table-cell table:number-matrix-columns-spanned="1" table:number-matrix-rows-spanned="1" table:formula="of:=INDEX([$military_assets.B$1:.B$1048576];[$mil_ass_all.$B32])" office:value-type="float" office:value="0" calcext:value-type="float">
            <text:p>0</text:p>
          </table:table-cell>
          <table:table-cell table:number-matrix-columns-spanned="1" table:number-matrix-rows-spanned="1" table:formula="of:=INDEX([$military_assets.C$1:.C$1048576];[$mil_ass_all.$B32])" office:value-type="float" office:value="0" calcext:value-type="float">
            <text:p>0</text:p>
          </table:table-cell>
          <table:table-cell table:number-matrix-columns-spanned="1" table:number-matrix-rows-spanned="1" table:formula="of:=INDEX([$military_assets.D$1:.D$1048576];[$mil_ass_all.$B32])" office:value-type="float" office:value="0" calcext:value-type="float">
            <text:p>0</text:p>
          </table:table-cell>
          <table:table-cell table:number-matrix-columns-spanned="1" table:number-matrix-rows-spanned="1" table:formula="of:=INDEX([$military_assets.E$1:.E$1048576];[$mil_ass_all.$B32])" office:value-type="float" office:value="4" calcext:value-type="float">
            <text:p>4</text:p>
          </table:table-cell>
          <table:table-cell table:number-matrix-columns-spanned="1" table:number-matrix-rows-spanned="1" table:formula="of:=INDEX([$military_assets.F$1:.F$1048576];[$mil_ass_all.$B32])" office:value-type="float" office:value="3" calcext:value-type="float">
            <text:p>3</text:p>
          </table:table-cell>
          <table:table-cell table:number-matrix-columns-spanned="1" table:number-matrix-rows-spanned="1" table:formula="of:=INDEX([$military_assets.G$1:.G$1048576];[$mil_ass_all.$B32])" office:value-type="float" office:value="2" calcext:value-type="float">
            <text:p>2</text:p>
          </table:table-cell>
          <table:table-cell table:number-matrix-columns-spanned="1" table:number-matrix-rows-spanned="1" table:formula="of:=INDEX([$military_assets.H$1:.H$1048576];[$mil_ass_all.$B32])" office:value-type="float" office:value="3" calcext:value-type="float">
            <text:p>3</text:p>
          </table:table-cell>
          <table:table-cell table:number-matrix-columns-spanned="1" table:number-matrix-rows-spanned="1" table:formula="of:=INDEX([$military_assets.I$1:.I$1048576];[$mil_ass_all.$B32])" office:value-type="string" office:string-value="USN" calcext:value-type="string">
            <text:p>USN</text:p>
          </table:table-cell>
          <table:table-cell table:number-matrix-columns-spanned="1" table:number-matrix-rows-spanned="1" table:formula="of:=INDEX([$military_assets.J$1:.J$1048576];[$mil_ass_all.$B32])" office:value-type="string" office:string-value="Squadron" calcext:value-type="string">
            <text:p>Squadron</text:p>
          </table:table-cell>
          <table:table-cell table:number-matrix-columns-spanned="1" table:number-matrix-rows-spanned="1" table:formula="of:=INDEX([$military_assets.K$1:.K$1048576];[$mil_ass_all.$B32])" office:value-type="string" office:string-value="Hidden: Can be played face down. &#10;Ambush: This asset deals damage during the Ambush Damage Step.&#10;VTOL-Compatible." calcext:value-type="string">
            <text:p>Hidden: Can be played face down. </text:p>
            <text:p>Ambush: This asset deals damage during the Ambush Damage Step.</text:p>
            <text:p>VTOL-Compatible.</text:p>
          </table:table-cell>
          <table:table-cell table:number-matrix-columns-spanned="1" table:number-matrix-rows-spanned="1" table:formula="of:=INDEX([$military_assets.L$1:.L$1048576];[$mil_ass_all.$B32])" office:value-type="string" office:string-value="Images/f35b.jpg" calcext:value-type="string">
            <text:p>Images/f35b.jpg</text:p>
          </table:table-cell>
          <table:table-cell table:number-matrix-columns-spanned="1" table:number-matrix-rows-spanned="1" table:formula="of:=INDEX([$military_assets.M$1:.M$1048576];[$mil_ass_all.$B32])" office:value-type="string" office:string-value="The F-35B is a special variant of the F-35 capable of taking off and landing vertically. This allows it to be stationed on smaller carriers that have typically not been able to field cutting-edge aircraft." calcext:value-type="string">
            <text:p>The F-35B is a special variant of the F-35 capable of taking off and landing vertically. This allows it to be stationed on smaller carriers that have typically not been able to field cutting-edge aircraft.</text:p>
          </table:table-cell>
          <table:table-cell table:number-matrix-columns-spanned="1" table:number-matrix-rows-spanned="1" table:formula="of:=INDEX([$military_assets.N$1:.N$1048576];[$mil_ass_all.$B32])"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13" calcext:value-type="float">
            <text:p>13</text:p>
          </table:table-cell>
          <table:table-cell table:style-name="ce16" office:value-type="string" calcext:value-type="string">
            <text:p>Wake Island Avengers</text:p>
          </table:table-cell>
          <table:table-cell table:number-matrix-columns-spanned="1" table:number-matrix-rows-spanned="1" table:formula="of:=INDEX([$military_assets.A$1:.A$1048576];[$mil_ass_all.$B33])" office:value-type="string" office:string-value="F-35B Lightning II" calcext:value-type="string">
            <text:p>F-35B Lightning II</text:p>
          </table:table-cell>
          <table:table-cell table:number-matrix-columns-spanned="1" table:number-matrix-rows-spanned="1" table:formula="of:=INDEX([$military_assets.B$1:.B$1048576];[$mil_ass_all.$B33])" office:value-type="float" office:value="0" calcext:value-type="float">
            <text:p>0</text:p>
          </table:table-cell>
          <table:table-cell table:number-matrix-columns-spanned="1" table:number-matrix-rows-spanned="1" table:formula="of:=INDEX([$military_assets.C$1:.C$1048576];[$mil_ass_all.$B33])" office:value-type="float" office:value="0" calcext:value-type="float">
            <text:p>0</text:p>
          </table:table-cell>
          <table:table-cell table:number-matrix-columns-spanned="1" table:number-matrix-rows-spanned="1" table:formula="of:=INDEX([$military_assets.D$1:.D$1048576];[$mil_ass_all.$B33])" office:value-type="float" office:value="0" calcext:value-type="float">
            <text:p>0</text:p>
          </table:table-cell>
          <table:table-cell table:number-matrix-columns-spanned="1" table:number-matrix-rows-spanned="1" table:formula="of:=INDEX([$military_assets.E$1:.E$1048576];[$mil_ass_all.$B33])" office:value-type="float" office:value="4" calcext:value-type="float">
            <text:p>4</text:p>
          </table:table-cell>
          <table:table-cell table:number-matrix-columns-spanned="1" table:number-matrix-rows-spanned="1" table:formula="of:=INDEX([$military_assets.F$1:.F$1048576];[$mil_ass_all.$B33])" office:value-type="float" office:value="3" calcext:value-type="float">
            <text:p>3</text:p>
          </table:table-cell>
          <table:table-cell table:number-matrix-columns-spanned="1" table:number-matrix-rows-spanned="1" table:formula="of:=INDEX([$military_assets.G$1:.G$1048576];[$mil_ass_all.$B33])" office:value-type="float" office:value="2" calcext:value-type="float">
            <text:p>2</text:p>
          </table:table-cell>
          <table:table-cell table:number-matrix-columns-spanned="1" table:number-matrix-rows-spanned="1" table:formula="of:=INDEX([$military_assets.H$1:.H$1048576];[$mil_ass_all.$B33])" office:value-type="float" office:value="3" calcext:value-type="float">
            <text:p>3</text:p>
          </table:table-cell>
          <table:table-cell table:number-matrix-columns-spanned="1" table:number-matrix-rows-spanned="1" table:formula="of:=INDEX([$military_assets.I$1:.I$1048576];[$mil_ass_all.$B33])" office:value-type="string" office:string-value="USN" calcext:value-type="string">
            <text:p>USN</text:p>
          </table:table-cell>
          <table:table-cell table:number-matrix-columns-spanned="1" table:number-matrix-rows-spanned="1" table:formula="of:=INDEX([$military_assets.J$1:.J$1048576];[$mil_ass_all.$B33])" office:value-type="string" office:string-value="Squadron" calcext:value-type="string">
            <text:p>Squadron</text:p>
          </table:table-cell>
          <table:table-cell table:number-matrix-columns-spanned="1" table:number-matrix-rows-spanned="1" table:formula="of:=INDEX([$military_assets.K$1:.K$1048576];[$mil_ass_all.$B33])" office:value-type="string" office:string-value="Hidden: Can be played face down. &#10;Ambush: This asset deals damage during the Ambush Damage Step.&#10;VTOL-Compatible." calcext:value-type="string">
            <text:p>Hidden: Can be played face down. </text:p>
            <text:p>Ambush: This asset deals damage during the Ambush Damage Step.</text:p>
            <text:p>VTOL-Compatible.</text:p>
          </table:table-cell>
          <table:table-cell table:number-matrix-columns-spanned="1" table:number-matrix-rows-spanned="1" table:formula="of:=INDEX([$military_assets.L$1:.L$1048576];[$mil_ass_all.$B33])" office:value-type="string" office:string-value="Images/f35b.jpg" calcext:value-type="string">
            <text:p>Images/f35b.jpg</text:p>
          </table:table-cell>
          <table:table-cell table:number-matrix-columns-spanned="1" table:number-matrix-rows-spanned="1" table:formula="of:=INDEX([$military_assets.M$1:.M$1048576];[$mil_ass_all.$B33])" office:value-type="string" office:string-value="The F-35B is a special variant of the F-35 capable of taking off and landing vertically. This allows it to be stationed on smaller carriers that have typically not been able to field cutting-edge aircraft." calcext:value-type="string">
            <text:p>The F-35B is a special variant of the F-35 capable of taking off and landing vertically. This allows it to be stationed on smaller carriers that have typically not been able to field cutting-edge aircraft.</text:p>
          </table:table-cell>
          <table:table-cell table:number-matrix-columns-spanned="1" table:number-matrix-rows-spanned="1" table:formula="of:=INDEX([$military_assets.N$1:.N$1048576];[$mil_ass_all.$B33])"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14" calcext:value-type="float">
            <text:p>14</text:p>
          </table:table-cell>
          <table:table-cell table:style-name="ce16" office:value-type="string" calcext:value-type="string">
            <text:p>Black Knights</text:p>
          </table:table-cell>
          <table:table-cell table:number-matrix-columns-spanned="1" table:number-matrix-rows-spanned="1" table:formula="of:=INDEX([$military_assets.A$1:.A$1048576];[$mil_ass_all.$B34])" office:value-type="string" office:string-value="F-35C  Lightning II" calcext:value-type="string">
            <text:p>F-35C <text:s/>Lightning II</text:p>
          </table:table-cell>
          <table:table-cell table:number-matrix-columns-spanned="1" table:number-matrix-rows-spanned="1" table:formula="of:=INDEX([$military_assets.B$1:.B$1048576];[$mil_ass_all.$B34])" office:value-type="float" office:value="0" calcext:value-type="float">
            <text:p>0</text:p>
          </table:table-cell>
          <table:table-cell table:number-matrix-columns-spanned="1" table:number-matrix-rows-spanned="1" table:formula="of:=INDEX([$military_assets.C$1:.C$1048576];[$mil_ass_all.$B34])" office:value-type="float" office:value="0" calcext:value-type="float">
            <text:p>0</text:p>
          </table:table-cell>
          <table:table-cell table:number-matrix-columns-spanned="1" table:number-matrix-rows-spanned="1" table:formula="of:=INDEX([$military_assets.D$1:.D$1048576];[$mil_ass_all.$B34])" office:value-type="float" office:value="0" calcext:value-type="float">
            <text:p>0</text:p>
          </table:table-cell>
          <table:table-cell table:number-matrix-columns-spanned="1" table:number-matrix-rows-spanned="1" table:formula="of:=INDEX([$military_assets.E$1:.E$1048576];[$mil_ass_all.$B34])" office:value-type="float" office:value="4" calcext:value-type="float">
            <text:p>4</text:p>
          </table:table-cell>
          <table:table-cell table:number-matrix-columns-spanned="1" table:number-matrix-rows-spanned="1" table:formula="of:=INDEX([$military_assets.F$1:.F$1048576];[$mil_ass_all.$B34])" office:value-type="float" office:value="4" calcext:value-type="float">
            <text:p>4</text:p>
          </table:table-cell>
          <table:table-cell table:number-matrix-columns-spanned="1" table:number-matrix-rows-spanned="1" table:formula="of:=INDEX([$military_assets.G$1:.G$1048576];[$mil_ass_all.$B34])" office:value-type="float" office:value="2" calcext:value-type="float">
            <text:p>2</text:p>
          </table:table-cell>
          <table:table-cell table:number-matrix-columns-spanned="1" table:number-matrix-rows-spanned="1" table:formula="of:=INDEX([$military_assets.H$1:.H$1048576];[$mil_ass_all.$B34])" office:value-type="float" office:value="2" calcext:value-type="float">
            <text:p>2</text:p>
          </table:table-cell>
          <table:table-cell table:number-matrix-columns-spanned="1" table:number-matrix-rows-spanned="1" table:formula="of:=INDEX([$military_assets.I$1:.I$1048576];[$mil_ass_all.$B34])" office:value-type="string" office:string-value="USN" calcext:value-type="string">
            <text:p>USN</text:p>
          </table:table-cell>
          <table:table-cell table:number-matrix-columns-spanned="1" table:number-matrix-rows-spanned="1" table:formula="of:=INDEX([$military_assets.J$1:.J$1048576];[$mil_ass_all.$B34])" office:value-type="string" office:string-value="Squadron" calcext:value-type="string">
            <text:p>Squadron</text:p>
          </table:table-cell>
          <table:table-cell table:number-matrix-columns-spanned="1" table:number-matrix-rows-spanned="1" table:formula="of:=INDEX([$military_assets.K$1:.K$1048576];[$mil_ass_all.$B34])" office:value-type="string" office:string-value="Hidden: Can be played face down. &#10;Ambush: This asset deals damage during the Ambush Damage Step.&#10;CATOBAR-Compatible." calcext:value-type="string">
            <text:p>Hidden: Can be played face down. </text:p>
            <text:p>Ambush: This asset deals damage during the Ambush Damage Step.</text:p>
            <text:p>CATOBAR-Compatible.</text:p>
          </table:table-cell>
          <table:table-cell table:number-matrix-columns-spanned="1" table:number-matrix-rows-spanned="1" table:formula="of:=INDEX([$military_assets.L$1:.L$1048576];[$mil_ass_all.$B34])" office:value-type="string" office:string-value="Images/f35c.jpg" calcext:value-type="string">
            <text:p>Images/f35c.jpg</text:p>
          </table:table-cell>
          <table:table-cell table:number-matrix-columns-spanned="1" table:number-matrix-rows-spanned="1" table:formula="of:=INDEX([$military_assets.M$1:.M$1048576];[$mil_ass_all.$B34])" office:value-type="string" office:string-value="The F-35 acquisition program cost of just under $450 billion USD would be enough to buy 450 billion $1 cheeseburgers - enough to kill all humans on earth." calcext:value-type="string">
            <text:p>The F-35 acquisition program cost of just under $450 billion USD would be enough to buy 450 billion $1 cheeseburgers - enough to kill all humans on earth.</text:p>
          </table:table-cell>
          <table:table-cell table:number-matrix-columns-spanned="1" table:number-matrix-rows-spanned="1" table:formula="of:=INDEX([$military_assets.N$1:.N$1048576];[$mil_ass_all.$B34])"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14" calcext:value-type="float">
            <text:p>14</text:p>
          </table:table-cell>
          <table:table-cell table:style-name="ce16" office:value-type="string" calcext:value-type="string">
            <text:p>Rough Raiders</text:p>
          </table:table-cell>
          <table:table-cell table:number-matrix-columns-spanned="1" table:number-matrix-rows-spanned="1" table:formula="of:=INDEX([$military_assets.A$1:.A$1048576];[$mil_ass_all.$B35])" office:value-type="string" office:string-value="F-35C  Lightning II" calcext:value-type="string">
            <text:p>F-35C <text:s/>Lightning II</text:p>
          </table:table-cell>
          <table:table-cell table:number-matrix-columns-spanned="1" table:number-matrix-rows-spanned="1" table:formula="of:=INDEX([$military_assets.B$1:.B$1048576];[$mil_ass_all.$B35])" office:value-type="float" office:value="0" calcext:value-type="float">
            <text:p>0</text:p>
          </table:table-cell>
          <table:table-cell table:number-matrix-columns-spanned="1" table:number-matrix-rows-spanned="1" table:formula="of:=INDEX([$military_assets.C$1:.C$1048576];[$mil_ass_all.$B35])" office:value-type="float" office:value="0" calcext:value-type="float">
            <text:p>0</text:p>
          </table:table-cell>
          <table:table-cell table:number-matrix-columns-spanned="1" table:number-matrix-rows-spanned="1" table:formula="of:=INDEX([$military_assets.D$1:.D$1048576];[$mil_ass_all.$B35])" office:value-type="float" office:value="0" calcext:value-type="float">
            <text:p>0</text:p>
          </table:table-cell>
          <table:table-cell table:number-matrix-columns-spanned="1" table:number-matrix-rows-spanned="1" table:formula="of:=INDEX([$military_assets.E$1:.E$1048576];[$mil_ass_all.$B35])" office:value-type="float" office:value="4" calcext:value-type="float">
            <text:p>4</text:p>
          </table:table-cell>
          <table:table-cell table:number-matrix-columns-spanned="1" table:number-matrix-rows-spanned="1" table:formula="of:=INDEX([$military_assets.F$1:.F$1048576];[$mil_ass_all.$B35])" office:value-type="float" office:value="4" calcext:value-type="float">
            <text:p>4</text:p>
          </table:table-cell>
          <table:table-cell table:number-matrix-columns-spanned="1" table:number-matrix-rows-spanned="1" table:formula="of:=INDEX([$military_assets.G$1:.G$1048576];[$mil_ass_all.$B35])" office:value-type="float" office:value="2" calcext:value-type="float">
            <text:p>2</text:p>
          </table:table-cell>
          <table:table-cell table:number-matrix-columns-spanned="1" table:number-matrix-rows-spanned="1" table:formula="of:=INDEX([$military_assets.H$1:.H$1048576];[$mil_ass_all.$B35])" office:value-type="float" office:value="2" calcext:value-type="float">
            <text:p>2</text:p>
          </table:table-cell>
          <table:table-cell table:number-matrix-columns-spanned="1" table:number-matrix-rows-spanned="1" table:formula="of:=INDEX([$military_assets.I$1:.I$1048576];[$mil_ass_all.$B35])" office:value-type="string" office:string-value="USN" calcext:value-type="string">
            <text:p>USN</text:p>
          </table:table-cell>
          <table:table-cell table:number-matrix-columns-spanned="1" table:number-matrix-rows-spanned="1" table:formula="of:=INDEX([$military_assets.J$1:.J$1048576];[$mil_ass_all.$B35])" office:value-type="string" office:string-value="Squadron" calcext:value-type="string">
            <text:p>Squadron</text:p>
          </table:table-cell>
          <table:table-cell table:number-matrix-columns-spanned="1" table:number-matrix-rows-spanned="1" table:formula="of:=INDEX([$military_assets.K$1:.K$1048576];[$mil_ass_all.$B35])" office:value-type="string" office:string-value="Hidden: Can be played face down. &#10;Ambush: This asset deals damage during the Ambush Damage Step.&#10;CATOBAR-Compatible." calcext:value-type="string">
            <text:p>Hidden: Can be played face down. </text:p>
            <text:p>Ambush: This asset deals damage during the Ambush Damage Step.</text:p>
            <text:p>CATOBAR-Compatible.</text:p>
          </table:table-cell>
          <table:table-cell table:number-matrix-columns-spanned="1" table:number-matrix-rows-spanned="1" table:formula="of:=INDEX([$military_assets.L$1:.L$1048576];[$mil_ass_all.$B35])" office:value-type="string" office:string-value="Images/f35c.jpg" calcext:value-type="string">
            <text:p>Images/f35c.jpg</text:p>
          </table:table-cell>
          <table:table-cell table:number-matrix-columns-spanned="1" table:number-matrix-rows-spanned="1" table:formula="of:=INDEX([$military_assets.M$1:.M$1048576];[$mil_ass_all.$B35])" office:value-type="string" office:string-value="The F-35 acquisition program cost of just under $450 billion USD would be enough to buy 450 billion $1 cheeseburgers - enough to kill all humans on earth." calcext:value-type="string">
            <text:p>The F-35 acquisition program cost of just under $450 billion USD would be enough to buy 450 billion $1 cheeseburgers - enough to kill all humans on earth.</text:p>
          </table:table-cell>
          <table:table-cell table:number-matrix-columns-spanned="1" table:number-matrix-rows-spanned="1" table:formula="of:=INDEX([$military_assets.N$1:.N$1048576];[$mil_ass_all.$B35])"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14" calcext:value-type="float">
            <text:p>14</text:p>
          </table:table-cell>
          <table:table-cell table:style-name="ce16" office:value-type="string" calcext:value-type="string">
            <text:p>Argonauts</text:p>
          </table:table-cell>
          <table:table-cell table:number-matrix-columns-spanned="1" table:number-matrix-rows-spanned="1" table:formula="of:=INDEX([$military_assets.A$1:.A$1048576];[$mil_ass_all.$B36])" office:value-type="string" office:string-value="F-35C  Lightning II" calcext:value-type="string">
            <text:p>F-35C <text:s/>Lightning II</text:p>
          </table:table-cell>
          <table:table-cell table:number-matrix-columns-spanned="1" table:number-matrix-rows-spanned="1" table:formula="of:=INDEX([$military_assets.B$1:.B$1048576];[$mil_ass_all.$B36])" office:value-type="float" office:value="0" calcext:value-type="float">
            <text:p>0</text:p>
          </table:table-cell>
          <table:table-cell table:number-matrix-columns-spanned="1" table:number-matrix-rows-spanned="1" table:formula="of:=INDEX([$military_assets.C$1:.C$1048576];[$mil_ass_all.$B36])" office:value-type="float" office:value="0" calcext:value-type="float">
            <text:p>0</text:p>
          </table:table-cell>
          <table:table-cell table:number-matrix-columns-spanned="1" table:number-matrix-rows-spanned="1" table:formula="of:=INDEX([$military_assets.D$1:.D$1048576];[$mil_ass_all.$B36])" office:value-type="float" office:value="0" calcext:value-type="float">
            <text:p>0</text:p>
          </table:table-cell>
          <table:table-cell table:number-matrix-columns-spanned="1" table:number-matrix-rows-spanned="1" table:formula="of:=INDEX([$military_assets.E$1:.E$1048576];[$mil_ass_all.$B36])" office:value-type="float" office:value="4" calcext:value-type="float">
            <text:p>4</text:p>
          </table:table-cell>
          <table:table-cell table:number-matrix-columns-spanned="1" table:number-matrix-rows-spanned="1" table:formula="of:=INDEX([$military_assets.F$1:.F$1048576];[$mil_ass_all.$B36])" office:value-type="float" office:value="4" calcext:value-type="float">
            <text:p>4</text:p>
          </table:table-cell>
          <table:table-cell table:number-matrix-columns-spanned="1" table:number-matrix-rows-spanned="1" table:formula="of:=INDEX([$military_assets.G$1:.G$1048576];[$mil_ass_all.$B36])" office:value-type="float" office:value="2" calcext:value-type="float">
            <text:p>2</text:p>
          </table:table-cell>
          <table:table-cell table:number-matrix-columns-spanned="1" table:number-matrix-rows-spanned="1" table:formula="of:=INDEX([$military_assets.H$1:.H$1048576];[$mil_ass_all.$B36])" office:value-type="float" office:value="2" calcext:value-type="float">
            <text:p>2</text:p>
          </table:table-cell>
          <table:table-cell table:number-matrix-columns-spanned="1" table:number-matrix-rows-spanned="1" table:formula="of:=INDEX([$military_assets.I$1:.I$1048576];[$mil_ass_all.$B36])" office:value-type="string" office:string-value="USN" calcext:value-type="string">
            <text:p>USN</text:p>
          </table:table-cell>
          <table:table-cell table:number-matrix-columns-spanned="1" table:number-matrix-rows-spanned="1" table:formula="of:=INDEX([$military_assets.J$1:.J$1048576];[$mil_ass_all.$B36])" office:value-type="string" office:string-value="Squadron" calcext:value-type="string">
            <text:p>Squadron</text:p>
          </table:table-cell>
          <table:table-cell table:number-matrix-columns-spanned="1" table:number-matrix-rows-spanned="1" table:formula="of:=INDEX([$military_assets.K$1:.K$1048576];[$mil_ass_all.$B36])" office:value-type="string" office:string-value="Hidden: Can be played face down. &#10;Ambush: This asset deals damage during the Ambush Damage Step.&#10;CATOBAR-Compatible." calcext:value-type="string">
            <text:p>Hidden: Can be played face down. </text:p>
            <text:p>Ambush: This asset deals damage during the Ambush Damage Step.</text:p>
            <text:p>CATOBAR-Compatible.</text:p>
          </table:table-cell>
          <table:table-cell table:number-matrix-columns-spanned="1" table:number-matrix-rows-spanned="1" table:formula="of:=INDEX([$military_assets.L$1:.L$1048576];[$mil_ass_all.$B36])" office:value-type="string" office:string-value="Images/f35c.jpg" calcext:value-type="string">
            <text:p>Images/f35c.jpg</text:p>
          </table:table-cell>
          <table:table-cell table:number-matrix-columns-spanned="1" table:number-matrix-rows-spanned="1" table:formula="of:=INDEX([$military_assets.M$1:.M$1048576];[$mil_ass_all.$B36])" office:value-type="string" office:string-value="The F-35 acquisition program cost of just under $450 billion USD would be enough to buy 450 billion $1 cheeseburgers - enough to kill all humans on earth." calcext:value-type="string">
            <text:p>The F-35 acquisition program cost of just under $450 billion USD would be enough to buy 450 billion $1 cheeseburgers - enough to kill all humans on earth.</text:p>
          </table:table-cell>
          <table:table-cell table:number-matrix-columns-spanned="1" table:number-matrix-rows-spanned="1" table:formula="of:=INDEX([$military_assets.N$1:.N$1048576];[$mil_ass_all.$B36])"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5" calcext:value-type="float">
            <text:p>15</text:p>
          </table:table-cell>
          <table:table-cell table:style-name="ce16" office:value-type="string" calcext:value-type="string">
            <text:p>Black Sheep</text:p>
          </table:table-cell>
          <table:table-cell table:number-matrix-columns-spanned="1" table:number-matrix-rows-spanned="1" table:formula="of:=INDEX([$military_assets.A$1:.A$1048576];[$mil_ass_all.$B37])" office:value-type="string" office:string-value="AV-8B Harrier II" calcext:value-type="string">
            <text:p>AV-8B Harrier II</text:p>
          </table:table-cell>
          <table:table-cell table:number-matrix-columns-spanned="1" table:number-matrix-rows-spanned="1" table:formula="of:=INDEX([$military_assets.B$1:.B$1048576];[$mil_ass_all.$B37])" office:value-type="float" office:value="0" calcext:value-type="float">
            <text:p>0</text:p>
          </table:table-cell>
          <table:table-cell table:number-matrix-columns-spanned="1" table:number-matrix-rows-spanned="1" table:formula="of:=INDEX([$military_assets.C$1:.C$1048576];[$mil_ass_all.$B37])" office:value-type="float" office:value="0" calcext:value-type="float">
            <text:p>0</text:p>
          </table:table-cell>
          <table:table-cell table:number-matrix-columns-spanned="1" table:number-matrix-rows-spanned="1" table:formula="of:=INDEX([$military_assets.D$1:.D$1048576];[$mil_ass_all.$B37])" office:value-type="float" office:value="0" calcext:value-type="float">
            <text:p>0</text:p>
          </table:table-cell>
          <table:table-cell table:number-matrix-columns-spanned="1" table:number-matrix-rows-spanned="1" table:formula="of:=INDEX([$military_assets.E$1:.E$1048576];[$mil_ass_all.$B37])" office:value-type="float" office:value="3" calcext:value-type="float">
            <text:p>3</text:p>
          </table:table-cell>
          <table:table-cell table:number-matrix-columns-spanned="1" table:number-matrix-rows-spanned="1" table:formula="of:=INDEX([$military_assets.F$1:.F$1048576];[$mil_ass_all.$B37])" office:value-type="float" office:value="3" calcext:value-type="float">
            <text:p>3</text:p>
          </table:table-cell>
          <table:table-cell table:number-matrix-columns-spanned="1" table:number-matrix-rows-spanned="1" table:formula="of:=INDEX([$military_assets.G$1:.G$1048576];[$mil_ass_all.$B37])" office:value-type="float" office:value="2" calcext:value-type="float">
            <text:p>2</text:p>
          </table:table-cell>
          <table:table-cell table:number-matrix-columns-spanned="1" table:number-matrix-rows-spanned="1" table:formula="of:=INDEX([$military_assets.H$1:.H$1048576];[$mil_ass_all.$B37])" office:value-type="float" office:value="1" calcext:value-type="float">
            <text:p>1</text:p>
          </table:table-cell>
          <table:table-cell table:number-matrix-columns-spanned="1" table:number-matrix-rows-spanned="1" table:formula="of:=INDEX([$military_assets.I$1:.I$1048576];[$mil_ass_all.$B37])" office:value-type="string" office:string-value="USN" calcext:value-type="string">
            <text:p>USN</text:p>
          </table:table-cell>
          <table:table-cell table:number-matrix-columns-spanned="1" table:number-matrix-rows-spanned="1" table:formula="of:=INDEX([$military_assets.J$1:.J$1048576];[$mil_ass_all.$B37])" office:value-type="string" office:string-value="Squadron" calcext:value-type="string">
            <text:p>Squadron</text:p>
          </table:table-cell>
          <table:table-cell table:number-matrix-columns-spanned="1" table:number-matrix-rows-spanned="1" table:formula="of:=INDEX([$military_assets.K$1:.K$1048576];[$mil_ass_all.$B37])" office:value-type="string" office:string-value="Hidden: Can be played face down. &#10;VTOL-Compatible." calcext:value-type="string">
            <text:p>Hidden: Can be played face down. </text:p>
            <text:p>VTOL-Compatible.</text:p>
          </table:table-cell>
          <table:table-cell table:number-matrix-columns-spanned="1" table:number-matrix-rows-spanned="1" table:formula="of:=INDEX([$military_assets.L$1:.L$1048576];[$mil_ass_all.$B37])" office:value-type="string" office:string-value="Images/harrier.jpg" calcext:value-type="string">
            <text:p>Images/harrier.jpg</text:p>
          </table:table-cell>
          <table:table-cell table:number-matrix-columns-spanned="1" table:number-matrix-rows-spanned="1" table:formula="of:=INDEX([$military_assets.M$1:.M$1048576];[$mil_ass_all.$B37])" office:value-type="string" office:string-value="A Pepsi ad campaign promised to award a Harrier to anyone who collected enough Pepsi points- a promise Pepsi did not keep. During its service history, the Harrier has proven it is more reliable than Pepsi Co." calcext:value-type="string">
            <text:p>A Pepsi ad campaign promised to award a Harrier to anyone who collected enough Pepsi points- a promise Pepsi did not keep. During its service history, the Harrier has proven it is more reliable than Pepsi Co.</text:p>
          </table:table-cell>
          <table:table-cell table:number-matrix-columns-spanned="1" table:number-matrix-rows-spanned="1" table:formula="of:=INDEX([$military_assets.N$1:.N$1048576];[$mil_ass_all.$B37])"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5" calcext:value-type="float">
            <text:p>15</text:p>
          </table:table-cell>
          <table:table-cell table:style-name="ce16" office:value-type="string" calcext:value-type="string">
            <text:p>Bulldogs</text:p>
          </table:table-cell>
          <table:table-cell table:number-matrix-columns-spanned="1" table:number-matrix-rows-spanned="1" table:formula="of:=INDEX([$military_assets.A$1:.A$1048576];[$mil_ass_all.$B38])" office:value-type="string" office:string-value="AV-8B Harrier II" calcext:value-type="string">
            <text:p>AV-8B Harrier II</text:p>
          </table:table-cell>
          <table:table-cell table:number-matrix-columns-spanned="1" table:number-matrix-rows-spanned="1" table:formula="of:=INDEX([$military_assets.B$1:.B$1048576];[$mil_ass_all.$B38])" office:value-type="float" office:value="0" calcext:value-type="float">
            <text:p>0</text:p>
          </table:table-cell>
          <table:table-cell table:number-matrix-columns-spanned="1" table:number-matrix-rows-spanned="1" table:formula="of:=INDEX([$military_assets.C$1:.C$1048576];[$mil_ass_all.$B38])" office:value-type="float" office:value="0" calcext:value-type="float">
            <text:p>0</text:p>
          </table:table-cell>
          <table:table-cell table:number-matrix-columns-spanned="1" table:number-matrix-rows-spanned="1" table:formula="of:=INDEX([$military_assets.D$1:.D$1048576];[$mil_ass_all.$B38])" office:value-type="float" office:value="0" calcext:value-type="float">
            <text:p>0</text:p>
          </table:table-cell>
          <table:table-cell table:number-matrix-columns-spanned="1" table:number-matrix-rows-spanned="1" table:formula="of:=INDEX([$military_assets.E$1:.E$1048576];[$mil_ass_all.$B38])" office:value-type="float" office:value="3" calcext:value-type="float">
            <text:p>3</text:p>
          </table:table-cell>
          <table:table-cell table:number-matrix-columns-spanned="1" table:number-matrix-rows-spanned="1" table:formula="of:=INDEX([$military_assets.F$1:.F$1048576];[$mil_ass_all.$B38])" office:value-type="float" office:value="3" calcext:value-type="float">
            <text:p>3</text:p>
          </table:table-cell>
          <table:table-cell table:number-matrix-columns-spanned="1" table:number-matrix-rows-spanned="1" table:formula="of:=INDEX([$military_assets.G$1:.G$1048576];[$mil_ass_all.$B38])" office:value-type="float" office:value="2" calcext:value-type="float">
            <text:p>2</text:p>
          </table:table-cell>
          <table:table-cell table:number-matrix-columns-spanned="1" table:number-matrix-rows-spanned="1" table:formula="of:=INDEX([$military_assets.H$1:.H$1048576];[$mil_ass_all.$B38])" office:value-type="float" office:value="1" calcext:value-type="float">
            <text:p>1</text:p>
          </table:table-cell>
          <table:table-cell table:number-matrix-columns-spanned="1" table:number-matrix-rows-spanned="1" table:formula="of:=INDEX([$military_assets.I$1:.I$1048576];[$mil_ass_all.$B38])" office:value-type="string" office:string-value="USN" calcext:value-type="string">
            <text:p>USN</text:p>
          </table:table-cell>
          <table:table-cell table:number-matrix-columns-spanned="1" table:number-matrix-rows-spanned="1" table:formula="of:=INDEX([$military_assets.J$1:.J$1048576];[$mil_ass_all.$B38])" office:value-type="string" office:string-value="Squadron" calcext:value-type="string">
            <text:p>Squadron</text:p>
          </table:table-cell>
          <table:table-cell table:number-matrix-columns-spanned="1" table:number-matrix-rows-spanned="1" table:formula="of:=INDEX([$military_assets.K$1:.K$1048576];[$mil_ass_all.$B38])" office:value-type="string" office:string-value="Hidden: Can be played face down. &#10;VTOL-Compatible." calcext:value-type="string">
            <text:p>Hidden: Can be played face down. </text:p>
            <text:p>VTOL-Compatible.</text:p>
          </table:table-cell>
          <table:table-cell table:number-matrix-columns-spanned="1" table:number-matrix-rows-spanned="1" table:formula="of:=INDEX([$military_assets.L$1:.L$1048576];[$mil_ass_all.$B38])" office:value-type="string" office:string-value="Images/harrier.jpg" calcext:value-type="string">
            <text:p>Images/harrier.jpg</text:p>
          </table:table-cell>
          <table:table-cell table:number-matrix-columns-spanned="1" table:number-matrix-rows-spanned="1" table:formula="of:=INDEX([$military_assets.M$1:.M$1048576];[$mil_ass_all.$B38])" office:value-type="string" office:string-value="A Pepsi ad campaign promised to award a Harrier to anyone who collected enough Pepsi points- a promise Pepsi did not keep. During its service history, the Harrier has proven it is more reliable than Pepsi Co." calcext:value-type="string">
            <text:p>A Pepsi ad campaign promised to award a Harrier to anyone who collected enough Pepsi points- a promise Pepsi did not keep. During its service history, the Harrier has proven it is more reliable than Pepsi Co.</text:p>
          </table:table-cell>
          <table:table-cell table:number-matrix-columns-spanned="1" table:number-matrix-rows-spanned="1" table:formula="of:=INDEX([$military_assets.N$1:.N$1048576];[$mil_ass_all.$B38])"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5" calcext:value-type="float">
            <text:p>15</text:p>
          </table:table-cell>
          <table:table-cell table:style-name="ce16" office:value-type="string" calcext:value-type="string">
            <text:p>Ace of Spades</text:p>
          </table:table-cell>
          <table:table-cell table:number-matrix-columns-spanned="1" table:number-matrix-rows-spanned="1" table:formula="of:=INDEX([$military_assets.A$1:.A$1048576];[$mil_ass_all.$B39])" office:value-type="string" office:string-value="AV-8B Harrier II" calcext:value-type="string">
            <text:p>AV-8B Harrier II</text:p>
          </table:table-cell>
          <table:table-cell table:number-matrix-columns-spanned="1" table:number-matrix-rows-spanned="1" table:formula="of:=INDEX([$military_assets.B$1:.B$1048576];[$mil_ass_all.$B39])" office:value-type="float" office:value="0" calcext:value-type="float">
            <text:p>0</text:p>
          </table:table-cell>
          <table:table-cell table:number-matrix-columns-spanned="1" table:number-matrix-rows-spanned="1" table:formula="of:=INDEX([$military_assets.C$1:.C$1048576];[$mil_ass_all.$B39])" office:value-type="float" office:value="0" calcext:value-type="float">
            <text:p>0</text:p>
          </table:table-cell>
          <table:table-cell table:number-matrix-columns-spanned="1" table:number-matrix-rows-spanned="1" table:formula="of:=INDEX([$military_assets.D$1:.D$1048576];[$mil_ass_all.$B39])" office:value-type="float" office:value="0" calcext:value-type="float">
            <text:p>0</text:p>
          </table:table-cell>
          <table:table-cell table:number-matrix-columns-spanned="1" table:number-matrix-rows-spanned="1" table:formula="of:=INDEX([$military_assets.E$1:.E$1048576];[$mil_ass_all.$B39])" office:value-type="float" office:value="3" calcext:value-type="float">
            <text:p>3</text:p>
          </table:table-cell>
          <table:table-cell table:number-matrix-columns-spanned="1" table:number-matrix-rows-spanned="1" table:formula="of:=INDEX([$military_assets.F$1:.F$1048576];[$mil_ass_all.$B39])" office:value-type="float" office:value="3" calcext:value-type="float">
            <text:p>3</text:p>
          </table:table-cell>
          <table:table-cell table:number-matrix-columns-spanned="1" table:number-matrix-rows-spanned="1" table:formula="of:=INDEX([$military_assets.G$1:.G$1048576];[$mil_ass_all.$B39])" office:value-type="float" office:value="2" calcext:value-type="float">
            <text:p>2</text:p>
          </table:table-cell>
          <table:table-cell table:number-matrix-columns-spanned="1" table:number-matrix-rows-spanned="1" table:formula="of:=INDEX([$military_assets.H$1:.H$1048576];[$mil_ass_all.$B39])" office:value-type="float" office:value="1" calcext:value-type="float">
            <text:p>1</text:p>
          </table:table-cell>
          <table:table-cell table:number-matrix-columns-spanned="1" table:number-matrix-rows-spanned="1" table:formula="of:=INDEX([$military_assets.I$1:.I$1048576];[$mil_ass_all.$B39])" office:value-type="string" office:string-value="USN" calcext:value-type="string">
            <text:p>USN</text:p>
          </table:table-cell>
          <table:table-cell table:number-matrix-columns-spanned="1" table:number-matrix-rows-spanned="1" table:formula="of:=INDEX([$military_assets.J$1:.J$1048576];[$mil_ass_all.$B39])" office:value-type="string" office:string-value="Squadron" calcext:value-type="string">
            <text:p>Squadron</text:p>
          </table:table-cell>
          <table:table-cell table:number-matrix-columns-spanned="1" table:number-matrix-rows-spanned="1" table:formula="of:=INDEX([$military_assets.K$1:.K$1048576];[$mil_ass_all.$B39])" office:value-type="string" office:string-value="Hidden: Can be played face down. &#10;VTOL-Compatible." calcext:value-type="string">
            <text:p>Hidden: Can be played face down. </text:p>
            <text:p>VTOL-Compatible.</text:p>
          </table:table-cell>
          <table:table-cell table:number-matrix-columns-spanned="1" table:number-matrix-rows-spanned="1" table:formula="of:=INDEX([$military_assets.L$1:.L$1048576];[$mil_ass_all.$B39])" office:value-type="string" office:string-value="Images/harrier.jpg" calcext:value-type="string">
            <text:p>Images/harrier.jpg</text:p>
          </table:table-cell>
          <table:table-cell table:number-matrix-columns-spanned="1" table:number-matrix-rows-spanned="1" table:formula="of:=INDEX([$military_assets.M$1:.M$1048576];[$mil_ass_all.$B39])" office:value-type="string" office:string-value="A Pepsi ad campaign promised to award a Harrier to anyone who collected enough Pepsi points- a promise Pepsi did not keep. During its service history, the Harrier has proven it is more reliable than Pepsi Co." calcext:value-type="string">
            <text:p>A Pepsi ad campaign promised to award a Harrier to anyone who collected enough Pepsi points- a promise Pepsi did not keep. During its service history, the Harrier has proven it is more reliable than Pepsi Co.</text:p>
          </table:table-cell>
          <table:table-cell table:number-matrix-columns-spanned="1" table:number-matrix-rows-spanned="1" table:formula="of:=INDEX([$military_assets.N$1:.N$1048576];[$mil_ass_all.$B39])"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5" calcext:value-type="float">
            <text:p>15</text:p>
          </table:table-cell>
          <table:table-cell table:style-name="ce16" office:value-type="string" calcext:value-type="string">
            <text:p>Tomcats</text:p>
          </table:table-cell>
          <table:table-cell table:number-matrix-columns-spanned="1" table:number-matrix-rows-spanned="1" table:formula="of:=INDEX([$military_assets.A$1:.A$1048576];[$mil_ass_all.$B40])" office:value-type="string" office:string-value="AV-8B Harrier II" calcext:value-type="string">
            <text:p>AV-8B Harrier II</text:p>
          </table:table-cell>
          <table:table-cell table:number-matrix-columns-spanned="1" table:number-matrix-rows-spanned="1" table:formula="of:=INDEX([$military_assets.B$1:.B$1048576];[$mil_ass_all.$B40])" office:value-type="float" office:value="0" calcext:value-type="float">
            <text:p>0</text:p>
          </table:table-cell>
          <table:table-cell table:number-matrix-columns-spanned="1" table:number-matrix-rows-spanned="1" table:formula="of:=INDEX([$military_assets.C$1:.C$1048576];[$mil_ass_all.$B40])" office:value-type="float" office:value="0" calcext:value-type="float">
            <text:p>0</text:p>
          </table:table-cell>
          <table:table-cell table:number-matrix-columns-spanned="1" table:number-matrix-rows-spanned="1" table:formula="of:=INDEX([$military_assets.D$1:.D$1048576];[$mil_ass_all.$B40])" office:value-type="float" office:value="0" calcext:value-type="float">
            <text:p>0</text:p>
          </table:table-cell>
          <table:table-cell table:number-matrix-columns-spanned="1" table:number-matrix-rows-spanned="1" table:formula="of:=INDEX([$military_assets.E$1:.E$1048576];[$mil_ass_all.$B40])" office:value-type="float" office:value="3" calcext:value-type="float">
            <text:p>3</text:p>
          </table:table-cell>
          <table:table-cell table:number-matrix-columns-spanned="1" table:number-matrix-rows-spanned="1" table:formula="of:=INDEX([$military_assets.F$1:.F$1048576];[$mil_ass_all.$B40])" office:value-type="float" office:value="3" calcext:value-type="float">
            <text:p>3</text:p>
          </table:table-cell>
          <table:table-cell table:number-matrix-columns-spanned="1" table:number-matrix-rows-spanned="1" table:formula="of:=INDEX([$military_assets.G$1:.G$1048576];[$mil_ass_all.$B40])" office:value-type="float" office:value="2" calcext:value-type="float">
            <text:p>2</text:p>
          </table:table-cell>
          <table:table-cell table:number-matrix-columns-spanned="1" table:number-matrix-rows-spanned="1" table:formula="of:=INDEX([$military_assets.H$1:.H$1048576];[$mil_ass_all.$B40])" office:value-type="float" office:value="1" calcext:value-type="float">
            <text:p>1</text:p>
          </table:table-cell>
          <table:table-cell table:number-matrix-columns-spanned="1" table:number-matrix-rows-spanned="1" table:formula="of:=INDEX([$military_assets.I$1:.I$1048576];[$mil_ass_all.$B40])" office:value-type="string" office:string-value="USN" calcext:value-type="string">
            <text:p>USN</text:p>
          </table:table-cell>
          <table:table-cell table:number-matrix-columns-spanned="1" table:number-matrix-rows-spanned="1" table:formula="of:=INDEX([$military_assets.J$1:.J$1048576];[$mil_ass_all.$B40])" office:value-type="string" office:string-value="Squadron" calcext:value-type="string">
            <text:p>Squadron</text:p>
          </table:table-cell>
          <table:table-cell table:number-matrix-columns-spanned="1" table:number-matrix-rows-spanned="1" table:formula="of:=INDEX([$military_assets.K$1:.K$1048576];[$mil_ass_all.$B40])" office:value-type="string" office:string-value="Hidden: Can be played face down. &#10;VTOL-Compatible." calcext:value-type="string">
            <text:p>Hidden: Can be played face down. </text:p>
            <text:p>VTOL-Compatible.</text:p>
          </table:table-cell>
          <table:table-cell table:number-matrix-columns-spanned="1" table:number-matrix-rows-spanned="1" table:formula="of:=INDEX([$military_assets.L$1:.L$1048576];[$mil_ass_all.$B40])" office:value-type="string" office:string-value="Images/harrier.jpg" calcext:value-type="string">
            <text:p>Images/harrier.jpg</text:p>
          </table:table-cell>
          <table:table-cell table:number-matrix-columns-spanned="1" table:number-matrix-rows-spanned="1" table:formula="of:=INDEX([$military_assets.M$1:.M$1048576];[$mil_ass_all.$B40])" office:value-type="string" office:string-value="A Pepsi ad campaign promised to award a Harrier to anyone who collected enough Pepsi points- a promise Pepsi did not keep. During its service history, the Harrier has proven it is more reliable than Pepsi Co." calcext:value-type="string">
            <text:p>A Pepsi ad campaign promised to award a Harrier to anyone who collected enough Pepsi points- a promise Pepsi did not keep. During its service history, the Harrier has proven it is more reliable than Pepsi Co.</text:p>
          </table:table-cell>
          <table:table-cell table:number-matrix-columns-spanned="1" table:number-matrix-rows-spanned="1" table:formula="of:=INDEX([$military_assets.N$1:.N$1048576];[$mil_ass_all.$B40])"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5" calcext:value-type="float">
            <text:p>15</text:p>
          </table:table-cell>
          <table:table-cell table:style-name="ce16" office:value-type="string" calcext:value-type="string">
            <text:p>Tigers</text:p>
          </table:table-cell>
          <table:table-cell table:number-matrix-columns-spanned="1" table:number-matrix-rows-spanned="1" table:formula="of:=INDEX([$military_assets.A$1:.A$1048576];[$mil_ass_all.$B41])" office:value-type="string" office:string-value="AV-8B Harrier II" calcext:value-type="string">
            <text:p>AV-8B Harrier II</text:p>
          </table:table-cell>
          <table:table-cell table:number-matrix-columns-spanned="1" table:number-matrix-rows-spanned="1" table:formula="of:=INDEX([$military_assets.B$1:.B$1048576];[$mil_ass_all.$B41])" office:value-type="float" office:value="0" calcext:value-type="float">
            <text:p>0</text:p>
          </table:table-cell>
          <table:table-cell table:number-matrix-columns-spanned="1" table:number-matrix-rows-spanned="1" table:formula="of:=INDEX([$military_assets.C$1:.C$1048576];[$mil_ass_all.$B41])" office:value-type="float" office:value="0" calcext:value-type="float">
            <text:p>0</text:p>
          </table:table-cell>
          <table:table-cell table:number-matrix-columns-spanned="1" table:number-matrix-rows-spanned="1" table:formula="of:=INDEX([$military_assets.D$1:.D$1048576];[$mil_ass_all.$B41])" office:value-type="float" office:value="0" calcext:value-type="float">
            <text:p>0</text:p>
          </table:table-cell>
          <table:table-cell table:number-matrix-columns-spanned="1" table:number-matrix-rows-spanned="1" table:formula="of:=INDEX([$military_assets.E$1:.E$1048576];[$mil_ass_all.$B41])" office:value-type="float" office:value="3" calcext:value-type="float">
            <text:p>3</text:p>
          </table:table-cell>
          <table:table-cell table:number-matrix-columns-spanned="1" table:number-matrix-rows-spanned="1" table:formula="of:=INDEX([$military_assets.F$1:.F$1048576];[$mil_ass_all.$B41])" office:value-type="float" office:value="3" calcext:value-type="float">
            <text:p>3</text:p>
          </table:table-cell>
          <table:table-cell table:number-matrix-columns-spanned="1" table:number-matrix-rows-spanned="1" table:formula="of:=INDEX([$military_assets.G$1:.G$1048576];[$mil_ass_all.$B41])" office:value-type="float" office:value="2" calcext:value-type="float">
            <text:p>2</text:p>
          </table:table-cell>
          <table:table-cell table:number-matrix-columns-spanned="1" table:number-matrix-rows-spanned="1" table:formula="of:=INDEX([$military_assets.H$1:.H$1048576];[$mil_ass_all.$B41])" office:value-type="float" office:value="1" calcext:value-type="float">
            <text:p>1</text:p>
          </table:table-cell>
          <table:table-cell table:number-matrix-columns-spanned="1" table:number-matrix-rows-spanned="1" table:formula="of:=INDEX([$military_assets.I$1:.I$1048576];[$mil_ass_all.$B41])" office:value-type="string" office:string-value="USN" calcext:value-type="string">
            <text:p>USN</text:p>
          </table:table-cell>
          <table:table-cell table:number-matrix-columns-spanned="1" table:number-matrix-rows-spanned="1" table:formula="of:=INDEX([$military_assets.J$1:.J$1048576];[$mil_ass_all.$B41])" office:value-type="string" office:string-value="Squadron" calcext:value-type="string">
            <text:p>Squadron</text:p>
          </table:table-cell>
          <table:table-cell table:number-matrix-columns-spanned="1" table:number-matrix-rows-spanned="1" table:formula="of:=INDEX([$military_assets.K$1:.K$1048576];[$mil_ass_all.$B41])" office:value-type="string" office:string-value="Hidden: Can be played face down. &#10;VTOL-Compatible." calcext:value-type="string">
            <text:p>Hidden: Can be played face down. </text:p>
            <text:p>VTOL-Compatible.</text:p>
          </table:table-cell>
          <table:table-cell table:number-matrix-columns-spanned="1" table:number-matrix-rows-spanned="1" table:formula="of:=INDEX([$military_assets.L$1:.L$1048576];[$mil_ass_all.$B41])" office:value-type="string" office:string-value="Images/harrier.jpg" calcext:value-type="string">
            <text:p>Images/harrier.jpg</text:p>
          </table:table-cell>
          <table:table-cell table:number-matrix-columns-spanned="1" table:number-matrix-rows-spanned="1" table:formula="of:=INDEX([$military_assets.M$1:.M$1048576];[$mil_ass_all.$B41])" office:value-type="string" office:string-value="A Pepsi ad campaign promised to award a Harrier to anyone who collected enough Pepsi points- a promise Pepsi did not keep. During its service history, the Harrier has proven it is more reliable than Pepsi Co." calcext:value-type="string">
            <text:p>A Pepsi ad campaign promised to award a Harrier to anyone who collected enough Pepsi points- a promise Pepsi did not keep. During its service history, the Harrier has proven it is more reliable than Pepsi Co.</text:p>
          </table:table-cell>
          <table:table-cell table:number-matrix-columns-spanned="1" table:number-matrix-rows-spanned="1" table:formula="of:=INDEX([$military_assets.N$1:.N$1048576];[$mil_ass_all.$B41])"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16" calcext:value-type="float">
            <text:p>16</text:p>
          </table:table-cell>
          <table:table-cell office:value-type="string" calcext:value-type="string">
            <text:p>Admiral Kuznetsov</text:p>
          </table:table-cell>
          <table:table-cell table:number-matrix-columns-spanned="1" table:number-matrix-rows-spanned="1" table:formula="of:=INDEX([$military_assets.A$1:.A$1048576];[$mil_ass_all.$B42])" office:value-type="string" office:string-value="Kuznetsov Class CV" calcext:value-type="string">
            <text:p>Kuznetsov Class CV</text:p>
          </table:table-cell>
          <table:table-cell table:number-matrix-columns-spanned="1" table:number-matrix-rows-spanned="1" table:formula="of:=INDEX([$military_assets.B$1:.B$1048576];[$mil_ass_all.$B42])" office:value-type="float" office:value="0" calcext:value-type="float">
            <text:p>0</text:p>
          </table:table-cell>
          <table:table-cell table:number-matrix-columns-spanned="1" table:number-matrix-rows-spanned="1" table:formula="of:=INDEX([$military_assets.C$1:.C$1048576];[$mil_ass_all.$B42])" office:value-type="float" office:value="0" calcext:value-type="float">
            <text:p>0</text:p>
          </table:table-cell>
          <table:table-cell table:number-matrix-columns-spanned="1" table:number-matrix-rows-spanned="1" table:formula="of:=INDEX([$military_assets.D$1:.D$1048576];[$mil_ass_all.$B42])" office:value-type="float" office:value="0" calcext:value-type="float">
            <text:p>0</text:p>
          </table:table-cell>
          <table:table-cell table:number-matrix-columns-spanned="1" table:number-matrix-rows-spanned="1" table:formula="of:=INDEX([$military_assets.E$1:.E$1048576];[$mil_ass_all.$B42])" office:value-type="float" office:value="4" calcext:value-type="float">
            <text:p>4</text:p>
          </table:table-cell>
          <table:table-cell table:number-matrix-columns-spanned="1" table:number-matrix-rows-spanned="1" table:formula="of:=INDEX([$military_assets.F$1:.F$1048576];[$mil_ass_all.$B42])" office:value-type="float" office:value="2" calcext:value-type="float">
            <text:p>2</text:p>
          </table:table-cell>
          <table:table-cell table:number-matrix-columns-spanned="1" table:number-matrix-rows-spanned="1" table:formula="of:=INDEX([$military_assets.G$1:.G$1048576];[$mil_ass_all.$B42])" office:value-type="float" office:value="2" calcext:value-type="float">
            <text:p>2</text:p>
          </table:table-cell>
          <table:table-cell table:number-matrix-columns-spanned="1" table:number-matrix-rows-spanned="1" table:formula="of:=INDEX([$military_assets.H$1:.H$1048576];[$mil_ass_all.$B42])" office:value-type="float" office:value="6" calcext:value-type="float">
            <text:p>6</text:p>
          </table:table-cell>
          <table:table-cell table:number-matrix-columns-spanned="1" table:number-matrix-rows-spanned="1" table:formula="of:=INDEX([$military_assets.I$1:.I$1048576];[$mil_ass_all.$B42])" office:value-type="string" office:string-value="RUS" calcext:value-type="string">
            <text:p>RUS</text:p>
          </table:table-cell>
          <table:table-cell table:number-matrix-columns-spanned="1" table:number-matrix-rows-spanned="1" table:formula="of:=INDEX([$military_assets.J$1:.J$1048576];[$mil_ass_all.$B42])" office:value-type="string" office:string-value="Ship" calcext:value-type="string">
            <text:p>Ship</text:p>
          </table:table-cell>
          <table:table-cell table:number-matrix-columns-spanned="1" table:number-matrix-rows-spanned="1" table:formula="of:=INDEX([$military_assets.K$1:.K$1048576];[$mil_ass_all.$B42])" office:value-type="string" office:string-value="STOBAR: Compatible with STOBAR and VTOL squadrons.&#10;Carrier 1: Can station 1 aircraft squadron.&#10;CAP: +2 Help Defense" calcext:value-type="string">
            <text:p>STOBAR: Compatible with STOBAR and VTOL squadrons.</text:p>
            <text:p>Carrier 1: Can station 1 aircraft squadron.</text:p>
            <text:p>CAP: +2 Help Defense</text:p>
          </table:table-cell>
          <table:table-cell table:number-matrix-columns-spanned="1" table:number-matrix-rows-spanned="1" table:formula="of:=INDEX([$military_assets.L$1:.L$1048576];[$mil_ass_all.$B42])" office:value-type="string" office:string-value="Images/kuznetsov.jpg" calcext:value-type="string">
            <text:p>Images/kuznetsov.jpg</text:p>
          </table:table-cell>
          <table:table-cell table:number-matrix-columns-spanned="1" table:number-matrix-rows-spanned="1" table:formula="of:=INDEX([$military_assets.M$1:.M$1048576];[$mil_ass_all.$B42])" office:value-type="string" office:string-value="Although sold to a company in Macau supposedly for use as a floating casino, Kuznetsov's sister ship has since unsurprisingly become the first aircraft carrier of the Chinese People's Liberation Army Navy." calcext:value-type="string">
            <text:p>Although sold to a company in Macau supposedly for use as a floating casino, Kuznetsov's sister ship has since unsurprisingly become the first aircraft carrier of the Chinese People's Liberation Army Navy.</text:p>
          </table:table-cell>
          <table:table-cell table:number-matrix-columns-spanned="1" table:number-matrix-rows-spanned="1" table:formula="of:=INDEX([$military_assets.N$1:.N$1048576];[$mil_ass_all.$B42])"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7" calcext:value-type="float">
            <text:p>17</text:p>
          </table:table-cell>
          <table:table-cell office:value-type="string" calcext:value-type="string">
            <text:p>Pyotr Velikiy</text:p>
          </table:table-cell>
          <table:table-cell table:number-matrix-columns-spanned="1" table:number-matrix-rows-spanned="1" table:formula="of:=INDEX([$military_assets.A$1:.A$1048576];[$mil_ass_all.$B43])" office:value-type="string" office:string-value="Kirov Class CGN" calcext:value-type="string">
            <text:p>Kirov Class CGN</text:p>
          </table:table-cell>
          <table:table-cell table:number-matrix-columns-spanned="1" table:number-matrix-rows-spanned="1" table:formula="of:=INDEX([$military_assets.B$1:.B$1048576];[$mil_ass_all.$B43])" office:value-type="float" office:value="0" calcext:value-type="float">
            <text:p>0</text:p>
          </table:table-cell>
          <table:table-cell table:number-matrix-columns-spanned="1" table:number-matrix-rows-spanned="1" table:formula="of:=INDEX([$military_assets.C$1:.C$1048576];[$mil_ass_all.$B43])" office:value-type="float" office:value="0" calcext:value-type="float">
            <text:p>0</text:p>
          </table:table-cell>
          <table:table-cell table:number-matrix-columns-spanned="1" table:number-matrix-rows-spanned="1" table:formula="of:=INDEX([$military_assets.D$1:.D$1048576];[$mil_ass_all.$B43])" office:value-type="float" office:value="0" calcext:value-type="float">
            <text:p>0</text:p>
          </table:table-cell>
          <table:table-cell table:number-matrix-columns-spanned="1" table:number-matrix-rows-spanned="1" table:formula="of:=INDEX([$military_assets.E$1:.E$1048576];[$mil_ass_all.$B43])" office:value-type="float" office:value="6" calcext:value-type="float">
            <text:p>6</text:p>
          </table:table-cell>
          <table:table-cell table:number-matrix-columns-spanned="1" table:number-matrix-rows-spanned="1" table:formula="of:=INDEX([$military_assets.F$1:.F$1048576];[$mil_ass_all.$B43])" office:value-type="float" office:value="2" calcext:value-type="float">
            <text:p>2</text:p>
          </table:table-cell>
          <table:table-cell table:number-matrix-columns-spanned="1" table:number-matrix-rows-spanned="1" table:formula="of:=INDEX([$military_assets.G$1:.G$1048576];[$mil_ass_all.$B43])" office:value-type="float" office:value="4" calcext:value-type="float">
            <text:p>4</text:p>
          </table:table-cell>
          <table:table-cell table:number-matrix-columns-spanned="1" table:number-matrix-rows-spanned="1" table:formula="of:=INDEX([$military_assets.H$1:.H$1048576];[$mil_ass_all.$B43])" office:value-type="float" office:value="6" calcext:value-type="float">
            <text:p>6</text:p>
          </table:table-cell>
          <table:table-cell table:number-matrix-columns-spanned="1" table:number-matrix-rows-spanned="1" table:formula="of:=INDEX([$military_assets.I$1:.I$1048576];[$mil_ass_all.$B43])" office:value-type="string" office:string-value="RUS" calcext:value-type="string">
            <text:p>RUS</text:p>
          </table:table-cell>
          <table:table-cell table:number-matrix-columns-spanned="1" table:number-matrix-rows-spanned="1" table:formula="of:=INDEX([$military_assets.J$1:.J$1048576];[$mil_ass_all.$B43])" office:value-type="string" office:string-value="Ship" calcext:value-type="string">
            <text:p>Ship</text:p>
          </table:table-cell>
          <table:table-cell table:number-matrix-columns-spanned="1" table:number-matrix-rows-spanned="1" table:formula="of:=INDEX([$military_assets.K$1:.K$1048576];[$mil_ass_all.$B43])" office:value-type="string" office:string-value="S-300: +1 Help Defense." calcext:value-type="string">
            <text:p>S-300: +1 Help Defense.</text:p>
          </table:table-cell>
          <table:table-cell table:number-matrix-columns-spanned="1" table:number-matrix-rows-spanned="1" table:formula="of:=INDEX([$military_assets.L$1:.L$1048576];[$mil_ass_all.$B43])" office:value-type="string" office:string-value="Images/kirov.jpg" calcext:value-type="string">
            <text:p>Images/kirov.jpg</text:p>
          </table:table-cell>
          <table:table-cell table:number-matrix-columns-spanned="1" table:number-matrix-rows-spanned="1" table:formula="of:=INDEX([$military_assets.M$1:.M$1048576];[$mil_ass_all.$B43])" office:value-type="string" office:string-value="Since the decommisioning of the last retrofitted WWII-era battleship in 1991, the Kirov has been the largest surface combatant in the world." calcext:value-type="string">
            <text:p>Since the decommisioning of the last retrofitted WWII-era battleship in 1991, the Kirov has been the largest surface combatant in the world.</text:p>
          </table:table-cell>
          <table:table-cell table:number-matrix-columns-spanned="1" table:number-matrix-rows-spanned="1" table:formula="of:=INDEX([$military_assets.N$1:.N$1048576];[$mil_ass_all.$B43])"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7" calcext:value-type="float">
            <text:p>17</text:p>
          </table:table-cell>
          <table:table-cell office:value-type="string" calcext:value-type="string">
            <text:p>Admiral Nahkimov</text:p>
          </table:table-cell>
          <table:table-cell table:number-matrix-columns-spanned="1" table:number-matrix-rows-spanned="1" table:formula="of:=INDEX([$military_assets.A$1:.A$1048576];[$mil_ass_all.$B44])" office:value-type="string" office:string-value="Kirov Class CGN" calcext:value-type="string">
            <text:p>Kirov Class CGN</text:p>
          </table:table-cell>
          <table:table-cell table:number-matrix-columns-spanned="1" table:number-matrix-rows-spanned="1" table:formula="of:=INDEX([$military_assets.B$1:.B$1048576];[$mil_ass_all.$B44])" office:value-type="float" office:value="0" calcext:value-type="float">
            <text:p>0</text:p>
          </table:table-cell>
          <table:table-cell table:number-matrix-columns-spanned="1" table:number-matrix-rows-spanned="1" table:formula="of:=INDEX([$military_assets.C$1:.C$1048576];[$mil_ass_all.$B44])" office:value-type="float" office:value="0" calcext:value-type="float">
            <text:p>0</text:p>
          </table:table-cell>
          <table:table-cell table:number-matrix-columns-spanned="1" table:number-matrix-rows-spanned="1" table:formula="of:=INDEX([$military_assets.D$1:.D$1048576];[$mil_ass_all.$B44])" office:value-type="float" office:value="0" calcext:value-type="float">
            <text:p>0</text:p>
          </table:table-cell>
          <table:table-cell table:number-matrix-columns-spanned="1" table:number-matrix-rows-spanned="1" table:formula="of:=INDEX([$military_assets.E$1:.E$1048576];[$mil_ass_all.$B44])" office:value-type="float" office:value="6" calcext:value-type="float">
            <text:p>6</text:p>
          </table:table-cell>
          <table:table-cell table:number-matrix-columns-spanned="1" table:number-matrix-rows-spanned="1" table:formula="of:=INDEX([$military_assets.F$1:.F$1048576];[$mil_ass_all.$B44])" office:value-type="float" office:value="2" calcext:value-type="float">
            <text:p>2</text:p>
          </table:table-cell>
          <table:table-cell table:number-matrix-columns-spanned="1" table:number-matrix-rows-spanned="1" table:formula="of:=INDEX([$military_assets.G$1:.G$1048576];[$mil_ass_all.$B44])" office:value-type="float" office:value="4" calcext:value-type="float">
            <text:p>4</text:p>
          </table:table-cell>
          <table:table-cell table:number-matrix-columns-spanned="1" table:number-matrix-rows-spanned="1" table:formula="of:=INDEX([$military_assets.H$1:.H$1048576];[$mil_ass_all.$B44])" office:value-type="float" office:value="6" calcext:value-type="float">
            <text:p>6</text:p>
          </table:table-cell>
          <table:table-cell table:number-matrix-columns-spanned="1" table:number-matrix-rows-spanned="1" table:formula="of:=INDEX([$military_assets.I$1:.I$1048576];[$mil_ass_all.$B44])" office:value-type="string" office:string-value="RUS" calcext:value-type="string">
            <text:p>RUS</text:p>
          </table:table-cell>
          <table:table-cell table:number-matrix-columns-spanned="1" table:number-matrix-rows-spanned="1" table:formula="of:=INDEX([$military_assets.J$1:.J$1048576];[$mil_ass_all.$B44])" office:value-type="string" office:string-value="Ship" calcext:value-type="string">
            <text:p>Ship</text:p>
          </table:table-cell>
          <table:table-cell table:number-matrix-columns-spanned="1" table:number-matrix-rows-spanned="1" table:formula="of:=INDEX([$military_assets.K$1:.K$1048576];[$mil_ass_all.$B44])" office:value-type="string" office:string-value="S-300: +1 Help Defense." calcext:value-type="string">
            <text:p>S-300: +1 Help Defense.</text:p>
          </table:table-cell>
          <table:table-cell table:number-matrix-columns-spanned="1" table:number-matrix-rows-spanned="1" table:formula="of:=INDEX([$military_assets.L$1:.L$1048576];[$mil_ass_all.$B44])" office:value-type="string" office:string-value="Images/kirov.jpg" calcext:value-type="string">
            <text:p>Images/kirov.jpg</text:p>
          </table:table-cell>
          <table:table-cell table:number-matrix-columns-spanned="1" table:number-matrix-rows-spanned="1" table:formula="of:=INDEX([$military_assets.M$1:.M$1048576];[$mil_ass_all.$B44])" office:value-type="string" office:string-value="Since the decommisioning of the last retrofitted WWII-era battleship in 1991, the Kirov has been the largest surface combatant in the world." calcext:value-type="string">
            <text:p>Since the decommisioning of the last retrofitted WWII-era battleship in 1991, the Kirov has been the largest surface combatant in the world.</text:p>
          </table:table-cell>
          <table:table-cell table:number-matrix-columns-spanned="1" table:number-matrix-rows-spanned="1" table:formula="of:=INDEX([$military_assets.N$1:.N$1048576];[$mil_ass_all.$B44])"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7" calcext:value-type="float">
            <text:p>17</text:p>
          </table:table-cell>
          <table:table-cell office:value-type="string" calcext:value-type="string">
            <text:p>Admiral Ushakov</text:p>
          </table:table-cell>
          <table:table-cell table:number-matrix-columns-spanned="1" table:number-matrix-rows-spanned="1" table:formula="of:=INDEX([$military_assets.A$1:.A$1048576];[$mil_ass_all.$B45])" office:value-type="string" office:string-value="Kirov Class CGN" calcext:value-type="string">
            <text:p>Kirov Class CGN</text:p>
          </table:table-cell>
          <table:table-cell table:number-matrix-columns-spanned="1" table:number-matrix-rows-spanned="1" table:formula="of:=INDEX([$military_assets.B$1:.B$1048576];[$mil_ass_all.$B45])" office:value-type="float" office:value="0" calcext:value-type="float">
            <text:p>0</text:p>
          </table:table-cell>
          <table:table-cell table:number-matrix-columns-spanned="1" table:number-matrix-rows-spanned="1" table:formula="of:=INDEX([$military_assets.C$1:.C$1048576];[$mil_ass_all.$B45])" office:value-type="float" office:value="0" calcext:value-type="float">
            <text:p>0</text:p>
          </table:table-cell>
          <table:table-cell table:number-matrix-columns-spanned="1" table:number-matrix-rows-spanned="1" table:formula="of:=INDEX([$military_assets.D$1:.D$1048576];[$mil_ass_all.$B45])" office:value-type="float" office:value="0" calcext:value-type="float">
            <text:p>0</text:p>
          </table:table-cell>
          <table:table-cell table:number-matrix-columns-spanned="1" table:number-matrix-rows-spanned="1" table:formula="of:=INDEX([$military_assets.E$1:.E$1048576];[$mil_ass_all.$B45])" office:value-type="float" office:value="6" calcext:value-type="float">
            <text:p>6</text:p>
          </table:table-cell>
          <table:table-cell table:number-matrix-columns-spanned="1" table:number-matrix-rows-spanned="1" table:formula="of:=INDEX([$military_assets.F$1:.F$1048576];[$mil_ass_all.$B45])" office:value-type="float" office:value="2" calcext:value-type="float">
            <text:p>2</text:p>
          </table:table-cell>
          <table:table-cell table:number-matrix-columns-spanned="1" table:number-matrix-rows-spanned="1" table:formula="of:=INDEX([$military_assets.G$1:.G$1048576];[$mil_ass_all.$B45])" office:value-type="float" office:value="4" calcext:value-type="float">
            <text:p>4</text:p>
          </table:table-cell>
          <table:table-cell table:number-matrix-columns-spanned="1" table:number-matrix-rows-spanned="1" table:formula="of:=INDEX([$military_assets.H$1:.H$1048576];[$mil_ass_all.$B45])" office:value-type="float" office:value="6" calcext:value-type="float">
            <text:p>6</text:p>
          </table:table-cell>
          <table:table-cell table:number-matrix-columns-spanned="1" table:number-matrix-rows-spanned="1" table:formula="of:=INDEX([$military_assets.I$1:.I$1048576];[$mil_ass_all.$B45])" office:value-type="string" office:string-value="RUS" calcext:value-type="string">
            <text:p>RUS</text:p>
          </table:table-cell>
          <table:table-cell table:number-matrix-columns-spanned="1" table:number-matrix-rows-spanned="1" table:formula="of:=INDEX([$military_assets.J$1:.J$1048576];[$mil_ass_all.$B45])" office:value-type="string" office:string-value="Ship" calcext:value-type="string">
            <text:p>Ship</text:p>
          </table:table-cell>
          <table:table-cell table:number-matrix-columns-spanned="1" table:number-matrix-rows-spanned="1" table:formula="of:=INDEX([$military_assets.K$1:.K$1048576];[$mil_ass_all.$B45])" office:value-type="string" office:string-value="S-300: +1 Help Defense." calcext:value-type="string">
            <text:p>S-300: +1 Help Defense.</text:p>
          </table:table-cell>
          <table:table-cell table:number-matrix-columns-spanned="1" table:number-matrix-rows-spanned="1" table:formula="of:=INDEX([$military_assets.L$1:.L$1048576];[$mil_ass_all.$B45])" office:value-type="string" office:string-value="Images/kirov.jpg" calcext:value-type="string">
            <text:p>Images/kirov.jpg</text:p>
          </table:table-cell>
          <table:table-cell table:number-matrix-columns-spanned="1" table:number-matrix-rows-spanned="1" table:formula="of:=INDEX([$military_assets.M$1:.M$1048576];[$mil_ass_all.$B45])" office:value-type="string" office:string-value="Since the decommisioning of the last retrofitted WWII-era battleship in 1991, the Kirov has been the largest surface combatant in the world." calcext:value-type="string">
            <text:p>Since the decommisioning of the last retrofitted WWII-era battleship in 1991, the Kirov has been the largest surface combatant in the world.</text:p>
          </table:table-cell>
          <table:table-cell table:number-matrix-columns-spanned="1" table:number-matrix-rows-spanned="1" table:formula="of:=INDEX([$military_assets.N$1:.N$1048576];[$mil_ass_all.$B45])"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8" calcext:value-type="float">
            <text:p>18</text:p>
          </table:table-cell>
          <table:table-cell office:value-type="string" calcext:value-type="string">
            <text:p>Marshal Ustinov</text:p>
          </table:table-cell>
          <table:table-cell table:number-matrix-columns-spanned="1" table:number-matrix-rows-spanned="1" table:formula="of:=INDEX([$military_assets.A$1:.A$1048576];[$mil_ass_all.$B46])" office:value-type="string" office:string-value="Slava Class CG" calcext:value-type="string">
            <text:p>Slava Class CG</text:p>
          </table:table-cell>
          <table:table-cell table:number-matrix-columns-spanned="1" table:number-matrix-rows-spanned="1" table:formula="of:=INDEX([$military_assets.B$1:.B$1048576];[$mil_ass_all.$B46])" office:value-type="float" office:value="0" calcext:value-type="float">
            <text:p>0</text:p>
          </table:table-cell>
          <table:table-cell table:number-matrix-columns-spanned="1" table:number-matrix-rows-spanned="1" table:formula="of:=INDEX([$military_assets.C$1:.C$1048576];[$mil_ass_all.$B46])" office:value-type="float" office:value="0" calcext:value-type="float">
            <text:p>0</text:p>
          </table:table-cell>
          <table:table-cell table:number-matrix-columns-spanned="1" table:number-matrix-rows-spanned="1" table:formula="of:=INDEX([$military_assets.D$1:.D$1048576];[$mil_ass_all.$B46])" office:value-type="float" office:value="0" calcext:value-type="float">
            <text:p>0</text:p>
          </table:table-cell>
          <table:table-cell table:number-matrix-columns-spanned="1" table:number-matrix-rows-spanned="1" table:formula="of:=INDEX([$military_assets.E$1:.E$1048576];[$mil_ass_all.$B46])" office:value-type="float" office:value="4" calcext:value-type="float">
            <text:p>4</text:p>
          </table:table-cell>
          <table:table-cell table:number-matrix-columns-spanned="1" table:number-matrix-rows-spanned="1" table:formula="of:=INDEX([$military_assets.F$1:.F$1048576];[$mil_ass_all.$B46])" office:value-type="float" office:value="2" calcext:value-type="float">
            <text:p>2</text:p>
          </table:table-cell>
          <table:table-cell table:number-matrix-columns-spanned="1" table:number-matrix-rows-spanned="1" table:formula="of:=INDEX([$military_assets.G$1:.G$1048576];[$mil_ass_all.$B46])" office:value-type="float" office:value="2" calcext:value-type="float">
            <text:p>2</text:p>
          </table:table-cell>
          <table:table-cell table:number-matrix-columns-spanned="1" table:number-matrix-rows-spanned="1" table:formula="of:=INDEX([$military_assets.H$1:.H$1048576];[$mil_ass_all.$B46])" office:value-type="float" office:value="3" calcext:value-type="float">
            <text:p>3</text:p>
          </table:table-cell>
          <table:table-cell table:number-matrix-columns-spanned="1" table:number-matrix-rows-spanned="1" table:formula="of:=INDEX([$military_assets.I$1:.I$1048576];[$mil_ass_all.$B46])" office:value-type="string" office:string-value="RUS" calcext:value-type="string">
            <text:p>RUS</text:p>
          </table:table-cell>
          <table:table-cell table:number-matrix-columns-spanned="1" table:number-matrix-rows-spanned="1" table:formula="of:=INDEX([$military_assets.J$1:.J$1048576];[$mil_ass_all.$B46])" office:value-type="string" office:string-value="Ship" calcext:value-type="string">
            <text:p>Ship</text:p>
          </table:table-cell>
          <table:table-cell table:number-matrix-columns-spanned="1" table:number-matrix-rows-spanned="1" table:formula="of:=INDEX([$military_assets.K$1:.K$1048576];[$mil_ass_all.$B46])" office:value-type="string" office:string-value="S-300: +1 Help Defense." calcext:value-type="string">
            <text:p>S-300: +1 Help Defense.</text:p>
          </table:table-cell>
          <table:table-cell table:number-matrix-columns-spanned="1" table:number-matrix-rows-spanned="1" table:formula="of:=INDEX([$military_assets.L$1:.L$1048576];[$mil_ass_all.$B46])" office:value-type="string" office:string-value="Images/slava.jpg" calcext:value-type="string">
            <text:p>Images/slava.jpg</text:p>
          </table:table-cell>
          <table:table-cell table:number-matrix-columns-spanned="1" table:number-matrix-rows-spanned="1" table:formula="of:=INDEX([$military_assets.M$1:.M$1048576];[$mil_ass_all.$B46])" office:value-type="string" office:string-value="Equipped with the same massive anti-ship missiles as the Kirov class, the Slava packs a similar punch in a considerably smaller form-factor." calcext:value-type="string">
            <text:p>Equipped with the same massive anti-ship missiles as the Kirov class, the Slava packs a similar punch in a considerably smaller form-factor.</text:p>
          </table:table-cell>
          <table:table-cell table:number-matrix-columns-spanned="1" table:number-matrix-rows-spanned="1" table:formula="of:=INDEX([$military_assets.N$1:.N$1048576];[$mil_ass_all.$B46])"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8" calcext:value-type="float">
            <text:p>18</text:p>
          </table:table-cell>
          <table:table-cell office:value-type="string" calcext:value-type="string">
            <text:p>Moskva</text:p>
          </table:table-cell>
          <table:table-cell table:number-matrix-columns-spanned="1" table:number-matrix-rows-spanned="1" table:formula="of:=INDEX([$military_assets.A$1:.A$1048576];[$mil_ass_all.$B47])" office:value-type="string" office:string-value="Slava Class CG" calcext:value-type="string">
            <text:p>Slava Class CG</text:p>
          </table:table-cell>
          <table:table-cell table:number-matrix-columns-spanned="1" table:number-matrix-rows-spanned="1" table:formula="of:=INDEX([$military_assets.B$1:.B$1048576];[$mil_ass_all.$B47])" office:value-type="float" office:value="0" calcext:value-type="float">
            <text:p>0</text:p>
          </table:table-cell>
          <table:table-cell table:number-matrix-columns-spanned="1" table:number-matrix-rows-spanned="1" table:formula="of:=INDEX([$military_assets.C$1:.C$1048576];[$mil_ass_all.$B47])" office:value-type="float" office:value="0" calcext:value-type="float">
            <text:p>0</text:p>
          </table:table-cell>
          <table:table-cell table:number-matrix-columns-spanned="1" table:number-matrix-rows-spanned="1" table:formula="of:=INDEX([$military_assets.D$1:.D$1048576];[$mil_ass_all.$B47])" office:value-type="float" office:value="0" calcext:value-type="float">
            <text:p>0</text:p>
          </table:table-cell>
          <table:table-cell table:number-matrix-columns-spanned="1" table:number-matrix-rows-spanned="1" table:formula="of:=INDEX([$military_assets.E$1:.E$1048576];[$mil_ass_all.$B47])" office:value-type="float" office:value="4" calcext:value-type="float">
            <text:p>4</text:p>
          </table:table-cell>
          <table:table-cell table:number-matrix-columns-spanned="1" table:number-matrix-rows-spanned="1" table:formula="of:=INDEX([$military_assets.F$1:.F$1048576];[$mil_ass_all.$B47])" office:value-type="float" office:value="2" calcext:value-type="float">
            <text:p>2</text:p>
          </table:table-cell>
          <table:table-cell table:number-matrix-columns-spanned="1" table:number-matrix-rows-spanned="1" table:formula="of:=INDEX([$military_assets.G$1:.G$1048576];[$mil_ass_all.$B47])" office:value-type="float" office:value="2" calcext:value-type="float">
            <text:p>2</text:p>
          </table:table-cell>
          <table:table-cell table:number-matrix-columns-spanned="1" table:number-matrix-rows-spanned="1" table:formula="of:=INDEX([$military_assets.H$1:.H$1048576];[$mil_ass_all.$B47])" office:value-type="float" office:value="3" calcext:value-type="float">
            <text:p>3</text:p>
          </table:table-cell>
          <table:table-cell table:number-matrix-columns-spanned="1" table:number-matrix-rows-spanned="1" table:formula="of:=INDEX([$military_assets.I$1:.I$1048576];[$mil_ass_all.$B47])" office:value-type="string" office:string-value="RUS" calcext:value-type="string">
            <text:p>RUS</text:p>
          </table:table-cell>
          <table:table-cell table:number-matrix-columns-spanned="1" table:number-matrix-rows-spanned="1" table:formula="of:=INDEX([$military_assets.J$1:.J$1048576];[$mil_ass_all.$B47])" office:value-type="string" office:string-value="Ship" calcext:value-type="string">
            <text:p>Ship</text:p>
          </table:table-cell>
          <table:table-cell table:number-matrix-columns-spanned="1" table:number-matrix-rows-spanned="1" table:formula="of:=INDEX([$military_assets.K$1:.K$1048576];[$mil_ass_all.$B47])" office:value-type="string" office:string-value="S-300: +1 Help Defense." calcext:value-type="string">
            <text:p>S-300: +1 Help Defense.</text:p>
          </table:table-cell>
          <table:table-cell table:number-matrix-columns-spanned="1" table:number-matrix-rows-spanned="1" table:formula="of:=INDEX([$military_assets.L$1:.L$1048576];[$mil_ass_all.$B47])" office:value-type="string" office:string-value="Images/slava.jpg" calcext:value-type="string">
            <text:p>Images/slava.jpg</text:p>
          </table:table-cell>
          <table:table-cell table:number-matrix-columns-spanned="1" table:number-matrix-rows-spanned="1" table:formula="of:=INDEX([$military_assets.M$1:.M$1048576];[$mil_ass_all.$B47])" office:value-type="string" office:string-value="Equipped with the same massive anti-ship missiles as the Kirov class, the Slava packs a similar punch in a considerably smaller form-factor." calcext:value-type="string">
            <text:p>Equipped with the same massive anti-ship missiles as the Kirov class, the Slava packs a similar punch in a considerably smaller form-factor.</text:p>
          </table:table-cell>
          <table:table-cell table:number-matrix-columns-spanned="1" table:number-matrix-rows-spanned="1" table:formula="of:=INDEX([$military_assets.N$1:.N$1048576];[$mil_ass_all.$B47])"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8" calcext:value-type="float">
            <text:p>18</text:p>
          </table:table-cell>
          <table:table-cell office:value-type="string" calcext:value-type="string">
            <text:p>Varyag</text:p>
          </table:table-cell>
          <table:table-cell table:number-matrix-columns-spanned="1" table:number-matrix-rows-spanned="1" table:formula="of:=INDEX([$military_assets.A$1:.A$1048576];[$mil_ass_all.$B48])" office:value-type="string" office:string-value="Slava Class CG" calcext:value-type="string">
            <text:p>Slava Class CG</text:p>
          </table:table-cell>
          <table:table-cell table:number-matrix-columns-spanned="1" table:number-matrix-rows-spanned="1" table:formula="of:=INDEX([$military_assets.B$1:.B$1048576];[$mil_ass_all.$B48])" office:value-type="float" office:value="0" calcext:value-type="float">
            <text:p>0</text:p>
          </table:table-cell>
          <table:table-cell table:number-matrix-columns-spanned="1" table:number-matrix-rows-spanned="1" table:formula="of:=INDEX([$military_assets.C$1:.C$1048576];[$mil_ass_all.$B48])" office:value-type="float" office:value="0" calcext:value-type="float">
            <text:p>0</text:p>
          </table:table-cell>
          <table:table-cell table:number-matrix-columns-spanned="1" table:number-matrix-rows-spanned="1" table:formula="of:=INDEX([$military_assets.D$1:.D$1048576];[$mil_ass_all.$B48])" office:value-type="float" office:value="0" calcext:value-type="float">
            <text:p>0</text:p>
          </table:table-cell>
          <table:table-cell table:number-matrix-columns-spanned="1" table:number-matrix-rows-spanned="1" table:formula="of:=INDEX([$military_assets.E$1:.E$1048576];[$mil_ass_all.$B48])" office:value-type="float" office:value="4" calcext:value-type="float">
            <text:p>4</text:p>
          </table:table-cell>
          <table:table-cell table:number-matrix-columns-spanned="1" table:number-matrix-rows-spanned="1" table:formula="of:=INDEX([$military_assets.F$1:.F$1048576];[$mil_ass_all.$B48])" office:value-type="float" office:value="2" calcext:value-type="float">
            <text:p>2</text:p>
          </table:table-cell>
          <table:table-cell table:number-matrix-columns-spanned="1" table:number-matrix-rows-spanned="1" table:formula="of:=INDEX([$military_assets.G$1:.G$1048576];[$mil_ass_all.$B48])" office:value-type="float" office:value="2" calcext:value-type="float">
            <text:p>2</text:p>
          </table:table-cell>
          <table:table-cell table:number-matrix-columns-spanned="1" table:number-matrix-rows-spanned="1" table:formula="of:=INDEX([$military_assets.H$1:.H$1048576];[$mil_ass_all.$B48])" office:value-type="float" office:value="3" calcext:value-type="float">
            <text:p>3</text:p>
          </table:table-cell>
          <table:table-cell table:number-matrix-columns-spanned="1" table:number-matrix-rows-spanned="1" table:formula="of:=INDEX([$military_assets.I$1:.I$1048576];[$mil_ass_all.$B48])" office:value-type="string" office:string-value="RUS" calcext:value-type="string">
            <text:p>RUS</text:p>
          </table:table-cell>
          <table:table-cell table:number-matrix-columns-spanned="1" table:number-matrix-rows-spanned="1" table:formula="of:=INDEX([$military_assets.J$1:.J$1048576];[$mil_ass_all.$B48])" office:value-type="string" office:string-value="Ship" calcext:value-type="string">
            <text:p>Ship</text:p>
          </table:table-cell>
          <table:table-cell table:number-matrix-columns-spanned="1" table:number-matrix-rows-spanned="1" table:formula="of:=INDEX([$military_assets.K$1:.K$1048576];[$mil_ass_all.$B48])" office:value-type="string" office:string-value="S-300: +1 Help Defense." calcext:value-type="string">
            <text:p>S-300: +1 Help Defense.</text:p>
          </table:table-cell>
          <table:table-cell table:number-matrix-columns-spanned="1" table:number-matrix-rows-spanned="1" table:formula="of:=INDEX([$military_assets.L$1:.L$1048576];[$mil_ass_all.$B48])" office:value-type="string" office:string-value="Images/slava.jpg" calcext:value-type="string">
            <text:p>Images/slava.jpg</text:p>
          </table:table-cell>
          <table:table-cell table:number-matrix-columns-spanned="1" table:number-matrix-rows-spanned="1" table:formula="of:=INDEX([$military_assets.M$1:.M$1048576];[$mil_ass_all.$B48])" office:value-type="string" office:string-value="Equipped with the same massive anti-ship missiles as the Kirov class, the Slava packs a similar punch in a considerably smaller form-factor." calcext:value-type="string">
            <text:p>Equipped with the same massive anti-ship missiles as the Kirov class, the Slava packs a similar punch in a considerably smaller form-factor.</text:p>
          </table:table-cell>
          <table:table-cell table:number-matrix-columns-spanned="1" table:number-matrix-rows-spanned="1" table:formula="of:=INDEX([$military_assets.N$1:.N$1048576];[$mil_ass_all.$B48])"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8" calcext:value-type="float">
            <text:p>18</text:p>
          </table:table-cell>
          <table:table-cell office:value-type="string" calcext:value-type="string">
            <text:p>Sevastopol</text:p>
          </table:table-cell>
          <table:table-cell table:number-matrix-columns-spanned="1" table:number-matrix-rows-spanned="1" table:formula="of:=INDEX([$military_assets.A$1:.A$1048576];[$mil_ass_all.$B49])" office:value-type="string" office:string-value="Slava Class CG" calcext:value-type="string">
            <text:p>Slava Class CG</text:p>
          </table:table-cell>
          <table:table-cell table:number-matrix-columns-spanned="1" table:number-matrix-rows-spanned="1" table:formula="of:=INDEX([$military_assets.B$1:.B$1048576];[$mil_ass_all.$B49])" office:value-type="float" office:value="0" calcext:value-type="float">
            <text:p>0</text:p>
          </table:table-cell>
          <table:table-cell table:number-matrix-columns-spanned="1" table:number-matrix-rows-spanned="1" table:formula="of:=INDEX([$military_assets.C$1:.C$1048576];[$mil_ass_all.$B49])" office:value-type="float" office:value="0" calcext:value-type="float">
            <text:p>0</text:p>
          </table:table-cell>
          <table:table-cell table:number-matrix-columns-spanned="1" table:number-matrix-rows-spanned="1" table:formula="of:=INDEX([$military_assets.D$1:.D$1048576];[$mil_ass_all.$B49])" office:value-type="float" office:value="0" calcext:value-type="float">
            <text:p>0</text:p>
          </table:table-cell>
          <table:table-cell table:number-matrix-columns-spanned="1" table:number-matrix-rows-spanned="1" table:formula="of:=INDEX([$military_assets.E$1:.E$1048576];[$mil_ass_all.$B49])" office:value-type="float" office:value="4" calcext:value-type="float">
            <text:p>4</text:p>
          </table:table-cell>
          <table:table-cell table:number-matrix-columns-spanned="1" table:number-matrix-rows-spanned="1" table:formula="of:=INDEX([$military_assets.F$1:.F$1048576];[$mil_ass_all.$B49])" office:value-type="float" office:value="2" calcext:value-type="float">
            <text:p>2</text:p>
          </table:table-cell>
          <table:table-cell table:number-matrix-columns-spanned="1" table:number-matrix-rows-spanned="1" table:formula="of:=INDEX([$military_assets.G$1:.G$1048576];[$mil_ass_all.$B49])" office:value-type="float" office:value="2" calcext:value-type="float">
            <text:p>2</text:p>
          </table:table-cell>
          <table:table-cell table:number-matrix-columns-spanned="1" table:number-matrix-rows-spanned="1" table:formula="of:=INDEX([$military_assets.H$1:.H$1048576];[$mil_ass_all.$B49])" office:value-type="float" office:value="3" calcext:value-type="float">
            <text:p>3</text:p>
          </table:table-cell>
          <table:table-cell table:number-matrix-columns-spanned="1" table:number-matrix-rows-spanned="1" table:formula="of:=INDEX([$military_assets.I$1:.I$1048576];[$mil_ass_all.$B49])" office:value-type="string" office:string-value="RUS" calcext:value-type="string">
            <text:p>RUS</text:p>
          </table:table-cell>
          <table:table-cell table:number-matrix-columns-spanned="1" table:number-matrix-rows-spanned="1" table:formula="of:=INDEX([$military_assets.J$1:.J$1048576];[$mil_ass_all.$B49])" office:value-type="string" office:string-value="Ship" calcext:value-type="string">
            <text:p>Ship</text:p>
          </table:table-cell>
          <table:table-cell table:number-matrix-columns-spanned="1" table:number-matrix-rows-spanned="1" table:formula="of:=INDEX([$military_assets.K$1:.K$1048576];[$mil_ass_all.$B49])" office:value-type="string" office:string-value="S-300: +1 Help Defense." calcext:value-type="string">
            <text:p>S-300: +1 Help Defense.</text:p>
          </table:table-cell>
          <table:table-cell table:number-matrix-columns-spanned="1" table:number-matrix-rows-spanned="1" table:formula="of:=INDEX([$military_assets.L$1:.L$1048576];[$mil_ass_all.$B49])" office:value-type="string" office:string-value="Images/slava.jpg" calcext:value-type="string">
            <text:p>Images/slava.jpg</text:p>
          </table:table-cell>
          <table:table-cell table:number-matrix-columns-spanned="1" table:number-matrix-rows-spanned="1" table:formula="of:=INDEX([$military_assets.M$1:.M$1048576];[$mil_ass_all.$B49])" office:value-type="string" office:string-value="Equipped with the same massive anti-ship missiles as the Kirov class, the Slava packs a similar punch in a considerably smaller form-factor." calcext:value-type="string">
            <text:p>Equipped with the same massive anti-ship missiles as the Kirov class, the Slava packs a similar punch in a considerably smaller form-factor.</text:p>
          </table:table-cell>
          <table:table-cell table:number-matrix-columns-spanned="1" table:number-matrix-rows-spanned="1" table:formula="of:=INDEX([$military_assets.N$1:.N$1048576];[$mil_ass_all.$B49])"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9" calcext:value-type="float">
            <text:p>19</text:p>
          </table:table-cell>
          <table:table-cell office:value-type="string" calcext:value-type="string">
            <text:p>Admiral Chabenenko</text:p>
          </table:table-cell>
          <table:table-cell table:number-matrix-columns-spanned="1" table:number-matrix-rows-spanned="1" table:formula="of:=INDEX([$military_assets.A$1:.A$1048576];[$mil_ass_all.$B50])" office:value-type="string" office:string-value="Udaloy II Class DDG" calcext:value-type="string">
            <text:p>Udaloy II Class DDG</text:p>
          </table:table-cell>
          <table:table-cell table:number-matrix-columns-spanned="1" table:number-matrix-rows-spanned="1" table:formula="of:=INDEX([$military_assets.B$1:.B$1048576];[$mil_ass_all.$B50])" office:value-type="float" office:value="0" calcext:value-type="float">
            <text:p>0</text:p>
          </table:table-cell>
          <table:table-cell table:number-matrix-columns-spanned="1" table:number-matrix-rows-spanned="1" table:formula="of:=INDEX([$military_assets.C$1:.C$1048576];[$mil_ass_all.$B50])" office:value-type="float" office:value="0" calcext:value-type="float">
            <text:p>0</text:p>
          </table:table-cell>
          <table:table-cell table:number-matrix-columns-spanned="1" table:number-matrix-rows-spanned="1" table:formula="of:=INDEX([$military_assets.D$1:.D$1048576];[$mil_ass_all.$B50])" office:value-type="float" office:value="0" calcext:value-type="float">
            <text:p>0</text:p>
          </table:table-cell>
          <table:table-cell table:number-matrix-columns-spanned="1" table:number-matrix-rows-spanned="1" table:formula="of:=INDEX([$military_assets.E$1:.E$1048576];[$mil_ass_all.$B50])" office:value-type="float" office:value="3" calcext:value-type="float">
            <text:p>3</text:p>
          </table:table-cell>
          <table:table-cell table:number-matrix-columns-spanned="1" table:number-matrix-rows-spanned="1" table:formula="of:=INDEX([$military_assets.F$1:.F$1048576];[$mil_ass_all.$B50])" office:value-type="float" office:value="2" calcext:value-type="float">
            <text:p>2</text:p>
          </table:table-cell>
          <table:table-cell table:number-matrix-columns-spanned="1" table:number-matrix-rows-spanned="1" table:formula="of:=INDEX([$military_assets.G$1:.G$1048576];[$mil_ass_all.$B50])" office:value-type="float" office:value="3" calcext:value-type="float">
            <text:p>3</text:p>
          </table:table-cell>
          <table:table-cell table:number-matrix-columns-spanned="1" table:number-matrix-rows-spanned="1" table:formula="of:=INDEX([$military_assets.H$1:.H$1048576];[$mil_ass_all.$B50])" office:value-type="float" office:value="2" calcext:value-type="float">
            <text:p>2</text:p>
          </table:table-cell>
          <table:table-cell table:number-matrix-columns-spanned="1" table:number-matrix-rows-spanned="1" table:formula="of:=INDEX([$military_assets.I$1:.I$1048576];[$mil_ass_all.$B50])" office:value-type="string" office:string-value="RUS" calcext:value-type="string">
            <text:p>RUS</text:p>
          </table:table-cell>
          <table:table-cell table:number-matrix-columns-spanned="1" table:number-matrix-rows-spanned="1" table:formula="of:=INDEX([$military_assets.J$1:.J$1048576];[$mil_ass_all.$B50])" office:value-type="string" office:string-value="Ship" calcext:value-type="string">
            <text:p>Ship</text:p>
          </table:table-cell>
          <table:table-cell table:number-matrix-columns-spanned="1" table:number-matrix-rows-spanned="1" table:formula="of:=INDEX([$military_assets.K$1:.K$1048576];[$mil_ass_all.$B50])" office:value-type="string" office:string-value="&#10;" calcext:value-type="string">
            <text:p/>
            <text:p/>
          </table:table-cell>
          <table:table-cell table:number-matrix-columns-spanned="1" table:number-matrix-rows-spanned="1" table:formula="of:=INDEX([$military_assets.L$1:.L$1048576];[$mil_ass_all.$B50])" office:value-type="string" office:string-value="Images/udaloy.jpg" calcext:value-type="string">
            <text:p>Images/udaloy.jpg</text:p>
          </table:table-cell>
          <table:table-cell table:number-matrix-columns-spanned="1" table:number-matrix-rows-spanned="1" table:formula="of:=INDEX([$military_assets.M$1:.M$1048576];[$mil_ass_all.$B50])" office:value-type="string" office:string-value="Udaloy II: the ship so nice they designed it twice." calcext:value-type="string">
            <text:p>Udaloy II: the ship so nice they designed it twice.</text:p>
          </table:table-cell>
          <table:table-cell table:number-matrix-columns-spanned="1" table:number-matrix-rows-spanned="1" table:formula="of:=INDEX([$military_assets.N$1:.N$1048576];[$mil_ass_all.$B50])"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9" calcext:value-type="float">
            <text:p>19</text:p>
          </table:table-cell>
          <table:table-cell office:value-type="string" calcext:value-type="string">
            <text:p>Admiral Panteleyev</text:p>
          </table:table-cell>
          <table:table-cell table:number-matrix-columns-spanned="1" table:number-matrix-rows-spanned="1" table:formula="of:=INDEX([$military_assets.A$1:.A$1048576];[$mil_ass_all.$B51])" office:value-type="string" office:string-value="Udaloy II Class DDG" calcext:value-type="string">
            <text:p>Udaloy II Class DDG</text:p>
          </table:table-cell>
          <table:table-cell table:number-matrix-columns-spanned="1" table:number-matrix-rows-spanned="1" table:formula="of:=INDEX([$military_assets.B$1:.B$1048576];[$mil_ass_all.$B51])" office:value-type="float" office:value="0" calcext:value-type="float">
            <text:p>0</text:p>
          </table:table-cell>
          <table:table-cell table:number-matrix-columns-spanned="1" table:number-matrix-rows-spanned="1" table:formula="of:=INDEX([$military_assets.C$1:.C$1048576];[$mil_ass_all.$B51])" office:value-type="float" office:value="0" calcext:value-type="float">
            <text:p>0</text:p>
          </table:table-cell>
          <table:table-cell table:number-matrix-columns-spanned="1" table:number-matrix-rows-spanned="1" table:formula="of:=INDEX([$military_assets.D$1:.D$1048576];[$mil_ass_all.$B51])" office:value-type="float" office:value="0" calcext:value-type="float">
            <text:p>0</text:p>
          </table:table-cell>
          <table:table-cell table:number-matrix-columns-spanned="1" table:number-matrix-rows-spanned="1" table:formula="of:=INDEX([$military_assets.E$1:.E$1048576];[$mil_ass_all.$B51])" office:value-type="float" office:value="3" calcext:value-type="float">
            <text:p>3</text:p>
          </table:table-cell>
          <table:table-cell table:number-matrix-columns-spanned="1" table:number-matrix-rows-spanned="1" table:formula="of:=INDEX([$military_assets.F$1:.F$1048576];[$mil_ass_all.$B51])" office:value-type="float" office:value="2" calcext:value-type="float">
            <text:p>2</text:p>
          </table:table-cell>
          <table:table-cell table:number-matrix-columns-spanned="1" table:number-matrix-rows-spanned="1" table:formula="of:=INDEX([$military_assets.G$1:.G$1048576];[$mil_ass_all.$B51])" office:value-type="float" office:value="3" calcext:value-type="float">
            <text:p>3</text:p>
          </table:table-cell>
          <table:table-cell table:number-matrix-columns-spanned="1" table:number-matrix-rows-spanned="1" table:formula="of:=INDEX([$military_assets.H$1:.H$1048576];[$mil_ass_all.$B51])" office:value-type="float" office:value="2" calcext:value-type="float">
            <text:p>2</text:p>
          </table:table-cell>
          <table:table-cell table:number-matrix-columns-spanned="1" table:number-matrix-rows-spanned="1" table:formula="of:=INDEX([$military_assets.I$1:.I$1048576];[$mil_ass_all.$B51])" office:value-type="string" office:string-value="RUS" calcext:value-type="string">
            <text:p>RUS</text:p>
          </table:table-cell>
          <table:table-cell table:number-matrix-columns-spanned="1" table:number-matrix-rows-spanned="1" table:formula="of:=INDEX([$military_assets.J$1:.J$1048576];[$mil_ass_all.$B51])" office:value-type="string" office:string-value="Ship" calcext:value-type="string">
            <text:p>Ship</text:p>
          </table:table-cell>
          <table:table-cell table:number-matrix-columns-spanned="1" table:number-matrix-rows-spanned="1" table:formula="of:=INDEX([$military_assets.K$1:.K$1048576];[$mil_ass_all.$B51])" office:value-type="string" office:string-value="&#10;" calcext:value-type="string">
            <text:p/>
            <text:p/>
          </table:table-cell>
          <table:table-cell table:number-matrix-columns-spanned="1" table:number-matrix-rows-spanned="1" table:formula="of:=INDEX([$military_assets.L$1:.L$1048576];[$mil_ass_all.$B51])" office:value-type="string" office:string-value="Images/udaloy.jpg" calcext:value-type="string">
            <text:p>Images/udaloy.jpg</text:p>
          </table:table-cell>
          <table:table-cell table:number-matrix-columns-spanned="1" table:number-matrix-rows-spanned="1" table:formula="of:=INDEX([$military_assets.M$1:.M$1048576];[$mil_ass_all.$B51])" office:value-type="string" office:string-value="Udaloy II: the ship so nice they designed it twice." calcext:value-type="string">
            <text:p>Udaloy II: the ship so nice they designed it twice.</text:p>
          </table:table-cell>
          <table:table-cell table:number-matrix-columns-spanned="1" table:number-matrix-rows-spanned="1" table:formula="of:=INDEX([$military_assets.N$1:.N$1048576];[$mil_ass_all.$B51])"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9" calcext:value-type="float">
            <text:p>19</text:p>
          </table:table-cell>
          <table:table-cell office:value-type="string" calcext:value-type="string">
            <text:p>Admiral Levchenko</text:p>
          </table:table-cell>
          <table:table-cell table:number-matrix-columns-spanned="1" table:number-matrix-rows-spanned="1" table:formula="of:=INDEX([$military_assets.A$1:.A$1048576];[$mil_ass_all.$B52])" office:value-type="string" office:string-value="Udaloy II Class DDG" calcext:value-type="string">
            <text:p>Udaloy II Class DDG</text:p>
          </table:table-cell>
          <table:table-cell table:number-matrix-columns-spanned="1" table:number-matrix-rows-spanned="1" table:formula="of:=INDEX([$military_assets.B$1:.B$1048576];[$mil_ass_all.$B52])" office:value-type="float" office:value="0" calcext:value-type="float">
            <text:p>0</text:p>
          </table:table-cell>
          <table:table-cell table:number-matrix-columns-spanned="1" table:number-matrix-rows-spanned="1" table:formula="of:=INDEX([$military_assets.C$1:.C$1048576];[$mil_ass_all.$B52])" office:value-type="float" office:value="0" calcext:value-type="float">
            <text:p>0</text:p>
          </table:table-cell>
          <table:table-cell table:number-matrix-columns-spanned="1" table:number-matrix-rows-spanned="1" table:formula="of:=INDEX([$military_assets.D$1:.D$1048576];[$mil_ass_all.$B52])" office:value-type="float" office:value="0" calcext:value-type="float">
            <text:p>0</text:p>
          </table:table-cell>
          <table:table-cell table:number-matrix-columns-spanned="1" table:number-matrix-rows-spanned="1" table:formula="of:=INDEX([$military_assets.E$1:.E$1048576];[$mil_ass_all.$B52])" office:value-type="float" office:value="3" calcext:value-type="float">
            <text:p>3</text:p>
          </table:table-cell>
          <table:table-cell table:number-matrix-columns-spanned="1" table:number-matrix-rows-spanned="1" table:formula="of:=INDEX([$military_assets.F$1:.F$1048576];[$mil_ass_all.$B52])" office:value-type="float" office:value="2" calcext:value-type="float">
            <text:p>2</text:p>
          </table:table-cell>
          <table:table-cell table:number-matrix-columns-spanned="1" table:number-matrix-rows-spanned="1" table:formula="of:=INDEX([$military_assets.G$1:.G$1048576];[$mil_ass_all.$B52])" office:value-type="float" office:value="3" calcext:value-type="float">
            <text:p>3</text:p>
          </table:table-cell>
          <table:table-cell table:number-matrix-columns-spanned="1" table:number-matrix-rows-spanned="1" table:formula="of:=INDEX([$military_assets.H$1:.H$1048576];[$mil_ass_all.$B52])" office:value-type="float" office:value="2" calcext:value-type="float">
            <text:p>2</text:p>
          </table:table-cell>
          <table:table-cell table:number-matrix-columns-spanned="1" table:number-matrix-rows-spanned="1" table:formula="of:=INDEX([$military_assets.I$1:.I$1048576];[$mil_ass_all.$B52])" office:value-type="string" office:string-value="RUS" calcext:value-type="string">
            <text:p>RUS</text:p>
          </table:table-cell>
          <table:table-cell table:number-matrix-columns-spanned="1" table:number-matrix-rows-spanned="1" table:formula="of:=INDEX([$military_assets.J$1:.J$1048576];[$mil_ass_all.$B52])" office:value-type="string" office:string-value="Ship" calcext:value-type="string">
            <text:p>Ship</text:p>
          </table:table-cell>
          <table:table-cell table:number-matrix-columns-spanned="1" table:number-matrix-rows-spanned="1" table:formula="of:=INDEX([$military_assets.K$1:.K$1048576];[$mil_ass_all.$B52])" office:value-type="string" office:string-value="&#10;" calcext:value-type="string">
            <text:p/>
            <text:p/>
          </table:table-cell>
          <table:table-cell table:number-matrix-columns-spanned="1" table:number-matrix-rows-spanned="1" table:formula="of:=INDEX([$military_assets.L$1:.L$1048576];[$mil_ass_all.$B52])" office:value-type="string" office:string-value="Images/udaloy.jpg" calcext:value-type="string">
            <text:p>Images/udaloy.jpg</text:p>
          </table:table-cell>
          <table:table-cell table:number-matrix-columns-spanned="1" table:number-matrix-rows-spanned="1" table:formula="of:=INDEX([$military_assets.M$1:.M$1048576];[$mil_ass_all.$B52])" office:value-type="string" office:string-value="Udaloy II: the ship so nice they designed it twice." calcext:value-type="string">
            <text:p>Udaloy II: the ship so nice they designed it twice.</text:p>
          </table:table-cell>
          <table:table-cell table:number-matrix-columns-spanned="1" table:number-matrix-rows-spanned="1" table:formula="of:=INDEX([$military_assets.N$1:.N$1048576];[$mil_ass_all.$B52])"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9" calcext:value-type="float">
            <text:p>19</text:p>
          </table:table-cell>
          <table:table-cell office:value-type="string" calcext:value-type="string">
            <text:p>Admiral Vinogradov</text:p>
          </table:table-cell>
          <table:table-cell table:number-matrix-columns-spanned="1" table:number-matrix-rows-spanned="1" table:formula="of:=INDEX([$military_assets.A$1:.A$1048576];[$mil_ass_all.$B53])" office:value-type="string" office:string-value="Udaloy II Class DDG" calcext:value-type="string">
            <text:p>Udaloy II Class DDG</text:p>
          </table:table-cell>
          <table:table-cell table:number-matrix-columns-spanned="1" table:number-matrix-rows-spanned="1" table:formula="of:=INDEX([$military_assets.B$1:.B$1048576];[$mil_ass_all.$B53])" office:value-type="float" office:value="0" calcext:value-type="float">
            <text:p>0</text:p>
          </table:table-cell>
          <table:table-cell table:number-matrix-columns-spanned="1" table:number-matrix-rows-spanned="1" table:formula="of:=INDEX([$military_assets.C$1:.C$1048576];[$mil_ass_all.$B53])" office:value-type="float" office:value="0" calcext:value-type="float">
            <text:p>0</text:p>
          </table:table-cell>
          <table:table-cell table:number-matrix-columns-spanned="1" table:number-matrix-rows-spanned="1" table:formula="of:=INDEX([$military_assets.D$1:.D$1048576];[$mil_ass_all.$B53])" office:value-type="float" office:value="0" calcext:value-type="float">
            <text:p>0</text:p>
          </table:table-cell>
          <table:table-cell table:number-matrix-columns-spanned="1" table:number-matrix-rows-spanned="1" table:formula="of:=INDEX([$military_assets.E$1:.E$1048576];[$mil_ass_all.$B53])" office:value-type="float" office:value="3" calcext:value-type="float">
            <text:p>3</text:p>
          </table:table-cell>
          <table:table-cell table:number-matrix-columns-spanned="1" table:number-matrix-rows-spanned="1" table:formula="of:=INDEX([$military_assets.F$1:.F$1048576];[$mil_ass_all.$B53])" office:value-type="float" office:value="2" calcext:value-type="float">
            <text:p>2</text:p>
          </table:table-cell>
          <table:table-cell table:number-matrix-columns-spanned="1" table:number-matrix-rows-spanned="1" table:formula="of:=INDEX([$military_assets.G$1:.G$1048576];[$mil_ass_all.$B53])" office:value-type="float" office:value="3" calcext:value-type="float">
            <text:p>3</text:p>
          </table:table-cell>
          <table:table-cell table:number-matrix-columns-spanned="1" table:number-matrix-rows-spanned="1" table:formula="of:=INDEX([$military_assets.H$1:.H$1048576];[$mil_ass_all.$B53])" office:value-type="float" office:value="2" calcext:value-type="float">
            <text:p>2</text:p>
          </table:table-cell>
          <table:table-cell table:number-matrix-columns-spanned="1" table:number-matrix-rows-spanned="1" table:formula="of:=INDEX([$military_assets.I$1:.I$1048576];[$mil_ass_all.$B53])" office:value-type="string" office:string-value="RUS" calcext:value-type="string">
            <text:p>RUS</text:p>
          </table:table-cell>
          <table:table-cell table:number-matrix-columns-spanned="1" table:number-matrix-rows-spanned="1" table:formula="of:=INDEX([$military_assets.J$1:.J$1048576];[$mil_ass_all.$B53])" office:value-type="string" office:string-value="Ship" calcext:value-type="string">
            <text:p>Ship</text:p>
          </table:table-cell>
          <table:table-cell table:number-matrix-columns-spanned="1" table:number-matrix-rows-spanned="1" table:formula="of:=INDEX([$military_assets.K$1:.K$1048576];[$mil_ass_all.$B53])" office:value-type="string" office:string-value="&#10;" calcext:value-type="string">
            <text:p/>
            <text:p/>
          </table:table-cell>
          <table:table-cell table:number-matrix-columns-spanned="1" table:number-matrix-rows-spanned="1" table:formula="of:=INDEX([$military_assets.L$1:.L$1048576];[$mil_ass_all.$B53])" office:value-type="string" office:string-value="Images/udaloy.jpg" calcext:value-type="string">
            <text:p>Images/udaloy.jpg</text:p>
          </table:table-cell>
          <table:table-cell table:number-matrix-columns-spanned="1" table:number-matrix-rows-spanned="1" table:formula="of:=INDEX([$military_assets.M$1:.M$1048576];[$mil_ass_all.$B53])" office:value-type="string" office:string-value="Udaloy II: the ship so nice they designed it twice." calcext:value-type="string">
            <text:p>Udaloy II: the ship so nice they designed it twice.</text:p>
          </table:table-cell>
          <table:table-cell table:number-matrix-columns-spanned="1" table:number-matrix-rows-spanned="1" table:formula="of:=INDEX([$military_assets.N$1:.N$1048576];[$mil_ass_all.$B53])"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9" calcext:value-type="float">
            <text:p>19</text:p>
          </table:table-cell>
          <table:table-cell office:value-type="string" calcext:value-type="string">
            <text:p>Severomorsk</text:p>
          </table:table-cell>
          <table:table-cell table:number-matrix-columns-spanned="1" table:number-matrix-rows-spanned="1" table:formula="of:=INDEX([$military_assets.A$1:.A$1048576];[$mil_ass_all.$B54])" office:value-type="string" office:string-value="Udaloy II Class DDG" calcext:value-type="string">
            <text:p>Udaloy II Class DDG</text:p>
          </table:table-cell>
          <table:table-cell table:number-matrix-columns-spanned="1" table:number-matrix-rows-spanned="1" table:formula="of:=INDEX([$military_assets.B$1:.B$1048576];[$mil_ass_all.$B54])" office:value-type="float" office:value="0" calcext:value-type="float">
            <text:p>0</text:p>
          </table:table-cell>
          <table:table-cell table:number-matrix-columns-spanned="1" table:number-matrix-rows-spanned="1" table:formula="of:=INDEX([$military_assets.C$1:.C$1048576];[$mil_ass_all.$B54])" office:value-type="float" office:value="0" calcext:value-type="float">
            <text:p>0</text:p>
          </table:table-cell>
          <table:table-cell table:number-matrix-columns-spanned="1" table:number-matrix-rows-spanned="1" table:formula="of:=INDEX([$military_assets.D$1:.D$1048576];[$mil_ass_all.$B54])" office:value-type="float" office:value="0" calcext:value-type="float">
            <text:p>0</text:p>
          </table:table-cell>
          <table:table-cell table:number-matrix-columns-spanned="1" table:number-matrix-rows-spanned="1" table:formula="of:=INDEX([$military_assets.E$1:.E$1048576];[$mil_ass_all.$B54])" office:value-type="float" office:value="3" calcext:value-type="float">
            <text:p>3</text:p>
          </table:table-cell>
          <table:table-cell table:number-matrix-columns-spanned="1" table:number-matrix-rows-spanned="1" table:formula="of:=INDEX([$military_assets.F$1:.F$1048576];[$mil_ass_all.$B54])" office:value-type="float" office:value="2" calcext:value-type="float">
            <text:p>2</text:p>
          </table:table-cell>
          <table:table-cell table:number-matrix-columns-spanned="1" table:number-matrix-rows-spanned="1" table:formula="of:=INDEX([$military_assets.G$1:.G$1048576];[$mil_ass_all.$B54])" office:value-type="float" office:value="3" calcext:value-type="float">
            <text:p>3</text:p>
          </table:table-cell>
          <table:table-cell table:number-matrix-columns-spanned="1" table:number-matrix-rows-spanned="1" table:formula="of:=INDEX([$military_assets.H$1:.H$1048576];[$mil_ass_all.$B54])" office:value-type="float" office:value="2" calcext:value-type="float">
            <text:p>2</text:p>
          </table:table-cell>
          <table:table-cell table:number-matrix-columns-spanned="1" table:number-matrix-rows-spanned="1" table:formula="of:=INDEX([$military_assets.I$1:.I$1048576];[$mil_ass_all.$B54])" office:value-type="string" office:string-value="RUS" calcext:value-type="string">
            <text:p>RUS</text:p>
          </table:table-cell>
          <table:table-cell table:number-matrix-columns-spanned="1" table:number-matrix-rows-spanned="1" table:formula="of:=INDEX([$military_assets.J$1:.J$1048576];[$mil_ass_all.$B54])" office:value-type="string" office:string-value="Ship" calcext:value-type="string">
            <text:p>Ship</text:p>
          </table:table-cell>
          <table:table-cell table:number-matrix-columns-spanned="1" table:number-matrix-rows-spanned="1" table:formula="of:=INDEX([$military_assets.K$1:.K$1048576];[$mil_ass_all.$B54])" office:value-type="string" office:string-value="&#10;" calcext:value-type="string">
            <text:p/>
            <text:p/>
          </table:table-cell>
          <table:table-cell table:number-matrix-columns-spanned="1" table:number-matrix-rows-spanned="1" table:formula="of:=INDEX([$military_assets.L$1:.L$1048576];[$mil_ass_all.$B54])" office:value-type="string" office:string-value="Images/udaloy.jpg" calcext:value-type="string">
            <text:p>Images/udaloy.jpg</text:p>
          </table:table-cell>
          <table:table-cell table:number-matrix-columns-spanned="1" table:number-matrix-rows-spanned="1" table:formula="of:=INDEX([$military_assets.M$1:.M$1048576];[$mil_ass_all.$B54])" office:value-type="string" office:string-value="Udaloy II: the ship so nice they designed it twice." calcext:value-type="string">
            <text:p>Udaloy II: the ship so nice they designed it twice.</text:p>
          </table:table-cell>
          <table:table-cell table:number-matrix-columns-spanned="1" table:number-matrix-rows-spanned="1" table:formula="of:=INDEX([$military_assets.N$1:.N$1048576];[$mil_ass_all.$B54])"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9" calcext:value-type="float">
            <text:p>19</text:p>
          </table:table-cell>
          <table:table-cell office:value-type="string" calcext:value-type="string">
            <text:p>Admiral Shaposhnikov</text:p>
          </table:table-cell>
          <table:table-cell table:number-matrix-columns-spanned="1" table:number-matrix-rows-spanned="1" table:formula="of:=INDEX([$military_assets.A$1:.A$1048576];[$mil_ass_all.$B55])" office:value-type="string" office:string-value="Udaloy II Class DDG" calcext:value-type="string">
            <text:p>Udaloy II Class DDG</text:p>
          </table:table-cell>
          <table:table-cell table:number-matrix-columns-spanned="1" table:number-matrix-rows-spanned="1" table:formula="of:=INDEX([$military_assets.B$1:.B$1048576];[$mil_ass_all.$B55])" office:value-type="float" office:value="0" calcext:value-type="float">
            <text:p>0</text:p>
          </table:table-cell>
          <table:table-cell table:number-matrix-columns-spanned="1" table:number-matrix-rows-spanned="1" table:formula="of:=INDEX([$military_assets.C$1:.C$1048576];[$mil_ass_all.$B55])" office:value-type="float" office:value="0" calcext:value-type="float">
            <text:p>0</text:p>
          </table:table-cell>
          <table:table-cell table:number-matrix-columns-spanned="1" table:number-matrix-rows-spanned="1" table:formula="of:=INDEX([$military_assets.D$1:.D$1048576];[$mil_ass_all.$B55])" office:value-type="float" office:value="0" calcext:value-type="float">
            <text:p>0</text:p>
          </table:table-cell>
          <table:table-cell table:number-matrix-columns-spanned="1" table:number-matrix-rows-spanned="1" table:formula="of:=INDEX([$military_assets.E$1:.E$1048576];[$mil_ass_all.$B55])" office:value-type="float" office:value="3" calcext:value-type="float">
            <text:p>3</text:p>
          </table:table-cell>
          <table:table-cell table:number-matrix-columns-spanned="1" table:number-matrix-rows-spanned="1" table:formula="of:=INDEX([$military_assets.F$1:.F$1048576];[$mil_ass_all.$B55])" office:value-type="float" office:value="2" calcext:value-type="float">
            <text:p>2</text:p>
          </table:table-cell>
          <table:table-cell table:number-matrix-columns-spanned="1" table:number-matrix-rows-spanned="1" table:formula="of:=INDEX([$military_assets.G$1:.G$1048576];[$mil_ass_all.$B55])" office:value-type="float" office:value="3" calcext:value-type="float">
            <text:p>3</text:p>
          </table:table-cell>
          <table:table-cell table:number-matrix-columns-spanned="1" table:number-matrix-rows-spanned="1" table:formula="of:=INDEX([$military_assets.H$1:.H$1048576];[$mil_ass_all.$B55])" office:value-type="float" office:value="2" calcext:value-type="float">
            <text:p>2</text:p>
          </table:table-cell>
          <table:table-cell table:number-matrix-columns-spanned="1" table:number-matrix-rows-spanned="1" table:formula="of:=INDEX([$military_assets.I$1:.I$1048576];[$mil_ass_all.$B55])" office:value-type="string" office:string-value="RUS" calcext:value-type="string">
            <text:p>RUS</text:p>
          </table:table-cell>
          <table:table-cell table:number-matrix-columns-spanned="1" table:number-matrix-rows-spanned="1" table:formula="of:=INDEX([$military_assets.J$1:.J$1048576];[$mil_ass_all.$B55])" office:value-type="string" office:string-value="Ship" calcext:value-type="string">
            <text:p>Ship</text:p>
          </table:table-cell>
          <table:table-cell table:number-matrix-columns-spanned="1" table:number-matrix-rows-spanned="1" table:formula="of:=INDEX([$military_assets.K$1:.K$1048576];[$mil_ass_all.$B55])" office:value-type="string" office:string-value="&#10;" calcext:value-type="string">
            <text:p/>
            <text:p/>
          </table:table-cell>
          <table:table-cell table:number-matrix-columns-spanned="1" table:number-matrix-rows-spanned="1" table:formula="of:=INDEX([$military_assets.L$1:.L$1048576];[$mil_ass_all.$B55])" office:value-type="string" office:string-value="Images/udaloy.jpg" calcext:value-type="string">
            <text:p>Images/udaloy.jpg</text:p>
          </table:table-cell>
          <table:table-cell table:number-matrix-columns-spanned="1" table:number-matrix-rows-spanned="1" table:formula="of:=INDEX([$military_assets.M$1:.M$1048576];[$mil_ass_all.$B55])" office:value-type="string" office:string-value="Udaloy II: the ship so nice they designed it twice." calcext:value-type="string">
            <text:p>Udaloy II: the ship so nice they designed it twice.</text:p>
          </table:table-cell>
          <table:table-cell table:number-matrix-columns-spanned="1" table:number-matrix-rows-spanned="1" table:formula="of:=INDEX([$military_assets.N$1:.N$1048576];[$mil_ass_all.$B55])"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28" calcext:value-type="float">
            <text:p>28</text:p>
          </table:table-cell>
          <table:table-cell office:value-type="string" calcext:value-type="string">
            <text:p>Bystryy</text:p>
          </table:table-cell>
          <table:table-cell table:number-matrix-columns-spanned="1" table:number-matrix-rows-spanned="1" table:formula="of:=INDEX([$military_assets.A$1:.A$1048576];[$mil_ass_all.$B56])" office:value-type="string" office:string-value="Sovremanny Class DDG" calcext:value-type="string">
            <text:p>Sovremanny Class DDG</text:p>
          </table:table-cell>
          <table:table-cell table:number-matrix-columns-spanned="1" table:number-matrix-rows-spanned="1" table:formula="of:=INDEX([$military_assets.B$1:.B$1048576];[$mil_ass_all.$B56])" office:value-type="float" office:value="0" calcext:value-type="float">
            <text:p>0</text:p>
          </table:table-cell>
          <table:table-cell table:number-matrix-columns-spanned="1" table:number-matrix-rows-spanned="1" table:formula="of:=INDEX([$military_assets.C$1:.C$1048576];[$mil_ass_all.$B56])" office:value-type="float" office:value="0" calcext:value-type="float">
            <text:p>0</text:p>
          </table:table-cell>
          <table:table-cell table:number-matrix-columns-spanned="1" table:number-matrix-rows-spanned="1" table:formula="of:=INDEX([$military_assets.D$1:.D$1048576];[$mil_ass_all.$B56])" office:value-type="float" office:value="0" calcext:value-type="float">
            <text:p>0</text:p>
          </table:table-cell>
          <table:table-cell table:number-matrix-columns-spanned="1" table:number-matrix-rows-spanned="1" table:formula="of:=INDEX([$military_assets.E$1:.E$1048576];[$mil_ass_all.$B56])" office:value-type="float" office:value="2" calcext:value-type="float">
            <text:p>2</text:p>
          </table:table-cell>
          <table:table-cell table:number-matrix-columns-spanned="1" table:number-matrix-rows-spanned="1" table:formula="of:=INDEX([$military_assets.F$1:.F$1048576];[$mil_ass_all.$B56])" office:value-type="float" office:value="0" calcext:value-type="float">
            <text:p>0</text:p>
          </table:table-cell>
          <table:table-cell table:number-matrix-columns-spanned="1" table:number-matrix-rows-spanned="1" table:formula="of:=INDEX([$military_assets.G$1:.G$1048576];[$mil_ass_all.$B56])" office:value-type="float" office:value="2" calcext:value-type="float">
            <text:p>2</text:p>
          </table:table-cell>
          <table:table-cell table:number-matrix-columns-spanned="1" table:number-matrix-rows-spanned="1" table:formula="of:=INDEX([$military_assets.H$1:.H$1048576];[$mil_ass_all.$B56])" office:value-type="float" office:value="1" calcext:value-type="float">
            <text:p>1</text:p>
          </table:table-cell>
          <table:table-cell table:number-matrix-columns-spanned="1" table:number-matrix-rows-spanned="1" table:formula="of:=INDEX([$military_assets.I$1:.I$1048576];[$mil_ass_all.$B56])" office:value-type="string" office:string-value="RUS" calcext:value-type="string">
            <text:p>RUS</text:p>
          </table:table-cell>
          <table:table-cell table:number-matrix-columns-spanned="1" table:number-matrix-rows-spanned="1" table:formula="of:=INDEX([$military_assets.J$1:.J$1048576];[$mil_ass_all.$B56])" office:value-type="string" office:string-value="Ship" calcext:value-type="string">
            <text:p>Ship</text:p>
          </table:table-cell>
          <table:table-cell table:number-matrix-columns-spanned="1" table:number-matrix-rows-spanned="1" table:formula="of:=INDEX([$military_assets.K$1:.K$1048576];[$mil_ass_all.$B56])" office:value-type="string" office:string-value="&#10;" calcext:value-type="string">
            <text:p/>
            <text:p/>
          </table:table-cell>
          <table:table-cell table:number-matrix-columns-spanned="1" table:number-matrix-rows-spanned="1" table:formula="of:=INDEX([$military_assets.L$1:.L$1048576];[$mil_ass_all.$B56])" office:value-type="string" office:string-value="Images/sovremenny.jpg" calcext:value-type="string">
            <text:p>Images/sovremenny.jpg</text:p>
          </table:table-cell>
          <table:table-cell table:number-matrix-columns-spanned="1" table:number-matrix-rows-spanned="1" table:formula="of:=INDEX([$military_assets.M$1:.M$1048576];[$mil_ass_all.$B56])" office:value-type="string" office:string-value="With a name that means &quot;modern&quot; in Russian, they are the oldest class of destroyer in the Russian Navy." calcext:value-type="string">
            <text:p>With a name that means "modern" in Russian, they are the oldest class of destroyer in the Russian Navy.</text:p>
          </table:table-cell>
          <table:table-cell table:number-matrix-columns-spanned="1" table:number-matrix-rows-spanned="1" table:formula="of:=INDEX([$military_assets.N$1:.N$1048576];[$mil_ass_all.$B56])"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28" calcext:value-type="float">
            <text:p>28</text:p>
          </table:table-cell>
          <table:table-cell office:value-type="string" calcext:value-type="string">
            <text:p>Nastoychivyy</text:p>
          </table:table-cell>
          <table:table-cell table:number-matrix-columns-spanned="1" table:number-matrix-rows-spanned="1" table:formula="of:=INDEX([$military_assets.A$1:.A$1048576];[$mil_ass_all.$B57])" office:value-type="string" office:string-value="Sovremanny Class DDG" calcext:value-type="string">
            <text:p>Sovremanny Class DDG</text:p>
          </table:table-cell>
          <table:table-cell table:number-matrix-columns-spanned="1" table:number-matrix-rows-spanned="1" table:formula="of:=INDEX([$military_assets.B$1:.B$1048576];[$mil_ass_all.$B57])" office:value-type="float" office:value="0" calcext:value-type="float">
            <text:p>0</text:p>
          </table:table-cell>
          <table:table-cell table:number-matrix-columns-spanned="1" table:number-matrix-rows-spanned="1" table:formula="of:=INDEX([$military_assets.C$1:.C$1048576];[$mil_ass_all.$B57])" office:value-type="float" office:value="0" calcext:value-type="float">
            <text:p>0</text:p>
          </table:table-cell>
          <table:table-cell table:number-matrix-columns-spanned="1" table:number-matrix-rows-spanned="1" table:formula="of:=INDEX([$military_assets.D$1:.D$1048576];[$mil_ass_all.$B57])" office:value-type="float" office:value="0" calcext:value-type="float">
            <text:p>0</text:p>
          </table:table-cell>
          <table:table-cell table:number-matrix-columns-spanned="1" table:number-matrix-rows-spanned="1" table:formula="of:=INDEX([$military_assets.E$1:.E$1048576];[$mil_ass_all.$B57])" office:value-type="float" office:value="2" calcext:value-type="float">
            <text:p>2</text:p>
          </table:table-cell>
          <table:table-cell table:number-matrix-columns-spanned="1" table:number-matrix-rows-spanned="1" table:formula="of:=INDEX([$military_assets.F$1:.F$1048576];[$mil_ass_all.$B57])" office:value-type="float" office:value="0" calcext:value-type="float">
            <text:p>0</text:p>
          </table:table-cell>
          <table:table-cell table:number-matrix-columns-spanned="1" table:number-matrix-rows-spanned="1" table:formula="of:=INDEX([$military_assets.G$1:.G$1048576];[$mil_ass_all.$B57])" office:value-type="float" office:value="2" calcext:value-type="float">
            <text:p>2</text:p>
          </table:table-cell>
          <table:table-cell table:number-matrix-columns-spanned="1" table:number-matrix-rows-spanned="1" table:formula="of:=INDEX([$military_assets.H$1:.H$1048576];[$mil_ass_all.$B57])" office:value-type="float" office:value="1" calcext:value-type="float">
            <text:p>1</text:p>
          </table:table-cell>
          <table:table-cell table:number-matrix-columns-spanned="1" table:number-matrix-rows-spanned="1" table:formula="of:=INDEX([$military_assets.I$1:.I$1048576];[$mil_ass_all.$B57])" office:value-type="string" office:string-value="RUS" calcext:value-type="string">
            <text:p>RUS</text:p>
          </table:table-cell>
          <table:table-cell table:number-matrix-columns-spanned="1" table:number-matrix-rows-spanned="1" table:formula="of:=INDEX([$military_assets.J$1:.J$1048576];[$mil_ass_all.$B57])" office:value-type="string" office:string-value="Ship" calcext:value-type="string">
            <text:p>Ship</text:p>
          </table:table-cell>
          <table:table-cell table:number-matrix-columns-spanned="1" table:number-matrix-rows-spanned="1" table:formula="of:=INDEX([$military_assets.K$1:.K$1048576];[$mil_ass_all.$B57])" office:value-type="string" office:string-value="&#10;" calcext:value-type="string">
            <text:p/>
            <text:p/>
          </table:table-cell>
          <table:table-cell table:number-matrix-columns-spanned="1" table:number-matrix-rows-spanned="1" table:formula="of:=INDEX([$military_assets.L$1:.L$1048576];[$mil_ass_all.$B57])" office:value-type="string" office:string-value="Images/sovremenny.jpg" calcext:value-type="string">
            <text:p>Images/sovremenny.jpg</text:p>
          </table:table-cell>
          <table:table-cell table:number-matrix-columns-spanned="1" table:number-matrix-rows-spanned="1" table:formula="of:=INDEX([$military_assets.M$1:.M$1048576];[$mil_ass_all.$B57])" office:value-type="string" office:string-value="With a name that means &quot;modern&quot; in Russian, they are the oldest class of destroyer in the Russian Navy." calcext:value-type="string">
            <text:p>With a name that means "modern" in Russian, they are the oldest class of destroyer in the Russian Navy.</text:p>
          </table:table-cell>
          <table:table-cell table:number-matrix-columns-spanned="1" table:number-matrix-rows-spanned="1" table:formula="of:=INDEX([$military_assets.N$1:.N$1048576];[$mil_ass_all.$B57])"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28" calcext:value-type="float">
            <text:p>28</text:p>
          </table:table-cell>
          <table:table-cell office:value-type="string" calcext:value-type="string">
            <text:p>Admiral Ushakov</text:p>
          </table:table-cell>
          <table:table-cell table:number-matrix-columns-spanned="1" table:number-matrix-rows-spanned="1" table:formula="of:=INDEX([$military_assets.A$1:.A$1048576];[$mil_ass_all.$B58])" office:value-type="string" office:string-value="Sovremanny Class DDG" calcext:value-type="string">
            <text:p>Sovremanny Class DDG</text:p>
          </table:table-cell>
          <table:table-cell table:number-matrix-columns-spanned="1" table:number-matrix-rows-spanned="1" table:formula="of:=INDEX([$military_assets.B$1:.B$1048576];[$mil_ass_all.$B58])" office:value-type="float" office:value="0" calcext:value-type="float">
            <text:p>0</text:p>
          </table:table-cell>
          <table:table-cell table:number-matrix-columns-spanned="1" table:number-matrix-rows-spanned="1" table:formula="of:=INDEX([$military_assets.C$1:.C$1048576];[$mil_ass_all.$B58])" office:value-type="float" office:value="0" calcext:value-type="float">
            <text:p>0</text:p>
          </table:table-cell>
          <table:table-cell table:number-matrix-columns-spanned="1" table:number-matrix-rows-spanned="1" table:formula="of:=INDEX([$military_assets.D$1:.D$1048576];[$mil_ass_all.$B58])" office:value-type="float" office:value="0" calcext:value-type="float">
            <text:p>0</text:p>
          </table:table-cell>
          <table:table-cell table:number-matrix-columns-spanned="1" table:number-matrix-rows-spanned="1" table:formula="of:=INDEX([$military_assets.E$1:.E$1048576];[$mil_ass_all.$B58])" office:value-type="float" office:value="2" calcext:value-type="float">
            <text:p>2</text:p>
          </table:table-cell>
          <table:table-cell table:number-matrix-columns-spanned="1" table:number-matrix-rows-spanned="1" table:formula="of:=INDEX([$military_assets.F$1:.F$1048576];[$mil_ass_all.$B58])" office:value-type="float" office:value="0" calcext:value-type="float">
            <text:p>0</text:p>
          </table:table-cell>
          <table:table-cell table:number-matrix-columns-spanned="1" table:number-matrix-rows-spanned="1" table:formula="of:=INDEX([$military_assets.G$1:.G$1048576];[$mil_ass_all.$B58])" office:value-type="float" office:value="2" calcext:value-type="float">
            <text:p>2</text:p>
          </table:table-cell>
          <table:table-cell table:number-matrix-columns-spanned="1" table:number-matrix-rows-spanned="1" table:formula="of:=INDEX([$military_assets.H$1:.H$1048576];[$mil_ass_all.$B58])" office:value-type="float" office:value="1" calcext:value-type="float">
            <text:p>1</text:p>
          </table:table-cell>
          <table:table-cell table:number-matrix-columns-spanned="1" table:number-matrix-rows-spanned="1" table:formula="of:=INDEX([$military_assets.I$1:.I$1048576];[$mil_ass_all.$B58])" office:value-type="string" office:string-value="RUS" calcext:value-type="string">
            <text:p>RUS</text:p>
          </table:table-cell>
          <table:table-cell table:number-matrix-columns-spanned="1" table:number-matrix-rows-spanned="1" table:formula="of:=INDEX([$military_assets.J$1:.J$1048576];[$mil_ass_all.$B58])" office:value-type="string" office:string-value="Ship" calcext:value-type="string">
            <text:p>Ship</text:p>
          </table:table-cell>
          <table:table-cell table:number-matrix-columns-spanned="1" table:number-matrix-rows-spanned="1" table:formula="of:=INDEX([$military_assets.K$1:.K$1048576];[$mil_ass_all.$B58])" office:value-type="string" office:string-value="&#10;" calcext:value-type="string">
            <text:p/>
            <text:p/>
          </table:table-cell>
          <table:table-cell table:number-matrix-columns-spanned="1" table:number-matrix-rows-spanned="1" table:formula="of:=INDEX([$military_assets.L$1:.L$1048576];[$mil_ass_all.$B58])" office:value-type="string" office:string-value="Images/sovremenny.jpg" calcext:value-type="string">
            <text:p>Images/sovremenny.jpg</text:p>
          </table:table-cell>
          <table:table-cell table:number-matrix-columns-spanned="1" table:number-matrix-rows-spanned="1" table:formula="of:=INDEX([$military_assets.M$1:.M$1048576];[$mil_ass_all.$B58])" office:value-type="string" office:string-value="With a name that means &quot;modern&quot; in Russian, they are the oldest class of destroyer in the Russian Navy." calcext:value-type="string">
            <text:p>With a name that means "modern" in Russian, they are the oldest class of destroyer in the Russian Navy.</text:p>
          </table:table-cell>
          <table:table-cell table:number-matrix-columns-spanned="1" table:number-matrix-rows-spanned="1" table:formula="of:=INDEX([$military_assets.N$1:.N$1048576];[$mil_ass_all.$B58])"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28" calcext:value-type="float">
            <text:p>28</text:p>
          </table:table-cell>
          <table:table-cell office:value-type="string" calcext:value-type="string">
            <text:p>Burnyy</text:p>
          </table:table-cell>
          <table:table-cell table:number-matrix-columns-spanned="1" table:number-matrix-rows-spanned="1" table:formula="of:=INDEX([$military_assets.A$1:.A$1048576];[$mil_ass_all.$B59])" office:value-type="string" office:string-value="Sovremanny Class DDG" calcext:value-type="string">
            <text:p>Sovremanny Class DDG</text:p>
          </table:table-cell>
          <table:table-cell table:number-matrix-columns-spanned="1" table:number-matrix-rows-spanned="1" table:formula="of:=INDEX([$military_assets.B$1:.B$1048576];[$mil_ass_all.$B59])" office:value-type="float" office:value="0" calcext:value-type="float">
            <text:p>0</text:p>
          </table:table-cell>
          <table:table-cell table:number-matrix-columns-spanned="1" table:number-matrix-rows-spanned="1" table:formula="of:=INDEX([$military_assets.C$1:.C$1048576];[$mil_ass_all.$B59])" office:value-type="float" office:value="0" calcext:value-type="float">
            <text:p>0</text:p>
          </table:table-cell>
          <table:table-cell table:number-matrix-columns-spanned="1" table:number-matrix-rows-spanned="1" table:formula="of:=INDEX([$military_assets.D$1:.D$1048576];[$mil_ass_all.$B59])" office:value-type="float" office:value="0" calcext:value-type="float">
            <text:p>0</text:p>
          </table:table-cell>
          <table:table-cell table:number-matrix-columns-spanned="1" table:number-matrix-rows-spanned="1" table:formula="of:=INDEX([$military_assets.E$1:.E$1048576];[$mil_ass_all.$B59])" office:value-type="float" office:value="2" calcext:value-type="float">
            <text:p>2</text:p>
          </table:table-cell>
          <table:table-cell table:number-matrix-columns-spanned="1" table:number-matrix-rows-spanned="1" table:formula="of:=INDEX([$military_assets.F$1:.F$1048576];[$mil_ass_all.$B59])" office:value-type="float" office:value="0" calcext:value-type="float">
            <text:p>0</text:p>
          </table:table-cell>
          <table:table-cell table:number-matrix-columns-spanned="1" table:number-matrix-rows-spanned="1" table:formula="of:=INDEX([$military_assets.G$1:.G$1048576];[$mil_ass_all.$B59])" office:value-type="float" office:value="2" calcext:value-type="float">
            <text:p>2</text:p>
          </table:table-cell>
          <table:table-cell table:number-matrix-columns-spanned="1" table:number-matrix-rows-spanned="1" table:formula="of:=INDEX([$military_assets.H$1:.H$1048576];[$mil_ass_all.$B59])" office:value-type="float" office:value="1" calcext:value-type="float">
            <text:p>1</text:p>
          </table:table-cell>
          <table:table-cell table:number-matrix-columns-spanned="1" table:number-matrix-rows-spanned="1" table:formula="of:=INDEX([$military_assets.I$1:.I$1048576];[$mil_ass_all.$B59])" office:value-type="string" office:string-value="RUS" calcext:value-type="string">
            <text:p>RUS</text:p>
          </table:table-cell>
          <table:table-cell table:number-matrix-columns-spanned="1" table:number-matrix-rows-spanned="1" table:formula="of:=INDEX([$military_assets.J$1:.J$1048576];[$mil_ass_all.$B59])" office:value-type="string" office:string-value="Ship" calcext:value-type="string">
            <text:p>Ship</text:p>
          </table:table-cell>
          <table:table-cell table:number-matrix-columns-spanned="1" table:number-matrix-rows-spanned="1" table:formula="of:=INDEX([$military_assets.K$1:.K$1048576];[$mil_ass_all.$B59])" office:value-type="string" office:string-value="&#10;" calcext:value-type="string">
            <text:p/>
            <text:p/>
          </table:table-cell>
          <table:table-cell table:number-matrix-columns-spanned="1" table:number-matrix-rows-spanned="1" table:formula="of:=INDEX([$military_assets.L$1:.L$1048576];[$mil_ass_all.$B59])" office:value-type="string" office:string-value="Images/sovremenny.jpg" calcext:value-type="string">
            <text:p>Images/sovremenny.jpg</text:p>
          </table:table-cell>
          <table:table-cell table:number-matrix-columns-spanned="1" table:number-matrix-rows-spanned="1" table:formula="of:=INDEX([$military_assets.M$1:.M$1048576];[$mil_ass_all.$B59])" office:value-type="string" office:string-value="With a name that means &quot;modern&quot; in Russian, they are the oldest class of destroyer in the Russian Navy." calcext:value-type="string">
            <text:p>With a name that means "modern" in Russian, they are the oldest class of destroyer in the Russian Navy.</text:p>
          </table:table-cell>
          <table:table-cell table:number-matrix-columns-spanned="1" table:number-matrix-rows-spanned="1" table:formula="of:=INDEX([$military_assets.N$1:.N$1048576];[$mil_ass_all.$B59])"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20" calcext:value-type="float">
            <text:p>20</text:p>
          </table:table-cell>
          <table:table-cell office:value-type="string" calcext:value-type="string">
            <text:p>Admiral Kasatanov</text:p>
          </table:table-cell>
          <table:table-cell table:number-matrix-columns-spanned="1" table:number-matrix-rows-spanned="1" table:formula="of:=INDEX([$military_assets.A$1:.A$1048576];[$mil_ass_all.$B60])" office:value-type="string" office:string-value="Gorshkov Class FFG" calcext:value-type="string">
            <text:p>Gorshkov Class FFG</text:p>
          </table:table-cell>
          <table:table-cell table:number-matrix-columns-spanned="1" table:number-matrix-rows-spanned="1" table:formula="of:=INDEX([$military_assets.B$1:.B$1048576];[$mil_ass_all.$B60])" office:value-type="float" office:value="0" calcext:value-type="float">
            <text:p>0</text:p>
          </table:table-cell>
          <table:table-cell table:number-matrix-columns-spanned="1" table:number-matrix-rows-spanned="1" table:formula="of:=INDEX([$military_assets.C$1:.C$1048576];[$mil_ass_all.$B60])" office:value-type="float" office:value="0" calcext:value-type="float">
            <text:p>0</text:p>
          </table:table-cell>
          <table:table-cell table:number-matrix-columns-spanned="1" table:number-matrix-rows-spanned="1" table:formula="of:=INDEX([$military_assets.D$1:.D$1048576];[$mil_ass_all.$B60])" office:value-type="float" office:value="0" calcext:value-type="float">
            <text:p>0</text:p>
          </table:table-cell>
          <table:table-cell table:number-matrix-columns-spanned="1" table:number-matrix-rows-spanned="1" table:formula="of:=INDEX([$military_assets.E$1:.E$1048576];[$mil_ass_all.$B60])" office:value-type="float" office:value="3" calcext:value-type="float">
            <text:p>3</text:p>
          </table:table-cell>
          <table:table-cell table:number-matrix-columns-spanned="1" table:number-matrix-rows-spanned="1" table:formula="of:=INDEX([$military_assets.F$1:.F$1048576];[$mil_ass_all.$B60])" office:value-type="float" office:value="2" calcext:value-type="float">
            <text:p>2</text:p>
          </table:table-cell>
          <table:table-cell table:number-matrix-columns-spanned="1" table:number-matrix-rows-spanned="1" table:formula="of:=INDEX([$military_assets.G$1:.G$1048576];[$mil_ass_all.$B60])" office:value-type="float" office:value="2" calcext:value-type="float">
            <text:p>2</text:p>
          </table:table-cell>
          <table:table-cell table:number-matrix-columns-spanned="1" table:number-matrix-rows-spanned="1" table:formula="of:=INDEX([$military_assets.H$1:.H$1048576];[$mil_ass_all.$B60])" office:value-type="float" office:value="2" calcext:value-type="float">
            <text:p>2</text:p>
          </table:table-cell>
          <table:table-cell table:number-matrix-columns-spanned="1" table:number-matrix-rows-spanned="1" table:formula="of:=INDEX([$military_assets.I$1:.I$1048576];[$mil_ass_all.$B60])" office:value-type="string" office:string-value="RUS" calcext:value-type="string">
            <text:p>RUS</text:p>
          </table:table-cell>
          <table:table-cell table:number-matrix-columns-spanned="1" table:number-matrix-rows-spanned="1" table:formula="of:=INDEX([$military_assets.J$1:.J$1048576];[$mil_ass_all.$B60])" office:value-type="string" office:string-value="Ship" calcext:value-type="string">
            <text:p>Ship</text:p>
          </table:table-cell>
          <table:table-cell table:number-matrix-columns-spanned="1" table:number-matrix-rows-spanned="1" table:formula="of:=INDEX([$military_assets.K$1:.K$1048576];[$mil_ass_all.$B60])" office:value-type="string" office:string-value="Hidden: Can be played face down. " calcext:value-type="string">
            <text:p>Hidden: Can be played face down. </text:p>
          </table:table-cell>
          <table:table-cell table:number-matrix-columns-spanned="1" table:number-matrix-rows-spanned="1" table:formula="of:=INDEX([$military_assets.L$1:.L$1048576];[$mil_ass_all.$B60])" office:value-type="string" office:string-value="Images/gorshkov.jpg" calcext:value-type="string">
            <text:p>Images/gorshkov.jpg</text:p>
          </table:table-cell>
          <table:table-cell table:number-matrix-columns-spanned="1" table:number-matrix-rows-spanned="1" table:formula="of:=INDEX([$military_assets.M$1:.M$1048576];[$mil_ass_all.$B60])" office:value-type="string" office:string-value="The cutting-edge Gorshkov frigates stick out in the largely-outdated Russian surface warfare fleet." calcext:value-type="string">
            <text:p>The cutting-edge Gorshkov frigates stick out in the largely-outdated Russian surface warfare fleet.</text:p>
          </table:table-cell>
          <table:table-cell table:number-matrix-columns-spanned="1" table:number-matrix-rows-spanned="1" table:formula="of:=INDEX([$military_assets.N$1:.N$1048576];[$mil_ass_all.$B60])"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20" calcext:value-type="float">
            <text:p>20</text:p>
          </table:table-cell>
          <table:table-cell office:value-type="string" calcext:value-type="string">
            <text:p>Admiral Gorshkov</text:p>
          </table:table-cell>
          <table:table-cell table:number-matrix-columns-spanned="1" table:number-matrix-rows-spanned="1" table:formula="of:=INDEX([$military_assets.A$1:.A$1048576];[$mil_ass_all.$B61])" office:value-type="string" office:string-value="Gorshkov Class FFG" calcext:value-type="string">
            <text:p>Gorshkov Class FFG</text:p>
          </table:table-cell>
          <table:table-cell table:number-matrix-columns-spanned="1" table:number-matrix-rows-spanned="1" table:formula="of:=INDEX([$military_assets.B$1:.B$1048576];[$mil_ass_all.$B61])" office:value-type="float" office:value="0" calcext:value-type="float">
            <text:p>0</text:p>
          </table:table-cell>
          <table:table-cell table:number-matrix-columns-spanned="1" table:number-matrix-rows-spanned="1" table:formula="of:=INDEX([$military_assets.C$1:.C$1048576];[$mil_ass_all.$B61])" office:value-type="float" office:value="0" calcext:value-type="float">
            <text:p>0</text:p>
          </table:table-cell>
          <table:table-cell table:number-matrix-columns-spanned="1" table:number-matrix-rows-spanned="1" table:formula="of:=INDEX([$military_assets.D$1:.D$1048576];[$mil_ass_all.$B61])" office:value-type="float" office:value="0" calcext:value-type="float">
            <text:p>0</text:p>
          </table:table-cell>
          <table:table-cell table:number-matrix-columns-spanned="1" table:number-matrix-rows-spanned="1" table:formula="of:=INDEX([$military_assets.E$1:.E$1048576];[$mil_ass_all.$B61])" office:value-type="float" office:value="3" calcext:value-type="float">
            <text:p>3</text:p>
          </table:table-cell>
          <table:table-cell table:number-matrix-columns-spanned="1" table:number-matrix-rows-spanned="1" table:formula="of:=INDEX([$military_assets.F$1:.F$1048576];[$mil_ass_all.$B61])" office:value-type="float" office:value="2" calcext:value-type="float">
            <text:p>2</text:p>
          </table:table-cell>
          <table:table-cell table:number-matrix-columns-spanned="1" table:number-matrix-rows-spanned="1" table:formula="of:=INDEX([$military_assets.G$1:.G$1048576];[$mil_ass_all.$B61])" office:value-type="float" office:value="2" calcext:value-type="float">
            <text:p>2</text:p>
          </table:table-cell>
          <table:table-cell table:number-matrix-columns-spanned="1" table:number-matrix-rows-spanned="1" table:formula="of:=INDEX([$military_assets.H$1:.H$1048576];[$mil_ass_all.$B61])" office:value-type="float" office:value="2" calcext:value-type="float">
            <text:p>2</text:p>
          </table:table-cell>
          <table:table-cell table:number-matrix-columns-spanned="1" table:number-matrix-rows-spanned="1" table:formula="of:=INDEX([$military_assets.I$1:.I$1048576];[$mil_ass_all.$B61])" office:value-type="string" office:string-value="RUS" calcext:value-type="string">
            <text:p>RUS</text:p>
          </table:table-cell>
          <table:table-cell table:number-matrix-columns-spanned="1" table:number-matrix-rows-spanned="1" table:formula="of:=INDEX([$military_assets.J$1:.J$1048576];[$mil_ass_all.$B61])" office:value-type="string" office:string-value="Ship" calcext:value-type="string">
            <text:p>Ship</text:p>
          </table:table-cell>
          <table:table-cell table:number-matrix-columns-spanned="1" table:number-matrix-rows-spanned="1" table:formula="of:=INDEX([$military_assets.K$1:.K$1048576];[$mil_ass_all.$B61])" office:value-type="string" office:string-value="Hidden: Can be played face down. " calcext:value-type="string">
            <text:p>Hidden: Can be played face down. </text:p>
          </table:table-cell>
          <table:table-cell table:number-matrix-columns-spanned="1" table:number-matrix-rows-spanned="1" table:formula="of:=INDEX([$military_assets.L$1:.L$1048576];[$mil_ass_all.$B61])" office:value-type="string" office:string-value="Images/gorshkov.jpg" calcext:value-type="string">
            <text:p>Images/gorshkov.jpg</text:p>
          </table:table-cell>
          <table:table-cell table:number-matrix-columns-spanned="1" table:number-matrix-rows-spanned="1" table:formula="of:=INDEX([$military_assets.M$1:.M$1048576];[$mil_ass_all.$B61])" office:value-type="string" office:string-value="The cutting-edge Gorshkov frigates stick out in the largely-outdated Russian surface warfare fleet." calcext:value-type="string">
            <text:p>The cutting-edge Gorshkov frigates stick out in the largely-outdated Russian surface warfare fleet.</text:p>
          </table:table-cell>
          <table:table-cell table:number-matrix-columns-spanned="1" table:number-matrix-rows-spanned="1" table:formula="of:=INDEX([$military_assets.N$1:.N$1048576];[$mil_ass_all.$B61])"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1" calcext:value-type="float">
            <text:p>21</text:p>
          </table:table-cell>
          <table:table-cell office:value-type="string" calcext:value-type="string">
            <text:p>Novosibirsk</text:p>
          </table:table-cell>
          <table:table-cell table:number-matrix-columns-spanned="1" table:number-matrix-rows-spanned="1" table:formula="of:=INDEX([$military_assets.A$1:.A$1048576];[$mil_ass_all.$B62])" office:value-type="string" office:string-value="Yasen Class SSGN" calcext:value-type="string">
            <text:p>Yasen Class SSGN</text:p>
          </table:table-cell>
          <table:table-cell table:number-matrix-columns-spanned="1" table:number-matrix-rows-spanned="1" table:formula="of:=INDEX([$military_assets.B$1:.B$1048576];[$mil_ass_all.$B62])" office:value-type="float" office:value="0" calcext:value-type="float">
            <text:p>0</text:p>
          </table:table-cell>
          <table:table-cell table:number-matrix-columns-spanned="1" table:number-matrix-rows-spanned="1" table:formula="of:=INDEX([$military_assets.C$1:.C$1048576];[$mil_ass_all.$B62])" office:value-type="float" office:value="0" calcext:value-type="float">
            <text:p>0</text:p>
          </table:table-cell>
          <table:table-cell table:number-matrix-columns-spanned="1" table:number-matrix-rows-spanned="1" table:formula="of:=INDEX([$military_assets.D$1:.D$1048576];[$mil_ass_all.$B62])" office:value-type="float" office:value="0" calcext:value-type="float">
            <text:p>0</text:p>
          </table:table-cell>
          <table:table-cell table:number-matrix-columns-spanned="1" table:number-matrix-rows-spanned="1" table:formula="of:=INDEX([$military_assets.E$1:.E$1048576];[$mil_ass_all.$B62])" office:value-type="float" office:value="5" calcext:value-type="float">
            <text:p>5</text:p>
          </table:table-cell>
          <table:table-cell table:number-matrix-columns-spanned="1" table:number-matrix-rows-spanned="1" table:formula="of:=INDEX([$military_assets.F$1:.F$1048576];[$mil_ass_all.$B62])" office:value-type="float" office:value="0" calcext:value-type="float">
            <text:p>0</text:p>
          </table:table-cell>
          <table:table-cell table:number-matrix-columns-spanned="1" table:number-matrix-rows-spanned="1" table:formula="of:=INDEX([$military_assets.G$1:.G$1048576];[$mil_ass_all.$B62])" office:value-type="float" office:value="3" calcext:value-type="float">
            <text:p>3</text:p>
          </table:table-cell>
          <table:table-cell table:number-matrix-columns-spanned="1" table:number-matrix-rows-spanned="1" table:formula="of:=INDEX([$military_assets.H$1:.H$1048576];[$mil_ass_all.$B62])" office:value-type="float" office:value="5" calcext:value-type="float">
            <text:p>5</text:p>
          </table:table-cell>
          <table:table-cell table:number-matrix-columns-spanned="1" table:number-matrix-rows-spanned="1" table:formula="of:=INDEX([$military_assets.I$1:.I$1048576];[$mil_ass_all.$B62])" office:value-type="string" office:string-value="RUS" calcext:value-type="string">
            <text:p>RUS</text:p>
          </table:table-cell>
          <table:table-cell table:number-matrix-columns-spanned="1" table:number-matrix-rows-spanned="1" table:formula="of:=INDEX([$military_assets.J$1:.J$1048576];[$mil_ass_all.$B62])" office:value-type="string" office:string-value="Submarine" calcext:value-type="string">
            <text:p>Submarine</text:p>
          </table:table-cell>
          <table:table-cell table:number-matrix-columns-spanned="1" table:number-matrix-rows-spanned="1" table:formula="of:=INDEX([$military_assets.K$1:.K$1048576];[$mil_ass_all.$B62])"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62])" office:value-type="string" office:string-value="Images/yasen.jpg" calcext:value-type="string">
            <text:p>Images/yasen.jpg</text:p>
          </table:table-cell>
          <table:table-cell table:number-matrix-columns-spanned="1" table:number-matrix-rows-spanned="1" table:formula="of:=INDEX([$military_assets.M$1:.M$1048576];[$mil_ass_all.$B62])" office:value-type="string" office:string-value="With more than twice the firepower of western submarines, the Yasen is Russia's best effort in no-expense-spared attack submarine development." calcext:value-type="string">
            <text:p>With more than twice the firepower of western submarines, the Yasen is Russia's best effort in no-expense-spared attack submarine development.</text:p>
          </table:table-cell>
          <table:table-cell table:number-matrix-columns-spanned="1" table:number-matrix-rows-spanned="1" table:formula="of:=INDEX([$military_assets.N$1:.N$1048576];[$mil_ass_all.$B62])"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1" calcext:value-type="float">
            <text:p>21</text:p>
          </table:table-cell>
          <table:table-cell office:value-type="string" calcext:value-type="string">
            <text:p>Severodvinsk</text:p>
          </table:table-cell>
          <table:table-cell table:number-matrix-columns-spanned="1" table:number-matrix-rows-spanned="1" table:formula="of:=INDEX([$military_assets.A$1:.A$1048576];[$mil_ass_all.$B63])" office:value-type="string" office:string-value="Yasen Class SSGN" calcext:value-type="string">
            <text:p>Yasen Class SSGN</text:p>
          </table:table-cell>
          <table:table-cell table:number-matrix-columns-spanned="1" table:number-matrix-rows-spanned="1" table:formula="of:=INDEX([$military_assets.B$1:.B$1048576];[$mil_ass_all.$B63])" office:value-type="float" office:value="0" calcext:value-type="float">
            <text:p>0</text:p>
          </table:table-cell>
          <table:table-cell table:number-matrix-columns-spanned="1" table:number-matrix-rows-spanned="1" table:formula="of:=INDEX([$military_assets.C$1:.C$1048576];[$mil_ass_all.$B63])" office:value-type="float" office:value="0" calcext:value-type="float">
            <text:p>0</text:p>
          </table:table-cell>
          <table:table-cell table:number-matrix-columns-spanned="1" table:number-matrix-rows-spanned="1" table:formula="of:=INDEX([$military_assets.D$1:.D$1048576];[$mil_ass_all.$B63])" office:value-type="float" office:value="0" calcext:value-type="float">
            <text:p>0</text:p>
          </table:table-cell>
          <table:table-cell table:number-matrix-columns-spanned="1" table:number-matrix-rows-spanned="1" table:formula="of:=INDEX([$military_assets.E$1:.E$1048576];[$mil_ass_all.$B63])" office:value-type="float" office:value="5" calcext:value-type="float">
            <text:p>5</text:p>
          </table:table-cell>
          <table:table-cell table:number-matrix-columns-spanned="1" table:number-matrix-rows-spanned="1" table:formula="of:=INDEX([$military_assets.F$1:.F$1048576];[$mil_ass_all.$B63])" office:value-type="float" office:value="0" calcext:value-type="float">
            <text:p>0</text:p>
          </table:table-cell>
          <table:table-cell table:number-matrix-columns-spanned="1" table:number-matrix-rows-spanned="1" table:formula="of:=INDEX([$military_assets.G$1:.G$1048576];[$mil_ass_all.$B63])" office:value-type="float" office:value="3" calcext:value-type="float">
            <text:p>3</text:p>
          </table:table-cell>
          <table:table-cell table:number-matrix-columns-spanned="1" table:number-matrix-rows-spanned="1" table:formula="of:=INDEX([$military_assets.H$1:.H$1048576];[$mil_ass_all.$B63])" office:value-type="float" office:value="5" calcext:value-type="float">
            <text:p>5</text:p>
          </table:table-cell>
          <table:table-cell table:number-matrix-columns-spanned="1" table:number-matrix-rows-spanned="1" table:formula="of:=INDEX([$military_assets.I$1:.I$1048576];[$mil_ass_all.$B63])" office:value-type="string" office:string-value="RUS" calcext:value-type="string">
            <text:p>RUS</text:p>
          </table:table-cell>
          <table:table-cell table:number-matrix-columns-spanned="1" table:number-matrix-rows-spanned="1" table:formula="of:=INDEX([$military_assets.J$1:.J$1048576];[$mil_ass_all.$B63])" office:value-type="string" office:string-value="Submarine" calcext:value-type="string">
            <text:p>Submarine</text:p>
          </table:table-cell>
          <table:table-cell table:number-matrix-columns-spanned="1" table:number-matrix-rows-spanned="1" table:formula="of:=INDEX([$military_assets.K$1:.K$1048576];[$mil_ass_all.$B63])"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63])" office:value-type="string" office:string-value="Images/yasen.jpg" calcext:value-type="string">
            <text:p>Images/yasen.jpg</text:p>
          </table:table-cell>
          <table:table-cell table:number-matrix-columns-spanned="1" table:number-matrix-rows-spanned="1" table:formula="of:=INDEX([$military_assets.M$1:.M$1048576];[$mil_ass_all.$B63])" office:value-type="string" office:string-value="With more than twice the firepower of western submarines, the Yasen is Russia's best effort in no-expense-spared attack submarine development." calcext:value-type="string">
            <text:p>With more than twice the firepower of western submarines, the Yasen is Russia's best effort in no-expense-spared attack submarine development.</text:p>
          </table:table-cell>
          <table:table-cell table:number-matrix-columns-spanned="1" table:number-matrix-rows-spanned="1" table:formula="of:=INDEX([$military_assets.N$1:.N$1048576];[$mil_ass_all.$B63])"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1" calcext:value-type="float">
            <text:p>21</text:p>
          </table:table-cell>
          <table:table-cell office:value-type="string" calcext:value-type="string">
            <text:p>Kazan</text:p>
          </table:table-cell>
          <table:table-cell table:number-matrix-columns-spanned="1" table:number-matrix-rows-spanned="1" table:formula="of:=INDEX([$military_assets.A$1:.A$1048576];[$mil_ass_all.$B64])" office:value-type="string" office:string-value="Yasen Class SSGN" calcext:value-type="string">
            <text:p>Yasen Class SSGN</text:p>
          </table:table-cell>
          <table:table-cell table:number-matrix-columns-spanned="1" table:number-matrix-rows-spanned="1" table:formula="of:=INDEX([$military_assets.B$1:.B$1048576];[$mil_ass_all.$B64])" office:value-type="float" office:value="0" calcext:value-type="float">
            <text:p>0</text:p>
          </table:table-cell>
          <table:table-cell table:number-matrix-columns-spanned="1" table:number-matrix-rows-spanned="1" table:formula="of:=INDEX([$military_assets.C$1:.C$1048576];[$mil_ass_all.$B64])" office:value-type="float" office:value="0" calcext:value-type="float">
            <text:p>0</text:p>
          </table:table-cell>
          <table:table-cell table:number-matrix-columns-spanned="1" table:number-matrix-rows-spanned="1" table:formula="of:=INDEX([$military_assets.D$1:.D$1048576];[$mil_ass_all.$B64])" office:value-type="float" office:value="0" calcext:value-type="float">
            <text:p>0</text:p>
          </table:table-cell>
          <table:table-cell table:number-matrix-columns-spanned="1" table:number-matrix-rows-spanned="1" table:formula="of:=INDEX([$military_assets.E$1:.E$1048576];[$mil_ass_all.$B64])" office:value-type="float" office:value="5" calcext:value-type="float">
            <text:p>5</text:p>
          </table:table-cell>
          <table:table-cell table:number-matrix-columns-spanned="1" table:number-matrix-rows-spanned="1" table:formula="of:=INDEX([$military_assets.F$1:.F$1048576];[$mil_ass_all.$B64])" office:value-type="float" office:value="0" calcext:value-type="float">
            <text:p>0</text:p>
          </table:table-cell>
          <table:table-cell table:number-matrix-columns-spanned="1" table:number-matrix-rows-spanned="1" table:formula="of:=INDEX([$military_assets.G$1:.G$1048576];[$mil_ass_all.$B64])" office:value-type="float" office:value="3" calcext:value-type="float">
            <text:p>3</text:p>
          </table:table-cell>
          <table:table-cell table:number-matrix-columns-spanned="1" table:number-matrix-rows-spanned="1" table:formula="of:=INDEX([$military_assets.H$1:.H$1048576];[$mil_ass_all.$B64])" office:value-type="float" office:value="5" calcext:value-type="float">
            <text:p>5</text:p>
          </table:table-cell>
          <table:table-cell table:number-matrix-columns-spanned="1" table:number-matrix-rows-spanned="1" table:formula="of:=INDEX([$military_assets.I$1:.I$1048576];[$mil_ass_all.$B64])" office:value-type="string" office:string-value="RUS" calcext:value-type="string">
            <text:p>RUS</text:p>
          </table:table-cell>
          <table:table-cell table:number-matrix-columns-spanned="1" table:number-matrix-rows-spanned="1" table:formula="of:=INDEX([$military_assets.J$1:.J$1048576];[$mil_ass_all.$B64])" office:value-type="string" office:string-value="Submarine" calcext:value-type="string">
            <text:p>Submarine</text:p>
          </table:table-cell>
          <table:table-cell table:number-matrix-columns-spanned="1" table:number-matrix-rows-spanned="1" table:formula="of:=INDEX([$military_assets.K$1:.K$1048576];[$mil_ass_all.$B64])"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64])" office:value-type="string" office:string-value="Images/yasen.jpg" calcext:value-type="string">
            <text:p>Images/yasen.jpg</text:p>
          </table:table-cell>
          <table:table-cell table:number-matrix-columns-spanned="1" table:number-matrix-rows-spanned="1" table:formula="of:=INDEX([$military_assets.M$1:.M$1048576];[$mil_ass_all.$B64])" office:value-type="string" office:string-value="With more than twice the firepower of western submarines, the Yasen is Russia's best effort in no-expense-spared attack submarine development." calcext:value-type="string">
            <text:p>With more than twice the firepower of western submarines, the Yasen is Russia's best effort in no-expense-spared attack submarine development.</text:p>
          </table:table-cell>
          <table:table-cell table:number-matrix-columns-spanned="1" table:number-matrix-rows-spanned="1" table:formula="of:=INDEX([$military_assets.N$1:.N$1048576];[$mil_ass_all.$B64])"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3" calcext:value-type="float">
            <text:p>23</text:p>
          </table:table-cell>
          <table:table-cell office:value-type="string" calcext:value-type="string">
            <text:p>Tver</text:p>
          </table:table-cell>
          <table:table-cell table:number-matrix-columns-spanned="1" table:number-matrix-rows-spanned="1" table:formula="of:=INDEX([$military_assets.A$1:.A$1048576];[$mil_ass_all.$B65])" office:value-type="string" office:string-value="Oscar II Class SSGN" calcext:value-type="string">
            <text:p>Oscar II Class SSGN</text:p>
          </table:table-cell>
          <table:table-cell table:number-matrix-columns-spanned="1" table:number-matrix-rows-spanned="1" table:formula="of:=INDEX([$military_assets.B$1:.B$1048576];[$mil_ass_all.$B65])" office:value-type="float" office:value="0" calcext:value-type="float">
            <text:p>0</text:p>
          </table:table-cell>
          <table:table-cell table:number-matrix-columns-spanned="1" table:number-matrix-rows-spanned="1" table:formula="of:=INDEX([$military_assets.C$1:.C$1048576];[$mil_ass_all.$B65])" office:value-type="float" office:value="0" calcext:value-type="float">
            <text:p>0</text:p>
          </table:table-cell>
          <table:table-cell table:number-matrix-columns-spanned="1" table:number-matrix-rows-spanned="1" table:formula="of:=INDEX([$military_assets.D$1:.D$1048576];[$mil_ass_all.$B65])" office:value-type="float" office:value="0" calcext:value-type="float">
            <text:p>0</text:p>
          </table:table-cell>
          <table:table-cell table:number-matrix-columns-spanned="1" table:number-matrix-rows-spanned="1" table:formula="of:=INDEX([$military_assets.E$1:.E$1048576];[$mil_ass_all.$B65])" office:value-type="float" office:value="4" calcext:value-type="float">
            <text:p>4</text:p>
          </table:table-cell>
          <table:table-cell table:number-matrix-columns-spanned="1" table:number-matrix-rows-spanned="1" table:formula="of:=INDEX([$military_assets.F$1:.F$1048576];[$mil_ass_all.$B65])" office:value-type="float" office:value="0" calcext:value-type="float">
            <text:p>0</text:p>
          </table:table-cell>
          <table:table-cell table:number-matrix-columns-spanned="1" table:number-matrix-rows-spanned="1" table:formula="of:=INDEX([$military_assets.G$1:.G$1048576];[$mil_ass_all.$B65])" office:value-type="float" office:value="1" calcext:value-type="float">
            <text:p>1</text:p>
          </table:table-cell>
          <table:table-cell table:number-matrix-columns-spanned="1" table:number-matrix-rows-spanned="1" table:formula="of:=INDEX([$military_assets.H$1:.H$1048576];[$mil_ass_all.$B65])" office:value-type="float" office:value="3" calcext:value-type="float">
            <text:p>3</text:p>
          </table:table-cell>
          <table:table-cell table:number-matrix-columns-spanned="1" table:number-matrix-rows-spanned="1" table:formula="of:=INDEX([$military_assets.I$1:.I$1048576];[$mil_ass_all.$B65])" office:value-type="string" office:string-value="RUS" calcext:value-type="string">
            <text:p>RUS</text:p>
          </table:table-cell>
          <table:table-cell table:number-matrix-columns-spanned="1" table:number-matrix-rows-spanned="1" table:formula="of:=INDEX([$military_assets.J$1:.J$1048576];[$mil_ass_all.$B65])" office:value-type="string" office:string-value="Submarine" calcext:value-type="string">
            <text:p>Submarine</text:p>
          </table:table-cell>
          <table:table-cell table:number-matrix-columns-spanned="1" table:number-matrix-rows-spanned="1" table:formula="of:=INDEX([$military_assets.K$1:.K$1048576];[$mil_ass_all.$B65])"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65])" office:value-type="string" office:string-value="Images/oscar2.jpg" calcext:value-type="string">
            <text:p>Images/oscar2.jpg</text:p>
          </table:table-cell>
          <table:table-cell table:number-matrix-columns-spanned="1" table:number-matrix-rows-spanned="1" table:formula="of:=INDEX([$military_assets.M$1:.M$1048576];[$mil_ass_all.$B65])" office:value-type="string" office:string-value="The massive but aging Oscar is a relic of Cold War Soviet strategy. That said, it's large guided missile batteries are still a formidable threat to US carriers." calcext:value-type="string">
            <text:p>The massive but aging Oscar is a relic of Cold War Soviet strategy. That said, it's large guided missile batteries are still a formidable threat to US carriers.</text:p>
          </table:table-cell>
          <table:table-cell table:number-matrix-columns-spanned="1" table:number-matrix-rows-spanned="1" table:formula="of:=INDEX([$military_assets.N$1:.N$1048576];[$mil_ass_all.$B65])"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3" calcext:value-type="float">
            <text:p>23</text:p>
          </table:table-cell>
          <table:table-cell office:value-type="string" calcext:value-type="string">
            <text:p>Chelyabinsk</text:p>
          </table:table-cell>
          <table:table-cell table:number-matrix-columns-spanned="1" table:number-matrix-rows-spanned="1" table:formula="of:=INDEX([$military_assets.A$1:.A$1048576];[$mil_ass_all.$B66])" office:value-type="string" office:string-value="Oscar II Class SSGN" calcext:value-type="string">
            <text:p>Oscar II Class SSGN</text:p>
          </table:table-cell>
          <table:table-cell table:number-matrix-columns-spanned="1" table:number-matrix-rows-spanned="1" table:formula="of:=INDEX([$military_assets.B$1:.B$1048576];[$mil_ass_all.$B66])" office:value-type="float" office:value="0" calcext:value-type="float">
            <text:p>0</text:p>
          </table:table-cell>
          <table:table-cell table:number-matrix-columns-spanned="1" table:number-matrix-rows-spanned="1" table:formula="of:=INDEX([$military_assets.C$1:.C$1048576];[$mil_ass_all.$B66])" office:value-type="float" office:value="0" calcext:value-type="float">
            <text:p>0</text:p>
          </table:table-cell>
          <table:table-cell table:number-matrix-columns-spanned="1" table:number-matrix-rows-spanned="1" table:formula="of:=INDEX([$military_assets.D$1:.D$1048576];[$mil_ass_all.$B66])" office:value-type="float" office:value="0" calcext:value-type="float">
            <text:p>0</text:p>
          </table:table-cell>
          <table:table-cell table:number-matrix-columns-spanned="1" table:number-matrix-rows-spanned="1" table:formula="of:=INDEX([$military_assets.E$1:.E$1048576];[$mil_ass_all.$B66])" office:value-type="float" office:value="4" calcext:value-type="float">
            <text:p>4</text:p>
          </table:table-cell>
          <table:table-cell table:number-matrix-columns-spanned="1" table:number-matrix-rows-spanned="1" table:formula="of:=INDEX([$military_assets.F$1:.F$1048576];[$mil_ass_all.$B66])" office:value-type="float" office:value="0" calcext:value-type="float">
            <text:p>0</text:p>
          </table:table-cell>
          <table:table-cell table:number-matrix-columns-spanned="1" table:number-matrix-rows-spanned="1" table:formula="of:=INDEX([$military_assets.G$1:.G$1048576];[$mil_ass_all.$B66])" office:value-type="float" office:value="1" calcext:value-type="float">
            <text:p>1</text:p>
          </table:table-cell>
          <table:table-cell table:number-matrix-columns-spanned="1" table:number-matrix-rows-spanned="1" table:formula="of:=INDEX([$military_assets.H$1:.H$1048576];[$mil_ass_all.$B66])" office:value-type="float" office:value="3" calcext:value-type="float">
            <text:p>3</text:p>
          </table:table-cell>
          <table:table-cell table:number-matrix-columns-spanned="1" table:number-matrix-rows-spanned="1" table:formula="of:=INDEX([$military_assets.I$1:.I$1048576];[$mil_ass_all.$B66])" office:value-type="string" office:string-value="RUS" calcext:value-type="string">
            <text:p>RUS</text:p>
          </table:table-cell>
          <table:table-cell table:number-matrix-columns-spanned="1" table:number-matrix-rows-spanned="1" table:formula="of:=INDEX([$military_assets.J$1:.J$1048576];[$mil_ass_all.$B66])" office:value-type="string" office:string-value="Submarine" calcext:value-type="string">
            <text:p>Submarine</text:p>
          </table:table-cell>
          <table:table-cell table:number-matrix-columns-spanned="1" table:number-matrix-rows-spanned="1" table:formula="of:=INDEX([$military_assets.K$1:.K$1048576];[$mil_ass_all.$B66])"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66])" office:value-type="string" office:string-value="Images/oscar2.jpg" calcext:value-type="string">
            <text:p>Images/oscar2.jpg</text:p>
          </table:table-cell>
          <table:table-cell table:number-matrix-columns-spanned="1" table:number-matrix-rows-spanned="1" table:formula="of:=INDEX([$military_assets.M$1:.M$1048576];[$mil_ass_all.$B66])" office:value-type="string" office:string-value="The massive but aging Oscar is a relic of Cold War Soviet strategy. That said, it's large guided missile batteries are still a formidable threat to US carriers." calcext:value-type="string">
            <text:p>The massive but aging Oscar is a relic of Cold War Soviet strategy. That said, it's large guided missile batteries are still a formidable threat to US carriers.</text:p>
          </table:table-cell>
          <table:table-cell table:number-matrix-columns-spanned="1" table:number-matrix-rows-spanned="1" table:formula="of:=INDEX([$military_assets.N$1:.N$1048576];[$mil_ass_all.$B66])"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3" calcext:value-type="float">
            <text:p>23</text:p>
          </table:table-cell>
          <table:table-cell office:value-type="string" calcext:value-type="string">
            <text:p>Omsk</text:p>
          </table:table-cell>
          <table:table-cell table:number-matrix-columns-spanned="1" table:number-matrix-rows-spanned="1" table:formula="of:=INDEX([$military_assets.A$1:.A$1048576];[$mil_ass_all.$B67])" office:value-type="string" office:string-value="Oscar II Class SSGN" calcext:value-type="string">
            <text:p>Oscar II Class SSGN</text:p>
          </table:table-cell>
          <table:table-cell table:number-matrix-columns-spanned="1" table:number-matrix-rows-spanned="1" table:formula="of:=INDEX([$military_assets.B$1:.B$1048576];[$mil_ass_all.$B67])" office:value-type="float" office:value="0" calcext:value-type="float">
            <text:p>0</text:p>
          </table:table-cell>
          <table:table-cell table:number-matrix-columns-spanned="1" table:number-matrix-rows-spanned="1" table:formula="of:=INDEX([$military_assets.C$1:.C$1048576];[$mil_ass_all.$B67])" office:value-type="float" office:value="0" calcext:value-type="float">
            <text:p>0</text:p>
          </table:table-cell>
          <table:table-cell table:number-matrix-columns-spanned="1" table:number-matrix-rows-spanned="1" table:formula="of:=INDEX([$military_assets.D$1:.D$1048576];[$mil_ass_all.$B67])" office:value-type="float" office:value="0" calcext:value-type="float">
            <text:p>0</text:p>
          </table:table-cell>
          <table:table-cell table:number-matrix-columns-spanned="1" table:number-matrix-rows-spanned="1" table:formula="of:=INDEX([$military_assets.E$1:.E$1048576];[$mil_ass_all.$B67])" office:value-type="float" office:value="4" calcext:value-type="float">
            <text:p>4</text:p>
          </table:table-cell>
          <table:table-cell table:number-matrix-columns-spanned="1" table:number-matrix-rows-spanned="1" table:formula="of:=INDEX([$military_assets.F$1:.F$1048576];[$mil_ass_all.$B67])" office:value-type="float" office:value="0" calcext:value-type="float">
            <text:p>0</text:p>
          </table:table-cell>
          <table:table-cell table:number-matrix-columns-spanned="1" table:number-matrix-rows-spanned="1" table:formula="of:=INDEX([$military_assets.G$1:.G$1048576];[$mil_ass_all.$B67])" office:value-type="float" office:value="1" calcext:value-type="float">
            <text:p>1</text:p>
          </table:table-cell>
          <table:table-cell table:number-matrix-columns-spanned="1" table:number-matrix-rows-spanned="1" table:formula="of:=INDEX([$military_assets.H$1:.H$1048576];[$mil_ass_all.$B67])" office:value-type="float" office:value="3" calcext:value-type="float">
            <text:p>3</text:p>
          </table:table-cell>
          <table:table-cell table:number-matrix-columns-spanned="1" table:number-matrix-rows-spanned="1" table:formula="of:=INDEX([$military_assets.I$1:.I$1048576];[$mil_ass_all.$B67])" office:value-type="string" office:string-value="RUS" calcext:value-type="string">
            <text:p>RUS</text:p>
          </table:table-cell>
          <table:table-cell table:number-matrix-columns-spanned="1" table:number-matrix-rows-spanned="1" table:formula="of:=INDEX([$military_assets.J$1:.J$1048576];[$mil_ass_all.$B67])" office:value-type="string" office:string-value="Submarine" calcext:value-type="string">
            <text:p>Submarine</text:p>
          </table:table-cell>
          <table:table-cell table:number-matrix-columns-spanned="1" table:number-matrix-rows-spanned="1" table:formula="of:=INDEX([$military_assets.K$1:.K$1048576];[$mil_ass_all.$B67])"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67])" office:value-type="string" office:string-value="Images/oscar2.jpg" calcext:value-type="string">
            <text:p>Images/oscar2.jpg</text:p>
          </table:table-cell>
          <table:table-cell table:number-matrix-columns-spanned="1" table:number-matrix-rows-spanned="1" table:formula="of:=INDEX([$military_assets.M$1:.M$1048576];[$mil_ass_all.$B67])" office:value-type="string" office:string-value="The massive but aging Oscar is a relic of Cold War Soviet strategy. That said, it's large guided missile batteries are still a formidable threat to US carriers." calcext:value-type="string">
            <text:p>The massive but aging Oscar is a relic of Cold War Soviet strategy. That said, it's large guided missile batteries are still a formidable threat to US carriers.</text:p>
          </table:table-cell>
          <table:table-cell table:number-matrix-columns-spanned="1" table:number-matrix-rows-spanned="1" table:formula="of:=INDEX([$military_assets.N$1:.N$1048576];[$mil_ass_all.$B67])"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3" calcext:value-type="float">
            <text:p>23</text:p>
          </table:table-cell>
          <table:table-cell office:value-type="string" calcext:value-type="string">
            <text:p>Tomsk</text:p>
          </table:table-cell>
          <table:table-cell table:number-matrix-columns-spanned="1" table:number-matrix-rows-spanned="1" table:formula="of:=INDEX([$military_assets.A$1:.A$1048576];[$mil_ass_all.$B68])" office:value-type="string" office:string-value="Oscar II Class SSGN" calcext:value-type="string">
            <text:p>Oscar II Class SSGN</text:p>
          </table:table-cell>
          <table:table-cell table:number-matrix-columns-spanned="1" table:number-matrix-rows-spanned="1" table:formula="of:=INDEX([$military_assets.B$1:.B$1048576];[$mil_ass_all.$B68])" office:value-type="float" office:value="0" calcext:value-type="float">
            <text:p>0</text:p>
          </table:table-cell>
          <table:table-cell table:number-matrix-columns-spanned="1" table:number-matrix-rows-spanned="1" table:formula="of:=INDEX([$military_assets.C$1:.C$1048576];[$mil_ass_all.$B68])" office:value-type="float" office:value="0" calcext:value-type="float">
            <text:p>0</text:p>
          </table:table-cell>
          <table:table-cell table:number-matrix-columns-spanned="1" table:number-matrix-rows-spanned="1" table:formula="of:=INDEX([$military_assets.D$1:.D$1048576];[$mil_ass_all.$B68])" office:value-type="float" office:value="0" calcext:value-type="float">
            <text:p>0</text:p>
          </table:table-cell>
          <table:table-cell table:number-matrix-columns-spanned="1" table:number-matrix-rows-spanned="1" table:formula="of:=INDEX([$military_assets.E$1:.E$1048576];[$mil_ass_all.$B68])" office:value-type="float" office:value="4" calcext:value-type="float">
            <text:p>4</text:p>
          </table:table-cell>
          <table:table-cell table:number-matrix-columns-spanned="1" table:number-matrix-rows-spanned="1" table:formula="of:=INDEX([$military_assets.F$1:.F$1048576];[$mil_ass_all.$B68])" office:value-type="float" office:value="0" calcext:value-type="float">
            <text:p>0</text:p>
          </table:table-cell>
          <table:table-cell table:number-matrix-columns-spanned="1" table:number-matrix-rows-spanned="1" table:formula="of:=INDEX([$military_assets.G$1:.G$1048576];[$mil_ass_all.$B68])" office:value-type="float" office:value="1" calcext:value-type="float">
            <text:p>1</text:p>
          </table:table-cell>
          <table:table-cell table:number-matrix-columns-spanned="1" table:number-matrix-rows-spanned="1" table:formula="of:=INDEX([$military_assets.H$1:.H$1048576];[$mil_ass_all.$B68])" office:value-type="float" office:value="3" calcext:value-type="float">
            <text:p>3</text:p>
          </table:table-cell>
          <table:table-cell table:number-matrix-columns-spanned="1" table:number-matrix-rows-spanned="1" table:formula="of:=INDEX([$military_assets.I$1:.I$1048576];[$mil_ass_all.$B68])" office:value-type="string" office:string-value="RUS" calcext:value-type="string">
            <text:p>RUS</text:p>
          </table:table-cell>
          <table:table-cell table:number-matrix-columns-spanned="1" table:number-matrix-rows-spanned="1" table:formula="of:=INDEX([$military_assets.J$1:.J$1048576];[$mil_ass_all.$B68])" office:value-type="string" office:string-value="Submarine" calcext:value-type="string">
            <text:p>Submarine</text:p>
          </table:table-cell>
          <table:table-cell table:number-matrix-columns-spanned="1" table:number-matrix-rows-spanned="1" table:formula="of:=INDEX([$military_assets.K$1:.K$1048576];[$mil_ass_all.$B68])"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68])" office:value-type="string" office:string-value="Images/oscar2.jpg" calcext:value-type="string">
            <text:p>Images/oscar2.jpg</text:p>
          </table:table-cell>
          <table:table-cell table:number-matrix-columns-spanned="1" table:number-matrix-rows-spanned="1" table:formula="of:=INDEX([$military_assets.M$1:.M$1048576];[$mil_ass_all.$B68])" office:value-type="string" office:string-value="The massive but aging Oscar is a relic of Cold War Soviet strategy. That said, it's large guided missile batteries are still a formidable threat to US carriers." calcext:value-type="string">
            <text:p>The massive but aging Oscar is a relic of Cold War Soviet strategy. That said, it's large guided missile batteries are still a formidable threat to US carriers.</text:p>
          </table:table-cell>
          <table:table-cell table:number-matrix-columns-spanned="1" table:number-matrix-rows-spanned="1" table:formula="of:=INDEX([$military_assets.N$1:.N$1048576];[$mil_ass_all.$B68])"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7" calcext:value-type="float">
            <text:p>27</text:p>
          </table:table-cell>
          <table:table-cell office:value-type="string" calcext:value-type="string">
            <text:p>Leopard</text:p>
          </table:table-cell>
          <table:table-cell table:number-matrix-columns-spanned="1" table:number-matrix-rows-spanned="1" table:formula="of:=INDEX([$military_assets.A$1:.A$1048576];[$mil_ass_all.$B69])" office:value-type="string" office:string-value="Akula Class SSN" calcext:value-type="string">
            <text:p>Akula Class SSN</text:p>
          </table:table-cell>
          <table:table-cell table:number-matrix-columns-spanned="1" table:number-matrix-rows-spanned="1" table:formula="of:=INDEX([$military_assets.B$1:.B$1048576];[$mil_ass_all.$B69])" office:value-type="float" office:value="0" calcext:value-type="float">
            <text:p>0</text:p>
          </table:table-cell>
          <table:table-cell table:number-matrix-columns-spanned="1" table:number-matrix-rows-spanned="1" table:formula="of:=INDEX([$military_assets.C$1:.C$1048576];[$mil_ass_all.$B69])" office:value-type="float" office:value="0" calcext:value-type="float">
            <text:p>0</text:p>
          </table:table-cell>
          <table:table-cell table:number-matrix-columns-spanned="1" table:number-matrix-rows-spanned="1" table:formula="of:=INDEX([$military_assets.D$1:.D$1048576];[$mil_ass_all.$B69])" office:value-type="float" office:value="0" calcext:value-type="float">
            <text:p>0</text:p>
          </table:table-cell>
          <table:table-cell table:number-matrix-columns-spanned="1" table:number-matrix-rows-spanned="1" table:formula="of:=INDEX([$military_assets.E$1:.E$1048576];[$mil_ass_all.$B69])" office:value-type="float" office:value="3" calcext:value-type="float">
            <text:p>3</text:p>
          </table:table-cell>
          <table:table-cell table:number-matrix-columns-spanned="1" table:number-matrix-rows-spanned="1" table:formula="of:=INDEX([$military_assets.F$1:.F$1048576];[$mil_ass_all.$B69])" office:value-type="float" office:value="0" calcext:value-type="float">
            <text:p>0</text:p>
          </table:table-cell>
          <table:table-cell table:number-matrix-columns-spanned="1" table:number-matrix-rows-spanned="1" table:formula="of:=INDEX([$military_assets.G$1:.G$1048576];[$mil_ass_all.$B69])" office:value-type="float" office:value="3" calcext:value-type="float">
            <text:p>3</text:p>
          </table:table-cell>
          <table:table-cell table:number-matrix-columns-spanned="1" table:number-matrix-rows-spanned="1" table:formula="of:=INDEX([$military_assets.H$1:.H$1048576];[$mil_ass_all.$B69])" office:value-type="float" office:value="3" calcext:value-type="float">
            <text:p>3</text:p>
          </table:table-cell>
          <table:table-cell table:number-matrix-columns-spanned="1" table:number-matrix-rows-spanned="1" table:formula="of:=INDEX([$military_assets.I$1:.I$1048576];[$mil_ass_all.$B69])" office:value-type="string" office:string-value="RUS" calcext:value-type="string">
            <text:p>RUS</text:p>
          </table:table-cell>
          <table:table-cell table:number-matrix-columns-spanned="1" table:number-matrix-rows-spanned="1" table:formula="of:=INDEX([$military_assets.J$1:.J$1048576];[$mil_ass_all.$B69])" office:value-type="string" office:string-value="Submarine" calcext:value-type="string">
            <text:p>Submarine</text:p>
          </table:table-cell>
          <table:table-cell table:number-matrix-columns-spanned="1" table:number-matrix-rows-spanned="1" table:formula="of:=INDEX([$military_assets.K$1:.K$1048576];[$mil_ass_all.$B69])"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69])" office:value-type="string" office:string-value="Images/akula.jpg" calcext:value-type="string">
            <text:p>Images/akula.jpg</text:p>
          </table:table-cell>
          <table:table-cell table:number-matrix-columns-spanned="1" table:number-matrix-rows-spanned="1" table:formula="of:=INDEX([$military_assets.M$1:.M$1048576];[$mil_ass_all.$B69])" office:value-type="string" office:string-value="In Russian, akula means shark" calcext:value-type="string">
            <text:p>In Russian, akula means shark</text:p>
          </table:table-cell>
          <table:table-cell table:number-matrix-columns-spanned="1" table:number-matrix-rows-spanned="1" table:formula="of:=INDEX([$military_assets.N$1:.N$1048576];[$mil_ass_all.$B69])"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7" calcext:value-type="float">
            <text:p>27</text:p>
          </table:table-cell>
          <table:table-cell office:value-type="string" calcext:value-type="string">
            <text:p>Tigr</text:p>
          </table:table-cell>
          <table:table-cell table:number-matrix-columns-spanned="1" table:number-matrix-rows-spanned="1" table:formula="of:=INDEX([$military_assets.A$1:.A$1048576];[$mil_ass_all.$B70])" office:value-type="string" office:string-value="Akula Class SSN" calcext:value-type="string">
            <text:p>Akula Class SSN</text:p>
          </table:table-cell>
          <table:table-cell table:number-matrix-columns-spanned="1" table:number-matrix-rows-spanned="1" table:formula="of:=INDEX([$military_assets.B$1:.B$1048576];[$mil_ass_all.$B70])" office:value-type="float" office:value="0" calcext:value-type="float">
            <text:p>0</text:p>
          </table:table-cell>
          <table:table-cell table:number-matrix-columns-spanned="1" table:number-matrix-rows-spanned="1" table:formula="of:=INDEX([$military_assets.C$1:.C$1048576];[$mil_ass_all.$B70])" office:value-type="float" office:value="0" calcext:value-type="float">
            <text:p>0</text:p>
          </table:table-cell>
          <table:table-cell table:number-matrix-columns-spanned="1" table:number-matrix-rows-spanned="1" table:formula="of:=INDEX([$military_assets.D$1:.D$1048576];[$mil_ass_all.$B70])" office:value-type="float" office:value="0" calcext:value-type="float">
            <text:p>0</text:p>
          </table:table-cell>
          <table:table-cell table:number-matrix-columns-spanned="1" table:number-matrix-rows-spanned="1" table:formula="of:=INDEX([$military_assets.E$1:.E$1048576];[$mil_ass_all.$B70])" office:value-type="float" office:value="3" calcext:value-type="float">
            <text:p>3</text:p>
          </table:table-cell>
          <table:table-cell table:number-matrix-columns-spanned="1" table:number-matrix-rows-spanned="1" table:formula="of:=INDEX([$military_assets.F$1:.F$1048576];[$mil_ass_all.$B70])" office:value-type="float" office:value="0" calcext:value-type="float">
            <text:p>0</text:p>
          </table:table-cell>
          <table:table-cell table:number-matrix-columns-spanned="1" table:number-matrix-rows-spanned="1" table:formula="of:=INDEX([$military_assets.G$1:.G$1048576];[$mil_ass_all.$B70])" office:value-type="float" office:value="3" calcext:value-type="float">
            <text:p>3</text:p>
          </table:table-cell>
          <table:table-cell table:number-matrix-columns-spanned="1" table:number-matrix-rows-spanned="1" table:formula="of:=INDEX([$military_assets.H$1:.H$1048576];[$mil_ass_all.$B70])" office:value-type="float" office:value="3" calcext:value-type="float">
            <text:p>3</text:p>
          </table:table-cell>
          <table:table-cell table:number-matrix-columns-spanned="1" table:number-matrix-rows-spanned="1" table:formula="of:=INDEX([$military_assets.I$1:.I$1048576];[$mil_ass_all.$B70])" office:value-type="string" office:string-value="RUS" calcext:value-type="string">
            <text:p>RUS</text:p>
          </table:table-cell>
          <table:table-cell table:number-matrix-columns-spanned="1" table:number-matrix-rows-spanned="1" table:formula="of:=INDEX([$military_assets.J$1:.J$1048576];[$mil_ass_all.$B70])" office:value-type="string" office:string-value="Submarine" calcext:value-type="string">
            <text:p>Submarine</text:p>
          </table:table-cell>
          <table:table-cell table:number-matrix-columns-spanned="1" table:number-matrix-rows-spanned="1" table:formula="of:=INDEX([$military_assets.K$1:.K$1048576];[$mil_ass_all.$B70])"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70])" office:value-type="string" office:string-value="Images/akula.jpg" calcext:value-type="string">
            <text:p>Images/akula.jpg</text:p>
          </table:table-cell>
          <table:table-cell table:number-matrix-columns-spanned="1" table:number-matrix-rows-spanned="1" table:formula="of:=INDEX([$military_assets.M$1:.M$1048576];[$mil_ass_all.$B70])" office:value-type="string" office:string-value="In Russian, akula means shark" calcext:value-type="string">
            <text:p>In Russian, akula means shark</text:p>
          </table:table-cell>
          <table:table-cell table:number-matrix-columns-spanned="1" table:number-matrix-rows-spanned="1" table:formula="of:=INDEX([$military_assets.N$1:.N$1048576];[$mil_ass_all.$B70])" office:value-type="string" office:string-value="0.0.1" calcext:value-type="string">
            <text:p>0.0.1</text:p>
          </table:table-cell>
          <table:table-cell table:number-columns-repeated="47"/>
        </table:table-row>
        <table:table-row table:style-name="ro22">
          <table:table-cell office:value-type="float" office:value="1" calcext:value-type="float">
            <text:p>1</text:p>
          </table:table-cell>
          <table:table-cell office:value-type="float" office:value="27" calcext:value-type="float">
            <text:p>27</text:p>
          </table:table-cell>
          <table:table-cell office:value-type="string" calcext:value-type="string">
            <text:p>Volk</text:p>
          </table:table-cell>
          <table:table-cell table:number-matrix-columns-spanned="1" table:number-matrix-rows-spanned="1" table:formula="of:=INDEX([$military_assets.A$1:.A$1048576];[$mil_ass_all.$B71])" office:value-type="string" office:string-value="Akula Class SSN" calcext:value-type="string">
            <text:p>Akula Class SSN</text:p>
          </table:table-cell>
          <table:table-cell table:number-matrix-columns-spanned="1" table:number-matrix-rows-spanned="1" table:formula="of:=INDEX([$military_assets.B$1:.B$1048576];[$mil_ass_all.$B71])" office:value-type="float" office:value="0" calcext:value-type="float">
            <text:p>0</text:p>
          </table:table-cell>
          <table:table-cell table:number-matrix-columns-spanned="1" table:number-matrix-rows-spanned="1" table:formula="of:=INDEX([$military_assets.C$1:.C$1048576];[$mil_ass_all.$B71])" office:value-type="float" office:value="0" calcext:value-type="float">
            <text:p>0</text:p>
          </table:table-cell>
          <table:table-cell table:number-matrix-columns-spanned="1" table:number-matrix-rows-spanned="1" table:formula="of:=INDEX([$military_assets.D$1:.D$1048576];[$mil_ass_all.$B71])" office:value-type="float" office:value="0" calcext:value-type="float">
            <text:p>0</text:p>
          </table:table-cell>
          <table:table-cell table:number-matrix-columns-spanned="1" table:number-matrix-rows-spanned="1" table:formula="of:=INDEX([$military_assets.E$1:.E$1048576];[$mil_ass_all.$B71])" office:value-type="float" office:value="3" calcext:value-type="float">
            <text:p>3</text:p>
          </table:table-cell>
          <table:table-cell table:number-matrix-columns-spanned="1" table:number-matrix-rows-spanned="1" table:formula="of:=INDEX([$military_assets.F$1:.F$1048576];[$mil_ass_all.$B71])" office:value-type="float" office:value="0" calcext:value-type="float">
            <text:p>0</text:p>
          </table:table-cell>
          <table:table-cell table:number-matrix-columns-spanned="1" table:number-matrix-rows-spanned="1" table:formula="of:=INDEX([$military_assets.G$1:.G$1048576];[$mil_ass_all.$B71])" office:value-type="float" office:value="3" calcext:value-type="float">
            <text:p>3</text:p>
          </table:table-cell>
          <table:table-cell table:number-matrix-columns-spanned="1" table:number-matrix-rows-spanned="1" table:formula="of:=INDEX([$military_assets.H$1:.H$1048576];[$mil_ass_all.$B71])" office:value-type="float" office:value="3" calcext:value-type="float">
            <text:p>3</text:p>
          </table:table-cell>
          <table:table-cell table:number-matrix-columns-spanned="1" table:number-matrix-rows-spanned="1" table:formula="of:=INDEX([$military_assets.I$1:.I$1048576];[$mil_ass_all.$B71])" office:value-type="string" office:string-value="RUS" calcext:value-type="string">
            <text:p>RUS</text:p>
          </table:table-cell>
          <table:table-cell table:number-matrix-columns-spanned="1" table:number-matrix-rows-spanned="1" table:formula="of:=INDEX([$military_assets.J$1:.J$1048576];[$mil_ass_all.$B71])" office:value-type="string" office:string-value="Submarine" calcext:value-type="string">
            <text:p>Submarine</text:p>
          </table:table-cell>
          <table:table-cell table:number-matrix-columns-spanned="1" table:number-matrix-rows-spanned="1" table:formula="of:=INDEX([$military_assets.K$1:.K$1048576];[$mil_ass_all.$B71])"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71])" office:value-type="string" office:string-value="Images/akula.jpg" calcext:value-type="string">
            <text:p>Images/akula.jpg</text:p>
          </table:table-cell>
          <table:table-cell table:number-matrix-columns-spanned="1" table:number-matrix-rows-spanned="1" table:formula="of:=INDEX([$military_assets.M$1:.M$1048576];[$mil_ass_all.$B71])" office:value-type="string" office:string-value="In Russian, akula means shark" calcext:value-type="string">
            <text:p>In Russian, akula means shark</text:p>
          </table:table-cell>
          <table:table-cell table:number-matrix-columns-spanned="1" table:number-matrix-rows-spanned="1" table:formula="of:=INDEX([$military_assets.N$1:.N$1048576];[$mil_ass_all.$B71])"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7" calcext:value-type="float">
            <text:p>27</text:p>
          </table:table-cell>
          <table:table-cell office:value-type="string" calcext:value-type="string">
            <text:p>Bratsk</text:p>
          </table:table-cell>
          <table:table-cell table:number-matrix-columns-spanned="1" table:number-matrix-rows-spanned="1" table:formula="of:=INDEX([$military_assets.A$1:.A$1048576];[$mil_ass_all.$B72])" office:value-type="string" office:string-value="Akula Class SSN" calcext:value-type="string">
            <text:p>Akula Class SSN</text:p>
          </table:table-cell>
          <table:table-cell table:number-matrix-columns-spanned="1" table:number-matrix-rows-spanned="1" table:formula="of:=INDEX([$military_assets.B$1:.B$1048576];[$mil_ass_all.$B72])" office:value-type="float" office:value="0" calcext:value-type="float">
            <text:p>0</text:p>
          </table:table-cell>
          <table:table-cell table:number-matrix-columns-spanned="1" table:number-matrix-rows-spanned="1" table:formula="of:=INDEX([$military_assets.C$1:.C$1048576];[$mil_ass_all.$B72])" office:value-type="float" office:value="0" calcext:value-type="float">
            <text:p>0</text:p>
          </table:table-cell>
          <table:table-cell table:number-matrix-columns-spanned="1" table:number-matrix-rows-spanned="1" table:formula="of:=INDEX([$military_assets.D$1:.D$1048576];[$mil_ass_all.$B72])" office:value-type="float" office:value="0" calcext:value-type="float">
            <text:p>0</text:p>
          </table:table-cell>
          <table:table-cell table:number-matrix-columns-spanned="1" table:number-matrix-rows-spanned="1" table:formula="of:=INDEX([$military_assets.E$1:.E$1048576];[$mil_ass_all.$B72])" office:value-type="float" office:value="3" calcext:value-type="float">
            <text:p>3</text:p>
          </table:table-cell>
          <table:table-cell table:number-matrix-columns-spanned="1" table:number-matrix-rows-spanned="1" table:formula="of:=INDEX([$military_assets.F$1:.F$1048576];[$mil_ass_all.$B72])" office:value-type="float" office:value="0" calcext:value-type="float">
            <text:p>0</text:p>
          </table:table-cell>
          <table:table-cell table:number-matrix-columns-spanned="1" table:number-matrix-rows-spanned="1" table:formula="of:=INDEX([$military_assets.G$1:.G$1048576];[$mil_ass_all.$B72])" office:value-type="float" office:value="3" calcext:value-type="float">
            <text:p>3</text:p>
          </table:table-cell>
          <table:table-cell table:number-matrix-columns-spanned="1" table:number-matrix-rows-spanned="1" table:formula="of:=INDEX([$military_assets.H$1:.H$1048576];[$mil_ass_all.$B72])" office:value-type="float" office:value="3" calcext:value-type="float">
            <text:p>3</text:p>
          </table:table-cell>
          <table:table-cell table:number-matrix-columns-spanned="1" table:number-matrix-rows-spanned="1" table:formula="of:=INDEX([$military_assets.I$1:.I$1048576];[$mil_ass_all.$B72])" office:value-type="string" office:string-value="RUS" calcext:value-type="string">
            <text:p>RUS</text:p>
          </table:table-cell>
          <table:table-cell table:number-matrix-columns-spanned="1" table:number-matrix-rows-spanned="1" table:formula="of:=INDEX([$military_assets.J$1:.J$1048576];[$mil_ass_all.$B72])" office:value-type="string" office:string-value="Submarine" calcext:value-type="string">
            <text:p>Submarine</text:p>
          </table:table-cell>
          <table:table-cell table:number-matrix-columns-spanned="1" table:number-matrix-rows-spanned="1" table:formula="of:=INDEX([$military_assets.K$1:.K$1048576];[$mil_ass_all.$B72])"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72])" office:value-type="string" office:string-value="Images/akula.jpg" calcext:value-type="string">
            <text:p>Images/akula.jpg</text:p>
          </table:table-cell>
          <table:table-cell table:number-matrix-columns-spanned="1" table:number-matrix-rows-spanned="1" table:formula="of:=INDEX([$military_assets.M$1:.M$1048576];[$mil_ass_all.$B72])" office:value-type="string" office:string-value="In Russian, akula means shark" calcext:value-type="string">
            <text:p>In Russian, akula means shark</text:p>
          </table:table-cell>
          <table:table-cell table:number-matrix-columns-spanned="1" table:number-matrix-rows-spanned="1" table:formula="of:=INDEX([$military_assets.N$1:.N$1048576];[$mil_ass_all.$B72])"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7" calcext:value-type="float">
            <text:p>27</text:p>
          </table:table-cell>
          <table:table-cell office:value-type="string" calcext:value-type="string">
            <text:p>Samara</text:p>
          </table:table-cell>
          <table:table-cell table:number-matrix-columns-spanned="1" table:number-matrix-rows-spanned="1" table:formula="of:=INDEX([$military_assets.A$1:.A$1048576];[$mil_ass_all.$B73])" office:value-type="string" office:string-value="Akula Class SSN" calcext:value-type="string">
            <text:p>Akula Class SSN</text:p>
          </table:table-cell>
          <table:table-cell table:number-matrix-columns-spanned="1" table:number-matrix-rows-spanned="1" table:formula="of:=INDEX([$military_assets.B$1:.B$1048576];[$mil_ass_all.$B73])" office:value-type="float" office:value="0" calcext:value-type="float">
            <text:p>0</text:p>
          </table:table-cell>
          <table:table-cell table:number-matrix-columns-spanned="1" table:number-matrix-rows-spanned="1" table:formula="of:=INDEX([$military_assets.C$1:.C$1048576];[$mil_ass_all.$B73])" office:value-type="float" office:value="0" calcext:value-type="float">
            <text:p>0</text:p>
          </table:table-cell>
          <table:table-cell table:number-matrix-columns-spanned="1" table:number-matrix-rows-spanned="1" table:formula="of:=INDEX([$military_assets.D$1:.D$1048576];[$mil_ass_all.$B73])" office:value-type="float" office:value="0" calcext:value-type="float">
            <text:p>0</text:p>
          </table:table-cell>
          <table:table-cell table:number-matrix-columns-spanned="1" table:number-matrix-rows-spanned="1" table:formula="of:=INDEX([$military_assets.E$1:.E$1048576];[$mil_ass_all.$B73])" office:value-type="float" office:value="3" calcext:value-type="float">
            <text:p>3</text:p>
          </table:table-cell>
          <table:table-cell table:number-matrix-columns-spanned="1" table:number-matrix-rows-spanned="1" table:formula="of:=INDEX([$military_assets.F$1:.F$1048576];[$mil_ass_all.$B73])" office:value-type="float" office:value="0" calcext:value-type="float">
            <text:p>0</text:p>
          </table:table-cell>
          <table:table-cell table:number-matrix-columns-spanned="1" table:number-matrix-rows-spanned="1" table:formula="of:=INDEX([$military_assets.G$1:.G$1048576];[$mil_ass_all.$B73])" office:value-type="float" office:value="3" calcext:value-type="float">
            <text:p>3</text:p>
          </table:table-cell>
          <table:table-cell table:number-matrix-columns-spanned="1" table:number-matrix-rows-spanned="1" table:formula="of:=INDEX([$military_assets.H$1:.H$1048576];[$mil_ass_all.$B73])" office:value-type="float" office:value="3" calcext:value-type="float">
            <text:p>3</text:p>
          </table:table-cell>
          <table:table-cell table:number-matrix-columns-spanned="1" table:number-matrix-rows-spanned="1" table:formula="of:=INDEX([$military_assets.I$1:.I$1048576];[$mil_ass_all.$B73])" office:value-type="string" office:string-value="RUS" calcext:value-type="string">
            <text:p>RUS</text:p>
          </table:table-cell>
          <table:table-cell table:number-matrix-columns-spanned="1" table:number-matrix-rows-spanned="1" table:formula="of:=INDEX([$military_assets.J$1:.J$1048576];[$mil_ass_all.$B73])" office:value-type="string" office:string-value="Submarine" calcext:value-type="string">
            <text:p>Submarine</text:p>
          </table:table-cell>
          <table:table-cell table:number-matrix-columns-spanned="1" table:number-matrix-rows-spanned="1" table:formula="of:=INDEX([$military_assets.K$1:.K$1048576];[$mil_ass_all.$B73])"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73])" office:value-type="string" office:string-value="Images/akula.jpg" calcext:value-type="string">
            <text:p>Images/akula.jpg</text:p>
          </table:table-cell>
          <table:table-cell table:number-matrix-columns-spanned="1" table:number-matrix-rows-spanned="1" table:formula="of:=INDEX([$military_assets.M$1:.M$1048576];[$mil_ass_all.$B73])" office:value-type="string" office:string-value="In Russian, akula means shark" calcext:value-type="string">
            <text:p>In Russian, akula means shark</text:p>
          </table:table-cell>
          <table:table-cell table:number-matrix-columns-spanned="1" table:number-matrix-rows-spanned="1" table:formula="of:=INDEX([$military_assets.N$1:.N$1048576];[$mil_ass_all.$B73])" office:value-type="string" office:string-value="0.0.1" calcext:value-type="string">
            <text:p>0.0.1</text:p>
          </table:table-cell>
          <table:table-cell table:number-columns-repeated="47"/>
        </table:table-row>
        <table:table-row table:style-name="ro22">
          <table:table-cell office:value-type="float" office:value="1" calcext:value-type="float">
            <text:p>1</text:p>
          </table:table-cell>
          <table:table-cell office:value-type="float" office:value="27" calcext:value-type="float">
            <text:p>27</text:p>
          </table:table-cell>
          <table:table-cell office:value-type="string" calcext:value-type="string">
            <text:p>Kuzbass</text:p>
          </table:table-cell>
          <table:table-cell table:number-matrix-columns-spanned="1" table:number-matrix-rows-spanned="1" table:formula="of:=INDEX([$military_assets.A$1:.A$1048576];[$mil_ass_all.$B74])" office:value-type="string" office:string-value="Akula Class SSN" calcext:value-type="string">
            <text:p>Akula Class SSN</text:p>
          </table:table-cell>
          <table:table-cell table:number-matrix-columns-spanned="1" table:number-matrix-rows-spanned="1" table:formula="of:=INDEX([$military_assets.B$1:.B$1048576];[$mil_ass_all.$B74])" office:value-type="float" office:value="0" calcext:value-type="float">
            <text:p>0</text:p>
          </table:table-cell>
          <table:table-cell table:number-matrix-columns-spanned="1" table:number-matrix-rows-spanned="1" table:formula="of:=INDEX([$military_assets.C$1:.C$1048576];[$mil_ass_all.$B74])" office:value-type="float" office:value="0" calcext:value-type="float">
            <text:p>0</text:p>
          </table:table-cell>
          <table:table-cell table:number-matrix-columns-spanned="1" table:number-matrix-rows-spanned="1" table:formula="of:=INDEX([$military_assets.D$1:.D$1048576];[$mil_ass_all.$B74])" office:value-type="float" office:value="0" calcext:value-type="float">
            <text:p>0</text:p>
          </table:table-cell>
          <table:table-cell table:number-matrix-columns-spanned="1" table:number-matrix-rows-spanned="1" table:formula="of:=INDEX([$military_assets.E$1:.E$1048576];[$mil_ass_all.$B74])" office:value-type="float" office:value="3" calcext:value-type="float">
            <text:p>3</text:p>
          </table:table-cell>
          <table:table-cell table:number-matrix-columns-spanned="1" table:number-matrix-rows-spanned="1" table:formula="of:=INDEX([$military_assets.F$1:.F$1048576];[$mil_ass_all.$B74])" office:value-type="float" office:value="0" calcext:value-type="float">
            <text:p>0</text:p>
          </table:table-cell>
          <table:table-cell table:number-matrix-columns-spanned="1" table:number-matrix-rows-spanned="1" table:formula="of:=INDEX([$military_assets.G$1:.G$1048576];[$mil_ass_all.$B74])" office:value-type="float" office:value="3" calcext:value-type="float">
            <text:p>3</text:p>
          </table:table-cell>
          <table:table-cell table:number-matrix-columns-spanned="1" table:number-matrix-rows-spanned="1" table:formula="of:=INDEX([$military_assets.H$1:.H$1048576];[$mil_ass_all.$B74])" office:value-type="float" office:value="3" calcext:value-type="float">
            <text:p>3</text:p>
          </table:table-cell>
          <table:table-cell table:number-matrix-columns-spanned="1" table:number-matrix-rows-spanned="1" table:formula="of:=INDEX([$military_assets.I$1:.I$1048576];[$mil_ass_all.$B74])" office:value-type="string" office:string-value="RUS" calcext:value-type="string">
            <text:p>RUS</text:p>
          </table:table-cell>
          <table:table-cell table:number-matrix-columns-spanned="1" table:number-matrix-rows-spanned="1" table:formula="of:=INDEX([$military_assets.J$1:.J$1048576];[$mil_ass_all.$B74])" office:value-type="string" office:string-value="Submarine" calcext:value-type="string">
            <text:p>Submarine</text:p>
          </table:table-cell>
          <table:table-cell table:number-matrix-columns-spanned="1" table:number-matrix-rows-spanned="1" table:formula="of:=INDEX([$military_assets.K$1:.K$1048576];[$mil_ass_all.$B74])"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74])" office:value-type="string" office:string-value="Images/akula.jpg" calcext:value-type="string">
            <text:p>Images/akula.jpg</text:p>
          </table:table-cell>
          <table:table-cell table:number-matrix-columns-spanned="1" table:number-matrix-rows-spanned="1" table:formula="of:=INDEX([$military_assets.M$1:.M$1048576];[$mil_ass_all.$B74])" office:value-type="string" office:string-value="In Russian, akula means shark" calcext:value-type="string">
            <text:p>In Russian, akula means shark</text:p>
          </table:table-cell>
          <table:table-cell table:number-matrix-columns-spanned="1" table:number-matrix-rows-spanned="1" table:formula="of:=INDEX([$military_assets.N$1:.N$1048576];[$mil_ass_all.$B74])"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6" calcext:value-type="float">
            <text:p>26</text:p>
          </table:table-cell>
          <table:table-cell table:style-name="ce16" office:value-type="string" calcext:value-type="string">
            <text:p>Danlil Moskovskiy</text:p>
          </table:table-cell>
          <table:table-cell table:number-matrix-columns-spanned="1" table:number-matrix-rows-spanned="1" table:formula="of:=INDEX([$military_assets.A$1:.A$1048576];[$mil_ass_all.$B75])" office:value-type="string" office:string-value="Victor III Class SSN" calcext:value-type="string">
            <text:p>Victor III Class SSN</text:p>
          </table:table-cell>
          <table:table-cell table:number-matrix-columns-spanned="1" table:number-matrix-rows-spanned="1" table:formula="of:=INDEX([$military_assets.B$1:.B$1048576];[$mil_ass_all.$B75])" office:value-type="float" office:value="0" calcext:value-type="float">
            <text:p>0</text:p>
          </table:table-cell>
          <table:table-cell table:number-matrix-columns-spanned="1" table:number-matrix-rows-spanned="1" table:formula="of:=INDEX([$military_assets.C$1:.C$1048576];[$mil_ass_all.$B75])" office:value-type="float" office:value="0" calcext:value-type="float">
            <text:p>0</text:p>
          </table:table-cell>
          <table:table-cell table:number-matrix-columns-spanned="1" table:number-matrix-rows-spanned="1" table:formula="of:=INDEX([$military_assets.D$1:.D$1048576];[$mil_ass_all.$B75])" office:value-type="float" office:value="0" calcext:value-type="float">
            <text:p>0</text:p>
          </table:table-cell>
          <table:table-cell table:number-matrix-columns-spanned="1" table:number-matrix-rows-spanned="1" table:formula="of:=INDEX([$military_assets.E$1:.E$1048576];[$mil_ass_all.$B75])" office:value-type="float" office:value="2" calcext:value-type="float">
            <text:p>2</text:p>
          </table:table-cell>
          <table:table-cell table:number-matrix-columns-spanned="1" table:number-matrix-rows-spanned="1" table:formula="of:=INDEX([$military_assets.F$1:.F$1048576];[$mil_ass_all.$B75])" office:value-type="float" office:value="0" calcext:value-type="float">
            <text:p>0</text:p>
          </table:table-cell>
          <table:table-cell table:number-matrix-columns-spanned="1" table:number-matrix-rows-spanned="1" table:formula="of:=INDEX([$military_assets.G$1:.G$1048576];[$mil_ass_all.$B75])" office:value-type="float" office:value="1" calcext:value-type="float">
            <text:p>1</text:p>
          </table:table-cell>
          <table:table-cell table:number-matrix-columns-spanned="1" table:number-matrix-rows-spanned="1" table:formula="of:=INDEX([$military_assets.H$1:.H$1048576];[$mil_ass_all.$B75])" office:value-type="float" office:value="1" calcext:value-type="float">
            <text:p>1</text:p>
          </table:table-cell>
          <table:table-cell table:number-matrix-columns-spanned="1" table:number-matrix-rows-spanned="1" table:formula="of:=INDEX([$military_assets.I$1:.I$1048576];[$mil_ass_all.$B75])" office:value-type="string" office:string-value="RUS" calcext:value-type="string">
            <text:p>RUS</text:p>
          </table:table-cell>
          <table:table-cell table:number-matrix-columns-spanned="1" table:number-matrix-rows-spanned="1" table:formula="of:=INDEX([$military_assets.J$1:.J$1048576];[$mil_ass_all.$B75])" office:value-type="string" office:string-value="Submarine" calcext:value-type="string">
            <text:p>Submarine</text:p>
          </table:table-cell>
          <table:table-cell table:number-matrix-columns-spanned="1" table:number-matrix-rows-spanned="1" table:formula="of:=INDEX([$military_assets.K$1:.K$1048576];[$mil_ass_all.$B75])"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75])" office:value-type="string" office:string-value="Images/victor2.jpg" calcext:value-type="string">
            <text:p>Images/victor2.jpg</text:p>
          </table:table-cell>
          <table:table-cell table:number-matrix-columns-spanned="1" table:number-matrix-rows-spanned="1" table:formula="of:=INDEX([$military_assets.M$1:.M$1048576];[$mil_ass_all.$B75])" office:value-type="string" office:string-value="Nothing fancy, but it ain't bad for government work." calcext:value-type="string">
            <text:p>Nothing fancy, but it ain't bad for government work.</text:p>
          </table:table-cell>
          <table:table-cell table:number-matrix-columns-spanned="1" table:number-matrix-rows-spanned="1" table:formula="of:=INDEX([$military_assets.N$1:.N$1048576];[$mil_ass_all.$B75])"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6" calcext:value-type="float">
            <text:p>26</text:p>
          </table:table-cell>
          <table:table-cell office:value-type="string" calcext:value-type="string">
            <text:p>Tambov</text:p>
          </table:table-cell>
          <table:table-cell table:number-matrix-columns-spanned="1" table:number-matrix-rows-spanned="1" table:formula="of:=INDEX([$military_assets.A$1:.A$1048576];[$mil_ass_all.$B76])" office:value-type="string" office:string-value="Victor III Class SSN" calcext:value-type="string">
            <text:p>Victor III Class SSN</text:p>
          </table:table-cell>
          <table:table-cell table:number-matrix-columns-spanned="1" table:number-matrix-rows-spanned="1" table:formula="of:=INDEX([$military_assets.B$1:.B$1048576];[$mil_ass_all.$B76])" office:value-type="float" office:value="0" calcext:value-type="float">
            <text:p>0</text:p>
          </table:table-cell>
          <table:table-cell table:number-matrix-columns-spanned="1" table:number-matrix-rows-spanned="1" table:formula="of:=INDEX([$military_assets.C$1:.C$1048576];[$mil_ass_all.$B76])" office:value-type="float" office:value="0" calcext:value-type="float">
            <text:p>0</text:p>
          </table:table-cell>
          <table:table-cell table:number-matrix-columns-spanned="1" table:number-matrix-rows-spanned="1" table:formula="of:=INDEX([$military_assets.D$1:.D$1048576];[$mil_ass_all.$B76])" office:value-type="float" office:value="0" calcext:value-type="float">
            <text:p>0</text:p>
          </table:table-cell>
          <table:table-cell table:number-matrix-columns-spanned="1" table:number-matrix-rows-spanned="1" table:formula="of:=INDEX([$military_assets.E$1:.E$1048576];[$mil_ass_all.$B76])" office:value-type="float" office:value="2" calcext:value-type="float">
            <text:p>2</text:p>
          </table:table-cell>
          <table:table-cell table:number-matrix-columns-spanned="1" table:number-matrix-rows-spanned="1" table:formula="of:=INDEX([$military_assets.F$1:.F$1048576];[$mil_ass_all.$B76])" office:value-type="float" office:value="0" calcext:value-type="float">
            <text:p>0</text:p>
          </table:table-cell>
          <table:table-cell table:number-matrix-columns-spanned="1" table:number-matrix-rows-spanned="1" table:formula="of:=INDEX([$military_assets.G$1:.G$1048576];[$mil_ass_all.$B76])" office:value-type="float" office:value="1" calcext:value-type="float">
            <text:p>1</text:p>
          </table:table-cell>
          <table:table-cell table:number-matrix-columns-spanned="1" table:number-matrix-rows-spanned="1" table:formula="of:=INDEX([$military_assets.H$1:.H$1048576];[$mil_ass_all.$B76])" office:value-type="float" office:value="1" calcext:value-type="float">
            <text:p>1</text:p>
          </table:table-cell>
          <table:table-cell table:number-matrix-columns-spanned="1" table:number-matrix-rows-spanned="1" table:formula="of:=INDEX([$military_assets.I$1:.I$1048576];[$mil_ass_all.$B76])" office:value-type="string" office:string-value="RUS" calcext:value-type="string">
            <text:p>RUS</text:p>
          </table:table-cell>
          <table:table-cell table:number-matrix-columns-spanned="1" table:number-matrix-rows-spanned="1" table:formula="of:=INDEX([$military_assets.J$1:.J$1048576];[$mil_ass_all.$B76])" office:value-type="string" office:string-value="Submarine" calcext:value-type="string">
            <text:p>Submarine</text:p>
          </table:table-cell>
          <table:table-cell table:number-matrix-columns-spanned="1" table:number-matrix-rows-spanned="1" table:formula="of:=INDEX([$military_assets.K$1:.K$1048576];[$mil_ass_all.$B76])"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76])" office:value-type="string" office:string-value="Images/victor2.jpg" calcext:value-type="string">
            <text:p>Images/victor2.jpg</text:p>
          </table:table-cell>
          <table:table-cell table:number-matrix-columns-spanned="1" table:number-matrix-rows-spanned="1" table:formula="of:=INDEX([$military_assets.M$1:.M$1048576];[$mil_ass_all.$B76])" office:value-type="string" office:string-value="Nothing fancy, but it ain't bad for government work." calcext:value-type="string">
            <text:p>Nothing fancy, but it ain't bad for government work.</text:p>
          </table:table-cell>
          <table:table-cell table:number-matrix-columns-spanned="1" table:number-matrix-rows-spanned="1" table:formula="of:=INDEX([$military_assets.N$1:.N$1048576];[$mil_ass_all.$B76])"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6" calcext:value-type="float">
            <text:p>26</text:p>
          </table:table-cell>
          <table:table-cell table:style-name="ce16" office:value-type="string" calcext:value-type="string">
            <text:p>Obninsk</text:p>
          </table:table-cell>
          <table:table-cell table:number-matrix-columns-spanned="1" table:number-matrix-rows-spanned="1" table:formula="of:=INDEX([$military_assets.A$1:.A$1048576];[$mil_ass_all.$B77])" office:value-type="string" office:string-value="Victor III Class SSN" calcext:value-type="string">
            <text:p>Victor III Class SSN</text:p>
          </table:table-cell>
          <table:table-cell table:number-matrix-columns-spanned="1" table:number-matrix-rows-spanned="1" table:formula="of:=INDEX([$military_assets.B$1:.B$1048576];[$mil_ass_all.$B77])" office:value-type="float" office:value="0" calcext:value-type="float">
            <text:p>0</text:p>
          </table:table-cell>
          <table:table-cell table:number-matrix-columns-spanned="1" table:number-matrix-rows-spanned="1" table:formula="of:=INDEX([$military_assets.C$1:.C$1048576];[$mil_ass_all.$B77])" office:value-type="float" office:value="0" calcext:value-type="float">
            <text:p>0</text:p>
          </table:table-cell>
          <table:table-cell table:number-matrix-columns-spanned="1" table:number-matrix-rows-spanned="1" table:formula="of:=INDEX([$military_assets.D$1:.D$1048576];[$mil_ass_all.$B77])" office:value-type="float" office:value="0" calcext:value-type="float">
            <text:p>0</text:p>
          </table:table-cell>
          <table:table-cell table:number-matrix-columns-spanned="1" table:number-matrix-rows-spanned="1" table:formula="of:=INDEX([$military_assets.E$1:.E$1048576];[$mil_ass_all.$B77])" office:value-type="float" office:value="2" calcext:value-type="float">
            <text:p>2</text:p>
          </table:table-cell>
          <table:table-cell table:number-matrix-columns-spanned="1" table:number-matrix-rows-spanned="1" table:formula="of:=INDEX([$military_assets.F$1:.F$1048576];[$mil_ass_all.$B77])" office:value-type="float" office:value="0" calcext:value-type="float">
            <text:p>0</text:p>
          </table:table-cell>
          <table:table-cell table:number-matrix-columns-spanned="1" table:number-matrix-rows-spanned="1" table:formula="of:=INDEX([$military_assets.G$1:.G$1048576];[$mil_ass_all.$B77])" office:value-type="float" office:value="1" calcext:value-type="float">
            <text:p>1</text:p>
          </table:table-cell>
          <table:table-cell table:number-matrix-columns-spanned="1" table:number-matrix-rows-spanned="1" table:formula="of:=INDEX([$military_assets.H$1:.H$1048576];[$mil_ass_all.$B77])" office:value-type="float" office:value="1" calcext:value-type="float">
            <text:p>1</text:p>
          </table:table-cell>
          <table:table-cell table:number-matrix-columns-spanned="1" table:number-matrix-rows-spanned="1" table:formula="of:=INDEX([$military_assets.I$1:.I$1048576];[$mil_ass_all.$B77])" office:value-type="string" office:string-value="RUS" calcext:value-type="string">
            <text:p>RUS</text:p>
          </table:table-cell>
          <table:table-cell table:number-matrix-columns-spanned="1" table:number-matrix-rows-spanned="1" table:formula="of:=INDEX([$military_assets.J$1:.J$1048576];[$mil_ass_all.$B77])" office:value-type="string" office:string-value="Submarine" calcext:value-type="string">
            <text:p>Submarine</text:p>
          </table:table-cell>
          <table:table-cell table:number-matrix-columns-spanned="1" table:number-matrix-rows-spanned="1" table:formula="of:=INDEX([$military_assets.K$1:.K$1048576];[$mil_ass_all.$B77])"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77])" office:value-type="string" office:string-value="Images/victor2.jpg" calcext:value-type="string">
            <text:p>Images/victor2.jpg</text:p>
          </table:table-cell>
          <table:table-cell table:number-matrix-columns-spanned="1" table:number-matrix-rows-spanned="1" table:formula="of:=INDEX([$military_assets.M$1:.M$1048576];[$mil_ass_all.$B77])" office:value-type="string" office:string-value="Nothing fancy, but it ain't bad for government work." calcext:value-type="string">
            <text:p>Nothing fancy, but it ain't bad for government work.</text:p>
          </table:table-cell>
          <table:table-cell table:number-matrix-columns-spanned="1" table:number-matrix-rows-spanned="1" table:formula="of:=INDEX([$military_assets.N$1:.N$1048576];[$mil_ass_all.$B77])"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6" calcext:value-type="float">
            <text:p>26</text:p>
          </table:table-cell>
          <table:table-cell office:value-type="string" calcext:value-type="string">
            <text:p>Nizny Novgorod</text:p>
          </table:table-cell>
          <table:table-cell table:number-matrix-columns-spanned="1" table:number-matrix-rows-spanned="1" table:formula="of:=INDEX([$military_assets.A$1:.A$1048576];[$mil_ass_all.$B78])" office:value-type="string" office:string-value="Victor III Class SSN" calcext:value-type="string">
            <text:p>Victor III Class SSN</text:p>
          </table:table-cell>
          <table:table-cell table:number-matrix-columns-spanned="1" table:number-matrix-rows-spanned="1" table:formula="of:=INDEX([$military_assets.B$1:.B$1048576];[$mil_ass_all.$B78])" office:value-type="float" office:value="0" calcext:value-type="float">
            <text:p>0</text:p>
          </table:table-cell>
          <table:table-cell table:number-matrix-columns-spanned="1" table:number-matrix-rows-spanned="1" table:formula="of:=INDEX([$military_assets.C$1:.C$1048576];[$mil_ass_all.$B78])" office:value-type="float" office:value="0" calcext:value-type="float">
            <text:p>0</text:p>
          </table:table-cell>
          <table:table-cell table:number-matrix-columns-spanned="1" table:number-matrix-rows-spanned="1" table:formula="of:=INDEX([$military_assets.D$1:.D$1048576];[$mil_ass_all.$B78])" office:value-type="float" office:value="0" calcext:value-type="float">
            <text:p>0</text:p>
          </table:table-cell>
          <table:table-cell table:number-matrix-columns-spanned="1" table:number-matrix-rows-spanned="1" table:formula="of:=INDEX([$military_assets.E$1:.E$1048576];[$mil_ass_all.$B78])" office:value-type="float" office:value="2" calcext:value-type="float">
            <text:p>2</text:p>
          </table:table-cell>
          <table:table-cell table:number-matrix-columns-spanned="1" table:number-matrix-rows-spanned="1" table:formula="of:=INDEX([$military_assets.F$1:.F$1048576];[$mil_ass_all.$B78])" office:value-type="float" office:value="0" calcext:value-type="float">
            <text:p>0</text:p>
          </table:table-cell>
          <table:table-cell table:number-matrix-columns-spanned="1" table:number-matrix-rows-spanned="1" table:formula="of:=INDEX([$military_assets.G$1:.G$1048576];[$mil_ass_all.$B78])" office:value-type="float" office:value="1" calcext:value-type="float">
            <text:p>1</text:p>
          </table:table-cell>
          <table:table-cell table:number-matrix-columns-spanned="1" table:number-matrix-rows-spanned="1" table:formula="of:=INDEX([$military_assets.H$1:.H$1048576];[$mil_ass_all.$B78])" office:value-type="float" office:value="1" calcext:value-type="float">
            <text:p>1</text:p>
          </table:table-cell>
          <table:table-cell table:number-matrix-columns-spanned="1" table:number-matrix-rows-spanned="1" table:formula="of:=INDEX([$military_assets.I$1:.I$1048576];[$mil_ass_all.$B78])" office:value-type="string" office:string-value="RUS" calcext:value-type="string">
            <text:p>RUS</text:p>
          </table:table-cell>
          <table:table-cell table:number-matrix-columns-spanned="1" table:number-matrix-rows-spanned="1" table:formula="of:=INDEX([$military_assets.J$1:.J$1048576];[$mil_ass_all.$B78])" office:value-type="string" office:string-value="Submarine" calcext:value-type="string">
            <text:p>Submarine</text:p>
          </table:table-cell>
          <table:table-cell table:number-matrix-columns-spanned="1" table:number-matrix-rows-spanned="1" table:formula="of:=INDEX([$military_assets.K$1:.K$1048576];[$mil_ass_all.$B78])"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all.$B78])" office:value-type="string" office:string-value="Images/victor2.jpg" calcext:value-type="string">
            <text:p>Images/victor2.jpg</text:p>
          </table:table-cell>
          <table:table-cell table:number-matrix-columns-spanned="1" table:number-matrix-rows-spanned="1" table:formula="of:=INDEX([$military_assets.M$1:.M$1048576];[$mil_ass_all.$B78])" office:value-type="string" office:string-value="Nothing fancy, but it ain't bad for government work." calcext:value-type="string">
            <text:p>Nothing fancy, but it ain't bad for government work.</text:p>
          </table:table-cell>
          <table:table-cell table:number-matrix-columns-spanned="1" table:number-matrix-rows-spanned="1" table:formula="of:=INDEX([$military_assets.N$1:.N$1048576];[$mil_ass_all.$B78])"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2" calcext:value-type="float">
            <text:p>22</text:p>
          </table:table-cell>
          <table:table-cell office:value-type="string" calcext:value-type="string">
            <text:p>Sankt Peterburg</text:p>
          </table:table-cell>
          <table:table-cell table:number-matrix-columns-spanned="1" table:number-matrix-rows-spanned="1" table:formula="of:=INDEX([$military_assets.A$1:.A$1048576];[$mil_ass_all.$B79])" office:value-type="string" office:string-value="Lada Class SSK" calcext:value-type="string">
            <text:p>Lada Class SSK</text:p>
          </table:table-cell>
          <table:table-cell table:number-matrix-columns-spanned="1" table:number-matrix-rows-spanned="1" table:formula="of:=INDEX([$military_assets.B$1:.B$1048576];[$mil_ass_all.$B79])" office:value-type="float" office:value="0" calcext:value-type="float">
            <text:p>0</text:p>
          </table:table-cell>
          <table:table-cell table:number-matrix-columns-spanned="1" table:number-matrix-rows-spanned="1" table:formula="of:=INDEX([$military_assets.C$1:.C$1048576];[$mil_ass_all.$B79])" office:value-type="float" office:value="0" calcext:value-type="float">
            <text:p>0</text:p>
          </table:table-cell>
          <table:table-cell table:number-matrix-columns-spanned="1" table:number-matrix-rows-spanned="1" table:formula="of:=INDEX([$military_assets.D$1:.D$1048576];[$mil_ass_all.$B79])" office:value-type="float" office:value="0" calcext:value-type="float">
            <text:p>0</text:p>
          </table:table-cell>
          <table:table-cell table:number-matrix-columns-spanned="1" table:number-matrix-rows-spanned="1" table:formula="of:=INDEX([$military_assets.E$1:.E$1048576];[$mil_ass_all.$B79])" office:value-type="float" office:value="3" calcext:value-type="float">
            <text:p>3</text:p>
          </table:table-cell>
          <table:table-cell table:number-matrix-columns-spanned="1" table:number-matrix-rows-spanned="1" table:formula="of:=INDEX([$military_assets.F$1:.F$1048576];[$mil_ass_all.$B79])" office:value-type="float" office:value="0" calcext:value-type="float">
            <text:p>0</text:p>
          </table:table-cell>
          <table:table-cell table:number-matrix-columns-spanned="1" table:number-matrix-rows-spanned="1" table:formula="of:=INDEX([$military_assets.G$1:.G$1048576];[$mil_ass_all.$B79])" office:value-type="float" office:value="2" calcext:value-type="float">
            <text:p>2</text:p>
          </table:table-cell>
          <table:table-cell table:number-matrix-columns-spanned="1" table:number-matrix-rows-spanned="1" table:formula="of:=INDEX([$military_assets.H$1:.H$1048576];[$mil_ass_all.$B79])" office:value-type="float" office:value="2" calcext:value-type="float">
            <text:p>2</text:p>
          </table:table-cell>
          <table:table-cell table:number-matrix-columns-spanned="1" table:number-matrix-rows-spanned="1" table:formula="of:=INDEX([$military_assets.I$1:.I$1048576];[$mil_ass_all.$B79])" office:value-type="string" office:string-value="RUS" calcext:value-type="string">
            <text:p>RUS</text:p>
          </table:table-cell>
          <table:table-cell table:number-matrix-columns-spanned="1" table:number-matrix-rows-spanned="1" table:formula="of:=INDEX([$military_assets.J$1:.J$1048576];[$mil_ass_all.$B79])" office:value-type="string" office:string-value="Submarine" calcext:value-type="string">
            <text:p>Submarine</text:p>
          </table:table-cell>
          <table:table-cell table:number-matrix-columns-spanned="1" table:number-matrix-rows-spanned="1" table:formula="of:=INDEX([$military_assets.K$1:.K$1048576];[$mil_ass_all.$B79])" office:value-type="string" office:string-value="Hidden: Can be played face down. &#10;Ambush: This asset deals damage during the Ambush Damage Step.&#10;Coastal Defender: Cannot be declared as an attacker." calcext:value-type="string">
            <text:p>Hidden: Can be played face down. </text:p>
            <text:p>Ambush: This asset deals damage during the Ambush Damage Step.</text:p>
            <text:p>Coastal Defender: Cannot be declared as an attacker.</text:p>
          </table:table-cell>
          <table:table-cell table:number-matrix-columns-spanned="1" table:number-matrix-rows-spanned="1" table:formula="of:=INDEX([$military_assets.L$1:.L$1048576];[$mil_ass_all.$B79])" office:value-type="string" office:string-value="Images/lada.jpg" calcext:value-type="string">
            <text:p>Images/lada.jpg</text:p>
          </table:table-cell>
          <table:table-cell table:number-matrix-columns-spanned="1" table:number-matrix-rows-spanned="1" table:formula="of:=INDEX([$military_assets.M$1:.M$1048576];[$mil_ass_all.$B79])" office:value-type="string" office:string-value="Although shorter-ranged than nuclear attack submarines, diesel-electric attack submarines are smaller, quieter and nearly as well armed." calcext:value-type="string">
            <text:p>Although shorter-ranged than nuclear attack submarines, diesel-electric attack submarines are smaller, quieter and nearly as well armed.</text:p>
          </table:table-cell>
          <table:table-cell table:number-matrix-columns-spanned="1" table:number-matrix-rows-spanned="1" table:formula="of:=INDEX([$military_assets.N$1:.N$1048576];[$mil_ass_all.$B79])"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2" calcext:value-type="float">
            <text:p>22</text:p>
          </table:table-cell>
          <table:table-cell office:value-type="string" calcext:value-type="string">
            <text:p>Kronshtadt</text:p>
          </table:table-cell>
          <table:table-cell table:number-matrix-columns-spanned="1" table:number-matrix-rows-spanned="1" table:formula="of:=INDEX([$military_assets.A$1:.A$1048576];[$mil_ass_all.$B80])" office:value-type="string" office:string-value="Lada Class SSK" calcext:value-type="string">
            <text:p>Lada Class SSK</text:p>
          </table:table-cell>
          <table:table-cell table:number-matrix-columns-spanned="1" table:number-matrix-rows-spanned="1" table:formula="of:=INDEX([$military_assets.B$1:.B$1048576];[$mil_ass_all.$B80])" office:value-type="float" office:value="0" calcext:value-type="float">
            <text:p>0</text:p>
          </table:table-cell>
          <table:table-cell table:number-matrix-columns-spanned="1" table:number-matrix-rows-spanned="1" table:formula="of:=INDEX([$military_assets.C$1:.C$1048576];[$mil_ass_all.$B80])" office:value-type="float" office:value="0" calcext:value-type="float">
            <text:p>0</text:p>
          </table:table-cell>
          <table:table-cell table:number-matrix-columns-spanned="1" table:number-matrix-rows-spanned="1" table:formula="of:=INDEX([$military_assets.D$1:.D$1048576];[$mil_ass_all.$B80])" office:value-type="float" office:value="0" calcext:value-type="float">
            <text:p>0</text:p>
          </table:table-cell>
          <table:table-cell table:number-matrix-columns-spanned="1" table:number-matrix-rows-spanned="1" table:formula="of:=INDEX([$military_assets.E$1:.E$1048576];[$mil_ass_all.$B80])" office:value-type="float" office:value="3" calcext:value-type="float">
            <text:p>3</text:p>
          </table:table-cell>
          <table:table-cell table:number-matrix-columns-spanned="1" table:number-matrix-rows-spanned="1" table:formula="of:=INDEX([$military_assets.F$1:.F$1048576];[$mil_ass_all.$B80])" office:value-type="float" office:value="0" calcext:value-type="float">
            <text:p>0</text:p>
          </table:table-cell>
          <table:table-cell table:number-matrix-columns-spanned="1" table:number-matrix-rows-spanned="1" table:formula="of:=INDEX([$military_assets.G$1:.G$1048576];[$mil_ass_all.$B80])" office:value-type="float" office:value="2" calcext:value-type="float">
            <text:p>2</text:p>
          </table:table-cell>
          <table:table-cell table:number-matrix-columns-spanned="1" table:number-matrix-rows-spanned="1" table:formula="of:=INDEX([$military_assets.H$1:.H$1048576];[$mil_ass_all.$B80])" office:value-type="float" office:value="2" calcext:value-type="float">
            <text:p>2</text:p>
          </table:table-cell>
          <table:table-cell table:number-matrix-columns-spanned="1" table:number-matrix-rows-spanned="1" table:formula="of:=INDEX([$military_assets.I$1:.I$1048576];[$mil_ass_all.$B80])" office:value-type="string" office:string-value="RUS" calcext:value-type="string">
            <text:p>RUS</text:p>
          </table:table-cell>
          <table:table-cell table:number-matrix-columns-spanned="1" table:number-matrix-rows-spanned="1" table:formula="of:=INDEX([$military_assets.J$1:.J$1048576];[$mil_ass_all.$B80])" office:value-type="string" office:string-value="Submarine" calcext:value-type="string">
            <text:p>Submarine</text:p>
          </table:table-cell>
          <table:table-cell table:number-matrix-columns-spanned="1" table:number-matrix-rows-spanned="1" table:formula="of:=INDEX([$military_assets.K$1:.K$1048576];[$mil_ass_all.$B80])" office:value-type="string" office:string-value="Hidden: Can be played face down. &#10;Ambush: This asset deals damage during the Ambush Damage Step.&#10;Coastal Defender: Cannot be declared as an attacker." calcext:value-type="string">
            <text:p>Hidden: Can be played face down. </text:p>
            <text:p>Ambush: This asset deals damage during the Ambush Damage Step.</text:p>
            <text:p>Coastal Defender: Cannot be declared as an attacker.</text:p>
          </table:table-cell>
          <table:table-cell table:number-matrix-columns-spanned="1" table:number-matrix-rows-spanned="1" table:formula="of:=INDEX([$military_assets.L$1:.L$1048576];[$mil_ass_all.$B80])" office:value-type="string" office:string-value="Images/lada.jpg" calcext:value-type="string">
            <text:p>Images/lada.jpg</text:p>
          </table:table-cell>
          <table:table-cell table:number-matrix-columns-spanned="1" table:number-matrix-rows-spanned="1" table:formula="of:=INDEX([$military_assets.M$1:.M$1048576];[$mil_ass_all.$B80])" office:value-type="string" office:string-value="Although shorter-ranged than nuclear attack submarines, diesel-electric attack submarines are smaller, quieter and nearly as well armed." calcext:value-type="string">
            <text:p>Although shorter-ranged than nuclear attack submarines, diesel-electric attack submarines are smaller, quieter and nearly as well armed.</text:p>
          </table:table-cell>
          <table:table-cell table:number-matrix-columns-spanned="1" table:number-matrix-rows-spanned="1" table:formula="of:=INDEX([$military_assets.N$1:.N$1048576];[$mil_ass_all.$B80])"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24" calcext:value-type="float">
            <text:p>24</text:p>
          </table:table-cell>
          <table:table-cell office:value-type="string" calcext:value-type="string">
            <text:p>100th Regiment</text:p>
          </table:table-cell>
          <table:table-cell table:number-matrix-columns-spanned="1" table:number-matrix-rows-spanned="1" table:formula="of:=INDEX([$military_assets.A$1:.A$1048576];[$mil_ass_all.$B81])" office:value-type="string" office:string-value="Mig-29K Fulcrum-D" calcext:value-type="string">
            <text:p>Mig-29K Fulcrum-D</text:p>
          </table:table-cell>
          <table:table-cell table:number-matrix-columns-spanned="1" table:number-matrix-rows-spanned="1" table:formula="of:=INDEX([$military_assets.B$1:.B$1048576];[$mil_ass_all.$B81])" office:value-type="float" office:value="0" calcext:value-type="float">
            <text:p>0</text:p>
          </table:table-cell>
          <table:table-cell table:number-matrix-columns-spanned="1" table:number-matrix-rows-spanned="1" table:formula="of:=INDEX([$military_assets.C$1:.C$1048576];[$mil_ass_all.$B81])" office:value-type="float" office:value="0" calcext:value-type="float">
            <text:p>0</text:p>
          </table:table-cell>
          <table:table-cell table:number-matrix-columns-spanned="1" table:number-matrix-rows-spanned="1" table:formula="of:=INDEX([$military_assets.D$1:.D$1048576];[$mil_ass_all.$B81])" office:value-type="float" office:value="0" calcext:value-type="float">
            <text:p>0</text:p>
          </table:table-cell>
          <table:table-cell table:number-matrix-columns-spanned="1" table:number-matrix-rows-spanned="1" table:formula="of:=INDEX([$military_assets.E$1:.E$1048576];[$mil_ass_all.$B81])" office:value-type="float" office:value="4" calcext:value-type="float">
            <text:p>4</text:p>
          </table:table-cell>
          <table:table-cell table:number-matrix-columns-spanned="1" table:number-matrix-rows-spanned="1" table:formula="of:=INDEX([$military_assets.F$1:.F$1048576];[$mil_ass_all.$B81])" office:value-type="float" office:value="3" calcext:value-type="float">
            <text:p>3</text:p>
          </table:table-cell>
          <table:table-cell table:number-matrix-columns-spanned="1" table:number-matrix-rows-spanned="1" table:formula="of:=INDEX([$military_assets.G$1:.G$1048576];[$mil_ass_all.$B81])" office:value-type="float" office:value="3" calcext:value-type="float">
            <text:p>3</text:p>
          </table:table-cell>
          <table:table-cell table:number-matrix-columns-spanned="1" table:number-matrix-rows-spanned="1" table:formula="of:=INDEX([$military_assets.H$1:.H$1048576];[$mil_ass_all.$B81])" office:value-type="float" office:value="1" calcext:value-type="float">
            <text:p>1</text:p>
          </table:table-cell>
          <table:table-cell table:number-matrix-columns-spanned="1" table:number-matrix-rows-spanned="1" table:formula="of:=INDEX([$military_assets.I$1:.I$1048576];[$mil_ass_all.$B81])" office:value-type="string" office:string-value="RUS" calcext:value-type="string">
            <text:p>RUS</text:p>
          </table:table-cell>
          <table:table-cell table:number-matrix-columns-spanned="1" table:number-matrix-rows-spanned="1" table:formula="of:=INDEX([$military_assets.J$1:.J$1048576];[$mil_ass_all.$B81])" office:value-type="string" office:string-value="Squadron" calcext:value-type="string">
            <text:p>Squadron</text:p>
          </table:table-cell>
          <table:table-cell table:number-matrix-columns-spanned="1" table:number-matrix-rows-spanned="1" table:formula="of:=INDEX([$military_assets.K$1:.K$1048576];[$mil_ass_all.$B81])" office:value-type="string" office:string-value="Hidden: Can be played face down. &#10;STOBAR-Compatible." calcext:value-type="string">
            <text:p>Hidden: Can be played face down. </text:p>
            <text:p>STOBAR-Compatible.</text:p>
          </table:table-cell>
          <table:table-cell table:number-matrix-columns-spanned="1" table:number-matrix-rows-spanned="1" table:formula="of:=INDEX([$military_assets.L$1:.L$1048576];[$mil_ass_all.$B81])" office:value-type="string" office:string-value="Images/mig29k.jpg" calcext:value-type="string">
            <text:p>Images/mig29k.jpg</text:p>
          </table:table-cell>
          <table:table-cell table:number-matrix-columns-spanned="1" table:number-matrix-rows-spanned="1" table:formula="of:=INDEX([$military_assets.M$1:.M$1048576];[$mil_ass_all.$B81])" office:value-type="string" office:string-value="With a $15M unit cost conceivably affordable by even second-tier NBA starters, the Mig-29K is proof that performance and price are not always at odds." calcext:value-type="string">
            <text:p>With a $15M unit cost conceivably affordable by even second-tier NBA starters, the Mig-29K is proof that performance and price are not always at odds.</text:p>
          </table:table-cell>
          <table:table-cell table:number-matrix-columns-spanned="1" table:number-matrix-rows-spanned="1" table:formula="of:=INDEX([$military_assets.N$1:.N$1048576];[$mil_ass_all.$B81])"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24" calcext:value-type="float">
            <text:p>24</text:p>
          </table:table-cell>
          <table:table-cell office:value-type="string" calcext:value-type="string">
            <text:p>101st Regiment</text:p>
          </table:table-cell>
          <table:table-cell table:number-matrix-columns-spanned="1" table:number-matrix-rows-spanned="1" table:formula="of:=INDEX([$military_assets.A$1:.A$1048576];[$mil_ass_all.$B82])" office:value-type="string" office:string-value="Mig-29K Fulcrum-D" calcext:value-type="string">
            <text:p>Mig-29K Fulcrum-D</text:p>
          </table:table-cell>
          <table:table-cell table:number-matrix-columns-spanned="1" table:number-matrix-rows-spanned="1" table:formula="of:=INDEX([$military_assets.B$1:.B$1048576];[$mil_ass_all.$B82])" office:value-type="float" office:value="0" calcext:value-type="float">
            <text:p>0</text:p>
          </table:table-cell>
          <table:table-cell table:number-matrix-columns-spanned="1" table:number-matrix-rows-spanned="1" table:formula="of:=INDEX([$military_assets.C$1:.C$1048576];[$mil_ass_all.$B82])" office:value-type="float" office:value="0" calcext:value-type="float">
            <text:p>0</text:p>
          </table:table-cell>
          <table:table-cell table:number-matrix-columns-spanned="1" table:number-matrix-rows-spanned="1" table:formula="of:=INDEX([$military_assets.D$1:.D$1048576];[$mil_ass_all.$B82])" office:value-type="float" office:value="0" calcext:value-type="float">
            <text:p>0</text:p>
          </table:table-cell>
          <table:table-cell table:number-matrix-columns-spanned="1" table:number-matrix-rows-spanned="1" table:formula="of:=INDEX([$military_assets.E$1:.E$1048576];[$mil_ass_all.$B82])" office:value-type="float" office:value="4" calcext:value-type="float">
            <text:p>4</text:p>
          </table:table-cell>
          <table:table-cell table:number-matrix-columns-spanned="1" table:number-matrix-rows-spanned="1" table:formula="of:=INDEX([$military_assets.F$1:.F$1048576];[$mil_ass_all.$B82])" office:value-type="float" office:value="3" calcext:value-type="float">
            <text:p>3</text:p>
          </table:table-cell>
          <table:table-cell table:number-matrix-columns-spanned="1" table:number-matrix-rows-spanned="1" table:formula="of:=INDEX([$military_assets.G$1:.G$1048576];[$mil_ass_all.$B82])" office:value-type="float" office:value="3" calcext:value-type="float">
            <text:p>3</text:p>
          </table:table-cell>
          <table:table-cell table:number-matrix-columns-spanned="1" table:number-matrix-rows-spanned="1" table:formula="of:=INDEX([$military_assets.H$1:.H$1048576];[$mil_ass_all.$B82])" office:value-type="float" office:value="1" calcext:value-type="float">
            <text:p>1</text:p>
          </table:table-cell>
          <table:table-cell table:number-matrix-columns-spanned="1" table:number-matrix-rows-spanned="1" table:formula="of:=INDEX([$military_assets.I$1:.I$1048576];[$mil_ass_all.$B82])" office:value-type="string" office:string-value="RUS" calcext:value-type="string">
            <text:p>RUS</text:p>
          </table:table-cell>
          <table:table-cell table:number-matrix-columns-spanned="1" table:number-matrix-rows-spanned="1" table:formula="of:=INDEX([$military_assets.J$1:.J$1048576];[$mil_ass_all.$B82])" office:value-type="string" office:string-value="Squadron" calcext:value-type="string">
            <text:p>Squadron</text:p>
          </table:table-cell>
          <table:table-cell table:number-matrix-columns-spanned="1" table:number-matrix-rows-spanned="1" table:formula="of:=INDEX([$military_assets.K$1:.K$1048576];[$mil_ass_all.$B82])" office:value-type="string" office:string-value="Hidden: Can be played face down. &#10;STOBAR-Compatible." calcext:value-type="string">
            <text:p>Hidden: Can be played face down. </text:p>
            <text:p>STOBAR-Compatible.</text:p>
          </table:table-cell>
          <table:table-cell table:number-matrix-columns-spanned="1" table:number-matrix-rows-spanned="1" table:formula="of:=INDEX([$military_assets.L$1:.L$1048576];[$mil_ass_all.$B82])" office:value-type="string" office:string-value="Images/mig29k.jpg" calcext:value-type="string">
            <text:p>Images/mig29k.jpg</text:p>
          </table:table-cell>
          <table:table-cell table:number-matrix-columns-spanned="1" table:number-matrix-rows-spanned="1" table:formula="of:=INDEX([$military_assets.M$1:.M$1048576];[$mil_ass_all.$B82])" office:value-type="string" office:string-value="With a $15M unit cost conceivably affordable by even second-tier NBA starters, the Mig-29K is proof that performance and price are not always at odds." calcext:value-type="string">
            <text:p>With a $15M unit cost conceivably affordable by even second-tier NBA starters, the Mig-29K is proof that performance and price are not always at odds.</text:p>
          </table:table-cell>
          <table:table-cell table:number-matrix-columns-spanned="1" table:number-matrix-rows-spanned="1" table:formula="of:=INDEX([$military_assets.N$1:.N$1048576];[$mil_ass_all.$B82])"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24" calcext:value-type="float">
            <text:p>24</text:p>
          </table:table-cell>
          <table:table-cell table:style-name="ce16" office:value-type="string" calcext:value-type="string">
            <text:p>102nd Regiment</text:p>
          </table:table-cell>
          <table:table-cell table:number-matrix-columns-spanned="1" table:number-matrix-rows-spanned="1" table:formula="of:=INDEX([$military_assets.A$1:.A$1048576];[$mil_ass_all.$B83])" office:value-type="string" office:string-value="Mig-29K Fulcrum-D" calcext:value-type="string">
            <text:p>Mig-29K Fulcrum-D</text:p>
          </table:table-cell>
          <table:table-cell table:number-matrix-columns-spanned="1" table:number-matrix-rows-spanned="1" table:formula="of:=INDEX([$military_assets.B$1:.B$1048576];[$mil_ass_all.$B83])" office:value-type="float" office:value="0" calcext:value-type="float">
            <text:p>0</text:p>
          </table:table-cell>
          <table:table-cell table:number-matrix-columns-spanned="1" table:number-matrix-rows-spanned="1" table:formula="of:=INDEX([$military_assets.C$1:.C$1048576];[$mil_ass_all.$B83])" office:value-type="float" office:value="0" calcext:value-type="float">
            <text:p>0</text:p>
          </table:table-cell>
          <table:table-cell table:number-matrix-columns-spanned="1" table:number-matrix-rows-spanned="1" table:formula="of:=INDEX([$military_assets.D$1:.D$1048576];[$mil_ass_all.$B83])" office:value-type="float" office:value="0" calcext:value-type="float">
            <text:p>0</text:p>
          </table:table-cell>
          <table:table-cell table:number-matrix-columns-spanned="1" table:number-matrix-rows-spanned="1" table:formula="of:=INDEX([$military_assets.E$1:.E$1048576];[$mil_ass_all.$B83])" office:value-type="float" office:value="4" calcext:value-type="float">
            <text:p>4</text:p>
          </table:table-cell>
          <table:table-cell table:number-matrix-columns-spanned="1" table:number-matrix-rows-spanned="1" table:formula="of:=INDEX([$military_assets.F$1:.F$1048576];[$mil_ass_all.$B83])" office:value-type="float" office:value="3" calcext:value-type="float">
            <text:p>3</text:p>
          </table:table-cell>
          <table:table-cell table:number-matrix-columns-spanned="1" table:number-matrix-rows-spanned="1" table:formula="of:=INDEX([$military_assets.G$1:.G$1048576];[$mil_ass_all.$B83])" office:value-type="float" office:value="3" calcext:value-type="float">
            <text:p>3</text:p>
          </table:table-cell>
          <table:table-cell table:number-matrix-columns-spanned="1" table:number-matrix-rows-spanned="1" table:formula="of:=INDEX([$military_assets.H$1:.H$1048576];[$mil_ass_all.$B83])" office:value-type="float" office:value="1" calcext:value-type="float">
            <text:p>1</text:p>
          </table:table-cell>
          <table:table-cell table:number-matrix-columns-spanned="1" table:number-matrix-rows-spanned="1" table:formula="of:=INDEX([$military_assets.I$1:.I$1048576];[$mil_ass_all.$B83])" office:value-type="string" office:string-value="RUS" calcext:value-type="string">
            <text:p>RUS</text:p>
          </table:table-cell>
          <table:table-cell table:number-matrix-columns-spanned="1" table:number-matrix-rows-spanned="1" table:formula="of:=INDEX([$military_assets.J$1:.J$1048576];[$mil_ass_all.$B83])" office:value-type="string" office:string-value="Squadron" calcext:value-type="string">
            <text:p>Squadron</text:p>
          </table:table-cell>
          <table:table-cell table:number-matrix-columns-spanned="1" table:number-matrix-rows-spanned="1" table:formula="of:=INDEX([$military_assets.K$1:.K$1048576];[$mil_ass_all.$B83])" office:value-type="string" office:string-value="Hidden: Can be played face down. &#10;STOBAR-Compatible." calcext:value-type="string">
            <text:p>Hidden: Can be played face down. </text:p>
            <text:p>STOBAR-Compatible.</text:p>
          </table:table-cell>
          <table:table-cell table:number-matrix-columns-spanned="1" table:number-matrix-rows-spanned="1" table:formula="of:=INDEX([$military_assets.L$1:.L$1048576];[$mil_ass_all.$B83])" office:value-type="string" office:string-value="Images/mig29k.jpg" calcext:value-type="string">
            <text:p>Images/mig29k.jpg</text:p>
          </table:table-cell>
          <table:table-cell table:number-matrix-columns-spanned="1" table:number-matrix-rows-spanned="1" table:formula="of:=INDEX([$military_assets.M$1:.M$1048576];[$mil_ass_all.$B83])" office:value-type="string" office:string-value="With a $15M unit cost conceivably affordable by even second-tier NBA starters, the Mig-29K is proof that performance and price are not always at odds." calcext:value-type="string">
            <text:p>With a $15M unit cost conceivably affordable by even second-tier NBA starters, the Mig-29K is proof that performance and price are not always at odds.</text:p>
          </table:table-cell>
          <table:table-cell table:number-matrix-columns-spanned="1" table:number-matrix-rows-spanned="1" table:formula="of:=INDEX([$military_assets.N$1:.N$1048576];[$mil_ass_all.$B83])" office:value-type="string" office:string-value="0.0.1" calcext:value-type="string">
            <text:p>0.0.1</text:p>
          </table:table-cell>
          <table:table-cell table:number-columns-repeated="47"/>
        </table:table-row>
        <table:table-row table:style-name="ro1">
          <table:table-cell table:number-columns-repeated="2"/>
          <table:table-cell table:style-name="ce16"/>
          <table:table-cell table:number-columns-repeated="61"/>
        </table:table-row>
        <table:table-row table:style-name="ro1" table:number-rows-repeated="1048491">
          <table:table-cell table:number-columns-repeated="64"/>
        </table:table-row>
        <table:table-row table:style-name="ro1">
          <table:table-cell table:number-columns-repeated="64"/>
        </table:table-row>
      </table:table>
      <table:table table:name="mil_ass_us_start" table:style-name="ta8">
        <table:table-column table:style-name="co38" table:default-cell-style-name="Default"/>
        <table:table-column table:style-name="co2" table:default-cell-style-name="Default"/>
        <table:table-column table:style-name="co39" table:default-cell-style-name="Default"/>
        <table:table-column table:style-name="co40" table:default-cell-style-name="Default"/>
        <table:table-column table:style-name="co2" table:number-columns-repeated="9" table:default-cell-style-name="Default"/>
        <table:table-column table:style-name="co41" table:default-cell-style-name="Default"/>
        <table:table-column table:style-name="co2" table:number-columns-repeated="50" table:default-cell-style-name="Default"/>
        <table:table-row table:style-name="ro1">
          <table:table-cell office:value-type="string" calcext:value-type="string">
            <text:p>Duplication</text:p>
          </table:table-cell>
          <table:table-cell office:value-type="string" calcext:value-type="string">
            <text:p>Class</text:p>
          </table:table-cell>
          <table:table-cell table:style-name="ce15" office:value-type="string" calcext:value-type="string">
            <text:p>Name</text:p>
          </table:table-cell>
          <table:table-cell table:formula="of:=[$military_assets.A1]" office:value-type="string" office:string-value="Title" calcext:value-type="string">
            <text:p>Title</text:p>
          </table:table-cell>
          <table:table-cell table:formula="of:=[$military_assets.B1]" office:value-type="string" office:string-value="Unused0" calcext:value-type="string">
            <text:p>Unused0</text:p>
          </table:table-cell>
          <table:table-cell table:formula="of:=[$military_assets.C1]" office:value-type="string" office:string-value="Unused1" calcext:value-type="string">
            <text:p>Unused1</text:p>
          </table:table-cell>
          <table:table-cell table:formula="of:=[$military_assets.D1]" office:value-type="string" office:string-value="Unused2" calcext:value-type="string">
            <text:p>Unused2</text:p>
          </table:table-cell>
          <table:table-cell table:formula="of:=[$military_assets.E1]" office:value-type="string" office:string-value="Attack" calcext:value-type="string">
            <text:p>Attack</text:p>
          </table:table-cell>
          <table:table-cell table:formula="of:=[$military_assets.F1]" office:value-type="string" office:string-value="ShoreAttack" calcext:value-type="string">
            <text:p>ShoreAttack</text:p>
          </table:table-cell>
          <table:table-cell table:formula="of:=[$military_assets.G1]" office:value-type="string" office:string-value="Defense" calcext:value-type="string">
            <text:p>Defense</text:p>
          </table:table-cell>
          <table:table-cell table:formula="of:=[$military_assets.H1]" office:value-type="string" office:string-value="Logistics" calcext:value-type="string">
            <text:p>Logistics</text:p>
          </table:table-cell>
          <table:table-cell table:formula="of:=[$military_assets.I1]" office:value-type="string" office:string-value="Rosters" calcext:value-type="string">
            <text:p>Rosters</text:p>
          </table:table-cell>
          <table:table-cell table:formula="of:=[$military_assets.J1]" office:value-type="string" office:string-value="Type" calcext:value-type="string">
            <text:p>Type</text:p>
          </table:table-cell>
          <table:table-cell table:formula="of:=[$military_assets.K1]" office:value-type="string" office:string-value="Description" calcext:value-type="string">
            <text:p>Description</text:p>
          </table:table-cell>
          <table:table-cell table:formula="of:=[$military_assets.L1]" office:value-type="string" office:string-value="Image" calcext:value-type="string">
            <text:p>Image</text:p>
          </table:table-cell>
          <table:table-cell table:formula="of:=[$military_assets.M1]" office:value-type="string" office:string-value="FlavorText" calcext:value-type="string">
            <text:p>FlavorText</text:p>
          </table:table-cell>
          <table:table-cell table:formula="of:=[$military_assets.N1]" office:value-type="string" office:string-value="Version" calcext:value-type="string">
            <text:p>Version</text:p>
          </table:table-cell>
          <table:table-cell table:number-columns-repeated="47"/>
        </table:table-row>
        <table:table-row table:style-name="ro16">
          <table:table-cell office:value-type="float" office:value="1" calcext:value-type="float">
            <text:p>1</text:p>
          </table:table-cell>
          <table:table-cell office:value-type="float" office:value="2" calcext:value-type="float">
            <text:p>2</text:p>
          </table:table-cell>
          <table:table-cell table:style-name="ce15" office:value-type="string" calcext:value-type="string">
            <text:p>USS Abraham Lincoln</text:p>
          </table:table-cell>
          <table:table-cell table:number-matrix-columns-spanned="1" table:number-matrix-rows-spanned="1" table:formula="of:=INDEX([$military_assets.A$1:.A$1048576];[$mil_ass_us_start.$B2])" office:value-type="string" office:string-value="Nimitz Class CVN" calcext:value-type="string">
            <text:p>Nimitz Class CVN</text:p>
          </table:table-cell>
          <table:table-cell table:number-matrix-columns-spanned="1" table:number-matrix-rows-spanned="1" table:formula="of:=INDEX([$military_assets.B$1:.B$1048576];[$mil_ass_us_start.$B2])" office:value-type="float" office:value="0" calcext:value-type="float">
            <text:p>0</text:p>
          </table:table-cell>
          <table:table-cell table:number-matrix-columns-spanned="1" table:number-matrix-rows-spanned="1" table:formula="of:=INDEX([$military_assets.C$1:.C$1048576];[$mil_ass_us_start.$B2])" office:value-type="float" office:value="0" calcext:value-type="float">
            <text:p>0</text:p>
          </table:table-cell>
          <table:table-cell table:number-matrix-columns-spanned="1" table:number-matrix-rows-spanned="1" table:formula="of:=INDEX([$military_assets.D$1:.D$1048576];[$mil_ass_us_start.$B2])" office:value-type="float" office:value="0" calcext:value-type="float">
            <text:p>0</text:p>
          </table:table-cell>
          <table:table-cell table:number-matrix-columns-spanned="1" table:number-matrix-rows-spanned="1" table:formula="of:=INDEX([$military_assets.E$1:.E$1048576];[$mil_ass_us_start.$B2])" office:value-type="float" office:value="0" calcext:value-type="float">
            <text:p>0</text:p>
          </table:table-cell>
          <table:table-cell table:number-matrix-columns-spanned="1" table:number-matrix-rows-spanned="1" table:formula="of:=INDEX([$military_assets.F$1:.F$1048576];[$mil_ass_us_start.$B2])" office:value-type="float" office:value="0" calcext:value-type="float">
            <text:p>0</text:p>
          </table:table-cell>
          <table:table-cell table:number-matrix-columns-spanned="1" table:number-matrix-rows-spanned="1" table:formula="of:=INDEX([$military_assets.G$1:.G$1048576];[$mil_ass_us_start.$B2])" office:value-type="float" office:value="2" calcext:value-type="float">
            <text:p>2</text:p>
          </table:table-cell>
          <table:table-cell table:number-matrix-columns-spanned="1" table:number-matrix-rows-spanned="1" table:formula="of:=INDEX([$military_assets.H$1:.H$1048576];[$mil_ass_us_start.$B2])" office:value-type="float" office:value="6" calcext:value-type="float">
            <text:p>6</text:p>
          </table:table-cell>
          <table:table-cell table:number-matrix-columns-spanned="1" table:number-matrix-rows-spanned="1" table:formula="of:=INDEX([$military_assets.I$1:.I$1048576];[$mil_ass_us_start.$B2])" office:value-type="string" office:string-value="USN" calcext:value-type="string">
            <text:p>USN</text:p>
          </table:table-cell>
          <table:table-cell table:number-matrix-columns-spanned="1" table:number-matrix-rows-spanned="1" table:formula="of:=INDEX([$military_assets.J$1:.J$1048576];[$mil_ass_us_start.$B2])" office:value-type="string" office:string-value="Ship" calcext:value-type="string">
            <text:p>Ship</text:p>
          </table:table-cell>
          <table:table-cell table:number-matrix-columns-spanned="1" table:number-matrix-rows-spanned="1" table:formula="of:=INDEX([$military_assets.K$1:.K$1048576];[$mil_ass_us_start.$B2])" office:value-type="string" office:string-value="CATOBAR: Compatible with CATOBAR, VTOL, and  STOBAR squadrons.&#10;E-2C Hawkeye: All squadrons you control in a combat including this asset have +1 attack and  defense.&#10;Carrier 3: Can station 3 aircraft squadron.&#10;CAP: +2 Help Defense" calcext:value-type="string">
            <text:p>CATOBAR: Compatible with CATOBAR, VTOL, and  STOBAR squadrons.</text:p>
            <text:p>E-2C Hawkeye: All squadrons you control in a combat including this asset have +1 attack and  defense.</text:p>
            <text:p>Carrier 3: Can station 3 aircraft squadron.</text:p>
            <text:p>CAP: +2 Help Defense</text:p>
          </table:table-cell>
          <table:table-cell table:number-matrix-columns-spanned="1" table:number-matrix-rows-spanned="1" table:formula="of:=INDEX([$military_assets.L$1:.L$1048576];[$mil_ass_us_start.$B2])" office:value-type="string" office:string-value="Images/nimitz.jpg" calcext:value-type="string">
            <text:p>Images/nimitz.jpg</text:p>
          </table:table-cell>
          <table:table-cell table:number-matrix-columns-spanned="1" table:number-matrix-rows-spanned="1" table:formula="of:=INDEX([$military_assets.M$1:.M$1048576];[$mil_ass_us_start.$B2])" office:value-type="string" office:string-value="A military airbase at sea, a Nimitz carrier is more than three times as long as a football field and has more than twice the displacement of the German super-battleship Bismarck." calcext:value-type="string">
            <text:p>A military airbase at sea, a Nimitz carrier is more than three times as long as a football field and has more than twice the displacement of the German super-battleship Bismarck.</text:p>
          </table:table-cell>
          <table:table-cell table:number-matrix-columns-spanned="1" table:number-matrix-rows-spanned="1" table:formula="of:=INDEX([$military_assets.N$1:.N$1048576];[$mil_ass_us_start.$B2])" office:value-type="string" office:string-value="0.0.1" calcext:value-type="string">
            <text:p>0.0.1</text:p>
          </table:table-cell>
          <table:table-cell table:number-columns-repeated="47"/>
        </table:table-row>
        <table:table-row table:style-name="ro16">
          <table:table-cell office:value-type="float" office:value="1" calcext:value-type="float">
            <text:p>1</text:p>
          </table:table-cell>
          <table:table-cell office:value-type="float" office:value="2" calcext:value-type="float">
            <text:p>2</text:p>
          </table:table-cell>
          <table:table-cell table:style-name="ce15" office:value-type="string" calcext:value-type="string">
            <text:p>USS Carl Vinson</text:p>
          </table:table-cell>
          <table:table-cell table:number-matrix-columns-spanned="1" table:number-matrix-rows-spanned="1" table:formula="of:=INDEX([$military_assets.A$1:.A$1048576];[$mil_ass_us_start.$B3])" office:value-type="string" office:string-value="Nimitz Class CVN" calcext:value-type="string">
            <text:p>Nimitz Class CVN</text:p>
          </table:table-cell>
          <table:table-cell table:number-matrix-columns-spanned="1" table:number-matrix-rows-spanned="1" table:formula="of:=INDEX([$military_assets.B$1:.B$1048576];[$mil_ass_us_start.$B3])" office:value-type="float" office:value="0" calcext:value-type="float">
            <text:p>0</text:p>
          </table:table-cell>
          <table:table-cell table:number-matrix-columns-spanned="1" table:number-matrix-rows-spanned="1" table:formula="of:=INDEX([$military_assets.C$1:.C$1048576];[$mil_ass_us_start.$B3])" office:value-type="float" office:value="0" calcext:value-type="float">
            <text:p>0</text:p>
          </table:table-cell>
          <table:table-cell table:number-matrix-columns-spanned="1" table:number-matrix-rows-spanned="1" table:formula="of:=INDEX([$military_assets.D$1:.D$1048576];[$mil_ass_us_start.$B3])" office:value-type="float" office:value="0" calcext:value-type="float">
            <text:p>0</text:p>
          </table:table-cell>
          <table:table-cell table:number-matrix-columns-spanned="1" table:number-matrix-rows-spanned="1" table:formula="of:=INDEX([$military_assets.E$1:.E$1048576];[$mil_ass_us_start.$B3])" office:value-type="float" office:value="0" calcext:value-type="float">
            <text:p>0</text:p>
          </table:table-cell>
          <table:table-cell table:number-matrix-columns-spanned="1" table:number-matrix-rows-spanned="1" table:formula="of:=INDEX([$military_assets.F$1:.F$1048576];[$mil_ass_us_start.$B3])" office:value-type="float" office:value="0" calcext:value-type="float">
            <text:p>0</text:p>
          </table:table-cell>
          <table:table-cell table:number-matrix-columns-spanned="1" table:number-matrix-rows-spanned="1" table:formula="of:=INDEX([$military_assets.G$1:.G$1048576];[$mil_ass_us_start.$B3])" office:value-type="float" office:value="2" calcext:value-type="float">
            <text:p>2</text:p>
          </table:table-cell>
          <table:table-cell table:number-matrix-columns-spanned="1" table:number-matrix-rows-spanned="1" table:formula="of:=INDEX([$military_assets.H$1:.H$1048576];[$mil_ass_us_start.$B3])" office:value-type="float" office:value="6" calcext:value-type="float">
            <text:p>6</text:p>
          </table:table-cell>
          <table:table-cell table:number-matrix-columns-spanned="1" table:number-matrix-rows-spanned="1" table:formula="of:=INDEX([$military_assets.I$1:.I$1048576];[$mil_ass_us_start.$B3])" office:value-type="string" office:string-value="USN" calcext:value-type="string">
            <text:p>USN</text:p>
          </table:table-cell>
          <table:table-cell table:number-matrix-columns-spanned="1" table:number-matrix-rows-spanned="1" table:formula="of:=INDEX([$military_assets.J$1:.J$1048576];[$mil_ass_us_start.$B3])" office:value-type="string" office:string-value="Ship" calcext:value-type="string">
            <text:p>Ship</text:p>
          </table:table-cell>
          <table:table-cell table:number-matrix-columns-spanned="1" table:number-matrix-rows-spanned="1" table:formula="of:=INDEX([$military_assets.K$1:.K$1048576];[$mil_ass_us_start.$B3])" office:value-type="string" office:string-value="CATOBAR: Compatible with CATOBAR, VTOL, and  STOBAR squadrons.&#10;E-2C Hawkeye: All squadrons you control in a combat including this asset have +1 attack and  defense.&#10;Carrier 3: Can station 3 aircraft squadron.&#10;CAP: +2 Help Defense" calcext:value-type="string">
            <text:p>CATOBAR: Compatible with CATOBAR, VTOL, and  STOBAR squadrons.</text:p>
            <text:p>E-2C Hawkeye: All squadrons you control in a combat including this asset have +1 attack and  defense.</text:p>
            <text:p>Carrier 3: Can station 3 aircraft squadron.</text:p>
            <text:p>CAP: +2 Help Defense</text:p>
          </table:table-cell>
          <table:table-cell table:number-matrix-columns-spanned="1" table:number-matrix-rows-spanned="1" table:formula="of:=INDEX([$military_assets.L$1:.L$1048576];[$mil_ass_us_start.$B3])" office:value-type="string" office:string-value="Images/nimitz.jpg" calcext:value-type="string">
            <text:p>Images/nimitz.jpg</text:p>
          </table:table-cell>
          <table:table-cell table:number-matrix-columns-spanned="1" table:number-matrix-rows-spanned="1" table:formula="of:=INDEX([$military_assets.M$1:.M$1048576];[$mil_ass_us_start.$B3])" office:value-type="string" office:string-value="A military airbase at sea, a Nimitz carrier is more than three times as long as a football field and has more than twice the displacement of the German super-battleship Bismarck." calcext:value-type="string">
            <text:p>A military airbase at sea, a Nimitz carrier is more than three times as long as a football field and has more than twice the displacement of the German super-battleship Bismarck.</text:p>
          </table:table-cell>
          <table:table-cell table:number-matrix-columns-spanned="1" table:number-matrix-rows-spanned="1" table:formula="of:=INDEX([$military_assets.N$1:.N$1048576];[$mil_ass_us_start.$B3])" office:value-type="string" office:string-value="0.0.1" calcext:value-type="string">
            <text:p>0.0.1</text:p>
          </table:table-cell>
          <table:table-cell table:number-columns-repeated="47"/>
        </table:table-row>
        <table:table-row table:style-name="ro16">
          <table:table-cell office:value-type="float" office:value="1" calcext:value-type="float">
            <text:p>1</text:p>
          </table:table-cell>
          <table:table-cell office:value-type="float" office:value="2" calcext:value-type="float">
            <text:p>2</text:p>
          </table:table-cell>
          <table:table-cell table:style-name="ce15" office:value-type="string" calcext:value-type="string">
            <text:p>USS George Washington</text:p>
          </table:table-cell>
          <table:table-cell table:number-matrix-columns-spanned="1" table:number-matrix-rows-spanned="1" table:formula="of:=INDEX([$military_assets.A$1:.A$1048576];[$mil_ass_us_start.$B4])" office:value-type="string" office:string-value="Nimitz Class CVN" calcext:value-type="string">
            <text:p>Nimitz Class CVN</text:p>
          </table:table-cell>
          <table:table-cell table:number-matrix-columns-spanned="1" table:number-matrix-rows-spanned="1" table:formula="of:=INDEX([$military_assets.B$1:.B$1048576];[$mil_ass_us_start.$B4])" office:value-type="float" office:value="0" calcext:value-type="float">
            <text:p>0</text:p>
          </table:table-cell>
          <table:table-cell table:number-matrix-columns-spanned="1" table:number-matrix-rows-spanned="1" table:formula="of:=INDEX([$military_assets.C$1:.C$1048576];[$mil_ass_us_start.$B4])" office:value-type="float" office:value="0" calcext:value-type="float">
            <text:p>0</text:p>
          </table:table-cell>
          <table:table-cell table:number-matrix-columns-spanned="1" table:number-matrix-rows-spanned="1" table:formula="of:=INDEX([$military_assets.D$1:.D$1048576];[$mil_ass_us_start.$B4])" office:value-type="float" office:value="0" calcext:value-type="float">
            <text:p>0</text:p>
          </table:table-cell>
          <table:table-cell table:number-matrix-columns-spanned="1" table:number-matrix-rows-spanned="1" table:formula="of:=INDEX([$military_assets.E$1:.E$1048576];[$mil_ass_us_start.$B4])" office:value-type="float" office:value="0" calcext:value-type="float">
            <text:p>0</text:p>
          </table:table-cell>
          <table:table-cell table:number-matrix-columns-spanned="1" table:number-matrix-rows-spanned="1" table:formula="of:=INDEX([$military_assets.F$1:.F$1048576];[$mil_ass_us_start.$B4])" office:value-type="float" office:value="0" calcext:value-type="float">
            <text:p>0</text:p>
          </table:table-cell>
          <table:table-cell table:number-matrix-columns-spanned="1" table:number-matrix-rows-spanned="1" table:formula="of:=INDEX([$military_assets.G$1:.G$1048576];[$mil_ass_us_start.$B4])" office:value-type="float" office:value="2" calcext:value-type="float">
            <text:p>2</text:p>
          </table:table-cell>
          <table:table-cell table:number-matrix-columns-spanned="1" table:number-matrix-rows-spanned="1" table:formula="of:=INDEX([$military_assets.H$1:.H$1048576];[$mil_ass_us_start.$B4])" office:value-type="float" office:value="6" calcext:value-type="float">
            <text:p>6</text:p>
          </table:table-cell>
          <table:table-cell table:number-matrix-columns-spanned="1" table:number-matrix-rows-spanned="1" table:formula="of:=INDEX([$military_assets.I$1:.I$1048576];[$mil_ass_us_start.$B4])" office:value-type="string" office:string-value="USN" calcext:value-type="string">
            <text:p>USN</text:p>
          </table:table-cell>
          <table:table-cell table:number-matrix-columns-spanned="1" table:number-matrix-rows-spanned="1" table:formula="of:=INDEX([$military_assets.J$1:.J$1048576];[$mil_ass_us_start.$B4])" office:value-type="string" office:string-value="Ship" calcext:value-type="string">
            <text:p>Ship</text:p>
          </table:table-cell>
          <table:table-cell table:number-matrix-columns-spanned="1" table:number-matrix-rows-spanned="1" table:formula="of:=INDEX([$military_assets.K$1:.K$1048576];[$mil_ass_us_start.$B4])" office:value-type="string" office:string-value="CATOBAR: Compatible with CATOBAR, VTOL, and  STOBAR squadrons.&#10;E-2C Hawkeye: All squadrons you control in a combat including this asset have +1 attack and  defense.&#10;Carrier 3: Can station 3 aircraft squadron.&#10;CAP: +2 Help Defense" calcext:value-type="string">
            <text:p>CATOBAR: Compatible with CATOBAR, VTOL, and  STOBAR squadrons.</text:p>
            <text:p>E-2C Hawkeye: All squadrons you control in a combat including this asset have +1 attack and  defense.</text:p>
            <text:p>Carrier 3: Can station 3 aircraft squadron.</text:p>
            <text:p>CAP: +2 Help Defense</text:p>
          </table:table-cell>
          <table:table-cell table:number-matrix-columns-spanned="1" table:number-matrix-rows-spanned="1" table:formula="of:=INDEX([$military_assets.L$1:.L$1048576];[$mil_ass_us_start.$B4])" office:value-type="string" office:string-value="Images/nimitz.jpg" calcext:value-type="string">
            <text:p>Images/nimitz.jpg</text:p>
          </table:table-cell>
          <table:table-cell table:number-matrix-columns-spanned="1" table:number-matrix-rows-spanned="1" table:formula="of:=INDEX([$military_assets.M$1:.M$1048576];[$mil_ass_us_start.$B4])" office:value-type="string" office:string-value="A military airbase at sea, a Nimitz carrier is more than three times as long as a football field and has more than twice the displacement of the German super-battleship Bismarck." calcext:value-type="string">
            <text:p>A military airbase at sea, a Nimitz carrier is more than three times as long as a football field and has more than twice the displacement of the German super-battleship Bismarck.</text:p>
          </table:table-cell>
          <table:table-cell table:number-matrix-columns-spanned="1" table:number-matrix-rows-spanned="1" table:formula="of:=INDEX([$military_assets.N$1:.N$1048576];[$mil_ass_us_start.$B4])"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4" calcext:value-type="float">
            <text:p>4</text:p>
          </table:table-cell>
          <table:table-cell table:style-name="ce15" office:value-type="string" calcext:value-type="string">
            <text:p>USS Bonhomme Richard</text:p>
          </table:table-cell>
          <table:table-cell table:number-matrix-columns-spanned="1" table:number-matrix-rows-spanned="1" table:formula="of:=INDEX([$military_assets.A$1:.A$1048576];[$mil_ass_us_start.$B5])" office:value-type="string" office:string-value="Wasp Class LHA" calcext:value-type="string">
            <text:p>Wasp Class LHA</text:p>
          </table:table-cell>
          <table:table-cell table:number-matrix-columns-spanned="1" table:number-matrix-rows-spanned="1" table:formula="of:=INDEX([$military_assets.B$1:.B$1048576];[$mil_ass_us_start.$B5])" office:value-type="float" office:value="0" calcext:value-type="float">
            <text:p>0</text:p>
          </table:table-cell>
          <table:table-cell table:number-matrix-columns-spanned="1" table:number-matrix-rows-spanned="1" table:formula="of:=INDEX([$military_assets.C$1:.C$1048576];[$mil_ass_us_start.$B5])" office:value-type="float" office:value="0" calcext:value-type="float">
            <text:p>0</text:p>
          </table:table-cell>
          <table:table-cell table:number-matrix-columns-spanned="1" table:number-matrix-rows-spanned="1" table:formula="of:=INDEX([$military_assets.D$1:.D$1048576];[$mil_ass_us_start.$B5])" office:value-type="float" office:value="0" calcext:value-type="float">
            <text:p>0</text:p>
          </table:table-cell>
          <table:table-cell table:number-matrix-columns-spanned="1" table:number-matrix-rows-spanned="1" table:formula="of:=INDEX([$military_assets.E$1:.E$1048576];[$mil_ass_us_start.$B5])" office:value-type="float" office:value="0" calcext:value-type="float">
            <text:p>0</text:p>
          </table:table-cell>
          <table:table-cell table:number-matrix-columns-spanned="1" table:number-matrix-rows-spanned="1" table:formula="of:=INDEX([$military_assets.F$1:.F$1048576];[$mil_ass_us_start.$B5])" office:value-type="float" office:value="4" calcext:value-type="float">
            <text:p>4</text:p>
          </table:table-cell>
          <table:table-cell table:number-matrix-columns-spanned="1" table:number-matrix-rows-spanned="1" table:formula="of:=INDEX([$military_assets.G$1:.G$1048576];[$mil_ass_us_start.$B5])" office:value-type="float" office:value="2" calcext:value-type="float">
            <text:p>2</text:p>
          </table:table-cell>
          <table:table-cell table:number-matrix-columns-spanned="1" table:number-matrix-rows-spanned="1" table:formula="of:=INDEX([$military_assets.H$1:.H$1048576];[$mil_ass_us_start.$B5])" office:value-type="float" office:value="3" calcext:value-type="float">
            <text:p>3</text:p>
          </table:table-cell>
          <table:table-cell table:number-matrix-columns-spanned="1" table:number-matrix-rows-spanned="1" table:formula="of:=INDEX([$military_assets.I$1:.I$1048576];[$mil_ass_us_start.$B5])" office:value-type="string" office:string-value="USN" calcext:value-type="string">
            <text:p>USN</text:p>
          </table:table-cell>
          <table:table-cell table:number-matrix-columns-spanned="1" table:number-matrix-rows-spanned="1" table:formula="of:=INDEX([$military_assets.J$1:.J$1048576];[$mil_ass_us_start.$B5])" office:value-type="string" office:string-value="Ship" calcext:value-type="string">
            <text:p>Ship</text:p>
          </table:table-cell>
          <table:table-cell table:number-matrix-columns-spanned="1" table:number-matrix-rows-spanned="1" table:formula="of:=INDEX([$military_assets.K$1:.K$1048576];[$mil_ass_us_start.$B5])" office:value-type="string" office:string-value="VTOL: Compatible with all VTOL aircraft squadrons.&#10;Carrier 1: Can station 1 aircraft squadron." calcext:value-type="string">
            <text:p>VTOL: Compatible with all VTOL aircraft squadrons.</text:p>
            <text:p>Carrier 1: Can station 1 aircraft squadron.</text:p>
          </table:table-cell>
          <table:table-cell table:number-matrix-columns-spanned="1" table:number-matrix-rows-spanned="1" table:formula="of:=INDEX([$military_assets.L$1:.L$1048576];[$mil_ass_us_start.$B5])" office:value-type="string" office:string-value="Images/wasp.jpg" calcext:value-type="string">
            <text:p>Images/wasp.jpg</text:p>
          </table:table-cell>
          <table:table-cell table:number-matrix-columns-spanned="1" table:number-matrix-rows-spanned="1" table:formula="of:=INDEX([$military_assets.M$1:.M$1048576];[$mil_ass_us_start.$B5])" office:value-type="string" office:string-value="In addition to supporting VTOL aircraft, a Wasp amphibious assault ship is capable of delivering a Marine Expeditionary Unit complete with its armored vehicles to hostile shores via helicopters and landing craft." calcext:value-type="string">
            <text:p>In addition to supporting VTOL aircraft, a Wasp amphibious assault ship is capable of delivering a Marine Expeditionary Unit complete with its armored vehicles to hostile shores via helicopters and landing craft.</text:p>
          </table:table-cell>
          <table:table-cell table:number-matrix-columns-spanned="1" table:number-matrix-rows-spanned="1" table:formula="of:=INDEX([$military_assets.N$1:.N$1048576];[$mil_ass_us_start.$B5])"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4" calcext:value-type="float">
            <text:p>4</text:p>
          </table:table-cell>
          <table:table-cell table:style-name="ce15" office:value-type="string" calcext:value-type="string">
            <text:p>USS Essex</text:p>
          </table:table-cell>
          <table:table-cell table:number-matrix-columns-spanned="1" table:number-matrix-rows-spanned="1" table:formula="of:=INDEX([$military_assets.A$1:.A$1048576];[$mil_ass_us_start.$B6])" office:value-type="string" office:string-value="Wasp Class LHA" calcext:value-type="string">
            <text:p>Wasp Class LHA</text:p>
          </table:table-cell>
          <table:table-cell table:number-matrix-columns-spanned="1" table:number-matrix-rows-spanned="1" table:formula="of:=INDEX([$military_assets.B$1:.B$1048576];[$mil_ass_us_start.$B6])" office:value-type="float" office:value="0" calcext:value-type="float">
            <text:p>0</text:p>
          </table:table-cell>
          <table:table-cell table:number-matrix-columns-spanned="1" table:number-matrix-rows-spanned="1" table:formula="of:=INDEX([$military_assets.C$1:.C$1048576];[$mil_ass_us_start.$B6])" office:value-type="float" office:value="0" calcext:value-type="float">
            <text:p>0</text:p>
          </table:table-cell>
          <table:table-cell table:number-matrix-columns-spanned="1" table:number-matrix-rows-spanned="1" table:formula="of:=INDEX([$military_assets.D$1:.D$1048576];[$mil_ass_us_start.$B6])" office:value-type="float" office:value="0" calcext:value-type="float">
            <text:p>0</text:p>
          </table:table-cell>
          <table:table-cell table:number-matrix-columns-spanned="1" table:number-matrix-rows-spanned="1" table:formula="of:=INDEX([$military_assets.E$1:.E$1048576];[$mil_ass_us_start.$B6])" office:value-type="float" office:value="0" calcext:value-type="float">
            <text:p>0</text:p>
          </table:table-cell>
          <table:table-cell table:number-matrix-columns-spanned="1" table:number-matrix-rows-spanned="1" table:formula="of:=INDEX([$military_assets.F$1:.F$1048576];[$mil_ass_us_start.$B6])" office:value-type="float" office:value="4" calcext:value-type="float">
            <text:p>4</text:p>
          </table:table-cell>
          <table:table-cell table:number-matrix-columns-spanned="1" table:number-matrix-rows-spanned="1" table:formula="of:=INDEX([$military_assets.G$1:.G$1048576];[$mil_ass_us_start.$B6])" office:value-type="float" office:value="2" calcext:value-type="float">
            <text:p>2</text:p>
          </table:table-cell>
          <table:table-cell table:number-matrix-columns-spanned="1" table:number-matrix-rows-spanned="1" table:formula="of:=INDEX([$military_assets.H$1:.H$1048576];[$mil_ass_us_start.$B6])" office:value-type="float" office:value="3" calcext:value-type="float">
            <text:p>3</text:p>
          </table:table-cell>
          <table:table-cell table:number-matrix-columns-spanned="1" table:number-matrix-rows-spanned="1" table:formula="of:=INDEX([$military_assets.I$1:.I$1048576];[$mil_ass_us_start.$B6])" office:value-type="string" office:string-value="USN" calcext:value-type="string">
            <text:p>USN</text:p>
          </table:table-cell>
          <table:table-cell table:number-matrix-columns-spanned="1" table:number-matrix-rows-spanned="1" table:formula="of:=INDEX([$military_assets.J$1:.J$1048576];[$mil_ass_us_start.$B6])" office:value-type="string" office:string-value="Ship" calcext:value-type="string">
            <text:p>Ship</text:p>
          </table:table-cell>
          <table:table-cell table:number-matrix-columns-spanned="1" table:number-matrix-rows-spanned="1" table:formula="of:=INDEX([$military_assets.K$1:.K$1048576];[$mil_ass_us_start.$B6])" office:value-type="string" office:string-value="VTOL: Compatible with all VTOL aircraft squadrons.&#10;Carrier 1: Can station 1 aircraft squadron." calcext:value-type="string">
            <text:p>VTOL: Compatible with all VTOL aircraft squadrons.</text:p>
            <text:p>Carrier 1: Can station 1 aircraft squadron.</text:p>
          </table:table-cell>
          <table:table-cell table:number-matrix-columns-spanned="1" table:number-matrix-rows-spanned="1" table:formula="of:=INDEX([$military_assets.L$1:.L$1048576];[$mil_ass_us_start.$B6])" office:value-type="string" office:string-value="Images/wasp.jpg" calcext:value-type="string">
            <text:p>Images/wasp.jpg</text:p>
          </table:table-cell>
          <table:table-cell table:number-matrix-columns-spanned="1" table:number-matrix-rows-spanned="1" table:formula="of:=INDEX([$military_assets.M$1:.M$1048576];[$mil_ass_us_start.$B6])" office:value-type="string" office:string-value="In addition to supporting VTOL aircraft, a Wasp amphibious assault ship is capable of delivering a Marine Expeditionary Unit complete with its armored vehicles to hostile shores via helicopters and landing craft." calcext:value-type="string">
            <text:p>In addition to supporting VTOL aircraft, a Wasp amphibious assault ship is capable of delivering a Marine Expeditionary Unit complete with its armored vehicles to hostile shores via helicopters and landing craft.</text:p>
          </table:table-cell>
          <table:table-cell table:number-matrix-columns-spanned="1" table:number-matrix-rows-spanned="1" table:formula="of:=INDEX([$military_assets.N$1:.N$1048576];[$mil_ass_us_start.$B6])"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4" calcext:value-type="float">
            <text:p>4</text:p>
          </table:table-cell>
          <table:table-cell table:style-name="ce15" office:value-type="string" calcext:value-type="string">
            <text:p>USS Bataan</text:p>
          </table:table-cell>
          <table:table-cell table:number-matrix-columns-spanned="1" table:number-matrix-rows-spanned="1" table:formula="of:=INDEX([$military_assets.A$1:.A$1048576];[$mil_ass_us_start.$B7])" office:value-type="string" office:string-value="Wasp Class LHA" calcext:value-type="string">
            <text:p>Wasp Class LHA</text:p>
          </table:table-cell>
          <table:table-cell table:number-matrix-columns-spanned="1" table:number-matrix-rows-spanned="1" table:formula="of:=INDEX([$military_assets.B$1:.B$1048576];[$mil_ass_us_start.$B7])" office:value-type="float" office:value="0" calcext:value-type="float">
            <text:p>0</text:p>
          </table:table-cell>
          <table:table-cell table:number-matrix-columns-spanned="1" table:number-matrix-rows-spanned="1" table:formula="of:=INDEX([$military_assets.C$1:.C$1048576];[$mil_ass_us_start.$B7])" office:value-type="float" office:value="0" calcext:value-type="float">
            <text:p>0</text:p>
          </table:table-cell>
          <table:table-cell table:number-matrix-columns-spanned="1" table:number-matrix-rows-spanned="1" table:formula="of:=INDEX([$military_assets.D$1:.D$1048576];[$mil_ass_us_start.$B7])" office:value-type="float" office:value="0" calcext:value-type="float">
            <text:p>0</text:p>
          </table:table-cell>
          <table:table-cell table:number-matrix-columns-spanned="1" table:number-matrix-rows-spanned="1" table:formula="of:=INDEX([$military_assets.E$1:.E$1048576];[$mil_ass_us_start.$B7])" office:value-type="float" office:value="0" calcext:value-type="float">
            <text:p>0</text:p>
          </table:table-cell>
          <table:table-cell table:number-matrix-columns-spanned="1" table:number-matrix-rows-spanned="1" table:formula="of:=INDEX([$military_assets.F$1:.F$1048576];[$mil_ass_us_start.$B7])" office:value-type="float" office:value="4" calcext:value-type="float">
            <text:p>4</text:p>
          </table:table-cell>
          <table:table-cell table:number-matrix-columns-spanned="1" table:number-matrix-rows-spanned="1" table:formula="of:=INDEX([$military_assets.G$1:.G$1048576];[$mil_ass_us_start.$B7])" office:value-type="float" office:value="2" calcext:value-type="float">
            <text:p>2</text:p>
          </table:table-cell>
          <table:table-cell table:number-matrix-columns-spanned="1" table:number-matrix-rows-spanned="1" table:formula="of:=INDEX([$military_assets.H$1:.H$1048576];[$mil_ass_us_start.$B7])" office:value-type="float" office:value="3" calcext:value-type="float">
            <text:p>3</text:p>
          </table:table-cell>
          <table:table-cell table:number-matrix-columns-spanned="1" table:number-matrix-rows-spanned="1" table:formula="of:=INDEX([$military_assets.I$1:.I$1048576];[$mil_ass_us_start.$B7])" office:value-type="string" office:string-value="USN" calcext:value-type="string">
            <text:p>USN</text:p>
          </table:table-cell>
          <table:table-cell table:number-matrix-columns-spanned="1" table:number-matrix-rows-spanned="1" table:formula="of:=INDEX([$military_assets.J$1:.J$1048576];[$mil_ass_us_start.$B7])" office:value-type="string" office:string-value="Ship" calcext:value-type="string">
            <text:p>Ship</text:p>
          </table:table-cell>
          <table:table-cell table:number-matrix-columns-spanned="1" table:number-matrix-rows-spanned="1" table:formula="of:=INDEX([$military_assets.K$1:.K$1048576];[$mil_ass_us_start.$B7])" office:value-type="string" office:string-value="VTOL: Compatible with all VTOL aircraft squadrons.&#10;Carrier 1: Can station 1 aircraft squadron." calcext:value-type="string">
            <text:p>VTOL: Compatible with all VTOL aircraft squadrons.</text:p>
            <text:p>Carrier 1: Can station 1 aircraft squadron.</text:p>
          </table:table-cell>
          <table:table-cell table:number-matrix-columns-spanned="1" table:number-matrix-rows-spanned="1" table:formula="of:=INDEX([$military_assets.L$1:.L$1048576];[$mil_ass_us_start.$B7])" office:value-type="string" office:string-value="Images/wasp.jpg" calcext:value-type="string">
            <text:p>Images/wasp.jpg</text:p>
          </table:table-cell>
          <table:table-cell table:number-matrix-columns-spanned="1" table:number-matrix-rows-spanned="1" table:formula="of:=INDEX([$military_assets.M$1:.M$1048576];[$mil_ass_us_start.$B7])" office:value-type="string" office:string-value="In addition to supporting VTOL aircraft, a Wasp amphibious assault ship is capable of delivering a Marine Expeditionary Unit complete with its armored vehicles to hostile shores via helicopters and landing craft." calcext:value-type="string">
            <text:p>In addition to supporting VTOL aircraft, a Wasp amphibious assault ship is capable of delivering a Marine Expeditionary Unit complete with its armored vehicles to hostile shores via helicopters and landing craft.</text:p>
          </table:table-cell>
          <table:table-cell table:number-matrix-columns-spanned="1" table:number-matrix-rows-spanned="1" table:formula="of:=INDEX([$military_assets.N$1:.N$1048576];[$mil_ass_us_start.$B7])"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4" calcext:value-type="float">
            <text:p>4</text:p>
          </table:table-cell>
          <table:table-cell table:style-name="ce15" office:value-type="string" calcext:value-type="string">
            <text:p>USS Boxer</text:p>
          </table:table-cell>
          <table:table-cell table:number-matrix-columns-spanned="1" table:number-matrix-rows-spanned="1" table:formula="of:=INDEX([$military_assets.A$1:.A$1048576];[$mil_ass_us_start.$B8])" office:value-type="string" office:string-value="Wasp Class LHA" calcext:value-type="string">
            <text:p>Wasp Class LHA</text:p>
          </table:table-cell>
          <table:table-cell table:number-matrix-columns-spanned="1" table:number-matrix-rows-spanned="1" table:formula="of:=INDEX([$military_assets.B$1:.B$1048576];[$mil_ass_us_start.$B8])" office:value-type="float" office:value="0" calcext:value-type="float">
            <text:p>0</text:p>
          </table:table-cell>
          <table:table-cell table:number-matrix-columns-spanned="1" table:number-matrix-rows-spanned="1" table:formula="of:=INDEX([$military_assets.C$1:.C$1048576];[$mil_ass_us_start.$B8])" office:value-type="float" office:value="0" calcext:value-type="float">
            <text:p>0</text:p>
          </table:table-cell>
          <table:table-cell table:number-matrix-columns-spanned="1" table:number-matrix-rows-spanned="1" table:formula="of:=INDEX([$military_assets.D$1:.D$1048576];[$mil_ass_us_start.$B8])" office:value-type="float" office:value="0" calcext:value-type="float">
            <text:p>0</text:p>
          </table:table-cell>
          <table:table-cell table:number-matrix-columns-spanned="1" table:number-matrix-rows-spanned="1" table:formula="of:=INDEX([$military_assets.E$1:.E$1048576];[$mil_ass_us_start.$B8])" office:value-type="float" office:value="0" calcext:value-type="float">
            <text:p>0</text:p>
          </table:table-cell>
          <table:table-cell table:number-matrix-columns-spanned="1" table:number-matrix-rows-spanned="1" table:formula="of:=INDEX([$military_assets.F$1:.F$1048576];[$mil_ass_us_start.$B8])" office:value-type="float" office:value="4" calcext:value-type="float">
            <text:p>4</text:p>
          </table:table-cell>
          <table:table-cell table:number-matrix-columns-spanned="1" table:number-matrix-rows-spanned="1" table:formula="of:=INDEX([$military_assets.G$1:.G$1048576];[$mil_ass_us_start.$B8])" office:value-type="float" office:value="2" calcext:value-type="float">
            <text:p>2</text:p>
          </table:table-cell>
          <table:table-cell table:number-matrix-columns-spanned="1" table:number-matrix-rows-spanned="1" table:formula="of:=INDEX([$military_assets.H$1:.H$1048576];[$mil_ass_us_start.$B8])" office:value-type="float" office:value="3" calcext:value-type="float">
            <text:p>3</text:p>
          </table:table-cell>
          <table:table-cell table:number-matrix-columns-spanned="1" table:number-matrix-rows-spanned="1" table:formula="of:=INDEX([$military_assets.I$1:.I$1048576];[$mil_ass_us_start.$B8])" office:value-type="string" office:string-value="USN" calcext:value-type="string">
            <text:p>USN</text:p>
          </table:table-cell>
          <table:table-cell table:number-matrix-columns-spanned="1" table:number-matrix-rows-spanned="1" table:formula="of:=INDEX([$military_assets.J$1:.J$1048576];[$mil_ass_us_start.$B8])" office:value-type="string" office:string-value="Ship" calcext:value-type="string">
            <text:p>Ship</text:p>
          </table:table-cell>
          <table:table-cell table:number-matrix-columns-spanned="1" table:number-matrix-rows-spanned="1" table:formula="of:=INDEX([$military_assets.K$1:.K$1048576];[$mil_ass_us_start.$B8])" office:value-type="string" office:string-value="VTOL: Compatible with all VTOL aircraft squadrons.&#10;Carrier 1: Can station 1 aircraft squadron." calcext:value-type="string">
            <text:p>VTOL: Compatible with all VTOL aircraft squadrons.</text:p>
            <text:p>Carrier 1: Can station 1 aircraft squadron.</text:p>
          </table:table-cell>
          <table:table-cell table:number-matrix-columns-spanned="1" table:number-matrix-rows-spanned="1" table:formula="of:=INDEX([$military_assets.L$1:.L$1048576];[$mil_ass_us_start.$B8])" office:value-type="string" office:string-value="Images/wasp.jpg" calcext:value-type="string">
            <text:p>Images/wasp.jpg</text:p>
          </table:table-cell>
          <table:table-cell table:number-matrix-columns-spanned="1" table:number-matrix-rows-spanned="1" table:formula="of:=INDEX([$military_assets.M$1:.M$1048576];[$mil_ass_us_start.$B8])" office:value-type="string" office:string-value="In addition to supporting VTOL aircraft, a Wasp amphibious assault ship is capable of delivering a Marine Expeditionary Unit complete with its armored vehicles to hostile shores via helicopters and landing craft." calcext:value-type="string">
            <text:p>In addition to supporting VTOL aircraft, a Wasp amphibious assault ship is capable of delivering a Marine Expeditionary Unit complete with its armored vehicles to hostile shores via helicopters and landing craft.</text:p>
          </table:table-cell>
          <table:table-cell table:number-matrix-columns-spanned="1" table:number-matrix-rows-spanned="1" table:formula="of:=INDEX([$military_assets.N$1:.N$1048576];[$mil_ass_us_start.$B8])"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4" calcext:value-type="float">
            <text:p>4</text:p>
          </table:table-cell>
          <table:table-cell table:style-name="ce15" office:value-type="string" calcext:value-type="string">
            <text:p>USS Iow Jima</text:p>
          </table:table-cell>
          <table:table-cell table:number-matrix-columns-spanned="1" table:number-matrix-rows-spanned="1" table:formula="of:=INDEX([$military_assets.A$1:.A$1048576];[$mil_ass_us_start.$B9])" office:value-type="string" office:string-value="Wasp Class LHA" calcext:value-type="string">
            <text:p>Wasp Class LHA</text:p>
          </table:table-cell>
          <table:table-cell table:number-matrix-columns-spanned="1" table:number-matrix-rows-spanned="1" table:formula="of:=INDEX([$military_assets.B$1:.B$1048576];[$mil_ass_us_start.$B9])" office:value-type="float" office:value="0" calcext:value-type="float">
            <text:p>0</text:p>
          </table:table-cell>
          <table:table-cell table:number-matrix-columns-spanned="1" table:number-matrix-rows-spanned="1" table:formula="of:=INDEX([$military_assets.C$1:.C$1048576];[$mil_ass_us_start.$B9])" office:value-type="float" office:value="0" calcext:value-type="float">
            <text:p>0</text:p>
          </table:table-cell>
          <table:table-cell table:number-matrix-columns-spanned="1" table:number-matrix-rows-spanned="1" table:formula="of:=INDEX([$military_assets.D$1:.D$1048576];[$mil_ass_us_start.$B9])" office:value-type="float" office:value="0" calcext:value-type="float">
            <text:p>0</text:p>
          </table:table-cell>
          <table:table-cell table:number-matrix-columns-spanned="1" table:number-matrix-rows-spanned="1" table:formula="of:=INDEX([$military_assets.E$1:.E$1048576];[$mil_ass_us_start.$B9])" office:value-type="float" office:value="0" calcext:value-type="float">
            <text:p>0</text:p>
          </table:table-cell>
          <table:table-cell table:number-matrix-columns-spanned="1" table:number-matrix-rows-spanned="1" table:formula="of:=INDEX([$military_assets.F$1:.F$1048576];[$mil_ass_us_start.$B9])" office:value-type="float" office:value="4" calcext:value-type="float">
            <text:p>4</text:p>
          </table:table-cell>
          <table:table-cell table:number-matrix-columns-spanned="1" table:number-matrix-rows-spanned="1" table:formula="of:=INDEX([$military_assets.G$1:.G$1048576];[$mil_ass_us_start.$B9])" office:value-type="float" office:value="2" calcext:value-type="float">
            <text:p>2</text:p>
          </table:table-cell>
          <table:table-cell table:number-matrix-columns-spanned="1" table:number-matrix-rows-spanned="1" table:formula="of:=INDEX([$military_assets.H$1:.H$1048576];[$mil_ass_us_start.$B9])" office:value-type="float" office:value="3" calcext:value-type="float">
            <text:p>3</text:p>
          </table:table-cell>
          <table:table-cell table:number-matrix-columns-spanned="1" table:number-matrix-rows-spanned="1" table:formula="of:=INDEX([$military_assets.I$1:.I$1048576];[$mil_ass_us_start.$B9])" office:value-type="string" office:string-value="USN" calcext:value-type="string">
            <text:p>USN</text:p>
          </table:table-cell>
          <table:table-cell table:number-matrix-columns-spanned="1" table:number-matrix-rows-spanned="1" table:formula="of:=INDEX([$military_assets.J$1:.J$1048576];[$mil_ass_us_start.$B9])" office:value-type="string" office:string-value="Ship" calcext:value-type="string">
            <text:p>Ship</text:p>
          </table:table-cell>
          <table:table-cell table:number-matrix-columns-spanned="1" table:number-matrix-rows-spanned="1" table:formula="of:=INDEX([$military_assets.K$1:.K$1048576];[$mil_ass_us_start.$B9])" office:value-type="string" office:string-value="VTOL: Compatible with all VTOL aircraft squadrons.&#10;Carrier 1: Can station 1 aircraft squadron." calcext:value-type="string">
            <text:p>VTOL: Compatible with all VTOL aircraft squadrons.</text:p>
            <text:p>Carrier 1: Can station 1 aircraft squadron.</text:p>
          </table:table-cell>
          <table:table-cell table:number-matrix-columns-spanned="1" table:number-matrix-rows-spanned="1" table:formula="of:=INDEX([$military_assets.L$1:.L$1048576];[$mil_ass_us_start.$B9])" office:value-type="string" office:string-value="Images/wasp.jpg" calcext:value-type="string">
            <text:p>Images/wasp.jpg</text:p>
          </table:table-cell>
          <table:table-cell table:number-matrix-columns-spanned="1" table:number-matrix-rows-spanned="1" table:formula="of:=INDEX([$military_assets.M$1:.M$1048576];[$mil_ass_us_start.$B9])" office:value-type="string" office:string-value="In addition to supporting VTOL aircraft, a Wasp amphibious assault ship is capable of delivering a Marine Expeditionary Unit complete with its armored vehicles to hostile shores via helicopters and landing craft." calcext:value-type="string">
            <text:p>In addition to supporting VTOL aircraft, a Wasp amphibious assault ship is capable of delivering a Marine Expeditionary Unit complete with its armored vehicles to hostile shores via helicopters and landing craft.</text:p>
          </table:table-cell>
          <table:table-cell table:number-matrix-columns-spanned="1" table:number-matrix-rows-spanned="1" table:formula="of:=INDEX([$military_assets.N$1:.N$1048576];[$mil_ass_us_start.$B9])" office:value-type="string" office:string-value="0.0.1" calcext:value-type="string">
            <text:p>0.0.1</text:p>
          </table:table-cell>
          <table:table-cell table:number-columns-repeated="47"/>
        </table:table-row>
        <table:table-row table:style-name="ro16">
          <table:table-cell office:value-type="float" office:value="1" calcext:value-type="float">
            <text:p>1</text:p>
          </table:table-cell>
          <table:table-cell office:value-type="float" office:value="6" calcext:value-type="float">
            <text:p>6</text:p>
          </table:table-cell>
          <table:table-cell table:style-name="ce15" office:value-type="string" calcext:value-type="string">
            <text:p>USS Seawolf</text:p>
          </table:table-cell>
          <table:table-cell table:number-matrix-columns-spanned="1" table:number-matrix-rows-spanned="1" table:formula="of:=INDEX([$military_assets.A$1:.A$1048576];[$mil_ass_us_start.$B10])" office:value-type="string" office:string-value="Seawolf Class SSN" calcext:value-type="string">
            <text:p>Seawolf Class SSN</text:p>
          </table:table-cell>
          <table:table-cell table:number-matrix-columns-spanned="1" table:number-matrix-rows-spanned="1" table:formula="of:=INDEX([$military_assets.B$1:.B$1048576];[$mil_ass_us_start.$B10])" office:value-type="float" office:value="0" calcext:value-type="float">
            <text:p>0</text:p>
          </table:table-cell>
          <table:table-cell table:number-matrix-columns-spanned="1" table:number-matrix-rows-spanned="1" table:formula="of:=INDEX([$military_assets.C$1:.C$1048576];[$mil_ass_us_start.$B10])" office:value-type="float" office:value="0" calcext:value-type="float">
            <text:p>0</text:p>
          </table:table-cell>
          <table:table-cell table:number-matrix-columns-spanned="1" table:number-matrix-rows-spanned="1" table:formula="of:=INDEX([$military_assets.D$1:.D$1048576];[$mil_ass_us_start.$B10])" office:value-type="float" office:value="0" calcext:value-type="float">
            <text:p>0</text:p>
          </table:table-cell>
          <table:table-cell table:number-matrix-columns-spanned="1" table:number-matrix-rows-spanned="1" table:formula="of:=INDEX([$military_assets.E$1:.E$1048576];[$mil_ass_us_start.$B10])" office:value-type="float" office:value="4" calcext:value-type="float">
            <text:p>4</text:p>
          </table:table-cell>
          <table:table-cell table:number-matrix-columns-spanned="1" table:number-matrix-rows-spanned="1" table:formula="of:=INDEX([$military_assets.F$1:.F$1048576];[$mil_ass_us_start.$B10])" office:value-type="float" office:value="0" calcext:value-type="float">
            <text:p>0</text:p>
          </table:table-cell>
          <table:table-cell table:number-matrix-columns-spanned="1" table:number-matrix-rows-spanned="1" table:formula="of:=INDEX([$military_assets.G$1:.G$1048576];[$mil_ass_us_start.$B10])" office:value-type="float" office:value="4" calcext:value-type="float">
            <text:p>4</text:p>
          </table:table-cell>
          <table:table-cell table:number-matrix-columns-spanned="1" table:number-matrix-rows-spanned="1" table:formula="of:=INDEX([$military_assets.H$1:.H$1048576];[$mil_ass_us_start.$B10])" office:value-type="float" office:value="5" calcext:value-type="float">
            <text:p>5</text:p>
          </table:table-cell>
          <table:table-cell table:number-matrix-columns-spanned="1" table:number-matrix-rows-spanned="1" table:formula="of:=INDEX([$military_assets.I$1:.I$1048576];[$mil_ass_us_start.$B10])" office:value-type="string" office:string-value="USN" calcext:value-type="string">
            <text:p>USN</text:p>
          </table:table-cell>
          <table:table-cell table:number-matrix-columns-spanned="1" table:number-matrix-rows-spanned="1" table:formula="of:=INDEX([$military_assets.J$1:.J$1048576];[$mil_ass_us_start.$B10])" office:value-type="string" office:string-value="Submarine" calcext:value-type="string">
            <text:p>Submarine</text:p>
          </table:table-cell>
          <table:table-cell table:number-matrix-columns-spanned="1" table:number-matrix-rows-spanned="1" table:formula="of:=INDEX([$military_assets.K$1:.K$1048576];[$mil_ass_us_start.$B10])" office:value-type="string" office:string-value="Ambush: This asset deals damage during the Ambush Damage Step.&#10;Special Purposes: Each time this military asset is flipped face up, your opponent must reveal one card from their hand at random.&#10;Hidden: Can be played face down. &#10;Commerce Raider: When assaulting a player, this military asset's assault is equal to its attack." calcext:value-type="string">
            <text:p>Ambush: This asset deals damage during the Ambush Damage Step.</text:p>
            <text:p>Special Purposes: Each time this military asset is flipped face up, your opponent must reveal one card from their hand at random.</text:p>
            <text:p>Hidden: Can be played face down. </text:p>
            <text:p>Commerce Raider: When assaulting a player, this military asset's assault is equal to its attack.</text:p>
          </table:table-cell>
          <table:table-cell table:number-matrix-columns-spanned="1" table:number-matrix-rows-spanned="1" table:formula="of:=INDEX([$military_assets.L$1:.L$1048576];[$mil_ass_us_start.$B10])" office:value-type="string" office:string-value="Images/seawolf.jpg" calcext:value-type="string">
            <text:p>Images/seawolf.jpg</text:p>
          </table:table-cell>
          <table:table-cell table:number-matrix-columns-spanned="1" table:number-matrix-rows-spanned="1" table:formula="of:=INDEX([$military_assets.M$1:.M$1048576];[$mil_ass_us_start.$B10])" office:value-type="string" office:string-value="As the most expensive class of attack submarine ever built, the Seawolf is the apex predator of the US Navy's submarine fleet." calcext:value-type="string">
            <text:p>As the most expensive class of attack submarine ever built, the Seawolf is the apex predator of the US Navy's submarine fleet.</text:p>
          </table:table-cell>
          <table:table-cell table:number-matrix-columns-spanned="1" table:number-matrix-rows-spanned="1" table:formula="of:=INDEX([$military_assets.N$1:.N$1048576];[$mil_ass_us_start.$B10])"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7" calcext:value-type="float">
            <text:p>7</text:p>
          </table:table-cell>
          <table:table-cell table:style-name="ce15" office:value-type="string" calcext:value-type="string">
            <text:p>USS California</text:p>
          </table:table-cell>
          <table:table-cell table:number-matrix-columns-spanned="1" table:number-matrix-rows-spanned="1" table:formula="of:=INDEX([$military_assets.A$1:.A$1048576];[$mil_ass_us_start.$B11])" office:value-type="string" office:string-value="Virginia Class SSN" calcext:value-type="string">
            <text:p>Virginia Class SSN</text:p>
          </table:table-cell>
          <table:table-cell table:number-matrix-columns-spanned="1" table:number-matrix-rows-spanned="1" table:formula="of:=INDEX([$military_assets.B$1:.B$1048576];[$mil_ass_us_start.$B11])" office:value-type="float" office:value="0" calcext:value-type="float">
            <text:p>0</text:p>
          </table:table-cell>
          <table:table-cell table:number-matrix-columns-spanned="1" table:number-matrix-rows-spanned="1" table:formula="of:=INDEX([$military_assets.C$1:.C$1048576];[$mil_ass_us_start.$B11])" office:value-type="float" office:value="0" calcext:value-type="float">
            <text:p>0</text:p>
          </table:table-cell>
          <table:table-cell table:number-matrix-columns-spanned="1" table:number-matrix-rows-spanned="1" table:formula="of:=INDEX([$military_assets.D$1:.D$1048576];[$mil_ass_us_start.$B11])" office:value-type="float" office:value="0" calcext:value-type="float">
            <text:p>0</text:p>
          </table:table-cell>
          <table:table-cell table:number-matrix-columns-spanned="1" table:number-matrix-rows-spanned="1" table:formula="of:=INDEX([$military_assets.E$1:.E$1048576];[$mil_ass_us_start.$B11])" office:value-type="float" office:value="3" calcext:value-type="float">
            <text:p>3</text:p>
          </table:table-cell>
          <table:table-cell table:number-matrix-columns-spanned="1" table:number-matrix-rows-spanned="1" table:formula="of:=INDEX([$military_assets.F$1:.F$1048576];[$mil_ass_us_start.$B11])" office:value-type="float" office:value="0" calcext:value-type="float">
            <text:p>0</text:p>
          </table:table-cell>
          <table:table-cell table:number-matrix-columns-spanned="1" table:number-matrix-rows-spanned="1" table:formula="of:=INDEX([$military_assets.G$1:.G$1048576];[$mil_ass_us_start.$B11])" office:value-type="float" office:value="4" calcext:value-type="float">
            <text:p>4</text:p>
          </table:table-cell>
          <table:table-cell table:number-matrix-columns-spanned="1" table:number-matrix-rows-spanned="1" table:formula="of:=INDEX([$military_assets.H$1:.H$1048576];[$mil_ass_us_start.$B11])" office:value-type="float" office:value="4" calcext:value-type="float">
            <text:p>4</text:p>
          </table:table-cell>
          <table:table-cell table:number-matrix-columns-spanned="1" table:number-matrix-rows-spanned="1" table:formula="of:=INDEX([$military_assets.I$1:.I$1048576];[$mil_ass_us_start.$B11])" office:value-type="string" office:string-value="USN" calcext:value-type="string">
            <text:p>USN</text:p>
          </table:table-cell>
          <table:table-cell table:number-matrix-columns-spanned="1" table:number-matrix-rows-spanned="1" table:formula="of:=INDEX([$military_assets.J$1:.J$1048576];[$mil_ass_us_start.$B11])" office:value-type="string" office:string-value="Submarine" calcext:value-type="string">
            <text:p>Submarine</text:p>
          </table:table-cell>
          <table:table-cell table:number-matrix-columns-spanned="1" table:number-matrix-rows-spanned="1" table:formula="of:=INDEX([$military_assets.K$1:.K$1048576];[$mil_ass_us_start.$B11])" office:value-type="string" office:string-value="Ambush: This asset deals damage during the Ambush Damage Step.&#10;Hidden: Can be played face down. &#10;Commerce Raider: When assaulting a player, this military asset's assault is equal to its attack." calcext:value-type="string">
            <text:p>Ambush: This asset deals damage during the Ambush Damage Step.</text:p>
            <text:p>Hidden: Can be played face down. </text:p>
            <text:p>Commerce Raider: When assaulting a player, this military asset's assault is equal to its attack.</text:p>
          </table:table-cell>
          <table:table-cell table:number-matrix-columns-spanned="1" table:number-matrix-rows-spanned="1" table:formula="of:=INDEX([$military_assets.L$1:.L$1048576];[$mil_ass_us_start.$B11])" office:value-type="string" office:string-value="Images/virginia.jpg" calcext:value-type="string">
            <text:p>Images/virginia.jpg</text:p>
          </table:table-cell>
          <table:table-cell table:number-matrix-columns-spanned="1" table:number-matrix-rows-spanned="1" table:formula="of:=INDEX([$military_assets.M$1:.M$1048576];[$mil_ass_us_start.$B11])" office:value-type="string" office:string-value="The advanced Virginia will be the standard attack submarine of the US Navy until at least the middle of the 21st century." calcext:value-type="string">
            <text:p>The advanced Virginia will be the standard attack submarine of the US Navy until at least the middle of the 21st century.</text:p>
          </table:table-cell>
          <table:table-cell table:number-matrix-columns-spanned="1" table:number-matrix-rows-spanned="1" table:formula="of:=INDEX([$military_assets.N$1:.N$1048576];[$mil_ass_us_start.$B11])"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7" calcext:value-type="float">
            <text:p>7</text:p>
          </table:table-cell>
          <table:table-cell table:style-name="ce15" office:value-type="string" calcext:value-type="string">
            <text:p>USS Hawaii</text:p>
          </table:table-cell>
          <table:table-cell table:number-matrix-columns-spanned="1" table:number-matrix-rows-spanned="1" table:formula="of:=INDEX([$military_assets.A$1:.A$1048576];[$mil_ass_us_start.$B12])" office:value-type="string" office:string-value="Virginia Class SSN" calcext:value-type="string">
            <text:p>Virginia Class SSN</text:p>
          </table:table-cell>
          <table:table-cell table:number-matrix-columns-spanned="1" table:number-matrix-rows-spanned="1" table:formula="of:=INDEX([$military_assets.B$1:.B$1048576];[$mil_ass_us_start.$B12])" office:value-type="float" office:value="0" calcext:value-type="float">
            <text:p>0</text:p>
          </table:table-cell>
          <table:table-cell table:number-matrix-columns-spanned="1" table:number-matrix-rows-spanned="1" table:formula="of:=INDEX([$military_assets.C$1:.C$1048576];[$mil_ass_us_start.$B12])" office:value-type="float" office:value="0" calcext:value-type="float">
            <text:p>0</text:p>
          </table:table-cell>
          <table:table-cell table:number-matrix-columns-spanned="1" table:number-matrix-rows-spanned="1" table:formula="of:=INDEX([$military_assets.D$1:.D$1048576];[$mil_ass_us_start.$B12])" office:value-type="float" office:value="0" calcext:value-type="float">
            <text:p>0</text:p>
          </table:table-cell>
          <table:table-cell table:number-matrix-columns-spanned="1" table:number-matrix-rows-spanned="1" table:formula="of:=INDEX([$military_assets.E$1:.E$1048576];[$mil_ass_us_start.$B12])" office:value-type="float" office:value="3" calcext:value-type="float">
            <text:p>3</text:p>
          </table:table-cell>
          <table:table-cell table:number-matrix-columns-spanned="1" table:number-matrix-rows-spanned="1" table:formula="of:=INDEX([$military_assets.F$1:.F$1048576];[$mil_ass_us_start.$B12])" office:value-type="float" office:value="0" calcext:value-type="float">
            <text:p>0</text:p>
          </table:table-cell>
          <table:table-cell table:number-matrix-columns-spanned="1" table:number-matrix-rows-spanned="1" table:formula="of:=INDEX([$military_assets.G$1:.G$1048576];[$mil_ass_us_start.$B12])" office:value-type="float" office:value="4" calcext:value-type="float">
            <text:p>4</text:p>
          </table:table-cell>
          <table:table-cell table:number-matrix-columns-spanned="1" table:number-matrix-rows-spanned="1" table:formula="of:=INDEX([$military_assets.H$1:.H$1048576];[$mil_ass_us_start.$B12])" office:value-type="float" office:value="4" calcext:value-type="float">
            <text:p>4</text:p>
          </table:table-cell>
          <table:table-cell table:number-matrix-columns-spanned="1" table:number-matrix-rows-spanned="1" table:formula="of:=INDEX([$military_assets.I$1:.I$1048576];[$mil_ass_us_start.$B12])" office:value-type="string" office:string-value="USN" calcext:value-type="string">
            <text:p>USN</text:p>
          </table:table-cell>
          <table:table-cell table:number-matrix-columns-spanned="1" table:number-matrix-rows-spanned="1" table:formula="of:=INDEX([$military_assets.J$1:.J$1048576];[$mil_ass_us_start.$B12])" office:value-type="string" office:string-value="Submarine" calcext:value-type="string">
            <text:p>Submarine</text:p>
          </table:table-cell>
          <table:table-cell table:number-matrix-columns-spanned="1" table:number-matrix-rows-spanned="1" table:formula="of:=INDEX([$military_assets.K$1:.K$1048576];[$mil_ass_us_start.$B12])" office:value-type="string" office:string-value="Ambush: This asset deals damage during the Ambush Damage Step.&#10;Hidden: Can be played face down. &#10;Commerce Raider: When assaulting a player, this military asset's assault is equal to its attack." calcext:value-type="string">
            <text:p>Ambush: This asset deals damage during the Ambush Damage Step.</text:p>
            <text:p>Hidden: Can be played face down. </text:p>
            <text:p>Commerce Raider: When assaulting a player, this military asset's assault is equal to its attack.</text:p>
          </table:table-cell>
          <table:table-cell table:number-matrix-columns-spanned="1" table:number-matrix-rows-spanned="1" table:formula="of:=INDEX([$military_assets.L$1:.L$1048576];[$mil_ass_us_start.$B12])" office:value-type="string" office:string-value="Images/virginia.jpg" calcext:value-type="string">
            <text:p>Images/virginia.jpg</text:p>
          </table:table-cell>
          <table:table-cell table:number-matrix-columns-spanned="1" table:number-matrix-rows-spanned="1" table:formula="of:=INDEX([$military_assets.M$1:.M$1048576];[$mil_ass_us_start.$B12])" office:value-type="string" office:string-value="The advanced Virginia will be the standard attack submarine of the US Navy until at least the middle of the 21st century." calcext:value-type="string">
            <text:p>The advanced Virginia will be the standard attack submarine of the US Navy until at least the middle of the 21st century.</text:p>
          </table:table-cell>
          <table:table-cell table:number-matrix-columns-spanned="1" table:number-matrix-rows-spanned="1" table:formula="of:=INDEX([$military_assets.N$1:.N$1048576];[$mil_ass_us_start.$B12])"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7" calcext:value-type="float">
            <text:p>7</text:p>
          </table:table-cell>
          <table:table-cell table:style-name="ce15" office:value-type="string" calcext:value-type="string">
            <text:p>USS Mississippi</text:p>
          </table:table-cell>
          <table:table-cell table:number-matrix-columns-spanned="1" table:number-matrix-rows-spanned="1" table:formula="of:=INDEX([$military_assets.A$1:.A$1048576];[$mil_ass_us_start.$B13])" office:value-type="string" office:string-value="Virginia Class SSN" calcext:value-type="string">
            <text:p>Virginia Class SSN</text:p>
          </table:table-cell>
          <table:table-cell table:number-matrix-columns-spanned="1" table:number-matrix-rows-spanned="1" table:formula="of:=INDEX([$military_assets.B$1:.B$1048576];[$mil_ass_us_start.$B13])" office:value-type="float" office:value="0" calcext:value-type="float">
            <text:p>0</text:p>
          </table:table-cell>
          <table:table-cell table:number-matrix-columns-spanned="1" table:number-matrix-rows-spanned="1" table:formula="of:=INDEX([$military_assets.C$1:.C$1048576];[$mil_ass_us_start.$B13])" office:value-type="float" office:value="0" calcext:value-type="float">
            <text:p>0</text:p>
          </table:table-cell>
          <table:table-cell table:number-matrix-columns-spanned="1" table:number-matrix-rows-spanned="1" table:formula="of:=INDEX([$military_assets.D$1:.D$1048576];[$mil_ass_us_start.$B13])" office:value-type="float" office:value="0" calcext:value-type="float">
            <text:p>0</text:p>
          </table:table-cell>
          <table:table-cell table:number-matrix-columns-spanned="1" table:number-matrix-rows-spanned="1" table:formula="of:=INDEX([$military_assets.E$1:.E$1048576];[$mil_ass_us_start.$B13])" office:value-type="float" office:value="3" calcext:value-type="float">
            <text:p>3</text:p>
          </table:table-cell>
          <table:table-cell table:number-matrix-columns-spanned="1" table:number-matrix-rows-spanned="1" table:formula="of:=INDEX([$military_assets.F$1:.F$1048576];[$mil_ass_us_start.$B13])" office:value-type="float" office:value="0" calcext:value-type="float">
            <text:p>0</text:p>
          </table:table-cell>
          <table:table-cell table:number-matrix-columns-spanned="1" table:number-matrix-rows-spanned="1" table:formula="of:=INDEX([$military_assets.G$1:.G$1048576];[$mil_ass_us_start.$B13])" office:value-type="float" office:value="4" calcext:value-type="float">
            <text:p>4</text:p>
          </table:table-cell>
          <table:table-cell table:number-matrix-columns-spanned="1" table:number-matrix-rows-spanned="1" table:formula="of:=INDEX([$military_assets.H$1:.H$1048576];[$mil_ass_us_start.$B13])" office:value-type="float" office:value="4" calcext:value-type="float">
            <text:p>4</text:p>
          </table:table-cell>
          <table:table-cell table:number-matrix-columns-spanned="1" table:number-matrix-rows-spanned="1" table:formula="of:=INDEX([$military_assets.I$1:.I$1048576];[$mil_ass_us_start.$B13])" office:value-type="string" office:string-value="USN" calcext:value-type="string">
            <text:p>USN</text:p>
          </table:table-cell>
          <table:table-cell table:number-matrix-columns-spanned="1" table:number-matrix-rows-spanned="1" table:formula="of:=INDEX([$military_assets.J$1:.J$1048576];[$mil_ass_us_start.$B13])" office:value-type="string" office:string-value="Submarine" calcext:value-type="string">
            <text:p>Submarine</text:p>
          </table:table-cell>
          <table:table-cell table:number-matrix-columns-spanned="1" table:number-matrix-rows-spanned="1" table:formula="of:=INDEX([$military_assets.K$1:.K$1048576];[$mil_ass_us_start.$B13])" office:value-type="string" office:string-value="Ambush: This asset deals damage during the Ambush Damage Step.&#10;Hidden: Can be played face down. &#10;Commerce Raider: When assaulting a player, this military asset's assault is equal to its attack." calcext:value-type="string">
            <text:p>Ambush: This asset deals damage during the Ambush Damage Step.</text:p>
            <text:p>Hidden: Can be played face down. </text:p>
            <text:p>Commerce Raider: When assaulting a player, this military asset's assault is equal to its attack.</text:p>
          </table:table-cell>
          <table:table-cell table:number-matrix-columns-spanned="1" table:number-matrix-rows-spanned="1" table:formula="of:=INDEX([$military_assets.L$1:.L$1048576];[$mil_ass_us_start.$B13])" office:value-type="string" office:string-value="Images/virginia.jpg" calcext:value-type="string">
            <text:p>Images/virginia.jpg</text:p>
          </table:table-cell>
          <table:table-cell table:number-matrix-columns-spanned="1" table:number-matrix-rows-spanned="1" table:formula="of:=INDEX([$military_assets.M$1:.M$1048576];[$mil_ass_us_start.$B13])" office:value-type="string" office:string-value="The advanced Virginia will be the standard attack submarine of the US Navy until at least the middle of the 21st century." calcext:value-type="string">
            <text:p>The advanced Virginia will be the standard attack submarine of the US Navy until at least the middle of the 21st century.</text:p>
          </table:table-cell>
          <table:table-cell table:number-matrix-columns-spanned="1" table:number-matrix-rows-spanned="1" table:formula="of:=INDEX([$military_assets.N$1:.N$1048576];[$mil_ass_us_start.$B13])" office:value-type="string" office:string-value="0.0.1" calcext:value-type="string">
            <text:p>0.0.1</text:p>
          </table:table-cell>
          <table:table-cell table:number-columns-repeated="47"/>
        </table:table-row>
        <table:table-row table:style-name="ro14">
          <table:table-cell office:value-type="float" office:value="0" calcext:value-type="float">
            <text:p>0</text:p>
          </table:table-cell>
          <table:table-cell office:value-type="float" office:value="8" calcext:value-type="float">
            <text:p>8</text:p>
          </table:table-cell>
          <table:table-cell table:style-name="ce15" office:value-type="string" calcext:value-type="string">
            <text:p>USS Florida</text:p>
          </table:table-cell>
          <table:table-cell table:number-matrix-columns-spanned="1" table:number-matrix-rows-spanned="1" table:formula="of:=INDEX([$military_assets.A$1:.A$1048576];[$mil_ass_us_start.$B14])" office:value-type="string" office:string-value="Ohio Class SSGN" calcext:value-type="string">
            <text:p>Ohio Class SSGN</text:p>
          </table:table-cell>
          <table:table-cell table:number-matrix-columns-spanned="1" table:number-matrix-rows-spanned="1" table:formula="of:=INDEX([$military_assets.B$1:.B$1048576];[$mil_ass_us_start.$B14])" office:value-type="float" office:value="0" calcext:value-type="float">
            <text:p>0</text:p>
          </table:table-cell>
          <table:table-cell table:number-matrix-columns-spanned="1" table:number-matrix-rows-spanned="1" table:formula="of:=INDEX([$military_assets.C$1:.C$1048576];[$mil_ass_us_start.$B14])" office:value-type="float" office:value="0" calcext:value-type="float">
            <text:p>0</text:p>
          </table:table-cell>
          <table:table-cell table:number-matrix-columns-spanned="1" table:number-matrix-rows-spanned="1" table:formula="of:=INDEX([$military_assets.D$1:.D$1048576];[$mil_ass_us_start.$B14])" office:value-type="float" office:value="0" calcext:value-type="float">
            <text:p>0</text:p>
          </table:table-cell>
          <table:table-cell table:number-matrix-columns-spanned="1" table:number-matrix-rows-spanned="1" table:formula="of:=INDEX([$military_assets.E$1:.E$1048576];[$mil_ass_us_start.$B14])" office:value-type="float" office:value="3" calcext:value-type="float">
            <text:p>3</text:p>
          </table:table-cell>
          <table:table-cell table:number-matrix-columns-spanned="1" table:number-matrix-rows-spanned="1" table:formula="of:=INDEX([$military_assets.F$1:.F$1048576];[$mil_ass_us_start.$B14])" office:value-type="float" office:value="5" calcext:value-type="float">
            <text:p>5</text:p>
          </table:table-cell>
          <table:table-cell table:number-matrix-columns-spanned="1" table:number-matrix-rows-spanned="1" table:formula="of:=INDEX([$military_assets.G$1:.G$1048576];[$mil_ass_us_start.$B14])" office:value-type="float" office:value="2" calcext:value-type="float">
            <text:p>2</text:p>
          </table:table-cell>
          <table:table-cell table:number-matrix-columns-spanned="1" table:number-matrix-rows-spanned="1" table:formula="of:=INDEX([$military_assets.H$1:.H$1048576];[$mil_ass_us_start.$B14])" office:value-type="float" office:value="5" calcext:value-type="float">
            <text:p>5</text:p>
          </table:table-cell>
          <table:table-cell table:number-matrix-columns-spanned="1" table:number-matrix-rows-spanned="1" table:formula="of:=INDEX([$military_assets.I$1:.I$1048576];[$mil_ass_us_start.$B14])" office:value-type="string" office:string-value="USN" calcext:value-type="string">
            <text:p>USN</text:p>
          </table:table-cell>
          <table:table-cell table:number-matrix-columns-spanned="1" table:number-matrix-rows-spanned="1" table:formula="of:=INDEX([$military_assets.J$1:.J$1048576];[$mil_ass_us_start.$B14])" office:value-type="string" office:string-value="Submarine" calcext:value-type="string">
            <text:p>Submarine</text:p>
          </table:table-cell>
          <table:table-cell table:number-matrix-columns-spanned="1" table:number-matrix-rows-spanned="1" table:formula="of:=INDEX([$military_assets.K$1:.K$1048576];[$mil_ass_us_start.$B14])" office:value-type="string" office:string-value="Ambush: This asset deals damage during the Ambush Damage Step.&#10;Strategic Strike Capability: At the end of your turn, if this asset is face-up and did not take part of an attack or defense, your opponent must discard one card from their deck.&#10;Hidden: Can be played face down. " calcext:value-type="string">
            <text:p>Ambush: This asset deals damage during the Ambush Damage Step.</text:p>
            <text:p>Strategic Strike Capability: At the end of your turn, if this asset is face-up and did not take part of an attack or defense, your opponent must discard one card from their deck.</text:p>
            <text:p>Hidden: Can be played face down. </text:p>
          </table:table-cell>
          <table:table-cell table:number-matrix-columns-spanned="1" table:number-matrix-rows-spanned="1" table:formula="of:=INDEX([$military_assets.L$1:.L$1048576];[$mil_ass_us_start.$B14])" office:value-type="string" office:string-value="Images/ohio.jpg" calcext:value-type="string">
            <text:p>Images/ohio.jpg</text:p>
          </table:table-cell>
          <table:table-cell table:number-matrix-columns-spanned="1" table:number-matrix-rows-spanned="1" table:formula="of:=INDEX([$military_assets.M$1:.M$1048576];[$mil_ass_us_start.$B14])" office:value-type="string" office:string-value="Although Ohio was originally intended to carry nuclear ballistic missiles, some Ohio's have been modified as SSGNs for surface warfare and land-attack missions." calcext:value-type="string">
            <text:p>Although Ohio was originally intended to carry nuclear ballistic missiles, some Ohio's have been modified as SSGNs for surface warfare and land-attack missions.</text:p>
          </table:table-cell>
          <table:table-cell table:number-matrix-columns-spanned="1" table:number-matrix-rows-spanned="1" table:formula="of:=INDEX([$military_assets.N$1:.N$1048576];[$mil_ass_us_start.$B14])" office:value-type="string" office:string-value="0.0.1" calcext:value-type="string">
            <text:p>0.0.1</text:p>
          </table:table-cell>
          <table:table-cell table:number-columns-repeated="47"/>
        </table:table-row>
        <table:table-row table:style-name="ro14">
          <table:table-cell office:value-type="float" office:value="0" calcext:value-type="float">
            <text:p>0</text:p>
          </table:table-cell>
          <table:table-cell office:value-type="float" office:value="8" calcext:value-type="float">
            <text:p>8</text:p>
          </table:table-cell>
          <table:table-cell table:style-name="ce15" office:value-type="string" calcext:value-type="string">
            <text:p>USS Ohio</text:p>
          </table:table-cell>
          <table:table-cell table:number-matrix-columns-spanned="1" table:number-matrix-rows-spanned="1" table:formula="of:=INDEX([$military_assets.A$1:.A$1048576];[$mil_ass_us_start.$B15])" office:value-type="string" office:string-value="Ohio Class SSGN" calcext:value-type="string">
            <text:p>Ohio Class SSGN</text:p>
          </table:table-cell>
          <table:table-cell table:number-matrix-columns-spanned="1" table:number-matrix-rows-spanned="1" table:formula="of:=INDEX([$military_assets.B$1:.B$1048576];[$mil_ass_us_start.$B15])" office:value-type="float" office:value="0" calcext:value-type="float">
            <text:p>0</text:p>
          </table:table-cell>
          <table:table-cell table:number-matrix-columns-spanned="1" table:number-matrix-rows-spanned="1" table:formula="of:=INDEX([$military_assets.C$1:.C$1048576];[$mil_ass_us_start.$B15])" office:value-type="float" office:value="0" calcext:value-type="float">
            <text:p>0</text:p>
          </table:table-cell>
          <table:table-cell table:number-matrix-columns-spanned="1" table:number-matrix-rows-spanned="1" table:formula="of:=INDEX([$military_assets.D$1:.D$1048576];[$mil_ass_us_start.$B15])" office:value-type="float" office:value="0" calcext:value-type="float">
            <text:p>0</text:p>
          </table:table-cell>
          <table:table-cell table:number-matrix-columns-spanned="1" table:number-matrix-rows-spanned="1" table:formula="of:=INDEX([$military_assets.E$1:.E$1048576];[$mil_ass_us_start.$B15])" office:value-type="float" office:value="3" calcext:value-type="float">
            <text:p>3</text:p>
          </table:table-cell>
          <table:table-cell table:number-matrix-columns-spanned="1" table:number-matrix-rows-spanned="1" table:formula="of:=INDEX([$military_assets.F$1:.F$1048576];[$mil_ass_us_start.$B15])" office:value-type="float" office:value="5" calcext:value-type="float">
            <text:p>5</text:p>
          </table:table-cell>
          <table:table-cell table:number-matrix-columns-spanned="1" table:number-matrix-rows-spanned="1" table:formula="of:=INDEX([$military_assets.G$1:.G$1048576];[$mil_ass_us_start.$B15])" office:value-type="float" office:value="2" calcext:value-type="float">
            <text:p>2</text:p>
          </table:table-cell>
          <table:table-cell table:number-matrix-columns-spanned="1" table:number-matrix-rows-spanned="1" table:formula="of:=INDEX([$military_assets.H$1:.H$1048576];[$mil_ass_us_start.$B15])" office:value-type="float" office:value="5" calcext:value-type="float">
            <text:p>5</text:p>
          </table:table-cell>
          <table:table-cell table:number-matrix-columns-spanned="1" table:number-matrix-rows-spanned="1" table:formula="of:=INDEX([$military_assets.I$1:.I$1048576];[$mil_ass_us_start.$B15])" office:value-type="string" office:string-value="USN" calcext:value-type="string">
            <text:p>USN</text:p>
          </table:table-cell>
          <table:table-cell table:number-matrix-columns-spanned="1" table:number-matrix-rows-spanned="1" table:formula="of:=INDEX([$military_assets.J$1:.J$1048576];[$mil_ass_us_start.$B15])" office:value-type="string" office:string-value="Submarine" calcext:value-type="string">
            <text:p>Submarine</text:p>
          </table:table-cell>
          <table:table-cell table:number-matrix-columns-spanned="1" table:number-matrix-rows-spanned="1" table:formula="of:=INDEX([$military_assets.K$1:.K$1048576];[$mil_ass_us_start.$B15])" office:value-type="string" office:string-value="Ambush: This asset deals damage during the Ambush Damage Step.&#10;Strategic Strike Capability: At the end of your turn, if this asset is face-up and did not take part of an attack or defense, your opponent must discard one card from their deck.&#10;Hidden: Can be played face down. " calcext:value-type="string">
            <text:p>Ambush: This asset deals damage during the Ambush Damage Step.</text:p>
            <text:p>Strategic Strike Capability: At the end of your turn, if this asset is face-up and did not take part of an attack or defense, your opponent must discard one card from their deck.</text:p>
            <text:p>Hidden: Can be played face down. </text:p>
          </table:table-cell>
          <table:table-cell table:number-matrix-columns-spanned="1" table:number-matrix-rows-spanned="1" table:formula="of:=INDEX([$military_assets.L$1:.L$1048576];[$mil_ass_us_start.$B15])" office:value-type="string" office:string-value="Images/ohio.jpg" calcext:value-type="string">
            <text:p>Images/ohio.jpg</text:p>
          </table:table-cell>
          <table:table-cell table:number-matrix-columns-spanned="1" table:number-matrix-rows-spanned="1" table:formula="of:=INDEX([$military_assets.M$1:.M$1048576];[$mil_ass_us_start.$B15])" office:value-type="string" office:string-value="Although Ohio was originally intended to carry nuclear ballistic missiles, some Ohio's have been modified as SSGNs for surface warfare and land-attack missions." calcext:value-type="string">
            <text:p>Although Ohio was originally intended to carry nuclear ballistic missiles, some Ohio's have been modified as SSGNs for surface warfare and land-attack missions.</text:p>
          </table:table-cell>
          <table:table-cell table:number-matrix-columns-spanned="1" table:number-matrix-rows-spanned="1" table:formula="of:=INDEX([$military_assets.N$1:.N$1048576];[$mil_ass_us_start.$B15])" office:value-type="string" office:string-value="0.0.1" calcext:value-type="string">
            <text:p>0.0.1</text:p>
          </table:table-cell>
          <table:table-cell table:number-columns-repeated="47"/>
        </table:table-row>
        <table:table-row table:style-name="ro1">
          <table:table-cell office:value-type="float" office:value="0" calcext:value-type="float">
            <text:p>0</text:p>
          </table:table-cell>
          <table:table-cell office:value-type="float" office:value="9" calcext:value-type="float">
            <text:p>9</text:p>
          </table:table-cell>
          <table:table-cell table:style-name="ce15" office:value-type="string" calcext:value-type="string">
            <text:p>USS Bunker Hill</text:p>
          </table:table-cell>
          <table:table-cell table:number-matrix-columns-spanned="1" table:number-matrix-rows-spanned="1" table:formula="of:=INDEX([$military_assets.A$1:.A$1048576];[$mil_ass_us_start.$B16])" office:value-type="string" office:string-value="Ticonderoga Class CG" calcext:value-type="string">
            <text:p>Ticonderoga Class CG</text:p>
          </table:table-cell>
          <table:table-cell table:number-matrix-columns-spanned="1" table:number-matrix-rows-spanned="1" table:formula="of:=INDEX([$military_assets.B$1:.B$1048576];[$mil_ass_us_start.$B16])" office:value-type="float" office:value="0" calcext:value-type="float">
            <text:p>0</text:p>
          </table:table-cell>
          <table:table-cell table:number-matrix-columns-spanned="1" table:number-matrix-rows-spanned="1" table:formula="of:=INDEX([$military_assets.C$1:.C$1048576];[$mil_ass_us_start.$B16])" office:value-type="float" office:value="0" calcext:value-type="float">
            <text:p>0</text:p>
          </table:table-cell>
          <table:table-cell table:number-matrix-columns-spanned="1" table:number-matrix-rows-spanned="1" table:formula="of:=INDEX([$military_assets.D$1:.D$1048576];[$mil_ass_us_start.$B16])" office:value-type="float" office:value="0" calcext:value-type="float">
            <text:p>0</text:p>
          </table:table-cell>
          <table:table-cell table:number-matrix-columns-spanned="1" table:number-matrix-rows-spanned="1" table:formula="of:=INDEX([$military_assets.E$1:.E$1048576];[$mil_ass_us_start.$B16])" office:value-type="float" office:value="2" calcext:value-type="float">
            <text:p>2</text:p>
          </table:table-cell>
          <table:table-cell table:number-matrix-columns-spanned="1" table:number-matrix-rows-spanned="1" table:formula="of:=INDEX([$military_assets.F$1:.F$1048576];[$mil_ass_us_start.$B16])" office:value-type="float" office:value="3" calcext:value-type="float">
            <text:p>3</text:p>
          </table:table-cell>
          <table:table-cell table:number-matrix-columns-spanned="1" table:number-matrix-rows-spanned="1" table:formula="of:=INDEX([$military_assets.G$1:.G$1048576];[$mil_ass_us_start.$B16])" office:value-type="float" office:value="3" calcext:value-type="float">
            <text:p>3</text:p>
          </table:table-cell>
          <table:table-cell table:number-matrix-columns-spanned="1" table:number-matrix-rows-spanned="1" table:formula="of:=INDEX([$military_assets.H$1:.H$1048576];[$mil_ass_us_start.$B16])" office:value-type="float" office:value="4" calcext:value-type="float">
            <text:p>4</text:p>
          </table:table-cell>
          <table:table-cell table:number-matrix-columns-spanned="1" table:number-matrix-rows-spanned="1" table:formula="of:=INDEX([$military_assets.I$1:.I$1048576];[$mil_ass_us_start.$B16])" office:value-type="string" office:string-value="USN" calcext:value-type="string">
            <text:p>USN</text:p>
          </table:table-cell>
          <table:table-cell table:number-matrix-columns-spanned="1" table:number-matrix-rows-spanned="1" table:formula="of:=INDEX([$military_assets.J$1:.J$1048576];[$mil_ass_us_start.$B16])" office:value-type="string" office:string-value="Ship" calcext:value-type="string">
            <text:p>Ship</text:p>
          </table:table-cell>
          <table:table-cell table:number-matrix-columns-spanned="1" table:number-matrix-rows-spanned="1" table:formula="of:=INDEX([$military_assets.K$1:.K$1048576];[$mil_ass_us_start.$B16])" office:value-type="string" office:string-value="AEGIS: +2 Help Defense." calcext:value-type="string">
            <text:p>AEGIS: +2 Help Defense.</text:p>
          </table:table-cell>
          <table:table-cell table:number-matrix-columns-spanned="1" table:number-matrix-rows-spanned="1" table:formula="of:=INDEX([$military_assets.L$1:.L$1048576];[$mil_ass_us_start.$B16])" office:value-type="string" office:string-value="Images/ticonderoga.jpg" calcext:value-type="string">
            <text:p>Images/ticonderoga.jpg</text:p>
          </table:table-cell>
          <table:table-cell table:number-matrix-columns-spanned="1" table:number-matrix-rows-spanned="1" table:formula="of:=INDEX([$military_assets.M$1:.M$1048576];[$mil_ass_us_start.$B16])" office:value-type="string" office:string-value="Despite a modest displacement by historical standards, the Ticonderoga is the largest surface combatant in the US Navy." calcext:value-type="string">
            <text:p>Despite a modest displacement by historical standards, the Ticonderoga is the largest surface combatant in the US Navy.</text:p>
          </table:table-cell>
          <table:table-cell table:number-matrix-columns-spanned="1" table:number-matrix-rows-spanned="1" table:formula="of:=INDEX([$military_assets.N$1:.N$1048576];[$mil_ass_us_start.$B16])"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9" calcext:value-type="float">
            <text:p>9</text:p>
          </table:table-cell>
          <table:table-cell table:style-name="ce15" office:value-type="string" calcext:value-type="string">
            <text:p>USS Philippine Sea</text:p>
          </table:table-cell>
          <table:table-cell table:number-matrix-columns-spanned="1" table:number-matrix-rows-spanned="1" table:formula="of:=INDEX([$military_assets.A$1:.A$1048576];[$mil_ass_us_start.$B17])" office:value-type="string" office:string-value="Ticonderoga Class CG" calcext:value-type="string">
            <text:p>Ticonderoga Class CG</text:p>
          </table:table-cell>
          <table:table-cell table:number-matrix-columns-spanned="1" table:number-matrix-rows-spanned="1" table:formula="of:=INDEX([$military_assets.B$1:.B$1048576];[$mil_ass_us_start.$B17])" office:value-type="float" office:value="0" calcext:value-type="float">
            <text:p>0</text:p>
          </table:table-cell>
          <table:table-cell table:number-matrix-columns-spanned="1" table:number-matrix-rows-spanned="1" table:formula="of:=INDEX([$military_assets.C$1:.C$1048576];[$mil_ass_us_start.$B17])" office:value-type="float" office:value="0" calcext:value-type="float">
            <text:p>0</text:p>
          </table:table-cell>
          <table:table-cell table:number-matrix-columns-spanned="1" table:number-matrix-rows-spanned="1" table:formula="of:=INDEX([$military_assets.D$1:.D$1048576];[$mil_ass_us_start.$B17])" office:value-type="float" office:value="0" calcext:value-type="float">
            <text:p>0</text:p>
          </table:table-cell>
          <table:table-cell table:number-matrix-columns-spanned="1" table:number-matrix-rows-spanned="1" table:formula="of:=INDEX([$military_assets.E$1:.E$1048576];[$mil_ass_us_start.$B17])" office:value-type="float" office:value="2" calcext:value-type="float">
            <text:p>2</text:p>
          </table:table-cell>
          <table:table-cell table:number-matrix-columns-spanned="1" table:number-matrix-rows-spanned="1" table:formula="of:=INDEX([$military_assets.F$1:.F$1048576];[$mil_ass_us_start.$B17])" office:value-type="float" office:value="3" calcext:value-type="float">
            <text:p>3</text:p>
          </table:table-cell>
          <table:table-cell table:number-matrix-columns-spanned="1" table:number-matrix-rows-spanned="1" table:formula="of:=INDEX([$military_assets.G$1:.G$1048576];[$mil_ass_us_start.$B17])" office:value-type="float" office:value="3" calcext:value-type="float">
            <text:p>3</text:p>
          </table:table-cell>
          <table:table-cell table:number-matrix-columns-spanned="1" table:number-matrix-rows-spanned="1" table:formula="of:=INDEX([$military_assets.H$1:.H$1048576];[$mil_ass_us_start.$B17])" office:value-type="float" office:value="4" calcext:value-type="float">
            <text:p>4</text:p>
          </table:table-cell>
          <table:table-cell table:number-matrix-columns-spanned="1" table:number-matrix-rows-spanned="1" table:formula="of:=INDEX([$military_assets.I$1:.I$1048576];[$mil_ass_us_start.$B17])" office:value-type="string" office:string-value="USN" calcext:value-type="string">
            <text:p>USN</text:p>
          </table:table-cell>
          <table:table-cell table:number-matrix-columns-spanned="1" table:number-matrix-rows-spanned="1" table:formula="of:=INDEX([$military_assets.J$1:.J$1048576];[$mil_ass_us_start.$B17])" office:value-type="string" office:string-value="Ship" calcext:value-type="string">
            <text:p>Ship</text:p>
          </table:table-cell>
          <table:table-cell table:number-matrix-columns-spanned="1" table:number-matrix-rows-spanned="1" table:formula="of:=INDEX([$military_assets.K$1:.K$1048576];[$mil_ass_us_start.$B17])" office:value-type="string" office:string-value="AEGIS: +2 Help Defense." calcext:value-type="string">
            <text:p>AEGIS: +2 Help Defense.</text:p>
          </table:table-cell>
          <table:table-cell table:number-matrix-columns-spanned="1" table:number-matrix-rows-spanned="1" table:formula="of:=INDEX([$military_assets.L$1:.L$1048576];[$mil_ass_us_start.$B17])" office:value-type="string" office:string-value="Images/ticonderoga.jpg" calcext:value-type="string">
            <text:p>Images/ticonderoga.jpg</text:p>
          </table:table-cell>
          <table:table-cell table:number-matrix-columns-spanned="1" table:number-matrix-rows-spanned="1" table:formula="of:=INDEX([$military_assets.M$1:.M$1048576];[$mil_ass_us_start.$B17])" office:value-type="string" office:string-value="Despite a modest displacement by historical standards, the Ticonderoga is the largest surface combatant in the US Navy." calcext:value-type="string">
            <text:p>Despite a modest displacement by historical standards, the Ticonderoga is the largest surface combatant in the US Navy.</text:p>
          </table:table-cell>
          <table:table-cell table:number-matrix-columns-spanned="1" table:number-matrix-rows-spanned="1" table:formula="of:=INDEX([$military_assets.N$1:.N$1048576];[$mil_ass_us_start.$B17])"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9" calcext:value-type="float">
            <text:p>9</text:p>
          </table:table-cell>
          <table:table-cell table:style-name="ce15" office:value-type="string" calcext:value-type="string">
            <text:p>USS Gettysburg</text:p>
          </table:table-cell>
          <table:table-cell table:number-matrix-columns-spanned="1" table:number-matrix-rows-spanned="1" table:formula="of:=INDEX([$military_assets.A$1:.A$1048576];[$mil_ass_us_start.$B18])" office:value-type="string" office:string-value="Ticonderoga Class CG" calcext:value-type="string">
            <text:p>Ticonderoga Class CG</text:p>
          </table:table-cell>
          <table:table-cell table:number-matrix-columns-spanned="1" table:number-matrix-rows-spanned="1" table:formula="of:=INDEX([$military_assets.B$1:.B$1048576];[$mil_ass_us_start.$B18])" office:value-type="float" office:value="0" calcext:value-type="float">
            <text:p>0</text:p>
          </table:table-cell>
          <table:table-cell table:number-matrix-columns-spanned="1" table:number-matrix-rows-spanned="1" table:formula="of:=INDEX([$military_assets.C$1:.C$1048576];[$mil_ass_us_start.$B18])" office:value-type="float" office:value="0" calcext:value-type="float">
            <text:p>0</text:p>
          </table:table-cell>
          <table:table-cell table:number-matrix-columns-spanned="1" table:number-matrix-rows-spanned="1" table:formula="of:=INDEX([$military_assets.D$1:.D$1048576];[$mil_ass_us_start.$B18])" office:value-type="float" office:value="0" calcext:value-type="float">
            <text:p>0</text:p>
          </table:table-cell>
          <table:table-cell table:number-matrix-columns-spanned="1" table:number-matrix-rows-spanned="1" table:formula="of:=INDEX([$military_assets.E$1:.E$1048576];[$mil_ass_us_start.$B18])" office:value-type="float" office:value="2" calcext:value-type="float">
            <text:p>2</text:p>
          </table:table-cell>
          <table:table-cell table:number-matrix-columns-spanned="1" table:number-matrix-rows-spanned="1" table:formula="of:=INDEX([$military_assets.F$1:.F$1048576];[$mil_ass_us_start.$B18])" office:value-type="float" office:value="3" calcext:value-type="float">
            <text:p>3</text:p>
          </table:table-cell>
          <table:table-cell table:number-matrix-columns-spanned="1" table:number-matrix-rows-spanned="1" table:formula="of:=INDEX([$military_assets.G$1:.G$1048576];[$mil_ass_us_start.$B18])" office:value-type="float" office:value="3" calcext:value-type="float">
            <text:p>3</text:p>
          </table:table-cell>
          <table:table-cell table:number-matrix-columns-spanned="1" table:number-matrix-rows-spanned="1" table:formula="of:=INDEX([$military_assets.H$1:.H$1048576];[$mil_ass_us_start.$B18])" office:value-type="float" office:value="4" calcext:value-type="float">
            <text:p>4</text:p>
          </table:table-cell>
          <table:table-cell table:number-matrix-columns-spanned="1" table:number-matrix-rows-spanned="1" table:formula="of:=INDEX([$military_assets.I$1:.I$1048576];[$mil_ass_us_start.$B18])" office:value-type="string" office:string-value="USN" calcext:value-type="string">
            <text:p>USN</text:p>
          </table:table-cell>
          <table:table-cell table:number-matrix-columns-spanned="1" table:number-matrix-rows-spanned="1" table:formula="of:=INDEX([$military_assets.J$1:.J$1048576];[$mil_ass_us_start.$B18])" office:value-type="string" office:string-value="Ship" calcext:value-type="string">
            <text:p>Ship</text:p>
          </table:table-cell>
          <table:table-cell table:number-matrix-columns-spanned="1" table:number-matrix-rows-spanned="1" table:formula="of:=INDEX([$military_assets.K$1:.K$1048576];[$mil_ass_us_start.$B18])" office:value-type="string" office:string-value="AEGIS: +2 Help Defense." calcext:value-type="string">
            <text:p>AEGIS: +2 Help Defense.</text:p>
          </table:table-cell>
          <table:table-cell table:number-matrix-columns-spanned="1" table:number-matrix-rows-spanned="1" table:formula="of:=INDEX([$military_assets.L$1:.L$1048576];[$mil_ass_us_start.$B18])" office:value-type="string" office:string-value="Images/ticonderoga.jpg" calcext:value-type="string">
            <text:p>Images/ticonderoga.jpg</text:p>
          </table:table-cell>
          <table:table-cell table:number-matrix-columns-spanned="1" table:number-matrix-rows-spanned="1" table:formula="of:=INDEX([$military_assets.M$1:.M$1048576];[$mil_ass_us_start.$B18])" office:value-type="string" office:string-value="Despite a modest displacement by historical standards, the Ticonderoga is the largest surface combatant in the US Navy." calcext:value-type="string">
            <text:p>Despite a modest displacement by historical standards, the Ticonderoga is the largest surface combatant in the US Navy.</text:p>
          </table:table-cell>
          <table:table-cell table:number-matrix-columns-spanned="1" table:number-matrix-rows-spanned="1" table:formula="of:=INDEX([$military_assets.N$1:.N$1048576];[$mil_ass_us_start.$B18])" office:value-type="string" office:string-value="0.0.1" calcext:value-type="string">
            <text:p>0.0.1</text:p>
          </table:table-cell>
          <table:table-cell table:number-columns-repeated="47"/>
        </table:table-row>
        <table:table-row table:style-name="ro1">
          <table:table-cell office:value-type="float" office:value="0" calcext:value-type="float">
            <text:p>0</text:p>
          </table:table-cell>
          <table:table-cell office:value-type="float" office:value="10" calcext:value-type="float">
            <text:p>10</text:p>
          </table:table-cell>
          <table:table-cell table:style-name="ce15" office:value-type="string" calcext:value-type="string">
            <text:p>USS Fitzgerald</text:p>
          </table:table-cell>
          <table:table-cell table:number-matrix-columns-spanned="1" table:number-matrix-rows-spanned="1" table:formula="of:=INDEX([$military_assets.A$1:.A$1048576];[$mil_ass_us_start.$B19])" office:value-type="string" office:string-value="Arleigh Burke Class DDG" calcext:value-type="string">
            <text:p>Arleigh Burke Class DDG</text:p>
          </table:table-cell>
          <table:table-cell table:number-matrix-columns-spanned="1" table:number-matrix-rows-spanned="1" table:formula="of:=INDEX([$military_assets.B$1:.B$1048576];[$mil_ass_us_start.$B19])" office:value-type="float" office:value="0" calcext:value-type="float">
            <text:p>0</text:p>
          </table:table-cell>
          <table:table-cell table:number-matrix-columns-spanned="1" table:number-matrix-rows-spanned="1" table:formula="of:=INDEX([$military_assets.C$1:.C$1048576];[$mil_ass_us_start.$B19])" office:value-type="float" office:value="0" calcext:value-type="float">
            <text:p>0</text:p>
          </table:table-cell>
          <table:table-cell table:number-matrix-columns-spanned="1" table:number-matrix-rows-spanned="1" table:formula="of:=INDEX([$military_assets.D$1:.D$1048576];[$mil_ass_us_start.$B19])" office:value-type="float" office:value="0" calcext:value-type="float">
            <text:p>0</text:p>
          </table:table-cell>
          <table:table-cell table:number-matrix-columns-spanned="1" table:number-matrix-rows-spanned="1" table:formula="of:=INDEX([$military_assets.E$1:.E$1048576];[$mil_ass_us_start.$B19])" office:value-type="float" office:value="2" calcext:value-type="float">
            <text:p>2</text:p>
          </table:table-cell>
          <table:table-cell table:number-matrix-columns-spanned="1" table:number-matrix-rows-spanned="1" table:formula="of:=INDEX([$military_assets.F$1:.F$1048576];[$mil_ass_us_start.$B19])" office:value-type="float" office:value="3" calcext:value-type="float">
            <text:p>3</text:p>
          </table:table-cell>
          <table:table-cell table:number-matrix-columns-spanned="1" table:number-matrix-rows-spanned="1" table:formula="of:=INDEX([$military_assets.G$1:.G$1048576];[$mil_ass_us_start.$B19])" office:value-type="float" office:value="2" calcext:value-type="float">
            <text:p>2</text:p>
          </table:table-cell>
          <table:table-cell table:number-matrix-columns-spanned="1" table:number-matrix-rows-spanned="1" table:formula="of:=INDEX([$military_assets.H$1:.H$1048576];[$mil_ass_us_start.$B19])" office:value-type="float" office:value="3" calcext:value-type="float">
            <text:p>3</text:p>
          </table:table-cell>
          <table:table-cell table:number-matrix-columns-spanned="1" table:number-matrix-rows-spanned="1" table:formula="of:=INDEX([$military_assets.I$1:.I$1048576];[$mil_ass_us_start.$B19])" office:value-type="string" office:string-value="USN" calcext:value-type="string">
            <text:p>USN</text:p>
          </table:table-cell>
          <table:table-cell table:number-matrix-columns-spanned="1" table:number-matrix-rows-spanned="1" table:formula="of:=INDEX([$military_assets.J$1:.J$1048576];[$mil_ass_us_start.$B19])" office:value-type="string" office:string-value="Ship" calcext:value-type="string">
            <text:p>Ship</text:p>
          </table:table-cell>
          <table:table-cell table:number-matrix-columns-spanned="1" table:number-matrix-rows-spanned="1" table:formula="of:=INDEX([$military_assets.K$1:.K$1048576];[$mil_ass_us_start.$B19])" office:value-type="string" office:string-value="AEGIS: +2 Help Defense." calcext:value-type="string">
            <text:p>AEGIS: +2 Help Defense.</text:p>
          </table:table-cell>
          <table:table-cell table:number-matrix-columns-spanned="1" table:number-matrix-rows-spanned="1" table:formula="of:=INDEX([$military_assets.L$1:.L$1048576];[$mil_ass_us_start.$B19])" office:value-type="string" office:string-value="Images/arleighburke.jpg" calcext:value-type="string">
            <text:p>Images/arleighburke.jpg</text:p>
          </table:table-cell>
          <table:table-cell table:number-matrix-columns-spanned="1" table:number-matrix-rows-spanned="1" table:formula="of:=INDEX([$military_assets.M$1:.M$1048576];[$mil_ass_us_start.$B19])" office:value-type="string" office:string-value="The multi-mission Arleigh Burke is the most numerous ship in the US Navy." calcext:value-type="string">
            <text:p>The multi-mission Arleigh Burke is the most numerous ship in the US Navy.</text:p>
          </table:table-cell>
          <table:table-cell table:number-matrix-columns-spanned="1" table:number-matrix-rows-spanned="1" table:formula="of:=INDEX([$military_assets.N$1:.N$1048576];[$mil_ass_us_start.$B19])"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0" calcext:value-type="float">
            <text:p>10</text:p>
          </table:table-cell>
          <table:table-cell table:style-name="ce15" office:value-type="string" calcext:value-type="string">
            <text:p>USS Cole</text:p>
          </table:table-cell>
          <table:table-cell table:number-matrix-columns-spanned="1" table:number-matrix-rows-spanned="1" table:formula="of:=INDEX([$military_assets.A$1:.A$1048576];[$mil_ass_us_start.$B20])" office:value-type="string" office:string-value="Arleigh Burke Class DDG" calcext:value-type="string">
            <text:p>Arleigh Burke Class DDG</text:p>
          </table:table-cell>
          <table:table-cell table:number-matrix-columns-spanned="1" table:number-matrix-rows-spanned="1" table:formula="of:=INDEX([$military_assets.B$1:.B$1048576];[$mil_ass_us_start.$B20])" office:value-type="float" office:value="0" calcext:value-type="float">
            <text:p>0</text:p>
          </table:table-cell>
          <table:table-cell table:number-matrix-columns-spanned="1" table:number-matrix-rows-spanned="1" table:formula="of:=INDEX([$military_assets.C$1:.C$1048576];[$mil_ass_us_start.$B20])" office:value-type="float" office:value="0" calcext:value-type="float">
            <text:p>0</text:p>
          </table:table-cell>
          <table:table-cell table:number-matrix-columns-spanned="1" table:number-matrix-rows-spanned="1" table:formula="of:=INDEX([$military_assets.D$1:.D$1048576];[$mil_ass_us_start.$B20])" office:value-type="float" office:value="0" calcext:value-type="float">
            <text:p>0</text:p>
          </table:table-cell>
          <table:table-cell table:number-matrix-columns-spanned="1" table:number-matrix-rows-spanned="1" table:formula="of:=INDEX([$military_assets.E$1:.E$1048576];[$mil_ass_us_start.$B20])" office:value-type="float" office:value="2" calcext:value-type="float">
            <text:p>2</text:p>
          </table:table-cell>
          <table:table-cell table:number-matrix-columns-spanned="1" table:number-matrix-rows-spanned="1" table:formula="of:=INDEX([$military_assets.F$1:.F$1048576];[$mil_ass_us_start.$B20])" office:value-type="float" office:value="3" calcext:value-type="float">
            <text:p>3</text:p>
          </table:table-cell>
          <table:table-cell table:number-matrix-columns-spanned="1" table:number-matrix-rows-spanned="1" table:formula="of:=INDEX([$military_assets.G$1:.G$1048576];[$mil_ass_us_start.$B20])" office:value-type="float" office:value="2" calcext:value-type="float">
            <text:p>2</text:p>
          </table:table-cell>
          <table:table-cell table:number-matrix-columns-spanned="1" table:number-matrix-rows-spanned="1" table:formula="of:=INDEX([$military_assets.H$1:.H$1048576];[$mil_ass_us_start.$B20])" office:value-type="float" office:value="3" calcext:value-type="float">
            <text:p>3</text:p>
          </table:table-cell>
          <table:table-cell table:number-matrix-columns-spanned="1" table:number-matrix-rows-spanned="1" table:formula="of:=INDEX([$military_assets.I$1:.I$1048576];[$mil_ass_us_start.$B20])" office:value-type="string" office:string-value="USN" calcext:value-type="string">
            <text:p>USN</text:p>
          </table:table-cell>
          <table:table-cell table:number-matrix-columns-spanned="1" table:number-matrix-rows-spanned="1" table:formula="of:=INDEX([$military_assets.J$1:.J$1048576];[$mil_ass_us_start.$B20])" office:value-type="string" office:string-value="Ship" calcext:value-type="string">
            <text:p>Ship</text:p>
          </table:table-cell>
          <table:table-cell table:number-matrix-columns-spanned="1" table:number-matrix-rows-spanned="1" table:formula="of:=INDEX([$military_assets.K$1:.K$1048576];[$mil_ass_us_start.$B20])" office:value-type="string" office:string-value="AEGIS: +2 Help Defense." calcext:value-type="string">
            <text:p>AEGIS: +2 Help Defense.</text:p>
          </table:table-cell>
          <table:table-cell table:number-matrix-columns-spanned="1" table:number-matrix-rows-spanned="1" table:formula="of:=INDEX([$military_assets.L$1:.L$1048576];[$mil_ass_us_start.$B20])" office:value-type="string" office:string-value="Images/arleighburke.jpg" calcext:value-type="string">
            <text:p>Images/arleighburke.jpg</text:p>
          </table:table-cell>
          <table:table-cell table:number-matrix-columns-spanned="1" table:number-matrix-rows-spanned="1" table:formula="of:=INDEX([$military_assets.M$1:.M$1048576];[$mil_ass_us_start.$B20])" office:value-type="string" office:string-value="The multi-mission Arleigh Burke is the most numerous ship in the US Navy." calcext:value-type="string">
            <text:p>The multi-mission Arleigh Burke is the most numerous ship in the US Navy.</text:p>
          </table:table-cell>
          <table:table-cell table:number-matrix-columns-spanned="1" table:number-matrix-rows-spanned="1" table:formula="of:=INDEX([$military_assets.N$1:.N$1048576];[$mil_ass_us_start.$B20])"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0" calcext:value-type="float">
            <text:p>10</text:p>
          </table:table-cell>
          <table:table-cell table:style-name="ce15" office:value-type="string" calcext:value-type="string">
            <text:p>USS Porter</text:p>
          </table:table-cell>
          <table:table-cell table:number-matrix-columns-spanned="1" table:number-matrix-rows-spanned="1" table:formula="of:=INDEX([$military_assets.A$1:.A$1048576];[$mil_ass_us_start.$B21])" office:value-type="string" office:string-value="Arleigh Burke Class DDG" calcext:value-type="string">
            <text:p>Arleigh Burke Class DDG</text:p>
          </table:table-cell>
          <table:table-cell table:number-matrix-columns-spanned="1" table:number-matrix-rows-spanned="1" table:formula="of:=INDEX([$military_assets.B$1:.B$1048576];[$mil_ass_us_start.$B21])" office:value-type="float" office:value="0" calcext:value-type="float">
            <text:p>0</text:p>
          </table:table-cell>
          <table:table-cell table:number-matrix-columns-spanned="1" table:number-matrix-rows-spanned="1" table:formula="of:=INDEX([$military_assets.C$1:.C$1048576];[$mil_ass_us_start.$B21])" office:value-type="float" office:value="0" calcext:value-type="float">
            <text:p>0</text:p>
          </table:table-cell>
          <table:table-cell table:number-matrix-columns-spanned="1" table:number-matrix-rows-spanned="1" table:formula="of:=INDEX([$military_assets.D$1:.D$1048576];[$mil_ass_us_start.$B21])" office:value-type="float" office:value="0" calcext:value-type="float">
            <text:p>0</text:p>
          </table:table-cell>
          <table:table-cell table:number-matrix-columns-spanned="1" table:number-matrix-rows-spanned="1" table:formula="of:=INDEX([$military_assets.E$1:.E$1048576];[$mil_ass_us_start.$B21])" office:value-type="float" office:value="2" calcext:value-type="float">
            <text:p>2</text:p>
          </table:table-cell>
          <table:table-cell table:number-matrix-columns-spanned="1" table:number-matrix-rows-spanned="1" table:formula="of:=INDEX([$military_assets.F$1:.F$1048576];[$mil_ass_us_start.$B21])" office:value-type="float" office:value="3" calcext:value-type="float">
            <text:p>3</text:p>
          </table:table-cell>
          <table:table-cell table:number-matrix-columns-spanned="1" table:number-matrix-rows-spanned="1" table:formula="of:=INDEX([$military_assets.G$1:.G$1048576];[$mil_ass_us_start.$B21])" office:value-type="float" office:value="2" calcext:value-type="float">
            <text:p>2</text:p>
          </table:table-cell>
          <table:table-cell table:number-matrix-columns-spanned="1" table:number-matrix-rows-spanned="1" table:formula="of:=INDEX([$military_assets.H$1:.H$1048576];[$mil_ass_us_start.$B21])" office:value-type="float" office:value="3" calcext:value-type="float">
            <text:p>3</text:p>
          </table:table-cell>
          <table:table-cell table:number-matrix-columns-spanned="1" table:number-matrix-rows-spanned="1" table:formula="of:=INDEX([$military_assets.I$1:.I$1048576];[$mil_ass_us_start.$B21])" office:value-type="string" office:string-value="USN" calcext:value-type="string">
            <text:p>USN</text:p>
          </table:table-cell>
          <table:table-cell table:number-matrix-columns-spanned="1" table:number-matrix-rows-spanned="1" table:formula="of:=INDEX([$military_assets.J$1:.J$1048576];[$mil_ass_us_start.$B21])" office:value-type="string" office:string-value="Ship" calcext:value-type="string">
            <text:p>Ship</text:p>
          </table:table-cell>
          <table:table-cell table:number-matrix-columns-spanned="1" table:number-matrix-rows-spanned="1" table:formula="of:=INDEX([$military_assets.K$1:.K$1048576];[$mil_ass_us_start.$B21])" office:value-type="string" office:string-value="AEGIS: +2 Help Defense." calcext:value-type="string">
            <text:p>AEGIS: +2 Help Defense.</text:p>
          </table:table-cell>
          <table:table-cell table:number-matrix-columns-spanned="1" table:number-matrix-rows-spanned="1" table:formula="of:=INDEX([$military_assets.L$1:.L$1048576];[$mil_ass_us_start.$B21])" office:value-type="string" office:string-value="Images/arleighburke.jpg" calcext:value-type="string">
            <text:p>Images/arleighburke.jpg</text:p>
          </table:table-cell>
          <table:table-cell table:number-matrix-columns-spanned="1" table:number-matrix-rows-spanned="1" table:formula="of:=INDEX([$military_assets.M$1:.M$1048576];[$mil_ass_us_start.$B21])" office:value-type="string" office:string-value="The multi-mission Arleigh Burke is the most numerous ship in the US Navy." calcext:value-type="string">
            <text:p>The multi-mission Arleigh Burke is the most numerous ship in the US Navy.</text:p>
          </table:table-cell>
          <table:table-cell table:number-matrix-columns-spanned="1" table:number-matrix-rows-spanned="1" table:formula="of:=INDEX([$military_assets.N$1:.N$1048576];[$mil_ass_us_start.$B21])"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0" calcext:value-type="float">
            <text:p>10</text:p>
          </table:table-cell>
          <table:table-cell table:style-name="ce15" office:value-type="string" calcext:value-type="string">
            <text:p>USS Spruance</text:p>
          </table:table-cell>
          <table:table-cell table:number-matrix-columns-spanned="1" table:number-matrix-rows-spanned="1" table:formula="of:=INDEX([$military_assets.A$1:.A$1048576];[$mil_ass_us_start.$B22])" office:value-type="string" office:string-value="Arleigh Burke Class DDG" calcext:value-type="string">
            <text:p>Arleigh Burke Class DDG</text:p>
          </table:table-cell>
          <table:table-cell table:number-matrix-columns-spanned="1" table:number-matrix-rows-spanned="1" table:formula="of:=INDEX([$military_assets.B$1:.B$1048576];[$mil_ass_us_start.$B22])" office:value-type="float" office:value="0" calcext:value-type="float">
            <text:p>0</text:p>
          </table:table-cell>
          <table:table-cell table:number-matrix-columns-spanned="1" table:number-matrix-rows-spanned="1" table:formula="of:=INDEX([$military_assets.C$1:.C$1048576];[$mil_ass_us_start.$B22])" office:value-type="float" office:value="0" calcext:value-type="float">
            <text:p>0</text:p>
          </table:table-cell>
          <table:table-cell table:number-matrix-columns-spanned="1" table:number-matrix-rows-spanned="1" table:formula="of:=INDEX([$military_assets.D$1:.D$1048576];[$mil_ass_us_start.$B22])" office:value-type="float" office:value="0" calcext:value-type="float">
            <text:p>0</text:p>
          </table:table-cell>
          <table:table-cell table:number-matrix-columns-spanned="1" table:number-matrix-rows-spanned="1" table:formula="of:=INDEX([$military_assets.E$1:.E$1048576];[$mil_ass_us_start.$B22])" office:value-type="float" office:value="2" calcext:value-type="float">
            <text:p>2</text:p>
          </table:table-cell>
          <table:table-cell table:number-matrix-columns-spanned="1" table:number-matrix-rows-spanned="1" table:formula="of:=INDEX([$military_assets.F$1:.F$1048576];[$mil_ass_us_start.$B22])" office:value-type="float" office:value="3" calcext:value-type="float">
            <text:p>3</text:p>
          </table:table-cell>
          <table:table-cell table:number-matrix-columns-spanned="1" table:number-matrix-rows-spanned="1" table:formula="of:=INDEX([$military_assets.G$1:.G$1048576];[$mil_ass_us_start.$B22])" office:value-type="float" office:value="2" calcext:value-type="float">
            <text:p>2</text:p>
          </table:table-cell>
          <table:table-cell table:number-matrix-columns-spanned="1" table:number-matrix-rows-spanned="1" table:formula="of:=INDEX([$military_assets.H$1:.H$1048576];[$mil_ass_us_start.$B22])" office:value-type="float" office:value="3" calcext:value-type="float">
            <text:p>3</text:p>
          </table:table-cell>
          <table:table-cell table:number-matrix-columns-spanned="1" table:number-matrix-rows-spanned="1" table:formula="of:=INDEX([$military_assets.I$1:.I$1048576];[$mil_ass_us_start.$B22])" office:value-type="string" office:string-value="USN" calcext:value-type="string">
            <text:p>USN</text:p>
          </table:table-cell>
          <table:table-cell table:number-matrix-columns-spanned="1" table:number-matrix-rows-spanned="1" table:formula="of:=INDEX([$military_assets.J$1:.J$1048576];[$mil_ass_us_start.$B22])" office:value-type="string" office:string-value="Ship" calcext:value-type="string">
            <text:p>Ship</text:p>
          </table:table-cell>
          <table:table-cell table:number-matrix-columns-spanned="1" table:number-matrix-rows-spanned="1" table:formula="of:=INDEX([$military_assets.K$1:.K$1048576];[$mil_ass_us_start.$B22])" office:value-type="string" office:string-value="AEGIS: +2 Help Defense." calcext:value-type="string">
            <text:p>AEGIS: +2 Help Defense.</text:p>
          </table:table-cell>
          <table:table-cell table:number-matrix-columns-spanned="1" table:number-matrix-rows-spanned="1" table:formula="of:=INDEX([$military_assets.L$1:.L$1048576];[$mil_ass_us_start.$B22])" office:value-type="string" office:string-value="Images/arleighburke.jpg" calcext:value-type="string">
            <text:p>Images/arleighburke.jpg</text:p>
          </table:table-cell>
          <table:table-cell table:number-matrix-columns-spanned="1" table:number-matrix-rows-spanned="1" table:formula="of:=INDEX([$military_assets.M$1:.M$1048576];[$mil_ass_us_start.$B22])" office:value-type="string" office:string-value="The multi-mission Arleigh Burke is the most numerous ship in the US Navy." calcext:value-type="string">
            <text:p>The multi-mission Arleigh Burke is the most numerous ship in the US Navy.</text:p>
          </table:table-cell>
          <table:table-cell table:number-matrix-columns-spanned="1" table:number-matrix-rows-spanned="1" table:formula="of:=INDEX([$military_assets.N$1:.N$1048576];[$mil_ass_us_start.$B22])"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0" calcext:value-type="float">
            <text:p>10</text:p>
          </table:table-cell>
          <table:table-cell table:style-name="ce15" office:value-type="string" calcext:value-type="string">
            <text:p>USS John Paul Jones</text:p>
          </table:table-cell>
          <table:table-cell table:number-matrix-columns-spanned="1" table:number-matrix-rows-spanned="1" table:formula="of:=INDEX([$military_assets.A$1:.A$1048576];[$mil_ass_us_start.$B23])" office:value-type="string" office:string-value="Arleigh Burke Class DDG" calcext:value-type="string">
            <text:p>Arleigh Burke Class DDG</text:p>
          </table:table-cell>
          <table:table-cell table:number-matrix-columns-spanned="1" table:number-matrix-rows-spanned="1" table:formula="of:=INDEX([$military_assets.B$1:.B$1048576];[$mil_ass_us_start.$B23])" office:value-type="float" office:value="0" calcext:value-type="float">
            <text:p>0</text:p>
          </table:table-cell>
          <table:table-cell table:number-matrix-columns-spanned="1" table:number-matrix-rows-spanned="1" table:formula="of:=INDEX([$military_assets.C$1:.C$1048576];[$mil_ass_us_start.$B23])" office:value-type="float" office:value="0" calcext:value-type="float">
            <text:p>0</text:p>
          </table:table-cell>
          <table:table-cell table:number-matrix-columns-spanned="1" table:number-matrix-rows-spanned="1" table:formula="of:=INDEX([$military_assets.D$1:.D$1048576];[$mil_ass_us_start.$B23])" office:value-type="float" office:value="0" calcext:value-type="float">
            <text:p>0</text:p>
          </table:table-cell>
          <table:table-cell table:number-matrix-columns-spanned="1" table:number-matrix-rows-spanned="1" table:formula="of:=INDEX([$military_assets.E$1:.E$1048576];[$mil_ass_us_start.$B23])" office:value-type="float" office:value="2" calcext:value-type="float">
            <text:p>2</text:p>
          </table:table-cell>
          <table:table-cell table:number-matrix-columns-spanned="1" table:number-matrix-rows-spanned="1" table:formula="of:=INDEX([$military_assets.F$1:.F$1048576];[$mil_ass_us_start.$B23])" office:value-type="float" office:value="3" calcext:value-type="float">
            <text:p>3</text:p>
          </table:table-cell>
          <table:table-cell table:number-matrix-columns-spanned="1" table:number-matrix-rows-spanned="1" table:formula="of:=INDEX([$military_assets.G$1:.G$1048576];[$mil_ass_us_start.$B23])" office:value-type="float" office:value="2" calcext:value-type="float">
            <text:p>2</text:p>
          </table:table-cell>
          <table:table-cell table:number-matrix-columns-spanned="1" table:number-matrix-rows-spanned="1" table:formula="of:=INDEX([$military_assets.H$1:.H$1048576];[$mil_ass_us_start.$B23])" office:value-type="float" office:value="3" calcext:value-type="float">
            <text:p>3</text:p>
          </table:table-cell>
          <table:table-cell table:number-matrix-columns-spanned="1" table:number-matrix-rows-spanned="1" table:formula="of:=INDEX([$military_assets.I$1:.I$1048576];[$mil_ass_us_start.$B23])" office:value-type="string" office:string-value="USN" calcext:value-type="string">
            <text:p>USN</text:p>
          </table:table-cell>
          <table:table-cell table:number-matrix-columns-spanned="1" table:number-matrix-rows-spanned="1" table:formula="of:=INDEX([$military_assets.J$1:.J$1048576];[$mil_ass_us_start.$B23])" office:value-type="string" office:string-value="Ship" calcext:value-type="string">
            <text:p>Ship</text:p>
          </table:table-cell>
          <table:table-cell table:number-matrix-columns-spanned="1" table:number-matrix-rows-spanned="1" table:formula="of:=INDEX([$military_assets.K$1:.K$1048576];[$mil_ass_us_start.$B23])" office:value-type="string" office:string-value="AEGIS: +2 Help Defense." calcext:value-type="string">
            <text:p>AEGIS: +2 Help Defense.</text:p>
          </table:table-cell>
          <table:table-cell table:number-matrix-columns-spanned="1" table:number-matrix-rows-spanned="1" table:formula="of:=INDEX([$military_assets.L$1:.L$1048576];[$mil_ass_us_start.$B23])" office:value-type="string" office:string-value="Images/arleighburke.jpg" calcext:value-type="string">
            <text:p>Images/arleighburke.jpg</text:p>
          </table:table-cell>
          <table:table-cell table:number-matrix-columns-spanned="1" table:number-matrix-rows-spanned="1" table:formula="of:=INDEX([$military_assets.M$1:.M$1048576];[$mil_ass_us_start.$B23])" office:value-type="string" office:string-value="The multi-mission Arleigh Burke is the most numerous ship in the US Navy." calcext:value-type="string">
            <text:p>The multi-mission Arleigh Burke is the most numerous ship in the US Navy.</text:p>
          </table:table-cell>
          <table:table-cell table:number-matrix-columns-spanned="1" table:number-matrix-rows-spanned="1" table:formula="of:=INDEX([$military_assets.N$1:.N$1048576];[$mil_ass_us_start.$B23])" office:value-type="string" office:string-value="0.0.1" calcext:value-type="string">
            <text:p>0.0.1</text:p>
          </table:table-cell>
          <table:table-cell table:number-columns-repeated="47"/>
        </table:table-row>
        <table:table-row table:style-name="ro1">
          <table:table-cell office:value-type="float" office:value="0" calcext:value-type="float">
            <text:p>0</text:p>
          </table:table-cell>
          <table:table-cell office:value-type="float" office:value="11" calcext:value-type="float">
            <text:p>11</text:p>
          </table:table-cell>
          <table:table-cell table:style-name="ce15" office:value-type="string" calcext:value-type="string">
            <text:p>USS Zumwalt</text:p>
          </table:table-cell>
          <table:table-cell table:number-matrix-columns-spanned="1" table:number-matrix-rows-spanned="1" table:formula="of:=INDEX([$military_assets.A$1:.A$1048576];[$mil_ass_us_start.$B24])" office:value-type="string" office:string-value="Zumwalt Class DDG" calcext:value-type="string">
            <text:p>Zumwalt Class DDG</text:p>
          </table:table-cell>
          <table:table-cell table:number-matrix-columns-spanned="1" table:number-matrix-rows-spanned="1" table:formula="of:=INDEX([$military_assets.B$1:.B$1048576];[$mil_ass_us_start.$B24])" office:value-type="float" office:value="0" calcext:value-type="float">
            <text:p>0</text:p>
          </table:table-cell>
          <table:table-cell table:number-matrix-columns-spanned="1" table:number-matrix-rows-spanned="1" table:formula="of:=INDEX([$military_assets.C$1:.C$1048576];[$mil_ass_us_start.$B24])" office:value-type="float" office:value="0" calcext:value-type="float">
            <text:p>0</text:p>
          </table:table-cell>
          <table:table-cell table:number-matrix-columns-spanned="1" table:number-matrix-rows-spanned="1" table:formula="of:=INDEX([$military_assets.D$1:.D$1048576];[$mil_ass_us_start.$B24])" office:value-type="float" office:value="0" calcext:value-type="float">
            <text:p>0</text:p>
          </table:table-cell>
          <table:table-cell table:number-matrix-columns-spanned="1" table:number-matrix-rows-spanned="1" table:formula="of:=INDEX([$military_assets.E$1:.E$1048576];[$mil_ass_us_start.$B24])" office:value-type="float" office:value="2" calcext:value-type="float">
            <text:p>2</text:p>
          </table:table-cell>
          <table:table-cell table:number-matrix-columns-spanned="1" table:number-matrix-rows-spanned="1" table:formula="of:=INDEX([$military_assets.F$1:.F$1048576];[$mil_ass_us_start.$B24])" office:value-type="float" office:value="4" calcext:value-type="float">
            <text:p>4</text:p>
          </table:table-cell>
          <table:table-cell table:number-matrix-columns-spanned="1" table:number-matrix-rows-spanned="1" table:formula="of:=INDEX([$military_assets.G$1:.G$1048576];[$mil_ass_us_start.$B24])" office:value-type="float" office:value="3" calcext:value-type="float">
            <text:p>3</text:p>
          </table:table-cell>
          <table:table-cell table:number-matrix-columns-spanned="1" table:number-matrix-rows-spanned="1" table:formula="of:=INDEX([$military_assets.H$1:.H$1048576];[$mil_ass_us_start.$B24])" office:value-type="float" office:value="3" calcext:value-type="float">
            <text:p>3</text:p>
          </table:table-cell>
          <table:table-cell table:number-matrix-columns-spanned="1" table:number-matrix-rows-spanned="1" table:formula="of:=INDEX([$military_assets.I$1:.I$1048576];[$mil_ass_us_start.$B24])" office:value-type="string" office:string-value="USN" calcext:value-type="string">
            <text:p>USN</text:p>
          </table:table-cell>
          <table:table-cell table:number-matrix-columns-spanned="1" table:number-matrix-rows-spanned="1" table:formula="of:=INDEX([$military_assets.J$1:.J$1048576];[$mil_ass_us_start.$B24])" office:value-type="string" office:string-value="Ship" calcext:value-type="string">
            <text:p>Ship</text:p>
          </table:table-cell>
          <table:table-cell table:number-matrix-columns-spanned="1" table:number-matrix-rows-spanned="1" table:formula="of:=INDEX([$military_assets.K$1:.K$1048576];[$mil_ass_us_start.$B24])" office:value-type="string" office:string-value="Hidden: Can be played face down. " calcext:value-type="string">
            <text:p>Hidden: Can be played face down. </text:p>
          </table:table-cell>
          <table:table-cell table:number-matrix-columns-spanned="1" table:number-matrix-rows-spanned="1" table:formula="of:=INDEX([$military_assets.L$1:.L$1048576];[$mil_ass_us_start.$B24])" office:value-type="string" office:string-value="Images/zumwalt.jpg" calcext:value-type="string">
            <text:p>Images/zumwalt.jpg</text:p>
          </table:table-cell>
          <table:table-cell table:number-matrix-columns-spanned="1" table:number-matrix-rows-spanned="1" table:formula="of:=INDEX([$military_assets.M$1:.M$1048576];[$mil_ass_us_start.$B24])" office:value-type="string" office:string-value="With a cost of $1M per shot from its main howitzer, it is important for the crew of a Zumwalt to aim carefully." calcext:value-type="string">
            <text:p>With a cost of $1M per shot from its main howitzer, it is important for the crew of a Zumwalt to aim carefully.</text:p>
          </table:table-cell>
          <table:table-cell table:number-matrix-columns-spanned="1" table:number-matrix-rows-spanned="1" table:formula="of:=INDEX([$military_assets.N$1:.N$1048576];[$mil_ass_us_start.$B24])" office:value-type="string" office:string-value="0.0.1" calcext:value-type="string">
            <text:p>0.0.1</text:p>
          </table:table-cell>
          <table:table-cell table:number-columns-repeated="47"/>
        </table:table-row>
        <table:table-row table:style-name="ro1">
          <table:table-cell office:value-type="float" office:value="0" calcext:value-type="float">
            <text:p>0</text:p>
          </table:table-cell>
          <table:table-cell office:value-type="float" office:value="11" calcext:value-type="float">
            <text:p>11</text:p>
          </table:table-cell>
          <table:table-cell table:style-name="ce15" office:value-type="string" calcext:value-type="string">
            <text:p>USS Michael Monsoor</text:p>
          </table:table-cell>
          <table:table-cell table:number-matrix-columns-spanned="1" table:number-matrix-rows-spanned="1" table:formula="of:=INDEX([$military_assets.A$1:.A$1048576];[$mil_ass_us_start.$B25])" office:value-type="string" office:string-value="Zumwalt Class DDG" calcext:value-type="string">
            <text:p>Zumwalt Class DDG</text:p>
          </table:table-cell>
          <table:table-cell table:number-matrix-columns-spanned="1" table:number-matrix-rows-spanned="1" table:formula="of:=INDEX([$military_assets.B$1:.B$1048576];[$mil_ass_us_start.$B25])" office:value-type="float" office:value="0" calcext:value-type="float">
            <text:p>0</text:p>
          </table:table-cell>
          <table:table-cell table:number-matrix-columns-spanned="1" table:number-matrix-rows-spanned="1" table:formula="of:=INDEX([$military_assets.C$1:.C$1048576];[$mil_ass_us_start.$B25])" office:value-type="float" office:value="0" calcext:value-type="float">
            <text:p>0</text:p>
          </table:table-cell>
          <table:table-cell table:number-matrix-columns-spanned="1" table:number-matrix-rows-spanned="1" table:formula="of:=INDEX([$military_assets.D$1:.D$1048576];[$mil_ass_us_start.$B25])" office:value-type="float" office:value="0" calcext:value-type="float">
            <text:p>0</text:p>
          </table:table-cell>
          <table:table-cell table:number-matrix-columns-spanned="1" table:number-matrix-rows-spanned="1" table:formula="of:=INDEX([$military_assets.E$1:.E$1048576];[$mil_ass_us_start.$B25])" office:value-type="float" office:value="2" calcext:value-type="float">
            <text:p>2</text:p>
          </table:table-cell>
          <table:table-cell table:number-matrix-columns-spanned="1" table:number-matrix-rows-spanned="1" table:formula="of:=INDEX([$military_assets.F$1:.F$1048576];[$mil_ass_us_start.$B25])" office:value-type="float" office:value="4" calcext:value-type="float">
            <text:p>4</text:p>
          </table:table-cell>
          <table:table-cell table:number-matrix-columns-spanned="1" table:number-matrix-rows-spanned="1" table:formula="of:=INDEX([$military_assets.G$1:.G$1048576];[$mil_ass_us_start.$B25])" office:value-type="float" office:value="3" calcext:value-type="float">
            <text:p>3</text:p>
          </table:table-cell>
          <table:table-cell table:number-matrix-columns-spanned="1" table:number-matrix-rows-spanned="1" table:formula="of:=INDEX([$military_assets.H$1:.H$1048576];[$mil_ass_us_start.$B25])" office:value-type="float" office:value="3" calcext:value-type="float">
            <text:p>3</text:p>
          </table:table-cell>
          <table:table-cell table:number-matrix-columns-spanned="1" table:number-matrix-rows-spanned="1" table:formula="of:=INDEX([$military_assets.I$1:.I$1048576];[$mil_ass_us_start.$B25])" office:value-type="string" office:string-value="USN" calcext:value-type="string">
            <text:p>USN</text:p>
          </table:table-cell>
          <table:table-cell table:number-matrix-columns-spanned="1" table:number-matrix-rows-spanned="1" table:formula="of:=INDEX([$military_assets.J$1:.J$1048576];[$mil_ass_us_start.$B25])" office:value-type="string" office:string-value="Ship" calcext:value-type="string">
            <text:p>Ship</text:p>
          </table:table-cell>
          <table:table-cell table:number-matrix-columns-spanned="1" table:number-matrix-rows-spanned="1" table:formula="of:=INDEX([$military_assets.K$1:.K$1048576];[$mil_ass_us_start.$B25])" office:value-type="string" office:string-value="Hidden: Can be played face down. " calcext:value-type="string">
            <text:p>Hidden: Can be played face down. </text:p>
          </table:table-cell>
          <table:table-cell table:number-matrix-columns-spanned="1" table:number-matrix-rows-spanned="1" table:formula="of:=INDEX([$military_assets.L$1:.L$1048576];[$mil_ass_us_start.$B25])" office:value-type="string" office:string-value="Images/zumwalt.jpg" calcext:value-type="string">
            <text:p>Images/zumwalt.jpg</text:p>
          </table:table-cell>
          <table:table-cell table:number-matrix-columns-spanned="1" table:number-matrix-rows-spanned="1" table:formula="of:=INDEX([$military_assets.M$1:.M$1048576];[$mil_ass_us_start.$B25])" office:value-type="string" office:string-value="With a cost of $1M per shot from its main howitzer, it is important for the crew of a Zumwalt to aim carefully." calcext:value-type="string">
            <text:p>With a cost of $1M per shot from its main howitzer, it is important for the crew of a Zumwalt to aim carefully.</text:p>
          </table:table-cell>
          <table:table-cell table:number-matrix-columns-spanned="1" table:number-matrix-rows-spanned="1" table:formula="of:=INDEX([$military_assets.N$1:.N$1048576];[$mil_ass_us_start.$B25])"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12" calcext:value-type="float">
            <text:p>12</text:p>
          </table:table-cell>
          <table:table-cell table:style-name="ce16" office:value-type="string" calcext:value-type="string">
            <text:p>Tophatters</text:p>
          </table:table-cell>
          <table:table-cell table:number-matrix-columns-spanned="1" table:number-matrix-rows-spanned="1" table:formula="of:=INDEX([$military_assets.A$1:.A$1048576];[$mil_ass_us_start.$B26])" office:value-type="string" office:string-value="F/A-18E Superhornet" calcext:value-type="string">
            <text:p>F/A-18E Superhornet</text:p>
          </table:table-cell>
          <table:table-cell table:number-matrix-columns-spanned="1" table:number-matrix-rows-spanned="1" table:formula="of:=INDEX([$military_assets.B$1:.B$1048576];[$mil_ass_us_start.$B26])" office:value-type="float" office:value="0" calcext:value-type="float">
            <text:p>0</text:p>
          </table:table-cell>
          <table:table-cell table:number-matrix-columns-spanned="1" table:number-matrix-rows-spanned="1" table:formula="of:=INDEX([$military_assets.C$1:.C$1048576];[$mil_ass_us_start.$B26])" office:value-type="float" office:value="0" calcext:value-type="float">
            <text:p>0</text:p>
          </table:table-cell>
          <table:table-cell table:number-matrix-columns-spanned="1" table:number-matrix-rows-spanned="1" table:formula="of:=INDEX([$military_assets.D$1:.D$1048576];[$mil_ass_us_start.$B26])" office:value-type="float" office:value="0" calcext:value-type="float">
            <text:p>0</text:p>
          </table:table-cell>
          <table:table-cell table:number-matrix-columns-spanned="1" table:number-matrix-rows-spanned="1" table:formula="of:=INDEX([$military_assets.E$1:.E$1048576];[$mil_ass_us_start.$B26])" office:value-type="float" office:value="4" calcext:value-type="float">
            <text:p>4</text:p>
          </table:table-cell>
          <table:table-cell table:number-matrix-columns-spanned="1" table:number-matrix-rows-spanned="1" table:formula="of:=INDEX([$military_assets.F$1:.F$1048576];[$mil_ass_us_start.$B26])" office:value-type="float" office:value="4" calcext:value-type="float">
            <text:p>4</text:p>
          </table:table-cell>
          <table:table-cell table:number-matrix-columns-spanned="1" table:number-matrix-rows-spanned="1" table:formula="of:=INDEX([$military_assets.G$1:.G$1048576];[$mil_ass_us_start.$B26])" office:value-type="float" office:value="3" calcext:value-type="float">
            <text:p>3</text:p>
          </table:table-cell>
          <table:table-cell table:number-matrix-columns-spanned="1" table:number-matrix-rows-spanned="1" table:formula="of:=INDEX([$military_assets.H$1:.H$1048576];[$mil_ass_us_start.$B26])" office:value-type="float" office:value="2" calcext:value-type="float">
            <text:p>2</text:p>
          </table:table-cell>
          <table:table-cell table:number-matrix-columns-spanned="1" table:number-matrix-rows-spanned="1" table:formula="of:=INDEX([$military_assets.I$1:.I$1048576];[$mil_ass_us_start.$B26])" office:value-type="string" office:string-value="USN" calcext:value-type="string">
            <text:p>USN</text:p>
          </table:table-cell>
          <table:table-cell table:number-matrix-columns-spanned="1" table:number-matrix-rows-spanned="1" table:formula="of:=INDEX([$military_assets.J$1:.J$1048576];[$mil_ass_us_start.$B26])" office:value-type="string" office:string-value="Squadron" calcext:value-type="string">
            <text:p>Squadron</text:p>
          </table:table-cell>
          <table:table-cell table:number-matrix-columns-spanned="1" table:number-matrix-rows-spanned="1" table:formula="of:=INDEX([$military_assets.K$1:.K$1048576];[$mil_ass_us_start.$B26])" office:value-type="string" office:string-value="Hidden: Can be played face down. &#10;CATOBAR-Compatible." calcext:value-type="string">
            <text:p>Hidden: Can be played face down. </text:p>
            <text:p>CATOBAR-Compatible.</text:p>
          </table:table-cell>
          <table:table-cell table:number-matrix-columns-spanned="1" table:number-matrix-rows-spanned="1" table:formula="of:=INDEX([$military_assets.L$1:.L$1048576];[$mil_ass_us_start.$B26])" office:value-type="string" office:string-value="Images/f18.jpg" calcext:value-type="string">
            <text:p>Images/f18.jpg</text:p>
          </table:table-cell>
          <table:table-cell table:number-matrix-columns-spanned="1" table:number-matrix-rows-spanned="1" table:formula="of:=INDEX([$military_assets.M$1:.M$1048576];[$mil_ass_us_start.$B26])" office:value-type="string" office:string-value="The F/A-18 is one of the longest-tenured and most battle-proven multi-role carrier aircraft in the world." calcext:value-type="string">
            <text:p>The F/A-18 is one of the longest-tenured and most battle-proven multi-role carrier aircraft in the world.</text:p>
          </table:table-cell>
          <table:table-cell table:number-matrix-columns-spanned="1" table:number-matrix-rows-spanned="1" table:formula="of:=INDEX([$military_assets.N$1:.N$1048576];[$mil_ass_us_start.$B26])"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12" calcext:value-type="float">
            <text:p>12</text:p>
          </table:table-cell>
          <table:table-cell table:style-name="ce16" office:value-type="string" calcext:value-type="string">
            <text:p>Sidewinders</text:p>
          </table:table-cell>
          <table:table-cell table:number-matrix-columns-spanned="1" table:number-matrix-rows-spanned="1" table:formula="of:=INDEX([$military_assets.A$1:.A$1048576];[$mil_ass_us_start.$B27])" office:value-type="string" office:string-value="F/A-18E Superhornet" calcext:value-type="string">
            <text:p>F/A-18E Superhornet</text:p>
          </table:table-cell>
          <table:table-cell table:number-matrix-columns-spanned="1" table:number-matrix-rows-spanned="1" table:formula="of:=INDEX([$military_assets.B$1:.B$1048576];[$mil_ass_us_start.$B27])" office:value-type="float" office:value="0" calcext:value-type="float">
            <text:p>0</text:p>
          </table:table-cell>
          <table:table-cell table:number-matrix-columns-spanned="1" table:number-matrix-rows-spanned="1" table:formula="of:=INDEX([$military_assets.C$1:.C$1048576];[$mil_ass_us_start.$B27])" office:value-type="float" office:value="0" calcext:value-type="float">
            <text:p>0</text:p>
          </table:table-cell>
          <table:table-cell table:number-matrix-columns-spanned="1" table:number-matrix-rows-spanned="1" table:formula="of:=INDEX([$military_assets.D$1:.D$1048576];[$mil_ass_us_start.$B27])" office:value-type="float" office:value="0" calcext:value-type="float">
            <text:p>0</text:p>
          </table:table-cell>
          <table:table-cell table:number-matrix-columns-spanned="1" table:number-matrix-rows-spanned="1" table:formula="of:=INDEX([$military_assets.E$1:.E$1048576];[$mil_ass_us_start.$B27])" office:value-type="float" office:value="4" calcext:value-type="float">
            <text:p>4</text:p>
          </table:table-cell>
          <table:table-cell table:number-matrix-columns-spanned="1" table:number-matrix-rows-spanned="1" table:formula="of:=INDEX([$military_assets.F$1:.F$1048576];[$mil_ass_us_start.$B27])" office:value-type="float" office:value="4" calcext:value-type="float">
            <text:p>4</text:p>
          </table:table-cell>
          <table:table-cell table:number-matrix-columns-spanned="1" table:number-matrix-rows-spanned="1" table:formula="of:=INDEX([$military_assets.G$1:.G$1048576];[$mil_ass_us_start.$B27])" office:value-type="float" office:value="3" calcext:value-type="float">
            <text:p>3</text:p>
          </table:table-cell>
          <table:table-cell table:number-matrix-columns-spanned="1" table:number-matrix-rows-spanned="1" table:formula="of:=INDEX([$military_assets.H$1:.H$1048576];[$mil_ass_us_start.$B27])" office:value-type="float" office:value="2" calcext:value-type="float">
            <text:p>2</text:p>
          </table:table-cell>
          <table:table-cell table:number-matrix-columns-spanned="1" table:number-matrix-rows-spanned="1" table:formula="of:=INDEX([$military_assets.I$1:.I$1048576];[$mil_ass_us_start.$B27])" office:value-type="string" office:string-value="USN" calcext:value-type="string">
            <text:p>USN</text:p>
          </table:table-cell>
          <table:table-cell table:number-matrix-columns-spanned="1" table:number-matrix-rows-spanned="1" table:formula="of:=INDEX([$military_assets.J$1:.J$1048576];[$mil_ass_us_start.$B27])" office:value-type="string" office:string-value="Squadron" calcext:value-type="string">
            <text:p>Squadron</text:p>
          </table:table-cell>
          <table:table-cell table:number-matrix-columns-spanned="1" table:number-matrix-rows-spanned="1" table:formula="of:=INDEX([$military_assets.K$1:.K$1048576];[$mil_ass_us_start.$B27])" office:value-type="string" office:string-value="Hidden: Can be played face down. &#10;CATOBAR-Compatible." calcext:value-type="string">
            <text:p>Hidden: Can be played face down. </text:p>
            <text:p>CATOBAR-Compatible.</text:p>
          </table:table-cell>
          <table:table-cell table:number-matrix-columns-spanned="1" table:number-matrix-rows-spanned="1" table:formula="of:=INDEX([$military_assets.L$1:.L$1048576];[$mil_ass_us_start.$B27])" office:value-type="string" office:string-value="Images/f18.jpg" calcext:value-type="string">
            <text:p>Images/f18.jpg</text:p>
          </table:table-cell>
          <table:table-cell table:number-matrix-columns-spanned="1" table:number-matrix-rows-spanned="1" table:formula="of:=INDEX([$military_assets.M$1:.M$1048576];[$mil_ass_us_start.$B27])" office:value-type="string" office:string-value="The F/A-18 is one of the longest-tenured and most battle-proven multi-role carrier aircraft in the world." calcext:value-type="string">
            <text:p>The F/A-18 is one of the longest-tenured and most battle-proven multi-role carrier aircraft in the world.</text:p>
          </table:table-cell>
          <table:table-cell table:number-matrix-columns-spanned="1" table:number-matrix-rows-spanned="1" table:formula="of:=INDEX([$military_assets.N$1:.N$1048576];[$mil_ass_us_start.$B27])"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2" calcext:value-type="float">
            <text:p>12</text:p>
          </table:table-cell>
          <table:table-cell table:style-name="ce16" office:value-type="string" calcext:value-type="string">
            <text:p>Eagles</text:p>
          </table:table-cell>
          <table:table-cell table:number-matrix-columns-spanned="1" table:number-matrix-rows-spanned="1" table:formula="of:=INDEX([$military_assets.A$1:.A$1048576];[$mil_ass_us_start.$B28])" office:value-type="string" office:string-value="F/A-18E Superhornet" calcext:value-type="string">
            <text:p>F/A-18E Superhornet</text:p>
          </table:table-cell>
          <table:table-cell table:number-matrix-columns-spanned="1" table:number-matrix-rows-spanned="1" table:formula="of:=INDEX([$military_assets.B$1:.B$1048576];[$mil_ass_us_start.$B28])" office:value-type="float" office:value="0" calcext:value-type="float">
            <text:p>0</text:p>
          </table:table-cell>
          <table:table-cell table:number-matrix-columns-spanned="1" table:number-matrix-rows-spanned="1" table:formula="of:=INDEX([$military_assets.C$1:.C$1048576];[$mil_ass_us_start.$B28])" office:value-type="float" office:value="0" calcext:value-type="float">
            <text:p>0</text:p>
          </table:table-cell>
          <table:table-cell table:number-matrix-columns-spanned="1" table:number-matrix-rows-spanned="1" table:formula="of:=INDEX([$military_assets.D$1:.D$1048576];[$mil_ass_us_start.$B28])" office:value-type="float" office:value="0" calcext:value-type="float">
            <text:p>0</text:p>
          </table:table-cell>
          <table:table-cell table:number-matrix-columns-spanned="1" table:number-matrix-rows-spanned="1" table:formula="of:=INDEX([$military_assets.E$1:.E$1048576];[$mil_ass_us_start.$B28])" office:value-type="float" office:value="4" calcext:value-type="float">
            <text:p>4</text:p>
          </table:table-cell>
          <table:table-cell table:number-matrix-columns-spanned="1" table:number-matrix-rows-spanned="1" table:formula="of:=INDEX([$military_assets.F$1:.F$1048576];[$mil_ass_us_start.$B28])" office:value-type="float" office:value="4" calcext:value-type="float">
            <text:p>4</text:p>
          </table:table-cell>
          <table:table-cell table:number-matrix-columns-spanned="1" table:number-matrix-rows-spanned="1" table:formula="of:=INDEX([$military_assets.G$1:.G$1048576];[$mil_ass_us_start.$B28])" office:value-type="float" office:value="3" calcext:value-type="float">
            <text:p>3</text:p>
          </table:table-cell>
          <table:table-cell table:number-matrix-columns-spanned="1" table:number-matrix-rows-spanned="1" table:formula="of:=INDEX([$military_assets.H$1:.H$1048576];[$mil_ass_us_start.$B28])" office:value-type="float" office:value="2" calcext:value-type="float">
            <text:p>2</text:p>
          </table:table-cell>
          <table:table-cell table:number-matrix-columns-spanned="1" table:number-matrix-rows-spanned="1" table:formula="of:=INDEX([$military_assets.I$1:.I$1048576];[$mil_ass_us_start.$B28])" office:value-type="string" office:string-value="USN" calcext:value-type="string">
            <text:p>USN</text:p>
          </table:table-cell>
          <table:table-cell table:number-matrix-columns-spanned="1" table:number-matrix-rows-spanned="1" table:formula="of:=INDEX([$military_assets.J$1:.J$1048576];[$mil_ass_us_start.$B28])" office:value-type="string" office:string-value="Squadron" calcext:value-type="string">
            <text:p>Squadron</text:p>
          </table:table-cell>
          <table:table-cell table:number-matrix-columns-spanned="1" table:number-matrix-rows-spanned="1" table:formula="of:=INDEX([$military_assets.K$1:.K$1048576];[$mil_ass_us_start.$B28])" office:value-type="string" office:string-value="Hidden: Can be played face down. &#10;CATOBAR-Compatible." calcext:value-type="string">
            <text:p>Hidden: Can be played face down. </text:p>
            <text:p>CATOBAR-Compatible.</text:p>
          </table:table-cell>
          <table:table-cell table:number-matrix-columns-spanned="1" table:number-matrix-rows-spanned="1" table:formula="of:=INDEX([$military_assets.L$1:.L$1048576];[$mil_ass_us_start.$B28])" office:value-type="string" office:string-value="Images/f18.jpg" calcext:value-type="string">
            <text:p>Images/f18.jpg</text:p>
          </table:table-cell>
          <table:table-cell table:number-matrix-columns-spanned="1" table:number-matrix-rows-spanned="1" table:formula="of:=INDEX([$military_assets.M$1:.M$1048576];[$mil_ass_us_start.$B28])" office:value-type="string" office:string-value="The F/A-18 is one of the longest-tenured and most battle-proven multi-role carrier aircraft in the world." calcext:value-type="string">
            <text:p>The F/A-18 is one of the longest-tenured and most battle-proven multi-role carrier aircraft in the world.</text:p>
          </table:table-cell>
          <table:table-cell table:number-matrix-columns-spanned="1" table:number-matrix-rows-spanned="1" table:formula="of:=INDEX([$military_assets.N$1:.N$1048576];[$mil_ass_us_start.$B28])"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2" calcext:value-type="float">
            <text:p>12</text:p>
          </table:table-cell>
          <table:table-cell table:style-name="ce16" office:value-type="string" calcext:value-type="string">
            <text:p>Warhawks</text:p>
          </table:table-cell>
          <table:table-cell table:number-matrix-columns-spanned="1" table:number-matrix-rows-spanned="1" table:formula="of:=INDEX([$military_assets.A$1:.A$1048576];[$mil_ass_us_start.$B29])" office:value-type="string" office:string-value="F/A-18E Superhornet" calcext:value-type="string">
            <text:p>F/A-18E Superhornet</text:p>
          </table:table-cell>
          <table:table-cell table:number-matrix-columns-spanned="1" table:number-matrix-rows-spanned="1" table:formula="of:=INDEX([$military_assets.B$1:.B$1048576];[$mil_ass_us_start.$B29])" office:value-type="float" office:value="0" calcext:value-type="float">
            <text:p>0</text:p>
          </table:table-cell>
          <table:table-cell table:number-matrix-columns-spanned="1" table:number-matrix-rows-spanned="1" table:formula="of:=INDEX([$military_assets.C$1:.C$1048576];[$mil_ass_us_start.$B29])" office:value-type="float" office:value="0" calcext:value-type="float">
            <text:p>0</text:p>
          </table:table-cell>
          <table:table-cell table:number-matrix-columns-spanned="1" table:number-matrix-rows-spanned="1" table:formula="of:=INDEX([$military_assets.D$1:.D$1048576];[$mil_ass_us_start.$B29])" office:value-type="float" office:value="0" calcext:value-type="float">
            <text:p>0</text:p>
          </table:table-cell>
          <table:table-cell table:number-matrix-columns-spanned="1" table:number-matrix-rows-spanned="1" table:formula="of:=INDEX([$military_assets.E$1:.E$1048576];[$mil_ass_us_start.$B29])" office:value-type="float" office:value="4" calcext:value-type="float">
            <text:p>4</text:p>
          </table:table-cell>
          <table:table-cell table:number-matrix-columns-spanned="1" table:number-matrix-rows-spanned="1" table:formula="of:=INDEX([$military_assets.F$1:.F$1048576];[$mil_ass_us_start.$B29])" office:value-type="float" office:value="4" calcext:value-type="float">
            <text:p>4</text:p>
          </table:table-cell>
          <table:table-cell table:number-matrix-columns-spanned="1" table:number-matrix-rows-spanned="1" table:formula="of:=INDEX([$military_assets.G$1:.G$1048576];[$mil_ass_us_start.$B29])" office:value-type="float" office:value="3" calcext:value-type="float">
            <text:p>3</text:p>
          </table:table-cell>
          <table:table-cell table:number-matrix-columns-spanned="1" table:number-matrix-rows-spanned="1" table:formula="of:=INDEX([$military_assets.H$1:.H$1048576];[$mil_ass_us_start.$B29])" office:value-type="float" office:value="2" calcext:value-type="float">
            <text:p>2</text:p>
          </table:table-cell>
          <table:table-cell table:number-matrix-columns-spanned="1" table:number-matrix-rows-spanned="1" table:formula="of:=INDEX([$military_assets.I$1:.I$1048576];[$mil_ass_us_start.$B29])" office:value-type="string" office:string-value="USN" calcext:value-type="string">
            <text:p>USN</text:p>
          </table:table-cell>
          <table:table-cell table:number-matrix-columns-spanned="1" table:number-matrix-rows-spanned="1" table:formula="of:=INDEX([$military_assets.J$1:.J$1048576];[$mil_ass_us_start.$B29])" office:value-type="string" office:string-value="Squadron" calcext:value-type="string">
            <text:p>Squadron</text:p>
          </table:table-cell>
          <table:table-cell table:number-matrix-columns-spanned="1" table:number-matrix-rows-spanned="1" table:formula="of:=INDEX([$military_assets.K$1:.K$1048576];[$mil_ass_us_start.$B29])" office:value-type="string" office:string-value="Hidden: Can be played face down. &#10;CATOBAR-Compatible." calcext:value-type="string">
            <text:p>Hidden: Can be played face down. </text:p>
            <text:p>CATOBAR-Compatible.</text:p>
          </table:table-cell>
          <table:table-cell table:number-matrix-columns-spanned="1" table:number-matrix-rows-spanned="1" table:formula="of:=INDEX([$military_assets.L$1:.L$1048576];[$mil_ass_us_start.$B29])" office:value-type="string" office:string-value="Images/f18.jpg" calcext:value-type="string">
            <text:p>Images/f18.jpg</text:p>
          </table:table-cell>
          <table:table-cell table:number-matrix-columns-spanned="1" table:number-matrix-rows-spanned="1" table:formula="of:=INDEX([$military_assets.M$1:.M$1048576];[$mil_ass_us_start.$B29])" office:value-type="string" office:string-value="The F/A-18 is one of the longest-tenured and most battle-proven multi-role carrier aircraft in the world." calcext:value-type="string">
            <text:p>The F/A-18 is one of the longest-tenured and most battle-proven multi-role carrier aircraft in the world.</text:p>
          </table:table-cell>
          <table:table-cell table:number-matrix-columns-spanned="1" table:number-matrix-rows-spanned="1" table:formula="of:=INDEX([$military_assets.N$1:.N$1048576];[$mil_ass_us_start.$B29])"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2" calcext:value-type="float">
            <text:p>12</text:p>
          </table:table-cell>
          <table:table-cell table:style-name="ce16" office:value-type="string" calcext:value-type="string">
            <text:p>Vigilantes</text:p>
          </table:table-cell>
          <table:table-cell table:number-matrix-columns-spanned="1" table:number-matrix-rows-spanned="1" table:formula="of:=INDEX([$military_assets.A$1:.A$1048576];[$mil_ass_us_start.$B30])" office:value-type="string" office:string-value="F/A-18E Superhornet" calcext:value-type="string">
            <text:p>F/A-18E Superhornet</text:p>
          </table:table-cell>
          <table:table-cell table:number-matrix-columns-spanned="1" table:number-matrix-rows-spanned="1" table:formula="of:=INDEX([$military_assets.B$1:.B$1048576];[$mil_ass_us_start.$B30])" office:value-type="float" office:value="0" calcext:value-type="float">
            <text:p>0</text:p>
          </table:table-cell>
          <table:table-cell table:number-matrix-columns-spanned="1" table:number-matrix-rows-spanned="1" table:formula="of:=INDEX([$military_assets.C$1:.C$1048576];[$mil_ass_us_start.$B30])" office:value-type="float" office:value="0" calcext:value-type="float">
            <text:p>0</text:p>
          </table:table-cell>
          <table:table-cell table:number-matrix-columns-spanned="1" table:number-matrix-rows-spanned="1" table:formula="of:=INDEX([$military_assets.D$1:.D$1048576];[$mil_ass_us_start.$B30])" office:value-type="float" office:value="0" calcext:value-type="float">
            <text:p>0</text:p>
          </table:table-cell>
          <table:table-cell table:number-matrix-columns-spanned="1" table:number-matrix-rows-spanned="1" table:formula="of:=INDEX([$military_assets.E$1:.E$1048576];[$mil_ass_us_start.$B30])" office:value-type="float" office:value="4" calcext:value-type="float">
            <text:p>4</text:p>
          </table:table-cell>
          <table:table-cell table:number-matrix-columns-spanned="1" table:number-matrix-rows-spanned="1" table:formula="of:=INDEX([$military_assets.F$1:.F$1048576];[$mil_ass_us_start.$B30])" office:value-type="float" office:value="4" calcext:value-type="float">
            <text:p>4</text:p>
          </table:table-cell>
          <table:table-cell table:number-matrix-columns-spanned="1" table:number-matrix-rows-spanned="1" table:formula="of:=INDEX([$military_assets.G$1:.G$1048576];[$mil_ass_us_start.$B30])" office:value-type="float" office:value="3" calcext:value-type="float">
            <text:p>3</text:p>
          </table:table-cell>
          <table:table-cell table:number-matrix-columns-spanned="1" table:number-matrix-rows-spanned="1" table:formula="of:=INDEX([$military_assets.H$1:.H$1048576];[$mil_ass_us_start.$B30])" office:value-type="float" office:value="2" calcext:value-type="float">
            <text:p>2</text:p>
          </table:table-cell>
          <table:table-cell table:number-matrix-columns-spanned="1" table:number-matrix-rows-spanned="1" table:formula="of:=INDEX([$military_assets.I$1:.I$1048576];[$mil_ass_us_start.$B30])" office:value-type="string" office:string-value="USN" calcext:value-type="string">
            <text:p>USN</text:p>
          </table:table-cell>
          <table:table-cell table:number-matrix-columns-spanned="1" table:number-matrix-rows-spanned="1" table:formula="of:=INDEX([$military_assets.J$1:.J$1048576];[$mil_ass_us_start.$B30])" office:value-type="string" office:string-value="Squadron" calcext:value-type="string">
            <text:p>Squadron</text:p>
          </table:table-cell>
          <table:table-cell table:number-matrix-columns-spanned="1" table:number-matrix-rows-spanned="1" table:formula="of:=INDEX([$military_assets.K$1:.K$1048576];[$mil_ass_us_start.$B30])" office:value-type="string" office:string-value="Hidden: Can be played face down. &#10;CATOBAR-Compatible." calcext:value-type="string">
            <text:p>Hidden: Can be played face down. </text:p>
            <text:p>CATOBAR-Compatible.</text:p>
          </table:table-cell>
          <table:table-cell table:number-matrix-columns-spanned="1" table:number-matrix-rows-spanned="1" table:formula="of:=INDEX([$military_assets.L$1:.L$1048576];[$mil_ass_us_start.$B30])" office:value-type="string" office:string-value="Images/f18.jpg" calcext:value-type="string">
            <text:p>Images/f18.jpg</text:p>
          </table:table-cell>
          <table:table-cell table:number-matrix-columns-spanned="1" table:number-matrix-rows-spanned="1" table:formula="of:=INDEX([$military_assets.M$1:.M$1048576];[$mil_ass_us_start.$B30])" office:value-type="string" office:string-value="The F/A-18 is one of the longest-tenured and most battle-proven multi-role carrier aircraft in the world." calcext:value-type="string">
            <text:p>The F/A-18 is one of the longest-tenured and most battle-proven multi-role carrier aircraft in the world.</text:p>
          </table:table-cell>
          <table:table-cell table:number-matrix-columns-spanned="1" table:number-matrix-rows-spanned="1" table:formula="of:=INDEX([$military_assets.N$1:.N$1048576];[$mil_ass_us_start.$B30])" office:value-type="string" office:string-value="0.0.1" calcext:value-type="string">
            <text:p>0.0.1</text:p>
          </table:table-cell>
          <table:table-cell table:number-columns-repeated="47"/>
        </table:table-row>
        <table:table-row table:style-name="ro14">
          <table:table-cell office:value-type="float" office:value="0" calcext:value-type="float">
            <text:p>0</text:p>
          </table:table-cell>
          <table:table-cell office:value-type="float" office:value="13" calcext:value-type="float">
            <text:p>13</text:p>
          </table:table-cell>
          <table:table-cell table:style-name="ce16" office:value-type="string" calcext:value-type="string">
            <text:p>Green Knights</text:p>
          </table:table-cell>
          <table:table-cell table:number-matrix-columns-spanned="1" table:number-matrix-rows-spanned="1" table:formula="of:=INDEX([$military_assets.A$1:.A$1048576];[$mil_ass_us_start.$B31])" office:value-type="string" office:string-value="F-35B Lightning II" calcext:value-type="string">
            <text:p>F-35B Lightning II</text:p>
          </table:table-cell>
          <table:table-cell table:number-matrix-columns-spanned="1" table:number-matrix-rows-spanned="1" table:formula="of:=INDEX([$military_assets.B$1:.B$1048576];[$mil_ass_us_start.$B31])" office:value-type="float" office:value="0" calcext:value-type="float">
            <text:p>0</text:p>
          </table:table-cell>
          <table:table-cell table:number-matrix-columns-spanned="1" table:number-matrix-rows-spanned="1" table:formula="of:=INDEX([$military_assets.C$1:.C$1048576];[$mil_ass_us_start.$B31])" office:value-type="float" office:value="0" calcext:value-type="float">
            <text:p>0</text:p>
          </table:table-cell>
          <table:table-cell table:number-matrix-columns-spanned="1" table:number-matrix-rows-spanned="1" table:formula="of:=INDEX([$military_assets.D$1:.D$1048576];[$mil_ass_us_start.$B31])" office:value-type="float" office:value="0" calcext:value-type="float">
            <text:p>0</text:p>
          </table:table-cell>
          <table:table-cell table:number-matrix-columns-spanned="1" table:number-matrix-rows-spanned="1" table:formula="of:=INDEX([$military_assets.E$1:.E$1048576];[$mil_ass_us_start.$B31])" office:value-type="float" office:value="4" calcext:value-type="float">
            <text:p>4</text:p>
          </table:table-cell>
          <table:table-cell table:number-matrix-columns-spanned="1" table:number-matrix-rows-spanned="1" table:formula="of:=INDEX([$military_assets.F$1:.F$1048576];[$mil_ass_us_start.$B31])" office:value-type="float" office:value="3" calcext:value-type="float">
            <text:p>3</text:p>
          </table:table-cell>
          <table:table-cell table:number-matrix-columns-spanned="1" table:number-matrix-rows-spanned="1" table:formula="of:=INDEX([$military_assets.G$1:.G$1048576];[$mil_ass_us_start.$B31])" office:value-type="float" office:value="2" calcext:value-type="float">
            <text:p>2</text:p>
          </table:table-cell>
          <table:table-cell table:number-matrix-columns-spanned="1" table:number-matrix-rows-spanned="1" table:formula="of:=INDEX([$military_assets.H$1:.H$1048576];[$mil_ass_us_start.$B31])" office:value-type="float" office:value="3" calcext:value-type="float">
            <text:p>3</text:p>
          </table:table-cell>
          <table:table-cell table:number-matrix-columns-spanned="1" table:number-matrix-rows-spanned="1" table:formula="of:=INDEX([$military_assets.I$1:.I$1048576];[$mil_ass_us_start.$B31])" office:value-type="string" office:string-value="USN" calcext:value-type="string">
            <text:p>USN</text:p>
          </table:table-cell>
          <table:table-cell table:number-matrix-columns-spanned="1" table:number-matrix-rows-spanned="1" table:formula="of:=INDEX([$military_assets.J$1:.J$1048576];[$mil_ass_us_start.$B31])" office:value-type="string" office:string-value="Squadron" calcext:value-type="string">
            <text:p>Squadron</text:p>
          </table:table-cell>
          <table:table-cell table:number-matrix-columns-spanned="1" table:number-matrix-rows-spanned="1" table:formula="of:=INDEX([$military_assets.K$1:.K$1048576];[$mil_ass_us_start.$B31])" office:value-type="string" office:string-value="Hidden: Can be played face down. &#10;Ambush: This asset deals damage during the Ambush Damage Step.&#10;VTOL-Compatible." calcext:value-type="string">
            <text:p>Hidden: Can be played face down. </text:p>
            <text:p>Ambush: This asset deals damage during the Ambush Damage Step.</text:p>
            <text:p>VTOL-Compatible.</text:p>
          </table:table-cell>
          <table:table-cell table:number-matrix-columns-spanned="1" table:number-matrix-rows-spanned="1" table:formula="of:=INDEX([$military_assets.L$1:.L$1048576];[$mil_ass_us_start.$B31])" office:value-type="string" office:string-value="Images/f35b.jpg" calcext:value-type="string">
            <text:p>Images/f35b.jpg</text:p>
          </table:table-cell>
          <table:table-cell table:number-matrix-columns-spanned="1" table:number-matrix-rows-spanned="1" table:formula="of:=INDEX([$military_assets.M$1:.M$1048576];[$mil_ass_us_start.$B31])" office:value-type="string" office:string-value="The F-35B is a special variant of the F-35 capable of taking off and landing vertically. This allows it to be stationed on smaller carriers that have typically not been able to field cutting-edge aircraft." calcext:value-type="string">
            <text:p>The F-35B is a special variant of the F-35 capable of taking off and landing vertically. This allows it to be stationed on smaller carriers that have typically not been able to field cutting-edge aircraft.</text:p>
          </table:table-cell>
          <table:table-cell table:number-matrix-columns-spanned="1" table:number-matrix-rows-spanned="1" table:formula="of:=INDEX([$military_assets.N$1:.N$1048576];[$mil_ass_us_start.$B31])" office:value-type="string" office:string-value="0.0.1" calcext:value-type="string">
            <text:p>0.0.1</text:p>
          </table:table-cell>
          <table:table-cell table:number-columns-repeated="47"/>
        </table:table-row>
        <table:table-row table:style-name="ro14">
          <table:table-cell office:value-type="float" office:value="0" calcext:value-type="float">
            <text:p>0</text:p>
          </table:table-cell>
          <table:table-cell office:value-type="float" office:value="13" calcext:value-type="float">
            <text:p>13</text:p>
          </table:table-cell>
          <table:table-cell table:style-name="ce16" office:value-type="string" calcext:value-type="string">
            <text:p>Flying Leathernecks</text:p>
          </table:table-cell>
          <table:table-cell table:number-matrix-columns-spanned="1" table:number-matrix-rows-spanned="1" table:formula="of:=INDEX([$military_assets.A$1:.A$1048576];[$mil_ass_us_start.$B32])" office:value-type="string" office:string-value="F-35B Lightning II" calcext:value-type="string">
            <text:p>F-35B Lightning II</text:p>
          </table:table-cell>
          <table:table-cell table:number-matrix-columns-spanned="1" table:number-matrix-rows-spanned="1" table:formula="of:=INDEX([$military_assets.B$1:.B$1048576];[$mil_ass_us_start.$B32])" office:value-type="float" office:value="0" calcext:value-type="float">
            <text:p>0</text:p>
          </table:table-cell>
          <table:table-cell table:number-matrix-columns-spanned="1" table:number-matrix-rows-spanned="1" table:formula="of:=INDEX([$military_assets.C$1:.C$1048576];[$mil_ass_us_start.$B32])" office:value-type="float" office:value="0" calcext:value-type="float">
            <text:p>0</text:p>
          </table:table-cell>
          <table:table-cell table:number-matrix-columns-spanned="1" table:number-matrix-rows-spanned="1" table:formula="of:=INDEX([$military_assets.D$1:.D$1048576];[$mil_ass_us_start.$B32])" office:value-type="float" office:value="0" calcext:value-type="float">
            <text:p>0</text:p>
          </table:table-cell>
          <table:table-cell table:number-matrix-columns-spanned="1" table:number-matrix-rows-spanned="1" table:formula="of:=INDEX([$military_assets.E$1:.E$1048576];[$mil_ass_us_start.$B32])" office:value-type="float" office:value="4" calcext:value-type="float">
            <text:p>4</text:p>
          </table:table-cell>
          <table:table-cell table:number-matrix-columns-spanned="1" table:number-matrix-rows-spanned="1" table:formula="of:=INDEX([$military_assets.F$1:.F$1048576];[$mil_ass_us_start.$B32])" office:value-type="float" office:value="3" calcext:value-type="float">
            <text:p>3</text:p>
          </table:table-cell>
          <table:table-cell table:number-matrix-columns-spanned="1" table:number-matrix-rows-spanned="1" table:formula="of:=INDEX([$military_assets.G$1:.G$1048576];[$mil_ass_us_start.$B32])" office:value-type="float" office:value="2" calcext:value-type="float">
            <text:p>2</text:p>
          </table:table-cell>
          <table:table-cell table:number-matrix-columns-spanned="1" table:number-matrix-rows-spanned="1" table:formula="of:=INDEX([$military_assets.H$1:.H$1048576];[$mil_ass_us_start.$B32])" office:value-type="float" office:value="3" calcext:value-type="float">
            <text:p>3</text:p>
          </table:table-cell>
          <table:table-cell table:number-matrix-columns-spanned="1" table:number-matrix-rows-spanned="1" table:formula="of:=INDEX([$military_assets.I$1:.I$1048576];[$mil_ass_us_start.$B32])" office:value-type="string" office:string-value="USN" calcext:value-type="string">
            <text:p>USN</text:p>
          </table:table-cell>
          <table:table-cell table:number-matrix-columns-spanned="1" table:number-matrix-rows-spanned="1" table:formula="of:=INDEX([$military_assets.J$1:.J$1048576];[$mil_ass_us_start.$B32])" office:value-type="string" office:string-value="Squadron" calcext:value-type="string">
            <text:p>Squadron</text:p>
          </table:table-cell>
          <table:table-cell table:number-matrix-columns-spanned="1" table:number-matrix-rows-spanned="1" table:formula="of:=INDEX([$military_assets.K$1:.K$1048576];[$mil_ass_us_start.$B32])" office:value-type="string" office:string-value="Hidden: Can be played face down. &#10;Ambush: This asset deals damage during the Ambush Damage Step.&#10;VTOL-Compatible." calcext:value-type="string">
            <text:p>Hidden: Can be played face down. </text:p>
            <text:p>Ambush: This asset deals damage during the Ambush Damage Step.</text:p>
            <text:p>VTOL-Compatible.</text:p>
          </table:table-cell>
          <table:table-cell table:number-matrix-columns-spanned="1" table:number-matrix-rows-spanned="1" table:formula="of:=INDEX([$military_assets.L$1:.L$1048576];[$mil_ass_us_start.$B32])" office:value-type="string" office:string-value="Images/f35b.jpg" calcext:value-type="string">
            <text:p>Images/f35b.jpg</text:p>
          </table:table-cell>
          <table:table-cell table:number-matrix-columns-spanned="1" table:number-matrix-rows-spanned="1" table:formula="of:=INDEX([$military_assets.M$1:.M$1048576];[$mil_ass_us_start.$B32])" office:value-type="string" office:string-value="The F-35B is a special variant of the F-35 capable of taking off and landing vertically. This allows it to be stationed on smaller carriers that have typically not been able to field cutting-edge aircraft." calcext:value-type="string">
            <text:p>The F-35B is a special variant of the F-35 capable of taking off and landing vertically. This allows it to be stationed on smaller carriers that have typically not been able to field cutting-edge aircraft.</text:p>
          </table:table-cell>
          <table:table-cell table:number-matrix-columns-spanned="1" table:number-matrix-rows-spanned="1" table:formula="of:=INDEX([$military_assets.N$1:.N$1048576];[$mil_ass_us_start.$B32])" office:value-type="string" office:string-value="0.0.1" calcext:value-type="string">
            <text:p>0.0.1</text:p>
          </table:table-cell>
          <table:table-cell table:number-columns-repeated="47"/>
        </table:table-row>
        <table:table-row table:style-name="ro14">
          <table:table-cell office:value-type="float" office:value="0" calcext:value-type="float">
            <text:p>0</text:p>
          </table:table-cell>
          <table:table-cell office:value-type="float" office:value="13" calcext:value-type="float">
            <text:p>13</text:p>
          </table:table-cell>
          <table:table-cell table:style-name="ce16" office:value-type="string" calcext:value-type="string">
            <text:p>Wake Island Avengers</text:p>
          </table:table-cell>
          <table:table-cell table:number-matrix-columns-spanned="1" table:number-matrix-rows-spanned="1" table:formula="of:=INDEX([$military_assets.A$1:.A$1048576];[$mil_ass_us_start.$B33])" office:value-type="string" office:string-value="F-35B Lightning II" calcext:value-type="string">
            <text:p>F-35B Lightning II</text:p>
          </table:table-cell>
          <table:table-cell table:number-matrix-columns-spanned="1" table:number-matrix-rows-spanned="1" table:formula="of:=INDEX([$military_assets.B$1:.B$1048576];[$mil_ass_us_start.$B33])" office:value-type="float" office:value="0" calcext:value-type="float">
            <text:p>0</text:p>
          </table:table-cell>
          <table:table-cell table:number-matrix-columns-spanned="1" table:number-matrix-rows-spanned="1" table:formula="of:=INDEX([$military_assets.C$1:.C$1048576];[$mil_ass_us_start.$B33])" office:value-type="float" office:value="0" calcext:value-type="float">
            <text:p>0</text:p>
          </table:table-cell>
          <table:table-cell table:number-matrix-columns-spanned="1" table:number-matrix-rows-spanned="1" table:formula="of:=INDEX([$military_assets.D$1:.D$1048576];[$mil_ass_us_start.$B33])" office:value-type="float" office:value="0" calcext:value-type="float">
            <text:p>0</text:p>
          </table:table-cell>
          <table:table-cell table:number-matrix-columns-spanned="1" table:number-matrix-rows-spanned="1" table:formula="of:=INDEX([$military_assets.E$1:.E$1048576];[$mil_ass_us_start.$B33])" office:value-type="float" office:value="4" calcext:value-type="float">
            <text:p>4</text:p>
          </table:table-cell>
          <table:table-cell table:number-matrix-columns-spanned="1" table:number-matrix-rows-spanned="1" table:formula="of:=INDEX([$military_assets.F$1:.F$1048576];[$mil_ass_us_start.$B33])" office:value-type="float" office:value="3" calcext:value-type="float">
            <text:p>3</text:p>
          </table:table-cell>
          <table:table-cell table:number-matrix-columns-spanned="1" table:number-matrix-rows-spanned="1" table:formula="of:=INDEX([$military_assets.G$1:.G$1048576];[$mil_ass_us_start.$B33])" office:value-type="float" office:value="2" calcext:value-type="float">
            <text:p>2</text:p>
          </table:table-cell>
          <table:table-cell table:number-matrix-columns-spanned="1" table:number-matrix-rows-spanned="1" table:formula="of:=INDEX([$military_assets.H$1:.H$1048576];[$mil_ass_us_start.$B33])" office:value-type="float" office:value="3" calcext:value-type="float">
            <text:p>3</text:p>
          </table:table-cell>
          <table:table-cell table:number-matrix-columns-spanned="1" table:number-matrix-rows-spanned="1" table:formula="of:=INDEX([$military_assets.I$1:.I$1048576];[$mil_ass_us_start.$B33])" office:value-type="string" office:string-value="USN" calcext:value-type="string">
            <text:p>USN</text:p>
          </table:table-cell>
          <table:table-cell table:number-matrix-columns-spanned="1" table:number-matrix-rows-spanned="1" table:formula="of:=INDEX([$military_assets.J$1:.J$1048576];[$mil_ass_us_start.$B33])" office:value-type="string" office:string-value="Squadron" calcext:value-type="string">
            <text:p>Squadron</text:p>
          </table:table-cell>
          <table:table-cell table:number-matrix-columns-spanned="1" table:number-matrix-rows-spanned="1" table:formula="of:=INDEX([$military_assets.K$1:.K$1048576];[$mil_ass_us_start.$B33])" office:value-type="string" office:string-value="Hidden: Can be played face down. &#10;Ambush: This asset deals damage during the Ambush Damage Step.&#10;VTOL-Compatible." calcext:value-type="string">
            <text:p>Hidden: Can be played face down. </text:p>
            <text:p>Ambush: This asset deals damage during the Ambush Damage Step.</text:p>
            <text:p>VTOL-Compatible.</text:p>
          </table:table-cell>
          <table:table-cell table:number-matrix-columns-spanned="1" table:number-matrix-rows-spanned="1" table:formula="of:=INDEX([$military_assets.L$1:.L$1048576];[$mil_ass_us_start.$B33])" office:value-type="string" office:string-value="Images/f35b.jpg" calcext:value-type="string">
            <text:p>Images/f35b.jpg</text:p>
          </table:table-cell>
          <table:table-cell table:number-matrix-columns-spanned="1" table:number-matrix-rows-spanned="1" table:formula="of:=INDEX([$military_assets.M$1:.M$1048576];[$mil_ass_us_start.$B33])" office:value-type="string" office:string-value="The F-35B is a special variant of the F-35 capable of taking off and landing vertically. This allows it to be stationed on smaller carriers that have typically not been able to field cutting-edge aircraft." calcext:value-type="string">
            <text:p>The F-35B is a special variant of the F-35 capable of taking off and landing vertically. This allows it to be stationed on smaller carriers that have typically not been able to field cutting-edge aircraft.</text:p>
          </table:table-cell>
          <table:table-cell table:number-matrix-columns-spanned="1" table:number-matrix-rows-spanned="1" table:formula="of:=INDEX([$military_assets.N$1:.N$1048576];[$mil_ass_us_start.$B33])"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14" calcext:value-type="float">
            <text:p>14</text:p>
          </table:table-cell>
          <table:table-cell table:style-name="ce16" office:value-type="string" calcext:value-type="string">
            <text:p>Black Knights</text:p>
          </table:table-cell>
          <table:table-cell table:number-matrix-columns-spanned="1" table:number-matrix-rows-spanned="1" table:formula="of:=INDEX([$military_assets.A$1:.A$1048576];[$mil_ass_us_start.$B34])" office:value-type="string" office:string-value="F-35C  Lightning II" calcext:value-type="string">
            <text:p>F-35C <text:s/>Lightning II</text:p>
          </table:table-cell>
          <table:table-cell table:number-matrix-columns-spanned="1" table:number-matrix-rows-spanned="1" table:formula="of:=INDEX([$military_assets.B$1:.B$1048576];[$mil_ass_us_start.$B34])" office:value-type="float" office:value="0" calcext:value-type="float">
            <text:p>0</text:p>
          </table:table-cell>
          <table:table-cell table:number-matrix-columns-spanned="1" table:number-matrix-rows-spanned="1" table:formula="of:=INDEX([$military_assets.C$1:.C$1048576];[$mil_ass_us_start.$B34])" office:value-type="float" office:value="0" calcext:value-type="float">
            <text:p>0</text:p>
          </table:table-cell>
          <table:table-cell table:number-matrix-columns-spanned="1" table:number-matrix-rows-spanned="1" table:formula="of:=INDEX([$military_assets.D$1:.D$1048576];[$mil_ass_us_start.$B34])" office:value-type="float" office:value="0" calcext:value-type="float">
            <text:p>0</text:p>
          </table:table-cell>
          <table:table-cell table:number-matrix-columns-spanned="1" table:number-matrix-rows-spanned="1" table:formula="of:=INDEX([$military_assets.E$1:.E$1048576];[$mil_ass_us_start.$B34])" office:value-type="float" office:value="4" calcext:value-type="float">
            <text:p>4</text:p>
          </table:table-cell>
          <table:table-cell table:number-matrix-columns-spanned="1" table:number-matrix-rows-spanned="1" table:formula="of:=INDEX([$military_assets.F$1:.F$1048576];[$mil_ass_us_start.$B34])" office:value-type="float" office:value="4" calcext:value-type="float">
            <text:p>4</text:p>
          </table:table-cell>
          <table:table-cell table:number-matrix-columns-spanned="1" table:number-matrix-rows-spanned="1" table:formula="of:=INDEX([$military_assets.G$1:.G$1048576];[$mil_ass_us_start.$B34])" office:value-type="float" office:value="2" calcext:value-type="float">
            <text:p>2</text:p>
          </table:table-cell>
          <table:table-cell table:number-matrix-columns-spanned="1" table:number-matrix-rows-spanned="1" table:formula="of:=INDEX([$military_assets.H$1:.H$1048576];[$mil_ass_us_start.$B34])" office:value-type="float" office:value="2" calcext:value-type="float">
            <text:p>2</text:p>
          </table:table-cell>
          <table:table-cell table:number-matrix-columns-spanned="1" table:number-matrix-rows-spanned="1" table:formula="of:=INDEX([$military_assets.I$1:.I$1048576];[$mil_ass_us_start.$B34])" office:value-type="string" office:string-value="USN" calcext:value-type="string">
            <text:p>USN</text:p>
          </table:table-cell>
          <table:table-cell table:number-matrix-columns-spanned="1" table:number-matrix-rows-spanned="1" table:formula="of:=INDEX([$military_assets.J$1:.J$1048576];[$mil_ass_us_start.$B34])" office:value-type="string" office:string-value="Squadron" calcext:value-type="string">
            <text:p>Squadron</text:p>
          </table:table-cell>
          <table:table-cell table:number-matrix-columns-spanned="1" table:number-matrix-rows-spanned="1" table:formula="of:=INDEX([$military_assets.K$1:.K$1048576];[$mil_ass_us_start.$B34])" office:value-type="string" office:string-value="Hidden: Can be played face down. &#10;Ambush: This asset deals damage during the Ambush Damage Step.&#10;CATOBAR-Compatible." calcext:value-type="string">
            <text:p>Hidden: Can be played face down. </text:p>
            <text:p>Ambush: This asset deals damage during the Ambush Damage Step.</text:p>
            <text:p>CATOBAR-Compatible.</text:p>
          </table:table-cell>
          <table:table-cell table:number-matrix-columns-spanned="1" table:number-matrix-rows-spanned="1" table:formula="of:=INDEX([$military_assets.L$1:.L$1048576];[$mil_ass_us_start.$B34])" office:value-type="string" office:string-value="Images/f35c.jpg" calcext:value-type="string">
            <text:p>Images/f35c.jpg</text:p>
          </table:table-cell>
          <table:table-cell table:number-matrix-columns-spanned="1" table:number-matrix-rows-spanned="1" table:formula="of:=INDEX([$military_assets.M$1:.M$1048576];[$mil_ass_us_start.$B34])" office:value-type="string" office:string-value="The F-35 acquisition program cost of just under $450 billion USD would be enough to buy 450 billion $1 cheeseburgers - enough to kill all humans on earth." calcext:value-type="string">
            <text:p>The F-35 acquisition program cost of just under $450 billion USD would be enough to buy 450 billion $1 cheeseburgers - enough to kill all humans on earth.</text:p>
          </table:table-cell>
          <table:table-cell table:number-matrix-columns-spanned="1" table:number-matrix-rows-spanned="1" table:formula="of:=INDEX([$military_assets.N$1:.N$1048576];[$mil_ass_us_start.$B34])"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14" calcext:value-type="float">
            <text:p>14</text:p>
          </table:table-cell>
          <table:table-cell table:style-name="ce16" office:value-type="string" calcext:value-type="string">
            <text:p>Rough Raiders</text:p>
          </table:table-cell>
          <table:table-cell table:number-matrix-columns-spanned="1" table:number-matrix-rows-spanned="1" table:formula="of:=INDEX([$military_assets.A$1:.A$1048576];[$mil_ass_us_start.$B35])" office:value-type="string" office:string-value="F-35C  Lightning II" calcext:value-type="string">
            <text:p>F-35C <text:s/>Lightning II</text:p>
          </table:table-cell>
          <table:table-cell table:number-matrix-columns-spanned="1" table:number-matrix-rows-spanned="1" table:formula="of:=INDEX([$military_assets.B$1:.B$1048576];[$mil_ass_us_start.$B35])" office:value-type="float" office:value="0" calcext:value-type="float">
            <text:p>0</text:p>
          </table:table-cell>
          <table:table-cell table:number-matrix-columns-spanned="1" table:number-matrix-rows-spanned="1" table:formula="of:=INDEX([$military_assets.C$1:.C$1048576];[$mil_ass_us_start.$B35])" office:value-type="float" office:value="0" calcext:value-type="float">
            <text:p>0</text:p>
          </table:table-cell>
          <table:table-cell table:number-matrix-columns-spanned="1" table:number-matrix-rows-spanned="1" table:formula="of:=INDEX([$military_assets.D$1:.D$1048576];[$mil_ass_us_start.$B35])" office:value-type="float" office:value="0" calcext:value-type="float">
            <text:p>0</text:p>
          </table:table-cell>
          <table:table-cell table:number-matrix-columns-spanned="1" table:number-matrix-rows-spanned="1" table:formula="of:=INDEX([$military_assets.E$1:.E$1048576];[$mil_ass_us_start.$B35])" office:value-type="float" office:value="4" calcext:value-type="float">
            <text:p>4</text:p>
          </table:table-cell>
          <table:table-cell table:number-matrix-columns-spanned="1" table:number-matrix-rows-spanned="1" table:formula="of:=INDEX([$military_assets.F$1:.F$1048576];[$mil_ass_us_start.$B35])" office:value-type="float" office:value="4" calcext:value-type="float">
            <text:p>4</text:p>
          </table:table-cell>
          <table:table-cell table:number-matrix-columns-spanned="1" table:number-matrix-rows-spanned="1" table:formula="of:=INDEX([$military_assets.G$1:.G$1048576];[$mil_ass_us_start.$B35])" office:value-type="float" office:value="2" calcext:value-type="float">
            <text:p>2</text:p>
          </table:table-cell>
          <table:table-cell table:number-matrix-columns-spanned="1" table:number-matrix-rows-spanned="1" table:formula="of:=INDEX([$military_assets.H$1:.H$1048576];[$mil_ass_us_start.$B35])" office:value-type="float" office:value="2" calcext:value-type="float">
            <text:p>2</text:p>
          </table:table-cell>
          <table:table-cell table:number-matrix-columns-spanned="1" table:number-matrix-rows-spanned="1" table:formula="of:=INDEX([$military_assets.I$1:.I$1048576];[$mil_ass_us_start.$B35])" office:value-type="string" office:string-value="USN" calcext:value-type="string">
            <text:p>USN</text:p>
          </table:table-cell>
          <table:table-cell table:number-matrix-columns-spanned="1" table:number-matrix-rows-spanned="1" table:formula="of:=INDEX([$military_assets.J$1:.J$1048576];[$mil_ass_us_start.$B35])" office:value-type="string" office:string-value="Squadron" calcext:value-type="string">
            <text:p>Squadron</text:p>
          </table:table-cell>
          <table:table-cell table:number-matrix-columns-spanned="1" table:number-matrix-rows-spanned="1" table:formula="of:=INDEX([$military_assets.K$1:.K$1048576];[$mil_ass_us_start.$B35])" office:value-type="string" office:string-value="Hidden: Can be played face down. &#10;Ambush: This asset deals damage during the Ambush Damage Step.&#10;CATOBAR-Compatible." calcext:value-type="string">
            <text:p>Hidden: Can be played face down. </text:p>
            <text:p>Ambush: This asset deals damage during the Ambush Damage Step.</text:p>
            <text:p>CATOBAR-Compatible.</text:p>
          </table:table-cell>
          <table:table-cell table:number-matrix-columns-spanned="1" table:number-matrix-rows-spanned="1" table:formula="of:=INDEX([$military_assets.L$1:.L$1048576];[$mil_ass_us_start.$B35])" office:value-type="string" office:string-value="Images/f35c.jpg" calcext:value-type="string">
            <text:p>Images/f35c.jpg</text:p>
          </table:table-cell>
          <table:table-cell table:number-matrix-columns-spanned="1" table:number-matrix-rows-spanned="1" table:formula="of:=INDEX([$military_assets.M$1:.M$1048576];[$mil_ass_us_start.$B35])" office:value-type="string" office:string-value="The F-35 acquisition program cost of just under $450 billion USD would be enough to buy 450 billion $1 cheeseburgers - enough to kill all humans on earth." calcext:value-type="string">
            <text:p>The F-35 acquisition program cost of just under $450 billion USD would be enough to buy 450 billion $1 cheeseburgers - enough to kill all humans on earth.</text:p>
          </table:table-cell>
          <table:table-cell table:number-matrix-columns-spanned="1" table:number-matrix-rows-spanned="1" table:formula="of:=INDEX([$military_assets.N$1:.N$1048576];[$mil_ass_us_start.$B35])"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14" calcext:value-type="float">
            <text:p>14</text:p>
          </table:table-cell>
          <table:table-cell table:style-name="ce16" office:value-type="string" calcext:value-type="string">
            <text:p>Argonauts</text:p>
          </table:table-cell>
          <table:table-cell table:number-matrix-columns-spanned="1" table:number-matrix-rows-spanned="1" table:formula="of:=INDEX([$military_assets.A$1:.A$1048576];[$mil_ass_us_start.$B36])" office:value-type="string" office:string-value="F-35C  Lightning II" calcext:value-type="string">
            <text:p>F-35C <text:s/>Lightning II</text:p>
          </table:table-cell>
          <table:table-cell table:number-matrix-columns-spanned="1" table:number-matrix-rows-spanned="1" table:formula="of:=INDEX([$military_assets.B$1:.B$1048576];[$mil_ass_us_start.$B36])" office:value-type="float" office:value="0" calcext:value-type="float">
            <text:p>0</text:p>
          </table:table-cell>
          <table:table-cell table:number-matrix-columns-spanned="1" table:number-matrix-rows-spanned="1" table:formula="of:=INDEX([$military_assets.C$1:.C$1048576];[$mil_ass_us_start.$B36])" office:value-type="float" office:value="0" calcext:value-type="float">
            <text:p>0</text:p>
          </table:table-cell>
          <table:table-cell table:number-matrix-columns-spanned="1" table:number-matrix-rows-spanned="1" table:formula="of:=INDEX([$military_assets.D$1:.D$1048576];[$mil_ass_us_start.$B36])" office:value-type="float" office:value="0" calcext:value-type="float">
            <text:p>0</text:p>
          </table:table-cell>
          <table:table-cell table:number-matrix-columns-spanned="1" table:number-matrix-rows-spanned="1" table:formula="of:=INDEX([$military_assets.E$1:.E$1048576];[$mil_ass_us_start.$B36])" office:value-type="float" office:value="4" calcext:value-type="float">
            <text:p>4</text:p>
          </table:table-cell>
          <table:table-cell table:number-matrix-columns-spanned="1" table:number-matrix-rows-spanned="1" table:formula="of:=INDEX([$military_assets.F$1:.F$1048576];[$mil_ass_us_start.$B36])" office:value-type="float" office:value="4" calcext:value-type="float">
            <text:p>4</text:p>
          </table:table-cell>
          <table:table-cell table:number-matrix-columns-spanned="1" table:number-matrix-rows-spanned="1" table:formula="of:=INDEX([$military_assets.G$1:.G$1048576];[$mil_ass_us_start.$B36])" office:value-type="float" office:value="2" calcext:value-type="float">
            <text:p>2</text:p>
          </table:table-cell>
          <table:table-cell table:number-matrix-columns-spanned="1" table:number-matrix-rows-spanned="1" table:formula="of:=INDEX([$military_assets.H$1:.H$1048576];[$mil_ass_us_start.$B36])" office:value-type="float" office:value="2" calcext:value-type="float">
            <text:p>2</text:p>
          </table:table-cell>
          <table:table-cell table:number-matrix-columns-spanned="1" table:number-matrix-rows-spanned="1" table:formula="of:=INDEX([$military_assets.I$1:.I$1048576];[$mil_ass_us_start.$B36])" office:value-type="string" office:string-value="USN" calcext:value-type="string">
            <text:p>USN</text:p>
          </table:table-cell>
          <table:table-cell table:number-matrix-columns-spanned="1" table:number-matrix-rows-spanned="1" table:formula="of:=INDEX([$military_assets.J$1:.J$1048576];[$mil_ass_us_start.$B36])" office:value-type="string" office:string-value="Squadron" calcext:value-type="string">
            <text:p>Squadron</text:p>
          </table:table-cell>
          <table:table-cell table:number-matrix-columns-spanned="1" table:number-matrix-rows-spanned="1" table:formula="of:=INDEX([$military_assets.K$1:.K$1048576];[$mil_ass_us_start.$B36])" office:value-type="string" office:string-value="Hidden: Can be played face down. &#10;Ambush: This asset deals damage during the Ambush Damage Step.&#10;CATOBAR-Compatible." calcext:value-type="string">
            <text:p>Hidden: Can be played face down. </text:p>
            <text:p>Ambush: This asset deals damage during the Ambush Damage Step.</text:p>
            <text:p>CATOBAR-Compatible.</text:p>
          </table:table-cell>
          <table:table-cell table:number-matrix-columns-spanned="1" table:number-matrix-rows-spanned="1" table:formula="of:=INDEX([$military_assets.L$1:.L$1048576];[$mil_ass_us_start.$B36])" office:value-type="string" office:string-value="Images/f35c.jpg" calcext:value-type="string">
            <text:p>Images/f35c.jpg</text:p>
          </table:table-cell>
          <table:table-cell table:number-matrix-columns-spanned="1" table:number-matrix-rows-spanned="1" table:formula="of:=INDEX([$military_assets.M$1:.M$1048576];[$mil_ass_us_start.$B36])" office:value-type="string" office:string-value="The F-35 acquisition program cost of just under $450 billion USD would be enough to buy 450 billion $1 cheeseburgers - enough to kill all humans on earth." calcext:value-type="string">
            <text:p>The F-35 acquisition program cost of just under $450 billion USD would be enough to buy 450 billion $1 cheeseburgers - enough to kill all humans on earth.</text:p>
          </table:table-cell>
          <table:table-cell table:number-matrix-columns-spanned="1" table:number-matrix-rows-spanned="1" table:formula="of:=INDEX([$military_assets.N$1:.N$1048576];[$mil_ass_us_start.$B36])"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15" calcext:value-type="float">
            <text:p>15</text:p>
          </table:table-cell>
          <table:table-cell table:style-name="ce16" office:value-type="string" calcext:value-type="string">
            <text:p>Black Sheep</text:p>
          </table:table-cell>
          <table:table-cell table:number-matrix-columns-spanned="1" table:number-matrix-rows-spanned="1" table:formula="of:=INDEX([$military_assets.A$1:.A$1048576];[$mil_ass_us_start.$B37])" office:value-type="string" office:string-value="AV-8B Harrier II" calcext:value-type="string">
            <text:p>AV-8B Harrier II</text:p>
          </table:table-cell>
          <table:table-cell table:number-matrix-columns-spanned="1" table:number-matrix-rows-spanned="1" table:formula="of:=INDEX([$military_assets.B$1:.B$1048576];[$mil_ass_us_start.$B37])" office:value-type="float" office:value="0" calcext:value-type="float">
            <text:p>0</text:p>
          </table:table-cell>
          <table:table-cell table:number-matrix-columns-spanned="1" table:number-matrix-rows-spanned="1" table:formula="of:=INDEX([$military_assets.C$1:.C$1048576];[$mil_ass_us_start.$B37])" office:value-type="float" office:value="0" calcext:value-type="float">
            <text:p>0</text:p>
          </table:table-cell>
          <table:table-cell table:number-matrix-columns-spanned="1" table:number-matrix-rows-spanned="1" table:formula="of:=INDEX([$military_assets.D$1:.D$1048576];[$mil_ass_us_start.$B37])" office:value-type="float" office:value="0" calcext:value-type="float">
            <text:p>0</text:p>
          </table:table-cell>
          <table:table-cell table:number-matrix-columns-spanned="1" table:number-matrix-rows-spanned="1" table:formula="of:=INDEX([$military_assets.E$1:.E$1048576];[$mil_ass_us_start.$B37])" office:value-type="float" office:value="3" calcext:value-type="float">
            <text:p>3</text:p>
          </table:table-cell>
          <table:table-cell table:number-matrix-columns-spanned="1" table:number-matrix-rows-spanned="1" table:formula="of:=INDEX([$military_assets.F$1:.F$1048576];[$mil_ass_us_start.$B37])" office:value-type="float" office:value="3" calcext:value-type="float">
            <text:p>3</text:p>
          </table:table-cell>
          <table:table-cell table:number-matrix-columns-spanned="1" table:number-matrix-rows-spanned="1" table:formula="of:=INDEX([$military_assets.G$1:.G$1048576];[$mil_ass_us_start.$B37])" office:value-type="float" office:value="2" calcext:value-type="float">
            <text:p>2</text:p>
          </table:table-cell>
          <table:table-cell table:number-matrix-columns-spanned="1" table:number-matrix-rows-spanned="1" table:formula="of:=INDEX([$military_assets.H$1:.H$1048576];[$mil_ass_us_start.$B37])" office:value-type="float" office:value="1" calcext:value-type="float">
            <text:p>1</text:p>
          </table:table-cell>
          <table:table-cell table:number-matrix-columns-spanned="1" table:number-matrix-rows-spanned="1" table:formula="of:=INDEX([$military_assets.I$1:.I$1048576];[$mil_ass_us_start.$B37])" office:value-type="string" office:string-value="USN" calcext:value-type="string">
            <text:p>USN</text:p>
          </table:table-cell>
          <table:table-cell table:number-matrix-columns-spanned="1" table:number-matrix-rows-spanned="1" table:formula="of:=INDEX([$military_assets.J$1:.J$1048576];[$mil_ass_us_start.$B37])" office:value-type="string" office:string-value="Squadron" calcext:value-type="string">
            <text:p>Squadron</text:p>
          </table:table-cell>
          <table:table-cell table:number-matrix-columns-spanned="1" table:number-matrix-rows-spanned="1" table:formula="of:=INDEX([$military_assets.K$1:.K$1048576];[$mil_ass_us_start.$B37])" office:value-type="string" office:string-value="Hidden: Can be played face down. &#10;VTOL-Compatible." calcext:value-type="string">
            <text:p>Hidden: Can be played face down. </text:p>
            <text:p>VTOL-Compatible.</text:p>
          </table:table-cell>
          <table:table-cell table:number-matrix-columns-spanned="1" table:number-matrix-rows-spanned="1" table:formula="of:=INDEX([$military_assets.L$1:.L$1048576];[$mil_ass_us_start.$B37])" office:value-type="string" office:string-value="Images/harrier.jpg" calcext:value-type="string">
            <text:p>Images/harrier.jpg</text:p>
          </table:table-cell>
          <table:table-cell table:number-matrix-columns-spanned="1" table:number-matrix-rows-spanned="1" table:formula="of:=INDEX([$military_assets.M$1:.M$1048576];[$mil_ass_us_start.$B37])" office:value-type="string" office:string-value="A Pepsi ad campaign promised to award a Harrier to anyone who collected enough Pepsi points- a promise Pepsi did not keep. During its service history, the Harrier has proven it is more reliable than Pepsi Co." calcext:value-type="string">
            <text:p>A Pepsi ad campaign promised to award a Harrier to anyone who collected enough Pepsi points- a promise Pepsi did not keep. During its service history, the Harrier has proven it is more reliable than Pepsi Co.</text:p>
          </table:table-cell>
          <table:table-cell table:number-matrix-columns-spanned="1" table:number-matrix-rows-spanned="1" table:formula="of:=INDEX([$military_assets.N$1:.N$1048576];[$mil_ass_us_start.$B37])"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15" calcext:value-type="float">
            <text:p>15</text:p>
          </table:table-cell>
          <table:table-cell table:style-name="ce16" office:value-type="string" calcext:value-type="string">
            <text:p>Bulldogs</text:p>
          </table:table-cell>
          <table:table-cell table:number-matrix-columns-spanned="1" table:number-matrix-rows-spanned="1" table:formula="of:=INDEX([$military_assets.A$1:.A$1048576];[$mil_ass_us_start.$B38])" office:value-type="string" office:string-value="AV-8B Harrier II" calcext:value-type="string">
            <text:p>AV-8B Harrier II</text:p>
          </table:table-cell>
          <table:table-cell table:number-matrix-columns-spanned="1" table:number-matrix-rows-spanned="1" table:formula="of:=INDEX([$military_assets.B$1:.B$1048576];[$mil_ass_us_start.$B38])" office:value-type="float" office:value="0" calcext:value-type="float">
            <text:p>0</text:p>
          </table:table-cell>
          <table:table-cell table:number-matrix-columns-spanned="1" table:number-matrix-rows-spanned="1" table:formula="of:=INDEX([$military_assets.C$1:.C$1048576];[$mil_ass_us_start.$B38])" office:value-type="float" office:value="0" calcext:value-type="float">
            <text:p>0</text:p>
          </table:table-cell>
          <table:table-cell table:number-matrix-columns-spanned="1" table:number-matrix-rows-spanned="1" table:formula="of:=INDEX([$military_assets.D$1:.D$1048576];[$mil_ass_us_start.$B38])" office:value-type="float" office:value="0" calcext:value-type="float">
            <text:p>0</text:p>
          </table:table-cell>
          <table:table-cell table:number-matrix-columns-spanned="1" table:number-matrix-rows-spanned="1" table:formula="of:=INDEX([$military_assets.E$1:.E$1048576];[$mil_ass_us_start.$B38])" office:value-type="float" office:value="3" calcext:value-type="float">
            <text:p>3</text:p>
          </table:table-cell>
          <table:table-cell table:number-matrix-columns-spanned="1" table:number-matrix-rows-spanned="1" table:formula="of:=INDEX([$military_assets.F$1:.F$1048576];[$mil_ass_us_start.$B38])" office:value-type="float" office:value="3" calcext:value-type="float">
            <text:p>3</text:p>
          </table:table-cell>
          <table:table-cell table:number-matrix-columns-spanned="1" table:number-matrix-rows-spanned="1" table:formula="of:=INDEX([$military_assets.G$1:.G$1048576];[$mil_ass_us_start.$B38])" office:value-type="float" office:value="2" calcext:value-type="float">
            <text:p>2</text:p>
          </table:table-cell>
          <table:table-cell table:number-matrix-columns-spanned="1" table:number-matrix-rows-spanned="1" table:formula="of:=INDEX([$military_assets.H$1:.H$1048576];[$mil_ass_us_start.$B38])" office:value-type="float" office:value="1" calcext:value-type="float">
            <text:p>1</text:p>
          </table:table-cell>
          <table:table-cell table:number-matrix-columns-spanned="1" table:number-matrix-rows-spanned="1" table:formula="of:=INDEX([$military_assets.I$1:.I$1048576];[$mil_ass_us_start.$B38])" office:value-type="string" office:string-value="USN" calcext:value-type="string">
            <text:p>USN</text:p>
          </table:table-cell>
          <table:table-cell table:number-matrix-columns-spanned="1" table:number-matrix-rows-spanned="1" table:formula="of:=INDEX([$military_assets.J$1:.J$1048576];[$mil_ass_us_start.$B38])" office:value-type="string" office:string-value="Squadron" calcext:value-type="string">
            <text:p>Squadron</text:p>
          </table:table-cell>
          <table:table-cell table:number-matrix-columns-spanned="1" table:number-matrix-rows-spanned="1" table:formula="of:=INDEX([$military_assets.K$1:.K$1048576];[$mil_ass_us_start.$B38])" office:value-type="string" office:string-value="Hidden: Can be played face down. &#10;VTOL-Compatible." calcext:value-type="string">
            <text:p>Hidden: Can be played face down. </text:p>
            <text:p>VTOL-Compatible.</text:p>
          </table:table-cell>
          <table:table-cell table:number-matrix-columns-spanned="1" table:number-matrix-rows-spanned="1" table:formula="of:=INDEX([$military_assets.L$1:.L$1048576];[$mil_ass_us_start.$B38])" office:value-type="string" office:string-value="Images/harrier.jpg" calcext:value-type="string">
            <text:p>Images/harrier.jpg</text:p>
          </table:table-cell>
          <table:table-cell table:number-matrix-columns-spanned="1" table:number-matrix-rows-spanned="1" table:formula="of:=INDEX([$military_assets.M$1:.M$1048576];[$mil_ass_us_start.$B38])" office:value-type="string" office:string-value="A Pepsi ad campaign promised to award a Harrier to anyone who collected enough Pepsi points- a promise Pepsi did not keep. During its service history, the Harrier has proven it is more reliable than Pepsi Co." calcext:value-type="string">
            <text:p>A Pepsi ad campaign promised to award a Harrier to anyone who collected enough Pepsi points- a promise Pepsi did not keep. During its service history, the Harrier has proven it is more reliable than Pepsi Co.</text:p>
          </table:table-cell>
          <table:table-cell table:number-matrix-columns-spanned="1" table:number-matrix-rows-spanned="1" table:formula="of:=INDEX([$military_assets.N$1:.N$1048576];[$mil_ass_us_start.$B38])"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15" calcext:value-type="float">
            <text:p>15</text:p>
          </table:table-cell>
          <table:table-cell table:style-name="ce16" office:value-type="string" calcext:value-type="string">
            <text:p>Ace of Spades</text:p>
          </table:table-cell>
          <table:table-cell table:number-matrix-columns-spanned="1" table:number-matrix-rows-spanned="1" table:formula="of:=INDEX([$military_assets.A$1:.A$1048576];[$mil_ass_us_start.$B39])" office:value-type="string" office:string-value="AV-8B Harrier II" calcext:value-type="string">
            <text:p>AV-8B Harrier II</text:p>
          </table:table-cell>
          <table:table-cell table:number-matrix-columns-spanned="1" table:number-matrix-rows-spanned="1" table:formula="of:=INDEX([$military_assets.B$1:.B$1048576];[$mil_ass_us_start.$B39])" office:value-type="float" office:value="0" calcext:value-type="float">
            <text:p>0</text:p>
          </table:table-cell>
          <table:table-cell table:number-matrix-columns-spanned="1" table:number-matrix-rows-spanned="1" table:formula="of:=INDEX([$military_assets.C$1:.C$1048576];[$mil_ass_us_start.$B39])" office:value-type="float" office:value="0" calcext:value-type="float">
            <text:p>0</text:p>
          </table:table-cell>
          <table:table-cell table:number-matrix-columns-spanned="1" table:number-matrix-rows-spanned="1" table:formula="of:=INDEX([$military_assets.D$1:.D$1048576];[$mil_ass_us_start.$B39])" office:value-type="float" office:value="0" calcext:value-type="float">
            <text:p>0</text:p>
          </table:table-cell>
          <table:table-cell table:number-matrix-columns-spanned="1" table:number-matrix-rows-spanned="1" table:formula="of:=INDEX([$military_assets.E$1:.E$1048576];[$mil_ass_us_start.$B39])" office:value-type="float" office:value="3" calcext:value-type="float">
            <text:p>3</text:p>
          </table:table-cell>
          <table:table-cell table:number-matrix-columns-spanned="1" table:number-matrix-rows-spanned="1" table:formula="of:=INDEX([$military_assets.F$1:.F$1048576];[$mil_ass_us_start.$B39])" office:value-type="float" office:value="3" calcext:value-type="float">
            <text:p>3</text:p>
          </table:table-cell>
          <table:table-cell table:number-matrix-columns-spanned="1" table:number-matrix-rows-spanned="1" table:formula="of:=INDEX([$military_assets.G$1:.G$1048576];[$mil_ass_us_start.$B39])" office:value-type="float" office:value="2" calcext:value-type="float">
            <text:p>2</text:p>
          </table:table-cell>
          <table:table-cell table:number-matrix-columns-spanned="1" table:number-matrix-rows-spanned="1" table:formula="of:=INDEX([$military_assets.H$1:.H$1048576];[$mil_ass_us_start.$B39])" office:value-type="float" office:value="1" calcext:value-type="float">
            <text:p>1</text:p>
          </table:table-cell>
          <table:table-cell table:number-matrix-columns-spanned="1" table:number-matrix-rows-spanned="1" table:formula="of:=INDEX([$military_assets.I$1:.I$1048576];[$mil_ass_us_start.$B39])" office:value-type="string" office:string-value="USN" calcext:value-type="string">
            <text:p>USN</text:p>
          </table:table-cell>
          <table:table-cell table:number-matrix-columns-spanned="1" table:number-matrix-rows-spanned="1" table:formula="of:=INDEX([$military_assets.J$1:.J$1048576];[$mil_ass_us_start.$B39])" office:value-type="string" office:string-value="Squadron" calcext:value-type="string">
            <text:p>Squadron</text:p>
          </table:table-cell>
          <table:table-cell table:number-matrix-columns-spanned="1" table:number-matrix-rows-spanned="1" table:formula="of:=INDEX([$military_assets.K$1:.K$1048576];[$mil_ass_us_start.$B39])" office:value-type="string" office:string-value="Hidden: Can be played face down. &#10;VTOL-Compatible." calcext:value-type="string">
            <text:p>Hidden: Can be played face down. </text:p>
            <text:p>VTOL-Compatible.</text:p>
          </table:table-cell>
          <table:table-cell table:number-matrix-columns-spanned="1" table:number-matrix-rows-spanned="1" table:formula="of:=INDEX([$military_assets.L$1:.L$1048576];[$mil_ass_us_start.$B39])" office:value-type="string" office:string-value="Images/harrier.jpg" calcext:value-type="string">
            <text:p>Images/harrier.jpg</text:p>
          </table:table-cell>
          <table:table-cell table:number-matrix-columns-spanned="1" table:number-matrix-rows-spanned="1" table:formula="of:=INDEX([$military_assets.M$1:.M$1048576];[$mil_ass_us_start.$B39])" office:value-type="string" office:string-value="A Pepsi ad campaign promised to award a Harrier to anyone who collected enough Pepsi points- a promise Pepsi did not keep. During its service history, the Harrier has proven it is more reliable than Pepsi Co." calcext:value-type="string">
            <text:p>A Pepsi ad campaign promised to award a Harrier to anyone who collected enough Pepsi points- a promise Pepsi did not keep. During its service history, the Harrier has proven it is more reliable than Pepsi Co.</text:p>
          </table:table-cell>
          <table:table-cell table:number-matrix-columns-spanned="1" table:number-matrix-rows-spanned="1" table:formula="of:=INDEX([$military_assets.N$1:.N$1048576];[$mil_ass_us_start.$B39])"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15" calcext:value-type="float">
            <text:p>15</text:p>
          </table:table-cell>
          <table:table-cell table:style-name="ce16" office:value-type="string" calcext:value-type="string">
            <text:p>Tomcats</text:p>
          </table:table-cell>
          <table:table-cell table:number-matrix-columns-spanned="1" table:number-matrix-rows-spanned="1" table:formula="of:=INDEX([$military_assets.A$1:.A$1048576];[$mil_ass_us_start.$B40])" office:value-type="string" office:string-value="AV-8B Harrier II" calcext:value-type="string">
            <text:p>AV-8B Harrier II</text:p>
          </table:table-cell>
          <table:table-cell table:number-matrix-columns-spanned="1" table:number-matrix-rows-spanned="1" table:formula="of:=INDEX([$military_assets.B$1:.B$1048576];[$mil_ass_us_start.$B40])" office:value-type="float" office:value="0" calcext:value-type="float">
            <text:p>0</text:p>
          </table:table-cell>
          <table:table-cell table:number-matrix-columns-spanned="1" table:number-matrix-rows-spanned="1" table:formula="of:=INDEX([$military_assets.C$1:.C$1048576];[$mil_ass_us_start.$B40])" office:value-type="float" office:value="0" calcext:value-type="float">
            <text:p>0</text:p>
          </table:table-cell>
          <table:table-cell table:number-matrix-columns-spanned="1" table:number-matrix-rows-spanned="1" table:formula="of:=INDEX([$military_assets.D$1:.D$1048576];[$mil_ass_us_start.$B40])" office:value-type="float" office:value="0" calcext:value-type="float">
            <text:p>0</text:p>
          </table:table-cell>
          <table:table-cell table:number-matrix-columns-spanned="1" table:number-matrix-rows-spanned="1" table:formula="of:=INDEX([$military_assets.E$1:.E$1048576];[$mil_ass_us_start.$B40])" office:value-type="float" office:value="3" calcext:value-type="float">
            <text:p>3</text:p>
          </table:table-cell>
          <table:table-cell table:number-matrix-columns-spanned="1" table:number-matrix-rows-spanned="1" table:formula="of:=INDEX([$military_assets.F$1:.F$1048576];[$mil_ass_us_start.$B40])" office:value-type="float" office:value="3" calcext:value-type="float">
            <text:p>3</text:p>
          </table:table-cell>
          <table:table-cell table:number-matrix-columns-spanned="1" table:number-matrix-rows-spanned="1" table:formula="of:=INDEX([$military_assets.G$1:.G$1048576];[$mil_ass_us_start.$B40])" office:value-type="float" office:value="2" calcext:value-type="float">
            <text:p>2</text:p>
          </table:table-cell>
          <table:table-cell table:number-matrix-columns-spanned="1" table:number-matrix-rows-spanned="1" table:formula="of:=INDEX([$military_assets.H$1:.H$1048576];[$mil_ass_us_start.$B40])" office:value-type="float" office:value="1" calcext:value-type="float">
            <text:p>1</text:p>
          </table:table-cell>
          <table:table-cell table:number-matrix-columns-spanned="1" table:number-matrix-rows-spanned="1" table:formula="of:=INDEX([$military_assets.I$1:.I$1048576];[$mil_ass_us_start.$B40])" office:value-type="string" office:string-value="USN" calcext:value-type="string">
            <text:p>USN</text:p>
          </table:table-cell>
          <table:table-cell table:number-matrix-columns-spanned="1" table:number-matrix-rows-spanned="1" table:formula="of:=INDEX([$military_assets.J$1:.J$1048576];[$mil_ass_us_start.$B40])" office:value-type="string" office:string-value="Squadron" calcext:value-type="string">
            <text:p>Squadron</text:p>
          </table:table-cell>
          <table:table-cell table:number-matrix-columns-spanned="1" table:number-matrix-rows-spanned="1" table:formula="of:=INDEX([$military_assets.K$1:.K$1048576];[$mil_ass_us_start.$B40])" office:value-type="string" office:string-value="Hidden: Can be played face down. &#10;VTOL-Compatible." calcext:value-type="string">
            <text:p>Hidden: Can be played face down. </text:p>
            <text:p>VTOL-Compatible.</text:p>
          </table:table-cell>
          <table:table-cell table:number-matrix-columns-spanned="1" table:number-matrix-rows-spanned="1" table:formula="of:=INDEX([$military_assets.L$1:.L$1048576];[$mil_ass_us_start.$B40])" office:value-type="string" office:string-value="Images/harrier.jpg" calcext:value-type="string">
            <text:p>Images/harrier.jpg</text:p>
          </table:table-cell>
          <table:table-cell table:number-matrix-columns-spanned="1" table:number-matrix-rows-spanned="1" table:formula="of:=INDEX([$military_assets.M$1:.M$1048576];[$mil_ass_us_start.$B40])" office:value-type="string" office:string-value="A Pepsi ad campaign promised to award a Harrier to anyone who collected enough Pepsi points- a promise Pepsi did not keep. During its service history, the Harrier has proven it is more reliable than Pepsi Co." calcext:value-type="string">
            <text:p>A Pepsi ad campaign promised to award a Harrier to anyone who collected enough Pepsi points- a promise Pepsi did not keep. During its service history, the Harrier has proven it is more reliable than Pepsi Co.</text:p>
          </table:table-cell>
          <table:table-cell table:number-matrix-columns-spanned="1" table:number-matrix-rows-spanned="1" table:formula="of:=INDEX([$military_assets.N$1:.N$1048576];[$mil_ass_us_start.$B40])"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15" calcext:value-type="float">
            <text:p>15</text:p>
          </table:table-cell>
          <table:table-cell table:style-name="ce16" office:value-type="string" calcext:value-type="string">
            <text:p>Tigers</text:p>
          </table:table-cell>
          <table:table-cell table:number-matrix-columns-spanned="1" table:number-matrix-rows-spanned="1" table:formula="of:=INDEX([$military_assets.A$1:.A$1048576];[$mil_ass_us_start.$B41])" office:value-type="string" office:string-value="AV-8B Harrier II" calcext:value-type="string">
            <text:p>AV-8B Harrier II</text:p>
          </table:table-cell>
          <table:table-cell table:number-matrix-columns-spanned="1" table:number-matrix-rows-spanned="1" table:formula="of:=INDEX([$military_assets.B$1:.B$1048576];[$mil_ass_us_start.$B41])" office:value-type="float" office:value="0" calcext:value-type="float">
            <text:p>0</text:p>
          </table:table-cell>
          <table:table-cell table:number-matrix-columns-spanned="1" table:number-matrix-rows-spanned="1" table:formula="of:=INDEX([$military_assets.C$1:.C$1048576];[$mil_ass_us_start.$B41])" office:value-type="float" office:value="0" calcext:value-type="float">
            <text:p>0</text:p>
          </table:table-cell>
          <table:table-cell table:number-matrix-columns-spanned="1" table:number-matrix-rows-spanned="1" table:formula="of:=INDEX([$military_assets.D$1:.D$1048576];[$mil_ass_us_start.$B41])" office:value-type="float" office:value="0" calcext:value-type="float">
            <text:p>0</text:p>
          </table:table-cell>
          <table:table-cell table:number-matrix-columns-spanned="1" table:number-matrix-rows-spanned="1" table:formula="of:=INDEX([$military_assets.E$1:.E$1048576];[$mil_ass_us_start.$B41])" office:value-type="float" office:value="3" calcext:value-type="float">
            <text:p>3</text:p>
          </table:table-cell>
          <table:table-cell table:number-matrix-columns-spanned="1" table:number-matrix-rows-spanned="1" table:formula="of:=INDEX([$military_assets.F$1:.F$1048576];[$mil_ass_us_start.$B41])" office:value-type="float" office:value="3" calcext:value-type="float">
            <text:p>3</text:p>
          </table:table-cell>
          <table:table-cell table:number-matrix-columns-spanned="1" table:number-matrix-rows-spanned="1" table:formula="of:=INDEX([$military_assets.G$1:.G$1048576];[$mil_ass_us_start.$B41])" office:value-type="float" office:value="2" calcext:value-type="float">
            <text:p>2</text:p>
          </table:table-cell>
          <table:table-cell table:number-matrix-columns-spanned="1" table:number-matrix-rows-spanned="1" table:formula="of:=INDEX([$military_assets.H$1:.H$1048576];[$mil_ass_us_start.$B41])" office:value-type="float" office:value="1" calcext:value-type="float">
            <text:p>1</text:p>
          </table:table-cell>
          <table:table-cell table:number-matrix-columns-spanned="1" table:number-matrix-rows-spanned="1" table:formula="of:=INDEX([$military_assets.I$1:.I$1048576];[$mil_ass_us_start.$B41])" office:value-type="string" office:string-value="USN" calcext:value-type="string">
            <text:p>USN</text:p>
          </table:table-cell>
          <table:table-cell table:number-matrix-columns-spanned="1" table:number-matrix-rows-spanned="1" table:formula="of:=INDEX([$military_assets.J$1:.J$1048576];[$mil_ass_us_start.$B41])" office:value-type="string" office:string-value="Squadron" calcext:value-type="string">
            <text:p>Squadron</text:p>
          </table:table-cell>
          <table:table-cell table:number-matrix-columns-spanned="1" table:number-matrix-rows-spanned="1" table:formula="of:=INDEX([$military_assets.K$1:.K$1048576];[$mil_ass_us_start.$B41])" office:value-type="string" office:string-value="Hidden: Can be played face down. &#10;VTOL-Compatible." calcext:value-type="string">
            <text:p>Hidden: Can be played face down. </text:p>
            <text:p>VTOL-Compatible.</text:p>
          </table:table-cell>
          <table:table-cell table:number-matrix-columns-spanned="1" table:number-matrix-rows-spanned="1" table:formula="of:=INDEX([$military_assets.L$1:.L$1048576];[$mil_ass_us_start.$B41])" office:value-type="string" office:string-value="Images/harrier.jpg" calcext:value-type="string">
            <text:p>Images/harrier.jpg</text:p>
          </table:table-cell>
          <table:table-cell table:number-matrix-columns-spanned="1" table:number-matrix-rows-spanned="1" table:formula="of:=INDEX([$military_assets.M$1:.M$1048576];[$mil_ass_us_start.$B41])" office:value-type="string" office:string-value="A Pepsi ad campaign promised to award a Harrier to anyone who collected enough Pepsi points- a promise Pepsi did not keep. During its service history, the Harrier has proven it is more reliable than Pepsi Co." calcext:value-type="string">
            <text:p>A Pepsi ad campaign promised to award a Harrier to anyone who collected enough Pepsi points- a promise Pepsi did not keep. During its service history, the Harrier has proven it is more reliable than Pepsi Co.</text:p>
          </table:table-cell>
          <table:table-cell table:number-matrix-columns-spanned="1" table:number-matrix-rows-spanned="1" table:formula="of:=INDEX([$military_assets.N$1:.N$1048576];[$mil_ass_us_start.$B41])" office:value-type="string" office:string-value="0.0.1" calcext:value-type="string">
            <text:p>0.0.1</text:p>
          </table:table-cell>
          <table:table-cell table:number-columns-repeated="47"/>
        </table:table-row>
        <table:table-row table:style-name="ro1" table:number-rows-repeated="33">
          <table:table-cell table:number-columns-repeated="2"/>
          <table:table-cell table:style-name="ce15"/>
          <table:table-cell table:number-columns-repeated="61"/>
        </table:table-row>
        <table:table-row table:style-name="ro1">
          <table:table-cell table:number-columns-repeated="2"/>
          <table:table-cell table:style-name="ce16"/>
          <table:table-cell table:number-columns-repeated="61"/>
        </table:table-row>
        <table:table-row table:style-name="ro1">
          <table:table-cell table:number-columns-repeated="2"/>
          <table:table-cell table:style-name="ce15"/>
          <table:table-cell table:number-columns-repeated="61"/>
        </table:table-row>
        <table:table-row table:style-name="ro1">
          <table:table-cell table:number-columns-repeated="2"/>
          <table:table-cell table:style-name="ce16"/>
          <table:table-cell table:number-columns-repeated="61"/>
        </table:table-row>
        <table:table-row table:style-name="ro1" table:number-rows-repeated="5">
          <table:table-cell table:number-columns-repeated="2"/>
          <table:table-cell table:style-name="ce15"/>
          <table:table-cell table:number-columns-repeated="61"/>
        </table:table-row>
        <table:table-row table:style-name="ro1">
          <table:table-cell table:number-columns-repeated="2"/>
          <table:table-cell table:style-name="ce16"/>
          <table:table-cell table:number-columns-repeated="61"/>
        </table:table-row>
        <table:table-row table:style-name="ro1" table:number-rows-repeated="1048492">
          <table:table-cell table:number-columns-repeated="64"/>
        </table:table-row>
        <table:table-row table:style-name="ro1">
          <table:table-cell table:number-columns-repeated="64"/>
        </table:table-row>
      </table:table>
      <table:table table:name="mil_ass_ru_start" table:style-name="ta9">
        <table:table-column table:style-name="co2" table:number-columns-repeated="2" table:default-cell-style-name="Default"/>
        <table:table-column table:style-name="co42" table:default-cell-style-name="Default"/>
        <table:table-column table:style-name="co23" table:default-cell-style-name="Default"/>
        <table:table-column table:style-name="co2" table:number-columns-repeated="60" table:default-cell-style-name="Default"/>
        <table:table-row table:style-name="ro1">
          <table:table-cell office:value-type="string" calcext:value-type="string">
            <text:p>Duplication</text:p>
          </table:table-cell>
          <table:table-cell office:value-type="string" calcext:value-type="string">
            <text:p>Class</text:p>
          </table:table-cell>
          <table:table-cell table:style-name="ce15" office:value-type="string" calcext:value-type="string">
            <text:p>Name</text:p>
          </table:table-cell>
          <table:table-cell table:formula="of:=[$military_assets.A1]" office:value-type="string" office:string-value="Title" calcext:value-type="string">
            <text:p>Title</text:p>
          </table:table-cell>
          <table:table-cell table:formula="of:=[$military_assets.B1]" office:value-type="string" office:string-value="Unused0" calcext:value-type="string">
            <text:p>Unused0</text:p>
          </table:table-cell>
          <table:table-cell table:formula="of:=[$military_assets.C1]" office:value-type="string" office:string-value="Unused1" calcext:value-type="string">
            <text:p>Unused1</text:p>
          </table:table-cell>
          <table:table-cell table:formula="of:=[$military_assets.D1]" office:value-type="string" office:string-value="Unused2" calcext:value-type="string">
            <text:p>Unused2</text:p>
          </table:table-cell>
          <table:table-cell table:formula="of:=[$military_assets.E1]" office:value-type="string" office:string-value="Attack" calcext:value-type="string">
            <text:p>Attack</text:p>
          </table:table-cell>
          <table:table-cell table:formula="of:=[$military_assets.F1]" office:value-type="string" office:string-value="ShoreAttack" calcext:value-type="string">
            <text:p>ShoreAttack</text:p>
          </table:table-cell>
          <table:table-cell table:formula="of:=[$military_assets.G1]" office:value-type="string" office:string-value="Defense" calcext:value-type="string">
            <text:p>Defense</text:p>
          </table:table-cell>
          <table:table-cell table:formula="of:=[$military_assets.H1]" office:value-type="string" office:string-value="Logistics" calcext:value-type="string">
            <text:p>Logistics</text:p>
          </table:table-cell>
          <table:table-cell table:formula="of:=[$military_assets.I1]" office:value-type="string" office:string-value="Rosters" calcext:value-type="string">
            <text:p>Rosters</text:p>
          </table:table-cell>
          <table:table-cell table:formula="of:=[$military_assets.J1]" office:value-type="string" office:string-value="Type" calcext:value-type="string">
            <text:p>Type</text:p>
          </table:table-cell>
          <table:table-cell table:formula="of:=[$military_assets.K1]" office:value-type="string" office:string-value="Description" calcext:value-type="string">
            <text:p>Description</text:p>
          </table:table-cell>
          <table:table-cell table:formula="of:=[$military_assets.L1]" office:value-type="string" office:string-value="Image" calcext:value-type="string">
            <text:p>Image</text:p>
          </table:table-cell>
          <table:table-cell table:formula="of:=[$military_assets.M1]" office:value-type="string" office:string-value="FlavorText" calcext:value-type="string">
            <text:p>FlavorText</text:p>
          </table:table-cell>
          <table:table-cell table:formula="of:=[$military_assets.N1]" office:value-type="string" office:string-value="Version" calcext:value-type="string">
            <text:p>Version</text:p>
          </table:table-cell>
          <table:table-cell table:number-columns-repeated="47"/>
        </table:table-row>
        <table:table-row table:style-name="ro14">
          <table:table-cell office:value-type="float" office:value="0" calcext:value-type="float">
            <text:p>0</text:p>
          </table:table-cell>
          <table:table-cell office:value-type="float" office:value="16" calcext:value-type="float">
            <text:p>16</text:p>
          </table:table-cell>
          <table:table-cell table:style-name="ce15" office:value-type="string" calcext:value-type="string">
            <text:p>Admiral Kuznetsov</text:p>
          </table:table-cell>
          <table:table-cell table:number-matrix-columns-spanned="1" table:number-matrix-rows-spanned="1" table:formula="of:=INDEX([$military_assets.A$1:.A$1048576];[$mil_ass_ru_start.$B2])" office:value-type="string" office:string-value="Kuznetsov Class CV" calcext:value-type="string">
            <text:p>Kuznetsov Class CV</text:p>
          </table:table-cell>
          <table:table-cell table:number-matrix-columns-spanned="1" table:number-matrix-rows-spanned="1" table:formula="of:=INDEX([$military_assets.B$1:.B$1048576];[$mil_ass_ru_start.$B2])" office:value-type="float" office:value="0" calcext:value-type="float">
            <text:p>0</text:p>
          </table:table-cell>
          <table:table-cell table:number-matrix-columns-spanned="1" table:number-matrix-rows-spanned="1" table:formula="of:=INDEX([$military_assets.C$1:.C$1048576];[$mil_ass_ru_start.$B2])" office:value-type="float" office:value="0" calcext:value-type="float">
            <text:p>0</text:p>
          </table:table-cell>
          <table:table-cell table:number-matrix-columns-spanned="1" table:number-matrix-rows-spanned="1" table:formula="of:=INDEX([$military_assets.D$1:.D$1048576];[$mil_ass_ru_start.$B2])" office:value-type="float" office:value="0" calcext:value-type="float">
            <text:p>0</text:p>
          </table:table-cell>
          <table:table-cell table:number-matrix-columns-spanned="1" table:number-matrix-rows-spanned="1" table:formula="of:=INDEX([$military_assets.E$1:.E$1048576];[$mil_ass_ru_start.$B2])" office:value-type="float" office:value="4" calcext:value-type="float">
            <text:p>4</text:p>
          </table:table-cell>
          <table:table-cell table:number-matrix-columns-spanned="1" table:number-matrix-rows-spanned="1" table:formula="of:=INDEX([$military_assets.F$1:.F$1048576];[$mil_ass_ru_start.$B2])" office:value-type="float" office:value="2" calcext:value-type="float">
            <text:p>2</text:p>
          </table:table-cell>
          <table:table-cell table:number-matrix-columns-spanned="1" table:number-matrix-rows-spanned="1" table:formula="of:=INDEX([$military_assets.G$1:.G$1048576];[$mil_ass_ru_start.$B2])" office:value-type="float" office:value="2" calcext:value-type="float">
            <text:p>2</text:p>
          </table:table-cell>
          <table:table-cell table:number-matrix-columns-spanned="1" table:number-matrix-rows-spanned="1" table:formula="of:=INDEX([$military_assets.H$1:.H$1048576];[$mil_ass_ru_start.$B2])" office:value-type="float" office:value="6" calcext:value-type="float">
            <text:p>6</text:p>
          </table:table-cell>
          <table:table-cell table:number-matrix-columns-spanned="1" table:number-matrix-rows-spanned="1" table:formula="of:=INDEX([$military_assets.I$1:.I$1048576];[$mil_ass_ru_start.$B2])" office:value-type="string" office:string-value="RUS" calcext:value-type="string">
            <text:p>RUS</text:p>
          </table:table-cell>
          <table:table-cell table:number-matrix-columns-spanned="1" table:number-matrix-rows-spanned="1" table:formula="of:=INDEX([$military_assets.J$1:.J$1048576];[$mil_ass_ru_start.$B2])" office:value-type="string" office:string-value="Ship" calcext:value-type="string">
            <text:p>Ship</text:p>
          </table:table-cell>
          <table:table-cell table:number-matrix-columns-spanned="1" table:number-matrix-rows-spanned="1" table:formula="of:=INDEX([$military_assets.K$1:.K$1048576];[$mil_ass_ru_start.$B2])" office:value-type="string" office:string-value="STOBAR: Compatible with STOBAR and VTOL squadrons.&#10;Carrier 1: Can station 1 aircraft squadron.&#10;CAP: +2 Help Defense" calcext:value-type="string">
            <text:p>STOBAR: Compatible with STOBAR and VTOL squadrons.</text:p>
            <text:p>Carrier 1: Can station 1 aircraft squadron.</text:p>
            <text:p>CAP: +2 Help Defense</text:p>
          </table:table-cell>
          <table:table-cell table:number-matrix-columns-spanned="1" table:number-matrix-rows-spanned="1" table:formula="of:=INDEX([$military_assets.L$1:.L$1048576];[$mil_ass_ru_start.$B2])" office:value-type="string" office:string-value="Images/kuznetsov.jpg" calcext:value-type="string">
            <text:p>Images/kuznetsov.jpg</text:p>
          </table:table-cell>
          <table:table-cell table:number-matrix-columns-spanned="1" table:number-matrix-rows-spanned="1" table:formula="of:=INDEX([$military_assets.M$1:.M$1048576];[$mil_ass_ru_start.$B2])" office:value-type="string" office:string-value="Although sold to a company in Macau supposedly for use as a floating casino, Kuznetsov's sister ship has since unsurprisingly become the first aircraft carrier of the Chinese People's Liberation Army Navy." calcext:value-type="string">
            <text:p>Although sold to a company in Macau supposedly for use as a floating casino, Kuznetsov's sister ship has since unsurprisingly become the first aircraft carrier of the Chinese People's Liberation Army Navy.</text:p>
          </table:table-cell>
          <table:table-cell table:number-matrix-columns-spanned="1" table:number-matrix-rows-spanned="1" table:formula="of:=INDEX([$military_assets.N$1:.N$1048576];[$mil_ass_ru_start.$B2])"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7" calcext:value-type="float">
            <text:p>17</text:p>
          </table:table-cell>
          <table:table-cell table:style-name="ce15" office:value-type="string" calcext:value-type="string">
            <text:p>Pyotr Velikiy</text:p>
          </table:table-cell>
          <table:table-cell table:number-matrix-columns-spanned="1" table:number-matrix-rows-spanned="1" table:formula="of:=INDEX([$military_assets.A$1:.A$1048576];[$mil_ass_ru_start.$B3])" office:value-type="string" office:string-value="Kirov Class CGN" calcext:value-type="string">
            <text:p>Kirov Class CGN</text:p>
          </table:table-cell>
          <table:table-cell table:number-matrix-columns-spanned="1" table:number-matrix-rows-spanned="1" table:formula="of:=INDEX([$military_assets.B$1:.B$1048576];[$mil_ass_ru_start.$B3])" office:value-type="float" office:value="0" calcext:value-type="float">
            <text:p>0</text:p>
          </table:table-cell>
          <table:table-cell table:number-matrix-columns-spanned="1" table:number-matrix-rows-spanned="1" table:formula="of:=INDEX([$military_assets.C$1:.C$1048576];[$mil_ass_ru_start.$B3])" office:value-type="float" office:value="0" calcext:value-type="float">
            <text:p>0</text:p>
          </table:table-cell>
          <table:table-cell table:number-matrix-columns-spanned="1" table:number-matrix-rows-spanned="1" table:formula="of:=INDEX([$military_assets.D$1:.D$1048576];[$mil_ass_ru_start.$B3])" office:value-type="float" office:value="0" calcext:value-type="float">
            <text:p>0</text:p>
          </table:table-cell>
          <table:table-cell table:number-matrix-columns-spanned="1" table:number-matrix-rows-spanned="1" table:formula="of:=INDEX([$military_assets.E$1:.E$1048576];[$mil_ass_ru_start.$B3])" office:value-type="float" office:value="6" calcext:value-type="float">
            <text:p>6</text:p>
          </table:table-cell>
          <table:table-cell table:number-matrix-columns-spanned="1" table:number-matrix-rows-spanned="1" table:formula="of:=INDEX([$military_assets.F$1:.F$1048576];[$mil_ass_ru_start.$B3])" office:value-type="float" office:value="2" calcext:value-type="float">
            <text:p>2</text:p>
          </table:table-cell>
          <table:table-cell table:number-matrix-columns-spanned="1" table:number-matrix-rows-spanned="1" table:formula="of:=INDEX([$military_assets.G$1:.G$1048576];[$mil_ass_ru_start.$B3])" office:value-type="float" office:value="4" calcext:value-type="float">
            <text:p>4</text:p>
          </table:table-cell>
          <table:table-cell table:number-matrix-columns-spanned="1" table:number-matrix-rows-spanned="1" table:formula="of:=INDEX([$military_assets.H$1:.H$1048576];[$mil_ass_ru_start.$B3])" office:value-type="float" office:value="6" calcext:value-type="float">
            <text:p>6</text:p>
          </table:table-cell>
          <table:table-cell table:number-matrix-columns-spanned="1" table:number-matrix-rows-spanned="1" table:formula="of:=INDEX([$military_assets.I$1:.I$1048576];[$mil_ass_ru_start.$B3])" office:value-type="string" office:string-value="RUS" calcext:value-type="string">
            <text:p>RUS</text:p>
          </table:table-cell>
          <table:table-cell table:number-matrix-columns-spanned="1" table:number-matrix-rows-spanned="1" table:formula="of:=INDEX([$military_assets.J$1:.J$1048576];[$mil_ass_ru_start.$B3])" office:value-type="string" office:string-value="Ship" calcext:value-type="string">
            <text:p>Ship</text:p>
          </table:table-cell>
          <table:table-cell table:number-matrix-columns-spanned="1" table:number-matrix-rows-spanned="1" table:formula="of:=INDEX([$military_assets.K$1:.K$1048576];[$mil_ass_ru_start.$B3])" office:value-type="string" office:string-value="S-300: +1 Help Defense." calcext:value-type="string">
            <text:p>S-300: +1 Help Defense.</text:p>
          </table:table-cell>
          <table:table-cell table:number-matrix-columns-spanned="1" table:number-matrix-rows-spanned="1" table:formula="of:=INDEX([$military_assets.L$1:.L$1048576];[$mil_ass_ru_start.$B3])" office:value-type="string" office:string-value="Images/kirov.jpg" calcext:value-type="string">
            <text:p>Images/kirov.jpg</text:p>
          </table:table-cell>
          <table:table-cell table:number-matrix-columns-spanned="1" table:number-matrix-rows-spanned="1" table:formula="of:=INDEX([$military_assets.M$1:.M$1048576];[$mil_ass_ru_start.$B3])" office:value-type="string" office:string-value="Since the decommisioning of the last retrofitted WWII-era battleship in 1991, the Kirov has been the largest surface combatant in the world." calcext:value-type="string">
            <text:p>Since the decommisioning of the last retrofitted WWII-era battleship in 1991, the Kirov has been the largest surface combatant in the world.</text:p>
          </table:table-cell>
          <table:table-cell table:number-matrix-columns-spanned="1" table:number-matrix-rows-spanned="1" table:formula="of:=INDEX([$military_assets.N$1:.N$1048576];[$mil_ass_ru_start.$B3])"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7" calcext:value-type="float">
            <text:p>17</text:p>
          </table:table-cell>
          <table:table-cell table:style-name="ce15" office:value-type="string" calcext:value-type="string">
            <text:p>Admiral Nahkimov</text:p>
          </table:table-cell>
          <table:table-cell table:number-matrix-columns-spanned="1" table:number-matrix-rows-spanned="1" table:formula="of:=INDEX([$military_assets.A$1:.A$1048576];[$mil_ass_ru_start.$B4])" office:value-type="string" office:string-value="Kirov Class CGN" calcext:value-type="string">
            <text:p>Kirov Class CGN</text:p>
          </table:table-cell>
          <table:table-cell table:number-matrix-columns-spanned="1" table:number-matrix-rows-spanned="1" table:formula="of:=INDEX([$military_assets.B$1:.B$1048576];[$mil_ass_ru_start.$B4])" office:value-type="float" office:value="0" calcext:value-type="float">
            <text:p>0</text:p>
          </table:table-cell>
          <table:table-cell table:number-matrix-columns-spanned="1" table:number-matrix-rows-spanned="1" table:formula="of:=INDEX([$military_assets.C$1:.C$1048576];[$mil_ass_ru_start.$B4])" office:value-type="float" office:value="0" calcext:value-type="float">
            <text:p>0</text:p>
          </table:table-cell>
          <table:table-cell table:number-matrix-columns-spanned="1" table:number-matrix-rows-spanned="1" table:formula="of:=INDEX([$military_assets.D$1:.D$1048576];[$mil_ass_ru_start.$B4])" office:value-type="float" office:value="0" calcext:value-type="float">
            <text:p>0</text:p>
          </table:table-cell>
          <table:table-cell table:number-matrix-columns-spanned="1" table:number-matrix-rows-spanned="1" table:formula="of:=INDEX([$military_assets.E$1:.E$1048576];[$mil_ass_ru_start.$B4])" office:value-type="float" office:value="6" calcext:value-type="float">
            <text:p>6</text:p>
          </table:table-cell>
          <table:table-cell table:number-matrix-columns-spanned="1" table:number-matrix-rows-spanned="1" table:formula="of:=INDEX([$military_assets.F$1:.F$1048576];[$mil_ass_ru_start.$B4])" office:value-type="float" office:value="2" calcext:value-type="float">
            <text:p>2</text:p>
          </table:table-cell>
          <table:table-cell table:number-matrix-columns-spanned="1" table:number-matrix-rows-spanned="1" table:formula="of:=INDEX([$military_assets.G$1:.G$1048576];[$mil_ass_ru_start.$B4])" office:value-type="float" office:value="4" calcext:value-type="float">
            <text:p>4</text:p>
          </table:table-cell>
          <table:table-cell table:number-matrix-columns-spanned="1" table:number-matrix-rows-spanned="1" table:formula="of:=INDEX([$military_assets.H$1:.H$1048576];[$mil_ass_ru_start.$B4])" office:value-type="float" office:value="6" calcext:value-type="float">
            <text:p>6</text:p>
          </table:table-cell>
          <table:table-cell table:number-matrix-columns-spanned="1" table:number-matrix-rows-spanned="1" table:formula="of:=INDEX([$military_assets.I$1:.I$1048576];[$mil_ass_ru_start.$B4])" office:value-type="string" office:string-value="RUS" calcext:value-type="string">
            <text:p>RUS</text:p>
          </table:table-cell>
          <table:table-cell table:number-matrix-columns-spanned="1" table:number-matrix-rows-spanned="1" table:formula="of:=INDEX([$military_assets.J$1:.J$1048576];[$mil_ass_ru_start.$B4])" office:value-type="string" office:string-value="Ship" calcext:value-type="string">
            <text:p>Ship</text:p>
          </table:table-cell>
          <table:table-cell table:number-matrix-columns-spanned="1" table:number-matrix-rows-spanned="1" table:formula="of:=INDEX([$military_assets.K$1:.K$1048576];[$mil_ass_ru_start.$B4])" office:value-type="string" office:string-value="S-300: +1 Help Defense." calcext:value-type="string">
            <text:p>S-300: +1 Help Defense.</text:p>
          </table:table-cell>
          <table:table-cell table:number-matrix-columns-spanned="1" table:number-matrix-rows-spanned="1" table:formula="of:=INDEX([$military_assets.L$1:.L$1048576];[$mil_ass_ru_start.$B4])" office:value-type="string" office:string-value="Images/kirov.jpg" calcext:value-type="string">
            <text:p>Images/kirov.jpg</text:p>
          </table:table-cell>
          <table:table-cell table:number-matrix-columns-spanned="1" table:number-matrix-rows-spanned="1" table:formula="of:=INDEX([$military_assets.M$1:.M$1048576];[$mil_ass_ru_start.$B4])" office:value-type="string" office:string-value="Since the decommisioning of the last retrofitted WWII-era battleship in 1991, the Kirov has been the largest surface combatant in the world." calcext:value-type="string">
            <text:p>Since the decommisioning of the last retrofitted WWII-era battleship in 1991, the Kirov has been the largest surface combatant in the world.</text:p>
          </table:table-cell>
          <table:table-cell table:number-matrix-columns-spanned="1" table:number-matrix-rows-spanned="1" table:formula="of:=INDEX([$military_assets.N$1:.N$1048576];[$mil_ass_ru_start.$B4])" office:value-type="string" office:string-value="0.0.1" calcext:value-type="string">
            <text:p>0.0.1</text:p>
          </table:table-cell>
          <table:table-cell table:number-columns-repeated="47"/>
        </table:table-row>
        <table:table-row table:style-name="ro1">
          <table:table-cell office:value-type="float" office:value="0" calcext:value-type="float">
            <text:p>0</text:p>
          </table:table-cell>
          <table:table-cell office:value-type="float" office:value="17" calcext:value-type="float">
            <text:p>17</text:p>
          </table:table-cell>
          <table:table-cell table:style-name="ce15" office:value-type="string" calcext:value-type="string">
            <text:p>Admiral Ushakov</text:p>
          </table:table-cell>
          <table:table-cell table:number-matrix-columns-spanned="1" table:number-matrix-rows-spanned="1" table:formula="of:=INDEX([$military_assets.A$1:.A$1048576];[$mil_ass_ru_start.$B5])" office:value-type="string" office:string-value="Kirov Class CGN" calcext:value-type="string">
            <text:p>Kirov Class CGN</text:p>
          </table:table-cell>
          <table:table-cell table:number-matrix-columns-spanned="1" table:number-matrix-rows-spanned="1" table:formula="of:=INDEX([$military_assets.B$1:.B$1048576];[$mil_ass_ru_start.$B5])" office:value-type="float" office:value="0" calcext:value-type="float">
            <text:p>0</text:p>
          </table:table-cell>
          <table:table-cell table:number-matrix-columns-spanned="1" table:number-matrix-rows-spanned="1" table:formula="of:=INDEX([$military_assets.C$1:.C$1048576];[$mil_ass_ru_start.$B5])" office:value-type="float" office:value="0" calcext:value-type="float">
            <text:p>0</text:p>
          </table:table-cell>
          <table:table-cell table:number-matrix-columns-spanned="1" table:number-matrix-rows-spanned="1" table:formula="of:=INDEX([$military_assets.D$1:.D$1048576];[$mil_ass_ru_start.$B5])" office:value-type="float" office:value="0" calcext:value-type="float">
            <text:p>0</text:p>
          </table:table-cell>
          <table:table-cell table:number-matrix-columns-spanned="1" table:number-matrix-rows-spanned="1" table:formula="of:=INDEX([$military_assets.E$1:.E$1048576];[$mil_ass_ru_start.$B5])" office:value-type="float" office:value="6" calcext:value-type="float">
            <text:p>6</text:p>
          </table:table-cell>
          <table:table-cell table:number-matrix-columns-spanned="1" table:number-matrix-rows-spanned="1" table:formula="of:=INDEX([$military_assets.F$1:.F$1048576];[$mil_ass_ru_start.$B5])" office:value-type="float" office:value="2" calcext:value-type="float">
            <text:p>2</text:p>
          </table:table-cell>
          <table:table-cell table:number-matrix-columns-spanned="1" table:number-matrix-rows-spanned="1" table:formula="of:=INDEX([$military_assets.G$1:.G$1048576];[$mil_ass_ru_start.$B5])" office:value-type="float" office:value="4" calcext:value-type="float">
            <text:p>4</text:p>
          </table:table-cell>
          <table:table-cell table:number-matrix-columns-spanned="1" table:number-matrix-rows-spanned="1" table:formula="of:=INDEX([$military_assets.H$1:.H$1048576];[$mil_ass_ru_start.$B5])" office:value-type="float" office:value="6" calcext:value-type="float">
            <text:p>6</text:p>
          </table:table-cell>
          <table:table-cell table:number-matrix-columns-spanned="1" table:number-matrix-rows-spanned="1" table:formula="of:=INDEX([$military_assets.I$1:.I$1048576];[$mil_ass_ru_start.$B5])" office:value-type="string" office:string-value="RUS" calcext:value-type="string">
            <text:p>RUS</text:p>
          </table:table-cell>
          <table:table-cell table:number-matrix-columns-spanned="1" table:number-matrix-rows-spanned="1" table:formula="of:=INDEX([$military_assets.J$1:.J$1048576];[$mil_ass_ru_start.$B5])" office:value-type="string" office:string-value="Ship" calcext:value-type="string">
            <text:p>Ship</text:p>
          </table:table-cell>
          <table:table-cell table:number-matrix-columns-spanned="1" table:number-matrix-rows-spanned="1" table:formula="of:=INDEX([$military_assets.K$1:.K$1048576];[$mil_ass_ru_start.$B5])" office:value-type="string" office:string-value="S-300: +1 Help Defense." calcext:value-type="string">
            <text:p>S-300: +1 Help Defense.</text:p>
          </table:table-cell>
          <table:table-cell table:number-matrix-columns-spanned="1" table:number-matrix-rows-spanned="1" table:formula="of:=INDEX([$military_assets.L$1:.L$1048576];[$mil_ass_ru_start.$B5])" office:value-type="string" office:string-value="Images/kirov.jpg" calcext:value-type="string">
            <text:p>Images/kirov.jpg</text:p>
          </table:table-cell>
          <table:table-cell table:number-matrix-columns-spanned="1" table:number-matrix-rows-spanned="1" table:formula="of:=INDEX([$military_assets.M$1:.M$1048576];[$mil_ass_ru_start.$B5])" office:value-type="string" office:string-value="Since the decommisioning of the last retrofitted WWII-era battleship in 1991, the Kirov has been the largest surface combatant in the world." calcext:value-type="string">
            <text:p>Since the decommisioning of the last retrofitted WWII-era battleship in 1991, the Kirov has been the largest surface combatant in the world.</text:p>
          </table:table-cell>
          <table:table-cell table:number-matrix-columns-spanned="1" table:number-matrix-rows-spanned="1" table:formula="of:=INDEX([$military_assets.N$1:.N$1048576];[$mil_ass_ru_start.$B5])"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8" calcext:value-type="float">
            <text:p>18</text:p>
          </table:table-cell>
          <table:table-cell table:style-name="ce15" office:value-type="string" calcext:value-type="string">
            <text:p>Marshal Ustinov</text:p>
          </table:table-cell>
          <table:table-cell table:number-matrix-columns-spanned="1" table:number-matrix-rows-spanned="1" table:formula="of:=INDEX([$military_assets.A$1:.A$1048576];[$mil_ass_ru_start.$B6])" office:value-type="string" office:string-value="Slava Class CG" calcext:value-type="string">
            <text:p>Slava Class CG</text:p>
          </table:table-cell>
          <table:table-cell table:number-matrix-columns-spanned="1" table:number-matrix-rows-spanned="1" table:formula="of:=INDEX([$military_assets.B$1:.B$1048576];[$mil_ass_ru_start.$B6])" office:value-type="float" office:value="0" calcext:value-type="float">
            <text:p>0</text:p>
          </table:table-cell>
          <table:table-cell table:number-matrix-columns-spanned="1" table:number-matrix-rows-spanned="1" table:formula="of:=INDEX([$military_assets.C$1:.C$1048576];[$mil_ass_ru_start.$B6])" office:value-type="float" office:value="0" calcext:value-type="float">
            <text:p>0</text:p>
          </table:table-cell>
          <table:table-cell table:number-matrix-columns-spanned="1" table:number-matrix-rows-spanned="1" table:formula="of:=INDEX([$military_assets.D$1:.D$1048576];[$mil_ass_ru_start.$B6])" office:value-type="float" office:value="0" calcext:value-type="float">
            <text:p>0</text:p>
          </table:table-cell>
          <table:table-cell table:number-matrix-columns-spanned="1" table:number-matrix-rows-spanned="1" table:formula="of:=INDEX([$military_assets.E$1:.E$1048576];[$mil_ass_ru_start.$B6])" office:value-type="float" office:value="4" calcext:value-type="float">
            <text:p>4</text:p>
          </table:table-cell>
          <table:table-cell table:number-matrix-columns-spanned="1" table:number-matrix-rows-spanned="1" table:formula="of:=INDEX([$military_assets.F$1:.F$1048576];[$mil_ass_ru_start.$B6])" office:value-type="float" office:value="2" calcext:value-type="float">
            <text:p>2</text:p>
          </table:table-cell>
          <table:table-cell table:number-matrix-columns-spanned="1" table:number-matrix-rows-spanned="1" table:formula="of:=INDEX([$military_assets.G$1:.G$1048576];[$mil_ass_ru_start.$B6])" office:value-type="float" office:value="2" calcext:value-type="float">
            <text:p>2</text:p>
          </table:table-cell>
          <table:table-cell table:number-matrix-columns-spanned="1" table:number-matrix-rows-spanned="1" table:formula="of:=INDEX([$military_assets.H$1:.H$1048576];[$mil_ass_ru_start.$B6])" office:value-type="float" office:value="3" calcext:value-type="float">
            <text:p>3</text:p>
          </table:table-cell>
          <table:table-cell table:number-matrix-columns-spanned="1" table:number-matrix-rows-spanned="1" table:formula="of:=INDEX([$military_assets.I$1:.I$1048576];[$mil_ass_ru_start.$B6])" office:value-type="string" office:string-value="RUS" calcext:value-type="string">
            <text:p>RUS</text:p>
          </table:table-cell>
          <table:table-cell table:number-matrix-columns-spanned="1" table:number-matrix-rows-spanned="1" table:formula="of:=INDEX([$military_assets.J$1:.J$1048576];[$mil_ass_ru_start.$B6])" office:value-type="string" office:string-value="Ship" calcext:value-type="string">
            <text:p>Ship</text:p>
          </table:table-cell>
          <table:table-cell table:number-matrix-columns-spanned="1" table:number-matrix-rows-spanned="1" table:formula="of:=INDEX([$military_assets.K$1:.K$1048576];[$mil_ass_ru_start.$B6])" office:value-type="string" office:string-value="S-300: +1 Help Defense." calcext:value-type="string">
            <text:p>S-300: +1 Help Defense.</text:p>
          </table:table-cell>
          <table:table-cell table:number-matrix-columns-spanned="1" table:number-matrix-rows-spanned="1" table:formula="of:=INDEX([$military_assets.L$1:.L$1048576];[$mil_ass_ru_start.$B6])" office:value-type="string" office:string-value="Images/slava.jpg" calcext:value-type="string">
            <text:p>Images/slava.jpg</text:p>
          </table:table-cell>
          <table:table-cell table:number-matrix-columns-spanned="1" table:number-matrix-rows-spanned="1" table:formula="of:=INDEX([$military_assets.M$1:.M$1048576];[$mil_ass_ru_start.$B6])" office:value-type="string" office:string-value="Equipped with the same massive anti-ship missiles as the Kirov class, the Slava packs a similar punch in a considerably smaller form-factor." calcext:value-type="string">
            <text:p>Equipped with the same massive anti-ship missiles as the Kirov class, the Slava packs a similar punch in a considerably smaller form-factor.</text:p>
          </table:table-cell>
          <table:table-cell table:number-matrix-columns-spanned="1" table:number-matrix-rows-spanned="1" table:formula="of:=INDEX([$military_assets.N$1:.N$1048576];[$mil_ass_ru_start.$B6])"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8" calcext:value-type="float">
            <text:p>18</text:p>
          </table:table-cell>
          <table:table-cell table:style-name="ce15" office:value-type="string" calcext:value-type="string">
            <text:p>Moskva</text:p>
          </table:table-cell>
          <table:table-cell table:number-matrix-columns-spanned="1" table:number-matrix-rows-spanned="1" table:formula="of:=INDEX([$military_assets.A$1:.A$1048576];[$mil_ass_ru_start.$B7])" office:value-type="string" office:string-value="Slava Class CG" calcext:value-type="string">
            <text:p>Slava Class CG</text:p>
          </table:table-cell>
          <table:table-cell table:number-matrix-columns-spanned="1" table:number-matrix-rows-spanned="1" table:formula="of:=INDEX([$military_assets.B$1:.B$1048576];[$mil_ass_ru_start.$B7])" office:value-type="float" office:value="0" calcext:value-type="float">
            <text:p>0</text:p>
          </table:table-cell>
          <table:table-cell table:number-matrix-columns-spanned="1" table:number-matrix-rows-spanned="1" table:formula="of:=INDEX([$military_assets.C$1:.C$1048576];[$mil_ass_ru_start.$B7])" office:value-type="float" office:value="0" calcext:value-type="float">
            <text:p>0</text:p>
          </table:table-cell>
          <table:table-cell table:number-matrix-columns-spanned="1" table:number-matrix-rows-spanned="1" table:formula="of:=INDEX([$military_assets.D$1:.D$1048576];[$mil_ass_ru_start.$B7])" office:value-type="float" office:value="0" calcext:value-type="float">
            <text:p>0</text:p>
          </table:table-cell>
          <table:table-cell table:number-matrix-columns-spanned="1" table:number-matrix-rows-spanned="1" table:formula="of:=INDEX([$military_assets.E$1:.E$1048576];[$mil_ass_ru_start.$B7])" office:value-type="float" office:value="4" calcext:value-type="float">
            <text:p>4</text:p>
          </table:table-cell>
          <table:table-cell table:number-matrix-columns-spanned="1" table:number-matrix-rows-spanned="1" table:formula="of:=INDEX([$military_assets.F$1:.F$1048576];[$mil_ass_ru_start.$B7])" office:value-type="float" office:value="2" calcext:value-type="float">
            <text:p>2</text:p>
          </table:table-cell>
          <table:table-cell table:number-matrix-columns-spanned="1" table:number-matrix-rows-spanned="1" table:formula="of:=INDEX([$military_assets.G$1:.G$1048576];[$mil_ass_ru_start.$B7])" office:value-type="float" office:value="2" calcext:value-type="float">
            <text:p>2</text:p>
          </table:table-cell>
          <table:table-cell table:number-matrix-columns-spanned="1" table:number-matrix-rows-spanned="1" table:formula="of:=INDEX([$military_assets.H$1:.H$1048576];[$mil_ass_ru_start.$B7])" office:value-type="float" office:value="3" calcext:value-type="float">
            <text:p>3</text:p>
          </table:table-cell>
          <table:table-cell table:number-matrix-columns-spanned="1" table:number-matrix-rows-spanned="1" table:formula="of:=INDEX([$military_assets.I$1:.I$1048576];[$mil_ass_ru_start.$B7])" office:value-type="string" office:string-value="RUS" calcext:value-type="string">
            <text:p>RUS</text:p>
          </table:table-cell>
          <table:table-cell table:number-matrix-columns-spanned="1" table:number-matrix-rows-spanned="1" table:formula="of:=INDEX([$military_assets.J$1:.J$1048576];[$mil_ass_ru_start.$B7])" office:value-type="string" office:string-value="Ship" calcext:value-type="string">
            <text:p>Ship</text:p>
          </table:table-cell>
          <table:table-cell table:number-matrix-columns-spanned="1" table:number-matrix-rows-spanned="1" table:formula="of:=INDEX([$military_assets.K$1:.K$1048576];[$mil_ass_ru_start.$B7])" office:value-type="string" office:string-value="S-300: +1 Help Defense." calcext:value-type="string">
            <text:p>S-300: +1 Help Defense.</text:p>
          </table:table-cell>
          <table:table-cell table:number-matrix-columns-spanned="1" table:number-matrix-rows-spanned="1" table:formula="of:=INDEX([$military_assets.L$1:.L$1048576];[$mil_ass_ru_start.$B7])" office:value-type="string" office:string-value="Images/slava.jpg" calcext:value-type="string">
            <text:p>Images/slava.jpg</text:p>
          </table:table-cell>
          <table:table-cell table:number-matrix-columns-spanned="1" table:number-matrix-rows-spanned="1" table:formula="of:=INDEX([$military_assets.M$1:.M$1048576];[$mil_ass_ru_start.$B7])" office:value-type="string" office:string-value="Equipped with the same massive anti-ship missiles as the Kirov class, the Slava packs a similar punch in a considerably smaller form-factor." calcext:value-type="string">
            <text:p>Equipped with the same massive anti-ship missiles as the Kirov class, the Slava packs a similar punch in a considerably smaller form-factor.</text:p>
          </table:table-cell>
          <table:table-cell table:number-matrix-columns-spanned="1" table:number-matrix-rows-spanned="1" table:formula="of:=INDEX([$military_assets.N$1:.N$1048576];[$mil_ass_ru_start.$B7])" office:value-type="string" office:string-value="0.0.1" calcext:value-type="string">
            <text:p>0.0.1</text:p>
          </table:table-cell>
          <table:table-cell table:number-columns-repeated="47"/>
        </table:table-row>
        <table:table-row table:style-name="ro1">
          <table:table-cell office:value-type="float" office:value="1" calcext:value-type="float">
            <text:p>1</text:p>
          </table:table-cell>
          <table:table-cell office:value-type="float" office:value="18" calcext:value-type="float">
            <text:p>18</text:p>
          </table:table-cell>
          <table:table-cell table:style-name="ce15" office:value-type="string" calcext:value-type="string">
            <text:p>Varyag</text:p>
          </table:table-cell>
          <table:table-cell table:number-matrix-columns-spanned="1" table:number-matrix-rows-spanned="1" table:formula="of:=INDEX([$military_assets.A$1:.A$1048576];[$mil_ass_ru_start.$B8])" office:value-type="string" office:string-value="Slava Class CG" calcext:value-type="string">
            <text:p>Slava Class CG</text:p>
          </table:table-cell>
          <table:table-cell table:number-matrix-columns-spanned="1" table:number-matrix-rows-spanned="1" table:formula="of:=INDEX([$military_assets.B$1:.B$1048576];[$mil_ass_ru_start.$B8])" office:value-type="float" office:value="0" calcext:value-type="float">
            <text:p>0</text:p>
          </table:table-cell>
          <table:table-cell table:number-matrix-columns-spanned="1" table:number-matrix-rows-spanned="1" table:formula="of:=INDEX([$military_assets.C$1:.C$1048576];[$mil_ass_ru_start.$B8])" office:value-type="float" office:value="0" calcext:value-type="float">
            <text:p>0</text:p>
          </table:table-cell>
          <table:table-cell table:number-matrix-columns-spanned="1" table:number-matrix-rows-spanned="1" table:formula="of:=INDEX([$military_assets.D$1:.D$1048576];[$mil_ass_ru_start.$B8])" office:value-type="float" office:value="0" calcext:value-type="float">
            <text:p>0</text:p>
          </table:table-cell>
          <table:table-cell table:number-matrix-columns-spanned="1" table:number-matrix-rows-spanned="1" table:formula="of:=INDEX([$military_assets.E$1:.E$1048576];[$mil_ass_ru_start.$B8])" office:value-type="float" office:value="4" calcext:value-type="float">
            <text:p>4</text:p>
          </table:table-cell>
          <table:table-cell table:number-matrix-columns-spanned="1" table:number-matrix-rows-spanned="1" table:formula="of:=INDEX([$military_assets.F$1:.F$1048576];[$mil_ass_ru_start.$B8])" office:value-type="float" office:value="2" calcext:value-type="float">
            <text:p>2</text:p>
          </table:table-cell>
          <table:table-cell table:number-matrix-columns-spanned="1" table:number-matrix-rows-spanned="1" table:formula="of:=INDEX([$military_assets.G$1:.G$1048576];[$mil_ass_ru_start.$B8])" office:value-type="float" office:value="2" calcext:value-type="float">
            <text:p>2</text:p>
          </table:table-cell>
          <table:table-cell table:number-matrix-columns-spanned="1" table:number-matrix-rows-spanned="1" table:formula="of:=INDEX([$military_assets.H$1:.H$1048576];[$mil_ass_ru_start.$B8])" office:value-type="float" office:value="3" calcext:value-type="float">
            <text:p>3</text:p>
          </table:table-cell>
          <table:table-cell table:number-matrix-columns-spanned="1" table:number-matrix-rows-spanned="1" table:formula="of:=INDEX([$military_assets.I$1:.I$1048576];[$mil_ass_ru_start.$B8])" office:value-type="string" office:string-value="RUS" calcext:value-type="string">
            <text:p>RUS</text:p>
          </table:table-cell>
          <table:table-cell table:number-matrix-columns-spanned="1" table:number-matrix-rows-spanned="1" table:formula="of:=INDEX([$military_assets.J$1:.J$1048576];[$mil_ass_ru_start.$B8])" office:value-type="string" office:string-value="Ship" calcext:value-type="string">
            <text:p>Ship</text:p>
          </table:table-cell>
          <table:table-cell table:number-matrix-columns-spanned="1" table:number-matrix-rows-spanned="1" table:formula="of:=INDEX([$military_assets.K$1:.K$1048576];[$mil_ass_ru_start.$B8])" office:value-type="string" office:string-value="S-300: +1 Help Defense." calcext:value-type="string">
            <text:p>S-300: +1 Help Defense.</text:p>
          </table:table-cell>
          <table:table-cell table:number-matrix-columns-spanned="1" table:number-matrix-rows-spanned="1" table:formula="of:=INDEX([$military_assets.L$1:.L$1048576];[$mil_ass_ru_start.$B8])" office:value-type="string" office:string-value="Images/slava.jpg" calcext:value-type="string">
            <text:p>Images/slava.jpg</text:p>
          </table:table-cell>
          <table:table-cell table:number-matrix-columns-spanned="1" table:number-matrix-rows-spanned="1" table:formula="of:=INDEX([$military_assets.M$1:.M$1048576];[$mil_ass_ru_start.$B8])" office:value-type="string" office:string-value="Equipped with the same massive anti-ship missiles as the Kirov class, the Slava packs a similar punch in a considerably smaller form-factor." calcext:value-type="string">
            <text:p>Equipped with the same massive anti-ship missiles as the Kirov class, the Slava packs a similar punch in a considerably smaller form-factor.</text:p>
          </table:table-cell>
          <table:table-cell table:number-matrix-columns-spanned="1" table:number-matrix-rows-spanned="1" table:formula="of:=INDEX([$military_assets.N$1:.N$1048576];[$mil_ass_ru_start.$B8])" office:value-type="string" office:string-value="0.0.1" calcext:value-type="string">
            <text:p>0.0.1</text:p>
          </table:table-cell>
          <table:table-cell table:number-columns-repeated="47"/>
        </table:table-row>
        <table:table-row table:style-name="ro1">
          <table:table-cell office:value-type="float" office:value="0" calcext:value-type="float">
            <text:p>0</text:p>
          </table:table-cell>
          <table:table-cell office:value-type="float" office:value="18" calcext:value-type="float">
            <text:p>18</text:p>
          </table:table-cell>
          <table:table-cell table:style-name="ce15" office:value-type="string" calcext:value-type="string">
            <text:p>Sevastopol</text:p>
          </table:table-cell>
          <table:table-cell table:number-matrix-columns-spanned="1" table:number-matrix-rows-spanned="1" table:formula="of:=INDEX([$military_assets.A$1:.A$1048576];[$mil_ass_ru_start.$B9])" office:value-type="string" office:string-value="Slava Class CG" calcext:value-type="string">
            <text:p>Slava Class CG</text:p>
          </table:table-cell>
          <table:table-cell table:number-matrix-columns-spanned="1" table:number-matrix-rows-spanned="1" table:formula="of:=INDEX([$military_assets.B$1:.B$1048576];[$mil_ass_ru_start.$B9])" office:value-type="float" office:value="0" calcext:value-type="float">
            <text:p>0</text:p>
          </table:table-cell>
          <table:table-cell table:number-matrix-columns-spanned="1" table:number-matrix-rows-spanned="1" table:formula="of:=INDEX([$military_assets.C$1:.C$1048576];[$mil_ass_ru_start.$B9])" office:value-type="float" office:value="0" calcext:value-type="float">
            <text:p>0</text:p>
          </table:table-cell>
          <table:table-cell table:number-matrix-columns-spanned="1" table:number-matrix-rows-spanned="1" table:formula="of:=INDEX([$military_assets.D$1:.D$1048576];[$mil_ass_ru_start.$B9])" office:value-type="float" office:value="0" calcext:value-type="float">
            <text:p>0</text:p>
          </table:table-cell>
          <table:table-cell table:number-matrix-columns-spanned="1" table:number-matrix-rows-spanned="1" table:formula="of:=INDEX([$military_assets.E$1:.E$1048576];[$mil_ass_ru_start.$B9])" office:value-type="float" office:value="4" calcext:value-type="float">
            <text:p>4</text:p>
          </table:table-cell>
          <table:table-cell table:number-matrix-columns-spanned="1" table:number-matrix-rows-spanned="1" table:formula="of:=INDEX([$military_assets.F$1:.F$1048576];[$mil_ass_ru_start.$B9])" office:value-type="float" office:value="2" calcext:value-type="float">
            <text:p>2</text:p>
          </table:table-cell>
          <table:table-cell table:number-matrix-columns-spanned="1" table:number-matrix-rows-spanned="1" table:formula="of:=INDEX([$military_assets.G$1:.G$1048576];[$mil_ass_ru_start.$B9])" office:value-type="float" office:value="2" calcext:value-type="float">
            <text:p>2</text:p>
          </table:table-cell>
          <table:table-cell table:number-matrix-columns-spanned="1" table:number-matrix-rows-spanned="1" table:formula="of:=INDEX([$military_assets.H$1:.H$1048576];[$mil_ass_ru_start.$B9])" office:value-type="float" office:value="3" calcext:value-type="float">
            <text:p>3</text:p>
          </table:table-cell>
          <table:table-cell table:number-matrix-columns-spanned="1" table:number-matrix-rows-spanned="1" table:formula="of:=INDEX([$military_assets.I$1:.I$1048576];[$mil_ass_ru_start.$B9])" office:value-type="string" office:string-value="RUS" calcext:value-type="string">
            <text:p>RUS</text:p>
          </table:table-cell>
          <table:table-cell table:number-matrix-columns-spanned="1" table:number-matrix-rows-spanned="1" table:formula="of:=INDEX([$military_assets.J$1:.J$1048576];[$mil_ass_ru_start.$B9])" office:value-type="string" office:string-value="Ship" calcext:value-type="string">
            <text:p>Ship</text:p>
          </table:table-cell>
          <table:table-cell table:number-matrix-columns-spanned="1" table:number-matrix-rows-spanned="1" table:formula="of:=INDEX([$military_assets.K$1:.K$1048576];[$mil_ass_ru_start.$B9])" office:value-type="string" office:string-value="S-300: +1 Help Defense." calcext:value-type="string">
            <text:p>S-300: +1 Help Defense.</text:p>
          </table:table-cell>
          <table:table-cell table:number-matrix-columns-spanned="1" table:number-matrix-rows-spanned="1" table:formula="of:=INDEX([$military_assets.L$1:.L$1048576];[$mil_ass_ru_start.$B9])" office:value-type="string" office:string-value="Images/slava.jpg" calcext:value-type="string">
            <text:p>Images/slava.jpg</text:p>
          </table:table-cell>
          <table:table-cell table:number-matrix-columns-spanned="1" table:number-matrix-rows-spanned="1" table:formula="of:=INDEX([$military_assets.M$1:.M$1048576];[$mil_ass_ru_start.$B9])" office:value-type="string" office:string-value="Equipped with the same massive anti-ship missiles as the Kirov class, the Slava packs a similar punch in a considerably smaller form-factor." calcext:value-type="string">
            <text:p>Equipped with the same massive anti-ship missiles as the Kirov class, the Slava packs a similar punch in a considerably smaller form-factor.</text:p>
          </table:table-cell>
          <table:table-cell table:number-matrix-columns-spanned="1" table:number-matrix-rows-spanned="1" table:formula="of:=INDEX([$military_assets.N$1:.N$1048576];[$mil_ass_ru_start.$B9])"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9" calcext:value-type="float">
            <text:p>19</text:p>
          </table:table-cell>
          <table:table-cell table:style-name="ce15" office:value-type="string" calcext:value-type="string">
            <text:p>Admiral Chabenenko</text:p>
          </table:table-cell>
          <table:table-cell table:number-matrix-columns-spanned="1" table:number-matrix-rows-spanned="1" table:formula="of:=INDEX([$military_assets.A$1:.A$1048576];[$mil_ass_ru_start.$B10])" office:value-type="string" office:string-value="Udaloy II Class DDG" calcext:value-type="string">
            <text:p>Udaloy II Class DDG</text:p>
          </table:table-cell>
          <table:table-cell table:number-matrix-columns-spanned="1" table:number-matrix-rows-spanned="1" table:formula="of:=INDEX([$military_assets.B$1:.B$1048576];[$mil_ass_ru_start.$B10])" office:value-type="float" office:value="0" calcext:value-type="float">
            <text:p>0</text:p>
          </table:table-cell>
          <table:table-cell table:number-matrix-columns-spanned="1" table:number-matrix-rows-spanned="1" table:formula="of:=INDEX([$military_assets.C$1:.C$1048576];[$mil_ass_ru_start.$B10])" office:value-type="float" office:value="0" calcext:value-type="float">
            <text:p>0</text:p>
          </table:table-cell>
          <table:table-cell table:number-matrix-columns-spanned="1" table:number-matrix-rows-spanned="1" table:formula="of:=INDEX([$military_assets.D$1:.D$1048576];[$mil_ass_ru_start.$B10])" office:value-type="float" office:value="0" calcext:value-type="float">
            <text:p>0</text:p>
          </table:table-cell>
          <table:table-cell table:number-matrix-columns-spanned="1" table:number-matrix-rows-spanned="1" table:formula="of:=INDEX([$military_assets.E$1:.E$1048576];[$mil_ass_ru_start.$B10])" office:value-type="float" office:value="3" calcext:value-type="float">
            <text:p>3</text:p>
          </table:table-cell>
          <table:table-cell table:number-matrix-columns-spanned="1" table:number-matrix-rows-spanned="1" table:formula="of:=INDEX([$military_assets.F$1:.F$1048576];[$mil_ass_ru_start.$B10])" office:value-type="float" office:value="2" calcext:value-type="float">
            <text:p>2</text:p>
          </table:table-cell>
          <table:table-cell table:number-matrix-columns-spanned="1" table:number-matrix-rows-spanned="1" table:formula="of:=INDEX([$military_assets.G$1:.G$1048576];[$mil_ass_ru_start.$B10])" office:value-type="float" office:value="3" calcext:value-type="float">
            <text:p>3</text:p>
          </table:table-cell>
          <table:table-cell table:number-matrix-columns-spanned="1" table:number-matrix-rows-spanned="1" table:formula="of:=INDEX([$military_assets.H$1:.H$1048576];[$mil_ass_ru_start.$B10])" office:value-type="float" office:value="2" calcext:value-type="float">
            <text:p>2</text:p>
          </table:table-cell>
          <table:table-cell table:number-matrix-columns-spanned="1" table:number-matrix-rows-spanned="1" table:formula="of:=INDEX([$military_assets.I$1:.I$1048576];[$mil_ass_ru_start.$B10])" office:value-type="string" office:string-value="RUS" calcext:value-type="string">
            <text:p>RUS</text:p>
          </table:table-cell>
          <table:table-cell table:number-matrix-columns-spanned="1" table:number-matrix-rows-spanned="1" table:formula="of:=INDEX([$military_assets.J$1:.J$1048576];[$mil_ass_ru_start.$B10])" office:value-type="string" office:string-value="Ship" calcext:value-type="string">
            <text:p>Ship</text:p>
          </table:table-cell>
          <table:table-cell table:number-matrix-columns-spanned="1" table:number-matrix-rows-spanned="1" table:formula="of:=INDEX([$military_assets.K$1:.K$1048576];[$mil_ass_ru_start.$B10])" office:value-type="string" office:string-value="&#10;" calcext:value-type="string">
            <text:p/>
            <text:p/>
          </table:table-cell>
          <table:table-cell table:number-matrix-columns-spanned="1" table:number-matrix-rows-spanned="1" table:formula="of:=INDEX([$military_assets.L$1:.L$1048576];[$mil_ass_ru_start.$B10])" office:value-type="string" office:string-value="Images/udaloy.jpg" calcext:value-type="string">
            <text:p>Images/udaloy.jpg</text:p>
          </table:table-cell>
          <table:table-cell table:number-matrix-columns-spanned="1" table:number-matrix-rows-spanned="1" table:formula="of:=INDEX([$military_assets.M$1:.M$1048576];[$mil_ass_ru_start.$B10])" office:value-type="string" office:string-value="Udaloy II: the ship so nice they designed it twice." calcext:value-type="string">
            <text:p>Udaloy II: the ship so nice they designed it twice.</text:p>
          </table:table-cell>
          <table:table-cell table:number-matrix-columns-spanned="1" table:number-matrix-rows-spanned="1" table:formula="of:=INDEX([$military_assets.N$1:.N$1048576];[$mil_ass_ru_start.$B10])"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9" calcext:value-type="float">
            <text:p>19</text:p>
          </table:table-cell>
          <table:table-cell table:style-name="ce15" office:value-type="string" calcext:value-type="string">
            <text:p>Admiral Panteleyev</text:p>
          </table:table-cell>
          <table:table-cell table:number-matrix-columns-spanned="1" table:number-matrix-rows-spanned="1" table:formula="of:=INDEX([$military_assets.A$1:.A$1048576];[$mil_ass_ru_start.$B11])" office:value-type="string" office:string-value="Udaloy II Class DDG" calcext:value-type="string">
            <text:p>Udaloy II Class DDG</text:p>
          </table:table-cell>
          <table:table-cell table:number-matrix-columns-spanned="1" table:number-matrix-rows-spanned="1" table:formula="of:=INDEX([$military_assets.B$1:.B$1048576];[$mil_ass_ru_start.$B11])" office:value-type="float" office:value="0" calcext:value-type="float">
            <text:p>0</text:p>
          </table:table-cell>
          <table:table-cell table:number-matrix-columns-spanned="1" table:number-matrix-rows-spanned="1" table:formula="of:=INDEX([$military_assets.C$1:.C$1048576];[$mil_ass_ru_start.$B11])" office:value-type="float" office:value="0" calcext:value-type="float">
            <text:p>0</text:p>
          </table:table-cell>
          <table:table-cell table:number-matrix-columns-spanned="1" table:number-matrix-rows-spanned="1" table:formula="of:=INDEX([$military_assets.D$1:.D$1048576];[$mil_ass_ru_start.$B11])" office:value-type="float" office:value="0" calcext:value-type="float">
            <text:p>0</text:p>
          </table:table-cell>
          <table:table-cell table:number-matrix-columns-spanned="1" table:number-matrix-rows-spanned="1" table:formula="of:=INDEX([$military_assets.E$1:.E$1048576];[$mil_ass_ru_start.$B11])" office:value-type="float" office:value="3" calcext:value-type="float">
            <text:p>3</text:p>
          </table:table-cell>
          <table:table-cell table:number-matrix-columns-spanned="1" table:number-matrix-rows-spanned="1" table:formula="of:=INDEX([$military_assets.F$1:.F$1048576];[$mil_ass_ru_start.$B11])" office:value-type="float" office:value="2" calcext:value-type="float">
            <text:p>2</text:p>
          </table:table-cell>
          <table:table-cell table:number-matrix-columns-spanned="1" table:number-matrix-rows-spanned="1" table:formula="of:=INDEX([$military_assets.G$1:.G$1048576];[$mil_ass_ru_start.$B11])" office:value-type="float" office:value="3" calcext:value-type="float">
            <text:p>3</text:p>
          </table:table-cell>
          <table:table-cell table:number-matrix-columns-spanned="1" table:number-matrix-rows-spanned="1" table:formula="of:=INDEX([$military_assets.H$1:.H$1048576];[$mil_ass_ru_start.$B11])" office:value-type="float" office:value="2" calcext:value-type="float">
            <text:p>2</text:p>
          </table:table-cell>
          <table:table-cell table:number-matrix-columns-spanned="1" table:number-matrix-rows-spanned="1" table:formula="of:=INDEX([$military_assets.I$1:.I$1048576];[$mil_ass_ru_start.$B11])" office:value-type="string" office:string-value="RUS" calcext:value-type="string">
            <text:p>RUS</text:p>
          </table:table-cell>
          <table:table-cell table:number-matrix-columns-spanned="1" table:number-matrix-rows-spanned="1" table:formula="of:=INDEX([$military_assets.J$1:.J$1048576];[$mil_ass_ru_start.$B11])" office:value-type="string" office:string-value="Ship" calcext:value-type="string">
            <text:p>Ship</text:p>
          </table:table-cell>
          <table:table-cell table:number-matrix-columns-spanned="1" table:number-matrix-rows-spanned="1" table:formula="of:=INDEX([$military_assets.K$1:.K$1048576];[$mil_ass_ru_start.$B11])" office:value-type="string" office:string-value="&#10;" calcext:value-type="string">
            <text:p/>
            <text:p/>
          </table:table-cell>
          <table:table-cell table:number-matrix-columns-spanned="1" table:number-matrix-rows-spanned="1" table:formula="of:=INDEX([$military_assets.L$1:.L$1048576];[$mil_ass_ru_start.$B11])" office:value-type="string" office:string-value="Images/udaloy.jpg" calcext:value-type="string">
            <text:p>Images/udaloy.jpg</text:p>
          </table:table-cell>
          <table:table-cell table:number-matrix-columns-spanned="1" table:number-matrix-rows-spanned="1" table:formula="of:=INDEX([$military_assets.M$1:.M$1048576];[$mil_ass_ru_start.$B11])" office:value-type="string" office:string-value="Udaloy II: the ship so nice they designed it twice." calcext:value-type="string">
            <text:p>Udaloy II: the ship so nice they designed it twice.</text:p>
          </table:table-cell>
          <table:table-cell table:number-matrix-columns-spanned="1" table:number-matrix-rows-spanned="1" table:formula="of:=INDEX([$military_assets.N$1:.N$1048576];[$mil_ass_ru_start.$B11])"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19" calcext:value-type="float">
            <text:p>19</text:p>
          </table:table-cell>
          <table:table-cell table:style-name="ce15" office:value-type="string" calcext:value-type="string">
            <text:p>Admiral Levchenko</text:p>
          </table:table-cell>
          <table:table-cell table:number-matrix-columns-spanned="1" table:number-matrix-rows-spanned="1" table:formula="of:=INDEX([$military_assets.A$1:.A$1048576];[$mil_ass_ru_start.$B12])" office:value-type="string" office:string-value="Udaloy II Class DDG" calcext:value-type="string">
            <text:p>Udaloy II Class DDG</text:p>
          </table:table-cell>
          <table:table-cell table:number-matrix-columns-spanned="1" table:number-matrix-rows-spanned="1" table:formula="of:=INDEX([$military_assets.B$1:.B$1048576];[$mil_ass_ru_start.$B12])" office:value-type="float" office:value="0" calcext:value-type="float">
            <text:p>0</text:p>
          </table:table-cell>
          <table:table-cell table:number-matrix-columns-spanned="1" table:number-matrix-rows-spanned="1" table:formula="of:=INDEX([$military_assets.C$1:.C$1048576];[$mil_ass_ru_start.$B12])" office:value-type="float" office:value="0" calcext:value-type="float">
            <text:p>0</text:p>
          </table:table-cell>
          <table:table-cell table:number-matrix-columns-spanned="1" table:number-matrix-rows-spanned="1" table:formula="of:=INDEX([$military_assets.D$1:.D$1048576];[$mil_ass_ru_start.$B12])" office:value-type="float" office:value="0" calcext:value-type="float">
            <text:p>0</text:p>
          </table:table-cell>
          <table:table-cell table:number-matrix-columns-spanned="1" table:number-matrix-rows-spanned="1" table:formula="of:=INDEX([$military_assets.E$1:.E$1048576];[$mil_ass_ru_start.$B12])" office:value-type="float" office:value="3" calcext:value-type="float">
            <text:p>3</text:p>
          </table:table-cell>
          <table:table-cell table:number-matrix-columns-spanned="1" table:number-matrix-rows-spanned="1" table:formula="of:=INDEX([$military_assets.F$1:.F$1048576];[$mil_ass_ru_start.$B12])" office:value-type="float" office:value="2" calcext:value-type="float">
            <text:p>2</text:p>
          </table:table-cell>
          <table:table-cell table:number-matrix-columns-spanned="1" table:number-matrix-rows-spanned="1" table:formula="of:=INDEX([$military_assets.G$1:.G$1048576];[$mil_ass_ru_start.$B12])" office:value-type="float" office:value="3" calcext:value-type="float">
            <text:p>3</text:p>
          </table:table-cell>
          <table:table-cell table:number-matrix-columns-spanned="1" table:number-matrix-rows-spanned="1" table:formula="of:=INDEX([$military_assets.H$1:.H$1048576];[$mil_ass_ru_start.$B12])" office:value-type="float" office:value="2" calcext:value-type="float">
            <text:p>2</text:p>
          </table:table-cell>
          <table:table-cell table:number-matrix-columns-spanned="1" table:number-matrix-rows-spanned="1" table:formula="of:=INDEX([$military_assets.I$1:.I$1048576];[$mil_ass_ru_start.$B12])" office:value-type="string" office:string-value="RUS" calcext:value-type="string">
            <text:p>RUS</text:p>
          </table:table-cell>
          <table:table-cell table:number-matrix-columns-spanned="1" table:number-matrix-rows-spanned="1" table:formula="of:=INDEX([$military_assets.J$1:.J$1048576];[$mil_ass_ru_start.$B12])" office:value-type="string" office:string-value="Ship" calcext:value-type="string">
            <text:p>Ship</text:p>
          </table:table-cell>
          <table:table-cell table:number-matrix-columns-spanned="1" table:number-matrix-rows-spanned="1" table:formula="of:=INDEX([$military_assets.K$1:.K$1048576];[$mil_ass_ru_start.$B12])" office:value-type="string" office:string-value="&#10;" calcext:value-type="string">
            <text:p/>
            <text:p/>
          </table:table-cell>
          <table:table-cell table:number-matrix-columns-spanned="1" table:number-matrix-rows-spanned="1" table:formula="of:=INDEX([$military_assets.L$1:.L$1048576];[$mil_ass_ru_start.$B12])" office:value-type="string" office:string-value="Images/udaloy.jpg" calcext:value-type="string">
            <text:p>Images/udaloy.jpg</text:p>
          </table:table-cell>
          <table:table-cell table:number-matrix-columns-spanned="1" table:number-matrix-rows-spanned="1" table:formula="of:=INDEX([$military_assets.M$1:.M$1048576];[$mil_ass_ru_start.$B12])" office:value-type="string" office:string-value="Udaloy II: the ship so nice they designed it twice." calcext:value-type="string">
            <text:p>Udaloy II: the ship so nice they designed it twice.</text:p>
          </table:table-cell>
          <table:table-cell table:number-matrix-columns-spanned="1" table:number-matrix-rows-spanned="1" table:formula="of:=INDEX([$military_assets.N$1:.N$1048576];[$mil_ass_ru_start.$B12])"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19" calcext:value-type="float">
            <text:p>19</text:p>
          </table:table-cell>
          <table:table-cell table:style-name="ce15" office:value-type="string" calcext:value-type="string">
            <text:p>Admiral Vinogradov</text:p>
          </table:table-cell>
          <table:table-cell table:number-matrix-columns-spanned="1" table:number-matrix-rows-spanned="1" table:formula="of:=INDEX([$military_assets.A$1:.A$1048576];[$mil_ass_ru_start.$B13])" office:value-type="string" office:string-value="Udaloy II Class DDG" calcext:value-type="string">
            <text:p>Udaloy II Class DDG</text:p>
          </table:table-cell>
          <table:table-cell table:number-matrix-columns-spanned="1" table:number-matrix-rows-spanned="1" table:formula="of:=INDEX([$military_assets.B$1:.B$1048576];[$mil_ass_ru_start.$B13])" office:value-type="float" office:value="0" calcext:value-type="float">
            <text:p>0</text:p>
          </table:table-cell>
          <table:table-cell table:number-matrix-columns-spanned="1" table:number-matrix-rows-spanned="1" table:formula="of:=INDEX([$military_assets.C$1:.C$1048576];[$mil_ass_ru_start.$B13])" office:value-type="float" office:value="0" calcext:value-type="float">
            <text:p>0</text:p>
          </table:table-cell>
          <table:table-cell table:number-matrix-columns-spanned="1" table:number-matrix-rows-spanned="1" table:formula="of:=INDEX([$military_assets.D$1:.D$1048576];[$mil_ass_ru_start.$B13])" office:value-type="float" office:value="0" calcext:value-type="float">
            <text:p>0</text:p>
          </table:table-cell>
          <table:table-cell table:number-matrix-columns-spanned="1" table:number-matrix-rows-spanned="1" table:formula="of:=INDEX([$military_assets.E$1:.E$1048576];[$mil_ass_ru_start.$B13])" office:value-type="float" office:value="3" calcext:value-type="float">
            <text:p>3</text:p>
          </table:table-cell>
          <table:table-cell table:number-matrix-columns-spanned="1" table:number-matrix-rows-spanned="1" table:formula="of:=INDEX([$military_assets.F$1:.F$1048576];[$mil_ass_ru_start.$B13])" office:value-type="float" office:value="2" calcext:value-type="float">
            <text:p>2</text:p>
          </table:table-cell>
          <table:table-cell table:number-matrix-columns-spanned="1" table:number-matrix-rows-spanned="1" table:formula="of:=INDEX([$military_assets.G$1:.G$1048576];[$mil_ass_ru_start.$B13])" office:value-type="float" office:value="3" calcext:value-type="float">
            <text:p>3</text:p>
          </table:table-cell>
          <table:table-cell table:number-matrix-columns-spanned="1" table:number-matrix-rows-spanned="1" table:formula="of:=INDEX([$military_assets.H$1:.H$1048576];[$mil_ass_ru_start.$B13])" office:value-type="float" office:value="2" calcext:value-type="float">
            <text:p>2</text:p>
          </table:table-cell>
          <table:table-cell table:number-matrix-columns-spanned="1" table:number-matrix-rows-spanned="1" table:formula="of:=INDEX([$military_assets.I$1:.I$1048576];[$mil_ass_ru_start.$B13])" office:value-type="string" office:string-value="RUS" calcext:value-type="string">
            <text:p>RUS</text:p>
          </table:table-cell>
          <table:table-cell table:number-matrix-columns-spanned="1" table:number-matrix-rows-spanned="1" table:formula="of:=INDEX([$military_assets.J$1:.J$1048576];[$mil_ass_ru_start.$B13])" office:value-type="string" office:string-value="Ship" calcext:value-type="string">
            <text:p>Ship</text:p>
          </table:table-cell>
          <table:table-cell table:number-matrix-columns-spanned="1" table:number-matrix-rows-spanned="1" table:formula="of:=INDEX([$military_assets.K$1:.K$1048576];[$mil_ass_ru_start.$B13])" office:value-type="string" office:string-value="&#10;" calcext:value-type="string">
            <text:p/>
            <text:p/>
          </table:table-cell>
          <table:table-cell table:number-matrix-columns-spanned="1" table:number-matrix-rows-spanned="1" table:formula="of:=INDEX([$military_assets.L$1:.L$1048576];[$mil_ass_ru_start.$B13])" office:value-type="string" office:string-value="Images/udaloy.jpg" calcext:value-type="string">
            <text:p>Images/udaloy.jpg</text:p>
          </table:table-cell>
          <table:table-cell table:number-matrix-columns-spanned="1" table:number-matrix-rows-spanned="1" table:formula="of:=INDEX([$military_assets.M$1:.M$1048576];[$mil_ass_ru_start.$B13])" office:value-type="string" office:string-value="Udaloy II: the ship so nice they designed it twice." calcext:value-type="string">
            <text:p>Udaloy II: the ship so nice they designed it twice.</text:p>
          </table:table-cell>
          <table:table-cell table:number-matrix-columns-spanned="1" table:number-matrix-rows-spanned="1" table:formula="of:=INDEX([$military_assets.N$1:.N$1048576];[$mil_ass_ru_start.$B13])"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19" calcext:value-type="float">
            <text:p>19</text:p>
          </table:table-cell>
          <table:table-cell table:style-name="ce15" office:value-type="string" calcext:value-type="string">
            <text:p>Severomorsk</text:p>
          </table:table-cell>
          <table:table-cell table:number-matrix-columns-spanned="1" table:number-matrix-rows-spanned="1" table:formula="of:=INDEX([$military_assets.A$1:.A$1048576];[$mil_ass_ru_start.$B14])" office:value-type="string" office:string-value="Udaloy II Class DDG" calcext:value-type="string">
            <text:p>Udaloy II Class DDG</text:p>
          </table:table-cell>
          <table:table-cell table:number-matrix-columns-spanned="1" table:number-matrix-rows-spanned="1" table:formula="of:=INDEX([$military_assets.B$1:.B$1048576];[$mil_ass_ru_start.$B14])" office:value-type="float" office:value="0" calcext:value-type="float">
            <text:p>0</text:p>
          </table:table-cell>
          <table:table-cell table:number-matrix-columns-spanned="1" table:number-matrix-rows-spanned="1" table:formula="of:=INDEX([$military_assets.C$1:.C$1048576];[$mil_ass_ru_start.$B14])" office:value-type="float" office:value="0" calcext:value-type="float">
            <text:p>0</text:p>
          </table:table-cell>
          <table:table-cell table:number-matrix-columns-spanned="1" table:number-matrix-rows-spanned="1" table:formula="of:=INDEX([$military_assets.D$1:.D$1048576];[$mil_ass_ru_start.$B14])" office:value-type="float" office:value="0" calcext:value-type="float">
            <text:p>0</text:p>
          </table:table-cell>
          <table:table-cell table:number-matrix-columns-spanned="1" table:number-matrix-rows-spanned="1" table:formula="of:=INDEX([$military_assets.E$1:.E$1048576];[$mil_ass_ru_start.$B14])" office:value-type="float" office:value="3" calcext:value-type="float">
            <text:p>3</text:p>
          </table:table-cell>
          <table:table-cell table:number-matrix-columns-spanned="1" table:number-matrix-rows-spanned="1" table:formula="of:=INDEX([$military_assets.F$1:.F$1048576];[$mil_ass_ru_start.$B14])" office:value-type="float" office:value="2" calcext:value-type="float">
            <text:p>2</text:p>
          </table:table-cell>
          <table:table-cell table:number-matrix-columns-spanned="1" table:number-matrix-rows-spanned="1" table:formula="of:=INDEX([$military_assets.G$1:.G$1048576];[$mil_ass_ru_start.$B14])" office:value-type="float" office:value="3" calcext:value-type="float">
            <text:p>3</text:p>
          </table:table-cell>
          <table:table-cell table:number-matrix-columns-spanned="1" table:number-matrix-rows-spanned="1" table:formula="of:=INDEX([$military_assets.H$1:.H$1048576];[$mil_ass_ru_start.$B14])" office:value-type="float" office:value="2" calcext:value-type="float">
            <text:p>2</text:p>
          </table:table-cell>
          <table:table-cell table:number-matrix-columns-spanned="1" table:number-matrix-rows-spanned="1" table:formula="of:=INDEX([$military_assets.I$1:.I$1048576];[$mil_ass_ru_start.$B14])" office:value-type="string" office:string-value="RUS" calcext:value-type="string">
            <text:p>RUS</text:p>
          </table:table-cell>
          <table:table-cell table:number-matrix-columns-spanned="1" table:number-matrix-rows-spanned="1" table:formula="of:=INDEX([$military_assets.J$1:.J$1048576];[$mil_ass_ru_start.$B14])" office:value-type="string" office:string-value="Ship" calcext:value-type="string">
            <text:p>Ship</text:p>
          </table:table-cell>
          <table:table-cell table:number-matrix-columns-spanned="1" table:number-matrix-rows-spanned="1" table:formula="of:=INDEX([$military_assets.K$1:.K$1048576];[$mil_ass_ru_start.$B14])" office:value-type="string" office:string-value="&#10;" calcext:value-type="string">
            <text:p/>
            <text:p/>
          </table:table-cell>
          <table:table-cell table:number-matrix-columns-spanned="1" table:number-matrix-rows-spanned="1" table:formula="of:=INDEX([$military_assets.L$1:.L$1048576];[$mil_ass_ru_start.$B14])" office:value-type="string" office:string-value="Images/udaloy.jpg" calcext:value-type="string">
            <text:p>Images/udaloy.jpg</text:p>
          </table:table-cell>
          <table:table-cell table:number-matrix-columns-spanned="1" table:number-matrix-rows-spanned="1" table:formula="of:=INDEX([$military_assets.M$1:.M$1048576];[$mil_ass_ru_start.$B14])" office:value-type="string" office:string-value="Udaloy II: the ship so nice they designed it twice." calcext:value-type="string">
            <text:p>Udaloy II: the ship so nice they designed it twice.</text:p>
          </table:table-cell>
          <table:table-cell table:number-matrix-columns-spanned="1" table:number-matrix-rows-spanned="1" table:formula="of:=INDEX([$military_assets.N$1:.N$1048576];[$mil_ass_ru_start.$B14])"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19" calcext:value-type="float">
            <text:p>19</text:p>
          </table:table-cell>
          <table:table-cell table:style-name="ce15" office:value-type="string" calcext:value-type="string">
            <text:p>Admiral Shaposhnikov</text:p>
          </table:table-cell>
          <table:table-cell table:number-matrix-columns-spanned="1" table:number-matrix-rows-spanned="1" table:formula="of:=INDEX([$military_assets.A$1:.A$1048576];[$mil_ass_ru_start.$B15])" office:value-type="string" office:string-value="Udaloy II Class DDG" calcext:value-type="string">
            <text:p>Udaloy II Class DDG</text:p>
          </table:table-cell>
          <table:table-cell table:number-matrix-columns-spanned="1" table:number-matrix-rows-spanned="1" table:formula="of:=INDEX([$military_assets.B$1:.B$1048576];[$mil_ass_ru_start.$B15])" office:value-type="float" office:value="0" calcext:value-type="float">
            <text:p>0</text:p>
          </table:table-cell>
          <table:table-cell table:number-matrix-columns-spanned="1" table:number-matrix-rows-spanned="1" table:formula="of:=INDEX([$military_assets.C$1:.C$1048576];[$mil_ass_ru_start.$B15])" office:value-type="float" office:value="0" calcext:value-type="float">
            <text:p>0</text:p>
          </table:table-cell>
          <table:table-cell table:number-matrix-columns-spanned="1" table:number-matrix-rows-spanned="1" table:formula="of:=INDEX([$military_assets.D$1:.D$1048576];[$mil_ass_ru_start.$B15])" office:value-type="float" office:value="0" calcext:value-type="float">
            <text:p>0</text:p>
          </table:table-cell>
          <table:table-cell table:number-matrix-columns-spanned="1" table:number-matrix-rows-spanned="1" table:formula="of:=INDEX([$military_assets.E$1:.E$1048576];[$mil_ass_ru_start.$B15])" office:value-type="float" office:value="3" calcext:value-type="float">
            <text:p>3</text:p>
          </table:table-cell>
          <table:table-cell table:number-matrix-columns-spanned="1" table:number-matrix-rows-spanned="1" table:formula="of:=INDEX([$military_assets.F$1:.F$1048576];[$mil_ass_ru_start.$B15])" office:value-type="float" office:value="2" calcext:value-type="float">
            <text:p>2</text:p>
          </table:table-cell>
          <table:table-cell table:number-matrix-columns-spanned="1" table:number-matrix-rows-spanned="1" table:formula="of:=INDEX([$military_assets.G$1:.G$1048576];[$mil_ass_ru_start.$B15])" office:value-type="float" office:value="3" calcext:value-type="float">
            <text:p>3</text:p>
          </table:table-cell>
          <table:table-cell table:number-matrix-columns-spanned="1" table:number-matrix-rows-spanned="1" table:formula="of:=INDEX([$military_assets.H$1:.H$1048576];[$mil_ass_ru_start.$B15])" office:value-type="float" office:value="2" calcext:value-type="float">
            <text:p>2</text:p>
          </table:table-cell>
          <table:table-cell table:number-matrix-columns-spanned="1" table:number-matrix-rows-spanned="1" table:formula="of:=INDEX([$military_assets.I$1:.I$1048576];[$mil_ass_ru_start.$B15])" office:value-type="string" office:string-value="RUS" calcext:value-type="string">
            <text:p>RUS</text:p>
          </table:table-cell>
          <table:table-cell table:number-matrix-columns-spanned="1" table:number-matrix-rows-spanned="1" table:formula="of:=INDEX([$military_assets.J$1:.J$1048576];[$mil_ass_ru_start.$B15])" office:value-type="string" office:string-value="Ship" calcext:value-type="string">
            <text:p>Ship</text:p>
          </table:table-cell>
          <table:table-cell table:number-matrix-columns-spanned="1" table:number-matrix-rows-spanned="1" table:formula="of:=INDEX([$military_assets.K$1:.K$1048576];[$mil_ass_ru_start.$B15])" office:value-type="string" office:string-value="&#10;" calcext:value-type="string">
            <text:p/>
            <text:p/>
          </table:table-cell>
          <table:table-cell table:number-matrix-columns-spanned="1" table:number-matrix-rows-spanned="1" table:formula="of:=INDEX([$military_assets.L$1:.L$1048576];[$mil_ass_ru_start.$B15])" office:value-type="string" office:string-value="Images/udaloy.jpg" calcext:value-type="string">
            <text:p>Images/udaloy.jpg</text:p>
          </table:table-cell>
          <table:table-cell table:number-matrix-columns-spanned="1" table:number-matrix-rows-spanned="1" table:formula="of:=INDEX([$military_assets.M$1:.M$1048576];[$mil_ass_ru_start.$B15])" office:value-type="string" office:string-value="Udaloy II: the ship so nice they designed it twice." calcext:value-type="string">
            <text:p>Udaloy II: the ship so nice they designed it twice.</text:p>
          </table:table-cell>
          <table:table-cell table:number-matrix-columns-spanned="1" table:number-matrix-rows-spanned="1" table:formula="of:=INDEX([$military_assets.N$1:.N$1048576];[$mil_ass_ru_start.$B15])" office:value-type="string" office:string-value="0.0.1" calcext:value-type="string">
            <text:p>0.0.1</text:p>
          </table:table-cell>
          <table:table-cell table:number-columns-repeated="47"/>
        </table:table-row>
        <table:table-row table:style-name="ro20">
          <table:table-cell office:value-type="float" office:value="1" calcext:value-type="float">
            <text:p>1</text:p>
          </table:table-cell>
          <table:table-cell office:value-type="float" office:value="28" calcext:value-type="float">
            <text:p>28</text:p>
          </table:table-cell>
          <table:table-cell table:style-name="ce15" office:value-type="string" calcext:value-type="string">
            <text:p>Bystryy</text:p>
          </table:table-cell>
          <table:table-cell table:number-matrix-columns-spanned="1" table:number-matrix-rows-spanned="1" table:formula="of:=INDEX([$military_assets.A$1:.A$1048576];[$mil_ass_ru_start.$B16])" office:value-type="string" office:string-value="Sovremanny Class DDG" calcext:value-type="string">
            <text:p>Sovremanny Class DDG</text:p>
          </table:table-cell>
          <table:table-cell table:number-matrix-columns-spanned="1" table:number-matrix-rows-spanned="1" table:formula="of:=INDEX([$military_assets.B$1:.B$1048576];[$mil_ass_ru_start.$B16])" office:value-type="float" office:value="0" calcext:value-type="float">
            <text:p>0</text:p>
          </table:table-cell>
          <table:table-cell table:number-matrix-columns-spanned="1" table:number-matrix-rows-spanned="1" table:formula="of:=INDEX([$military_assets.C$1:.C$1048576];[$mil_ass_ru_start.$B16])" office:value-type="float" office:value="0" calcext:value-type="float">
            <text:p>0</text:p>
          </table:table-cell>
          <table:table-cell table:number-matrix-columns-spanned="1" table:number-matrix-rows-spanned="1" table:formula="of:=INDEX([$military_assets.D$1:.D$1048576];[$mil_ass_ru_start.$B16])" office:value-type="float" office:value="0" calcext:value-type="float">
            <text:p>0</text:p>
          </table:table-cell>
          <table:table-cell table:number-matrix-columns-spanned="1" table:number-matrix-rows-spanned="1" table:formula="of:=INDEX([$military_assets.E$1:.E$1048576];[$mil_ass_ru_start.$B16])" office:value-type="float" office:value="2" calcext:value-type="float">
            <text:p>2</text:p>
          </table:table-cell>
          <table:table-cell table:number-matrix-columns-spanned="1" table:number-matrix-rows-spanned="1" table:formula="of:=INDEX([$military_assets.F$1:.F$1048576];[$mil_ass_ru_start.$B16])" office:value-type="float" office:value="0" calcext:value-type="float">
            <text:p>0</text:p>
          </table:table-cell>
          <table:table-cell table:number-matrix-columns-spanned="1" table:number-matrix-rows-spanned="1" table:formula="of:=INDEX([$military_assets.G$1:.G$1048576];[$mil_ass_ru_start.$B16])" office:value-type="float" office:value="2" calcext:value-type="float">
            <text:p>2</text:p>
          </table:table-cell>
          <table:table-cell table:number-matrix-columns-spanned="1" table:number-matrix-rows-spanned="1" table:formula="of:=INDEX([$military_assets.H$1:.H$1048576];[$mil_ass_ru_start.$B16])" office:value-type="float" office:value="1" calcext:value-type="float">
            <text:p>1</text:p>
          </table:table-cell>
          <table:table-cell table:number-matrix-columns-spanned="1" table:number-matrix-rows-spanned="1" table:formula="of:=INDEX([$military_assets.I$1:.I$1048576];[$mil_ass_ru_start.$B16])" office:value-type="string" office:string-value="RUS" calcext:value-type="string">
            <text:p>RUS</text:p>
          </table:table-cell>
          <table:table-cell table:number-matrix-columns-spanned="1" table:number-matrix-rows-spanned="1" table:formula="of:=INDEX([$military_assets.J$1:.J$1048576];[$mil_ass_ru_start.$B16])" office:value-type="string" office:string-value="Ship" calcext:value-type="string">
            <text:p>Ship</text:p>
          </table:table-cell>
          <table:table-cell table:number-matrix-columns-spanned="1" table:number-matrix-rows-spanned="1" table:formula="of:=INDEX([$military_assets.K$1:.K$1048576];[$mil_ass_ru_start.$B16])" office:value-type="string" office:string-value="&#10;" calcext:value-type="string">
            <text:p/>
            <text:p/>
          </table:table-cell>
          <table:table-cell table:number-matrix-columns-spanned="1" table:number-matrix-rows-spanned="1" table:formula="of:=INDEX([$military_assets.L$1:.L$1048576];[$mil_ass_ru_start.$B16])" office:value-type="string" office:string-value="Images/sovremenny.jpg" calcext:value-type="string">
            <text:p>Images/sovremenny.jpg</text:p>
          </table:table-cell>
          <table:table-cell table:number-matrix-columns-spanned="1" table:number-matrix-rows-spanned="1" table:formula="of:=INDEX([$military_assets.M$1:.M$1048576];[$mil_ass_ru_start.$B16])" office:value-type="string" office:string-value="With a name that means &quot;modern&quot; in Russian, they are the oldest class of destroyer in the Russian Navy." calcext:value-type="string">
            <text:p>With a name that means "modern" in Russian, they are the oldest class of destroyer in the Russian Navy.</text:p>
          </table:table-cell>
          <table:table-cell table:number-matrix-columns-spanned="1" table:number-matrix-rows-spanned="1" table:formula="of:=INDEX([$military_assets.N$1:.N$1048576];[$mil_ass_ru_start.$B16])"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28" calcext:value-type="float">
            <text:p>28</text:p>
          </table:table-cell>
          <table:table-cell table:style-name="ce15" office:value-type="string" calcext:value-type="string">
            <text:p>Nastoychivyy</text:p>
          </table:table-cell>
          <table:table-cell table:number-matrix-columns-spanned="1" table:number-matrix-rows-spanned="1" table:formula="of:=INDEX([$military_assets.A$1:.A$1048576];[$mil_ass_ru_start.$B17])" office:value-type="string" office:string-value="Sovremanny Class DDG" calcext:value-type="string">
            <text:p>Sovremanny Class DDG</text:p>
          </table:table-cell>
          <table:table-cell table:number-matrix-columns-spanned="1" table:number-matrix-rows-spanned="1" table:formula="of:=INDEX([$military_assets.B$1:.B$1048576];[$mil_ass_ru_start.$B17])" office:value-type="float" office:value="0" calcext:value-type="float">
            <text:p>0</text:p>
          </table:table-cell>
          <table:table-cell table:number-matrix-columns-spanned="1" table:number-matrix-rows-spanned="1" table:formula="of:=INDEX([$military_assets.C$1:.C$1048576];[$mil_ass_ru_start.$B17])" office:value-type="float" office:value="0" calcext:value-type="float">
            <text:p>0</text:p>
          </table:table-cell>
          <table:table-cell table:number-matrix-columns-spanned="1" table:number-matrix-rows-spanned="1" table:formula="of:=INDEX([$military_assets.D$1:.D$1048576];[$mil_ass_ru_start.$B17])" office:value-type="float" office:value="0" calcext:value-type="float">
            <text:p>0</text:p>
          </table:table-cell>
          <table:table-cell table:number-matrix-columns-spanned="1" table:number-matrix-rows-spanned="1" table:formula="of:=INDEX([$military_assets.E$1:.E$1048576];[$mil_ass_ru_start.$B17])" office:value-type="float" office:value="2" calcext:value-type="float">
            <text:p>2</text:p>
          </table:table-cell>
          <table:table-cell table:number-matrix-columns-spanned="1" table:number-matrix-rows-spanned="1" table:formula="of:=INDEX([$military_assets.F$1:.F$1048576];[$mil_ass_ru_start.$B17])" office:value-type="float" office:value="0" calcext:value-type="float">
            <text:p>0</text:p>
          </table:table-cell>
          <table:table-cell table:number-matrix-columns-spanned="1" table:number-matrix-rows-spanned="1" table:formula="of:=INDEX([$military_assets.G$1:.G$1048576];[$mil_ass_ru_start.$B17])" office:value-type="float" office:value="2" calcext:value-type="float">
            <text:p>2</text:p>
          </table:table-cell>
          <table:table-cell table:number-matrix-columns-spanned="1" table:number-matrix-rows-spanned="1" table:formula="of:=INDEX([$military_assets.H$1:.H$1048576];[$mil_ass_ru_start.$B17])" office:value-type="float" office:value="1" calcext:value-type="float">
            <text:p>1</text:p>
          </table:table-cell>
          <table:table-cell table:number-matrix-columns-spanned="1" table:number-matrix-rows-spanned="1" table:formula="of:=INDEX([$military_assets.I$1:.I$1048576];[$mil_ass_ru_start.$B17])" office:value-type="string" office:string-value="RUS" calcext:value-type="string">
            <text:p>RUS</text:p>
          </table:table-cell>
          <table:table-cell table:number-matrix-columns-spanned="1" table:number-matrix-rows-spanned="1" table:formula="of:=INDEX([$military_assets.J$1:.J$1048576];[$mil_ass_ru_start.$B17])" office:value-type="string" office:string-value="Ship" calcext:value-type="string">
            <text:p>Ship</text:p>
          </table:table-cell>
          <table:table-cell table:number-matrix-columns-spanned="1" table:number-matrix-rows-spanned="1" table:formula="of:=INDEX([$military_assets.K$1:.K$1048576];[$mil_ass_ru_start.$B17])" office:value-type="string" office:string-value="&#10;" calcext:value-type="string">
            <text:p/>
            <text:p/>
          </table:table-cell>
          <table:table-cell table:number-matrix-columns-spanned="1" table:number-matrix-rows-spanned="1" table:formula="of:=INDEX([$military_assets.L$1:.L$1048576];[$mil_ass_ru_start.$B17])" office:value-type="string" office:string-value="Images/sovremenny.jpg" calcext:value-type="string">
            <text:p>Images/sovremenny.jpg</text:p>
          </table:table-cell>
          <table:table-cell table:number-matrix-columns-spanned="1" table:number-matrix-rows-spanned="1" table:formula="of:=INDEX([$military_assets.M$1:.M$1048576];[$mil_ass_ru_start.$B17])" office:value-type="string" office:string-value="With a name that means &quot;modern&quot; in Russian, they are the oldest class of destroyer in the Russian Navy." calcext:value-type="string">
            <text:p>With a name that means "modern" in Russian, they are the oldest class of destroyer in the Russian Navy.</text:p>
          </table:table-cell>
          <table:table-cell table:number-matrix-columns-spanned="1" table:number-matrix-rows-spanned="1" table:formula="of:=INDEX([$military_assets.N$1:.N$1048576];[$mil_ass_ru_start.$B17])"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28" calcext:value-type="float">
            <text:p>28</text:p>
          </table:table-cell>
          <table:table-cell table:style-name="ce15" office:value-type="string" calcext:value-type="string">
            <text:p>Admiral Ushakov</text:p>
          </table:table-cell>
          <table:table-cell table:number-matrix-columns-spanned="1" table:number-matrix-rows-spanned="1" table:formula="of:=INDEX([$military_assets.A$1:.A$1048576];[$mil_ass_ru_start.$B18])" office:value-type="string" office:string-value="Sovremanny Class DDG" calcext:value-type="string">
            <text:p>Sovremanny Class DDG</text:p>
          </table:table-cell>
          <table:table-cell table:number-matrix-columns-spanned="1" table:number-matrix-rows-spanned="1" table:formula="of:=INDEX([$military_assets.B$1:.B$1048576];[$mil_ass_ru_start.$B18])" office:value-type="float" office:value="0" calcext:value-type="float">
            <text:p>0</text:p>
          </table:table-cell>
          <table:table-cell table:number-matrix-columns-spanned="1" table:number-matrix-rows-spanned="1" table:formula="of:=INDEX([$military_assets.C$1:.C$1048576];[$mil_ass_ru_start.$B18])" office:value-type="float" office:value="0" calcext:value-type="float">
            <text:p>0</text:p>
          </table:table-cell>
          <table:table-cell table:number-matrix-columns-spanned="1" table:number-matrix-rows-spanned="1" table:formula="of:=INDEX([$military_assets.D$1:.D$1048576];[$mil_ass_ru_start.$B18])" office:value-type="float" office:value="0" calcext:value-type="float">
            <text:p>0</text:p>
          </table:table-cell>
          <table:table-cell table:number-matrix-columns-spanned="1" table:number-matrix-rows-spanned="1" table:formula="of:=INDEX([$military_assets.E$1:.E$1048576];[$mil_ass_ru_start.$B18])" office:value-type="float" office:value="2" calcext:value-type="float">
            <text:p>2</text:p>
          </table:table-cell>
          <table:table-cell table:number-matrix-columns-spanned="1" table:number-matrix-rows-spanned="1" table:formula="of:=INDEX([$military_assets.F$1:.F$1048576];[$mil_ass_ru_start.$B18])" office:value-type="float" office:value="0" calcext:value-type="float">
            <text:p>0</text:p>
          </table:table-cell>
          <table:table-cell table:number-matrix-columns-spanned="1" table:number-matrix-rows-spanned="1" table:formula="of:=INDEX([$military_assets.G$1:.G$1048576];[$mil_ass_ru_start.$B18])" office:value-type="float" office:value="2" calcext:value-type="float">
            <text:p>2</text:p>
          </table:table-cell>
          <table:table-cell table:number-matrix-columns-spanned="1" table:number-matrix-rows-spanned="1" table:formula="of:=INDEX([$military_assets.H$1:.H$1048576];[$mil_ass_ru_start.$B18])" office:value-type="float" office:value="1" calcext:value-type="float">
            <text:p>1</text:p>
          </table:table-cell>
          <table:table-cell table:number-matrix-columns-spanned="1" table:number-matrix-rows-spanned="1" table:formula="of:=INDEX([$military_assets.I$1:.I$1048576];[$mil_ass_ru_start.$B18])" office:value-type="string" office:string-value="RUS" calcext:value-type="string">
            <text:p>RUS</text:p>
          </table:table-cell>
          <table:table-cell table:number-matrix-columns-spanned="1" table:number-matrix-rows-spanned="1" table:formula="of:=INDEX([$military_assets.J$1:.J$1048576];[$mil_ass_ru_start.$B18])" office:value-type="string" office:string-value="Ship" calcext:value-type="string">
            <text:p>Ship</text:p>
          </table:table-cell>
          <table:table-cell table:number-matrix-columns-spanned="1" table:number-matrix-rows-spanned="1" table:formula="of:=INDEX([$military_assets.K$1:.K$1048576];[$mil_ass_ru_start.$B18])" office:value-type="string" office:string-value="&#10;" calcext:value-type="string">
            <text:p/>
            <text:p/>
          </table:table-cell>
          <table:table-cell table:number-matrix-columns-spanned="1" table:number-matrix-rows-spanned="1" table:formula="of:=INDEX([$military_assets.L$1:.L$1048576];[$mil_ass_ru_start.$B18])" office:value-type="string" office:string-value="Images/sovremenny.jpg" calcext:value-type="string">
            <text:p>Images/sovremenny.jpg</text:p>
          </table:table-cell>
          <table:table-cell table:number-matrix-columns-spanned="1" table:number-matrix-rows-spanned="1" table:formula="of:=INDEX([$military_assets.M$1:.M$1048576];[$mil_ass_ru_start.$B18])" office:value-type="string" office:string-value="With a name that means &quot;modern&quot; in Russian, they are the oldest class of destroyer in the Russian Navy." calcext:value-type="string">
            <text:p>With a name that means "modern" in Russian, they are the oldest class of destroyer in the Russian Navy.</text:p>
          </table:table-cell>
          <table:table-cell table:number-matrix-columns-spanned="1" table:number-matrix-rows-spanned="1" table:formula="of:=INDEX([$military_assets.N$1:.N$1048576];[$mil_ass_ru_start.$B18])"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28" calcext:value-type="float">
            <text:p>28</text:p>
          </table:table-cell>
          <table:table-cell table:style-name="ce15" office:value-type="string" calcext:value-type="string">
            <text:p>Burnyy</text:p>
          </table:table-cell>
          <table:table-cell table:number-matrix-columns-spanned="1" table:number-matrix-rows-spanned="1" table:formula="of:=INDEX([$military_assets.A$1:.A$1048576];[$mil_ass_ru_start.$B19])" office:value-type="string" office:string-value="Sovremanny Class DDG" calcext:value-type="string">
            <text:p>Sovremanny Class DDG</text:p>
          </table:table-cell>
          <table:table-cell table:number-matrix-columns-spanned="1" table:number-matrix-rows-spanned="1" table:formula="of:=INDEX([$military_assets.B$1:.B$1048576];[$mil_ass_ru_start.$B19])" office:value-type="float" office:value="0" calcext:value-type="float">
            <text:p>0</text:p>
          </table:table-cell>
          <table:table-cell table:number-matrix-columns-spanned="1" table:number-matrix-rows-spanned="1" table:formula="of:=INDEX([$military_assets.C$1:.C$1048576];[$mil_ass_ru_start.$B19])" office:value-type="float" office:value="0" calcext:value-type="float">
            <text:p>0</text:p>
          </table:table-cell>
          <table:table-cell table:number-matrix-columns-spanned="1" table:number-matrix-rows-spanned="1" table:formula="of:=INDEX([$military_assets.D$1:.D$1048576];[$mil_ass_ru_start.$B19])" office:value-type="float" office:value="0" calcext:value-type="float">
            <text:p>0</text:p>
          </table:table-cell>
          <table:table-cell table:number-matrix-columns-spanned="1" table:number-matrix-rows-spanned="1" table:formula="of:=INDEX([$military_assets.E$1:.E$1048576];[$mil_ass_ru_start.$B19])" office:value-type="float" office:value="2" calcext:value-type="float">
            <text:p>2</text:p>
          </table:table-cell>
          <table:table-cell table:number-matrix-columns-spanned="1" table:number-matrix-rows-spanned="1" table:formula="of:=INDEX([$military_assets.F$1:.F$1048576];[$mil_ass_ru_start.$B19])" office:value-type="float" office:value="0" calcext:value-type="float">
            <text:p>0</text:p>
          </table:table-cell>
          <table:table-cell table:number-matrix-columns-spanned="1" table:number-matrix-rows-spanned="1" table:formula="of:=INDEX([$military_assets.G$1:.G$1048576];[$mil_ass_ru_start.$B19])" office:value-type="float" office:value="2" calcext:value-type="float">
            <text:p>2</text:p>
          </table:table-cell>
          <table:table-cell table:number-matrix-columns-spanned="1" table:number-matrix-rows-spanned="1" table:formula="of:=INDEX([$military_assets.H$1:.H$1048576];[$mil_ass_ru_start.$B19])" office:value-type="float" office:value="1" calcext:value-type="float">
            <text:p>1</text:p>
          </table:table-cell>
          <table:table-cell table:number-matrix-columns-spanned="1" table:number-matrix-rows-spanned="1" table:formula="of:=INDEX([$military_assets.I$1:.I$1048576];[$mil_ass_ru_start.$B19])" office:value-type="string" office:string-value="RUS" calcext:value-type="string">
            <text:p>RUS</text:p>
          </table:table-cell>
          <table:table-cell table:number-matrix-columns-spanned="1" table:number-matrix-rows-spanned="1" table:formula="of:=INDEX([$military_assets.J$1:.J$1048576];[$mil_ass_ru_start.$B19])" office:value-type="string" office:string-value="Ship" calcext:value-type="string">
            <text:p>Ship</text:p>
          </table:table-cell>
          <table:table-cell table:number-matrix-columns-spanned="1" table:number-matrix-rows-spanned="1" table:formula="of:=INDEX([$military_assets.K$1:.K$1048576];[$mil_ass_ru_start.$B19])" office:value-type="string" office:string-value="&#10;" calcext:value-type="string">
            <text:p/>
            <text:p/>
          </table:table-cell>
          <table:table-cell table:number-matrix-columns-spanned="1" table:number-matrix-rows-spanned="1" table:formula="of:=INDEX([$military_assets.L$1:.L$1048576];[$mil_ass_ru_start.$B19])" office:value-type="string" office:string-value="Images/sovremenny.jpg" calcext:value-type="string">
            <text:p>Images/sovremenny.jpg</text:p>
          </table:table-cell>
          <table:table-cell table:number-matrix-columns-spanned="1" table:number-matrix-rows-spanned="1" table:formula="of:=INDEX([$military_assets.M$1:.M$1048576];[$mil_ass_ru_start.$B19])" office:value-type="string" office:string-value="With a name that means &quot;modern&quot; in Russian, they are the oldest class of destroyer in the Russian Navy." calcext:value-type="string">
            <text:p>With a name that means "modern" in Russian, they are the oldest class of destroyer in the Russian Navy.</text:p>
          </table:table-cell>
          <table:table-cell table:number-matrix-columns-spanned="1" table:number-matrix-rows-spanned="1" table:formula="of:=INDEX([$military_assets.N$1:.N$1048576];[$mil_ass_ru_start.$B19])" office:value-type="string" office:string-value="0.0.1" calcext:value-type="string">
            <text:p>0.0.1</text:p>
          </table:table-cell>
          <table:table-cell table:number-columns-repeated="47"/>
        </table:table-row>
        <table:table-row table:style-name="ro1">
          <table:table-cell office:value-type="float" office:value="0" calcext:value-type="float">
            <text:p>0</text:p>
          </table:table-cell>
          <table:table-cell office:value-type="float" office:value="20" calcext:value-type="float">
            <text:p>20</text:p>
          </table:table-cell>
          <table:table-cell table:style-name="ce15" office:value-type="string" calcext:value-type="string">
            <text:p>Admiral Kasatanov</text:p>
          </table:table-cell>
          <table:table-cell table:number-matrix-columns-spanned="1" table:number-matrix-rows-spanned="1" table:formula="of:=INDEX([$military_assets.A$1:.A$1048576];[$mil_ass_ru_start.$B20])" office:value-type="string" office:string-value="Gorshkov Class FFG" calcext:value-type="string">
            <text:p>Gorshkov Class FFG</text:p>
          </table:table-cell>
          <table:table-cell table:number-matrix-columns-spanned="1" table:number-matrix-rows-spanned="1" table:formula="of:=INDEX([$military_assets.B$1:.B$1048576];[$mil_ass_ru_start.$B20])" office:value-type="float" office:value="0" calcext:value-type="float">
            <text:p>0</text:p>
          </table:table-cell>
          <table:table-cell table:number-matrix-columns-spanned="1" table:number-matrix-rows-spanned="1" table:formula="of:=INDEX([$military_assets.C$1:.C$1048576];[$mil_ass_ru_start.$B20])" office:value-type="float" office:value="0" calcext:value-type="float">
            <text:p>0</text:p>
          </table:table-cell>
          <table:table-cell table:number-matrix-columns-spanned="1" table:number-matrix-rows-spanned="1" table:formula="of:=INDEX([$military_assets.D$1:.D$1048576];[$mil_ass_ru_start.$B20])" office:value-type="float" office:value="0" calcext:value-type="float">
            <text:p>0</text:p>
          </table:table-cell>
          <table:table-cell table:number-matrix-columns-spanned="1" table:number-matrix-rows-spanned="1" table:formula="of:=INDEX([$military_assets.E$1:.E$1048576];[$mil_ass_ru_start.$B20])" office:value-type="float" office:value="3" calcext:value-type="float">
            <text:p>3</text:p>
          </table:table-cell>
          <table:table-cell table:number-matrix-columns-spanned="1" table:number-matrix-rows-spanned="1" table:formula="of:=INDEX([$military_assets.F$1:.F$1048576];[$mil_ass_ru_start.$B20])" office:value-type="float" office:value="2" calcext:value-type="float">
            <text:p>2</text:p>
          </table:table-cell>
          <table:table-cell table:number-matrix-columns-spanned="1" table:number-matrix-rows-spanned="1" table:formula="of:=INDEX([$military_assets.G$1:.G$1048576];[$mil_ass_ru_start.$B20])" office:value-type="float" office:value="2" calcext:value-type="float">
            <text:p>2</text:p>
          </table:table-cell>
          <table:table-cell table:number-matrix-columns-spanned="1" table:number-matrix-rows-spanned="1" table:formula="of:=INDEX([$military_assets.H$1:.H$1048576];[$mil_ass_ru_start.$B20])" office:value-type="float" office:value="2" calcext:value-type="float">
            <text:p>2</text:p>
          </table:table-cell>
          <table:table-cell table:number-matrix-columns-spanned="1" table:number-matrix-rows-spanned="1" table:formula="of:=INDEX([$military_assets.I$1:.I$1048576];[$mil_ass_ru_start.$B20])" office:value-type="string" office:string-value="RUS" calcext:value-type="string">
            <text:p>RUS</text:p>
          </table:table-cell>
          <table:table-cell table:number-matrix-columns-spanned="1" table:number-matrix-rows-spanned="1" table:formula="of:=INDEX([$military_assets.J$1:.J$1048576];[$mil_ass_ru_start.$B20])" office:value-type="string" office:string-value="Ship" calcext:value-type="string">
            <text:p>Ship</text:p>
          </table:table-cell>
          <table:table-cell table:number-matrix-columns-spanned="1" table:number-matrix-rows-spanned="1" table:formula="of:=INDEX([$military_assets.K$1:.K$1048576];[$mil_ass_ru_start.$B20])" office:value-type="string" office:string-value="Hidden: Can be played face down. " calcext:value-type="string">
            <text:p>Hidden: Can be played face down. </text:p>
          </table:table-cell>
          <table:table-cell table:number-matrix-columns-spanned="1" table:number-matrix-rows-spanned="1" table:formula="of:=INDEX([$military_assets.L$1:.L$1048576];[$mil_ass_ru_start.$B20])" office:value-type="string" office:string-value="Images/gorshkov.jpg" calcext:value-type="string">
            <text:p>Images/gorshkov.jpg</text:p>
          </table:table-cell>
          <table:table-cell table:number-matrix-columns-spanned="1" table:number-matrix-rows-spanned="1" table:formula="of:=INDEX([$military_assets.M$1:.M$1048576];[$mil_ass_ru_start.$B20])" office:value-type="string" office:string-value="The cutting-edge Gorshkov frigates stick out in the largely-outdated Russian surface warfare fleet." calcext:value-type="string">
            <text:p>The cutting-edge Gorshkov frigates stick out in the largely-outdated Russian surface warfare fleet.</text:p>
          </table:table-cell>
          <table:table-cell table:number-matrix-columns-spanned="1" table:number-matrix-rows-spanned="1" table:formula="of:=INDEX([$military_assets.N$1:.N$1048576];[$mil_ass_ru_start.$B20])" office:value-type="string" office:string-value="0.0.1" calcext:value-type="string">
            <text:p>0.0.1</text:p>
          </table:table-cell>
          <table:table-cell table:number-columns-repeated="47"/>
        </table:table-row>
        <table:table-row table:style-name="ro1">
          <table:table-cell office:value-type="float" office:value="0" calcext:value-type="float">
            <text:p>0</text:p>
          </table:table-cell>
          <table:table-cell office:value-type="float" office:value="20" calcext:value-type="float">
            <text:p>20</text:p>
          </table:table-cell>
          <table:table-cell table:style-name="ce15" office:value-type="string" calcext:value-type="string">
            <text:p>Admiral Gorshkov</text:p>
          </table:table-cell>
          <table:table-cell table:number-matrix-columns-spanned="1" table:number-matrix-rows-spanned="1" table:formula="of:=INDEX([$military_assets.A$1:.A$1048576];[$mil_ass_ru_start.$B21])" office:value-type="string" office:string-value="Gorshkov Class FFG" calcext:value-type="string">
            <text:p>Gorshkov Class FFG</text:p>
          </table:table-cell>
          <table:table-cell table:number-matrix-columns-spanned="1" table:number-matrix-rows-spanned="1" table:formula="of:=INDEX([$military_assets.B$1:.B$1048576];[$mil_ass_ru_start.$B21])" office:value-type="float" office:value="0" calcext:value-type="float">
            <text:p>0</text:p>
          </table:table-cell>
          <table:table-cell table:number-matrix-columns-spanned="1" table:number-matrix-rows-spanned="1" table:formula="of:=INDEX([$military_assets.C$1:.C$1048576];[$mil_ass_ru_start.$B21])" office:value-type="float" office:value="0" calcext:value-type="float">
            <text:p>0</text:p>
          </table:table-cell>
          <table:table-cell table:number-matrix-columns-spanned="1" table:number-matrix-rows-spanned="1" table:formula="of:=INDEX([$military_assets.D$1:.D$1048576];[$mil_ass_ru_start.$B21])" office:value-type="float" office:value="0" calcext:value-type="float">
            <text:p>0</text:p>
          </table:table-cell>
          <table:table-cell table:number-matrix-columns-spanned="1" table:number-matrix-rows-spanned="1" table:formula="of:=INDEX([$military_assets.E$1:.E$1048576];[$mil_ass_ru_start.$B21])" office:value-type="float" office:value="3" calcext:value-type="float">
            <text:p>3</text:p>
          </table:table-cell>
          <table:table-cell table:number-matrix-columns-spanned="1" table:number-matrix-rows-spanned="1" table:formula="of:=INDEX([$military_assets.F$1:.F$1048576];[$mil_ass_ru_start.$B21])" office:value-type="float" office:value="2" calcext:value-type="float">
            <text:p>2</text:p>
          </table:table-cell>
          <table:table-cell table:number-matrix-columns-spanned="1" table:number-matrix-rows-spanned="1" table:formula="of:=INDEX([$military_assets.G$1:.G$1048576];[$mil_ass_ru_start.$B21])" office:value-type="float" office:value="2" calcext:value-type="float">
            <text:p>2</text:p>
          </table:table-cell>
          <table:table-cell table:number-matrix-columns-spanned="1" table:number-matrix-rows-spanned="1" table:formula="of:=INDEX([$military_assets.H$1:.H$1048576];[$mil_ass_ru_start.$B21])" office:value-type="float" office:value="2" calcext:value-type="float">
            <text:p>2</text:p>
          </table:table-cell>
          <table:table-cell table:number-matrix-columns-spanned="1" table:number-matrix-rows-spanned="1" table:formula="of:=INDEX([$military_assets.I$1:.I$1048576];[$mil_ass_ru_start.$B21])" office:value-type="string" office:string-value="RUS" calcext:value-type="string">
            <text:p>RUS</text:p>
          </table:table-cell>
          <table:table-cell table:number-matrix-columns-spanned="1" table:number-matrix-rows-spanned="1" table:formula="of:=INDEX([$military_assets.J$1:.J$1048576];[$mil_ass_ru_start.$B21])" office:value-type="string" office:string-value="Ship" calcext:value-type="string">
            <text:p>Ship</text:p>
          </table:table-cell>
          <table:table-cell table:number-matrix-columns-spanned="1" table:number-matrix-rows-spanned="1" table:formula="of:=INDEX([$military_assets.K$1:.K$1048576];[$mil_ass_ru_start.$B21])" office:value-type="string" office:string-value="Hidden: Can be played face down. " calcext:value-type="string">
            <text:p>Hidden: Can be played face down. </text:p>
          </table:table-cell>
          <table:table-cell table:number-matrix-columns-spanned="1" table:number-matrix-rows-spanned="1" table:formula="of:=INDEX([$military_assets.L$1:.L$1048576];[$mil_ass_ru_start.$B21])" office:value-type="string" office:string-value="Images/gorshkov.jpg" calcext:value-type="string">
            <text:p>Images/gorshkov.jpg</text:p>
          </table:table-cell>
          <table:table-cell table:number-matrix-columns-spanned="1" table:number-matrix-rows-spanned="1" table:formula="of:=INDEX([$military_assets.M$1:.M$1048576];[$mil_ass_ru_start.$B21])" office:value-type="string" office:string-value="The cutting-edge Gorshkov frigates stick out in the largely-outdated Russian surface warfare fleet." calcext:value-type="string">
            <text:p>The cutting-edge Gorshkov frigates stick out in the largely-outdated Russian surface warfare fleet.</text:p>
          </table:table-cell>
          <table:table-cell table:number-matrix-columns-spanned="1" table:number-matrix-rows-spanned="1" table:formula="of:=INDEX([$military_assets.N$1:.N$1048576];[$mil_ass_ru_start.$B21])"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1" calcext:value-type="float">
            <text:p>21</text:p>
          </table:table-cell>
          <table:table-cell table:style-name="ce15" office:value-type="string" calcext:value-type="string">
            <text:p>Novosibirsk</text:p>
          </table:table-cell>
          <table:table-cell table:number-matrix-columns-spanned="1" table:number-matrix-rows-spanned="1" table:formula="of:=INDEX([$military_assets.A$1:.A$1048576];[$mil_ass_ru_start.$B22])" office:value-type="string" office:string-value="Yasen Class SSGN" calcext:value-type="string">
            <text:p>Yasen Class SSGN</text:p>
          </table:table-cell>
          <table:table-cell table:number-matrix-columns-spanned="1" table:number-matrix-rows-spanned="1" table:formula="of:=INDEX([$military_assets.B$1:.B$1048576];[$mil_ass_ru_start.$B22])" office:value-type="float" office:value="0" calcext:value-type="float">
            <text:p>0</text:p>
          </table:table-cell>
          <table:table-cell table:number-matrix-columns-spanned="1" table:number-matrix-rows-spanned="1" table:formula="of:=INDEX([$military_assets.C$1:.C$1048576];[$mil_ass_ru_start.$B22])" office:value-type="float" office:value="0" calcext:value-type="float">
            <text:p>0</text:p>
          </table:table-cell>
          <table:table-cell table:number-matrix-columns-spanned="1" table:number-matrix-rows-spanned="1" table:formula="of:=INDEX([$military_assets.D$1:.D$1048576];[$mil_ass_ru_start.$B22])" office:value-type="float" office:value="0" calcext:value-type="float">
            <text:p>0</text:p>
          </table:table-cell>
          <table:table-cell table:number-matrix-columns-spanned="1" table:number-matrix-rows-spanned="1" table:formula="of:=INDEX([$military_assets.E$1:.E$1048576];[$mil_ass_ru_start.$B22])" office:value-type="float" office:value="5" calcext:value-type="float">
            <text:p>5</text:p>
          </table:table-cell>
          <table:table-cell table:number-matrix-columns-spanned="1" table:number-matrix-rows-spanned="1" table:formula="of:=INDEX([$military_assets.F$1:.F$1048576];[$mil_ass_ru_start.$B22])" office:value-type="float" office:value="0" calcext:value-type="float">
            <text:p>0</text:p>
          </table:table-cell>
          <table:table-cell table:number-matrix-columns-spanned="1" table:number-matrix-rows-spanned="1" table:formula="of:=INDEX([$military_assets.G$1:.G$1048576];[$mil_ass_ru_start.$B22])" office:value-type="float" office:value="3" calcext:value-type="float">
            <text:p>3</text:p>
          </table:table-cell>
          <table:table-cell table:number-matrix-columns-spanned="1" table:number-matrix-rows-spanned="1" table:formula="of:=INDEX([$military_assets.H$1:.H$1048576];[$mil_ass_ru_start.$B22])" office:value-type="float" office:value="5" calcext:value-type="float">
            <text:p>5</text:p>
          </table:table-cell>
          <table:table-cell table:number-matrix-columns-spanned="1" table:number-matrix-rows-spanned="1" table:formula="of:=INDEX([$military_assets.I$1:.I$1048576];[$mil_ass_ru_start.$B22])" office:value-type="string" office:string-value="RUS" calcext:value-type="string">
            <text:p>RUS</text:p>
          </table:table-cell>
          <table:table-cell table:number-matrix-columns-spanned="1" table:number-matrix-rows-spanned="1" table:formula="of:=INDEX([$military_assets.J$1:.J$1048576];[$mil_ass_ru_start.$B22])" office:value-type="string" office:string-value="Submarine" calcext:value-type="string">
            <text:p>Submarine</text:p>
          </table:table-cell>
          <table:table-cell table:number-matrix-columns-spanned="1" table:number-matrix-rows-spanned="1" table:formula="of:=INDEX([$military_assets.K$1:.K$1048576];[$mil_ass_ru_start.$B22])"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22])" office:value-type="string" office:string-value="Images/yasen.jpg" calcext:value-type="string">
            <text:p>Images/yasen.jpg</text:p>
          </table:table-cell>
          <table:table-cell table:number-matrix-columns-spanned="1" table:number-matrix-rows-spanned="1" table:formula="of:=INDEX([$military_assets.M$1:.M$1048576];[$mil_ass_ru_start.$B22])" office:value-type="string" office:string-value="With more than twice the firepower of western submarines, the Yasen is Russia's best effort in no-expense-spared attack submarine development." calcext:value-type="string">
            <text:p>With more than twice the firepower of western submarines, the Yasen is Russia's best effort in no-expense-spared attack submarine development.</text:p>
          </table:table-cell>
          <table:table-cell table:number-matrix-columns-spanned="1" table:number-matrix-rows-spanned="1" table:formula="of:=INDEX([$military_assets.N$1:.N$1048576];[$mil_ass_ru_start.$B22])"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1" calcext:value-type="float">
            <text:p>21</text:p>
          </table:table-cell>
          <table:table-cell table:style-name="ce15" office:value-type="string" calcext:value-type="string">
            <text:p>Severodvinsk</text:p>
          </table:table-cell>
          <table:table-cell table:number-matrix-columns-spanned="1" table:number-matrix-rows-spanned="1" table:formula="of:=INDEX([$military_assets.A$1:.A$1048576];[$mil_ass_ru_start.$B23])" office:value-type="string" office:string-value="Yasen Class SSGN" calcext:value-type="string">
            <text:p>Yasen Class SSGN</text:p>
          </table:table-cell>
          <table:table-cell table:number-matrix-columns-spanned="1" table:number-matrix-rows-spanned="1" table:formula="of:=INDEX([$military_assets.B$1:.B$1048576];[$mil_ass_ru_start.$B23])" office:value-type="float" office:value="0" calcext:value-type="float">
            <text:p>0</text:p>
          </table:table-cell>
          <table:table-cell table:number-matrix-columns-spanned="1" table:number-matrix-rows-spanned="1" table:formula="of:=INDEX([$military_assets.C$1:.C$1048576];[$mil_ass_ru_start.$B23])" office:value-type="float" office:value="0" calcext:value-type="float">
            <text:p>0</text:p>
          </table:table-cell>
          <table:table-cell table:number-matrix-columns-spanned="1" table:number-matrix-rows-spanned="1" table:formula="of:=INDEX([$military_assets.D$1:.D$1048576];[$mil_ass_ru_start.$B23])" office:value-type="float" office:value="0" calcext:value-type="float">
            <text:p>0</text:p>
          </table:table-cell>
          <table:table-cell table:number-matrix-columns-spanned="1" table:number-matrix-rows-spanned="1" table:formula="of:=INDEX([$military_assets.E$1:.E$1048576];[$mil_ass_ru_start.$B23])" office:value-type="float" office:value="5" calcext:value-type="float">
            <text:p>5</text:p>
          </table:table-cell>
          <table:table-cell table:number-matrix-columns-spanned="1" table:number-matrix-rows-spanned="1" table:formula="of:=INDEX([$military_assets.F$1:.F$1048576];[$mil_ass_ru_start.$B23])" office:value-type="float" office:value="0" calcext:value-type="float">
            <text:p>0</text:p>
          </table:table-cell>
          <table:table-cell table:number-matrix-columns-spanned="1" table:number-matrix-rows-spanned="1" table:formula="of:=INDEX([$military_assets.G$1:.G$1048576];[$mil_ass_ru_start.$B23])" office:value-type="float" office:value="3" calcext:value-type="float">
            <text:p>3</text:p>
          </table:table-cell>
          <table:table-cell table:number-matrix-columns-spanned="1" table:number-matrix-rows-spanned="1" table:formula="of:=INDEX([$military_assets.H$1:.H$1048576];[$mil_ass_ru_start.$B23])" office:value-type="float" office:value="5" calcext:value-type="float">
            <text:p>5</text:p>
          </table:table-cell>
          <table:table-cell table:number-matrix-columns-spanned="1" table:number-matrix-rows-spanned="1" table:formula="of:=INDEX([$military_assets.I$1:.I$1048576];[$mil_ass_ru_start.$B23])" office:value-type="string" office:string-value="RUS" calcext:value-type="string">
            <text:p>RUS</text:p>
          </table:table-cell>
          <table:table-cell table:number-matrix-columns-spanned="1" table:number-matrix-rows-spanned="1" table:formula="of:=INDEX([$military_assets.J$1:.J$1048576];[$mil_ass_ru_start.$B23])" office:value-type="string" office:string-value="Submarine" calcext:value-type="string">
            <text:p>Submarine</text:p>
          </table:table-cell>
          <table:table-cell table:number-matrix-columns-spanned="1" table:number-matrix-rows-spanned="1" table:formula="of:=INDEX([$military_assets.K$1:.K$1048576];[$mil_ass_ru_start.$B23])"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23])" office:value-type="string" office:string-value="Images/yasen.jpg" calcext:value-type="string">
            <text:p>Images/yasen.jpg</text:p>
          </table:table-cell>
          <table:table-cell table:number-matrix-columns-spanned="1" table:number-matrix-rows-spanned="1" table:formula="of:=INDEX([$military_assets.M$1:.M$1048576];[$mil_ass_ru_start.$B23])" office:value-type="string" office:string-value="With more than twice the firepower of western submarines, the Yasen is Russia's best effort in no-expense-spared attack submarine development." calcext:value-type="string">
            <text:p>With more than twice the firepower of western submarines, the Yasen is Russia's best effort in no-expense-spared attack submarine development.</text:p>
          </table:table-cell>
          <table:table-cell table:number-matrix-columns-spanned="1" table:number-matrix-rows-spanned="1" table:formula="of:=INDEX([$military_assets.N$1:.N$1048576];[$mil_ass_ru_start.$B23])" office:value-type="string" office:string-value="0.0.1" calcext:value-type="string">
            <text:p>0.0.1</text:p>
          </table:table-cell>
          <table:table-cell table:number-columns-repeated="47"/>
        </table:table-row>
        <table:table-row table:style-name="ro14">
          <table:table-cell office:value-type="float" office:value="0" calcext:value-type="float">
            <text:p>0</text:p>
          </table:table-cell>
          <table:table-cell office:value-type="float" office:value="21" calcext:value-type="float">
            <text:p>21</text:p>
          </table:table-cell>
          <table:table-cell table:style-name="ce15" office:value-type="string" calcext:value-type="string">
            <text:p>Kazan</text:p>
          </table:table-cell>
          <table:table-cell table:number-matrix-columns-spanned="1" table:number-matrix-rows-spanned="1" table:formula="of:=INDEX([$military_assets.A$1:.A$1048576];[$mil_ass_ru_start.$B24])" office:value-type="string" office:string-value="Yasen Class SSGN" calcext:value-type="string">
            <text:p>Yasen Class SSGN</text:p>
          </table:table-cell>
          <table:table-cell table:number-matrix-columns-spanned="1" table:number-matrix-rows-spanned="1" table:formula="of:=INDEX([$military_assets.B$1:.B$1048576];[$mil_ass_ru_start.$B24])" office:value-type="float" office:value="0" calcext:value-type="float">
            <text:p>0</text:p>
          </table:table-cell>
          <table:table-cell table:number-matrix-columns-spanned="1" table:number-matrix-rows-spanned="1" table:formula="of:=INDEX([$military_assets.C$1:.C$1048576];[$mil_ass_ru_start.$B24])" office:value-type="float" office:value="0" calcext:value-type="float">
            <text:p>0</text:p>
          </table:table-cell>
          <table:table-cell table:number-matrix-columns-spanned="1" table:number-matrix-rows-spanned="1" table:formula="of:=INDEX([$military_assets.D$1:.D$1048576];[$mil_ass_ru_start.$B24])" office:value-type="float" office:value="0" calcext:value-type="float">
            <text:p>0</text:p>
          </table:table-cell>
          <table:table-cell table:number-matrix-columns-spanned="1" table:number-matrix-rows-spanned="1" table:formula="of:=INDEX([$military_assets.E$1:.E$1048576];[$mil_ass_ru_start.$B24])" office:value-type="float" office:value="5" calcext:value-type="float">
            <text:p>5</text:p>
          </table:table-cell>
          <table:table-cell table:number-matrix-columns-spanned="1" table:number-matrix-rows-spanned="1" table:formula="of:=INDEX([$military_assets.F$1:.F$1048576];[$mil_ass_ru_start.$B24])" office:value-type="float" office:value="0" calcext:value-type="float">
            <text:p>0</text:p>
          </table:table-cell>
          <table:table-cell table:number-matrix-columns-spanned="1" table:number-matrix-rows-spanned="1" table:formula="of:=INDEX([$military_assets.G$1:.G$1048576];[$mil_ass_ru_start.$B24])" office:value-type="float" office:value="3" calcext:value-type="float">
            <text:p>3</text:p>
          </table:table-cell>
          <table:table-cell table:number-matrix-columns-spanned="1" table:number-matrix-rows-spanned="1" table:formula="of:=INDEX([$military_assets.H$1:.H$1048576];[$mil_ass_ru_start.$B24])" office:value-type="float" office:value="5" calcext:value-type="float">
            <text:p>5</text:p>
          </table:table-cell>
          <table:table-cell table:number-matrix-columns-spanned="1" table:number-matrix-rows-spanned="1" table:formula="of:=INDEX([$military_assets.I$1:.I$1048576];[$mil_ass_ru_start.$B24])" office:value-type="string" office:string-value="RUS" calcext:value-type="string">
            <text:p>RUS</text:p>
          </table:table-cell>
          <table:table-cell table:number-matrix-columns-spanned="1" table:number-matrix-rows-spanned="1" table:formula="of:=INDEX([$military_assets.J$1:.J$1048576];[$mil_ass_ru_start.$B24])" office:value-type="string" office:string-value="Submarine" calcext:value-type="string">
            <text:p>Submarine</text:p>
          </table:table-cell>
          <table:table-cell table:number-matrix-columns-spanned="1" table:number-matrix-rows-spanned="1" table:formula="of:=INDEX([$military_assets.K$1:.K$1048576];[$mil_ass_ru_start.$B24])"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24])" office:value-type="string" office:string-value="Images/yasen.jpg" calcext:value-type="string">
            <text:p>Images/yasen.jpg</text:p>
          </table:table-cell>
          <table:table-cell table:number-matrix-columns-spanned="1" table:number-matrix-rows-spanned="1" table:formula="of:=INDEX([$military_assets.M$1:.M$1048576];[$mil_ass_ru_start.$B24])" office:value-type="string" office:string-value="With more than twice the firepower of western submarines, the Yasen is Russia's best effort in no-expense-spared attack submarine development." calcext:value-type="string">
            <text:p>With more than twice the firepower of western submarines, the Yasen is Russia's best effort in no-expense-spared attack submarine development.</text:p>
          </table:table-cell>
          <table:table-cell table:number-matrix-columns-spanned="1" table:number-matrix-rows-spanned="1" table:formula="of:=INDEX([$military_assets.N$1:.N$1048576];[$mil_ass_ru_start.$B24])"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3" calcext:value-type="float">
            <text:p>23</text:p>
          </table:table-cell>
          <table:table-cell table:style-name="ce15" office:value-type="string" calcext:value-type="string">
            <text:p>Tver</text:p>
          </table:table-cell>
          <table:table-cell table:number-matrix-columns-spanned="1" table:number-matrix-rows-spanned="1" table:formula="of:=INDEX([$military_assets.A$1:.A$1048576];[$mil_ass_ru_start.$B25])" office:value-type="string" office:string-value="Oscar II Class SSGN" calcext:value-type="string">
            <text:p>Oscar II Class SSGN</text:p>
          </table:table-cell>
          <table:table-cell table:number-matrix-columns-spanned="1" table:number-matrix-rows-spanned="1" table:formula="of:=INDEX([$military_assets.B$1:.B$1048576];[$mil_ass_ru_start.$B25])" office:value-type="float" office:value="0" calcext:value-type="float">
            <text:p>0</text:p>
          </table:table-cell>
          <table:table-cell table:number-matrix-columns-spanned="1" table:number-matrix-rows-spanned="1" table:formula="of:=INDEX([$military_assets.C$1:.C$1048576];[$mil_ass_ru_start.$B25])" office:value-type="float" office:value="0" calcext:value-type="float">
            <text:p>0</text:p>
          </table:table-cell>
          <table:table-cell table:number-matrix-columns-spanned="1" table:number-matrix-rows-spanned="1" table:formula="of:=INDEX([$military_assets.D$1:.D$1048576];[$mil_ass_ru_start.$B25])" office:value-type="float" office:value="0" calcext:value-type="float">
            <text:p>0</text:p>
          </table:table-cell>
          <table:table-cell table:number-matrix-columns-spanned="1" table:number-matrix-rows-spanned="1" table:formula="of:=INDEX([$military_assets.E$1:.E$1048576];[$mil_ass_ru_start.$B25])" office:value-type="float" office:value="4" calcext:value-type="float">
            <text:p>4</text:p>
          </table:table-cell>
          <table:table-cell table:number-matrix-columns-spanned="1" table:number-matrix-rows-spanned="1" table:formula="of:=INDEX([$military_assets.F$1:.F$1048576];[$mil_ass_ru_start.$B25])" office:value-type="float" office:value="0" calcext:value-type="float">
            <text:p>0</text:p>
          </table:table-cell>
          <table:table-cell table:number-matrix-columns-spanned="1" table:number-matrix-rows-spanned="1" table:formula="of:=INDEX([$military_assets.G$1:.G$1048576];[$mil_ass_ru_start.$B25])" office:value-type="float" office:value="1" calcext:value-type="float">
            <text:p>1</text:p>
          </table:table-cell>
          <table:table-cell table:number-matrix-columns-spanned="1" table:number-matrix-rows-spanned="1" table:formula="of:=INDEX([$military_assets.H$1:.H$1048576];[$mil_ass_ru_start.$B25])" office:value-type="float" office:value="3" calcext:value-type="float">
            <text:p>3</text:p>
          </table:table-cell>
          <table:table-cell table:number-matrix-columns-spanned="1" table:number-matrix-rows-spanned="1" table:formula="of:=INDEX([$military_assets.I$1:.I$1048576];[$mil_ass_ru_start.$B25])" office:value-type="string" office:string-value="RUS" calcext:value-type="string">
            <text:p>RUS</text:p>
          </table:table-cell>
          <table:table-cell table:number-matrix-columns-spanned="1" table:number-matrix-rows-spanned="1" table:formula="of:=INDEX([$military_assets.J$1:.J$1048576];[$mil_ass_ru_start.$B25])" office:value-type="string" office:string-value="Submarine" calcext:value-type="string">
            <text:p>Submarine</text:p>
          </table:table-cell>
          <table:table-cell table:number-matrix-columns-spanned="1" table:number-matrix-rows-spanned="1" table:formula="of:=INDEX([$military_assets.K$1:.K$1048576];[$mil_ass_ru_start.$B25])"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25])" office:value-type="string" office:string-value="Images/oscar2.jpg" calcext:value-type="string">
            <text:p>Images/oscar2.jpg</text:p>
          </table:table-cell>
          <table:table-cell table:number-matrix-columns-spanned="1" table:number-matrix-rows-spanned="1" table:formula="of:=INDEX([$military_assets.M$1:.M$1048576];[$mil_ass_ru_start.$B25])" office:value-type="string" office:string-value="The massive but aging Oscar is a relic of Cold War Soviet strategy. That said, it's large guided missile batteries are still a formidable threat to US carriers." calcext:value-type="string">
            <text:p>The massive but aging Oscar is a relic of Cold War Soviet strategy. That said, it's large guided missile batteries are still a formidable threat to US carriers.</text:p>
          </table:table-cell>
          <table:table-cell table:number-matrix-columns-spanned="1" table:number-matrix-rows-spanned="1" table:formula="of:=INDEX([$military_assets.N$1:.N$1048576];[$mil_ass_ru_start.$B25])"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3" calcext:value-type="float">
            <text:p>23</text:p>
          </table:table-cell>
          <table:table-cell table:style-name="ce15" office:value-type="string" calcext:value-type="string">
            <text:p>Chelyabinsk</text:p>
          </table:table-cell>
          <table:table-cell table:number-matrix-columns-spanned="1" table:number-matrix-rows-spanned="1" table:formula="of:=INDEX([$military_assets.A$1:.A$1048576];[$mil_ass_ru_start.$B26])" office:value-type="string" office:string-value="Oscar II Class SSGN" calcext:value-type="string">
            <text:p>Oscar II Class SSGN</text:p>
          </table:table-cell>
          <table:table-cell table:number-matrix-columns-spanned="1" table:number-matrix-rows-spanned="1" table:formula="of:=INDEX([$military_assets.B$1:.B$1048576];[$mil_ass_ru_start.$B26])" office:value-type="float" office:value="0" calcext:value-type="float">
            <text:p>0</text:p>
          </table:table-cell>
          <table:table-cell table:number-matrix-columns-spanned="1" table:number-matrix-rows-spanned="1" table:formula="of:=INDEX([$military_assets.C$1:.C$1048576];[$mil_ass_ru_start.$B26])" office:value-type="float" office:value="0" calcext:value-type="float">
            <text:p>0</text:p>
          </table:table-cell>
          <table:table-cell table:number-matrix-columns-spanned="1" table:number-matrix-rows-spanned="1" table:formula="of:=INDEX([$military_assets.D$1:.D$1048576];[$mil_ass_ru_start.$B26])" office:value-type="float" office:value="0" calcext:value-type="float">
            <text:p>0</text:p>
          </table:table-cell>
          <table:table-cell table:number-matrix-columns-spanned="1" table:number-matrix-rows-spanned="1" table:formula="of:=INDEX([$military_assets.E$1:.E$1048576];[$mil_ass_ru_start.$B26])" office:value-type="float" office:value="4" calcext:value-type="float">
            <text:p>4</text:p>
          </table:table-cell>
          <table:table-cell table:number-matrix-columns-spanned="1" table:number-matrix-rows-spanned="1" table:formula="of:=INDEX([$military_assets.F$1:.F$1048576];[$mil_ass_ru_start.$B26])" office:value-type="float" office:value="0" calcext:value-type="float">
            <text:p>0</text:p>
          </table:table-cell>
          <table:table-cell table:number-matrix-columns-spanned="1" table:number-matrix-rows-spanned="1" table:formula="of:=INDEX([$military_assets.G$1:.G$1048576];[$mil_ass_ru_start.$B26])" office:value-type="float" office:value="1" calcext:value-type="float">
            <text:p>1</text:p>
          </table:table-cell>
          <table:table-cell table:number-matrix-columns-spanned="1" table:number-matrix-rows-spanned="1" table:formula="of:=INDEX([$military_assets.H$1:.H$1048576];[$mil_ass_ru_start.$B26])" office:value-type="float" office:value="3" calcext:value-type="float">
            <text:p>3</text:p>
          </table:table-cell>
          <table:table-cell table:number-matrix-columns-spanned="1" table:number-matrix-rows-spanned="1" table:formula="of:=INDEX([$military_assets.I$1:.I$1048576];[$mil_ass_ru_start.$B26])" office:value-type="string" office:string-value="RUS" calcext:value-type="string">
            <text:p>RUS</text:p>
          </table:table-cell>
          <table:table-cell table:number-matrix-columns-spanned="1" table:number-matrix-rows-spanned="1" table:formula="of:=INDEX([$military_assets.J$1:.J$1048576];[$mil_ass_ru_start.$B26])" office:value-type="string" office:string-value="Submarine" calcext:value-type="string">
            <text:p>Submarine</text:p>
          </table:table-cell>
          <table:table-cell table:number-matrix-columns-spanned="1" table:number-matrix-rows-spanned="1" table:formula="of:=INDEX([$military_assets.K$1:.K$1048576];[$mil_ass_ru_start.$B26])"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26])" office:value-type="string" office:string-value="Images/oscar2.jpg" calcext:value-type="string">
            <text:p>Images/oscar2.jpg</text:p>
          </table:table-cell>
          <table:table-cell table:number-matrix-columns-spanned="1" table:number-matrix-rows-spanned="1" table:formula="of:=INDEX([$military_assets.M$1:.M$1048576];[$mil_ass_ru_start.$B26])" office:value-type="string" office:string-value="The massive but aging Oscar is a relic of Cold War Soviet strategy. That said, it's large guided missile batteries are still a formidable threat to US carriers." calcext:value-type="string">
            <text:p>The massive but aging Oscar is a relic of Cold War Soviet strategy. That said, it's large guided missile batteries are still a formidable threat to US carriers.</text:p>
          </table:table-cell>
          <table:table-cell table:number-matrix-columns-spanned="1" table:number-matrix-rows-spanned="1" table:formula="of:=INDEX([$military_assets.N$1:.N$1048576];[$mil_ass_ru_start.$B26])"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3" calcext:value-type="float">
            <text:p>23</text:p>
          </table:table-cell>
          <table:table-cell table:style-name="ce15" office:value-type="string" calcext:value-type="string">
            <text:p>Omsk</text:p>
          </table:table-cell>
          <table:table-cell table:number-matrix-columns-spanned="1" table:number-matrix-rows-spanned="1" table:formula="of:=INDEX([$military_assets.A$1:.A$1048576];[$mil_ass_ru_start.$B27])" office:value-type="string" office:string-value="Oscar II Class SSGN" calcext:value-type="string">
            <text:p>Oscar II Class SSGN</text:p>
          </table:table-cell>
          <table:table-cell table:number-matrix-columns-spanned="1" table:number-matrix-rows-spanned="1" table:formula="of:=INDEX([$military_assets.B$1:.B$1048576];[$mil_ass_ru_start.$B27])" office:value-type="float" office:value="0" calcext:value-type="float">
            <text:p>0</text:p>
          </table:table-cell>
          <table:table-cell table:number-matrix-columns-spanned="1" table:number-matrix-rows-spanned="1" table:formula="of:=INDEX([$military_assets.C$1:.C$1048576];[$mil_ass_ru_start.$B27])" office:value-type="float" office:value="0" calcext:value-type="float">
            <text:p>0</text:p>
          </table:table-cell>
          <table:table-cell table:number-matrix-columns-spanned="1" table:number-matrix-rows-spanned="1" table:formula="of:=INDEX([$military_assets.D$1:.D$1048576];[$mil_ass_ru_start.$B27])" office:value-type="float" office:value="0" calcext:value-type="float">
            <text:p>0</text:p>
          </table:table-cell>
          <table:table-cell table:number-matrix-columns-spanned="1" table:number-matrix-rows-spanned="1" table:formula="of:=INDEX([$military_assets.E$1:.E$1048576];[$mil_ass_ru_start.$B27])" office:value-type="float" office:value="4" calcext:value-type="float">
            <text:p>4</text:p>
          </table:table-cell>
          <table:table-cell table:number-matrix-columns-spanned="1" table:number-matrix-rows-spanned="1" table:formula="of:=INDEX([$military_assets.F$1:.F$1048576];[$mil_ass_ru_start.$B27])" office:value-type="float" office:value="0" calcext:value-type="float">
            <text:p>0</text:p>
          </table:table-cell>
          <table:table-cell table:number-matrix-columns-spanned="1" table:number-matrix-rows-spanned="1" table:formula="of:=INDEX([$military_assets.G$1:.G$1048576];[$mil_ass_ru_start.$B27])" office:value-type="float" office:value="1" calcext:value-type="float">
            <text:p>1</text:p>
          </table:table-cell>
          <table:table-cell table:number-matrix-columns-spanned="1" table:number-matrix-rows-spanned="1" table:formula="of:=INDEX([$military_assets.H$1:.H$1048576];[$mil_ass_ru_start.$B27])" office:value-type="float" office:value="3" calcext:value-type="float">
            <text:p>3</text:p>
          </table:table-cell>
          <table:table-cell table:number-matrix-columns-spanned="1" table:number-matrix-rows-spanned="1" table:formula="of:=INDEX([$military_assets.I$1:.I$1048576];[$mil_ass_ru_start.$B27])" office:value-type="string" office:string-value="RUS" calcext:value-type="string">
            <text:p>RUS</text:p>
          </table:table-cell>
          <table:table-cell table:number-matrix-columns-spanned="1" table:number-matrix-rows-spanned="1" table:formula="of:=INDEX([$military_assets.J$1:.J$1048576];[$mil_ass_ru_start.$B27])" office:value-type="string" office:string-value="Submarine" calcext:value-type="string">
            <text:p>Submarine</text:p>
          </table:table-cell>
          <table:table-cell table:number-matrix-columns-spanned="1" table:number-matrix-rows-spanned="1" table:formula="of:=INDEX([$military_assets.K$1:.K$1048576];[$mil_ass_ru_start.$B27])"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27])" office:value-type="string" office:string-value="Images/oscar2.jpg" calcext:value-type="string">
            <text:p>Images/oscar2.jpg</text:p>
          </table:table-cell>
          <table:table-cell table:number-matrix-columns-spanned="1" table:number-matrix-rows-spanned="1" table:formula="of:=INDEX([$military_assets.M$1:.M$1048576];[$mil_ass_ru_start.$B27])" office:value-type="string" office:string-value="The massive but aging Oscar is a relic of Cold War Soviet strategy. That said, it's large guided missile batteries are still a formidable threat to US carriers." calcext:value-type="string">
            <text:p>The massive but aging Oscar is a relic of Cold War Soviet strategy. That said, it's large guided missile batteries are still a formidable threat to US carriers.</text:p>
          </table:table-cell>
          <table:table-cell table:number-matrix-columns-spanned="1" table:number-matrix-rows-spanned="1" table:formula="of:=INDEX([$military_assets.N$1:.N$1048576];[$mil_ass_ru_start.$B27])"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3" calcext:value-type="float">
            <text:p>23</text:p>
          </table:table-cell>
          <table:table-cell table:style-name="ce15" office:value-type="string" calcext:value-type="string">
            <text:p>Tomsk</text:p>
          </table:table-cell>
          <table:table-cell table:number-matrix-columns-spanned="1" table:number-matrix-rows-spanned="1" table:formula="of:=INDEX([$military_assets.A$1:.A$1048576];[$mil_ass_ru_start.$B28])" office:value-type="string" office:string-value="Oscar II Class SSGN" calcext:value-type="string">
            <text:p>Oscar II Class SSGN</text:p>
          </table:table-cell>
          <table:table-cell table:number-matrix-columns-spanned="1" table:number-matrix-rows-spanned="1" table:formula="of:=INDEX([$military_assets.B$1:.B$1048576];[$mil_ass_ru_start.$B28])" office:value-type="float" office:value="0" calcext:value-type="float">
            <text:p>0</text:p>
          </table:table-cell>
          <table:table-cell table:number-matrix-columns-spanned="1" table:number-matrix-rows-spanned="1" table:formula="of:=INDEX([$military_assets.C$1:.C$1048576];[$mil_ass_ru_start.$B28])" office:value-type="float" office:value="0" calcext:value-type="float">
            <text:p>0</text:p>
          </table:table-cell>
          <table:table-cell table:number-matrix-columns-spanned="1" table:number-matrix-rows-spanned="1" table:formula="of:=INDEX([$military_assets.D$1:.D$1048576];[$mil_ass_ru_start.$B28])" office:value-type="float" office:value="0" calcext:value-type="float">
            <text:p>0</text:p>
          </table:table-cell>
          <table:table-cell table:number-matrix-columns-spanned="1" table:number-matrix-rows-spanned="1" table:formula="of:=INDEX([$military_assets.E$1:.E$1048576];[$mil_ass_ru_start.$B28])" office:value-type="float" office:value="4" calcext:value-type="float">
            <text:p>4</text:p>
          </table:table-cell>
          <table:table-cell table:number-matrix-columns-spanned="1" table:number-matrix-rows-spanned="1" table:formula="of:=INDEX([$military_assets.F$1:.F$1048576];[$mil_ass_ru_start.$B28])" office:value-type="float" office:value="0" calcext:value-type="float">
            <text:p>0</text:p>
          </table:table-cell>
          <table:table-cell table:number-matrix-columns-spanned="1" table:number-matrix-rows-spanned="1" table:formula="of:=INDEX([$military_assets.G$1:.G$1048576];[$mil_ass_ru_start.$B28])" office:value-type="float" office:value="1" calcext:value-type="float">
            <text:p>1</text:p>
          </table:table-cell>
          <table:table-cell table:number-matrix-columns-spanned="1" table:number-matrix-rows-spanned="1" table:formula="of:=INDEX([$military_assets.H$1:.H$1048576];[$mil_ass_ru_start.$B28])" office:value-type="float" office:value="3" calcext:value-type="float">
            <text:p>3</text:p>
          </table:table-cell>
          <table:table-cell table:number-matrix-columns-spanned="1" table:number-matrix-rows-spanned="1" table:formula="of:=INDEX([$military_assets.I$1:.I$1048576];[$mil_ass_ru_start.$B28])" office:value-type="string" office:string-value="RUS" calcext:value-type="string">
            <text:p>RUS</text:p>
          </table:table-cell>
          <table:table-cell table:number-matrix-columns-spanned="1" table:number-matrix-rows-spanned="1" table:formula="of:=INDEX([$military_assets.J$1:.J$1048576];[$mil_ass_ru_start.$B28])" office:value-type="string" office:string-value="Submarine" calcext:value-type="string">
            <text:p>Submarine</text:p>
          </table:table-cell>
          <table:table-cell table:number-matrix-columns-spanned="1" table:number-matrix-rows-spanned="1" table:formula="of:=INDEX([$military_assets.K$1:.K$1048576];[$mil_ass_ru_start.$B28])"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28])" office:value-type="string" office:string-value="Images/oscar2.jpg" calcext:value-type="string">
            <text:p>Images/oscar2.jpg</text:p>
          </table:table-cell>
          <table:table-cell table:number-matrix-columns-spanned="1" table:number-matrix-rows-spanned="1" table:formula="of:=INDEX([$military_assets.M$1:.M$1048576];[$mil_ass_ru_start.$B28])" office:value-type="string" office:string-value="The massive but aging Oscar is a relic of Cold War Soviet strategy. That said, it's large guided missile batteries are still a formidable threat to US carriers." calcext:value-type="string">
            <text:p>The massive but aging Oscar is a relic of Cold War Soviet strategy. That said, it's large guided missile batteries are still a formidable threat to US carriers.</text:p>
          </table:table-cell>
          <table:table-cell table:number-matrix-columns-spanned="1" table:number-matrix-rows-spanned="1" table:formula="of:=INDEX([$military_assets.N$1:.N$1048576];[$mil_ass_ru_start.$B28])" office:value-type="string" office:string-value="0.0.1" calcext:value-type="string">
            <text:p>0.0.1</text:p>
          </table:table-cell>
          <table:table-cell table:number-columns-repeated="47"/>
        </table:table-row>
        <table:table-row table:style-name="ro14">
          <table:table-cell office:value-type="float" office:value="0" calcext:value-type="float">
            <text:p>0</text:p>
          </table:table-cell>
          <table:table-cell office:value-type="float" office:value="27" calcext:value-type="float">
            <text:p>27</text:p>
          </table:table-cell>
          <table:table-cell table:style-name="ce15" office:value-type="string" calcext:value-type="string">
            <text:p>Leopard</text:p>
          </table:table-cell>
          <table:table-cell table:number-matrix-columns-spanned="1" table:number-matrix-rows-spanned="1" table:formula="of:=INDEX([$military_assets.A$1:.A$1048576];[$mil_ass_ru_start.$B29])" office:value-type="string" office:string-value="Akula Class SSN" calcext:value-type="string">
            <text:p>Akula Class SSN</text:p>
          </table:table-cell>
          <table:table-cell table:number-matrix-columns-spanned="1" table:number-matrix-rows-spanned="1" table:formula="of:=INDEX([$military_assets.B$1:.B$1048576];[$mil_ass_ru_start.$B29])" office:value-type="float" office:value="0" calcext:value-type="float">
            <text:p>0</text:p>
          </table:table-cell>
          <table:table-cell table:number-matrix-columns-spanned="1" table:number-matrix-rows-spanned="1" table:formula="of:=INDEX([$military_assets.C$1:.C$1048576];[$mil_ass_ru_start.$B29])" office:value-type="float" office:value="0" calcext:value-type="float">
            <text:p>0</text:p>
          </table:table-cell>
          <table:table-cell table:number-matrix-columns-spanned="1" table:number-matrix-rows-spanned="1" table:formula="of:=INDEX([$military_assets.D$1:.D$1048576];[$mil_ass_ru_start.$B29])" office:value-type="float" office:value="0" calcext:value-type="float">
            <text:p>0</text:p>
          </table:table-cell>
          <table:table-cell table:number-matrix-columns-spanned="1" table:number-matrix-rows-spanned="1" table:formula="of:=INDEX([$military_assets.E$1:.E$1048576];[$mil_ass_ru_start.$B29])" office:value-type="float" office:value="3" calcext:value-type="float">
            <text:p>3</text:p>
          </table:table-cell>
          <table:table-cell table:number-matrix-columns-spanned="1" table:number-matrix-rows-spanned="1" table:formula="of:=INDEX([$military_assets.F$1:.F$1048576];[$mil_ass_ru_start.$B29])" office:value-type="float" office:value="0" calcext:value-type="float">
            <text:p>0</text:p>
          </table:table-cell>
          <table:table-cell table:number-matrix-columns-spanned="1" table:number-matrix-rows-spanned="1" table:formula="of:=INDEX([$military_assets.G$1:.G$1048576];[$mil_ass_ru_start.$B29])" office:value-type="float" office:value="3" calcext:value-type="float">
            <text:p>3</text:p>
          </table:table-cell>
          <table:table-cell table:number-matrix-columns-spanned="1" table:number-matrix-rows-spanned="1" table:formula="of:=INDEX([$military_assets.H$1:.H$1048576];[$mil_ass_ru_start.$B29])" office:value-type="float" office:value="3" calcext:value-type="float">
            <text:p>3</text:p>
          </table:table-cell>
          <table:table-cell table:number-matrix-columns-spanned="1" table:number-matrix-rows-spanned="1" table:formula="of:=INDEX([$military_assets.I$1:.I$1048576];[$mil_ass_ru_start.$B29])" office:value-type="string" office:string-value="RUS" calcext:value-type="string">
            <text:p>RUS</text:p>
          </table:table-cell>
          <table:table-cell table:number-matrix-columns-spanned="1" table:number-matrix-rows-spanned="1" table:formula="of:=INDEX([$military_assets.J$1:.J$1048576];[$mil_ass_ru_start.$B29])" office:value-type="string" office:string-value="Submarine" calcext:value-type="string">
            <text:p>Submarine</text:p>
          </table:table-cell>
          <table:table-cell table:number-matrix-columns-spanned="1" table:number-matrix-rows-spanned="1" table:formula="of:=INDEX([$military_assets.K$1:.K$1048576];[$mil_ass_ru_start.$B29])"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29])" office:value-type="string" office:string-value="Images/akula.jpg" calcext:value-type="string">
            <text:p>Images/akula.jpg</text:p>
          </table:table-cell>
          <table:table-cell table:number-matrix-columns-spanned="1" table:number-matrix-rows-spanned="1" table:formula="of:=INDEX([$military_assets.M$1:.M$1048576];[$mil_ass_ru_start.$B29])" office:value-type="string" office:string-value="In Russian, akula means shark" calcext:value-type="string">
            <text:p>In Russian, akula means shark</text:p>
          </table:table-cell>
          <table:table-cell table:number-matrix-columns-spanned="1" table:number-matrix-rows-spanned="1" table:formula="of:=INDEX([$military_assets.N$1:.N$1048576];[$mil_ass_ru_start.$B29])" office:value-type="string" office:string-value="0.0.1" calcext:value-type="string">
            <text:p>0.0.1</text:p>
          </table:table-cell>
          <table:table-cell table:number-columns-repeated="47"/>
        </table:table-row>
        <table:table-row table:style-name="ro14">
          <table:table-cell office:value-type="float" office:value="0" calcext:value-type="float">
            <text:p>0</text:p>
          </table:table-cell>
          <table:table-cell office:value-type="float" office:value="27" calcext:value-type="float">
            <text:p>27</text:p>
          </table:table-cell>
          <table:table-cell table:style-name="ce15" office:value-type="string" calcext:value-type="string">
            <text:p>Tigr</text:p>
          </table:table-cell>
          <table:table-cell table:number-matrix-columns-spanned="1" table:number-matrix-rows-spanned="1" table:formula="of:=INDEX([$military_assets.A$1:.A$1048576];[$mil_ass_ru_start.$B30])" office:value-type="string" office:string-value="Akula Class SSN" calcext:value-type="string">
            <text:p>Akula Class SSN</text:p>
          </table:table-cell>
          <table:table-cell table:number-matrix-columns-spanned="1" table:number-matrix-rows-spanned="1" table:formula="of:=INDEX([$military_assets.B$1:.B$1048576];[$mil_ass_ru_start.$B30])" office:value-type="float" office:value="0" calcext:value-type="float">
            <text:p>0</text:p>
          </table:table-cell>
          <table:table-cell table:number-matrix-columns-spanned="1" table:number-matrix-rows-spanned="1" table:formula="of:=INDEX([$military_assets.C$1:.C$1048576];[$mil_ass_ru_start.$B30])" office:value-type="float" office:value="0" calcext:value-type="float">
            <text:p>0</text:p>
          </table:table-cell>
          <table:table-cell table:number-matrix-columns-spanned="1" table:number-matrix-rows-spanned="1" table:formula="of:=INDEX([$military_assets.D$1:.D$1048576];[$mil_ass_ru_start.$B30])" office:value-type="float" office:value="0" calcext:value-type="float">
            <text:p>0</text:p>
          </table:table-cell>
          <table:table-cell table:number-matrix-columns-spanned="1" table:number-matrix-rows-spanned="1" table:formula="of:=INDEX([$military_assets.E$1:.E$1048576];[$mil_ass_ru_start.$B30])" office:value-type="float" office:value="3" calcext:value-type="float">
            <text:p>3</text:p>
          </table:table-cell>
          <table:table-cell table:number-matrix-columns-spanned="1" table:number-matrix-rows-spanned="1" table:formula="of:=INDEX([$military_assets.F$1:.F$1048576];[$mil_ass_ru_start.$B30])" office:value-type="float" office:value="0" calcext:value-type="float">
            <text:p>0</text:p>
          </table:table-cell>
          <table:table-cell table:number-matrix-columns-spanned="1" table:number-matrix-rows-spanned="1" table:formula="of:=INDEX([$military_assets.G$1:.G$1048576];[$mil_ass_ru_start.$B30])" office:value-type="float" office:value="3" calcext:value-type="float">
            <text:p>3</text:p>
          </table:table-cell>
          <table:table-cell table:number-matrix-columns-spanned="1" table:number-matrix-rows-spanned="1" table:formula="of:=INDEX([$military_assets.H$1:.H$1048576];[$mil_ass_ru_start.$B30])" office:value-type="float" office:value="3" calcext:value-type="float">
            <text:p>3</text:p>
          </table:table-cell>
          <table:table-cell table:number-matrix-columns-spanned="1" table:number-matrix-rows-spanned="1" table:formula="of:=INDEX([$military_assets.I$1:.I$1048576];[$mil_ass_ru_start.$B30])" office:value-type="string" office:string-value="RUS" calcext:value-type="string">
            <text:p>RUS</text:p>
          </table:table-cell>
          <table:table-cell table:number-matrix-columns-spanned="1" table:number-matrix-rows-spanned="1" table:formula="of:=INDEX([$military_assets.J$1:.J$1048576];[$mil_ass_ru_start.$B30])" office:value-type="string" office:string-value="Submarine" calcext:value-type="string">
            <text:p>Submarine</text:p>
          </table:table-cell>
          <table:table-cell table:number-matrix-columns-spanned="1" table:number-matrix-rows-spanned="1" table:formula="of:=INDEX([$military_assets.K$1:.K$1048576];[$mil_ass_ru_start.$B30])"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30])" office:value-type="string" office:string-value="Images/akula.jpg" calcext:value-type="string">
            <text:p>Images/akula.jpg</text:p>
          </table:table-cell>
          <table:table-cell table:number-matrix-columns-spanned="1" table:number-matrix-rows-spanned="1" table:formula="of:=INDEX([$military_assets.M$1:.M$1048576];[$mil_ass_ru_start.$B30])" office:value-type="string" office:string-value="In Russian, akula means shark" calcext:value-type="string">
            <text:p>In Russian, akula means shark</text:p>
          </table:table-cell>
          <table:table-cell table:number-matrix-columns-spanned="1" table:number-matrix-rows-spanned="1" table:formula="of:=INDEX([$military_assets.N$1:.N$1048576];[$mil_ass_ru_start.$B30])"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7" calcext:value-type="float">
            <text:p>27</text:p>
          </table:table-cell>
          <table:table-cell table:style-name="ce15" office:value-type="string" calcext:value-type="string">
            <text:p>Volk</text:p>
          </table:table-cell>
          <table:table-cell table:number-matrix-columns-spanned="1" table:number-matrix-rows-spanned="1" table:formula="of:=INDEX([$military_assets.A$1:.A$1048576];[$mil_ass_ru_start.$B31])" office:value-type="string" office:string-value="Akula Class SSN" calcext:value-type="string">
            <text:p>Akula Class SSN</text:p>
          </table:table-cell>
          <table:table-cell table:number-matrix-columns-spanned="1" table:number-matrix-rows-spanned="1" table:formula="of:=INDEX([$military_assets.B$1:.B$1048576];[$mil_ass_ru_start.$B31])" office:value-type="float" office:value="0" calcext:value-type="float">
            <text:p>0</text:p>
          </table:table-cell>
          <table:table-cell table:number-matrix-columns-spanned="1" table:number-matrix-rows-spanned="1" table:formula="of:=INDEX([$military_assets.C$1:.C$1048576];[$mil_ass_ru_start.$B31])" office:value-type="float" office:value="0" calcext:value-type="float">
            <text:p>0</text:p>
          </table:table-cell>
          <table:table-cell table:number-matrix-columns-spanned="1" table:number-matrix-rows-spanned="1" table:formula="of:=INDEX([$military_assets.D$1:.D$1048576];[$mil_ass_ru_start.$B31])" office:value-type="float" office:value="0" calcext:value-type="float">
            <text:p>0</text:p>
          </table:table-cell>
          <table:table-cell table:number-matrix-columns-spanned="1" table:number-matrix-rows-spanned="1" table:formula="of:=INDEX([$military_assets.E$1:.E$1048576];[$mil_ass_ru_start.$B31])" office:value-type="float" office:value="3" calcext:value-type="float">
            <text:p>3</text:p>
          </table:table-cell>
          <table:table-cell table:number-matrix-columns-spanned="1" table:number-matrix-rows-spanned="1" table:formula="of:=INDEX([$military_assets.F$1:.F$1048576];[$mil_ass_ru_start.$B31])" office:value-type="float" office:value="0" calcext:value-type="float">
            <text:p>0</text:p>
          </table:table-cell>
          <table:table-cell table:number-matrix-columns-spanned="1" table:number-matrix-rows-spanned="1" table:formula="of:=INDEX([$military_assets.G$1:.G$1048576];[$mil_ass_ru_start.$B31])" office:value-type="float" office:value="3" calcext:value-type="float">
            <text:p>3</text:p>
          </table:table-cell>
          <table:table-cell table:number-matrix-columns-spanned="1" table:number-matrix-rows-spanned="1" table:formula="of:=INDEX([$military_assets.H$1:.H$1048576];[$mil_ass_ru_start.$B31])" office:value-type="float" office:value="3" calcext:value-type="float">
            <text:p>3</text:p>
          </table:table-cell>
          <table:table-cell table:number-matrix-columns-spanned="1" table:number-matrix-rows-spanned="1" table:formula="of:=INDEX([$military_assets.I$1:.I$1048576];[$mil_ass_ru_start.$B31])" office:value-type="string" office:string-value="RUS" calcext:value-type="string">
            <text:p>RUS</text:p>
          </table:table-cell>
          <table:table-cell table:number-matrix-columns-spanned="1" table:number-matrix-rows-spanned="1" table:formula="of:=INDEX([$military_assets.J$1:.J$1048576];[$mil_ass_ru_start.$B31])" office:value-type="string" office:string-value="Submarine" calcext:value-type="string">
            <text:p>Submarine</text:p>
          </table:table-cell>
          <table:table-cell table:number-matrix-columns-spanned="1" table:number-matrix-rows-spanned="1" table:formula="of:=INDEX([$military_assets.K$1:.K$1048576];[$mil_ass_ru_start.$B31])"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31])" office:value-type="string" office:string-value="Images/akula.jpg" calcext:value-type="string">
            <text:p>Images/akula.jpg</text:p>
          </table:table-cell>
          <table:table-cell table:number-matrix-columns-spanned="1" table:number-matrix-rows-spanned="1" table:formula="of:=INDEX([$military_assets.M$1:.M$1048576];[$mil_ass_ru_start.$B31])" office:value-type="string" office:string-value="In Russian, akula means shark" calcext:value-type="string">
            <text:p>In Russian, akula means shark</text:p>
          </table:table-cell>
          <table:table-cell table:number-matrix-columns-spanned="1" table:number-matrix-rows-spanned="1" table:formula="of:=INDEX([$military_assets.N$1:.N$1048576];[$mil_ass_ru_start.$B31])"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7" calcext:value-type="float">
            <text:p>27</text:p>
          </table:table-cell>
          <table:table-cell table:style-name="ce15" office:value-type="string" calcext:value-type="string">
            <text:p>Bratsk</text:p>
          </table:table-cell>
          <table:table-cell table:number-matrix-columns-spanned="1" table:number-matrix-rows-spanned="1" table:formula="of:=INDEX([$military_assets.A$1:.A$1048576];[$mil_ass_ru_start.$B32])" office:value-type="string" office:string-value="Akula Class SSN" calcext:value-type="string">
            <text:p>Akula Class SSN</text:p>
          </table:table-cell>
          <table:table-cell table:number-matrix-columns-spanned="1" table:number-matrix-rows-spanned="1" table:formula="of:=INDEX([$military_assets.B$1:.B$1048576];[$mil_ass_ru_start.$B32])" office:value-type="float" office:value="0" calcext:value-type="float">
            <text:p>0</text:p>
          </table:table-cell>
          <table:table-cell table:number-matrix-columns-spanned="1" table:number-matrix-rows-spanned="1" table:formula="of:=INDEX([$military_assets.C$1:.C$1048576];[$mil_ass_ru_start.$B32])" office:value-type="float" office:value="0" calcext:value-type="float">
            <text:p>0</text:p>
          </table:table-cell>
          <table:table-cell table:number-matrix-columns-spanned="1" table:number-matrix-rows-spanned="1" table:formula="of:=INDEX([$military_assets.D$1:.D$1048576];[$mil_ass_ru_start.$B32])" office:value-type="float" office:value="0" calcext:value-type="float">
            <text:p>0</text:p>
          </table:table-cell>
          <table:table-cell table:number-matrix-columns-spanned="1" table:number-matrix-rows-spanned="1" table:formula="of:=INDEX([$military_assets.E$1:.E$1048576];[$mil_ass_ru_start.$B32])" office:value-type="float" office:value="3" calcext:value-type="float">
            <text:p>3</text:p>
          </table:table-cell>
          <table:table-cell table:number-matrix-columns-spanned="1" table:number-matrix-rows-spanned="1" table:formula="of:=INDEX([$military_assets.F$1:.F$1048576];[$mil_ass_ru_start.$B32])" office:value-type="float" office:value="0" calcext:value-type="float">
            <text:p>0</text:p>
          </table:table-cell>
          <table:table-cell table:number-matrix-columns-spanned="1" table:number-matrix-rows-spanned="1" table:formula="of:=INDEX([$military_assets.G$1:.G$1048576];[$mil_ass_ru_start.$B32])" office:value-type="float" office:value="3" calcext:value-type="float">
            <text:p>3</text:p>
          </table:table-cell>
          <table:table-cell table:number-matrix-columns-spanned="1" table:number-matrix-rows-spanned="1" table:formula="of:=INDEX([$military_assets.H$1:.H$1048576];[$mil_ass_ru_start.$B32])" office:value-type="float" office:value="3" calcext:value-type="float">
            <text:p>3</text:p>
          </table:table-cell>
          <table:table-cell table:number-matrix-columns-spanned="1" table:number-matrix-rows-spanned="1" table:formula="of:=INDEX([$military_assets.I$1:.I$1048576];[$mil_ass_ru_start.$B32])" office:value-type="string" office:string-value="RUS" calcext:value-type="string">
            <text:p>RUS</text:p>
          </table:table-cell>
          <table:table-cell table:number-matrix-columns-spanned="1" table:number-matrix-rows-spanned="1" table:formula="of:=INDEX([$military_assets.J$1:.J$1048576];[$mil_ass_ru_start.$B32])" office:value-type="string" office:string-value="Submarine" calcext:value-type="string">
            <text:p>Submarine</text:p>
          </table:table-cell>
          <table:table-cell table:number-matrix-columns-spanned="1" table:number-matrix-rows-spanned="1" table:formula="of:=INDEX([$military_assets.K$1:.K$1048576];[$mil_ass_ru_start.$B32])"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32])" office:value-type="string" office:string-value="Images/akula.jpg" calcext:value-type="string">
            <text:p>Images/akula.jpg</text:p>
          </table:table-cell>
          <table:table-cell table:number-matrix-columns-spanned="1" table:number-matrix-rows-spanned="1" table:formula="of:=INDEX([$military_assets.M$1:.M$1048576];[$mil_ass_ru_start.$B32])" office:value-type="string" office:string-value="In Russian, akula means shark" calcext:value-type="string">
            <text:p>In Russian, akula means shark</text:p>
          </table:table-cell>
          <table:table-cell table:number-matrix-columns-spanned="1" table:number-matrix-rows-spanned="1" table:formula="of:=INDEX([$military_assets.N$1:.N$1048576];[$mil_ass_ru_start.$B32])"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7" calcext:value-type="float">
            <text:p>27</text:p>
          </table:table-cell>
          <table:table-cell table:style-name="ce15" office:value-type="string" calcext:value-type="string">
            <text:p>Samara</text:p>
          </table:table-cell>
          <table:table-cell table:number-matrix-columns-spanned="1" table:number-matrix-rows-spanned="1" table:formula="of:=INDEX([$military_assets.A$1:.A$1048576];[$mil_ass_ru_start.$B33])" office:value-type="string" office:string-value="Akula Class SSN" calcext:value-type="string">
            <text:p>Akula Class SSN</text:p>
          </table:table-cell>
          <table:table-cell table:number-matrix-columns-spanned="1" table:number-matrix-rows-spanned="1" table:formula="of:=INDEX([$military_assets.B$1:.B$1048576];[$mil_ass_ru_start.$B33])" office:value-type="float" office:value="0" calcext:value-type="float">
            <text:p>0</text:p>
          </table:table-cell>
          <table:table-cell table:number-matrix-columns-spanned="1" table:number-matrix-rows-spanned="1" table:formula="of:=INDEX([$military_assets.C$1:.C$1048576];[$mil_ass_ru_start.$B33])" office:value-type="float" office:value="0" calcext:value-type="float">
            <text:p>0</text:p>
          </table:table-cell>
          <table:table-cell table:number-matrix-columns-spanned="1" table:number-matrix-rows-spanned="1" table:formula="of:=INDEX([$military_assets.D$1:.D$1048576];[$mil_ass_ru_start.$B33])" office:value-type="float" office:value="0" calcext:value-type="float">
            <text:p>0</text:p>
          </table:table-cell>
          <table:table-cell table:number-matrix-columns-spanned="1" table:number-matrix-rows-spanned="1" table:formula="of:=INDEX([$military_assets.E$1:.E$1048576];[$mil_ass_ru_start.$B33])" office:value-type="float" office:value="3" calcext:value-type="float">
            <text:p>3</text:p>
          </table:table-cell>
          <table:table-cell table:number-matrix-columns-spanned="1" table:number-matrix-rows-spanned="1" table:formula="of:=INDEX([$military_assets.F$1:.F$1048576];[$mil_ass_ru_start.$B33])" office:value-type="float" office:value="0" calcext:value-type="float">
            <text:p>0</text:p>
          </table:table-cell>
          <table:table-cell table:number-matrix-columns-spanned="1" table:number-matrix-rows-spanned="1" table:formula="of:=INDEX([$military_assets.G$1:.G$1048576];[$mil_ass_ru_start.$B33])" office:value-type="float" office:value="3" calcext:value-type="float">
            <text:p>3</text:p>
          </table:table-cell>
          <table:table-cell table:number-matrix-columns-spanned="1" table:number-matrix-rows-spanned="1" table:formula="of:=INDEX([$military_assets.H$1:.H$1048576];[$mil_ass_ru_start.$B33])" office:value-type="float" office:value="3" calcext:value-type="float">
            <text:p>3</text:p>
          </table:table-cell>
          <table:table-cell table:number-matrix-columns-spanned="1" table:number-matrix-rows-spanned="1" table:formula="of:=INDEX([$military_assets.I$1:.I$1048576];[$mil_ass_ru_start.$B33])" office:value-type="string" office:string-value="RUS" calcext:value-type="string">
            <text:p>RUS</text:p>
          </table:table-cell>
          <table:table-cell table:number-matrix-columns-spanned="1" table:number-matrix-rows-spanned="1" table:formula="of:=INDEX([$military_assets.J$1:.J$1048576];[$mil_ass_ru_start.$B33])" office:value-type="string" office:string-value="Submarine" calcext:value-type="string">
            <text:p>Submarine</text:p>
          </table:table-cell>
          <table:table-cell table:number-matrix-columns-spanned="1" table:number-matrix-rows-spanned="1" table:formula="of:=INDEX([$military_assets.K$1:.K$1048576];[$mil_ass_ru_start.$B33])"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33])" office:value-type="string" office:string-value="Images/akula.jpg" calcext:value-type="string">
            <text:p>Images/akula.jpg</text:p>
          </table:table-cell>
          <table:table-cell table:number-matrix-columns-spanned="1" table:number-matrix-rows-spanned="1" table:formula="of:=INDEX([$military_assets.M$1:.M$1048576];[$mil_ass_ru_start.$B33])" office:value-type="string" office:string-value="In Russian, akula means shark" calcext:value-type="string">
            <text:p>In Russian, akula means shark</text:p>
          </table:table-cell>
          <table:table-cell table:number-matrix-columns-spanned="1" table:number-matrix-rows-spanned="1" table:formula="of:=INDEX([$military_assets.N$1:.N$1048576];[$mil_ass_ru_start.$B33])"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7" calcext:value-type="float">
            <text:p>27</text:p>
          </table:table-cell>
          <table:table-cell table:style-name="ce15" office:value-type="string" calcext:value-type="string">
            <text:p>Kuzbass</text:p>
          </table:table-cell>
          <table:table-cell table:number-matrix-columns-spanned="1" table:number-matrix-rows-spanned="1" table:formula="of:=INDEX([$military_assets.A$1:.A$1048576];[$mil_ass_ru_start.$B34])" office:value-type="string" office:string-value="Akula Class SSN" calcext:value-type="string">
            <text:p>Akula Class SSN</text:p>
          </table:table-cell>
          <table:table-cell table:number-matrix-columns-spanned="1" table:number-matrix-rows-spanned="1" table:formula="of:=INDEX([$military_assets.B$1:.B$1048576];[$mil_ass_ru_start.$B34])" office:value-type="float" office:value="0" calcext:value-type="float">
            <text:p>0</text:p>
          </table:table-cell>
          <table:table-cell table:number-matrix-columns-spanned="1" table:number-matrix-rows-spanned="1" table:formula="of:=INDEX([$military_assets.C$1:.C$1048576];[$mil_ass_ru_start.$B34])" office:value-type="float" office:value="0" calcext:value-type="float">
            <text:p>0</text:p>
          </table:table-cell>
          <table:table-cell table:number-matrix-columns-spanned="1" table:number-matrix-rows-spanned="1" table:formula="of:=INDEX([$military_assets.D$1:.D$1048576];[$mil_ass_ru_start.$B34])" office:value-type="float" office:value="0" calcext:value-type="float">
            <text:p>0</text:p>
          </table:table-cell>
          <table:table-cell table:number-matrix-columns-spanned="1" table:number-matrix-rows-spanned="1" table:formula="of:=INDEX([$military_assets.E$1:.E$1048576];[$mil_ass_ru_start.$B34])" office:value-type="float" office:value="3" calcext:value-type="float">
            <text:p>3</text:p>
          </table:table-cell>
          <table:table-cell table:number-matrix-columns-spanned="1" table:number-matrix-rows-spanned="1" table:formula="of:=INDEX([$military_assets.F$1:.F$1048576];[$mil_ass_ru_start.$B34])" office:value-type="float" office:value="0" calcext:value-type="float">
            <text:p>0</text:p>
          </table:table-cell>
          <table:table-cell table:number-matrix-columns-spanned="1" table:number-matrix-rows-spanned="1" table:formula="of:=INDEX([$military_assets.G$1:.G$1048576];[$mil_ass_ru_start.$B34])" office:value-type="float" office:value="3" calcext:value-type="float">
            <text:p>3</text:p>
          </table:table-cell>
          <table:table-cell table:number-matrix-columns-spanned="1" table:number-matrix-rows-spanned="1" table:formula="of:=INDEX([$military_assets.H$1:.H$1048576];[$mil_ass_ru_start.$B34])" office:value-type="float" office:value="3" calcext:value-type="float">
            <text:p>3</text:p>
          </table:table-cell>
          <table:table-cell table:number-matrix-columns-spanned="1" table:number-matrix-rows-spanned="1" table:formula="of:=INDEX([$military_assets.I$1:.I$1048576];[$mil_ass_ru_start.$B34])" office:value-type="string" office:string-value="RUS" calcext:value-type="string">
            <text:p>RUS</text:p>
          </table:table-cell>
          <table:table-cell table:number-matrix-columns-spanned="1" table:number-matrix-rows-spanned="1" table:formula="of:=INDEX([$military_assets.J$1:.J$1048576];[$mil_ass_ru_start.$B34])" office:value-type="string" office:string-value="Submarine" calcext:value-type="string">
            <text:p>Submarine</text:p>
          </table:table-cell>
          <table:table-cell table:number-matrix-columns-spanned="1" table:number-matrix-rows-spanned="1" table:formula="of:=INDEX([$military_assets.K$1:.K$1048576];[$mil_ass_ru_start.$B34])"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34])" office:value-type="string" office:string-value="Images/akula.jpg" calcext:value-type="string">
            <text:p>Images/akula.jpg</text:p>
          </table:table-cell>
          <table:table-cell table:number-matrix-columns-spanned="1" table:number-matrix-rows-spanned="1" table:formula="of:=INDEX([$military_assets.M$1:.M$1048576];[$mil_ass_ru_start.$B34])" office:value-type="string" office:string-value="In Russian, akula means shark" calcext:value-type="string">
            <text:p>In Russian, akula means shark</text:p>
          </table:table-cell>
          <table:table-cell table:number-matrix-columns-spanned="1" table:number-matrix-rows-spanned="1" table:formula="of:=INDEX([$military_assets.N$1:.N$1048576];[$mil_ass_ru_start.$B34])" office:value-type="string" office:string-value="0.0.1" calcext:value-type="string">
            <text:p>0.0.1</text:p>
          </table:table-cell>
          <table:table-cell table:number-columns-repeated="47"/>
        </table:table-row>
        <table:table-row table:style-name="ro14">
          <table:table-cell office:value-type="float" office:value="0" calcext:value-type="float">
            <text:p>0</text:p>
          </table:table-cell>
          <table:table-cell office:value-type="float" office:value="26" calcext:value-type="float">
            <text:p>26</text:p>
          </table:table-cell>
          <table:table-cell table:style-name="ce16" office:value-type="string" calcext:value-type="string">
            <text:p>Danlil Moskovskiy</text:p>
          </table:table-cell>
          <table:table-cell table:number-matrix-columns-spanned="1" table:number-matrix-rows-spanned="1" table:formula="of:=INDEX([$military_assets.A$1:.A$1048576];[$mil_ass_ru_start.$B35])" office:value-type="string" office:string-value="Victor III Class SSN" calcext:value-type="string">
            <text:p>Victor III Class SSN</text:p>
          </table:table-cell>
          <table:table-cell table:number-matrix-columns-spanned="1" table:number-matrix-rows-spanned="1" table:formula="of:=INDEX([$military_assets.B$1:.B$1048576];[$mil_ass_ru_start.$B35])" office:value-type="float" office:value="0" calcext:value-type="float">
            <text:p>0</text:p>
          </table:table-cell>
          <table:table-cell table:number-matrix-columns-spanned="1" table:number-matrix-rows-spanned="1" table:formula="of:=INDEX([$military_assets.C$1:.C$1048576];[$mil_ass_ru_start.$B35])" office:value-type="float" office:value="0" calcext:value-type="float">
            <text:p>0</text:p>
          </table:table-cell>
          <table:table-cell table:number-matrix-columns-spanned="1" table:number-matrix-rows-spanned="1" table:formula="of:=INDEX([$military_assets.D$1:.D$1048576];[$mil_ass_ru_start.$B35])" office:value-type="float" office:value="0" calcext:value-type="float">
            <text:p>0</text:p>
          </table:table-cell>
          <table:table-cell table:number-matrix-columns-spanned="1" table:number-matrix-rows-spanned="1" table:formula="of:=INDEX([$military_assets.E$1:.E$1048576];[$mil_ass_ru_start.$B35])" office:value-type="float" office:value="2" calcext:value-type="float">
            <text:p>2</text:p>
          </table:table-cell>
          <table:table-cell table:number-matrix-columns-spanned="1" table:number-matrix-rows-spanned="1" table:formula="of:=INDEX([$military_assets.F$1:.F$1048576];[$mil_ass_ru_start.$B35])" office:value-type="float" office:value="0" calcext:value-type="float">
            <text:p>0</text:p>
          </table:table-cell>
          <table:table-cell table:number-matrix-columns-spanned="1" table:number-matrix-rows-spanned="1" table:formula="of:=INDEX([$military_assets.G$1:.G$1048576];[$mil_ass_ru_start.$B35])" office:value-type="float" office:value="1" calcext:value-type="float">
            <text:p>1</text:p>
          </table:table-cell>
          <table:table-cell table:number-matrix-columns-spanned="1" table:number-matrix-rows-spanned="1" table:formula="of:=INDEX([$military_assets.H$1:.H$1048576];[$mil_ass_ru_start.$B35])" office:value-type="float" office:value="1" calcext:value-type="float">
            <text:p>1</text:p>
          </table:table-cell>
          <table:table-cell table:number-matrix-columns-spanned="1" table:number-matrix-rows-spanned="1" table:formula="of:=INDEX([$military_assets.I$1:.I$1048576];[$mil_ass_ru_start.$B35])" office:value-type="string" office:string-value="RUS" calcext:value-type="string">
            <text:p>RUS</text:p>
          </table:table-cell>
          <table:table-cell table:number-matrix-columns-spanned="1" table:number-matrix-rows-spanned="1" table:formula="of:=INDEX([$military_assets.J$1:.J$1048576];[$mil_ass_ru_start.$B35])" office:value-type="string" office:string-value="Submarine" calcext:value-type="string">
            <text:p>Submarine</text:p>
          </table:table-cell>
          <table:table-cell table:number-matrix-columns-spanned="1" table:number-matrix-rows-spanned="1" table:formula="of:=INDEX([$military_assets.K$1:.K$1048576];[$mil_ass_ru_start.$B35])"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35])" office:value-type="string" office:string-value="Images/victor2.jpg" calcext:value-type="string">
            <text:p>Images/victor2.jpg</text:p>
          </table:table-cell>
          <table:table-cell table:number-matrix-columns-spanned="1" table:number-matrix-rows-spanned="1" table:formula="of:=INDEX([$military_assets.M$1:.M$1048576];[$mil_ass_ru_start.$B35])" office:value-type="string" office:string-value="Nothing fancy, but it ain't bad for government work." calcext:value-type="string">
            <text:p>Nothing fancy, but it ain't bad for government work.</text:p>
          </table:table-cell>
          <table:table-cell table:number-matrix-columns-spanned="1" table:number-matrix-rows-spanned="1" table:formula="of:=INDEX([$military_assets.N$1:.N$1048576];[$mil_ass_ru_start.$B35])" office:value-type="string" office:string-value="0.0.1" calcext:value-type="string">
            <text:p>0.0.1</text:p>
          </table:table-cell>
          <table:table-cell table:number-columns-repeated="47"/>
        </table:table-row>
        <table:table-row table:style-name="ro14">
          <table:table-cell office:value-type="float" office:value="0" calcext:value-type="float">
            <text:p>0</text:p>
          </table:table-cell>
          <table:table-cell office:value-type="float" office:value="26" calcext:value-type="float">
            <text:p>26</text:p>
          </table:table-cell>
          <table:table-cell table:style-name="ce15" office:value-type="string" calcext:value-type="string">
            <text:p>Tambov</text:p>
          </table:table-cell>
          <table:table-cell table:number-matrix-columns-spanned="1" table:number-matrix-rows-spanned="1" table:formula="of:=INDEX([$military_assets.A$1:.A$1048576];[$mil_ass_ru_start.$B36])" office:value-type="string" office:string-value="Victor III Class SSN" calcext:value-type="string">
            <text:p>Victor III Class SSN</text:p>
          </table:table-cell>
          <table:table-cell table:number-matrix-columns-spanned="1" table:number-matrix-rows-spanned="1" table:formula="of:=INDEX([$military_assets.B$1:.B$1048576];[$mil_ass_ru_start.$B36])" office:value-type="float" office:value="0" calcext:value-type="float">
            <text:p>0</text:p>
          </table:table-cell>
          <table:table-cell table:number-matrix-columns-spanned="1" table:number-matrix-rows-spanned="1" table:formula="of:=INDEX([$military_assets.C$1:.C$1048576];[$mil_ass_ru_start.$B36])" office:value-type="float" office:value="0" calcext:value-type="float">
            <text:p>0</text:p>
          </table:table-cell>
          <table:table-cell table:number-matrix-columns-spanned="1" table:number-matrix-rows-spanned="1" table:formula="of:=INDEX([$military_assets.D$1:.D$1048576];[$mil_ass_ru_start.$B36])" office:value-type="float" office:value="0" calcext:value-type="float">
            <text:p>0</text:p>
          </table:table-cell>
          <table:table-cell table:number-matrix-columns-spanned="1" table:number-matrix-rows-spanned="1" table:formula="of:=INDEX([$military_assets.E$1:.E$1048576];[$mil_ass_ru_start.$B36])" office:value-type="float" office:value="2" calcext:value-type="float">
            <text:p>2</text:p>
          </table:table-cell>
          <table:table-cell table:number-matrix-columns-spanned="1" table:number-matrix-rows-spanned="1" table:formula="of:=INDEX([$military_assets.F$1:.F$1048576];[$mil_ass_ru_start.$B36])" office:value-type="float" office:value="0" calcext:value-type="float">
            <text:p>0</text:p>
          </table:table-cell>
          <table:table-cell table:number-matrix-columns-spanned="1" table:number-matrix-rows-spanned="1" table:formula="of:=INDEX([$military_assets.G$1:.G$1048576];[$mil_ass_ru_start.$B36])" office:value-type="float" office:value="1" calcext:value-type="float">
            <text:p>1</text:p>
          </table:table-cell>
          <table:table-cell table:number-matrix-columns-spanned="1" table:number-matrix-rows-spanned="1" table:formula="of:=INDEX([$military_assets.H$1:.H$1048576];[$mil_ass_ru_start.$B36])" office:value-type="float" office:value="1" calcext:value-type="float">
            <text:p>1</text:p>
          </table:table-cell>
          <table:table-cell table:number-matrix-columns-spanned="1" table:number-matrix-rows-spanned="1" table:formula="of:=INDEX([$military_assets.I$1:.I$1048576];[$mil_ass_ru_start.$B36])" office:value-type="string" office:string-value="RUS" calcext:value-type="string">
            <text:p>RUS</text:p>
          </table:table-cell>
          <table:table-cell table:number-matrix-columns-spanned="1" table:number-matrix-rows-spanned="1" table:formula="of:=INDEX([$military_assets.J$1:.J$1048576];[$mil_ass_ru_start.$B36])" office:value-type="string" office:string-value="Submarine" calcext:value-type="string">
            <text:p>Submarine</text:p>
          </table:table-cell>
          <table:table-cell table:number-matrix-columns-spanned="1" table:number-matrix-rows-spanned="1" table:formula="of:=INDEX([$military_assets.K$1:.K$1048576];[$mil_ass_ru_start.$B36])"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36])" office:value-type="string" office:string-value="Images/victor2.jpg" calcext:value-type="string">
            <text:p>Images/victor2.jpg</text:p>
          </table:table-cell>
          <table:table-cell table:number-matrix-columns-spanned="1" table:number-matrix-rows-spanned="1" table:formula="of:=INDEX([$military_assets.M$1:.M$1048576];[$mil_ass_ru_start.$B36])" office:value-type="string" office:string-value="Nothing fancy, but it ain't bad for government work." calcext:value-type="string">
            <text:p>Nothing fancy, but it ain't bad for government work.</text:p>
          </table:table-cell>
          <table:table-cell table:number-matrix-columns-spanned="1" table:number-matrix-rows-spanned="1" table:formula="of:=INDEX([$military_assets.N$1:.N$1048576];[$mil_ass_ru_start.$B36])"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6" calcext:value-type="float">
            <text:p>26</text:p>
          </table:table-cell>
          <table:table-cell table:style-name="ce16" office:value-type="string" calcext:value-type="string">
            <text:p>Obninsk</text:p>
          </table:table-cell>
          <table:table-cell table:number-matrix-columns-spanned="1" table:number-matrix-rows-spanned="1" table:formula="of:=INDEX([$military_assets.A$1:.A$1048576];[$mil_ass_ru_start.$B37])" office:value-type="string" office:string-value="Victor III Class SSN" calcext:value-type="string">
            <text:p>Victor III Class SSN</text:p>
          </table:table-cell>
          <table:table-cell table:number-matrix-columns-spanned="1" table:number-matrix-rows-spanned="1" table:formula="of:=INDEX([$military_assets.B$1:.B$1048576];[$mil_ass_ru_start.$B37])" office:value-type="float" office:value="0" calcext:value-type="float">
            <text:p>0</text:p>
          </table:table-cell>
          <table:table-cell table:number-matrix-columns-spanned="1" table:number-matrix-rows-spanned="1" table:formula="of:=INDEX([$military_assets.C$1:.C$1048576];[$mil_ass_ru_start.$B37])" office:value-type="float" office:value="0" calcext:value-type="float">
            <text:p>0</text:p>
          </table:table-cell>
          <table:table-cell table:number-matrix-columns-spanned="1" table:number-matrix-rows-spanned="1" table:formula="of:=INDEX([$military_assets.D$1:.D$1048576];[$mil_ass_ru_start.$B37])" office:value-type="float" office:value="0" calcext:value-type="float">
            <text:p>0</text:p>
          </table:table-cell>
          <table:table-cell table:number-matrix-columns-spanned="1" table:number-matrix-rows-spanned="1" table:formula="of:=INDEX([$military_assets.E$1:.E$1048576];[$mil_ass_ru_start.$B37])" office:value-type="float" office:value="2" calcext:value-type="float">
            <text:p>2</text:p>
          </table:table-cell>
          <table:table-cell table:number-matrix-columns-spanned="1" table:number-matrix-rows-spanned="1" table:formula="of:=INDEX([$military_assets.F$1:.F$1048576];[$mil_ass_ru_start.$B37])" office:value-type="float" office:value="0" calcext:value-type="float">
            <text:p>0</text:p>
          </table:table-cell>
          <table:table-cell table:number-matrix-columns-spanned="1" table:number-matrix-rows-spanned="1" table:formula="of:=INDEX([$military_assets.G$1:.G$1048576];[$mil_ass_ru_start.$B37])" office:value-type="float" office:value="1" calcext:value-type="float">
            <text:p>1</text:p>
          </table:table-cell>
          <table:table-cell table:number-matrix-columns-spanned="1" table:number-matrix-rows-spanned="1" table:formula="of:=INDEX([$military_assets.H$1:.H$1048576];[$mil_ass_ru_start.$B37])" office:value-type="float" office:value="1" calcext:value-type="float">
            <text:p>1</text:p>
          </table:table-cell>
          <table:table-cell table:number-matrix-columns-spanned="1" table:number-matrix-rows-spanned="1" table:formula="of:=INDEX([$military_assets.I$1:.I$1048576];[$mil_ass_ru_start.$B37])" office:value-type="string" office:string-value="RUS" calcext:value-type="string">
            <text:p>RUS</text:p>
          </table:table-cell>
          <table:table-cell table:number-matrix-columns-spanned="1" table:number-matrix-rows-spanned="1" table:formula="of:=INDEX([$military_assets.J$1:.J$1048576];[$mil_ass_ru_start.$B37])" office:value-type="string" office:string-value="Submarine" calcext:value-type="string">
            <text:p>Submarine</text:p>
          </table:table-cell>
          <table:table-cell table:number-matrix-columns-spanned="1" table:number-matrix-rows-spanned="1" table:formula="of:=INDEX([$military_assets.K$1:.K$1048576];[$mil_ass_ru_start.$B37])"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37])" office:value-type="string" office:string-value="Images/victor2.jpg" calcext:value-type="string">
            <text:p>Images/victor2.jpg</text:p>
          </table:table-cell>
          <table:table-cell table:number-matrix-columns-spanned="1" table:number-matrix-rows-spanned="1" table:formula="of:=INDEX([$military_assets.M$1:.M$1048576];[$mil_ass_ru_start.$B37])" office:value-type="string" office:string-value="Nothing fancy, but it ain't bad for government work." calcext:value-type="string">
            <text:p>Nothing fancy, but it ain't bad for government work.</text:p>
          </table:table-cell>
          <table:table-cell table:number-matrix-columns-spanned="1" table:number-matrix-rows-spanned="1" table:formula="of:=INDEX([$military_assets.N$1:.N$1048576];[$mil_ass_ru_start.$B37])" office:value-type="string" office:string-value="0.0.1" calcext:value-type="string">
            <text:p>0.0.1</text:p>
          </table:table-cell>
          <table:table-cell table:number-columns-repeated="47"/>
        </table:table-row>
        <table:table-row table:style-name="ro14">
          <table:table-cell office:value-type="float" office:value="1" calcext:value-type="float">
            <text:p>1</text:p>
          </table:table-cell>
          <table:table-cell office:value-type="float" office:value="26" calcext:value-type="float">
            <text:p>26</text:p>
          </table:table-cell>
          <table:table-cell table:style-name="ce15" office:value-type="string" calcext:value-type="string">
            <text:p>Nizny Novgorod</text:p>
          </table:table-cell>
          <table:table-cell table:number-matrix-columns-spanned="1" table:number-matrix-rows-spanned="1" table:formula="of:=INDEX([$military_assets.A$1:.A$1048576];[$mil_ass_ru_start.$B38])" office:value-type="string" office:string-value="Victor III Class SSN" calcext:value-type="string">
            <text:p>Victor III Class SSN</text:p>
          </table:table-cell>
          <table:table-cell table:number-matrix-columns-spanned="1" table:number-matrix-rows-spanned="1" table:formula="of:=INDEX([$military_assets.B$1:.B$1048576];[$mil_ass_ru_start.$B38])" office:value-type="float" office:value="0" calcext:value-type="float">
            <text:p>0</text:p>
          </table:table-cell>
          <table:table-cell table:number-matrix-columns-spanned="1" table:number-matrix-rows-spanned="1" table:formula="of:=INDEX([$military_assets.C$1:.C$1048576];[$mil_ass_ru_start.$B38])" office:value-type="float" office:value="0" calcext:value-type="float">
            <text:p>0</text:p>
          </table:table-cell>
          <table:table-cell table:number-matrix-columns-spanned="1" table:number-matrix-rows-spanned="1" table:formula="of:=INDEX([$military_assets.D$1:.D$1048576];[$mil_ass_ru_start.$B38])" office:value-type="float" office:value="0" calcext:value-type="float">
            <text:p>0</text:p>
          </table:table-cell>
          <table:table-cell table:number-matrix-columns-spanned="1" table:number-matrix-rows-spanned="1" table:formula="of:=INDEX([$military_assets.E$1:.E$1048576];[$mil_ass_ru_start.$B38])" office:value-type="float" office:value="2" calcext:value-type="float">
            <text:p>2</text:p>
          </table:table-cell>
          <table:table-cell table:number-matrix-columns-spanned="1" table:number-matrix-rows-spanned="1" table:formula="of:=INDEX([$military_assets.F$1:.F$1048576];[$mil_ass_ru_start.$B38])" office:value-type="float" office:value="0" calcext:value-type="float">
            <text:p>0</text:p>
          </table:table-cell>
          <table:table-cell table:number-matrix-columns-spanned="1" table:number-matrix-rows-spanned="1" table:formula="of:=INDEX([$military_assets.G$1:.G$1048576];[$mil_ass_ru_start.$B38])" office:value-type="float" office:value="1" calcext:value-type="float">
            <text:p>1</text:p>
          </table:table-cell>
          <table:table-cell table:number-matrix-columns-spanned="1" table:number-matrix-rows-spanned="1" table:formula="of:=INDEX([$military_assets.H$1:.H$1048576];[$mil_ass_ru_start.$B38])" office:value-type="float" office:value="1" calcext:value-type="float">
            <text:p>1</text:p>
          </table:table-cell>
          <table:table-cell table:number-matrix-columns-spanned="1" table:number-matrix-rows-spanned="1" table:formula="of:=INDEX([$military_assets.I$1:.I$1048576];[$mil_ass_ru_start.$B38])" office:value-type="string" office:string-value="RUS" calcext:value-type="string">
            <text:p>RUS</text:p>
          </table:table-cell>
          <table:table-cell table:number-matrix-columns-spanned="1" table:number-matrix-rows-spanned="1" table:formula="of:=INDEX([$military_assets.J$1:.J$1048576];[$mil_ass_ru_start.$B38])" office:value-type="string" office:string-value="Submarine" calcext:value-type="string">
            <text:p>Submarine</text:p>
          </table:table-cell>
          <table:table-cell table:number-matrix-columns-spanned="1" table:number-matrix-rows-spanned="1" table:formula="of:=INDEX([$military_assets.K$1:.K$1048576];[$mil_ass_ru_start.$B38])" office:value-type="string" office:string-value="Hidden: Can be played face down. &#10;Ambush: This asset deals damage during the Ambush Damage Step.&#10;Commerce Raider: When assaulting a player, this military asset's assault is equal to its attack." calcext:value-type="string">
            <text:p>Hidden: Can be played face down. </text:p>
            <text:p>Ambush: This asset deals damage during the Ambush Damage Step.</text:p>
            <text:p>Commerce Raider: When assaulting a player, this military asset's assault is equal to its attack.</text:p>
          </table:table-cell>
          <table:table-cell table:number-matrix-columns-spanned="1" table:number-matrix-rows-spanned="1" table:formula="of:=INDEX([$military_assets.L$1:.L$1048576];[$mil_ass_ru_start.$B38])" office:value-type="string" office:string-value="Images/victor2.jpg" calcext:value-type="string">
            <text:p>Images/victor2.jpg</text:p>
          </table:table-cell>
          <table:table-cell table:number-matrix-columns-spanned="1" table:number-matrix-rows-spanned="1" table:formula="of:=INDEX([$military_assets.M$1:.M$1048576];[$mil_ass_ru_start.$B38])" office:value-type="string" office:string-value="Nothing fancy, but it ain't bad for government work." calcext:value-type="string">
            <text:p>Nothing fancy, but it ain't bad for government work.</text:p>
          </table:table-cell>
          <table:table-cell table:number-matrix-columns-spanned="1" table:number-matrix-rows-spanned="1" table:formula="of:=INDEX([$military_assets.N$1:.N$1048576];[$mil_ass_ru_start.$B38])" office:value-type="string" office:string-value="0.0.1" calcext:value-type="string">
            <text:p>0.0.1</text:p>
          </table:table-cell>
          <table:table-cell table:number-columns-repeated="47"/>
        </table:table-row>
        <table:table-row table:style-name="ro14">
          <table:table-cell office:value-type="float" office:value="0" calcext:value-type="float">
            <text:p>0</text:p>
          </table:table-cell>
          <table:table-cell office:value-type="float" office:value="22" calcext:value-type="float">
            <text:p>22</text:p>
          </table:table-cell>
          <table:table-cell table:style-name="ce15" office:value-type="string" calcext:value-type="string">
            <text:p>Sankt Peterburg</text:p>
          </table:table-cell>
          <table:table-cell table:number-matrix-columns-spanned="1" table:number-matrix-rows-spanned="1" table:formula="of:=INDEX([$military_assets.A$1:.A$1048576];[$mil_ass_ru_start.$B39])" office:value-type="string" office:string-value="Lada Class SSK" calcext:value-type="string">
            <text:p>Lada Class SSK</text:p>
          </table:table-cell>
          <table:table-cell table:number-matrix-columns-spanned="1" table:number-matrix-rows-spanned="1" table:formula="of:=INDEX([$military_assets.B$1:.B$1048576];[$mil_ass_ru_start.$B39])" office:value-type="float" office:value="0" calcext:value-type="float">
            <text:p>0</text:p>
          </table:table-cell>
          <table:table-cell table:number-matrix-columns-spanned="1" table:number-matrix-rows-spanned="1" table:formula="of:=INDEX([$military_assets.C$1:.C$1048576];[$mil_ass_ru_start.$B39])" office:value-type="float" office:value="0" calcext:value-type="float">
            <text:p>0</text:p>
          </table:table-cell>
          <table:table-cell table:number-matrix-columns-spanned="1" table:number-matrix-rows-spanned="1" table:formula="of:=INDEX([$military_assets.D$1:.D$1048576];[$mil_ass_ru_start.$B39])" office:value-type="float" office:value="0" calcext:value-type="float">
            <text:p>0</text:p>
          </table:table-cell>
          <table:table-cell table:number-matrix-columns-spanned="1" table:number-matrix-rows-spanned="1" table:formula="of:=INDEX([$military_assets.E$1:.E$1048576];[$mil_ass_ru_start.$B39])" office:value-type="float" office:value="3" calcext:value-type="float">
            <text:p>3</text:p>
          </table:table-cell>
          <table:table-cell table:number-matrix-columns-spanned="1" table:number-matrix-rows-spanned="1" table:formula="of:=INDEX([$military_assets.F$1:.F$1048576];[$mil_ass_ru_start.$B39])" office:value-type="float" office:value="0" calcext:value-type="float">
            <text:p>0</text:p>
          </table:table-cell>
          <table:table-cell table:number-matrix-columns-spanned="1" table:number-matrix-rows-spanned="1" table:formula="of:=INDEX([$military_assets.G$1:.G$1048576];[$mil_ass_ru_start.$B39])" office:value-type="float" office:value="2" calcext:value-type="float">
            <text:p>2</text:p>
          </table:table-cell>
          <table:table-cell table:number-matrix-columns-spanned="1" table:number-matrix-rows-spanned="1" table:formula="of:=INDEX([$military_assets.H$1:.H$1048576];[$mil_ass_ru_start.$B39])" office:value-type="float" office:value="2" calcext:value-type="float">
            <text:p>2</text:p>
          </table:table-cell>
          <table:table-cell table:number-matrix-columns-spanned="1" table:number-matrix-rows-spanned="1" table:formula="of:=INDEX([$military_assets.I$1:.I$1048576];[$mil_ass_ru_start.$B39])" office:value-type="string" office:string-value="RUS" calcext:value-type="string">
            <text:p>RUS</text:p>
          </table:table-cell>
          <table:table-cell table:number-matrix-columns-spanned="1" table:number-matrix-rows-spanned="1" table:formula="of:=INDEX([$military_assets.J$1:.J$1048576];[$mil_ass_ru_start.$B39])" office:value-type="string" office:string-value="Submarine" calcext:value-type="string">
            <text:p>Submarine</text:p>
          </table:table-cell>
          <table:table-cell table:number-matrix-columns-spanned="1" table:number-matrix-rows-spanned="1" table:formula="of:=INDEX([$military_assets.K$1:.K$1048576];[$mil_ass_ru_start.$B39])" office:value-type="string" office:string-value="Hidden: Can be played face down. &#10;Ambush: This asset deals damage during the Ambush Damage Step.&#10;Coastal Defender: Cannot be declared as an attacker." calcext:value-type="string">
            <text:p>Hidden: Can be played face down. </text:p>
            <text:p>Ambush: This asset deals damage during the Ambush Damage Step.</text:p>
            <text:p>Coastal Defender: Cannot be declared as an attacker.</text:p>
          </table:table-cell>
          <table:table-cell table:number-matrix-columns-spanned="1" table:number-matrix-rows-spanned="1" table:formula="of:=INDEX([$military_assets.L$1:.L$1048576];[$mil_ass_ru_start.$B39])" office:value-type="string" office:string-value="Images/lada.jpg" calcext:value-type="string">
            <text:p>Images/lada.jpg</text:p>
          </table:table-cell>
          <table:table-cell table:number-matrix-columns-spanned="1" table:number-matrix-rows-spanned="1" table:formula="of:=INDEX([$military_assets.M$1:.M$1048576];[$mil_ass_ru_start.$B39])" office:value-type="string" office:string-value="Although shorter-ranged than nuclear attack submarines, diesel-electric attack submarines are smaller, quieter and nearly as well armed." calcext:value-type="string">
            <text:p>Although shorter-ranged than nuclear attack submarines, diesel-electric attack submarines are smaller, quieter and nearly as well armed.</text:p>
          </table:table-cell>
          <table:table-cell table:number-matrix-columns-spanned="1" table:number-matrix-rows-spanned="1" table:formula="of:=INDEX([$military_assets.N$1:.N$1048576];[$mil_ass_ru_start.$B39])" office:value-type="string" office:string-value="0.0.1" calcext:value-type="string">
            <text:p>0.0.1</text:p>
          </table:table-cell>
          <table:table-cell table:number-columns-repeated="47"/>
        </table:table-row>
        <table:table-row table:style-name="ro14">
          <table:table-cell office:value-type="float" office:value="0" calcext:value-type="float">
            <text:p>0</text:p>
          </table:table-cell>
          <table:table-cell office:value-type="float" office:value="22" calcext:value-type="float">
            <text:p>22</text:p>
          </table:table-cell>
          <table:table-cell table:style-name="ce15" office:value-type="string" calcext:value-type="string">
            <text:p>Kronshtadt</text:p>
          </table:table-cell>
          <table:table-cell table:number-matrix-columns-spanned="1" table:number-matrix-rows-spanned="1" table:formula="of:=INDEX([$military_assets.A$1:.A$1048576];[$mil_ass_ru_start.$B40])" office:value-type="string" office:string-value="Lada Class SSK" calcext:value-type="string">
            <text:p>Lada Class SSK</text:p>
          </table:table-cell>
          <table:table-cell table:number-matrix-columns-spanned="1" table:number-matrix-rows-spanned="1" table:formula="of:=INDEX([$military_assets.B$1:.B$1048576];[$mil_ass_ru_start.$B40])" office:value-type="float" office:value="0" calcext:value-type="float">
            <text:p>0</text:p>
          </table:table-cell>
          <table:table-cell table:number-matrix-columns-spanned="1" table:number-matrix-rows-spanned="1" table:formula="of:=INDEX([$military_assets.C$1:.C$1048576];[$mil_ass_ru_start.$B40])" office:value-type="float" office:value="0" calcext:value-type="float">
            <text:p>0</text:p>
          </table:table-cell>
          <table:table-cell table:number-matrix-columns-spanned="1" table:number-matrix-rows-spanned="1" table:formula="of:=INDEX([$military_assets.D$1:.D$1048576];[$mil_ass_ru_start.$B40])" office:value-type="float" office:value="0" calcext:value-type="float">
            <text:p>0</text:p>
          </table:table-cell>
          <table:table-cell table:number-matrix-columns-spanned="1" table:number-matrix-rows-spanned="1" table:formula="of:=INDEX([$military_assets.E$1:.E$1048576];[$mil_ass_ru_start.$B40])" office:value-type="float" office:value="3" calcext:value-type="float">
            <text:p>3</text:p>
          </table:table-cell>
          <table:table-cell table:number-matrix-columns-spanned="1" table:number-matrix-rows-spanned="1" table:formula="of:=INDEX([$military_assets.F$1:.F$1048576];[$mil_ass_ru_start.$B40])" office:value-type="float" office:value="0" calcext:value-type="float">
            <text:p>0</text:p>
          </table:table-cell>
          <table:table-cell table:number-matrix-columns-spanned="1" table:number-matrix-rows-spanned="1" table:formula="of:=INDEX([$military_assets.G$1:.G$1048576];[$mil_ass_ru_start.$B40])" office:value-type="float" office:value="2" calcext:value-type="float">
            <text:p>2</text:p>
          </table:table-cell>
          <table:table-cell table:number-matrix-columns-spanned="1" table:number-matrix-rows-spanned="1" table:formula="of:=INDEX([$military_assets.H$1:.H$1048576];[$mil_ass_ru_start.$B40])" office:value-type="float" office:value="2" calcext:value-type="float">
            <text:p>2</text:p>
          </table:table-cell>
          <table:table-cell table:number-matrix-columns-spanned="1" table:number-matrix-rows-spanned="1" table:formula="of:=INDEX([$military_assets.I$1:.I$1048576];[$mil_ass_ru_start.$B40])" office:value-type="string" office:string-value="RUS" calcext:value-type="string">
            <text:p>RUS</text:p>
          </table:table-cell>
          <table:table-cell table:number-matrix-columns-spanned="1" table:number-matrix-rows-spanned="1" table:formula="of:=INDEX([$military_assets.J$1:.J$1048576];[$mil_ass_ru_start.$B40])" office:value-type="string" office:string-value="Submarine" calcext:value-type="string">
            <text:p>Submarine</text:p>
          </table:table-cell>
          <table:table-cell table:number-matrix-columns-spanned="1" table:number-matrix-rows-spanned="1" table:formula="of:=INDEX([$military_assets.K$1:.K$1048576];[$mil_ass_ru_start.$B40])" office:value-type="string" office:string-value="Hidden: Can be played face down. &#10;Ambush: This asset deals damage during the Ambush Damage Step.&#10;Coastal Defender: Cannot be declared as an attacker." calcext:value-type="string">
            <text:p>Hidden: Can be played face down. </text:p>
            <text:p>Ambush: This asset deals damage during the Ambush Damage Step.</text:p>
            <text:p>Coastal Defender: Cannot be declared as an attacker.</text:p>
          </table:table-cell>
          <table:table-cell table:number-matrix-columns-spanned="1" table:number-matrix-rows-spanned="1" table:formula="of:=INDEX([$military_assets.L$1:.L$1048576];[$mil_ass_ru_start.$B40])" office:value-type="string" office:string-value="Images/lada.jpg" calcext:value-type="string">
            <text:p>Images/lada.jpg</text:p>
          </table:table-cell>
          <table:table-cell table:number-matrix-columns-spanned="1" table:number-matrix-rows-spanned="1" table:formula="of:=INDEX([$military_assets.M$1:.M$1048576];[$mil_ass_ru_start.$B40])" office:value-type="string" office:string-value="Although shorter-ranged than nuclear attack submarines, diesel-electric attack submarines are smaller, quieter and nearly as well armed." calcext:value-type="string">
            <text:p>Although shorter-ranged than nuclear attack submarines, diesel-electric attack submarines are smaller, quieter and nearly as well armed.</text:p>
          </table:table-cell>
          <table:table-cell table:number-matrix-columns-spanned="1" table:number-matrix-rows-spanned="1" table:formula="of:=INDEX([$military_assets.N$1:.N$1048576];[$mil_ass_ru_start.$B40])"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24" calcext:value-type="float">
            <text:p>24</text:p>
          </table:table-cell>
          <table:table-cell table:style-name="ce15" office:value-type="string" calcext:value-type="string">
            <text:p>100th Regiment</text:p>
          </table:table-cell>
          <table:table-cell table:number-matrix-columns-spanned="1" table:number-matrix-rows-spanned="1" table:formula="of:=INDEX([$military_assets.A$1:.A$1048576];[$mil_ass_ru_start.$B41])" office:value-type="string" office:string-value="Mig-29K Fulcrum-D" calcext:value-type="string">
            <text:p>Mig-29K Fulcrum-D</text:p>
          </table:table-cell>
          <table:table-cell table:number-matrix-columns-spanned="1" table:number-matrix-rows-spanned="1" table:formula="of:=INDEX([$military_assets.B$1:.B$1048576];[$mil_ass_ru_start.$B41])" office:value-type="float" office:value="0" calcext:value-type="float">
            <text:p>0</text:p>
          </table:table-cell>
          <table:table-cell table:number-matrix-columns-spanned="1" table:number-matrix-rows-spanned="1" table:formula="of:=INDEX([$military_assets.C$1:.C$1048576];[$mil_ass_ru_start.$B41])" office:value-type="float" office:value="0" calcext:value-type="float">
            <text:p>0</text:p>
          </table:table-cell>
          <table:table-cell table:number-matrix-columns-spanned="1" table:number-matrix-rows-spanned="1" table:formula="of:=INDEX([$military_assets.D$1:.D$1048576];[$mil_ass_ru_start.$B41])" office:value-type="float" office:value="0" calcext:value-type="float">
            <text:p>0</text:p>
          </table:table-cell>
          <table:table-cell table:number-matrix-columns-spanned="1" table:number-matrix-rows-spanned="1" table:formula="of:=INDEX([$military_assets.E$1:.E$1048576];[$mil_ass_ru_start.$B41])" office:value-type="float" office:value="4" calcext:value-type="float">
            <text:p>4</text:p>
          </table:table-cell>
          <table:table-cell table:number-matrix-columns-spanned="1" table:number-matrix-rows-spanned="1" table:formula="of:=INDEX([$military_assets.F$1:.F$1048576];[$mil_ass_ru_start.$B41])" office:value-type="float" office:value="3" calcext:value-type="float">
            <text:p>3</text:p>
          </table:table-cell>
          <table:table-cell table:number-matrix-columns-spanned="1" table:number-matrix-rows-spanned="1" table:formula="of:=INDEX([$military_assets.G$1:.G$1048576];[$mil_ass_ru_start.$B41])" office:value-type="float" office:value="3" calcext:value-type="float">
            <text:p>3</text:p>
          </table:table-cell>
          <table:table-cell table:number-matrix-columns-spanned="1" table:number-matrix-rows-spanned="1" table:formula="of:=INDEX([$military_assets.H$1:.H$1048576];[$mil_ass_ru_start.$B41])" office:value-type="float" office:value="1" calcext:value-type="float">
            <text:p>1</text:p>
          </table:table-cell>
          <table:table-cell table:number-matrix-columns-spanned="1" table:number-matrix-rows-spanned="1" table:formula="of:=INDEX([$military_assets.I$1:.I$1048576];[$mil_ass_ru_start.$B41])" office:value-type="string" office:string-value="RUS" calcext:value-type="string">
            <text:p>RUS</text:p>
          </table:table-cell>
          <table:table-cell table:number-matrix-columns-spanned="1" table:number-matrix-rows-spanned="1" table:formula="of:=INDEX([$military_assets.J$1:.J$1048576];[$mil_ass_ru_start.$B41])" office:value-type="string" office:string-value="Squadron" calcext:value-type="string">
            <text:p>Squadron</text:p>
          </table:table-cell>
          <table:table-cell table:number-matrix-columns-spanned="1" table:number-matrix-rows-spanned="1" table:formula="of:=INDEX([$military_assets.K$1:.K$1048576];[$mil_ass_ru_start.$B41])" office:value-type="string" office:string-value="Hidden: Can be played face down. &#10;STOBAR-Compatible." calcext:value-type="string">
            <text:p>Hidden: Can be played face down. </text:p>
            <text:p>STOBAR-Compatible.</text:p>
          </table:table-cell>
          <table:table-cell table:number-matrix-columns-spanned="1" table:number-matrix-rows-spanned="1" table:formula="of:=INDEX([$military_assets.L$1:.L$1048576];[$mil_ass_ru_start.$B41])" office:value-type="string" office:string-value="Images/mig29k.jpg" calcext:value-type="string">
            <text:p>Images/mig29k.jpg</text:p>
          </table:table-cell>
          <table:table-cell table:number-matrix-columns-spanned="1" table:number-matrix-rows-spanned="1" table:formula="of:=INDEX([$military_assets.M$1:.M$1048576];[$mil_ass_ru_start.$B41])" office:value-type="string" office:string-value="With a $15M unit cost conceivably affordable by even second-tier NBA starters, the Mig-29K is proof that performance and price are not always at odds." calcext:value-type="string">
            <text:p>With a $15M unit cost conceivably affordable by even second-tier NBA starters, the Mig-29K is proof that performance and price are not always at odds.</text:p>
          </table:table-cell>
          <table:table-cell table:number-matrix-columns-spanned="1" table:number-matrix-rows-spanned="1" table:formula="of:=INDEX([$military_assets.N$1:.N$1048576];[$mil_ass_ru_start.$B41])"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24" calcext:value-type="float">
            <text:p>24</text:p>
          </table:table-cell>
          <table:table-cell table:style-name="ce15" office:value-type="string" calcext:value-type="string">
            <text:p>101st Regiment</text:p>
          </table:table-cell>
          <table:table-cell table:number-matrix-columns-spanned="1" table:number-matrix-rows-spanned="1" table:formula="of:=INDEX([$military_assets.A$1:.A$1048576];[$mil_ass_ru_start.$B42])" office:value-type="string" office:string-value="Mig-29K Fulcrum-D" calcext:value-type="string">
            <text:p>Mig-29K Fulcrum-D</text:p>
          </table:table-cell>
          <table:table-cell table:number-matrix-columns-spanned="1" table:number-matrix-rows-spanned="1" table:formula="of:=INDEX([$military_assets.B$1:.B$1048576];[$mil_ass_ru_start.$B42])" office:value-type="float" office:value="0" calcext:value-type="float">
            <text:p>0</text:p>
          </table:table-cell>
          <table:table-cell table:number-matrix-columns-spanned="1" table:number-matrix-rows-spanned="1" table:formula="of:=INDEX([$military_assets.C$1:.C$1048576];[$mil_ass_ru_start.$B42])" office:value-type="float" office:value="0" calcext:value-type="float">
            <text:p>0</text:p>
          </table:table-cell>
          <table:table-cell table:number-matrix-columns-spanned="1" table:number-matrix-rows-spanned="1" table:formula="of:=INDEX([$military_assets.D$1:.D$1048576];[$mil_ass_ru_start.$B42])" office:value-type="float" office:value="0" calcext:value-type="float">
            <text:p>0</text:p>
          </table:table-cell>
          <table:table-cell table:number-matrix-columns-spanned="1" table:number-matrix-rows-spanned="1" table:formula="of:=INDEX([$military_assets.E$1:.E$1048576];[$mil_ass_ru_start.$B42])" office:value-type="float" office:value="4" calcext:value-type="float">
            <text:p>4</text:p>
          </table:table-cell>
          <table:table-cell table:number-matrix-columns-spanned="1" table:number-matrix-rows-spanned="1" table:formula="of:=INDEX([$military_assets.F$1:.F$1048576];[$mil_ass_ru_start.$B42])" office:value-type="float" office:value="3" calcext:value-type="float">
            <text:p>3</text:p>
          </table:table-cell>
          <table:table-cell table:number-matrix-columns-spanned="1" table:number-matrix-rows-spanned="1" table:formula="of:=INDEX([$military_assets.G$1:.G$1048576];[$mil_ass_ru_start.$B42])" office:value-type="float" office:value="3" calcext:value-type="float">
            <text:p>3</text:p>
          </table:table-cell>
          <table:table-cell table:number-matrix-columns-spanned="1" table:number-matrix-rows-spanned="1" table:formula="of:=INDEX([$military_assets.H$1:.H$1048576];[$mil_ass_ru_start.$B42])" office:value-type="float" office:value="1" calcext:value-type="float">
            <text:p>1</text:p>
          </table:table-cell>
          <table:table-cell table:number-matrix-columns-spanned="1" table:number-matrix-rows-spanned="1" table:formula="of:=INDEX([$military_assets.I$1:.I$1048576];[$mil_ass_ru_start.$B42])" office:value-type="string" office:string-value="RUS" calcext:value-type="string">
            <text:p>RUS</text:p>
          </table:table-cell>
          <table:table-cell table:number-matrix-columns-spanned="1" table:number-matrix-rows-spanned="1" table:formula="of:=INDEX([$military_assets.J$1:.J$1048576];[$mil_ass_ru_start.$B42])" office:value-type="string" office:string-value="Squadron" calcext:value-type="string">
            <text:p>Squadron</text:p>
          </table:table-cell>
          <table:table-cell table:number-matrix-columns-spanned="1" table:number-matrix-rows-spanned="1" table:formula="of:=INDEX([$military_assets.K$1:.K$1048576];[$mil_ass_ru_start.$B42])" office:value-type="string" office:string-value="Hidden: Can be played face down. &#10;STOBAR-Compatible." calcext:value-type="string">
            <text:p>Hidden: Can be played face down. </text:p>
            <text:p>STOBAR-Compatible.</text:p>
          </table:table-cell>
          <table:table-cell table:number-matrix-columns-spanned="1" table:number-matrix-rows-spanned="1" table:formula="of:=INDEX([$military_assets.L$1:.L$1048576];[$mil_ass_ru_start.$B42])" office:value-type="string" office:string-value="Images/mig29k.jpg" calcext:value-type="string">
            <text:p>Images/mig29k.jpg</text:p>
          </table:table-cell>
          <table:table-cell table:number-matrix-columns-spanned="1" table:number-matrix-rows-spanned="1" table:formula="of:=INDEX([$military_assets.M$1:.M$1048576];[$mil_ass_ru_start.$B42])" office:value-type="string" office:string-value="With a $15M unit cost conceivably affordable by even second-tier NBA starters, the Mig-29K is proof that performance and price are not always at odds." calcext:value-type="string">
            <text:p>With a $15M unit cost conceivably affordable by even second-tier NBA starters, the Mig-29K is proof that performance and price are not always at odds.</text:p>
          </table:table-cell>
          <table:table-cell table:number-matrix-columns-spanned="1" table:number-matrix-rows-spanned="1" table:formula="of:=INDEX([$military_assets.N$1:.N$1048576];[$mil_ass_ru_start.$B42])" office:value-type="string" office:string-value="0.0.1" calcext:value-type="string">
            <text:p>0.0.1</text:p>
          </table:table-cell>
          <table:table-cell table:number-columns-repeated="47"/>
        </table:table-row>
        <table:table-row table:style-name="ro20">
          <table:table-cell office:value-type="float" office:value="0" calcext:value-type="float">
            <text:p>0</text:p>
          </table:table-cell>
          <table:table-cell office:value-type="float" office:value="24" calcext:value-type="float">
            <text:p>24</text:p>
          </table:table-cell>
          <table:table-cell table:style-name="ce16" office:value-type="string" calcext:value-type="string">
            <text:p>102nd Regiment</text:p>
          </table:table-cell>
          <table:table-cell table:number-matrix-columns-spanned="1" table:number-matrix-rows-spanned="1" table:formula="of:=INDEX([$military_assets.A$1:.A$1048576];[$mil_ass_ru_start.$B43])" office:value-type="string" office:string-value="Mig-29K Fulcrum-D" calcext:value-type="string">
            <text:p>Mig-29K Fulcrum-D</text:p>
          </table:table-cell>
          <table:table-cell table:number-matrix-columns-spanned="1" table:number-matrix-rows-spanned="1" table:formula="of:=INDEX([$military_assets.B$1:.B$1048576];[$mil_ass_ru_start.$B43])" office:value-type="float" office:value="0" calcext:value-type="float">
            <text:p>0</text:p>
          </table:table-cell>
          <table:table-cell table:number-matrix-columns-spanned="1" table:number-matrix-rows-spanned="1" table:formula="of:=INDEX([$military_assets.C$1:.C$1048576];[$mil_ass_ru_start.$B43])" office:value-type="float" office:value="0" calcext:value-type="float">
            <text:p>0</text:p>
          </table:table-cell>
          <table:table-cell table:number-matrix-columns-spanned="1" table:number-matrix-rows-spanned="1" table:formula="of:=INDEX([$military_assets.D$1:.D$1048576];[$mil_ass_ru_start.$B43])" office:value-type="float" office:value="0" calcext:value-type="float">
            <text:p>0</text:p>
          </table:table-cell>
          <table:table-cell table:number-matrix-columns-spanned="1" table:number-matrix-rows-spanned="1" table:formula="of:=INDEX([$military_assets.E$1:.E$1048576];[$mil_ass_ru_start.$B43])" office:value-type="float" office:value="4" calcext:value-type="float">
            <text:p>4</text:p>
          </table:table-cell>
          <table:table-cell table:number-matrix-columns-spanned="1" table:number-matrix-rows-spanned="1" table:formula="of:=INDEX([$military_assets.F$1:.F$1048576];[$mil_ass_ru_start.$B43])" office:value-type="float" office:value="3" calcext:value-type="float">
            <text:p>3</text:p>
          </table:table-cell>
          <table:table-cell table:number-matrix-columns-spanned="1" table:number-matrix-rows-spanned="1" table:formula="of:=INDEX([$military_assets.G$1:.G$1048576];[$mil_ass_ru_start.$B43])" office:value-type="float" office:value="3" calcext:value-type="float">
            <text:p>3</text:p>
          </table:table-cell>
          <table:table-cell table:number-matrix-columns-spanned="1" table:number-matrix-rows-spanned="1" table:formula="of:=INDEX([$military_assets.H$1:.H$1048576];[$mil_ass_ru_start.$B43])" office:value-type="float" office:value="1" calcext:value-type="float">
            <text:p>1</text:p>
          </table:table-cell>
          <table:table-cell table:number-matrix-columns-spanned="1" table:number-matrix-rows-spanned="1" table:formula="of:=INDEX([$military_assets.I$1:.I$1048576];[$mil_ass_ru_start.$B43])" office:value-type="string" office:string-value="RUS" calcext:value-type="string">
            <text:p>RUS</text:p>
          </table:table-cell>
          <table:table-cell table:number-matrix-columns-spanned="1" table:number-matrix-rows-spanned="1" table:formula="of:=INDEX([$military_assets.J$1:.J$1048576];[$mil_ass_ru_start.$B43])" office:value-type="string" office:string-value="Squadron" calcext:value-type="string">
            <text:p>Squadron</text:p>
          </table:table-cell>
          <table:table-cell table:number-matrix-columns-spanned="1" table:number-matrix-rows-spanned="1" table:formula="of:=INDEX([$military_assets.K$1:.K$1048576];[$mil_ass_ru_start.$B43])" office:value-type="string" office:string-value="Hidden: Can be played face down. &#10;STOBAR-Compatible." calcext:value-type="string">
            <text:p>Hidden: Can be played face down. </text:p>
            <text:p>STOBAR-Compatible.</text:p>
          </table:table-cell>
          <table:table-cell table:number-matrix-columns-spanned="1" table:number-matrix-rows-spanned="1" table:formula="of:=INDEX([$military_assets.L$1:.L$1048576];[$mil_ass_ru_start.$B43])" office:value-type="string" office:string-value="Images/mig29k.jpg" calcext:value-type="string">
            <text:p>Images/mig29k.jpg</text:p>
          </table:table-cell>
          <table:table-cell table:number-matrix-columns-spanned="1" table:number-matrix-rows-spanned="1" table:formula="of:=INDEX([$military_assets.M$1:.M$1048576];[$mil_ass_ru_start.$B43])" office:value-type="string" office:string-value="With a $15M unit cost conceivably affordable by even second-tier NBA starters, the Mig-29K is proof that performance and price are not always at odds." calcext:value-type="string">
            <text:p>With a $15M unit cost conceivably affordable by even second-tier NBA starters, the Mig-29K is proof that performance and price are not always at odds.</text:p>
          </table:table-cell>
          <table:table-cell table:number-matrix-columns-spanned="1" table:number-matrix-rows-spanned="1" table:formula="of:=INDEX([$military_assets.N$1:.N$1048576];[$mil_ass_ru_start.$B43])" office:value-type="string" office:string-value="0.0.1" calcext:value-type="string">
            <text:p>0.0.1</text:p>
          </table:table-cell>
          <table:table-cell table:number-columns-repeated="47"/>
        </table:table-row>
        <table:table-row table:style-name="ro1" table:number-rows-repeated="1048532">
          <table:table-cell table:number-columns-repeated="64"/>
        </table:table-row>
        <table:table-row table:style-name="ro1">
          <table:table-cell table:number-columns-repeated="64"/>
        </table:table-row>
      </table:table>
      <table:table table:name="actions_all" table:style-name="ta10">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2" table:number-columns-repeated="2" table:default-cell-style-name="Default"/>
        <table:table-column table:style-name="co47" table:default-cell-style-name="Default"/>
        <table:table-column table:style-name="co48" table:default-cell-style-name="Default"/>
        <table:table-column table:style-name="co2" table:number-columns-repeated="56" table:default-cell-style-name="Default"/>
        <table:table-row table:style-name="ro1">
          <table:table-cell office:value-type="string" calcext:value-type="string">
            <text:p>Duplication</text:p>
          </table:table-cell>
          <table:table-cell office:value-type="string" calcext:value-type="string">
            <text:p>Class</text:p>
          </table:table-cell>
          <table:table-cell office:value-type="string" calcext:value-type="string">
            <text:p>Name</text:p>
          </table:table-cell>
          <table:table-cell table:formula="of:=[$actions.A1]" office:value-type="string" office:string-value="Title" calcext:value-type="string">
            <text:p>Title</text:p>
          </table:table-cell>
          <table:table-cell table:formula="of:=[$actions.B1]" office:value-type="string" office:string-value="Type" calcext:value-type="string">
            <text:p>Type</text:p>
          </table:table-cell>
          <table:table-cell table:formula="of:=[$actions.C1]" office:value-type="string" office:string-value="Roster" calcext:value-type="string">
            <text:p>Roster</text:p>
          </table:table-cell>
          <table:table-cell table:formula="of:=[$actions.D1]" office:value-type="string" office:string-value="Description" calcext:value-type="string">
            <text:p>Description</text:p>
          </table:table-cell>
          <table:table-cell table:formula="of:=[$actions.E1]" office:value-type="string" office:string-value="Image" calcext:value-type="string">
            <text:p>Image</text:p>
          </table:table-cell>
          <table:table-cell table:formula="of:=[$actions.F1]" office:value-type="string" office:string-value="FlavorText" calcext:value-type="string">
            <text:p>FlavorText</text:p>
          </table:table-cell>
          <table:table-cell table:formula="of:=[$actions.G1]" office:value-type="string" office:string-value="Version" calcext:value-type="string">
            <text:p>Version</text:p>
          </table:table-cell>
          <table:table-cell table:number-columns-repeated="54"/>
        </table:table-row>
        <table:table-row table:style-name="ro20">
          <table:table-cell office:value-type="float" office:value="1" calcext:value-type="float">
            <text:p>1</text:p>
          </table:table-cell>
          <table:table-cell office:value-type="float" office:value="3" calcext:value-type="float">
            <text:p>3</text:p>
          </table:table-cell>
          <table:table-cell office:value-type="string" calcext:value-type="string">
            <text:p>Tactic A</text:p>
          </table:table-cell>
          <table:table-cell table:number-matrix-columns-spanned="1" table:number-matrix-rows-spanned="1" table:formula="of:=INDEX([$actions.A$1:.A$1048576];[$actions_all.$B2])" office:value-type="string" office:string-value="Scuttlebutt" calcext:value-type="string">
            <text:p>Scuttlebutt</text:p>
          </table:table-cell>
          <table:table-cell table:number-matrix-columns-spanned="1" table:number-matrix-rows-spanned="1" table:formula="of:=INDEX([$actions.B$1:.B$1048576];[$actions_all.$B2])" office:value-type="string" office:string-value="Tactic" calcext:value-type="string">
            <text:p>Tactic</text:p>
          </table:table-cell>
          <table:table-cell table:number-matrix-columns-spanned="1" table:number-matrix-rows-spanned="1" table:formula="of:=INDEX([$actions.C$1:.C$1048576];[$actions_all.$B2])" office:value-type="string" office:string-value="USN" calcext:value-type="string">
            <text:p>USN</text:p>
          </table:table-cell>
          <table:table-cell table:number-matrix-columns-spanned="1" table:number-matrix-rows-spanned="1" table:formula="of:=INDEX([$actions.D$1:.D$1048576];[$actions_all.$B2])" office:value-type="string" office:string-value="Look at and reorder the top 4 cards of your deck. You may put any number on the bottom of your deck." calcext:value-type="string">
            <text:p>Look at and reorder the top 4 cards of your deck. You may put any number on the bottom of your deck.</text:p>
          </table:table-cell>
          <table:table-cell table:number-matrix-columns-spanned="1" table:number-matrix-rows-spanned="1" table:formula="of:=INDEX([$actions.E$1:.E$1048576];[$actions_all.$B2])" office:value-type="string" office:string-value="Images/scuttlebutt.jpeg" calcext:value-type="string">
            <text:p>Images/scuttlebutt.jpeg</text:p>
          </table:table-cell>
          <table:table-cell table:number-matrix-columns-spanned="1" table:number-matrix-rows-spanned="1" table:formula="of:=INDEX([$actions.F$1:.F$1048576];[$actions_all.$B2])" office:value-type="string" office:string-value="&#10;" calcext:value-type="string">
            <text:p/>
            <text:p/>
          </table:table-cell>
          <table:table-cell table:number-matrix-columns-spanned="1" table:number-matrix-rows-spanned="1" table:formula="of:=INDEX([$actions.G$1:.G$1048576];[$actions_all.$B2])"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3" calcext:value-type="float">
            <text:p>3</text:p>
          </table:table-cell>
          <table:table-cell office:value-type="string" calcext:value-type="string">
            <text:p>Tactic B</text:p>
          </table:table-cell>
          <table:table-cell table:number-matrix-columns-spanned="1" table:number-matrix-rows-spanned="1" table:formula="of:=INDEX([$actions.A$1:.A$1048576];[$actions_all.$B3])" office:value-type="string" office:string-value="Scuttlebutt" calcext:value-type="string">
            <text:p>Scuttlebutt</text:p>
          </table:table-cell>
          <table:table-cell table:number-matrix-columns-spanned="1" table:number-matrix-rows-spanned="1" table:formula="of:=INDEX([$actions.B$1:.B$1048576];[$actions_all.$B3])" office:value-type="string" office:string-value="Tactic" calcext:value-type="string">
            <text:p>Tactic</text:p>
          </table:table-cell>
          <table:table-cell table:number-matrix-columns-spanned="1" table:number-matrix-rows-spanned="1" table:formula="of:=INDEX([$actions.C$1:.C$1048576];[$actions_all.$B3])" office:value-type="string" office:string-value="USN" calcext:value-type="string">
            <text:p>USN</text:p>
          </table:table-cell>
          <table:table-cell table:number-matrix-columns-spanned="1" table:number-matrix-rows-spanned="1" table:formula="of:=INDEX([$actions.D$1:.D$1048576];[$actions_all.$B3])" office:value-type="string" office:string-value="Look at and reorder the top 4 cards of your deck. You may put any number on the bottom of your deck." calcext:value-type="string">
            <text:p>Look at and reorder the top 4 cards of your deck. You may put any number on the bottom of your deck.</text:p>
          </table:table-cell>
          <table:table-cell table:number-matrix-columns-spanned="1" table:number-matrix-rows-spanned="1" table:formula="of:=INDEX([$actions.E$1:.E$1048576];[$actions_all.$B3])" office:value-type="string" office:string-value="Images/scuttlebutt.jpeg" calcext:value-type="string">
            <text:p>Images/scuttlebutt.jpeg</text:p>
          </table:table-cell>
          <table:table-cell table:number-matrix-columns-spanned="1" table:number-matrix-rows-spanned="1" table:formula="of:=INDEX([$actions.F$1:.F$1048576];[$actions_all.$B3])" office:value-type="string" office:string-value="&#10;" calcext:value-type="string">
            <text:p/>
            <text:p/>
          </table:table-cell>
          <table:table-cell table:number-matrix-columns-spanned="1" table:number-matrix-rows-spanned="1" table:formula="of:=INDEX([$actions.G$1:.G$1048576];[$actions_all.$B3])"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4" calcext:value-type="float">
            <text:p>4</text:p>
          </table:table-cell>
          <table:table-cell office:value-type="string" calcext:value-type="string">
            <text:p>Tactic A</text:p>
          </table:table-cell>
          <table:table-cell table:number-matrix-columns-spanned="1" table:number-matrix-rows-spanned="1" table:formula="of:=INDEX([$actions.A$1:.A$1048576];[$actions_all.$B4])" office:value-type="string" office:string-value="AF Is Short On Water" calcext:value-type="string">
            <text:p>AF Is Short On Water</text:p>
          </table:table-cell>
          <table:table-cell table:number-matrix-columns-spanned="1" table:number-matrix-rows-spanned="1" table:formula="of:=INDEX([$actions.B$1:.B$1048576];[$actions_all.$B4])" office:value-type="string" office:string-value="Tactic" calcext:value-type="string">
            <text:p>Tactic</text:p>
          </table:table-cell>
          <table:table-cell table:number-matrix-columns-spanned="1" table:number-matrix-rows-spanned="1" table:formula="of:=INDEX([$actions.C$1:.C$1048576];[$actions_all.$B4])" office:value-type="string" office:string-value="USN" calcext:value-type="string">
            <text:p>USN</text:p>
          </table:table-cell>
          <table:table-cell table:number-matrix-columns-spanned="1" table:number-matrix-rows-spanned="1" table:formula="of:=INDEX([$actions.D$1:.D$1048576];[$actions_all.$B4])" office:value-type="string" office:string-value="Immediately (during this action step) take one military asset card from your hand and put it into play under your control face up; it may attack or defend this turn. This military asset must be otherwise valid to play. " calcext:value-type="string">
            <text:p>Immediately (during this action step) take one military asset card from your hand and put it into play under your control face up; it may attack or defend this turn. This military asset must be otherwise valid to play. </text:p>
          </table:table-cell>
          <table:table-cell table:number-matrix-columns-spanned="1" table:number-matrix-rows-spanned="1" table:formula="of:=INDEX([$actions.E$1:.E$1048576];[$actions_all.$B4])" office:value-type="string" office:string-value="Images/midway.jpg" calcext:value-type="string">
            <text:p>Images/midway.jpg</text:p>
          </table:table-cell>
          <table:table-cell table:number-matrix-columns-spanned="1" table:number-matrix-rows-spanned="1" table:formula="of:=INDEX([$actions.F$1:.F$1048576];[$actions_all.$B4])" office:value-type="string" office:string-value="&#10;" calcext:value-type="string">
            <text:p/>
            <text:p/>
          </table:table-cell>
          <table:table-cell table:number-matrix-columns-spanned="1" table:number-matrix-rows-spanned="1" table:formula="of:=INDEX([$actions.G$1:.G$1048576];[$actions_all.$B4])"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4" calcext:value-type="float">
            <text:p>4</text:p>
          </table:table-cell>
          <table:table-cell office:value-type="string" calcext:value-type="string">
            <text:p>Tactic B</text:p>
          </table:table-cell>
          <table:table-cell table:number-matrix-columns-spanned="1" table:number-matrix-rows-spanned="1" table:formula="of:=INDEX([$actions.A$1:.A$1048576];[$actions_all.$B5])" office:value-type="string" office:string-value="AF Is Short On Water" calcext:value-type="string">
            <text:p>AF Is Short On Water</text:p>
          </table:table-cell>
          <table:table-cell table:number-matrix-columns-spanned="1" table:number-matrix-rows-spanned="1" table:formula="of:=INDEX([$actions.B$1:.B$1048576];[$actions_all.$B5])" office:value-type="string" office:string-value="Tactic" calcext:value-type="string">
            <text:p>Tactic</text:p>
          </table:table-cell>
          <table:table-cell table:number-matrix-columns-spanned="1" table:number-matrix-rows-spanned="1" table:formula="of:=INDEX([$actions.C$1:.C$1048576];[$actions_all.$B5])" office:value-type="string" office:string-value="USN" calcext:value-type="string">
            <text:p>USN</text:p>
          </table:table-cell>
          <table:table-cell table:number-matrix-columns-spanned="1" table:number-matrix-rows-spanned="1" table:formula="of:=INDEX([$actions.D$1:.D$1048576];[$actions_all.$B5])" office:value-type="string" office:string-value="Immediately (during this action step) take one military asset card from your hand and put it into play under your control face up; it may attack or defend this turn. This military asset must be otherwise valid to play. " calcext:value-type="string">
            <text:p>Immediately (during this action step) take one military asset card from your hand and put it into play under your control face up; it may attack or defend this turn. This military asset must be otherwise valid to play. </text:p>
          </table:table-cell>
          <table:table-cell table:number-matrix-columns-spanned="1" table:number-matrix-rows-spanned="1" table:formula="of:=INDEX([$actions.E$1:.E$1048576];[$actions_all.$B5])" office:value-type="string" office:string-value="Images/midway.jpg" calcext:value-type="string">
            <text:p>Images/midway.jpg</text:p>
          </table:table-cell>
          <table:table-cell table:number-matrix-columns-spanned="1" table:number-matrix-rows-spanned="1" table:formula="of:=INDEX([$actions.F$1:.F$1048576];[$actions_all.$B5])" office:value-type="string" office:string-value="&#10;" calcext:value-type="string">
            <text:p/>
            <text:p/>
          </table:table-cell>
          <table:table-cell table:number-matrix-columns-spanned="1" table:number-matrix-rows-spanned="1" table:formula="of:=INDEX([$actions.G$1:.G$1048576];[$actions_all.$B5])"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6" calcext:value-type="float">
            <text:p>6</text:p>
          </table:table-cell>
          <table:table-cell office:value-type="string" calcext:value-type="string">
            <text:p>Tactic A</text:p>
          </table:table-cell>
          <table:table-cell table:number-matrix-columns-spanned="1" table:number-matrix-rows-spanned="1" table:formula="of:=INDEX([$actions.A$1:.A$1048576];[$actions_all.$B6])" office:value-type="string" office:string-value="KH-11 Key Hole" calcext:value-type="string">
            <text:p>KH-11 Key Hole</text:p>
          </table:table-cell>
          <table:table-cell table:number-matrix-columns-spanned="1" table:number-matrix-rows-spanned="1" table:formula="of:=INDEX([$actions.B$1:.B$1048576];[$actions_all.$B6])" office:value-type="string" office:string-value="Tactic" calcext:value-type="string">
            <text:p>Tactic</text:p>
          </table:table-cell>
          <table:table-cell table:number-matrix-columns-spanned="1" table:number-matrix-rows-spanned="1" table:formula="of:=INDEX([$actions.C$1:.C$1048576];[$actions_all.$B6])" office:value-type="string" office:string-value="USN" calcext:value-type="string">
            <text:p>USN</text:p>
          </table:table-cell>
          <table:table-cell table:number-matrix-columns-spanned="1" table:number-matrix-rows-spanned="1" table:formula="of:=INDEX([$actions.D$1:.D$1048576];[$actions_all.$B6])" office:value-type="string" office:string-value="Flip all military assets your opponent controls face up. You opponent must also reveal their hand." calcext:value-type="string">
            <text:p>Flip all military assets your opponent controls face up. You opponent must also reveal their hand.</text:p>
          </table:table-cell>
          <table:table-cell table:number-matrix-columns-spanned="1" table:number-matrix-rows-spanned="1" table:formula="of:=INDEX([$actions.E$1:.E$1048576];[$actions_all.$B6])" office:value-type="string" office:string-value="Images/keyhole.jpg" calcext:value-type="string">
            <text:p>Images/keyhole.jpg</text:p>
          </table:table-cell>
          <table:table-cell table:number-matrix-columns-spanned="1" table:number-matrix-rows-spanned="1" table:formula="of:=INDEX([$actions.F$1:.F$1048576];[$actions_all.$B6])" office:value-type="string" office:string-value="&#10;" calcext:value-type="string">
            <text:p/>
            <text:p/>
          </table:table-cell>
          <table:table-cell table:number-matrix-columns-spanned="1" table:number-matrix-rows-spanned="1" table:formula="of:=INDEX([$actions.G$1:.G$1048576];[$actions_all.$B6])"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6" calcext:value-type="float">
            <text:p>6</text:p>
          </table:table-cell>
          <table:table-cell office:value-type="string" calcext:value-type="string">
            <text:p>Tactic B</text:p>
          </table:table-cell>
          <table:table-cell table:number-matrix-columns-spanned="1" table:number-matrix-rows-spanned="1" table:formula="of:=INDEX([$actions.A$1:.A$1048576];[$actions_all.$B7])" office:value-type="string" office:string-value="KH-11 Key Hole" calcext:value-type="string">
            <text:p>KH-11 Key Hole</text:p>
          </table:table-cell>
          <table:table-cell table:number-matrix-columns-spanned="1" table:number-matrix-rows-spanned="1" table:formula="of:=INDEX([$actions.B$1:.B$1048576];[$actions_all.$B7])" office:value-type="string" office:string-value="Tactic" calcext:value-type="string">
            <text:p>Tactic</text:p>
          </table:table-cell>
          <table:table-cell table:number-matrix-columns-spanned="1" table:number-matrix-rows-spanned="1" table:formula="of:=INDEX([$actions.C$1:.C$1048576];[$actions_all.$B7])" office:value-type="string" office:string-value="USN" calcext:value-type="string">
            <text:p>USN</text:p>
          </table:table-cell>
          <table:table-cell table:number-matrix-columns-spanned="1" table:number-matrix-rows-spanned="1" table:formula="of:=INDEX([$actions.D$1:.D$1048576];[$actions_all.$B7])" office:value-type="string" office:string-value="Flip all military assets your opponent controls face up. You opponent must also reveal their hand." calcext:value-type="string">
            <text:p>Flip all military assets your opponent controls face up. You opponent must also reveal their hand.</text:p>
          </table:table-cell>
          <table:table-cell table:number-matrix-columns-spanned="1" table:number-matrix-rows-spanned="1" table:formula="of:=INDEX([$actions.E$1:.E$1048576];[$actions_all.$B7])" office:value-type="string" office:string-value="Images/keyhole.jpg" calcext:value-type="string">
            <text:p>Images/keyhole.jpg</text:p>
          </table:table-cell>
          <table:table-cell table:number-matrix-columns-spanned="1" table:number-matrix-rows-spanned="1" table:formula="of:=INDEX([$actions.F$1:.F$1048576];[$actions_all.$B7])" office:value-type="string" office:string-value="&#10;" calcext:value-type="string">
            <text:p/>
            <text:p/>
          </table:table-cell>
          <table:table-cell table:number-matrix-columns-spanned="1" table:number-matrix-rows-spanned="1" table:formula="of:=INDEX([$actions.G$1:.G$1048576];[$actions_all.$B7])"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9" calcext:value-type="float">
            <text:p>9</text:p>
          </table:table-cell>
          <table:table-cell office:value-type="string" calcext:value-type="string">
            <text:p>Tactic A</text:p>
          </table:table-cell>
          <table:table-cell table:number-matrix-columns-spanned="1" table:number-matrix-rows-spanned="1" table:formula="of:=INDEX([$actions.A$1:.A$1048576];[$actions_all.$B8])" office:value-type="string" office:string-value="NATO Allies" calcext:value-type="string">
            <text:p>NATO Allies</text:p>
          </table:table-cell>
          <table:table-cell table:number-matrix-columns-spanned="1" table:number-matrix-rows-spanned="1" table:formula="of:=INDEX([$actions.B$1:.B$1048576];[$actions_all.$B8])" office:value-type="string" office:string-value="Tactic" calcext:value-type="string">
            <text:p>Tactic</text:p>
          </table:table-cell>
          <table:table-cell table:number-matrix-columns-spanned="1" table:number-matrix-rows-spanned="1" table:formula="of:=INDEX([$actions.C$1:.C$1048576];[$actions_all.$B8])" office:value-type="string" office:string-value="USN" calcext:value-type="string">
            <text:p>USN</text:p>
          </table:table-cell>
          <table:table-cell table:number-matrix-columns-spanned="1" table:number-matrix-rows-spanned="1" table:formula="of:=INDEX([$actions.D$1:.D$1048576];[$actions_all.$B8])" office:value-type="string" office:string-value="Search your deck for an air squadron, reveal it, and place it on a territory you control. Then shuffle your deck. You must control a territory to play this card." calcext:value-type="string">
            <text:p>Search your deck for an air squadron, reveal it, and place it on a territory you control. Then shuffle your deck. You must control a territory to play this card.</text:p>
          </table:table-cell>
          <table:table-cell table:number-matrix-columns-spanned="1" table:number-matrix-rows-spanned="1" table:formula="of:=INDEX([$actions.E$1:.E$1048576];[$actions_all.$B8])" office:value-type="string" office:string-value="Images/nato.jpg" calcext:value-type="string">
            <text:p>Images/nato.jpg</text:p>
          </table:table-cell>
          <table:table-cell table:number-matrix-columns-spanned="1" table:number-matrix-rows-spanned="1" table:formula="of:=INDEX([$actions.F$1:.F$1048576];[$actions_all.$B8])" office:value-type="string" office:string-value="&#10;" calcext:value-type="string">
            <text:p/>
            <text:p/>
          </table:table-cell>
          <table:table-cell table:number-matrix-columns-spanned="1" table:number-matrix-rows-spanned="1" table:formula="of:=INDEX([$actions.G$1:.G$1048576];[$actions_all.$B8])"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9" calcext:value-type="float">
            <text:p>9</text:p>
          </table:table-cell>
          <table:table-cell office:value-type="string" calcext:value-type="string">
            <text:p>Tactic B</text:p>
          </table:table-cell>
          <table:table-cell table:number-matrix-columns-spanned="1" table:number-matrix-rows-spanned="1" table:formula="of:=INDEX([$actions.A$1:.A$1048576];[$actions_all.$B9])" office:value-type="string" office:string-value="NATO Allies" calcext:value-type="string">
            <text:p>NATO Allies</text:p>
          </table:table-cell>
          <table:table-cell table:number-matrix-columns-spanned="1" table:number-matrix-rows-spanned="1" table:formula="of:=INDEX([$actions.B$1:.B$1048576];[$actions_all.$B9])" office:value-type="string" office:string-value="Tactic" calcext:value-type="string">
            <text:p>Tactic</text:p>
          </table:table-cell>
          <table:table-cell table:number-matrix-columns-spanned="1" table:number-matrix-rows-spanned="1" table:formula="of:=INDEX([$actions.C$1:.C$1048576];[$actions_all.$B9])" office:value-type="string" office:string-value="USN" calcext:value-type="string">
            <text:p>USN</text:p>
          </table:table-cell>
          <table:table-cell table:number-matrix-columns-spanned="1" table:number-matrix-rows-spanned="1" table:formula="of:=INDEX([$actions.D$1:.D$1048576];[$actions_all.$B9])" office:value-type="string" office:string-value="Search your deck for an air squadron, reveal it, and place it on a territory you control. Then shuffle your deck. You must control a territory to play this card." calcext:value-type="string">
            <text:p>Search your deck for an air squadron, reveal it, and place it on a territory you control. Then shuffle your deck. You must control a territory to play this card.</text:p>
          </table:table-cell>
          <table:table-cell table:number-matrix-columns-spanned="1" table:number-matrix-rows-spanned="1" table:formula="of:=INDEX([$actions.E$1:.E$1048576];[$actions_all.$B9])" office:value-type="string" office:string-value="Images/nato.jpg" calcext:value-type="string">
            <text:p>Images/nato.jpg</text:p>
          </table:table-cell>
          <table:table-cell table:number-matrix-columns-spanned="1" table:number-matrix-rows-spanned="1" table:formula="of:=INDEX([$actions.F$1:.F$1048576];[$actions_all.$B9])" office:value-type="string" office:string-value="&#10;" calcext:value-type="string">
            <text:p/>
            <text:p/>
          </table:table-cell>
          <table:table-cell table:number-matrix-columns-spanned="1" table:number-matrix-rows-spanned="1" table:formula="of:=INDEX([$actions.G$1:.G$1048576];[$actions_all.$B9])"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9" calcext:value-type="float">
            <text:p>9</text:p>
          </table:table-cell>
          <table:table-cell office:value-type="string" calcext:value-type="string">
            <text:p>Tactic C</text:p>
          </table:table-cell>
          <table:table-cell table:number-matrix-columns-spanned="1" table:number-matrix-rows-spanned="1" table:formula="of:=INDEX([$actions.A$1:.A$1048576];[$actions_all.$B10])" office:value-type="string" office:string-value="NATO Allies" calcext:value-type="string">
            <text:p>NATO Allies</text:p>
          </table:table-cell>
          <table:table-cell table:number-matrix-columns-spanned="1" table:number-matrix-rows-spanned="1" table:formula="of:=INDEX([$actions.B$1:.B$1048576];[$actions_all.$B10])" office:value-type="string" office:string-value="Tactic" calcext:value-type="string">
            <text:p>Tactic</text:p>
          </table:table-cell>
          <table:table-cell table:number-matrix-columns-spanned="1" table:number-matrix-rows-spanned="1" table:formula="of:=INDEX([$actions.C$1:.C$1048576];[$actions_all.$B10])" office:value-type="string" office:string-value="USN" calcext:value-type="string">
            <text:p>USN</text:p>
          </table:table-cell>
          <table:table-cell table:number-matrix-columns-spanned="1" table:number-matrix-rows-spanned="1" table:formula="of:=INDEX([$actions.D$1:.D$1048576];[$actions_all.$B10])" office:value-type="string" office:string-value="Search your deck for an air squadron, reveal it, and place it on a territory you control. Then shuffle your deck. You must control a territory to play this card." calcext:value-type="string">
            <text:p>Search your deck for an air squadron, reveal it, and place it on a territory you control. Then shuffle your deck. You must control a territory to play this card.</text:p>
          </table:table-cell>
          <table:table-cell table:number-matrix-columns-spanned="1" table:number-matrix-rows-spanned="1" table:formula="of:=INDEX([$actions.E$1:.E$1048576];[$actions_all.$B10])" office:value-type="string" office:string-value="Images/nato.jpg" calcext:value-type="string">
            <text:p>Images/nato.jpg</text:p>
          </table:table-cell>
          <table:table-cell table:number-matrix-columns-spanned="1" table:number-matrix-rows-spanned="1" table:formula="of:=INDEX([$actions.F$1:.F$1048576];[$actions_all.$B10])" office:value-type="string" office:string-value="&#10;" calcext:value-type="string">
            <text:p/>
            <text:p/>
          </table:table-cell>
          <table:table-cell table:number-matrix-columns-spanned="1" table:number-matrix-rows-spanned="1" table:formula="of:=INDEX([$actions.G$1:.G$1048576];[$actions_all.$B10])"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9" calcext:value-type="float">
            <text:p>9</text:p>
          </table:table-cell>
          <table:table-cell office:value-type="string" calcext:value-type="string">
            <text:p>Tactic D</text:p>
          </table:table-cell>
          <table:table-cell table:number-matrix-columns-spanned="1" table:number-matrix-rows-spanned="1" table:formula="of:=INDEX([$actions.A$1:.A$1048576];[$actions_all.$B11])" office:value-type="string" office:string-value="NATO Allies" calcext:value-type="string">
            <text:p>NATO Allies</text:p>
          </table:table-cell>
          <table:table-cell table:number-matrix-columns-spanned="1" table:number-matrix-rows-spanned="1" table:formula="of:=INDEX([$actions.B$1:.B$1048576];[$actions_all.$B11])" office:value-type="string" office:string-value="Tactic" calcext:value-type="string">
            <text:p>Tactic</text:p>
          </table:table-cell>
          <table:table-cell table:number-matrix-columns-spanned="1" table:number-matrix-rows-spanned="1" table:formula="of:=INDEX([$actions.C$1:.C$1048576];[$actions_all.$B11])" office:value-type="string" office:string-value="USN" calcext:value-type="string">
            <text:p>USN</text:p>
          </table:table-cell>
          <table:table-cell table:number-matrix-columns-spanned="1" table:number-matrix-rows-spanned="1" table:formula="of:=INDEX([$actions.D$1:.D$1048576];[$actions_all.$B11])" office:value-type="string" office:string-value="Search your deck for an air squadron, reveal it, and place it on a territory you control. Then shuffle your deck. You must control a territory to play this card." calcext:value-type="string">
            <text:p>Search your deck for an air squadron, reveal it, and place it on a territory you control. Then shuffle your deck. You must control a territory to play this card.</text:p>
          </table:table-cell>
          <table:table-cell table:number-matrix-columns-spanned="1" table:number-matrix-rows-spanned="1" table:formula="of:=INDEX([$actions.E$1:.E$1048576];[$actions_all.$B11])" office:value-type="string" office:string-value="Images/nato.jpg" calcext:value-type="string">
            <text:p>Images/nato.jpg</text:p>
          </table:table-cell>
          <table:table-cell table:number-matrix-columns-spanned="1" table:number-matrix-rows-spanned="1" table:formula="of:=INDEX([$actions.F$1:.F$1048576];[$actions_all.$B11])" office:value-type="string" office:string-value="&#10;" calcext:value-type="string">
            <text:p/>
            <text:p/>
          </table:table-cell>
          <table:table-cell table:number-matrix-columns-spanned="1" table:number-matrix-rows-spanned="1" table:formula="of:=INDEX([$actions.G$1:.G$1048576];[$actions_all.$B11])"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0" calcext:value-type="float">
            <text:p>10</text:p>
          </table:table-cell>
          <table:table-cell office:value-type="string" calcext:value-type="string">
            <text:p>Tactic A</text:p>
          </table:table-cell>
          <table:table-cell table:number-matrix-columns-spanned="1" table:number-matrix-rows-spanned="1" table:formula="of:=INDEX([$actions.A$1:.A$1048576];[$actions_all.$B12])" office:value-type="string" office:string-value="Uncommon Valor Was A Common Virtue" calcext:value-type="string">
            <text:p>Uncommon Valor Was A Common Virtue</text:p>
          </table:table-cell>
          <table:table-cell table:number-matrix-columns-spanned="1" table:number-matrix-rows-spanned="1" table:formula="of:=INDEX([$actions.B$1:.B$1048576];[$actions_all.$B12])" office:value-type="string" office:string-value="Tactic" calcext:value-type="string">
            <text:p>Tactic</text:p>
          </table:table-cell>
          <table:table-cell table:number-matrix-columns-spanned="1" table:number-matrix-rows-spanned="1" table:formula="of:=INDEX([$actions.C$1:.C$1048576];[$actions_all.$B12])" office:value-type="string" office:string-value="USN" calcext:value-type="string">
            <text:p>USN</text:p>
          </table:table-cell>
          <table:table-cell table:number-matrix-columns-spanned="1" table:number-matrix-rows-spanned="1" table:formula="of:=INDEX([$actions.D$1:.D$1048576];[$actions_all.$B12])" office:value-type="string" office:string-value="You may immediately discard one military asset from an attack you've declared in order to add twice that asset's attack statistic to your damage total during the Normal Damage Step." calcext:value-type="string">
            <text:p>You may immediately discard one military asset from an attack you've declared in order to add twice that asset's attack statistic to your damage total during the Normal Damage Step.</text:p>
          </table:table-cell>
          <table:table-cell table:number-matrix-columns-spanned="1" table:number-matrix-rows-spanned="1" table:formula="of:=INDEX([$actions.E$1:.E$1048576];[$actions_all.$B12])" office:value-type="string" office:string-value="Images/valor.jpg" calcext:value-type="string">
            <text:p>Images/valor.jpg</text:p>
          </table:table-cell>
          <table:table-cell table:number-matrix-columns-spanned="1" table:number-matrix-rows-spanned="1" table:formula="of:=INDEX([$actions.F$1:.F$1048576];[$actions_all.$B12])" office:value-type="string" office:string-value="&#10;" calcext:value-type="string">
            <text:p/>
            <text:p/>
          </table:table-cell>
          <table:table-cell table:number-matrix-columns-spanned="1" table:number-matrix-rows-spanned="1" table:formula="of:=INDEX([$actions.G$1:.G$1048576];[$actions_all.$B12])"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0" calcext:value-type="float">
            <text:p>10</text:p>
          </table:table-cell>
          <table:table-cell office:value-type="string" calcext:value-type="string">
            <text:p>Tactic B</text:p>
          </table:table-cell>
          <table:table-cell table:number-matrix-columns-spanned="1" table:number-matrix-rows-spanned="1" table:formula="of:=INDEX([$actions.A$1:.A$1048576];[$actions_all.$B13])" office:value-type="string" office:string-value="Uncommon Valor Was A Common Virtue" calcext:value-type="string">
            <text:p>Uncommon Valor Was A Common Virtue</text:p>
          </table:table-cell>
          <table:table-cell table:number-matrix-columns-spanned="1" table:number-matrix-rows-spanned="1" table:formula="of:=INDEX([$actions.B$1:.B$1048576];[$actions_all.$B13])" office:value-type="string" office:string-value="Tactic" calcext:value-type="string">
            <text:p>Tactic</text:p>
          </table:table-cell>
          <table:table-cell table:number-matrix-columns-spanned="1" table:number-matrix-rows-spanned="1" table:formula="of:=INDEX([$actions.C$1:.C$1048576];[$actions_all.$B13])" office:value-type="string" office:string-value="USN" calcext:value-type="string">
            <text:p>USN</text:p>
          </table:table-cell>
          <table:table-cell table:number-matrix-columns-spanned="1" table:number-matrix-rows-spanned="1" table:formula="of:=INDEX([$actions.D$1:.D$1048576];[$actions_all.$B13])" office:value-type="string" office:string-value="You may immediately discard one military asset from an attack you've declared in order to add twice that asset's attack statistic to your damage total during the Normal Damage Step." calcext:value-type="string">
            <text:p>You may immediately discard one military asset from an attack you've declared in order to add twice that asset's attack statistic to your damage total during the Normal Damage Step.</text:p>
          </table:table-cell>
          <table:table-cell table:number-matrix-columns-spanned="1" table:number-matrix-rows-spanned="1" table:formula="of:=INDEX([$actions.E$1:.E$1048576];[$actions_all.$B13])" office:value-type="string" office:string-value="Images/valor.jpg" calcext:value-type="string">
            <text:p>Images/valor.jpg</text:p>
          </table:table-cell>
          <table:table-cell table:number-matrix-columns-spanned="1" table:number-matrix-rows-spanned="1" table:formula="of:=INDEX([$actions.F$1:.F$1048576];[$actions_all.$B13])" office:value-type="string" office:string-value="&#10;" calcext:value-type="string">
            <text:p/>
            <text:p/>
          </table:table-cell>
          <table:table-cell table:number-matrix-columns-spanned="1" table:number-matrix-rows-spanned="1" table:formula="of:=INDEX([$actions.G$1:.G$1048576];[$actions_all.$B13])"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1" calcext:value-type="float">
            <text:p>11</text:p>
          </table:table-cell>
          <table:table-cell office:value-type="string" calcext:value-type="string">
            <text:p>Tactic A</text:p>
          </table:table-cell>
          <table:table-cell table:number-matrix-columns-spanned="1" table:number-matrix-rows-spanned="1" table:formula="of:=INDEX([$actions.A$1:.A$1048576];[$actions_all.$B14])" office:value-type="string" office:string-value="I Have Not Yet Begun To Fight" calcext:value-type="string">
            <text:p>I Have Not Yet Begun To Fight</text:p>
          </table:table-cell>
          <table:table-cell table:number-matrix-columns-spanned="1" table:number-matrix-rows-spanned="1" table:formula="of:=INDEX([$actions.B$1:.B$1048576];[$actions_all.$B14])" office:value-type="string" office:string-value="Tactic" calcext:value-type="string">
            <text:p>Tactic</text:p>
          </table:table-cell>
          <table:table-cell table:number-matrix-columns-spanned="1" table:number-matrix-rows-spanned="1" table:formula="of:=INDEX([$actions.C$1:.C$1048576];[$actions_all.$B14])" office:value-type="string" office:string-value="USN" calcext:value-type="string">
            <text:p>USN</text:p>
          </table:table-cell>
          <table:table-cell table:number-matrix-columns-spanned="1" table:number-matrix-rows-spanned="1" table:formula="of:=INDEX([$actions.D$1:.D$1048576];[$actions_all.$B14])" office:value-type="string" office:string-value="Retrieve one card from your discard pile, reveal it, and put it on top of your deck." calcext:value-type="string">
            <text:p>Retrieve one card from your discard pile, reveal it, and put it on top of your deck.</text:p>
          </table:table-cell>
          <table:table-cell table:number-matrix-columns-spanned="1" table:number-matrix-rows-spanned="1" table:formula="of:=INDEX([$actions.E$1:.E$1048576];[$actions_all.$B14])" office:value-type="string" office:string-value="Images/fight.jpg" calcext:value-type="string">
            <text:p>Images/fight.jpg</text:p>
          </table:table-cell>
          <table:table-cell table:number-matrix-columns-spanned="1" table:number-matrix-rows-spanned="1" table:formula="of:=INDEX([$actions.F$1:.F$1048576];[$actions_all.$B14])" office:value-type="string" office:string-value="&#10;" calcext:value-type="string">
            <text:p/>
            <text:p/>
          </table:table-cell>
          <table:table-cell table:number-matrix-columns-spanned="1" table:number-matrix-rows-spanned="1" table:formula="of:=INDEX([$actions.G$1:.G$1048576];[$actions_all.$B14])"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1" calcext:value-type="float">
            <text:p>11</text:p>
          </table:table-cell>
          <table:table-cell office:value-type="string" calcext:value-type="string">
            <text:p>Tactic B</text:p>
          </table:table-cell>
          <table:table-cell table:number-matrix-columns-spanned="1" table:number-matrix-rows-spanned="1" table:formula="of:=INDEX([$actions.A$1:.A$1048576];[$actions_all.$B15])" office:value-type="string" office:string-value="I Have Not Yet Begun To Fight" calcext:value-type="string">
            <text:p>I Have Not Yet Begun To Fight</text:p>
          </table:table-cell>
          <table:table-cell table:number-matrix-columns-spanned="1" table:number-matrix-rows-spanned="1" table:formula="of:=INDEX([$actions.B$1:.B$1048576];[$actions_all.$B15])" office:value-type="string" office:string-value="Tactic" calcext:value-type="string">
            <text:p>Tactic</text:p>
          </table:table-cell>
          <table:table-cell table:number-matrix-columns-spanned="1" table:number-matrix-rows-spanned="1" table:formula="of:=INDEX([$actions.C$1:.C$1048576];[$actions_all.$B15])" office:value-type="string" office:string-value="USN" calcext:value-type="string">
            <text:p>USN</text:p>
          </table:table-cell>
          <table:table-cell table:number-matrix-columns-spanned="1" table:number-matrix-rows-spanned="1" table:formula="of:=INDEX([$actions.D$1:.D$1048576];[$actions_all.$B15])" office:value-type="string" office:string-value="Retrieve one card from your discard pile, reveal it, and put it on top of your deck." calcext:value-type="string">
            <text:p>Retrieve one card from your discard pile, reveal it, and put it on top of your deck.</text:p>
          </table:table-cell>
          <table:table-cell table:number-matrix-columns-spanned="1" table:number-matrix-rows-spanned="1" table:formula="of:=INDEX([$actions.E$1:.E$1048576];[$actions_all.$B15])" office:value-type="string" office:string-value="Images/fight.jpg" calcext:value-type="string">
            <text:p>Images/fight.jpg</text:p>
          </table:table-cell>
          <table:table-cell table:number-matrix-columns-spanned="1" table:number-matrix-rows-spanned="1" table:formula="of:=INDEX([$actions.F$1:.F$1048576];[$actions_all.$B15])" office:value-type="string" office:string-value="&#10;" calcext:value-type="string">
            <text:p/>
            <text:p/>
          </table:table-cell>
          <table:table-cell table:number-matrix-columns-spanned="1" table:number-matrix-rows-spanned="1" table:formula="of:=INDEX([$actions.G$1:.G$1048576];[$actions_all.$B15])"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1" calcext:value-type="float">
            <text:p>11</text:p>
          </table:table-cell>
          <table:table-cell office:value-type="string" calcext:value-type="string">
            <text:p>Tactic C</text:p>
          </table:table-cell>
          <table:table-cell table:number-matrix-columns-spanned="1" table:number-matrix-rows-spanned="1" table:formula="of:=INDEX([$actions.A$1:.A$1048576];[$actions_all.$B16])" office:value-type="string" office:string-value="I Have Not Yet Begun To Fight" calcext:value-type="string">
            <text:p>I Have Not Yet Begun To Fight</text:p>
          </table:table-cell>
          <table:table-cell table:number-matrix-columns-spanned="1" table:number-matrix-rows-spanned="1" table:formula="of:=INDEX([$actions.B$1:.B$1048576];[$actions_all.$B16])" office:value-type="string" office:string-value="Tactic" calcext:value-type="string">
            <text:p>Tactic</text:p>
          </table:table-cell>
          <table:table-cell table:number-matrix-columns-spanned="1" table:number-matrix-rows-spanned="1" table:formula="of:=INDEX([$actions.C$1:.C$1048576];[$actions_all.$B16])" office:value-type="string" office:string-value="USN" calcext:value-type="string">
            <text:p>USN</text:p>
          </table:table-cell>
          <table:table-cell table:number-matrix-columns-spanned="1" table:number-matrix-rows-spanned="1" table:formula="of:=INDEX([$actions.D$1:.D$1048576];[$actions_all.$B16])" office:value-type="string" office:string-value="Retrieve one card from your discard pile, reveal it, and put it on top of your deck." calcext:value-type="string">
            <text:p>Retrieve one card from your discard pile, reveal it, and put it on top of your deck.</text:p>
          </table:table-cell>
          <table:table-cell table:number-matrix-columns-spanned="1" table:number-matrix-rows-spanned="1" table:formula="of:=INDEX([$actions.E$1:.E$1048576];[$actions_all.$B16])" office:value-type="string" office:string-value="Images/fight.jpg" calcext:value-type="string">
            <text:p>Images/fight.jpg</text:p>
          </table:table-cell>
          <table:table-cell table:number-matrix-columns-spanned="1" table:number-matrix-rows-spanned="1" table:formula="of:=INDEX([$actions.F$1:.F$1048576];[$actions_all.$B16])" office:value-type="string" office:string-value="&#10;" calcext:value-type="string">
            <text:p/>
            <text:p/>
          </table:table-cell>
          <table:table-cell table:number-matrix-columns-spanned="1" table:number-matrix-rows-spanned="1" table:formula="of:=INDEX([$actions.G$1:.G$1048576];[$actions_all.$B16])"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5" calcext:value-type="float">
            <text:p>25</text:p>
          </table:table-cell>
          <table:table-cell office:value-type="string" calcext:value-type="string">
            <text:p>Tactic A</text:p>
          </table:table-cell>
          <table:table-cell table:number-matrix-columns-spanned="1" table:number-matrix-rows-spanned="1" table:formula="of:=INDEX([$actions.A$1:.A$1048576];[$actions_all.$B17])" office:value-type="string" office:string-value="That's the Spirit!" calcext:value-type="string">
            <text:p>That's the Spirit!</text:p>
          </table:table-cell>
          <table:table-cell table:number-matrix-columns-spanned="1" table:number-matrix-rows-spanned="1" table:formula="of:=INDEX([$actions.B$1:.B$1048576];[$actions_all.$B17])" office:value-type="string" office:string-value="Tactic" calcext:value-type="string">
            <text:p>Tactic</text:p>
          </table:table-cell>
          <table:table-cell table:number-matrix-columns-spanned="1" table:number-matrix-rows-spanned="1" table:formula="of:=INDEX([$actions.C$1:.C$1048576];[$actions_all.$B17])" office:value-type="string" office:string-value="USN" calcext:value-type="string">
            <text:p>USN</text:p>
          </table:table-cell>
          <table:table-cell table:number-matrix-columns-spanned="1" table:number-matrix-rows-spanned="1" table:formula="of:=INDEX([$actions.D$1:.D$1048576];[$actions_all.$B17])" office:value-type="string" office:string-value="Immediately destroy one face-up military asset whose total defense including Help Defense and stationed aircraft is 6 or less." calcext:value-type="string">
            <text:p>Immediately destroy one face-up military asset whose total defense including Help Defense and stationed aircraft is 6 or less.</text:p>
          </table:table-cell>
          <table:table-cell table:number-matrix-columns-spanned="1" table:number-matrix-rows-spanned="1" table:formula="of:=INDEX([$actions.E$1:.E$1048576];[$actions_all.$B17])" office:value-type="string" office:string-value="Images/b2.jpg" calcext:value-type="string">
            <text:p>Images/b2.jpg</text:p>
          </table:table-cell>
          <table:table-cell table:number-matrix-columns-spanned="1" table:number-matrix-rows-spanned="1" table:formula="of:=INDEX([$actions.F$1:.F$1048576];[$actions_all.$B17])" office:value-type="string" office:string-value="&#10;" calcext:value-type="string">
            <text:p/>
            <text:p/>
          </table:table-cell>
          <table:table-cell table:number-matrix-columns-spanned="1" table:number-matrix-rows-spanned="1" table:formula="of:=INDEX([$actions.G$1:.G$1048576];[$actions_all.$B17])"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5" calcext:value-type="float">
            <text:p>25</text:p>
          </table:table-cell>
          <table:table-cell office:value-type="string" calcext:value-type="string">
            <text:p>Tactic B</text:p>
          </table:table-cell>
          <table:table-cell table:number-matrix-columns-spanned="1" table:number-matrix-rows-spanned="1" table:formula="of:=INDEX([$actions.A$1:.A$1048576];[$actions_all.$B18])" office:value-type="string" office:string-value="That's the Spirit!" calcext:value-type="string">
            <text:p>That's the Spirit!</text:p>
          </table:table-cell>
          <table:table-cell table:number-matrix-columns-spanned="1" table:number-matrix-rows-spanned="1" table:formula="of:=INDEX([$actions.B$1:.B$1048576];[$actions_all.$B18])" office:value-type="string" office:string-value="Tactic" calcext:value-type="string">
            <text:p>Tactic</text:p>
          </table:table-cell>
          <table:table-cell table:number-matrix-columns-spanned="1" table:number-matrix-rows-spanned="1" table:formula="of:=INDEX([$actions.C$1:.C$1048576];[$actions_all.$B18])" office:value-type="string" office:string-value="USN" calcext:value-type="string">
            <text:p>USN</text:p>
          </table:table-cell>
          <table:table-cell table:number-matrix-columns-spanned="1" table:number-matrix-rows-spanned="1" table:formula="of:=INDEX([$actions.D$1:.D$1048576];[$actions_all.$B18])" office:value-type="string" office:string-value="Immediately destroy one face-up military asset whose total defense including Help Defense and stationed aircraft is 6 or less." calcext:value-type="string">
            <text:p>Immediately destroy one face-up military asset whose total defense including Help Defense and stationed aircraft is 6 or less.</text:p>
          </table:table-cell>
          <table:table-cell table:number-matrix-columns-spanned="1" table:number-matrix-rows-spanned="1" table:formula="of:=INDEX([$actions.E$1:.E$1048576];[$actions_all.$B18])" office:value-type="string" office:string-value="Images/b2.jpg" calcext:value-type="string">
            <text:p>Images/b2.jpg</text:p>
          </table:table-cell>
          <table:table-cell table:number-matrix-columns-spanned="1" table:number-matrix-rows-spanned="1" table:formula="of:=INDEX([$actions.F$1:.F$1048576];[$actions_all.$B18])" office:value-type="string" office:string-value="&#10;" calcext:value-type="string">
            <text:p/>
            <text:p/>
          </table:table-cell>
          <table:table-cell table:number-matrix-columns-spanned="1" table:number-matrix-rows-spanned="1" table:formula="of:=INDEX([$actions.G$1:.G$1048576];[$actions_all.$B18])"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7" calcext:value-type="float">
            <text:p>7</text:p>
          </table:table-cell>
          <table:table-cell office:value-type="string" calcext:value-type="string">
            <text:p>Strategy A</text:p>
          </table:table-cell>
          <table:table-cell table:number-matrix-columns-spanned="1" table:number-matrix-rows-spanned="1" table:formula="of:=INDEX([$actions.A$1:.A$1048576];[$actions_all.$B19])" office:value-type="string" office:string-value="Semper Fidelis" calcext:value-type="string">
            <text:p>Semper Fidelis</text:p>
          </table:table-cell>
          <table:table-cell table:number-matrix-columns-spanned="1" table:number-matrix-rows-spanned="1" table:formula="of:=INDEX([$actions.B$1:.B$1048576];[$actions_all.$B19])" office:value-type="string" office:string-value="Strategy" calcext:value-type="string">
            <text:p>Strategy</text:p>
          </table:table-cell>
          <table:table-cell table:number-matrix-columns-spanned="1" table:number-matrix-rows-spanned="1" table:formula="of:=INDEX([$actions.C$1:.C$1048576];[$actions_all.$B19])" office:value-type="string" office:string-value="USN" calcext:value-type="string">
            <text:p>USN</text:p>
          </table:table-cell>
          <table:table-cell table:number-matrix-columns-spanned="1" table:number-matrix-rows-spanned="1" table:formula="of:=INDEX([$actions.D$1:.D$1048576];[$actions_all.$B19])" office:value-type="string" office:string-value="Whenever an opponent buys-back a territory card you control, they must discard an additional card from their deck." calcext:value-type="string">
            <text:p>Whenever an opponent buys-back a territory card you control, they must discard an additional card from their deck.</text:p>
          </table:table-cell>
          <table:table-cell table:number-matrix-columns-spanned="1" table:number-matrix-rows-spanned="1" table:formula="of:=INDEX([$actions.E$1:.E$1048576];[$actions_all.$B19])" office:value-type="string" office:string-value="Images/semperfi.jpg" calcext:value-type="string">
            <text:p>Images/semperfi.jpg</text:p>
          </table:table-cell>
          <table:table-cell table:number-matrix-columns-spanned="1" table:number-matrix-rows-spanned="1" table:formula="of:=INDEX([$actions.F$1:.F$1048576];[$actions_all.$B19])" office:value-type="string" office:string-value="&#10;" calcext:value-type="string">
            <text:p/>
            <text:p/>
          </table:table-cell>
          <table:table-cell table:number-matrix-columns-spanned="1" table:number-matrix-rows-spanned="1" table:formula="of:=INDEX([$actions.G$1:.G$1048576];[$actions_all.$B19])"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7" calcext:value-type="float">
            <text:p>7</text:p>
          </table:table-cell>
          <table:table-cell office:value-type="string" calcext:value-type="string">
            <text:p>Strategy B</text:p>
          </table:table-cell>
          <table:table-cell table:number-matrix-columns-spanned="1" table:number-matrix-rows-spanned="1" table:formula="of:=INDEX([$actions.A$1:.A$1048576];[$actions_all.$B20])" office:value-type="string" office:string-value="Semper Fidelis" calcext:value-type="string">
            <text:p>Semper Fidelis</text:p>
          </table:table-cell>
          <table:table-cell table:number-matrix-columns-spanned="1" table:number-matrix-rows-spanned="1" table:formula="of:=INDEX([$actions.B$1:.B$1048576];[$actions_all.$B20])" office:value-type="string" office:string-value="Strategy" calcext:value-type="string">
            <text:p>Strategy</text:p>
          </table:table-cell>
          <table:table-cell table:number-matrix-columns-spanned="1" table:number-matrix-rows-spanned="1" table:formula="of:=INDEX([$actions.C$1:.C$1048576];[$actions_all.$B20])" office:value-type="string" office:string-value="USN" calcext:value-type="string">
            <text:p>USN</text:p>
          </table:table-cell>
          <table:table-cell table:number-matrix-columns-spanned="1" table:number-matrix-rows-spanned="1" table:formula="of:=INDEX([$actions.D$1:.D$1048576];[$actions_all.$B20])" office:value-type="string" office:string-value="Whenever an opponent buys-back a territory card you control, they must discard an additional card from their deck." calcext:value-type="string">
            <text:p>Whenever an opponent buys-back a territory card you control, they must discard an additional card from their deck.</text:p>
          </table:table-cell>
          <table:table-cell table:number-matrix-columns-spanned="1" table:number-matrix-rows-spanned="1" table:formula="of:=INDEX([$actions.E$1:.E$1048576];[$actions_all.$B20])" office:value-type="string" office:string-value="Images/semperfi.jpg" calcext:value-type="string">
            <text:p>Images/semperfi.jpg</text:p>
          </table:table-cell>
          <table:table-cell table:number-matrix-columns-spanned="1" table:number-matrix-rows-spanned="1" table:formula="of:=INDEX([$actions.F$1:.F$1048576];[$actions_all.$B20])" office:value-type="string" office:string-value="&#10;" calcext:value-type="string">
            <text:p/>
            <text:p/>
          </table:table-cell>
          <table:table-cell table:number-matrix-columns-spanned="1" table:number-matrix-rows-spanned="1" table:formula="of:=INDEX([$actions.G$1:.G$1048576];[$actions_all.$B20])"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8" calcext:value-type="float">
            <text:p>8</text:p>
          </table:table-cell>
          <table:table-cell office:value-type="string" calcext:value-type="string">
            <text:p>Strategy A</text:p>
          </table:table-cell>
          <table:table-cell table:number-matrix-columns-spanned="1" table:number-matrix-rows-spanned="1" table:formula="of:=INDEX([$actions.A$1:.A$1048576];[$actions_all.$B21])" office:value-type="string" office:string-value="Build 'Em Faster Than They Can Sink 'Em" calcext:value-type="string">
            <text:p>Build 'Em Faster Than They Can Sink 'Em</text:p>
          </table:table-cell>
          <table:table-cell table:number-matrix-columns-spanned="1" table:number-matrix-rows-spanned="1" table:formula="of:=INDEX([$actions.B$1:.B$1048576];[$actions_all.$B21])" office:value-type="string" office:string-value="Strategy" calcext:value-type="string">
            <text:p>Strategy</text:p>
          </table:table-cell>
          <table:table-cell table:number-matrix-columns-spanned="1" table:number-matrix-rows-spanned="1" table:formula="of:=INDEX([$actions.C$1:.C$1048576];[$actions_all.$B21])" office:value-type="string" office:string-value="USN" calcext:value-type="string">
            <text:p>USN</text:p>
          </table:table-cell>
          <table:table-cell table:number-matrix-columns-spanned="1" table:number-matrix-rows-spanned="1" table:formula="of:=INDEX([$actions.D$1:.D$1048576];[$actions_all.$B21])" office:value-type="string" office:string-value="Whenever you lose a military asset of logistics 3 or greater, you may draw a card." calcext:value-type="string">
            <text:p>Whenever you lose a military asset of logistics 3 or greater, you may draw a card.</text:p>
          </table:table-cell>
          <table:table-cell table:number-matrix-columns-spanned="1" table:number-matrix-rows-spanned="1" table:formula="of:=INDEX([$actions.E$1:.E$1048576];[$actions_all.$B21])" office:value-type="string" office:string-value="Images/buildem.jpg" calcext:value-type="string">
            <text:p>Images/buildem.jpg</text:p>
          </table:table-cell>
          <table:table-cell table:number-matrix-columns-spanned="1" table:number-matrix-rows-spanned="1" table:formula="of:=INDEX([$actions.F$1:.F$1048576];[$actions_all.$B21])" office:value-type="string" office:string-value="&#10;" calcext:value-type="string">
            <text:p/>
            <text:p/>
          </table:table-cell>
          <table:table-cell table:number-matrix-columns-spanned="1" table:number-matrix-rows-spanned="1" table:formula="of:=INDEX([$actions.G$1:.G$1048576];[$actions_all.$B21])"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8" calcext:value-type="float">
            <text:p>8</text:p>
          </table:table-cell>
          <table:table-cell office:value-type="string" calcext:value-type="string">
            <text:p>Strategy B</text:p>
          </table:table-cell>
          <table:table-cell table:number-matrix-columns-spanned="1" table:number-matrix-rows-spanned="1" table:formula="of:=INDEX([$actions.A$1:.A$1048576];[$actions_all.$B22])" office:value-type="string" office:string-value="Build 'Em Faster Than They Can Sink 'Em" calcext:value-type="string">
            <text:p>Build 'Em Faster Than They Can Sink 'Em</text:p>
          </table:table-cell>
          <table:table-cell table:number-matrix-columns-spanned="1" table:number-matrix-rows-spanned="1" table:formula="of:=INDEX([$actions.B$1:.B$1048576];[$actions_all.$B22])" office:value-type="string" office:string-value="Strategy" calcext:value-type="string">
            <text:p>Strategy</text:p>
          </table:table-cell>
          <table:table-cell table:number-matrix-columns-spanned="1" table:number-matrix-rows-spanned="1" table:formula="of:=INDEX([$actions.C$1:.C$1048576];[$actions_all.$B22])" office:value-type="string" office:string-value="USN" calcext:value-type="string">
            <text:p>USN</text:p>
          </table:table-cell>
          <table:table-cell table:number-matrix-columns-spanned="1" table:number-matrix-rows-spanned="1" table:formula="of:=INDEX([$actions.D$1:.D$1048576];[$actions_all.$B22])" office:value-type="string" office:string-value="Whenever you lose a military asset of logistics 3 or greater, you may draw a card." calcext:value-type="string">
            <text:p>Whenever you lose a military asset of logistics 3 or greater, you may draw a card.</text:p>
          </table:table-cell>
          <table:table-cell table:number-matrix-columns-spanned="1" table:number-matrix-rows-spanned="1" table:formula="of:=INDEX([$actions.E$1:.E$1048576];[$actions_all.$B22])" office:value-type="string" office:string-value="Images/buildem.jpg" calcext:value-type="string">
            <text:p>Images/buildem.jpg</text:p>
          </table:table-cell>
          <table:table-cell table:number-matrix-columns-spanned="1" table:number-matrix-rows-spanned="1" table:formula="of:=INDEX([$actions.F$1:.F$1048576];[$actions_all.$B22])" office:value-type="string" office:string-value="&#10;" calcext:value-type="string">
            <text:p/>
            <text:p/>
          </table:table-cell>
          <table:table-cell table:number-matrix-columns-spanned="1" table:number-matrix-rows-spanned="1" table:formula="of:=INDEX([$actions.G$1:.G$1048576];[$actions_all.$B22])"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6" calcext:value-type="float">
            <text:p>26</text:p>
          </table:table-cell>
          <table:table-cell office:value-type="string" calcext:value-type="string">
            <text:p>Strategy A</text:p>
          </table:table-cell>
          <table:table-cell table:number-matrix-columns-spanned="1" table:number-matrix-rows-spanned="1" table:formula="of:=INDEX([$actions.A$1:.A$1048576];[$actions_all.$B23])" office:value-type="string" office:string-value="Aerial Refueling" calcext:value-type="string">
            <text:p>Aerial Refueling</text:p>
          </table:table-cell>
          <table:table-cell table:number-matrix-columns-spanned="1" table:number-matrix-rows-spanned="1" table:formula="of:=INDEX([$actions.B$1:.B$1048576];[$actions_all.$B23])" office:value-type="string" office:string-value="Strategy" calcext:value-type="string">
            <text:p>Strategy</text:p>
          </table:table-cell>
          <table:table-cell table:number-matrix-columns-spanned="1" table:number-matrix-rows-spanned="1" table:formula="of:=INDEX([$actions.C$1:.C$1048576];[$actions_all.$B23])" office:value-type="string" office:string-value="USN" calcext:value-type="string">
            <text:p>USN</text:p>
          </table:table-cell>
          <table:table-cell table:number-matrix-columns-spanned="1" table:number-matrix-rows-spanned="1" table:formula="of:=INDEX([$actions.D$1:.D$1048576];[$actions_all.$B23])" office:value-type="string" office:string-value="Carriers you control do not need to take part in the damage order of an attack in order for their aircraft to take part in an attack. Carriers are still considered to be attacking, and can still only attack one target per turn." calcext:value-type="string">
            <text:p>Carriers you control do not need to take part in the damage order of an attack in order for their aircraft to take part in an attack. Carriers are still considered to be attacking, and can still only attack one target per turn.</text:p>
          </table:table-cell>
          <table:table-cell table:number-matrix-columns-spanned="1" table:number-matrix-rows-spanned="1" table:formula="of:=INDEX([$actions.E$1:.E$1048576];[$actions_all.$B23])" office:value-type="string" office:string-value="Images/refuel.jpg" calcext:value-type="string">
            <text:p>Images/refuel.jpg</text:p>
          </table:table-cell>
          <table:table-cell table:number-matrix-columns-spanned="1" table:number-matrix-rows-spanned="1" table:formula="of:=INDEX([$actions.F$1:.F$1048576];[$actions_all.$B23])" office:value-type="string" office:string-value="&#10;" calcext:value-type="string">
            <text:p/>
            <text:p/>
          </table:table-cell>
          <table:table-cell table:number-matrix-columns-spanned="1" table:number-matrix-rows-spanned="1" table:formula="of:=INDEX([$actions.G$1:.G$1048576];[$actions_all.$B23])"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6" calcext:value-type="float">
            <text:p>26</text:p>
          </table:table-cell>
          <table:table-cell office:value-type="string" calcext:value-type="string">
            <text:p>Strategy B</text:p>
          </table:table-cell>
          <table:table-cell table:number-matrix-columns-spanned="1" table:number-matrix-rows-spanned="1" table:formula="of:=INDEX([$actions.A$1:.A$1048576];[$actions_all.$B24])" office:value-type="string" office:string-value="Aerial Refueling" calcext:value-type="string">
            <text:p>Aerial Refueling</text:p>
          </table:table-cell>
          <table:table-cell table:number-matrix-columns-spanned="1" table:number-matrix-rows-spanned="1" table:formula="of:=INDEX([$actions.B$1:.B$1048576];[$actions_all.$B24])" office:value-type="string" office:string-value="Strategy" calcext:value-type="string">
            <text:p>Strategy</text:p>
          </table:table-cell>
          <table:table-cell table:number-matrix-columns-spanned="1" table:number-matrix-rows-spanned="1" table:formula="of:=INDEX([$actions.C$1:.C$1048576];[$actions_all.$B24])" office:value-type="string" office:string-value="USN" calcext:value-type="string">
            <text:p>USN</text:p>
          </table:table-cell>
          <table:table-cell table:number-matrix-columns-spanned="1" table:number-matrix-rows-spanned="1" table:formula="of:=INDEX([$actions.D$1:.D$1048576];[$actions_all.$B24])" office:value-type="string" office:string-value="Carriers you control do not need to take part in the damage order of an attack in order for their aircraft to take part in an attack. Carriers are still considered to be attacking, and can still only attack one target per turn." calcext:value-type="string">
            <text:p>Carriers you control do not need to take part in the damage order of an attack in order for their aircraft to take part in an attack. Carriers are still considered to be attacking, and can still only attack one target per turn.</text:p>
          </table:table-cell>
          <table:table-cell table:number-matrix-columns-spanned="1" table:number-matrix-rows-spanned="1" table:formula="of:=INDEX([$actions.E$1:.E$1048576];[$actions_all.$B24])" office:value-type="string" office:string-value="Images/refuel.jpg" calcext:value-type="string">
            <text:p>Images/refuel.jpg</text:p>
          </table:table-cell>
          <table:table-cell table:number-matrix-columns-spanned="1" table:number-matrix-rows-spanned="1" table:formula="of:=INDEX([$actions.F$1:.F$1048576];[$actions_all.$B24])" office:value-type="string" office:string-value="&#10;" calcext:value-type="string">
            <text:p/>
            <text:p/>
          </table:table-cell>
          <table:table-cell table:number-matrix-columns-spanned="1" table:number-matrix-rows-spanned="1" table:formula="of:=INDEX([$actions.G$1:.G$1048576];[$actions_all.$B24])"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5" calcext:value-type="float">
            <text:p>15</text:p>
          </table:table-cell>
          <table:table-cell office:value-type="string" calcext:value-type="string">
            <text:p>Tactic A</text:p>
          </table:table-cell>
          <table:table-cell table:number-matrix-columns-spanned="1" table:number-matrix-rows-spanned="1" table:formula="of:=INDEX([$actions.A$1:.A$1048576];[$actions_all.$B25])" office:value-type="string" office:string-value="Disinformation Campaigns" calcext:value-type="string">
            <text:p>Disinformation Campaigns</text:p>
          </table:table-cell>
          <table:table-cell table:number-matrix-columns-spanned="1" table:number-matrix-rows-spanned="1" table:formula="of:=INDEX([$actions.B$1:.B$1048576];[$actions_all.$B25])" office:value-type="string" office:string-value="Tactic" calcext:value-type="string">
            <text:p>Tactic</text:p>
          </table:table-cell>
          <table:table-cell table:number-matrix-columns-spanned="1" table:number-matrix-rows-spanned="1" table:formula="of:=INDEX([$actions.C$1:.C$1048576];[$actions_all.$B25])" office:value-type="string" office:string-value="RUS" calcext:value-type="string">
            <text:p>RUS</text:p>
          </table:table-cell>
          <table:table-cell table:number-matrix-columns-spanned="1" table:number-matrix-rows-spanned="1" table:formula="of:=INDEX([$actions.D$1:.D$1048576];[$actions_all.$B25])" office:value-type="string" office:string-value="Your opponent must discard 5 cards from their deck." calcext:value-type="string">
            <text:p>Your opponent must discard 5 cards from their deck.</text:p>
          </table:table-cell>
          <table:table-cell table:number-matrix-columns-spanned="1" table:number-matrix-rows-spanned="1" table:formula="of:=INDEX([$actions.E$1:.E$1048576];[$actions_all.$B25])" office:value-type="string" office:string-value="Images/disinformation.jpg" calcext:value-type="string">
            <text:p>Images/disinformation.jpg</text:p>
          </table:table-cell>
          <table:table-cell table:number-matrix-columns-spanned="1" table:number-matrix-rows-spanned="1" table:formula="of:=INDEX([$actions.F$1:.F$1048576];[$actions_all.$B25])" office:value-type="string" office:string-value="&#10;" calcext:value-type="string">
            <text:p/>
            <text:p/>
          </table:table-cell>
          <table:table-cell table:number-matrix-columns-spanned="1" table:number-matrix-rows-spanned="1" table:formula="of:=INDEX([$actions.G$1:.G$1048576];[$actions_all.$B25])"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5" calcext:value-type="float">
            <text:p>15</text:p>
          </table:table-cell>
          <table:table-cell office:value-type="string" calcext:value-type="string">
            <text:p>Tactic B</text:p>
          </table:table-cell>
          <table:table-cell table:number-matrix-columns-spanned="1" table:number-matrix-rows-spanned="1" table:formula="of:=INDEX([$actions.A$1:.A$1048576];[$actions_all.$B26])" office:value-type="string" office:string-value="Disinformation Campaigns" calcext:value-type="string">
            <text:p>Disinformation Campaigns</text:p>
          </table:table-cell>
          <table:table-cell table:number-matrix-columns-spanned="1" table:number-matrix-rows-spanned="1" table:formula="of:=INDEX([$actions.B$1:.B$1048576];[$actions_all.$B26])" office:value-type="string" office:string-value="Tactic" calcext:value-type="string">
            <text:p>Tactic</text:p>
          </table:table-cell>
          <table:table-cell table:number-matrix-columns-spanned="1" table:number-matrix-rows-spanned="1" table:formula="of:=INDEX([$actions.C$1:.C$1048576];[$actions_all.$B26])" office:value-type="string" office:string-value="RUS" calcext:value-type="string">
            <text:p>RUS</text:p>
          </table:table-cell>
          <table:table-cell table:number-matrix-columns-spanned="1" table:number-matrix-rows-spanned="1" table:formula="of:=INDEX([$actions.D$1:.D$1048576];[$actions_all.$B26])" office:value-type="string" office:string-value="Your opponent must discard 5 cards from their deck." calcext:value-type="string">
            <text:p>Your opponent must discard 5 cards from their deck.</text:p>
          </table:table-cell>
          <table:table-cell table:number-matrix-columns-spanned="1" table:number-matrix-rows-spanned="1" table:formula="of:=INDEX([$actions.E$1:.E$1048576];[$actions_all.$B26])" office:value-type="string" office:string-value="Images/disinformation.jpg" calcext:value-type="string">
            <text:p>Images/disinformation.jpg</text:p>
          </table:table-cell>
          <table:table-cell table:number-matrix-columns-spanned="1" table:number-matrix-rows-spanned="1" table:formula="of:=INDEX([$actions.F$1:.F$1048576];[$actions_all.$B26])" office:value-type="string" office:string-value="&#10;" calcext:value-type="string">
            <text:p/>
            <text:p/>
          </table:table-cell>
          <table:table-cell table:number-matrix-columns-spanned="1" table:number-matrix-rows-spanned="1" table:formula="of:=INDEX([$actions.G$1:.G$1048576];[$actions_all.$B26])"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5" calcext:value-type="float">
            <text:p>15</text:p>
          </table:table-cell>
          <table:table-cell office:value-type="string" calcext:value-type="string">
            <text:p>Tactic C</text:p>
          </table:table-cell>
          <table:table-cell table:number-matrix-columns-spanned="1" table:number-matrix-rows-spanned="1" table:formula="of:=INDEX([$actions.A$1:.A$1048576];[$actions_all.$B27])" office:value-type="string" office:string-value="Disinformation Campaigns" calcext:value-type="string">
            <text:p>Disinformation Campaigns</text:p>
          </table:table-cell>
          <table:table-cell table:number-matrix-columns-spanned="1" table:number-matrix-rows-spanned="1" table:formula="of:=INDEX([$actions.B$1:.B$1048576];[$actions_all.$B27])" office:value-type="string" office:string-value="Tactic" calcext:value-type="string">
            <text:p>Tactic</text:p>
          </table:table-cell>
          <table:table-cell table:number-matrix-columns-spanned="1" table:number-matrix-rows-spanned="1" table:formula="of:=INDEX([$actions.C$1:.C$1048576];[$actions_all.$B27])" office:value-type="string" office:string-value="RUS" calcext:value-type="string">
            <text:p>RUS</text:p>
          </table:table-cell>
          <table:table-cell table:number-matrix-columns-spanned="1" table:number-matrix-rows-spanned="1" table:formula="of:=INDEX([$actions.D$1:.D$1048576];[$actions_all.$B27])" office:value-type="string" office:string-value="Your opponent must discard 5 cards from their deck." calcext:value-type="string">
            <text:p>Your opponent must discard 5 cards from their deck.</text:p>
          </table:table-cell>
          <table:table-cell table:number-matrix-columns-spanned="1" table:number-matrix-rows-spanned="1" table:formula="of:=INDEX([$actions.E$1:.E$1048576];[$actions_all.$B27])" office:value-type="string" office:string-value="Images/disinformation.jpg" calcext:value-type="string">
            <text:p>Images/disinformation.jpg</text:p>
          </table:table-cell>
          <table:table-cell table:number-matrix-columns-spanned="1" table:number-matrix-rows-spanned="1" table:formula="of:=INDEX([$actions.F$1:.F$1048576];[$actions_all.$B27])" office:value-type="string" office:string-value="&#10;" calcext:value-type="string">
            <text:p/>
            <text:p/>
          </table:table-cell>
          <table:table-cell table:number-matrix-columns-spanned="1" table:number-matrix-rows-spanned="1" table:formula="of:=INDEX([$actions.G$1:.G$1048576];[$actions_all.$B27])"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5" calcext:value-type="float">
            <text:p>15</text:p>
          </table:table-cell>
          <table:table-cell office:value-type="string" calcext:value-type="string">
            <text:p>Tactic D</text:p>
          </table:table-cell>
          <table:table-cell table:number-matrix-columns-spanned="1" table:number-matrix-rows-spanned="1" table:formula="of:=INDEX([$actions.A$1:.A$1048576];[$actions_all.$B28])" office:value-type="string" office:string-value="Disinformation Campaigns" calcext:value-type="string">
            <text:p>Disinformation Campaigns</text:p>
          </table:table-cell>
          <table:table-cell table:number-matrix-columns-spanned="1" table:number-matrix-rows-spanned="1" table:formula="of:=INDEX([$actions.B$1:.B$1048576];[$actions_all.$B28])" office:value-type="string" office:string-value="Tactic" calcext:value-type="string">
            <text:p>Tactic</text:p>
          </table:table-cell>
          <table:table-cell table:number-matrix-columns-spanned="1" table:number-matrix-rows-spanned="1" table:formula="of:=INDEX([$actions.C$1:.C$1048576];[$actions_all.$B28])" office:value-type="string" office:string-value="RUS" calcext:value-type="string">
            <text:p>RUS</text:p>
          </table:table-cell>
          <table:table-cell table:number-matrix-columns-spanned="1" table:number-matrix-rows-spanned="1" table:formula="of:=INDEX([$actions.D$1:.D$1048576];[$actions_all.$B28])" office:value-type="string" office:string-value="Your opponent must discard 5 cards from their deck." calcext:value-type="string">
            <text:p>Your opponent must discard 5 cards from their deck.</text:p>
          </table:table-cell>
          <table:table-cell table:number-matrix-columns-spanned="1" table:number-matrix-rows-spanned="1" table:formula="of:=INDEX([$actions.E$1:.E$1048576];[$actions_all.$B28])" office:value-type="string" office:string-value="Images/disinformation.jpg" calcext:value-type="string">
            <text:p>Images/disinformation.jpg</text:p>
          </table:table-cell>
          <table:table-cell table:number-matrix-columns-spanned="1" table:number-matrix-rows-spanned="1" table:formula="of:=INDEX([$actions.F$1:.F$1048576];[$actions_all.$B28])" office:value-type="string" office:string-value="&#10;" calcext:value-type="string">
            <text:p/>
            <text:p/>
          </table:table-cell>
          <table:table-cell table:number-matrix-columns-spanned="1" table:number-matrix-rows-spanned="1" table:formula="of:=INDEX([$actions.G$1:.G$1048576];[$actions_all.$B28])"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2" calcext:value-type="float">
            <text:p>22</text:p>
          </table:table-cell>
          <table:table-cell office:value-type="string" calcext:value-type="string">
            <text:p>Tactic A</text:p>
          </table:table-cell>
          <table:table-cell table:number-matrix-columns-spanned="1" table:number-matrix-rows-spanned="1" table:formula="of:=INDEX([$actions.A$1:.A$1048576];[$actions_all.$B29])" office:value-type="string" office:string-value="Strategic Flexibility" calcext:value-type="string">
            <text:p>Strategic Flexibility</text:p>
          </table:table-cell>
          <table:table-cell table:number-matrix-columns-spanned="1" table:number-matrix-rows-spanned="1" table:formula="of:=INDEX([$actions.B$1:.B$1048576];[$actions_all.$B29])" office:value-type="string" office:string-value="Tactic" calcext:value-type="string">
            <text:p>Tactic</text:p>
          </table:table-cell>
          <table:table-cell table:number-matrix-columns-spanned="1" table:number-matrix-rows-spanned="1" table:formula="of:=INDEX([$actions.C$1:.C$1048576];[$actions_all.$B29])" office:value-type="string" office:string-value="RUS" calcext:value-type="string">
            <text:p>RUS</text:p>
          </table:table-cell>
          <table:table-cell table:number-matrix-columns-spanned="1" table:number-matrix-rows-spanned="1" table:formula="of:=INDEX([$actions.D$1:.D$1048576];[$actions_all.$B29])" office:value-type="string" office:string-value="Search your deck for a strategy card, reveal that card and put it into your hand. Then shuffle your deck." calcext:value-type="string">
            <text:p>Search your deck for a strategy card, reveal that card and put it into your hand. Then shuffle your deck.</text:p>
          </table:table-cell>
          <table:table-cell table:number-matrix-columns-spanned="1" table:number-matrix-rows-spanned="1" table:formula="of:=INDEX([$actions.E$1:.E$1048576];[$actions_all.$B29])" office:value-type="string" office:string-value="Images/dolls.jpeg" calcext:value-type="string">
            <text:p>Images/dolls.jpeg</text:p>
          </table:table-cell>
          <table:table-cell table:number-matrix-columns-spanned="1" table:number-matrix-rows-spanned="1" table:formula="of:=INDEX([$actions.F$1:.F$1048576];[$actions_all.$B29])" office:value-type="string" office:string-value="&#10;" calcext:value-type="string">
            <text:p/>
            <text:p/>
          </table:table-cell>
          <table:table-cell table:number-matrix-columns-spanned="1" table:number-matrix-rows-spanned="1" table:formula="of:=INDEX([$actions.G$1:.G$1048576];[$actions_all.$B29])"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2" calcext:value-type="float">
            <text:p>22</text:p>
          </table:table-cell>
          <table:table-cell office:value-type="string" calcext:value-type="string">
            <text:p>Tactic B</text:p>
          </table:table-cell>
          <table:table-cell table:number-matrix-columns-spanned="1" table:number-matrix-rows-spanned="1" table:formula="of:=INDEX([$actions.A$1:.A$1048576];[$actions_all.$B30])" office:value-type="string" office:string-value="Strategic Flexibility" calcext:value-type="string">
            <text:p>Strategic Flexibility</text:p>
          </table:table-cell>
          <table:table-cell table:number-matrix-columns-spanned="1" table:number-matrix-rows-spanned="1" table:formula="of:=INDEX([$actions.B$1:.B$1048576];[$actions_all.$B30])" office:value-type="string" office:string-value="Tactic" calcext:value-type="string">
            <text:p>Tactic</text:p>
          </table:table-cell>
          <table:table-cell table:number-matrix-columns-spanned="1" table:number-matrix-rows-spanned="1" table:formula="of:=INDEX([$actions.C$1:.C$1048576];[$actions_all.$B30])" office:value-type="string" office:string-value="RUS" calcext:value-type="string">
            <text:p>RUS</text:p>
          </table:table-cell>
          <table:table-cell table:number-matrix-columns-spanned="1" table:number-matrix-rows-spanned="1" table:formula="of:=INDEX([$actions.D$1:.D$1048576];[$actions_all.$B30])" office:value-type="string" office:string-value="Search your deck for a strategy card, reveal that card and put it into your hand. Then shuffle your deck." calcext:value-type="string">
            <text:p>Search your deck for a strategy card, reveal that card and put it into your hand. Then shuffle your deck.</text:p>
          </table:table-cell>
          <table:table-cell table:number-matrix-columns-spanned="1" table:number-matrix-rows-spanned="1" table:formula="of:=INDEX([$actions.E$1:.E$1048576];[$actions_all.$B30])" office:value-type="string" office:string-value="Images/dolls.jpeg" calcext:value-type="string">
            <text:p>Images/dolls.jpeg</text:p>
          </table:table-cell>
          <table:table-cell table:number-matrix-columns-spanned="1" table:number-matrix-rows-spanned="1" table:formula="of:=INDEX([$actions.F$1:.F$1048576];[$actions_all.$B30])" office:value-type="string" office:string-value="&#10;" calcext:value-type="string">
            <text:p/>
            <text:p/>
          </table:table-cell>
          <table:table-cell table:number-matrix-columns-spanned="1" table:number-matrix-rows-spanned="1" table:formula="of:=INDEX([$actions.G$1:.G$1048576];[$actions_all.$B30])"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1" calcext:value-type="float">
            <text:p>21</text:p>
          </table:table-cell>
          <table:table-cell office:value-type="string" calcext:value-type="string">
            <text:p>Tactic A</text:p>
          </table:table-cell>
          <table:table-cell table:number-matrix-columns-spanned="1" table:number-matrix-rows-spanned="1" table:formula="of:=INDEX([$actions.A$1:.A$1048576];[$actions_all.$B31])" office:value-type="string" office:string-value="Counter-Espionage" calcext:value-type="string">
            <text:p>Counter-Espionage</text:p>
          </table:table-cell>
          <table:table-cell table:number-matrix-columns-spanned="1" table:number-matrix-rows-spanned="1" table:formula="of:=INDEX([$actions.B$1:.B$1048576];[$actions_all.$B31])" office:value-type="string" office:string-value="Tactic" calcext:value-type="string">
            <text:p>Tactic</text:p>
          </table:table-cell>
          <table:table-cell table:number-matrix-columns-spanned="1" table:number-matrix-rows-spanned="1" table:formula="of:=INDEX([$actions.C$1:.C$1048576];[$actions_all.$B31])" office:value-type="string" office:string-value="RUS" calcext:value-type="string">
            <text:p>RUS</text:p>
          </table:table-cell>
          <table:table-cell table:number-matrix-columns-spanned="1" table:number-matrix-rows-spanned="1" table:formula="of:=INDEX([$actions.D$1:.D$1048576];[$actions_all.$B31])" office:value-type="string" office:string-value="Ignore the effects of a tactic card." calcext:value-type="string">
            <text:p>Ignore the effects of a tactic card.</text:p>
          </table:table-cell>
          <table:table-cell table:number-matrix-columns-spanned="1" table:number-matrix-rows-spanned="1" table:formula="of:=INDEX([$actions.E$1:.E$1048576];[$actions_all.$B31])" office:value-type="string" office:string-value="Images/putingun.jpg" calcext:value-type="string">
            <text:p>Images/putingun.jpg</text:p>
          </table:table-cell>
          <table:table-cell table:number-matrix-columns-spanned="1" table:number-matrix-rows-spanned="1" table:formula="of:=INDEX([$actions.F$1:.F$1048576];[$actions_all.$B31])" office:value-type="string" office:string-value="&#10;" calcext:value-type="string">
            <text:p/>
            <text:p/>
          </table:table-cell>
          <table:table-cell table:number-matrix-columns-spanned="1" table:number-matrix-rows-spanned="1" table:formula="of:=INDEX([$actions.G$1:.G$1048576];[$actions_all.$B31])"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1" calcext:value-type="float">
            <text:p>21</text:p>
          </table:table-cell>
          <table:table-cell office:value-type="string" calcext:value-type="string">
            <text:p>Tactic B</text:p>
          </table:table-cell>
          <table:table-cell table:number-matrix-columns-spanned="1" table:number-matrix-rows-spanned="1" table:formula="of:=INDEX([$actions.A$1:.A$1048576];[$actions_all.$B32])" office:value-type="string" office:string-value="Counter-Espionage" calcext:value-type="string">
            <text:p>Counter-Espionage</text:p>
          </table:table-cell>
          <table:table-cell table:number-matrix-columns-spanned="1" table:number-matrix-rows-spanned="1" table:formula="of:=INDEX([$actions.B$1:.B$1048576];[$actions_all.$B32])" office:value-type="string" office:string-value="Tactic" calcext:value-type="string">
            <text:p>Tactic</text:p>
          </table:table-cell>
          <table:table-cell table:number-matrix-columns-spanned="1" table:number-matrix-rows-spanned="1" table:formula="of:=INDEX([$actions.C$1:.C$1048576];[$actions_all.$B32])" office:value-type="string" office:string-value="RUS" calcext:value-type="string">
            <text:p>RUS</text:p>
          </table:table-cell>
          <table:table-cell table:number-matrix-columns-spanned="1" table:number-matrix-rows-spanned="1" table:formula="of:=INDEX([$actions.D$1:.D$1048576];[$actions_all.$B32])" office:value-type="string" office:string-value="Ignore the effects of a tactic card." calcext:value-type="string">
            <text:p>Ignore the effects of a tactic card.</text:p>
          </table:table-cell>
          <table:table-cell table:number-matrix-columns-spanned="1" table:number-matrix-rows-spanned="1" table:formula="of:=INDEX([$actions.E$1:.E$1048576];[$actions_all.$B32])" office:value-type="string" office:string-value="Images/putingun.jpg" calcext:value-type="string">
            <text:p>Images/putingun.jpg</text:p>
          </table:table-cell>
          <table:table-cell table:number-matrix-columns-spanned="1" table:number-matrix-rows-spanned="1" table:formula="of:=INDEX([$actions.F$1:.F$1048576];[$actions_all.$B32])" office:value-type="string" office:string-value="&#10;" calcext:value-type="string">
            <text:p/>
            <text:p/>
          </table:table-cell>
          <table:table-cell table:number-matrix-columns-spanned="1" table:number-matrix-rows-spanned="1" table:formula="of:=INDEX([$actions.G$1:.G$1048576];[$actions_all.$B32])"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1" calcext:value-type="float">
            <text:p>21</text:p>
          </table:table-cell>
          <table:table-cell office:value-type="string" calcext:value-type="string">
            <text:p>Tactic C</text:p>
          </table:table-cell>
          <table:table-cell table:number-matrix-columns-spanned="1" table:number-matrix-rows-spanned="1" table:formula="of:=INDEX([$actions.A$1:.A$1048576];[$actions_all.$B33])" office:value-type="string" office:string-value="Counter-Espionage" calcext:value-type="string">
            <text:p>Counter-Espionage</text:p>
          </table:table-cell>
          <table:table-cell table:number-matrix-columns-spanned="1" table:number-matrix-rows-spanned="1" table:formula="of:=INDEX([$actions.B$1:.B$1048576];[$actions_all.$B33])" office:value-type="string" office:string-value="Tactic" calcext:value-type="string">
            <text:p>Tactic</text:p>
          </table:table-cell>
          <table:table-cell table:number-matrix-columns-spanned="1" table:number-matrix-rows-spanned="1" table:formula="of:=INDEX([$actions.C$1:.C$1048576];[$actions_all.$B33])" office:value-type="string" office:string-value="RUS" calcext:value-type="string">
            <text:p>RUS</text:p>
          </table:table-cell>
          <table:table-cell table:number-matrix-columns-spanned="1" table:number-matrix-rows-spanned="1" table:formula="of:=INDEX([$actions.D$1:.D$1048576];[$actions_all.$B33])" office:value-type="string" office:string-value="Ignore the effects of a tactic card." calcext:value-type="string">
            <text:p>Ignore the effects of a tactic card.</text:p>
          </table:table-cell>
          <table:table-cell table:number-matrix-columns-spanned="1" table:number-matrix-rows-spanned="1" table:formula="of:=INDEX([$actions.E$1:.E$1048576];[$actions_all.$B33])" office:value-type="string" office:string-value="Images/putingun.jpg" calcext:value-type="string">
            <text:p>Images/putingun.jpg</text:p>
          </table:table-cell>
          <table:table-cell table:number-matrix-columns-spanned="1" table:number-matrix-rows-spanned="1" table:formula="of:=INDEX([$actions.F$1:.F$1048576];[$actions_all.$B33])" office:value-type="string" office:string-value="&#10;" calcext:value-type="string">
            <text:p/>
            <text:p/>
          </table:table-cell>
          <table:table-cell table:number-matrix-columns-spanned="1" table:number-matrix-rows-spanned="1" table:formula="of:=INDEX([$actions.G$1:.G$1048576];[$actions_all.$B33])"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8" calcext:value-type="float">
            <text:p>18</text:p>
          </table:table-cell>
          <table:table-cell office:value-type="string" calcext:value-type="string">
            <text:p>Tactic A</text:p>
          </table:table-cell>
          <table:table-cell table:number-matrix-columns-spanned="1" table:number-matrix-rows-spanned="1" table:formula="of:=INDEX([$actions.A$1:.A$1048576];[$actions_all.$B34])" office:value-type="string" office:string-value="Scorched Earth" calcext:value-type="string">
            <text:p>Scorched Earth</text:p>
          </table:table-cell>
          <table:table-cell table:number-matrix-columns-spanned="1" table:number-matrix-rows-spanned="1" table:formula="of:=INDEX([$actions.B$1:.B$1048576];[$actions_all.$B34])" office:value-type="string" office:string-value="Tactic" calcext:value-type="string">
            <text:p>Tactic</text:p>
          </table:table-cell>
          <table:table-cell table:number-matrix-columns-spanned="1" table:number-matrix-rows-spanned="1" table:formula="of:=INDEX([$actions.C$1:.C$1048576];[$actions_all.$B34])" office:value-type="string" office:string-value="RUS" calcext:value-type="string">
            <text:p>RUS</text:p>
          </table:table-cell>
          <table:table-cell table:number-matrix-columns-spanned="1" table:number-matrix-rows-spanned="1" table:formula="of:=INDEX([$actions.D$1:.D$1048576];[$actions_all.$B34])" office:value-type="string" office:string-value="Destroy one territory belonging to your opponent that is under your control." calcext:value-type="string">
            <text:p>Destroy one territory belonging to your opponent that is under your control.</text:p>
          </table:table-cell>
          <table:table-cell table:number-matrix-columns-spanned="1" table:number-matrix-rows-spanned="1" table:formula="of:=INDEX([$actions.E$1:.E$1048576];[$actions_all.$B34])" office:value-type="string" office:string-value="Images/scorched.jpg" calcext:value-type="string">
            <text:p>Images/scorched.jpg</text:p>
          </table:table-cell>
          <table:table-cell table:number-matrix-columns-spanned="1" table:number-matrix-rows-spanned="1" table:formula="of:=INDEX([$actions.F$1:.F$1048576];[$actions_all.$B34])" office:value-type="string" office:string-value="&#10;" calcext:value-type="string">
            <text:p/>
            <text:p/>
          </table:table-cell>
          <table:table-cell table:number-matrix-columns-spanned="1" table:number-matrix-rows-spanned="1" table:formula="of:=INDEX([$actions.G$1:.G$1048576];[$actions_all.$B34])"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8" calcext:value-type="float">
            <text:p>18</text:p>
          </table:table-cell>
          <table:table-cell office:value-type="string" calcext:value-type="string">
            <text:p>Tactic B</text:p>
          </table:table-cell>
          <table:table-cell table:number-matrix-columns-spanned="1" table:number-matrix-rows-spanned="1" table:formula="of:=INDEX([$actions.A$1:.A$1048576];[$actions_all.$B35])" office:value-type="string" office:string-value="Scorched Earth" calcext:value-type="string">
            <text:p>Scorched Earth</text:p>
          </table:table-cell>
          <table:table-cell table:number-matrix-columns-spanned="1" table:number-matrix-rows-spanned="1" table:formula="of:=INDEX([$actions.B$1:.B$1048576];[$actions_all.$B35])" office:value-type="string" office:string-value="Tactic" calcext:value-type="string">
            <text:p>Tactic</text:p>
          </table:table-cell>
          <table:table-cell table:number-matrix-columns-spanned="1" table:number-matrix-rows-spanned="1" table:formula="of:=INDEX([$actions.C$1:.C$1048576];[$actions_all.$B35])" office:value-type="string" office:string-value="RUS" calcext:value-type="string">
            <text:p>RUS</text:p>
          </table:table-cell>
          <table:table-cell table:number-matrix-columns-spanned="1" table:number-matrix-rows-spanned="1" table:formula="of:=INDEX([$actions.D$1:.D$1048576];[$actions_all.$B35])" office:value-type="string" office:string-value="Destroy one territory belonging to your opponent that is under your control." calcext:value-type="string">
            <text:p>Destroy one territory belonging to your opponent that is under your control.</text:p>
          </table:table-cell>
          <table:table-cell table:number-matrix-columns-spanned="1" table:number-matrix-rows-spanned="1" table:formula="of:=INDEX([$actions.E$1:.E$1048576];[$actions_all.$B35])" office:value-type="string" office:string-value="Images/scorched.jpg" calcext:value-type="string">
            <text:p>Images/scorched.jpg</text:p>
          </table:table-cell>
          <table:table-cell table:number-matrix-columns-spanned="1" table:number-matrix-rows-spanned="1" table:formula="of:=INDEX([$actions.F$1:.F$1048576];[$actions_all.$B35])" office:value-type="string" office:string-value="&#10;" calcext:value-type="string">
            <text:p/>
            <text:p/>
          </table:table-cell>
          <table:table-cell table:number-matrix-columns-spanned="1" table:number-matrix-rows-spanned="1" table:formula="of:=INDEX([$actions.G$1:.G$1048576];[$actions_all.$B35])"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8" calcext:value-type="float">
            <text:p>28</text:p>
          </table:table-cell>
          <table:table-cell office:value-type="string" calcext:value-type="string">
            <text:p>Tactic A</text:p>
          </table:table-cell>
          <table:table-cell table:number-matrix-columns-spanned="1" table:number-matrix-rows-spanned="1" table:formula="of:=INDEX([$actions.A$1:.A$1048576];[$actions_all.$B36])" office:value-type="string" office:string-value="Rapid Mobilization" calcext:value-type="string">
            <text:p>Rapid Mobilization</text:p>
          </table:table-cell>
          <table:table-cell table:number-matrix-columns-spanned="1" table:number-matrix-rows-spanned="1" table:formula="of:=INDEX([$actions.B$1:.B$1048576];[$actions_all.$B36])" office:value-type="string" office:string-value="Tactic" calcext:value-type="string">
            <text:p>Tactic</text:p>
          </table:table-cell>
          <table:table-cell table:number-matrix-columns-spanned="1" table:number-matrix-rows-spanned="1" table:formula="of:=INDEX([$actions.C$1:.C$1048576];[$actions_all.$B36])" office:value-type="string" office:string-value="RUS" calcext:value-type="string">
            <text:p>RUS</text:p>
          </table:table-cell>
          <table:table-cell table:number-matrix-columns-spanned="1" table:number-matrix-rows-spanned="1" table:formula="of:=INDEX([$actions.D$1:.D$1048576];[$actions_all.$B36])" office:value-type="string" office:string-value="Search your library for military asset cards whose combined logistics is equal to or less than 4, put those cards into your hand, then shuffle your library." calcext:value-type="string">
            <text:p>Search your library for military asset cards whose combined logistics is equal to or less than 4, put those cards into your hand, then shuffle your library.</text:p>
          </table:table-cell>
          <table:table-cell table:number-matrix-columns-spanned="1" table:number-matrix-rows-spanned="1" table:formula="of:=INDEX([$actions.E$1:.E$1048576];[$actions_all.$B36])" office:value-type="string" office:string-value="Images/mobilization.jpg" calcext:value-type="string">
            <text:p>Images/mobilization.jpg</text:p>
          </table:table-cell>
          <table:table-cell table:number-matrix-columns-spanned="1" table:number-matrix-rows-spanned="1" table:formula="of:=INDEX([$actions.F$1:.F$1048576];[$actions_all.$B36])" office:value-type="string" office:string-value="&#10;" calcext:value-type="string">
            <text:p/>
            <text:p/>
          </table:table-cell>
          <table:table-cell table:number-matrix-columns-spanned="1" table:number-matrix-rows-spanned="1" table:formula="of:=INDEX([$actions.G$1:.G$1048576];[$actions_all.$B36])"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8" calcext:value-type="float">
            <text:p>28</text:p>
          </table:table-cell>
          <table:table-cell office:value-type="string" calcext:value-type="string">
            <text:p>Tactic B</text:p>
          </table:table-cell>
          <table:table-cell table:number-matrix-columns-spanned="1" table:number-matrix-rows-spanned="1" table:formula="of:=INDEX([$actions.A$1:.A$1048576];[$actions_all.$B37])" office:value-type="string" office:string-value="Rapid Mobilization" calcext:value-type="string">
            <text:p>Rapid Mobilization</text:p>
          </table:table-cell>
          <table:table-cell table:number-matrix-columns-spanned="1" table:number-matrix-rows-spanned="1" table:formula="of:=INDEX([$actions.B$1:.B$1048576];[$actions_all.$B37])" office:value-type="string" office:string-value="Tactic" calcext:value-type="string">
            <text:p>Tactic</text:p>
          </table:table-cell>
          <table:table-cell table:number-matrix-columns-spanned="1" table:number-matrix-rows-spanned="1" table:formula="of:=INDEX([$actions.C$1:.C$1048576];[$actions_all.$B37])" office:value-type="string" office:string-value="RUS" calcext:value-type="string">
            <text:p>RUS</text:p>
          </table:table-cell>
          <table:table-cell table:number-matrix-columns-spanned="1" table:number-matrix-rows-spanned="1" table:formula="of:=INDEX([$actions.D$1:.D$1048576];[$actions_all.$B37])" office:value-type="string" office:string-value="Search your library for military asset cards whose combined logistics is equal to or less than 4, put those cards into your hand, then shuffle your library." calcext:value-type="string">
            <text:p>Search your library for military asset cards whose combined logistics is equal to or less than 4, put those cards into your hand, then shuffle your library.</text:p>
          </table:table-cell>
          <table:table-cell table:number-matrix-columns-spanned="1" table:number-matrix-rows-spanned="1" table:formula="of:=INDEX([$actions.E$1:.E$1048576];[$actions_all.$B37])" office:value-type="string" office:string-value="Images/mobilization.jpg" calcext:value-type="string">
            <text:p>Images/mobilization.jpg</text:p>
          </table:table-cell>
          <table:table-cell table:number-matrix-columns-spanned="1" table:number-matrix-rows-spanned="1" table:formula="of:=INDEX([$actions.F$1:.F$1048576];[$actions_all.$B37])" office:value-type="string" office:string-value="&#10;" calcext:value-type="string">
            <text:p/>
            <text:p/>
          </table:table-cell>
          <table:table-cell table:number-matrix-columns-spanned="1" table:number-matrix-rows-spanned="1" table:formula="of:=INDEX([$actions.G$1:.G$1048576];[$actions_all.$B37])"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3" calcext:value-type="float">
            <text:p>13</text:p>
          </table:table-cell>
          <table:table-cell office:value-type="string" calcext:value-type="string">
            <text:p>Strategy A</text:p>
          </table:table-cell>
          <table:table-cell table:number-matrix-columns-spanned="1" table:number-matrix-rows-spanned="1" table:formula="of:=INDEX([$actions.A$1:.A$1048576];[$actions_all.$B38])" office:value-type="string" office:string-value="The Long Winter" calcext:value-type="string">
            <text:p>The Long Winter</text:p>
          </table:table-cell>
          <table:table-cell table:number-matrix-columns-spanned="1" table:number-matrix-rows-spanned="1" table:formula="of:=INDEX([$actions.B$1:.B$1048576];[$actions_all.$B38])" office:value-type="string" office:string-value="Strategy" calcext:value-type="string">
            <text:p>Strategy</text:p>
          </table:table-cell>
          <table:table-cell table:number-matrix-columns-spanned="1" table:number-matrix-rows-spanned="1" table:formula="of:=INDEX([$actions.C$1:.C$1048576];[$actions_all.$B38])" office:value-type="string" office:string-value="RUS" calcext:value-type="string">
            <text:p>RUS</text:p>
          </table:table-cell>
          <table:table-cell table:number-matrix-columns-spanned="1" table:number-matrix-rows-spanned="1" table:formula="of:=INDEX([$actions.D$1:.D$1048576];[$actions_all.$B38])" office:value-type="string" office:string-value="Both players must discard 2 cards from their deck at the end of each turn." calcext:value-type="string">
            <text:p>Both players must discard 2 cards from their deck at the end of each turn.</text:p>
          </table:table-cell>
          <table:table-cell table:number-matrix-columns-spanned="1" table:number-matrix-rows-spanned="1" table:formula="of:=INDEX([$actions.E$1:.E$1048576];[$actions_all.$B38])" office:value-type="string" office:string-value="Images/winter.jpg" calcext:value-type="string">
            <text:p>Images/winter.jpg</text:p>
          </table:table-cell>
          <table:table-cell table:number-matrix-columns-spanned="1" table:number-matrix-rows-spanned="1" table:formula="of:=INDEX([$actions.F$1:.F$1048576];[$actions_all.$B38])" office:value-type="string" office:string-value="&#10;" calcext:value-type="string">
            <text:p/>
            <text:p/>
          </table:table-cell>
          <table:table-cell table:number-matrix-columns-spanned="1" table:number-matrix-rows-spanned="1" table:formula="of:=INDEX([$actions.G$1:.G$1048576];[$actions_all.$B38])"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3" calcext:value-type="float">
            <text:p>13</text:p>
          </table:table-cell>
          <table:table-cell office:value-type="string" calcext:value-type="string">
            <text:p>Strategy B</text:p>
          </table:table-cell>
          <table:table-cell table:number-matrix-columns-spanned="1" table:number-matrix-rows-spanned="1" table:formula="of:=INDEX([$actions.A$1:.A$1048576];[$actions_all.$B39])" office:value-type="string" office:string-value="The Long Winter" calcext:value-type="string">
            <text:p>The Long Winter</text:p>
          </table:table-cell>
          <table:table-cell table:number-matrix-columns-spanned="1" table:number-matrix-rows-spanned="1" table:formula="of:=INDEX([$actions.B$1:.B$1048576];[$actions_all.$B39])" office:value-type="string" office:string-value="Strategy" calcext:value-type="string">
            <text:p>Strategy</text:p>
          </table:table-cell>
          <table:table-cell table:number-matrix-columns-spanned="1" table:number-matrix-rows-spanned="1" table:formula="of:=INDEX([$actions.C$1:.C$1048576];[$actions_all.$B39])" office:value-type="string" office:string-value="RUS" calcext:value-type="string">
            <text:p>RUS</text:p>
          </table:table-cell>
          <table:table-cell table:number-matrix-columns-spanned="1" table:number-matrix-rows-spanned="1" table:formula="of:=INDEX([$actions.D$1:.D$1048576];[$actions_all.$B39])" office:value-type="string" office:string-value="Both players must discard 2 cards from their deck at the end of each turn." calcext:value-type="string">
            <text:p>Both players must discard 2 cards from their deck at the end of each turn.</text:p>
          </table:table-cell>
          <table:table-cell table:number-matrix-columns-spanned="1" table:number-matrix-rows-spanned="1" table:formula="of:=INDEX([$actions.E$1:.E$1048576];[$actions_all.$B39])" office:value-type="string" office:string-value="Images/winter.jpg" calcext:value-type="string">
            <text:p>Images/winter.jpg</text:p>
          </table:table-cell>
          <table:table-cell table:number-matrix-columns-spanned="1" table:number-matrix-rows-spanned="1" table:formula="of:=INDEX([$actions.F$1:.F$1048576];[$actions_all.$B39])" office:value-type="string" office:string-value="&#10;" calcext:value-type="string">
            <text:p/>
            <text:p/>
          </table:table-cell>
          <table:table-cell table:number-matrix-columns-spanned="1" table:number-matrix-rows-spanned="1" table:formula="of:=INDEX([$actions.G$1:.G$1048576];[$actions_all.$B39])"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4" calcext:value-type="float">
            <text:p>14</text:p>
          </table:table-cell>
          <table:table-cell office:value-type="string" calcext:value-type="string">
            <text:p>Strategy A</text:p>
          </table:table-cell>
          <table:table-cell table:number-matrix-columns-spanned="1" table:number-matrix-rows-spanned="1" table:formula="of:=INDEX([$actions.A$1:.A$1048576];[$actions_all.$B40])" office:value-type="string" office:string-value="State-Controlled Media" calcext:value-type="string">
            <text:p>State-Controlled Media</text:p>
          </table:table-cell>
          <table:table-cell table:number-matrix-columns-spanned="1" table:number-matrix-rows-spanned="1" table:formula="of:=INDEX([$actions.B$1:.B$1048576];[$actions_all.$B40])" office:value-type="string" office:string-value="Strategy" calcext:value-type="string">
            <text:p>Strategy</text:p>
          </table:table-cell>
          <table:table-cell table:number-matrix-columns-spanned="1" table:number-matrix-rows-spanned="1" table:formula="of:=INDEX([$actions.C$1:.C$1048576];[$actions_all.$B40])" office:value-type="string" office:string-value="RUS" calcext:value-type="string">
            <text:p>RUS</text:p>
          </table:table-cell>
          <table:table-cell table:number-matrix-columns-spanned="1" table:number-matrix-rows-spanned="1" table:formula="of:=INDEX([$actions.D$1:.D$1048576];[$actions_all.$B40])" office:value-type="string" office:string-value="Whenever you destroy a ship of logistics cost 3 or greater, you may look at the top card of your deck and may choose to put it on the bottom of your deck." calcext:value-type="string">
            <text:p>Whenever you destroy a ship of logistics cost 3 or greater, you may look at the top card of your deck and may choose to put it on the bottom of your deck.</text:p>
          </table:table-cell>
          <table:table-cell table:number-matrix-columns-spanned="1" table:number-matrix-rows-spanned="1" table:formula="of:=INDEX([$actions.E$1:.E$1048576];[$actions_all.$B40])" office:value-type="string" office:string-value="Images/statemedia.jpg" calcext:value-type="string">
            <text:p>Images/statemedia.jpg</text:p>
          </table:table-cell>
          <table:table-cell table:number-matrix-columns-spanned="1" table:number-matrix-rows-spanned="1" table:formula="of:=INDEX([$actions.F$1:.F$1048576];[$actions_all.$B40])" office:value-type="string" office:string-value="&#10;" calcext:value-type="string">
            <text:p/>
            <text:p/>
          </table:table-cell>
          <table:table-cell table:number-matrix-columns-spanned="1" table:number-matrix-rows-spanned="1" table:formula="of:=INDEX([$actions.G$1:.G$1048576];[$actions_all.$B40])"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4" calcext:value-type="float">
            <text:p>14</text:p>
          </table:table-cell>
          <table:table-cell office:value-type="string" calcext:value-type="string">
            <text:p>Strategy B</text:p>
          </table:table-cell>
          <table:table-cell table:number-matrix-columns-spanned="1" table:number-matrix-rows-spanned="1" table:formula="of:=INDEX([$actions.A$1:.A$1048576];[$actions_all.$B41])" office:value-type="string" office:string-value="State-Controlled Media" calcext:value-type="string">
            <text:p>State-Controlled Media</text:p>
          </table:table-cell>
          <table:table-cell table:number-matrix-columns-spanned="1" table:number-matrix-rows-spanned="1" table:formula="of:=INDEX([$actions.B$1:.B$1048576];[$actions_all.$B41])" office:value-type="string" office:string-value="Strategy" calcext:value-type="string">
            <text:p>Strategy</text:p>
          </table:table-cell>
          <table:table-cell table:number-matrix-columns-spanned="1" table:number-matrix-rows-spanned="1" table:formula="of:=INDEX([$actions.C$1:.C$1048576];[$actions_all.$B41])" office:value-type="string" office:string-value="RUS" calcext:value-type="string">
            <text:p>RUS</text:p>
          </table:table-cell>
          <table:table-cell table:number-matrix-columns-spanned="1" table:number-matrix-rows-spanned="1" table:formula="of:=INDEX([$actions.D$1:.D$1048576];[$actions_all.$B41])" office:value-type="string" office:string-value="Whenever you destroy a ship of logistics cost 3 or greater, you may look at the top card of your deck and may choose to put it on the bottom of your deck." calcext:value-type="string">
            <text:p>Whenever you destroy a ship of logistics cost 3 or greater, you may look at the top card of your deck and may choose to put it on the bottom of your deck.</text:p>
          </table:table-cell>
          <table:table-cell table:number-matrix-columns-spanned="1" table:number-matrix-rows-spanned="1" table:formula="of:=INDEX([$actions.E$1:.E$1048576];[$actions_all.$B41])" office:value-type="string" office:string-value="Images/statemedia.jpg" calcext:value-type="string">
            <text:p>Images/statemedia.jpg</text:p>
          </table:table-cell>
          <table:table-cell table:number-matrix-columns-spanned="1" table:number-matrix-rows-spanned="1" table:formula="of:=INDEX([$actions.F$1:.F$1048576];[$actions_all.$B41])" office:value-type="string" office:string-value="&#10;" calcext:value-type="string">
            <text:p/>
            <text:p/>
          </table:table-cell>
          <table:table-cell table:number-matrix-columns-spanned="1" table:number-matrix-rows-spanned="1" table:formula="of:=INDEX([$actions.G$1:.G$1048576];[$actions_all.$B41])"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7" calcext:value-type="float">
            <text:p>17</text:p>
          </table:table-cell>
          <table:table-cell office:value-type="string" calcext:value-type="string">
            <text:p>Strategy A</text:p>
          </table:table-cell>
          <table:table-cell table:number-matrix-columns-spanned="1" table:number-matrix-rows-spanned="1" table:formula="of:=INDEX([$actions.A$1:.A$1048576];[$actions_all.$B42])" office:value-type="string" office:string-value="The Russians Used a Pencil" calcext:value-type="string">
            <text:p>The Russians Used a Pencil</text:p>
          </table:table-cell>
          <table:table-cell table:number-matrix-columns-spanned="1" table:number-matrix-rows-spanned="1" table:formula="of:=INDEX([$actions.B$1:.B$1048576];[$actions_all.$B42])" office:value-type="string" office:string-value="Strategy" calcext:value-type="string">
            <text:p>Strategy</text:p>
          </table:table-cell>
          <table:table-cell table:number-matrix-columns-spanned="1" table:number-matrix-rows-spanned="1" table:formula="of:=INDEX([$actions.C$1:.C$1048576];[$actions_all.$B42])" office:value-type="string" office:string-value="RUS" calcext:value-type="string">
            <text:p>RUS</text:p>
          </table:table-cell>
          <table:table-cell table:number-matrix-columns-spanned="1" table:number-matrix-rows-spanned="1" table:formula="of:=INDEX([$actions.D$1:.D$1048576];[$actions_all.$B42])" office:value-type="string" office:string-value="Each military asset you control requires 1 less logistics, with a minimum of 1 per military asset." calcext:value-type="string">
            <text:p>Each military asset you control requires 1 less logistics, with a minimum of 1 per military asset.</text:p>
          </table:table-cell>
          <table:table-cell table:number-matrix-columns-spanned="1" table:number-matrix-rows-spanned="1" table:formula="of:=INDEX([$actions.E$1:.E$1048576];[$actions_all.$B42])" office:value-type="string" office:string-value="Images/sputnik.jpg" calcext:value-type="string">
            <text:p>Images/sputnik.jpg</text:p>
          </table:table-cell>
          <table:table-cell table:number-matrix-columns-spanned="1" table:number-matrix-rows-spanned="1" table:formula="of:=INDEX([$actions.F$1:.F$1048576];[$actions_all.$B42])" office:value-type="string" office:string-value="&#10;" calcext:value-type="string">
            <text:p/>
            <text:p/>
          </table:table-cell>
          <table:table-cell table:number-matrix-columns-spanned="1" table:number-matrix-rows-spanned="1" table:formula="of:=INDEX([$actions.G$1:.G$1048576];[$actions_all.$B42])"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7" calcext:value-type="float">
            <text:p>17</text:p>
          </table:table-cell>
          <table:table-cell office:value-type="string" calcext:value-type="string">
            <text:p>Strategy B</text:p>
          </table:table-cell>
          <table:table-cell table:number-matrix-columns-spanned="1" table:number-matrix-rows-spanned="1" table:formula="of:=INDEX([$actions.A$1:.A$1048576];[$actions_all.$B43])" office:value-type="string" office:string-value="The Russians Used a Pencil" calcext:value-type="string">
            <text:p>The Russians Used a Pencil</text:p>
          </table:table-cell>
          <table:table-cell table:number-matrix-columns-spanned="1" table:number-matrix-rows-spanned="1" table:formula="of:=INDEX([$actions.B$1:.B$1048576];[$actions_all.$B43])" office:value-type="string" office:string-value="Strategy" calcext:value-type="string">
            <text:p>Strategy</text:p>
          </table:table-cell>
          <table:table-cell table:number-matrix-columns-spanned="1" table:number-matrix-rows-spanned="1" table:formula="of:=INDEX([$actions.C$1:.C$1048576];[$actions_all.$B43])" office:value-type="string" office:string-value="RUS" calcext:value-type="string">
            <text:p>RUS</text:p>
          </table:table-cell>
          <table:table-cell table:number-matrix-columns-spanned="1" table:number-matrix-rows-spanned="1" table:formula="of:=INDEX([$actions.D$1:.D$1048576];[$actions_all.$B43])" office:value-type="string" office:string-value="Each military asset you control requires 1 less logistics, with a minimum of 1 per military asset." calcext:value-type="string">
            <text:p>Each military asset you control requires 1 less logistics, with a minimum of 1 per military asset.</text:p>
          </table:table-cell>
          <table:table-cell table:number-matrix-columns-spanned="1" table:number-matrix-rows-spanned="1" table:formula="of:=INDEX([$actions.E$1:.E$1048576];[$actions_all.$B43])" office:value-type="string" office:string-value="Images/sputnik.jpg" calcext:value-type="string">
            <text:p>Images/sputnik.jpg</text:p>
          </table:table-cell>
          <table:table-cell table:number-matrix-columns-spanned="1" table:number-matrix-rows-spanned="1" table:formula="of:=INDEX([$actions.F$1:.F$1048576];[$actions_all.$B43])" office:value-type="string" office:string-value="&#10;" calcext:value-type="string">
            <text:p/>
            <text:p/>
          </table:table-cell>
          <table:table-cell table:number-matrix-columns-spanned="1" table:number-matrix-rows-spanned="1" table:formula="of:=INDEX([$actions.G$1:.G$1048576];[$actions_all.$B43])"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7" calcext:value-type="float">
            <text:p>27</text:p>
          </table:table-cell>
          <table:table-cell office:value-type="string" calcext:value-type="string">
            <text:p>Strategy A</text:p>
          </table:table-cell>
          <table:table-cell table:number-matrix-columns-spanned="1" table:number-matrix-rows-spanned="1" table:formula="of:=INDEX([$actions.A$1:.A$1048576];[$actions_all.$B44])" office:value-type="string" office:string-value="Strategic Destabilization" calcext:value-type="string">
            <text:p>Strategic Destabilization</text:p>
          </table:table-cell>
          <table:table-cell table:number-matrix-columns-spanned="1" table:number-matrix-rows-spanned="1" table:formula="of:=INDEX([$actions.B$1:.B$1048576];[$actions_all.$B44])" office:value-type="string" office:string-value="Strategy" calcext:value-type="string">
            <text:p>Strategy</text:p>
          </table:table-cell>
          <table:table-cell table:number-matrix-columns-spanned="1" table:number-matrix-rows-spanned="1" table:formula="of:=INDEX([$actions.C$1:.C$1048576];[$actions_all.$B44])" office:value-type="string" office:string-value="RUS" calcext:value-type="string">
            <text:p>RUS</text:p>
          </table:table-cell>
          <table:table-cell table:number-matrix-columns-spanned="1" table:number-matrix-rows-spanned="1" table:formula="of:=INDEX([$actions.D$1:.D$1048576];[$actions_all.$B44])" office:value-type="string" office:string-value="Your opponents territories provide 1 less logistics." calcext:value-type="string">
            <text:p>Your opponents territories provide 1 less logistics.</text:p>
          </table:table-cell>
          <table:table-cell table:number-matrix-columns-spanned="1" table:number-matrix-rows-spanned="1" table:formula="of:=INDEX([$actions.E$1:.E$1048576];[$actions_all.$B44])" office:value-type="string" office:string-value="Images/electricgrid.jpg" calcext:value-type="string">
            <text:p>Images/electricgrid.jpg</text:p>
          </table:table-cell>
          <table:table-cell table:number-matrix-columns-spanned="1" table:number-matrix-rows-spanned="1" table:formula="of:=INDEX([$actions.F$1:.F$1048576];[$actions_all.$B44])" office:value-type="string" office:string-value="&#10;" calcext:value-type="string">
            <text:p/>
            <text:p/>
          </table:table-cell>
          <table:table-cell table:number-matrix-columns-spanned="1" table:number-matrix-rows-spanned="1" table:formula="of:=INDEX([$actions.G$1:.G$1048576];[$actions_all.$B44])"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7" calcext:value-type="float">
            <text:p>27</text:p>
          </table:table-cell>
          <table:table-cell office:value-type="string" calcext:value-type="string">
            <text:p>Strategy B</text:p>
          </table:table-cell>
          <table:table-cell table:number-matrix-columns-spanned="1" table:number-matrix-rows-spanned="1" table:formula="of:=INDEX([$actions.A$1:.A$1048576];[$actions_all.$B45])" office:value-type="string" office:string-value="Strategic Destabilization" calcext:value-type="string">
            <text:p>Strategic Destabilization</text:p>
          </table:table-cell>
          <table:table-cell table:number-matrix-columns-spanned="1" table:number-matrix-rows-spanned="1" table:formula="of:=INDEX([$actions.B$1:.B$1048576];[$actions_all.$B45])" office:value-type="string" office:string-value="Strategy" calcext:value-type="string">
            <text:p>Strategy</text:p>
          </table:table-cell>
          <table:table-cell table:number-matrix-columns-spanned="1" table:number-matrix-rows-spanned="1" table:formula="of:=INDEX([$actions.C$1:.C$1048576];[$actions_all.$B45])" office:value-type="string" office:string-value="RUS" calcext:value-type="string">
            <text:p>RUS</text:p>
          </table:table-cell>
          <table:table-cell table:number-matrix-columns-spanned="1" table:number-matrix-rows-spanned="1" table:formula="of:=INDEX([$actions.D$1:.D$1048576];[$actions_all.$B45])" office:value-type="string" office:string-value="Your opponents territories provide 1 less logistics." calcext:value-type="string">
            <text:p>Your opponents territories provide 1 less logistics.</text:p>
          </table:table-cell>
          <table:table-cell table:number-matrix-columns-spanned="1" table:number-matrix-rows-spanned="1" table:formula="of:=INDEX([$actions.E$1:.E$1048576];[$actions_all.$B45])" office:value-type="string" office:string-value="Images/electricgrid.jpg" calcext:value-type="string">
            <text:p>Images/electricgrid.jpg</text:p>
          </table:table-cell>
          <table:table-cell table:number-matrix-columns-spanned="1" table:number-matrix-rows-spanned="1" table:formula="of:=INDEX([$actions.F$1:.F$1048576];[$actions_all.$B45])" office:value-type="string" office:string-value="&#10;" calcext:value-type="string">
            <text:p/>
            <text:p/>
          </table:table-cell>
          <table:table-cell table:number-matrix-columns-spanned="1" table:number-matrix-rows-spanned="1" table:formula="of:=INDEX([$actions.G$1:.G$1048576];[$actions_all.$B45])" office:value-type="string" office:string-value="0.0.1" calcext:value-type="string">
            <text:p>0.0.1</text:p>
          </table:table-cell>
          <table:table-cell table:number-columns-repeated="54"/>
        </table:table-row>
        <table:table-row table:style-name="ro1" table:number-rows-repeated="1048530">
          <table:table-cell table:number-columns-repeated="64"/>
        </table:table-row>
        <table:table-row table:style-name="ro1">
          <table:table-cell table:number-columns-repeated="64"/>
        </table:table-row>
      </table:table>
      <table:table table:name="actions_us_start" table:style-name="ta11">
        <table:table-column table:style-name="co2" table:number-columns-repeated="2" table:default-cell-style-name="Default"/>
        <table:table-column table:style-name="co49" table:default-cell-style-name="Default"/>
        <table:table-column table:style-name="co50" table:default-cell-style-name="Default"/>
        <table:table-column table:style-name="co2" table:number-columns-repeated="60" table:default-cell-style-name="Default"/>
        <table:table-row table:style-name="ro1">
          <table:table-cell office:value-type="string" calcext:value-type="string">
            <text:p>Duplication</text:p>
          </table:table-cell>
          <table:table-cell office:value-type="string" calcext:value-type="string">
            <text:p>Class</text:p>
          </table:table-cell>
          <table:table-cell office:value-type="string" calcext:value-type="string">
            <text:p>Name</text:p>
          </table:table-cell>
          <table:table-cell table:formula="of:=[$actions.A1]" office:value-type="string" office:string-value="Title" calcext:value-type="string">
            <text:p>Title</text:p>
          </table:table-cell>
          <table:table-cell table:formula="of:=[$actions.B1]" office:value-type="string" office:string-value="Type" calcext:value-type="string">
            <text:p>Type</text:p>
          </table:table-cell>
          <table:table-cell table:formula="of:=[$actions.C1]" office:value-type="string" office:string-value="Roster" calcext:value-type="string">
            <text:p>Roster</text:p>
          </table:table-cell>
          <table:table-cell table:formula="of:=[$actions.D1]" office:value-type="string" office:string-value="Description" calcext:value-type="string">
            <text:p>Description</text:p>
          </table:table-cell>
          <table:table-cell table:formula="of:=[$actions.E1]" office:value-type="string" office:string-value="Image" calcext:value-type="string">
            <text:p>Image</text:p>
          </table:table-cell>
          <table:table-cell table:formula="of:=[$actions.F1]" office:value-type="string" office:string-value="FlavorText" calcext:value-type="string">
            <text:p>FlavorText</text:p>
          </table:table-cell>
          <table:table-cell table:formula="of:=[$actions.G1]" office:value-type="string" office:string-value="Version" calcext:value-type="string">
            <text:p>Version</text:p>
          </table:table-cell>
          <table:table-cell table:number-columns-repeated="54"/>
        </table:table-row>
        <table:table-row table:style-name="ro20">
          <table:table-cell office:value-type="float" office:value="1" calcext:value-type="float">
            <text:p>1</text:p>
          </table:table-cell>
          <table:table-cell office:value-type="float" office:value="3" calcext:value-type="float">
            <text:p>3</text:p>
          </table:table-cell>
          <table:table-cell office:value-type="string" calcext:value-type="string">
            <text:p>Tactic A</text:p>
          </table:table-cell>
          <table:table-cell table:number-matrix-columns-spanned="1" table:number-matrix-rows-spanned="1" table:formula="of:=INDEX([$actions.A$1:.A$1048576];[$actions_us_start.$B2])" office:value-type="string" office:string-value="Scuttlebutt" calcext:value-type="string">
            <text:p>Scuttlebutt</text:p>
          </table:table-cell>
          <table:table-cell table:number-matrix-columns-spanned="1" table:number-matrix-rows-spanned="1" table:formula="of:=INDEX([$actions.B$1:.B$1048576];[$actions_us_start.$B2])" office:value-type="string" office:string-value="Tactic" calcext:value-type="string">
            <text:p>Tactic</text:p>
          </table:table-cell>
          <table:table-cell table:number-matrix-columns-spanned="1" table:number-matrix-rows-spanned="1" table:formula="of:=INDEX([$actions.C$1:.C$1048576];[$actions_us_start.$B2])" office:value-type="string" office:string-value="USN" calcext:value-type="string">
            <text:p>USN</text:p>
          </table:table-cell>
          <table:table-cell table:number-matrix-columns-spanned="1" table:number-matrix-rows-spanned="1" table:formula="of:=INDEX([$actions.D$1:.D$1048576];[$actions_us_start.$B2])" office:value-type="string" office:string-value="Look at and reorder the top 4 cards of your deck. You may put any number on the bottom of your deck." calcext:value-type="string">
            <text:p>Look at and reorder the top 4 cards of your deck. You may put any number on the bottom of your deck.</text:p>
          </table:table-cell>
          <table:table-cell table:number-matrix-columns-spanned="1" table:number-matrix-rows-spanned="1" table:formula="of:=INDEX([$actions.E$1:.E$1048576];[$actions_us_start.$B2])" office:value-type="string" office:string-value="Images/scuttlebutt.jpeg" calcext:value-type="string">
            <text:p>Images/scuttlebutt.jpeg</text:p>
          </table:table-cell>
          <table:table-cell table:number-matrix-columns-spanned="1" table:number-matrix-rows-spanned="1" table:formula="of:=INDEX([$actions.F$1:.F$1048576];[$actions_us_start.$B2])" office:value-type="string" office:string-value="&#10;" calcext:value-type="string">
            <text:p/>
            <text:p/>
          </table:table-cell>
          <table:table-cell table:number-matrix-columns-spanned="1" table:number-matrix-rows-spanned="1" table:formula="of:=INDEX([$actions.G$1:.G$1048576];[$actions_us_start.$B2])"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3" calcext:value-type="float">
            <text:p>3</text:p>
          </table:table-cell>
          <table:table-cell office:value-type="string" calcext:value-type="string">
            <text:p>Tactic B</text:p>
          </table:table-cell>
          <table:table-cell table:number-matrix-columns-spanned="1" table:number-matrix-rows-spanned="1" table:formula="of:=INDEX([$actions.A$1:.A$1048576];[$actions_us_start.$B3])" office:value-type="string" office:string-value="Scuttlebutt" calcext:value-type="string">
            <text:p>Scuttlebutt</text:p>
          </table:table-cell>
          <table:table-cell table:number-matrix-columns-spanned="1" table:number-matrix-rows-spanned="1" table:formula="of:=INDEX([$actions.B$1:.B$1048576];[$actions_us_start.$B3])" office:value-type="string" office:string-value="Tactic" calcext:value-type="string">
            <text:p>Tactic</text:p>
          </table:table-cell>
          <table:table-cell table:number-matrix-columns-spanned="1" table:number-matrix-rows-spanned="1" table:formula="of:=INDEX([$actions.C$1:.C$1048576];[$actions_us_start.$B3])" office:value-type="string" office:string-value="USN" calcext:value-type="string">
            <text:p>USN</text:p>
          </table:table-cell>
          <table:table-cell table:number-matrix-columns-spanned="1" table:number-matrix-rows-spanned="1" table:formula="of:=INDEX([$actions.D$1:.D$1048576];[$actions_us_start.$B3])" office:value-type="string" office:string-value="Look at and reorder the top 4 cards of your deck. You may put any number on the bottom of your deck." calcext:value-type="string">
            <text:p>Look at and reorder the top 4 cards of your deck. You may put any number on the bottom of your deck.</text:p>
          </table:table-cell>
          <table:table-cell table:number-matrix-columns-spanned="1" table:number-matrix-rows-spanned="1" table:formula="of:=INDEX([$actions.E$1:.E$1048576];[$actions_us_start.$B3])" office:value-type="string" office:string-value="Images/scuttlebutt.jpeg" calcext:value-type="string">
            <text:p>Images/scuttlebutt.jpeg</text:p>
          </table:table-cell>
          <table:table-cell table:number-matrix-columns-spanned="1" table:number-matrix-rows-spanned="1" table:formula="of:=INDEX([$actions.F$1:.F$1048576];[$actions_us_start.$B3])" office:value-type="string" office:string-value="&#10;" calcext:value-type="string">
            <text:p/>
            <text:p/>
          </table:table-cell>
          <table:table-cell table:number-matrix-columns-spanned="1" table:number-matrix-rows-spanned="1" table:formula="of:=INDEX([$actions.G$1:.G$1048576];[$actions_us_start.$B3])"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4" calcext:value-type="float">
            <text:p>4</text:p>
          </table:table-cell>
          <table:table-cell office:value-type="string" calcext:value-type="string">
            <text:p>Tactic A</text:p>
          </table:table-cell>
          <table:table-cell table:number-matrix-columns-spanned="1" table:number-matrix-rows-spanned="1" table:formula="of:=INDEX([$actions.A$1:.A$1048576];[$actions_us_start.$B4])" office:value-type="string" office:string-value="AF Is Short On Water" calcext:value-type="string">
            <text:p>AF Is Short On Water</text:p>
          </table:table-cell>
          <table:table-cell table:number-matrix-columns-spanned="1" table:number-matrix-rows-spanned="1" table:formula="of:=INDEX([$actions.B$1:.B$1048576];[$actions_us_start.$B4])" office:value-type="string" office:string-value="Tactic" calcext:value-type="string">
            <text:p>Tactic</text:p>
          </table:table-cell>
          <table:table-cell table:number-matrix-columns-spanned="1" table:number-matrix-rows-spanned="1" table:formula="of:=INDEX([$actions.C$1:.C$1048576];[$actions_us_start.$B4])" office:value-type="string" office:string-value="USN" calcext:value-type="string">
            <text:p>USN</text:p>
          </table:table-cell>
          <table:table-cell table:number-matrix-columns-spanned="1" table:number-matrix-rows-spanned="1" table:formula="of:=INDEX([$actions.D$1:.D$1048576];[$actions_us_start.$B4])" office:value-type="string" office:string-value="Immediately (during this action step) take one military asset card from your hand and put it into play under your control face up; it may attack or defend this turn. This military asset must be otherwise valid to play. " calcext:value-type="string">
            <text:p>Immediately (during this action step) take one military asset card from your hand and put it into play under your control face up; it may attack or defend this turn. This military asset must be otherwise valid to play. </text:p>
          </table:table-cell>
          <table:table-cell table:number-matrix-columns-spanned="1" table:number-matrix-rows-spanned="1" table:formula="of:=INDEX([$actions.E$1:.E$1048576];[$actions_us_start.$B4])" office:value-type="string" office:string-value="Images/midway.jpg" calcext:value-type="string">
            <text:p>Images/midway.jpg</text:p>
          </table:table-cell>
          <table:table-cell table:number-matrix-columns-spanned="1" table:number-matrix-rows-spanned="1" table:formula="of:=INDEX([$actions.F$1:.F$1048576];[$actions_us_start.$B4])" office:value-type="string" office:string-value="&#10;" calcext:value-type="string">
            <text:p/>
            <text:p/>
          </table:table-cell>
          <table:table-cell table:number-matrix-columns-spanned="1" table:number-matrix-rows-spanned="1" table:formula="of:=INDEX([$actions.G$1:.G$1048576];[$actions_us_start.$B4])"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4" calcext:value-type="float">
            <text:p>4</text:p>
          </table:table-cell>
          <table:table-cell office:value-type="string" calcext:value-type="string">
            <text:p>Tactic B</text:p>
          </table:table-cell>
          <table:table-cell table:number-matrix-columns-spanned="1" table:number-matrix-rows-spanned="1" table:formula="of:=INDEX([$actions.A$1:.A$1048576];[$actions_us_start.$B5])" office:value-type="string" office:string-value="AF Is Short On Water" calcext:value-type="string">
            <text:p>AF Is Short On Water</text:p>
          </table:table-cell>
          <table:table-cell table:number-matrix-columns-spanned="1" table:number-matrix-rows-spanned="1" table:formula="of:=INDEX([$actions.B$1:.B$1048576];[$actions_us_start.$B5])" office:value-type="string" office:string-value="Tactic" calcext:value-type="string">
            <text:p>Tactic</text:p>
          </table:table-cell>
          <table:table-cell table:number-matrix-columns-spanned="1" table:number-matrix-rows-spanned="1" table:formula="of:=INDEX([$actions.C$1:.C$1048576];[$actions_us_start.$B5])" office:value-type="string" office:string-value="USN" calcext:value-type="string">
            <text:p>USN</text:p>
          </table:table-cell>
          <table:table-cell table:number-matrix-columns-spanned="1" table:number-matrix-rows-spanned="1" table:formula="of:=INDEX([$actions.D$1:.D$1048576];[$actions_us_start.$B5])" office:value-type="string" office:string-value="Immediately (during this action step) take one military asset card from your hand and put it into play under your control face up; it may attack or defend this turn. This military asset must be otherwise valid to play. " calcext:value-type="string">
            <text:p>Immediately (during this action step) take one military asset card from your hand and put it into play under your control face up; it may attack or defend this turn. This military asset must be otherwise valid to play. </text:p>
          </table:table-cell>
          <table:table-cell table:number-matrix-columns-spanned="1" table:number-matrix-rows-spanned="1" table:formula="of:=INDEX([$actions.E$1:.E$1048576];[$actions_us_start.$B5])" office:value-type="string" office:string-value="Images/midway.jpg" calcext:value-type="string">
            <text:p>Images/midway.jpg</text:p>
          </table:table-cell>
          <table:table-cell table:number-matrix-columns-spanned="1" table:number-matrix-rows-spanned="1" table:formula="of:=INDEX([$actions.F$1:.F$1048576];[$actions_us_start.$B5])" office:value-type="string" office:string-value="&#10;" calcext:value-type="string">
            <text:p/>
            <text:p/>
          </table:table-cell>
          <table:table-cell table:number-matrix-columns-spanned="1" table:number-matrix-rows-spanned="1" table:formula="of:=INDEX([$actions.G$1:.G$1048576];[$actions_us_start.$B5])"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6" calcext:value-type="float">
            <text:p>6</text:p>
          </table:table-cell>
          <table:table-cell office:value-type="string" calcext:value-type="string">
            <text:p>Tactic A</text:p>
          </table:table-cell>
          <table:table-cell table:number-matrix-columns-spanned="1" table:number-matrix-rows-spanned="1" table:formula="of:=INDEX([$actions.A$1:.A$1048576];[$actions_us_start.$B6])" office:value-type="string" office:string-value="KH-11 Key Hole" calcext:value-type="string">
            <text:p>KH-11 Key Hole</text:p>
          </table:table-cell>
          <table:table-cell table:number-matrix-columns-spanned="1" table:number-matrix-rows-spanned="1" table:formula="of:=INDEX([$actions.B$1:.B$1048576];[$actions_us_start.$B6])" office:value-type="string" office:string-value="Tactic" calcext:value-type="string">
            <text:p>Tactic</text:p>
          </table:table-cell>
          <table:table-cell table:number-matrix-columns-spanned="1" table:number-matrix-rows-spanned="1" table:formula="of:=INDEX([$actions.C$1:.C$1048576];[$actions_us_start.$B6])" office:value-type="string" office:string-value="USN" calcext:value-type="string">
            <text:p>USN</text:p>
          </table:table-cell>
          <table:table-cell table:number-matrix-columns-spanned="1" table:number-matrix-rows-spanned="1" table:formula="of:=INDEX([$actions.D$1:.D$1048576];[$actions_us_start.$B6])" office:value-type="string" office:string-value="Flip all military assets your opponent controls face up. You opponent must also reveal their hand." calcext:value-type="string">
            <text:p>Flip all military assets your opponent controls face up. You opponent must also reveal their hand.</text:p>
          </table:table-cell>
          <table:table-cell table:number-matrix-columns-spanned="1" table:number-matrix-rows-spanned="1" table:formula="of:=INDEX([$actions.E$1:.E$1048576];[$actions_us_start.$B6])" office:value-type="string" office:string-value="Images/keyhole.jpg" calcext:value-type="string">
            <text:p>Images/keyhole.jpg</text:p>
          </table:table-cell>
          <table:table-cell table:number-matrix-columns-spanned="1" table:number-matrix-rows-spanned="1" table:formula="of:=INDEX([$actions.F$1:.F$1048576];[$actions_us_start.$B6])" office:value-type="string" office:string-value="&#10;" calcext:value-type="string">
            <text:p/>
            <text:p/>
          </table:table-cell>
          <table:table-cell table:number-matrix-columns-spanned="1" table:number-matrix-rows-spanned="1" table:formula="of:=INDEX([$actions.G$1:.G$1048576];[$actions_us_start.$B6])"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6" calcext:value-type="float">
            <text:p>6</text:p>
          </table:table-cell>
          <table:table-cell office:value-type="string" calcext:value-type="string">
            <text:p>Tactic B</text:p>
          </table:table-cell>
          <table:table-cell table:number-matrix-columns-spanned="1" table:number-matrix-rows-spanned="1" table:formula="of:=INDEX([$actions.A$1:.A$1048576];[$actions_us_start.$B7])" office:value-type="string" office:string-value="KH-11 Key Hole" calcext:value-type="string">
            <text:p>KH-11 Key Hole</text:p>
          </table:table-cell>
          <table:table-cell table:number-matrix-columns-spanned="1" table:number-matrix-rows-spanned="1" table:formula="of:=INDEX([$actions.B$1:.B$1048576];[$actions_us_start.$B7])" office:value-type="string" office:string-value="Tactic" calcext:value-type="string">
            <text:p>Tactic</text:p>
          </table:table-cell>
          <table:table-cell table:number-matrix-columns-spanned="1" table:number-matrix-rows-spanned="1" table:formula="of:=INDEX([$actions.C$1:.C$1048576];[$actions_us_start.$B7])" office:value-type="string" office:string-value="USN" calcext:value-type="string">
            <text:p>USN</text:p>
          </table:table-cell>
          <table:table-cell table:number-matrix-columns-spanned="1" table:number-matrix-rows-spanned="1" table:formula="of:=INDEX([$actions.D$1:.D$1048576];[$actions_us_start.$B7])" office:value-type="string" office:string-value="Flip all military assets your opponent controls face up. You opponent must also reveal their hand." calcext:value-type="string">
            <text:p>Flip all military assets your opponent controls face up. You opponent must also reveal their hand.</text:p>
          </table:table-cell>
          <table:table-cell table:number-matrix-columns-spanned="1" table:number-matrix-rows-spanned="1" table:formula="of:=INDEX([$actions.E$1:.E$1048576];[$actions_us_start.$B7])" office:value-type="string" office:string-value="Images/keyhole.jpg" calcext:value-type="string">
            <text:p>Images/keyhole.jpg</text:p>
          </table:table-cell>
          <table:table-cell table:number-matrix-columns-spanned="1" table:number-matrix-rows-spanned="1" table:formula="of:=INDEX([$actions.F$1:.F$1048576];[$actions_us_start.$B7])" office:value-type="string" office:string-value="&#10;" calcext:value-type="string">
            <text:p/>
            <text:p/>
          </table:table-cell>
          <table:table-cell table:number-matrix-columns-spanned="1" table:number-matrix-rows-spanned="1" table:formula="of:=INDEX([$actions.G$1:.G$1048576];[$actions_us_start.$B7])"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9" calcext:value-type="float">
            <text:p>9</text:p>
          </table:table-cell>
          <table:table-cell office:value-type="string" calcext:value-type="string">
            <text:p>Tactic A</text:p>
          </table:table-cell>
          <table:table-cell table:number-matrix-columns-spanned="1" table:number-matrix-rows-spanned="1" table:formula="of:=INDEX([$actions.A$1:.A$1048576];[$actions_us_start.$B8])" office:value-type="string" office:string-value="NATO Allies" calcext:value-type="string">
            <text:p>NATO Allies</text:p>
          </table:table-cell>
          <table:table-cell table:number-matrix-columns-spanned="1" table:number-matrix-rows-spanned="1" table:formula="of:=INDEX([$actions.B$1:.B$1048576];[$actions_us_start.$B8])" office:value-type="string" office:string-value="Tactic" calcext:value-type="string">
            <text:p>Tactic</text:p>
          </table:table-cell>
          <table:table-cell table:number-matrix-columns-spanned="1" table:number-matrix-rows-spanned="1" table:formula="of:=INDEX([$actions.C$1:.C$1048576];[$actions_us_start.$B8])" office:value-type="string" office:string-value="USN" calcext:value-type="string">
            <text:p>USN</text:p>
          </table:table-cell>
          <table:table-cell table:number-matrix-columns-spanned="1" table:number-matrix-rows-spanned="1" table:formula="of:=INDEX([$actions.D$1:.D$1048576];[$actions_us_start.$B8])" office:value-type="string" office:string-value="Search your deck for an air squadron, reveal it, and place it on a territory you control. Then shuffle your deck. You must control a territory to play this card." calcext:value-type="string">
            <text:p>Search your deck for an air squadron, reveal it, and place it on a territory you control. Then shuffle your deck. You must control a territory to play this card.</text:p>
          </table:table-cell>
          <table:table-cell table:number-matrix-columns-spanned="1" table:number-matrix-rows-spanned="1" table:formula="of:=INDEX([$actions.E$1:.E$1048576];[$actions_us_start.$B8])" office:value-type="string" office:string-value="Images/nato.jpg" calcext:value-type="string">
            <text:p>Images/nato.jpg</text:p>
          </table:table-cell>
          <table:table-cell table:number-matrix-columns-spanned="1" table:number-matrix-rows-spanned="1" table:formula="of:=INDEX([$actions.F$1:.F$1048576];[$actions_us_start.$B8])" office:value-type="string" office:string-value="&#10;" calcext:value-type="string">
            <text:p/>
            <text:p/>
          </table:table-cell>
          <table:table-cell table:number-matrix-columns-spanned="1" table:number-matrix-rows-spanned="1" table:formula="of:=INDEX([$actions.G$1:.G$1048576];[$actions_us_start.$B8])"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9" calcext:value-type="float">
            <text:p>9</text:p>
          </table:table-cell>
          <table:table-cell office:value-type="string" calcext:value-type="string">
            <text:p>Tactic B</text:p>
          </table:table-cell>
          <table:table-cell table:number-matrix-columns-spanned="1" table:number-matrix-rows-spanned="1" table:formula="of:=INDEX([$actions.A$1:.A$1048576];[$actions_us_start.$B9])" office:value-type="string" office:string-value="NATO Allies" calcext:value-type="string">
            <text:p>NATO Allies</text:p>
          </table:table-cell>
          <table:table-cell table:number-matrix-columns-spanned="1" table:number-matrix-rows-spanned="1" table:formula="of:=INDEX([$actions.B$1:.B$1048576];[$actions_us_start.$B9])" office:value-type="string" office:string-value="Tactic" calcext:value-type="string">
            <text:p>Tactic</text:p>
          </table:table-cell>
          <table:table-cell table:number-matrix-columns-spanned="1" table:number-matrix-rows-spanned="1" table:formula="of:=INDEX([$actions.C$1:.C$1048576];[$actions_us_start.$B9])" office:value-type="string" office:string-value="USN" calcext:value-type="string">
            <text:p>USN</text:p>
          </table:table-cell>
          <table:table-cell table:number-matrix-columns-spanned="1" table:number-matrix-rows-spanned="1" table:formula="of:=INDEX([$actions.D$1:.D$1048576];[$actions_us_start.$B9])" office:value-type="string" office:string-value="Search your deck for an air squadron, reveal it, and place it on a territory you control. Then shuffle your deck. You must control a territory to play this card." calcext:value-type="string">
            <text:p>Search your deck for an air squadron, reveal it, and place it on a territory you control. Then shuffle your deck. You must control a territory to play this card.</text:p>
          </table:table-cell>
          <table:table-cell table:number-matrix-columns-spanned="1" table:number-matrix-rows-spanned="1" table:formula="of:=INDEX([$actions.E$1:.E$1048576];[$actions_us_start.$B9])" office:value-type="string" office:string-value="Images/nato.jpg" calcext:value-type="string">
            <text:p>Images/nato.jpg</text:p>
          </table:table-cell>
          <table:table-cell table:number-matrix-columns-spanned="1" table:number-matrix-rows-spanned="1" table:formula="of:=INDEX([$actions.F$1:.F$1048576];[$actions_us_start.$B9])" office:value-type="string" office:string-value="&#10;" calcext:value-type="string">
            <text:p/>
            <text:p/>
          </table:table-cell>
          <table:table-cell table:number-matrix-columns-spanned="1" table:number-matrix-rows-spanned="1" table:formula="of:=INDEX([$actions.G$1:.G$1048576];[$actions_us_start.$B9])"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9" calcext:value-type="float">
            <text:p>9</text:p>
          </table:table-cell>
          <table:table-cell office:value-type="string" calcext:value-type="string">
            <text:p>Tactic C</text:p>
          </table:table-cell>
          <table:table-cell table:number-matrix-columns-spanned="1" table:number-matrix-rows-spanned="1" table:formula="of:=INDEX([$actions.A$1:.A$1048576];[$actions_us_start.$B10])" office:value-type="string" office:string-value="NATO Allies" calcext:value-type="string">
            <text:p>NATO Allies</text:p>
          </table:table-cell>
          <table:table-cell table:number-matrix-columns-spanned="1" table:number-matrix-rows-spanned="1" table:formula="of:=INDEX([$actions.B$1:.B$1048576];[$actions_us_start.$B10])" office:value-type="string" office:string-value="Tactic" calcext:value-type="string">
            <text:p>Tactic</text:p>
          </table:table-cell>
          <table:table-cell table:number-matrix-columns-spanned="1" table:number-matrix-rows-spanned="1" table:formula="of:=INDEX([$actions.C$1:.C$1048576];[$actions_us_start.$B10])" office:value-type="string" office:string-value="USN" calcext:value-type="string">
            <text:p>USN</text:p>
          </table:table-cell>
          <table:table-cell table:number-matrix-columns-spanned="1" table:number-matrix-rows-spanned="1" table:formula="of:=INDEX([$actions.D$1:.D$1048576];[$actions_us_start.$B10])" office:value-type="string" office:string-value="Search your deck for an air squadron, reveal it, and place it on a territory you control. Then shuffle your deck. You must control a territory to play this card." calcext:value-type="string">
            <text:p>Search your deck for an air squadron, reveal it, and place it on a territory you control. Then shuffle your deck. You must control a territory to play this card.</text:p>
          </table:table-cell>
          <table:table-cell table:number-matrix-columns-spanned="1" table:number-matrix-rows-spanned="1" table:formula="of:=INDEX([$actions.E$1:.E$1048576];[$actions_us_start.$B10])" office:value-type="string" office:string-value="Images/nato.jpg" calcext:value-type="string">
            <text:p>Images/nato.jpg</text:p>
          </table:table-cell>
          <table:table-cell table:number-matrix-columns-spanned="1" table:number-matrix-rows-spanned="1" table:formula="of:=INDEX([$actions.F$1:.F$1048576];[$actions_us_start.$B10])" office:value-type="string" office:string-value="&#10;" calcext:value-type="string">
            <text:p/>
            <text:p/>
          </table:table-cell>
          <table:table-cell table:number-matrix-columns-spanned="1" table:number-matrix-rows-spanned="1" table:formula="of:=INDEX([$actions.G$1:.G$1048576];[$actions_us_start.$B10])"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9" calcext:value-type="float">
            <text:p>9</text:p>
          </table:table-cell>
          <table:table-cell office:value-type="string" calcext:value-type="string">
            <text:p>Tactic D</text:p>
          </table:table-cell>
          <table:table-cell table:number-matrix-columns-spanned="1" table:number-matrix-rows-spanned="1" table:formula="of:=INDEX([$actions.A$1:.A$1048576];[$actions_us_start.$B11])" office:value-type="string" office:string-value="NATO Allies" calcext:value-type="string">
            <text:p>NATO Allies</text:p>
          </table:table-cell>
          <table:table-cell table:number-matrix-columns-spanned="1" table:number-matrix-rows-spanned="1" table:formula="of:=INDEX([$actions.B$1:.B$1048576];[$actions_us_start.$B11])" office:value-type="string" office:string-value="Tactic" calcext:value-type="string">
            <text:p>Tactic</text:p>
          </table:table-cell>
          <table:table-cell table:number-matrix-columns-spanned="1" table:number-matrix-rows-spanned="1" table:formula="of:=INDEX([$actions.C$1:.C$1048576];[$actions_us_start.$B11])" office:value-type="string" office:string-value="USN" calcext:value-type="string">
            <text:p>USN</text:p>
          </table:table-cell>
          <table:table-cell table:number-matrix-columns-spanned="1" table:number-matrix-rows-spanned="1" table:formula="of:=INDEX([$actions.D$1:.D$1048576];[$actions_us_start.$B11])" office:value-type="string" office:string-value="Search your deck for an air squadron, reveal it, and place it on a territory you control. Then shuffle your deck. You must control a territory to play this card." calcext:value-type="string">
            <text:p>Search your deck for an air squadron, reveal it, and place it on a territory you control. Then shuffle your deck. You must control a territory to play this card.</text:p>
          </table:table-cell>
          <table:table-cell table:number-matrix-columns-spanned="1" table:number-matrix-rows-spanned="1" table:formula="of:=INDEX([$actions.E$1:.E$1048576];[$actions_us_start.$B11])" office:value-type="string" office:string-value="Images/nato.jpg" calcext:value-type="string">
            <text:p>Images/nato.jpg</text:p>
          </table:table-cell>
          <table:table-cell table:number-matrix-columns-spanned="1" table:number-matrix-rows-spanned="1" table:formula="of:=INDEX([$actions.F$1:.F$1048576];[$actions_us_start.$B11])" office:value-type="string" office:string-value="&#10;" calcext:value-type="string">
            <text:p/>
            <text:p/>
          </table:table-cell>
          <table:table-cell table:number-matrix-columns-spanned="1" table:number-matrix-rows-spanned="1" table:formula="of:=INDEX([$actions.G$1:.G$1048576];[$actions_us_start.$B11])"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10" calcext:value-type="float">
            <text:p>10</text:p>
          </table:table-cell>
          <table:table-cell office:value-type="string" calcext:value-type="string">
            <text:p>Tactic A</text:p>
          </table:table-cell>
          <table:table-cell table:number-matrix-columns-spanned="1" table:number-matrix-rows-spanned="1" table:formula="of:=INDEX([$actions.A$1:.A$1048576];[$actions_us_start.$B12])" office:value-type="string" office:string-value="Uncommon Valor Was A Common Virtue" calcext:value-type="string">
            <text:p>Uncommon Valor Was A Common Virtue</text:p>
          </table:table-cell>
          <table:table-cell table:number-matrix-columns-spanned="1" table:number-matrix-rows-spanned="1" table:formula="of:=INDEX([$actions.B$1:.B$1048576];[$actions_us_start.$B12])" office:value-type="string" office:string-value="Tactic" calcext:value-type="string">
            <text:p>Tactic</text:p>
          </table:table-cell>
          <table:table-cell table:number-matrix-columns-spanned="1" table:number-matrix-rows-spanned="1" table:formula="of:=INDEX([$actions.C$1:.C$1048576];[$actions_us_start.$B12])" office:value-type="string" office:string-value="USN" calcext:value-type="string">
            <text:p>USN</text:p>
          </table:table-cell>
          <table:table-cell table:number-matrix-columns-spanned="1" table:number-matrix-rows-spanned="1" table:formula="of:=INDEX([$actions.D$1:.D$1048576];[$actions_us_start.$B12])" office:value-type="string" office:string-value="You may immediately discard one military asset from an attack you've declared in order to add twice that asset's attack statistic to your damage total during the Normal Damage Step." calcext:value-type="string">
            <text:p>You may immediately discard one military asset from an attack you've declared in order to add twice that asset's attack statistic to your damage total during the Normal Damage Step.</text:p>
          </table:table-cell>
          <table:table-cell table:number-matrix-columns-spanned="1" table:number-matrix-rows-spanned="1" table:formula="of:=INDEX([$actions.E$1:.E$1048576];[$actions_us_start.$B12])" office:value-type="string" office:string-value="Images/valor.jpg" calcext:value-type="string">
            <text:p>Images/valor.jpg</text:p>
          </table:table-cell>
          <table:table-cell table:number-matrix-columns-spanned="1" table:number-matrix-rows-spanned="1" table:formula="of:=INDEX([$actions.F$1:.F$1048576];[$actions_us_start.$B12])" office:value-type="string" office:string-value="&#10;" calcext:value-type="string">
            <text:p/>
            <text:p/>
          </table:table-cell>
          <table:table-cell table:number-matrix-columns-spanned="1" table:number-matrix-rows-spanned="1" table:formula="of:=INDEX([$actions.G$1:.G$1048576];[$actions_us_start.$B12])"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10" calcext:value-type="float">
            <text:p>10</text:p>
          </table:table-cell>
          <table:table-cell office:value-type="string" calcext:value-type="string">
            <text:p>Tactic B</text:p>
          </table:table-cell>
          <table:table-cell table:number-matrix-columns-spanned="1" table:number-matrix-rows-spanned="1" table:formula="of:=INDEX([$actions.A$1:.A$1048576];[$actions_us_start.$B13])" office:value-type="string" office:string-value="Uncommon Valor Was A Common Virtue" calcext:value-type="string">
            <text:p>Uncommon Valor Was A Common Virtue</text:p>
          </table:table-cell>
          <table:table-cell table:number-matrix-columns-spanned="1" table:number-matrix-rows-spanned="1" table:formula="of:=INDEX([$actions.B$1:.B$1048576];[$actions_us_start.$B13])" office:value-type="string" office:string-value="Tactic" calcext:value-type="string">
            <text:p>Tactic</text:p>
          </table:table-cell>
          <table:table-cell table:number-matrix-columns-spanned="1" table:number-matrix-rows-spanned="1" table:formula="of:=INDEX([$actions.C$1:.C$1048576];[$actions_us_start.$B13])" office:value-type="string" office:string-value="USN" calcext:value-type="string">
            <text:p>USN</text:p>
          </table:table-cell>
          <table:table-cell table:number-matrix-columns-spanned="1" table:number-matrix-rows-spanned="1" table:formula="of:=INDEX([$actions.D$1:.D$1048576];[$actions_us_start.$B13])" office:value-type="string" office:string-value="You may immediately discard one military asset from an attack you've declared in order to add twice that asset's attack statistic to your damage total during the Normal Damage Step." calcext:value-type="string">
            <text:p>You may immediately discard one military asset from an attack you've declared in order to add twice that asset's attack statistic to your damage total during the Normal Damage Step.</text:p>
          </table:table-cell>
          <table:table-cell table:number-matrix-columns-spanned="1" table:number-matrix-rows-spanned="1" table:formula="of:=INDEX([$actions.E$1:.E$1048576];[$actions_us_start.$B13])" office:value-type="string" office:string-value="Images/valor.jpg" calcext:value-type="string">
            <text:p>Images/valor.jpg</text:p>
          </table:table-cell>
          <table:table-cell table:number-matrix-columns-spanned="1" table:number-matrix-rows-spanned="1" table:formula="of:=INDEX([$actions.F$1:.F$1048576];[$actions_us_start.$B13])" office:value-type="string" office:string-value="&#10;" calcext:value-type="string">
            <text:p/>
            <text:p/>
          </table:table-cell>
          <table:table-cell table:number-matrix-columns-spanned="1" table:number-matrix-rows-spanned="1" table:formula="of:=INDEX([$actions.G$1:.G$1048576];[$actions_us_start.$B13])"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1" calcext:value-type="float">
            <text:p>11</text:p>
          </table:table-cell>
          <table:table-cell office:value-type="string" calcext:value-type="string">
            <text:p>Tactic A</text:p>
          </table:table-cell>
          <table:table-cell table:number-matrix-columns-spanned="1" table:number-matrix-rows-spanned="1" table:formula="of:=INDEX([$actions.A$1:.A$1048576];[$actions_us_start.$B14])" office:value-type="string" office:string-value="I Have Not Yet Begun To Fight" calcext:value-type="string">
            <text:p>I Have Not Yet Begun To Fight</text:p>
          </table:table-cell>
          <table:table-cell table:number-matrix-columns-spanned="1" table:number-matrix-rows-spanned="1" table:formula="of:=INDEX([$actions.B$1:.B$1048576];[$actions_us_start.$B14])" office:value-type="string" office:string-value="Tactic" calcext:value-type="string">
            <text:p>Tactic</text:p>
          </table:table-cell>
          <table:table-cell table:number-matrix-columns-spanned="1" table:number-matrix-rows-spanned="1" table:formula="of:=INDEX([$actions.C$1:.C$1048576];[$actions_us_start.$B14])" office:value-type="string" office:string-value="USN" calcext:value-type="string">
            <text:p>USN</text:p>
          </table:table-cell>
          <table:table-cell table:number-matrix-columns-spanned="1" table:number-matrix-rows-spanned="1" table:formula="of:=INDEX([$actions.D$1:.D$1048576];[$actions_us_start.$B14])" office:value-type="string" office:string-value="Retrieve one card from your discard pile, reveal it, and put it on top of your deck." calcext:value-type="string">
            <text:p>Retrieve one card from your discard pile, reveal it, and put it on top of your deck.</text:p>
          </table:table-cell>
          <table:table-cell table:number-matrix-columns-spanned="1" table:number-matrix-rows-spanned="1" table:formula="of:=INDEX([$actions.E$1:.E$1048576];[$actions_us_start.$B14])" office:value-type="string" office:string-value="Images/fight.jpg" calcext:value-type="string">
            <text:p>Images/fight.jpg</text:p>
          </table:table-cell>
          <table:table-cell table:number-matrix-columns-spanned="1" table:number-matrix-rows-spanned="1" table:formula="of:=INDEX([$actions.F$1:.F$1048576];[$actions_us_start.$B14])" office:value-type="string" office:string-value="&#10;" calcext:value-type="string">
            <text:p/>
            <text:p/>
          </table:table-cell>
          <table:table-cell table:number-matrix-columns-spanned="1" table:number-matrix-rows-spanned="1" table:formula="of:=INDEX([$actions.G$1:.G$1048576];[$actions_us_start.$B14])"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1" calcext:value-type="float">
            <text:p>11</text:p>
          </table:table-cell>
          <table:table-cell office:value-type="string" calcext:value-type="string">
            <text:p>Tactic B</text:p>
          </table:table-cell>
          <table:table-cell table:number-matrix-columns-spanned="1" table:number-matrix-rows-spanned="1" table:formula="of:=INDEX([$actions.A$1:.A$1048576];[$actions_us_start.$B15])" office:value-type="string" office:string-value="I Have Not Yet Begun To Fight" calcext:value-type="string">
            <text:p>I Have Not Yet Begun To Fight</text:p>
          </table:table-cell>
          <table:table-cell table:number-matrix-columns-spanned="1" table:number-matrix-rows-spanned="1" table:formula="of:=INDEX([$actions.B$1:.B$1048576];[$actions_us_start.$B15])" office:value-type="string" office:string-value="Tactic" calcext:value-type="string">
            <text:p>Tactic</text:p>
          </table:table-cell>
          <table:table-cell table:number-matrix-columns-spanned="1" table:number-matrix-rows-spanned="1" table:formula="of:=INDEX([$actions.C$1:.C$1048576];[$actions_us_start.$B15])" office:value-type="string" office:string-value="USN" calcext:value-type="string">
            <text:p>USN</text:p>
          </table:table-cell>
          <table:table-cell table:number-matrix-columns-spanned="1" table:number-matrix-rows-spanned="1" table:formula="of:=INDEX([$actions.D$1:.D$1048576];[$actions_us_start.$B15])" office:value-type="string" office:string-value="Retrieve one card from your discard pile, reveal it, and put it on top of your deck." calcext:value-type="string">
            <text:p>Retrieve one card from your discard pile, reveal it, and put it on top of your deck.</text:p>
          </table:table-cell>
          <table:table-cell table:number-matrix-columns-spanned="1" table:number-matrix-rows-spanned="1" table:formula="of:=INDEX([$actions.E$1:.E$1048576];[$actions_us_start.$B15])" office:value-type="string" office:string-value="Images/fight.jpg" calcext:value-type="string">
            <text:p>Images/fight.jpg</text:p>
          </table:table-cell>
          <table:table-cell table:number-matrix-columns-spanned="1" table:number-matrix-rows-spanned="1" table:formula="of:=INDEX([$actions.F$1:.F$1048576];[$actions_us_start.$B15])" office:value-type="string" office:string-value="&#10;" calcext:value-type="string">
            <text:p/>
            <text:p/>
          </table:table-cell>
          <table:table-cell table:number-matrix-columns-spanned="1" table:number-matrix-rows-spanned="1" table:formula="of:=INDEX([$actions.G$1:.G$1048576];[$actions_us_start.$B15])"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11" calcext:value-type="float">
            <text:p>11</text:p>
          </table:table-cell>
          <table:table-cell office:value-type="string" calcext:value-type="string">
            <text:p>Tactic C</text:p>
          </table:table-cell>
          <table:table-cell table:number-matrix-columns-spanned="1" table:number-matrix-rows-spanned="1" table:formula="of:=INDEX([$actions.A$1:.A$1048576];[$actions_us_start.$B16])" office:value-type="string" office:string-value="I Have Not Yet Begun To Fight" calcext:value-type="string">
            <text:p>I Have Not Yet Begun To Fight</text:p>
          </table:table-cell>
          <table:table-cell table:number-matrix-columns-spanned="1" table:number-matrix-rows-spanned="1" table:formula="of:=INDEX([$actions.B$1:.B$1048576];[$actions_us_start.$B16])" office:value-type="string" office:string-value="Tactic" calcext:value-type="string">
            <text:p>Tactic</text:p>
          </table:table-cell>
          <table:table-cell table:number-matrix-columns-spanned="1" table:number-matrix-rows-spanned="1" table:formula="of:=INDEX([$actions.C$1:.C$1048576];[$actions_us_start.$B16])" office:value-type="string" office:string-value="USN" calcext:value-type="string">
            <text:p>USN</text:p>
          </table:table-cell>
          <table:table-cell table:number-matrix-columns-spanned="1" table:number-matrix-rows-spanned="1" table:formula="of:=INDEX([$actions.D$1:.D$1048576];[$actions_us_start.$B16])" office:value-type="string" office:string-value="Retrieve one card from your discard pile, reveal it, and put it on top of your deck." calcext:value-type="string">
            <text:p>Retrieve one card from your discard pile, reveal it, and put it on top of your deck.</text:p>
          </table:table-cell>
          <table:table-cell table:number-matrix-columns-spanned="1" table:number-matrix-rows-spanned="1" table:formula="of:=INDEX([$actions.E$1:.E$1048576];[$actions_us_start.$B16])" office:value-type="string" office:string-value="Images/fight.jpg" calcext:value-type="string">
            <text:p>Images/fight.jpg</text:p>
          </table:table-cell>
          <table:table-cell table:number-matrix-columns-spanned="1" table:number-matrix-rows-spanned="1" table:formula="of:=INDEX([$actions.F$1:.F$1048576];[$actions_us_start.$B16])" office:value-type="string" office:string-value="&#10;" calcext:value-type="string">
            <text:p/>
            <text:p/>
          </table:table-cell>
          <table:table-cell table:number-matrix-columns-spanned="1" table:number-matrix-rows-spanned="1" table:formula="of:=INDEX([$actions.G$1:.G$1048576];[$actions_us_start.$B16])"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5" calcext:value-type="float">
            <text:p>25</text:p>
          </table:table-cell>
          <table:table-cell office:value-type="string" calcext:value-type="string">
            <text:p>Tactic A</text:p>
          </table:table-cell>
          <table:table-cell table:number-matrix-columns-spanned="1" table:number-matrix-rows-spanned="1" table:formula="of:=INDEX([$actions.A$1:.A$1048576];[$actions_us_start.$B17])" office:value-type="string" office:string-value="That's the Spirit!" calcext:value-type="string">
            <text:p>That's the Spirit!</text:p>
          </table:table-cell>
          <table:table-cell table:number-matrix-columns-spanned="1" table:number-matrix-rows-spanned="1" table:formula="of:=INDEX([$actions.B$1:.B$1048576];[$actions_us_start.$B17])" office:value-type="string" office:string-value="Tactic" calcext:value-type="string">
            <text:p>Tactic</text:p>
          </table:table-cell>
          <table:table-cell table:number-matrix-columns-spanned="1" table:number-matrix-rows-spanned="1" table:formula="of:=INDEX([$actions.C$1:.C$1048576];[$actions_us_start.$B17])" office:value-type="string" office:string-value="USN" calcext:value-type="string">
            <text:p>USN</text:p>
          </table:table-cell>
          <table:table-cell table:number-matrix-columns-spanned="1" table:number-matrix-rows-spanned="1" table:formula="of:=INDEX([$actions.D$1:.D$1048576];[$actions_us_start.$B17])" office:value-type="string" office:string-value="Immediately destroy one face-up military asset whose total defense including Help Defense and stationed aircraft is 6 or less." calcext:value-type="string">
            <text:p>Immediately destroy one face-up military asset whose total defense including Help Defense and stationed aircraft is 6 or less.</text:p>
          </table:table-cell>
          <table:table-cell table:number-matrix-columns-spanned="1" table:number-matrix-rows-spanned="1" table:formula="of:=INDEX([$actions.E$1:.E$1048576];[$actions_us_start.$B17])" office:value-type="string" office:string-value="Images/b2.jpg" calcext:value-type="string">
            <text:p>Images/b2.jpg</text:p>
          </table:table-cell>
          <table:table-cell table:number-matrix-columns-spanned="1" table:number-matrix-rows-spanned="1" table:formula="of:=INDEX([$actions.F$1:.F$1048576];[$actions_us_start.$B17])" office:value-type="string" office:string-value="&#10;" calcext:value-type="string">
            <text:p/>
            <text:p/>
          </table:table-cell>
          <table:table-cell table:number-matrix-columns-spanned="1" table:number-matrix-rows-spanned="1" table:formula="of:=INDEX([$actions.G$1:.G$1048576];[$actions_us_start.$B17])"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5" calcext:value-type="float">
            <text:p>25</text:p>
          </table:table-cell>
          <table:table-cell office:value-type="string" calcext:value-type="string">
            <text:p>Tactic B</text:p>
          </table:table-cell>
          <table:table-cell table:number-matrix-columns-spanned="1" table:number-matrix-rows-spanned="1" table:formula="of:=INDEX([$actions.A$1:.A$1048576];[$actions_us_start.$B18])" office:value-type="string" office:string-value="That's the Spirit!" calcext:value-type="string">
            <text:p>That's the Spirit!</text:p>
          </table:table-cell>
          <table:table-cell table:number-matrix-columns-spanned="1" table:number-matrix-rows-spanned="1" table:formula="of:=INDEX([$actions.B$1:.B$1048576];[$actions_us_start.$B18])" office:value-type="string" office:string-value="Tactic" calcext:value-type="string">
            <text:p>Tactic</text:p>
          </table:table-cell>
          <table:table-cell table:number-matrix-columns-spanned="1" table:number-matrix-rows-spanned="1" table:formula="of:=INDEX([$actions.C$1:.C$1048576];[$actions_us_start.$B18])" office:value-type="string" office:string-value="USN" calcext:value-type="string">
            <text:p>USN</text:p>
          </table:table-cell>
          <table:table-cell table:number-matrix-columns-spanned="1" table:number-matrix-rows-spanned="1" table:formula="of:=INDEX([$actions.D$1:.D$1048576];[$actions_us_start.$B18])" office:value-type="string" office:string-value="Immediately destroy one face-up military asset whose total defense including Help Defense and stationed aircraft is 6 or less." calcext:value-type="string">
            <text:p>Immediately destroy one face-up military asset whose total defense including Help Defense and stationed aircraft is 6 or less.</text:p>
          </table:table-cell>
          <table:table-cell table:number-matrix-columns-spanned="1" table:number-matrix-rows-spanned="1" table:formula="of:=INDEX([$actions.E$1:.E$1048576];[$actions_us_start.$B18])" office:value-type="string" office:string-value="Images/b2.jpg" calcext:value-type="string">
            <text:p>Images/b2.jpg</text:p>
          </table:table-cell>
          <table:table-cell table:number-matrix-columns-spanned="1" table:number-matrix-rows-spanned="1" table:formula="of:=INDEX([$actions.F$1:.F$1048576];[$actions_us_start.$B18])" office:value-type="string" office:string-value="&#10;" calcext:value-type="string">
            <text:p/>
            <text:p/>
          </table:table-cell>
          <table:table-cell table:number-matrix-columns-spanned="1" table:number-matrix-rows-spanned="1" table:formula="of:=INDEX([$actions.G$1:.G$1048576];[$actions_us_start.$B18])"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7" calcext:value-type="float">
            <text:p>7</text:p>
          </table:table-cell>
          <table:table-cell office:value-type="string" calcext:value-type="string">
            <text:p>Strategy A</text:p>
          </table:table-cell>
          <table:table-cell table:number-matrix-columns-spanned="1" table:number-matrix-rows-spanned="1" table:formula="of:=INDEX([$actions.A$1:.A$1048576];[$actions_us_start.$B19])" office:value-type="string" office:string-value="Semper Fidelis" calcext:value-type="string">
            <text:p>Semper Fidelis</text:p>
          </table:table-cell>
          <table:table-cell table:number-matrix-columns-spanned="1" table:number-matrix-rows-spanned="1" table:formula="of:=INDEX([$actions.B$1:.B$1048576];[$actions_us_start.$B19])" office:value-type="string" office:string-value="Strategy" calcext:value-type="string">
            <text:p>Strategy</text:p>
          </table:table-cell>
          <table:table-cell table:number-matrix-columns-spanned="1" table:number-matrix-rows-spanned="1" table:formula="of:=INDEX([$actions.C$1:.C$1048576];[$actions_us_start.$B19])" office:value-type="string" office:string-value="USN" calcext:value-type="string">
            <text:p>USN</text:p>
          </table:table-cell>
          <table:table-cell table:number-matrix-columns-spanned="1" table:number-matrix-rows-spanned="1" table:formula="of:=INDEX([$actions.D$1:.D$1048576];[$actions_us_start.$B19])" office:value-type="string" office:string-value="Whenever an opponent buys-back a territory card you control, they must discard an additional card from their deck." calcext:value-type="string">
            <text:p>Whenever an opponent buys-back a territory card you control, they must discard an additional card from their deck.</text:p>
          </table:table-cell>
          <table:table-cell table:number-matrix-columns-spanned="1" table:number-matrix-rows-spanned="1" table:formula="of:=INDEX([$actions.E$1:.E$1048576];[$actions_us_start.$B19])" office:value-type="string" office:string-value="Images/semperfi.jpg" calcext:value-type="string">
            <text:p>Images/semperfi.jpg</text:p>
          </table:table-cell>
          <table:table-cell table:number-matrix-columns-spanned="1" table:number-matrix-rows-spanned="1" table:formula="of:=INDEX([$actions.F$1:.F$1048576];[$actions_us_start.$B19])" office:value-type="string" office:string-value="&#10;" calcext:value-type="string">
            <text:p/>
            <text:p/>
          </table:table-cell>
          <table:table-cell table:number-matrix-columns-spanned="1" table:number-matrix-rows-spanned="1" table:formula="of:=INDEX([$actions.G$1:.G$1048576];[$actions_us_start.$B19])"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7" calcext:value-type="float">
            <text:p>7</text:p>
          </table:table-cell>
          <table:table-cell office:value-type="string" calcext:value-type="string">
            <text:p>Strategy B</text:p>
          </table:table-cell>
          <table:table-cell table:number-matrix-columns-spanned="1" table:number-matrix-rows-spanned="1" table:formula="of:=INDEX([$actions.A$1:.A$1048576];[$actions_us_start.$B20])" office:value-type="string" office:string-value="Semper Fidelis" calcext:value-type="string">
            <text:p>Semper Fidelis</text:p>
          </table:table-cell>
          <table:table-cell table:number-matrix-columns-spanned="1" table:number-matrix-rows-spanned="1" table:formula="of:=INDEX([$actions.B$1:.B$1048576];[$actions_us_start.$B20])" office:value-type="string" office:string-value="Strategy" calcext:value-type="string">
            <text:p>Strategy</text:p>
          </table:table-cell>
          <table:table-cell table:number-matrix-columns-spanned="1" table:number-matrix-rows-spanned="1" table:formula="of:=INDEX([$actions.C$1:.C$1048576];[$actions_us_start.$B20])" office:value-type="string" office:string-value="USN" calcext:value-type="string">
            <text:p>USN</text:p>
          </table:table-cell>
          <table:table-cell table:number-matrix-columns-spanned="1" table:number-matrix-rows-spanned="1" table:formula="of:=INDEX([$actions.D$1:.D$1048576];[$actions_us_start.$B20])" office:value-type="string" office:string-value="Whenever an opponent buys-back a territory card you control, they must discard an additional card from their deck." calcext:value-type="string">
            <text:p>Whenever an opponent buys-back a territory card you control, they must discard an additional card from their deck.</text:p>
          </table:table-cell>
          <table:table-cell table:number-matrix-columns-spanned="1" table:number-matrix-rows-spanned="1" table:formula="of:=INDEX([$actions.E$1:.E$1048576];[$actions_us_start.$B20])" office:value-type="string" office:string-value="Images/semperfi.jpg" calcext:value-type="string">
            <text:p>Images/semperfi.jpg</text:p>
          </table:table-cell>
          <table:table-cell table:number-matrix-columns-spanned="1" table:number-matrix-rows-spanned="1" table:formula="of:=INDEX([$actions.F$1:.F$1048576];[$actions_us_start.$B20])" office:value-type="string" office:string-value="&#10;" calcext:value-type="string">
            <text:p/>
            <text:p/>
          </table:table-cell>
          <table:table-cell table:number-matrix-columns-spanned="1" table:number-matrix-rows-spanned="1" table:formula="of:=INDEX([$actions.G$1:.G$1048576];[$actions_us_start.$B20])"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8" calcext:value-type="float">
            <text:p>8</text:p>
          </table:table-cell>
          <table:table-cell office:value-type="string" calcext:value-type="string">
            <text:p>Strategy A</text:p>
          </table:table-cell>
          <table:table-cell table:number-matrix-columns-spanned="1" table:number-matrix-rows-spanned="1" table:formula="of:=INDEX([$actions.A$1:.A$1048576];[$actions_us_start.$B21])" office:value-type="string" office:string-value="Build 'Em Faster Than They Can Sink 'Em" calcext:value-type="string">
            <text:p>Build 'Em Faster Than They Can Sink 'Em</text:p>
          </table:table-cell>
          <table:table-cell table:number-matrix-columns-spanned="1" table:number-matrix-rows-spanned="1" table:formula="of:=INDEX([$actions.B$1:.B$1048576];[$actions_us_start.$B21])" office:value-type="string" office:string-value="Strategy" calcext:value-type="string">
            <text:p>Strategy</text:p>
          </table:table-cell>
          <table:table-cell table:number-matrix-columns-spanned="1" table:number-matrix-rows-spanned="1" table:formula="of:=INDEX([$actions.C$1:.C$1048576];[$actions_us_start.$B21])" office:value-type="string" office:string-value="USN" calcext:value-type="string">
            <text:p>USN</text:p>
          </table:table-cell>
          <table:table-cell table:number-matrix-columns-spanned="1" table:number-matrix-rows-spanned="1" table:formula="of:=INDEX([$actions.D$1:.D$1048576];[$actions_us_start.$B21])" office:value-type="string" office:string-value="Whenever you lose a military asset of logistics 3 or greater, you may draw a card." calcext:value-type="string">
            <text:p>Whenever you lose a military asset of logistics 3 or greater, you may draw a card.</text:p>
          </table:table-cell>
          <table:table-cell table:number-matrix-columns-spanned="1" table:number-matrix-rows-spanned="1" table:formula="of:=INDEX([$actions.E$1:.E$1048576];[$actions_us_start.$B21])" office:value-type="string" office:string-value="Images/buildem.jpg" calcext:value-type="string">
            <text:p>Images/buildem.jpg</text:p>
          </table:table-cell>
          <table:table-cell table:number-matrix-columns-spanned="1" table:number-matrix-rows-spanned="1" table:formula="of:=INDEX([$actions.F$1:.F$1048576];[$actions_us_start.$B21])" office:value-type="string" office:string-value="&#10;" calcext:value-type="string">
            <text:p/>
            <text:p/>
          </table:table-cell>
          <table:table-cell table:number-matrix-columns-spanned="1" table:number-matrix-rows-spanned="1" table:formula="of:=INDEX([$actions.G$1:.G$1048576];[$actions_us_start.$B21])"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8" calcext:value-type="float">
            <text:p>8</text:p>
          </table:table-cell>
          <table:table-cell office:value-type="string" calcext:value-type="string">
            <text:p>Strategy B</text:p>
          </table:table-cell>
          <table:table-cell table:number-matrix-columns-spanned="1" table:number-matrix-rows-spanned="1" table:formula="of:=INDEX([$actions.A$1:.A$1048576];[$actions_us_start.$B22])" office:value-type="string" office:string-value="Build 'Em Faster Than They Can Sink 'Em" calcext:value-type="string">
            <text:p>Build 'Em Faster Than They Can Sink 'Em</text:p>
          </table:table-cell>
          <table:table-cell table:number-matrix-columns-spanned="1" table:number-matrix-rows-spanned="1" table:formula="of:=INDEX([$actions.B$1:.B$1048576];[$actions_us_start.$B22])" office:value-type="string" office:string-value="Strategy" calcext:value-type="string">
            <text:p>Strategy</text:p>
          </table:table-cell>
          <table:table-cell table:number-matrix-columns-spanned="1" table:number-matrix-rows-spanned="1" table:formula="of:=INDEX([$actions.C$1:.C$1048576];[$actions_us_start.$B22])" office:value-type="string" office:string-value="USN" calcext:value-type="string">
            <text:p>USN</text:p>
          </table:table-cell>
          <table:table-cell table:number-matrix-columns-spanned="1" table:number-matrix-rows-spanned="1" table:formula="of:=INDEX([$actions.D$1:.D$1048576];[$actions_us_start.$B22])" office:value-type="string" office:string-value="Whenever you lose a military asset of logistics 3 or greater, you may draw a card." calcext:value-type="string">
            <text:p>Whenever you lose a military asset of logistics 3 or greater, you may draw a card.</text:p>
          </table:table-cell>
          <table:table-cell table:number-matrix-columns-spanned="1" table:number-matrix-rows-spanned="1" table:formula="of:=INDEX([$actions.E$1:.E$1048576];[$actions_us_start.$B22])" office:value-type="string" office:string-value="Images/buildem.jpg" calcext:value-type="string">
            <text:p>Images/buildem.jpg</text:p>
          </table:table-cell>
          <table:table-cell table:number-matrix-columns-spanned="1" table:number-matrix-rows-spanned="1" table:formula="of:=INDEX([$actions.F$1:.F$1048576];[$actions_us_start.$B22])" office:value-type="string" office:string-value="&#10;" calcext:value-type="string">
            <text:p/>
            <text:p/>
          </table:table-cell>
          <table:table-cell table:number-matrix-columns-spanned="1" table:number-matrix-rows-spanned="1" table:formula="of:=INDEX([$actions.G$1:.G$1048576];[$actions_us_start.$B22])"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26" calcext:value-type="float">
            <text:p>26</text:p>
          </table:table-cell>
          <table:table-cell office:value-type="string" calcext:value-type="string">
            <text:p>Strategy A</text:p>
          </table:table-cell>
          <table:table-cell table:number-matrix-columns-spanned="1" table:number-matrix-rows-spanned="1" table:formula="of:=INDEX([$actions.A$1:.A$1048576];[$actions_us_start.$B23])" office:value-type="string" office:string-value="Aerial Refueling" calcext:value-type="string">
            <text:p>Aerial Refueling</text:p>
          </table:table-cell>
          <table:table-cell table:number-matrix-columns-spanned="1" table:number-matrix-rows-spanned="1" table:formula="of:=INDEX([$actions.B$1:.B$1048576];[$actions_us_start.$B23])" office:value-type="string" office:string-value="Strategy" calcext:value-type="string">
            <text:p>Strategy</text:p>
          </table:table-cell>
          <table:table-cell table:number-matrix-columns-spanned="1" table:number-matrix-rows-spanned="1" table:formula="of:=INDEX([$actions.C$1:.C$1048576];[$actions_us_start.$B23])" office:value-type="string" office:string-value="USN" calcext:value-type="string">
            <text:p>USN</text:p>
          </table:table-cell>
          <table:table-cell table:number-matrix-columns-spanned="1" table:number-matrix-rows-spanned="1" table:formula="of:=INDEX([$actions.D$1:.D$1048576];[$actions_us_start.$B23])" office:value-type="string" office:string-value="Carriers you control do not need to take part in the damage order of an attack in order for their aircraft to take part in an attack. Carriers are still considered to be attacking, and can still only attack one target per turn." calcext:value-type="string">
            <text:p>Carriers you control do not need to take part in the damage order of an attack in order for their aircraft to take part in an attack. Carriers are still considered to be attacking, and can still only attack one target per turn.</text:p>
          </table:table-cell>
          <table:table-cell table:number-matrix-columns-spanned="1" table:number-matrix-rows-spanned="1" table:formula="of:=INDEX([$actions.E$1:.E$1048576];[$actions_us_start.$B23])" office:value-type="string" office:string-value="Images/refuel.jpg" calcext:value-type="string">
            <text:p>Images/refuel.jpg</text:p>
          </table:table-cell>
          <table:table-cell table:number-matrix-columns-spanned="1" table:number-matrix-rows-spanned="1" table:formula="of:=INDEX([$actions.F$1:.F$1048576];[$actions_us_start.$B23])" office:value-type="string" office:string-value="&#10;" calcext:value-type="string">
            <text:p/>
            <text:p/>
          </table:table-cell>
          <table:table-cell table:number-matrix-columns-spanned="1" table:number-matrix-rows-spanned="1" table:formula="of:=INDEX([$actions.G$1:.G$1048576];[$actions_us_start.$B23])"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26" calcext:value-type="float">
            <text:p>26</text:p>
          </table:table-cell>
          <table:table-cell office:value-type="string" calcext:value-type="string">
            <text:p>Strategy B</text:p>
          </table:table-cell>
          <table:table-cell table:number-matrix-columns-spanned="1" table:number-matrix-rows-spanned="1" table:formula="of:=INDEX([$actions.A$1:.A$1048576];[$actions_us_start.$B24])" office:value-type="string" office:string-value="Aerial Refueling" calcext:value-type="string">
            <text:p>Aerial Refueling</text:p>
          </table:table-cell>
          <table:table-cell table:number-matrix-columns-spanned="1" table:number-matrix-rows-spanned="1" table:formula="of:=INDEX([$actions.B$1:.B$1048576];[$actions_us_start.$B24])" office:value-type="string" office:string-value="Strategy" calcext:value-type="string">
            <text:p>Strategy</text:p>
          </table:table-cell>
          <table:table-cell table:number-matrix-columns-spanned="1" table:number-matrix-rows-spanned="1" table:formula="of:=INDEX([$actions.C$1:.C$1048576];[$actions_us_start.$B24])" office:value-type="string" office:string-value="USN" calcext:value-type="string">
            <text:p>USN</text:p>
          </table:table-cell>
          <table:table-cell table:number-matrix-columns-spanned="1" table:number-matrix-rows-spanned="1" table:formula="of:=INDEX([$actions.D$1:.D$1048576];[$actions_us_start.$B24])" office:value-type="string" office:string-value="Carriers you control do not need to take part in the damage order of an attack in order for their aircraft to take part in an attack. Carriers are still considered to be attacking, and can still only attack one target per turn." calcext:value-type="string">
            <text:p>Carriers you control do not need to take part in the damage order of an attack in order for their aircraft to take part in an attack. Carriers are still considered to be attacking, and can still only attack one target per turn.</text:p>
          </table:table-cell>
          <table:table-cell table:number-matrix-columns-spanned="1" table:number-matrix-rows-spanned="1" table:formula="of:=INDEX([$actions.E$1:.E$1048576];[$actions_us_start.$B24])" office:value-type="string" office:string-value="Images/refuel.jpg" calcext:value-type="string">
            <text:p>Images/refuel.jpg</text:p>
          </table:table-cell>
          <table:table-cell table:number-matrix-columns-spanned="1" table:number-matrix-rows-spanned="1" table:formula="of:=INDEX([$actions.F$1:.F$1048576];[$actions_us_start.$B24])" office:value-type="string" office:string-value="&#10;" calcext:value-type="string">
            <text:p/>
            <text:p/>
          </table:table-cell>
          <table:table-cell table:number-matrix-columns-spanned="1" table:number-matrix-rows-spanned="1" table:formula="of:=INDEX([$actions.G$1:.G$1048576];[$actions_us_start.$B24])" office:value-type="string" office:string-value="0.0.1" calcext:value-type="string">
            <text:p>0.0.1</text:p>
          </table:table-cell>
          <table:table-cell table:number-columns-repeated="54"/>
        </table:table-row>
        <table:table-row table:style-name="ro1" table:number-rows-repeated="1048551">
          <table:table-cell table:number-columns-repeated="64"/>
        </table:table-row>
        <table:table-row table:style-name="ro1">
          <table:table-cell table:number-columns-repeated="64"/>
        </table:table-row>
      </table:table>
      <table:table table:name="actions_ru_start" table:style-name="ta12">
        <table:table-column table:style-name="co2" table:number-columns-repeated="3" table:default-cell-style-name="Default"/>
        <table:table-column table:style-name="co51" table:default-cell-style-name="Default"/>
        <table:table-column table:style-name="co2" table:number-columns-repeated="60" table:default-cell-style-name="Default"/>
        <table:table-row table:style-name="ro1">
          <table:table-cell office:value-type="string" calcext:value-type="string">
            <text:p>Duplication</text:p>
          </table:table-cell>
          <table:table-cell office:value-type="string" calcext:value-type="string">
            <text:p>Class</text:p>
          </table:table-cell>
          <table:table-cell office:value-type="string" calcext:value-type="string">
            <text:p>Name</text:p>
          </table:table-cell>
          <table:table-cell table:formula="of:=[$actions.A1]" office:value-type="string" office:string-value="Title" calcext:value-type="string">
            <text:p>Title</text:p>
          </table:table-cell>
          <table:table-cell table:formula="of:=[$actions.B1]" office:value-type="string" office:string-value="Type" calcext:value-type="string">
            <text:p>Type</text:p>
          </table:table-cell>
          <table:table-cell table:formula="of:=[$actions.C1]" office:value-type="string" office:string-value="Roster" calcext:value-type="string">
            <text:p>Roster</text:p>
          </table:table-cell>
          <table:table-cell table:formula="of:=[$actions.D1]" office:value-type="string" office:string-value="Description" calcext:value-type="string">
            <text:p>Description</text:p>
          </table:table-cell>
          <table:table-cell table:formula="of:=[$actions.E1]" office:value-type="string" office:string-value="Image" calcext:value-type="string">
            <text:p>Image</text:p>
          </table:table-cell>
          <table:table-cell table:formula="of:=[$actions.F1]" office:value-type="string" office:string-value="FlavorText" calcext:value-type="string">
            <text:p>FlavorText</text:p>
          </table:table-cell>
          <table:table-cell table:formula="of:=[$actions.G1]" office:value-type="string" office:string-value="Version" calcext:value-type="string">
            <text:p>Version</text:p>
          </table:table-cell>
          <table:table-cell table:number-columns-repeated="54"/>
        </table:table-row>
        <table:table-row table:style-name="ro20">
          <table:table-cell office:value-type="float" office:value="0" calcext:value-type="float">
            <text:p>0</text:p>
          </table:table-cell>
          <table:table-cell office:value-type="float" office:value="15" calcext:value-type="float">
            <text:p>15</text:p>
          </table:table-cell>
          <table:table-cell office:value-type="string" calcext:value-type="string">
            <text:p>Tactic A</text:p>
          </table:table-cell>
          <table:table-cell table:number-matrix-columns-spanned="1" table:number-matrix-rows-spanned="1" table:formula="of:=INDEX([$actions.A$1:.A$1048576];[$actions_ru_start.$B2])" office:value-type="string" office:string-value="Disinformation Campaigns" calcext:value-type="string">
            <text:p>Disinformation Campaigns</text:p>
          </table:table-cell>
          <table:table-cell table:number-matrix-columns-spanned="1" table:number-matrix-rows-spanned="1" table:formula="of:=INDEX([$actions.B$1:.B$1048576];[$actions_ru_start.$B2])" office:value-type="string" office:string-value="Tactic" calcext:value-type="string">
            <text:p>Tactic</text:p>
          </table:table-cell>
          <table:table-cell table:number-matrix-columns-spanned="1" table:number-matrix-rows-spanned="1" table:formula="of:=INDEX([$actions.C$1:.C$1048576];[$actions_ru_start.$B2])" office:value-type="string" office:string-value="RUS" calcext:value-type="string">
            <text:p>RUS</text:p>
          </table:table-cell>
          <table:table-cell table:number-matrix-columns-spanned="1" table:number-matrix-rows-spanned="1" table:formula="of:=INDEX([$actions.D$1:.D$1048576];[$actions_ru_start.$B2])" office:value-type="string" office:string-value="Your opponent must discard 5 cards from their deck." calcext:value-type="string">
            <text:p>Your opponent must discard 5 cards from their deck.</text:p>
          </table:table-cell>
          <table:table-cell table:number-matrix-columns-spanned="1" table:number-matrix-rows-spanned="1" table:formula="of:=INDEX([$actions.E$1:.E$1048576];[$actions_ru_start.$B2])" office:value-type="string" office:string-value="Images/disinformation.jpg" calcext:value-type="string">
            <text:p>Images/disinformation.jpg</text:p>
          </table:table-cell>
          <table:table-cell table:number-matrix-columns-spanned="1" table:number-matrix-rows-spanned="1" table:formula="of:=INDEX([$actions.F$1:.F$1048576];[$actions_ru_start.$B2])" office:value-type="string" office:string-value="&#10;" calcext:value-type="string">
            <text:p/>
            <text:p/>
          </table:table-cell>
          <table:table-cell table:number-matrix-columns-spanned="1" table:number-matrix-rows-spanned="1" table:formula="of:=INDEX([$actions.G$1:.G$1048576];[$actions_ru_start.$B2])"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15" calcext:value-type="float">
            <text:p>15</text:p>
          </table:table-cell>
          <table:table-cell office:value-type="string" calcext:value-type="string">
            <text:p>Tactic B</text:p>
          </table:table-cell>
          <table:table-cell table:number-matrix-columns-spanned="1" table:number-matrix-rows-spanned="1" table:formula="of:=INDEX([$actions.A$1:.A$1048576];[$actions_ru_start.$B3])" office:value-type="string" office:string-value="Disinformation Campaigns" calcext:value-type="string">
            <text:p>Disinformation Campaigns</text:p>
          </table:table-cell>
          <table:table-cell table:number-matrix-columns-spanned="1" table:number-matrix-rows-spanned="1" table:formula="of:=INDEX([$actions.B$1:.B$1048576];[$actions_ru_start.$B3])" office:value-type="string" office:string-value="Tactic" calcext:value-type="string">
            <text:p>Tactic</text:p>
          </table:table-cell>
          <table:table-cell table:number-matrix-columns-spanned="1" table:number-matrix-rows-spanned="1" table:formula="of:=INDEX([$actions.C$1:.C$1048576];[$actions_ru_start.$B3])" office:value-type="string" office:string-value="RUS" calcext:value-type="string">
            <text:p>RUS</text:p>
          </table:table-cell>
          <table:table-cell table:number-matrix-columns-spanned="1" table:number-matrix-rows-spanned="1" table:formula="of:=INDEX([$actions.D$1:.D$1048576];[$actions_ru_start.$B3])" office:value-type="string" office:string-value="Your opponent must discard 5 cards from their deck." calcext:value-type="string">
            <text:p>Your opponent must discard 5 cards from their deck.</text:p>
          </table:table-cell>
          <table:table-cell table:number-matrix-columns-spanned="1" table:number-matrix-rows-spanned="1" table:formula="of:=INDEX([$actions.E$1:.E$1048576];[$actions_ru_start.$B3])" office:value-type="string" office:string-value="Images/disinformation.jpg" calcext:value-type="string">
            <text:p>Images/disinformation.jpg</text:p>
          </table:table-cell>
          <table:table-cell table:number-matrix-columns-spanned="1" table:number-matrix-rows-spanned="1" table:formula="of:=INDEX([$actions.F$1:.F$1048576];[$actions_ru_start.$B3])" office:value-type="string" office:string-value="&#10;" calcext:value-type="string">
            <text:p/>
            <text:p/>
          </table:table-cell>
          <table:table-cell table:number-matrix-columns-spanned="1" table:number-matrix-rows-spanned="1" table:formula="of:=INDEX([$actions.G$1:.G$1048576];[$actions_ru_start.$B3])"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15" calcext:value-type="float">
            <text:p>15</text:p>
          </table:table-cell>
          <table:table-cell office:value-type="string" calcext:value-type="string">
            <text:p>Tactic C</text:p>
          </table:table-cell>
          <table:table-cell table:number-matrix-columns-spanned="1" table:number-matrix-rows-spanned="1" table:formula="of:=INDEX([$actions.A$1:.A$1048576];[$actions_ru_start.$B4])" office:value-type="string" office:string-value="Disinformation Campaigns" calcext:value-type="string">
            <text:p>Disinformation Campaigns</text:p>
          </table:table-cell>
          <table:table-cell table:number-matrix-columns-spanned="1" table:number-matrix-rows-spanned="1" table:formula="of:=INDEX([$actions.B$1:.B$1048576];[$actions_ru_start.$B4])" office:value-type="string" office:string-value="Tactic" calcext:value-type="string">
            <text:p>Tactic</text:p>
          </table:table-cell>
          <table:table-cell table:number-matrix-columns-spanned="1" table:number-matrix-rows-spanned="1" table:formula="of:=INDEX([$actions.C$1:.C$1048576];[$actions_ru_start.$B4])" office:value-type="string" office:string-value="RUS" calcext:value-type="string">
            <text:p>RUS</text:p>
          </table:table-cell>
          <table:table-cell table:number-matrix-columns-spanned="1" table:number-matrix-rows-spanned="1" table:formula="of:=INDEX([$actions.D$1:.D$1048576];[$actions_ru_start.$B4])" office:value-type="string" office:string-value="Your opponent must discard 5 cards from their deck." calcext:value-type="string">
            <text:p>Your opponent must discard 5 cards from their deck.</text:p>
          </table:table-cell>
          <table:table-cell table:number-matrix-columns-spanned="1" table:number-matrix-rows-spanned="1" table:formula="of:=INDEX([$actions.E$1:.E$1048576];[$actions_ru_start.$B4])" office:value-type="string" office:string-value="Images/disinformation.jpg" calcext:value-type="string">
            <text:p>Images/disinformation.jpg</text:p>
          </table:table-cell>
          <table:table-cell table:number-matrix-columns-spanned="1" table:number-matrix-rows-spanned="1" table:formula="of:=INDEX([$actions.F$1:.F$1048576];[$actions_ru_start.$B4])" office:value-type="string" office:string-value="&#10;" calcext:value-type="string">
            <text:p/>
            <text:p/>
          </table:table-cell>
          <table:table-cell table:number-matrix-columns-spanned="1" table:number-matrix-rows-spanned="1" table:formula="of:=INDEX([$actions.G$1:.G$1048576];[$actions_ru_start.$B4])"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15" calcext:value-type="float">
            <text:p>15</text:p>
          </table:table-cell>
          <table:table-cell office:value-type="string" calcext:value-type="string">
            <text:p>Tactic D</text:p>
          </table:table-cell>
          <table:table-cell table:number-matrix-columns-spanned="1" table:number-matrix-rows-spanned="1" table:formula="of:=INDEX([$actions.A$1:.A$1048576];[$actions_ru_start.$B5])" office:value-type="string" office:string-value="Disinformation Campaigns" calcext:value-type="string">
            <text:p>Disinformation Campaigns</text:p>
          </table:table-cell>
          <table:table-cell table:number-matrix-columns-spanned="1" table:number-matrix-rows-spanned="1" table:formula="of:=INDEX([$actions.B$1:.B$1048576];[$actions_ru_start.$B5])" office:value-type="string" office:string-value="Tactic" calcext:value-type="string">
            <text:p>Tactic</text:p>
          </table:table-cell>
          <table:table-cell table:number-matrix-columns-spanned="1" table:number-matrix-rows-spanned="1" table:formula="of:=INDEX([$actions.C$1:.C$1048576];[$actions_ru_start.$B5])" office:value-type="string" office:string-value="RUS" calcext:value-type="string">
            <text:p>RUS</text:p>
          </table:table-cell>
          <table:table-cell table:number-matrix-columns-spanned="1" table:number-matrix-rows-spanned="1" table:formula="of:=INDEX([$actions.D$1:.D$1048576];[$actions_ru_start.$B5])" office:value-type="string" office:string-value="Your opponent must discard 5 cards from their deck." calcext:value-type="string">
            <text:p>Your opponent must discard 5 cards from their deck.</text:p>
          </table:table-cell>
          <table:table-cell table:number-matrix-columns-spanned="1" table:number-matrix-rows-spanned="1" table:formula="of:=INDEX([$actions.E$1:.E$1048576];[$actions_ru_start.$B5])" office:value-type="string" office:string-value="Images/disinformation.jpg" calcext:value-type="string">
            <text:p>Images/disinformation.jpg</text:p>
          </table:table-cell>
          <table:table-cell table:number-matrix-columns-spanned="1" table:number-matrix-rows-spanned="1" table:formula="of:=INDEX([$actions.F$1:.F$1048576];[$actions_ru_start.$B5])" office:value-type="string" office:string-value="&#10;" calcext:value-type="string">
            <text:p/>
            <text:p/>
          </table:table-cell>
          <table:table-cell table:number-matrix-columns-spanned="1" table:number-matrix-rows-spanned="1" table:formula="of:=INDEX([$actions.G$1:.G$1048576];[$actions_ru_start.$B5])"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2" calcext:value-type="float">
            <text:p>22</text:p>
          </table:table-cell>
          <table:table-cell office:value-type="string" calcext:value-type="string">
            <text:p>Tactic A</text:p>
          </table:table-cell>
          <table:table-cell table:number-matrix-columns-spanned="1" table:number-matrix-rows-spanned="1" table:formula="of:=INDEX([$actions.A$1:.A$1048576];[$actions_ru_start.$B6])" office:value-type="string" office:string-value="Strategic Flexibility" calcext:value-type="string">
            <text:p>Strategic Flexibility</text:p>
          </table:table-cell>
          <table:table-cell table:number-matrix-columns-spanned="1" table:number-matrix-rows-spanned="1" table:formula="of:=INDEX([$actions.B$1:.B$1048576];[$actions_ru_start.$B6])" office:value-type="string" office:string-value="Tactic" calcext:value-type="string">
            <text:p>Tactic</text:p>
          </table:table-cell>
          <table:table-cell table:number-matrix-columns-spanned="1" table:number-matrix-rows-spanned="1" table:formula="of:=INDEX([$actions.C$1:.C$1048576];[$actions_ru_start.$B6])" office:value-type="string" office:string-value="RUS" calcext:value-type="string">
            <text:p>RUS</text:p>
          </table:table-cell>
          <table:table-cell table:number-matrix-columns-spanned="1" table:number-matrix-rows-spanned="1" table:formula="of:=INDEX([$actions.D$1:.D$1048576];[$actions_ru_start.$B6])" office:value-type="string" office:string-value="Search your deck for a strategy card, reveal that card and put it into your hand. Then shuffle your deck." calcext:value-type="string">
            <text:p>Search your deck for a strategy card, reveal that card and put it into your hand. Then shuffle your deck.</text:p>
          </table:table-cell>
          <table:table-cell table:number-matrix-columns-spanned="1" table:number-matrix-rows-spanned="1" table:formula="of:=INDEX([$actions.E$1:.E$1048576];[$actions_ru_start.$B6])" office:value-type="string" office:string-value="Images/dolls.jpeg" calcext:value-type="string">
            <text:p>Images/dolls.jpeg</text:p>
          </table:table-cell>
          <table:table-cell table:number-matrix-columns-spanned="1" table:number-matrix-rows-spanned="1" table:formula="of:=INDEX([$actions.F$1:.F$1048576];[$actions_ru_start.$B6])" office:value-type="string" office:string-value="&#10;" calcext:value-type="string">
            <text:p/>
            <text:p/>
          </table:table-cell>
          <table:table-cell table:number-matrix-columns-spanned="1" table:number-matrix-rows-spanned="1" table:formula="of:=INDEX([$actions.G$1:.G$1048576];[$actions_ru_start.$B6])"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2" calcext:value-type="float">
            <text:p>22</text:p>
          </table:table-cell>
          <table:table-cell office:value-type="string" calcext:value-type="string">
            <text:p>Tactic B</text:p>
          </table:table-cell>
          <table:table-cell table:number-matrix-columns-spanned="1" table:number-matrix-rows-spanned="1" table:formula="of:=INDEX([$actions.A$1:.A$1048576];[$actions_ru_start.$B7])" office:value-type="string" office:string-value="Strategic Flexibility" calcext:value-type="string">
            <text:p>Strategic Flexibility</text:p>
          </table:table-cell>
          <table:table-cell table:number-matrix-columns-spanned="1" table:number-matrix-rows-spanned="1" table:formula="of:=INDEX([$actions.B$1:.B$1048576];[$actions_ru_start.$B7])" office:value-type="string" office:string-value="Tactic" calcext:value-type="string">
            <text:p>Tactic</text:p>
          </table:table-cell>
          <table:table-cell table:number-matrix-columns-spanned="1" table:number-matrix-rows-spanned="1" table:formula="of:=INDEX([$actions.C$1:.C$1048576];[$actions_ru_start.$B7])" office:value-type="string" office:string-value="RUS" calcext:value-type="string">
            <text:p>RUS</text:p>
          </table:table-cell>
          <table:table-cell table:number-matrix-columns-spanned="1" table:number-matrix-rows-spanned="1" table:formula="of:=INDEX([$actions.D$1:.D$1048576];[$actions_ru_start.$B7])" office:value-type="string" office:string-value="Search your deck for a strategy card, reveal that card and put it into your hand. Then shuffle your deck." calcext:value-type="string">
            <text:p>Search your deck for a strategy card, reveal that card and put it into your hand. Then shuffle your deck.</text:p>
          </table:table-cell>
          <table:table-cell table:number-matrix-columns-spanned="1" table:number-matrix-rows-spanned="1" table:formula="of:=INDEX([$actions.E$1:.E$1048576];[$actions_ru_start.$B7])" office:value-type="string" office:string-value="Images/dolls.jpeg" calcext:value-type="string">
            <text:p>Images/dolls.jpeg</text:p>
          </table:table-cell>
          <table:table-cell table:number-matrix-columns-spanned="1" table:number-matrix-rows-spanned="1" table:formula="of:=INDEX([$actions.F$1:.F$1048576];[$actions_ru_start.$B7])" office:value-type="string" office:string-value="&#10;" calcext:value-type="string">
            <text:p/>
            <text:p/>
          </table:table-cell>
          <table:table-cell table:number-matrix-columns-spanned="1" table:number-matrix-rows-spanned="1" table:formula="of:=INDEX([$actions.G$1:.G$1048576];[$actions_ru_start.$B7])"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1" calcext:value-type="float">
            <text:p>21</text:p>
          </table:table-cell>
          <table:table-cell office:value-type="string" calcext:value-type="string">
            <text:p>Tactic A</text:p>
          </table:table-cell>
          <table:table-cell table:number-matrix-columns-spanned="1" table:number-matrix-rows-spanned="1" table:formula="of:=INDEX([$actions.A$1:.A$1048576];[$actions_ru_start.$B8])" office:value-type="string" office:string-value="Counter-Espionage" calcext:value-type="string">
            <text:p>Counter-Espionage</text:p>
          </table:table-cell>
          <table:table-cell table:number-matrix-columns-spanned="1" table:number-matrix-rows-spanned="1" table:formula="of:=INDEX([$actions.B$1:.B$1048576];[$actions_ru_start.$B8])" office:value-type="string" office:string-value="Tactic" calcext:value-type="string">
            <text:p>Tactic</text:p>
          </table:table-cell>
          <table:table-cell table:number-matrix-columns-spanned="1" table:number-matrix-rows-spanned="1" table:formula="of:=INDEX([$actions.C$1:.C$1048576];[$actions_ru_start.$B8])" office:value-type="string" office:string-value="RUS" calcext:value-type="string">
            <text:p>RUS</text:p>
          </table:table-cell>
          <table:table-cell table:number-matrix-columns-spanned="1" table:number-matrix-rows-spanned="1" table:formula="of:=INDEX([$actions.D$1:.D$1048576];[$actions_ru_start.$B8])" office:value-type="string" office:string-value="Ignore the effects of a tactic card." calcext:value-type="string">
            <text:p>Ignore the effects of a tactic card.</text:p>
          </table:table-cell>
          <table:table-cell table:number-matrix-columns-spanned="1" table:number-matrix-rows-spanned="1" table:formula="of:=INDEX([$actions.E$1:.E$1048576];[$actions_ru_start.$B8])" office:value-type="string" office:string-value="Images/putingun.jpg" calcext:value-type="string">
            <text:p>Images/putingun.jpg</text:p>
          </table:table-cell>
          <table:table-cell table:number-matrix-columns-spanned="1" table:number-matrix-rows-spanned="1" table:formula="of:=INDEX([$actions.F$1:.F$1048576];[$actions_ru_start.$B8])" office:value-type="string" office:string-value="&#10;" calcext:value-type="string">
            <text:p/>
            <text:p/>
          </table:table-cell>
          <table:table-cell table:number-matrix-columns-spanned="1" table:number-matrix-rows-spanned="1" table:formula="of:=INDEX([$actions.G$1:.G$1048576];[$actions_ru_start.$B8])"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1" calcext:value-type="float">
            <text:p>21</text:p>
          </table:table-cell>
          <table:table-cell office:value-type="string" calcext:value-type="string">
            <text:p>Tactic B</text:p>
          </table:table-cell>
          <table:table-cell table:number-matrix-columns-spanned="1" table:number-matrix-rows-spanned="1" table:formula="of:=INDEX([$actions.A$1:.A$1048576];[$actions_ru_start.$B9])" office:value-type="string" office:string-value="Counter-Espionage" calcext:value-type="string">
            <text:p>Counter-Espionage</text:p>
          </table:table-cell>
          <table:table-cell table:number-matrix-columns-spanned="1" table:number-matrix-rows-spanned="1" table:formula="of:=INDEX([$actions.B$1:.B$1048576];[$actions_ru_start.$B9])" office:value-type="string" office:string-value="Tactic" calcext:value-type="string">
            <text:p>Tactic</text:p>
          </table:table-cell>
          <table:table-cell table:number-matrix-columns-spanned="1" table:number-matrix-rows-spanned="1" table:formula="of:=INDEX([$actions.C$1:.C$1048576];[$actions_ru_start.$B9])" office:value-type="string" office:string-value="RUS" calcext:value-type="string">
            <text:p>RUS</text:p>
          </table:table-cell>
          <table:table-cell table:number-matrix-columns-spanned="1" table:number-matrix-rows-spanned="1" table:formula="of:=INDEX([$actions.D$1:.D$1048576];[$actions_ru_start.$B9])" office:value-type="string" office:string-value="Ignore the effects of a tactic card." calcext:value-type="string">
            <text:p>Ignore the effects of a tactic card.</text:p>
          </table:table-cell>
          <table:table-cell table:number-matrix-columns-spanned="1" table:number-matrix-rows-spanned="1" table:formula="of:=INDEX([$actions.E$1:.E$1048576];[$actions_ru_start.$B9])" office:value-type="string" office:string-value="Images/putingun.jpg" calcext:value-type="string">
            <text:p>Images/putingun.jpg</text:p>
          </table:table-cell>
          <table:table-cell table:number-matrix-columns-spanned="1" table:number-matrix-rows-spanned="1" table:formula="of:=INDEX([$actions.F$1:.F$1048576];[$actions_ru_start.$B9])" office:value-type="string" office:string-value="&#10;" calcext:value-type="string">
            <text:p/>
            <text:p/>
          </table:table-cell>
          <table:table-cell table:number-matrix-columns-spanned="1" table:number-matrix-rows-spanned="1" table:formula="of:=INDEX([$actions.G$1:.G$1048576];[$actions_ru_start.$B9])"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21" calcext:value-type="float">
            <text:p>21</text:p>
          </table:table-cell>
          <table:table-cell office:value-type="string" calcext:value-type="string">
            <text:p>Tactic C</text:p>
          </table:table-cell>
          <table:table-cell table:number-matrix-columns-spanned="1" table:number-matrix-rows-spanned="1" table:formula="of:=INDEX([$actions.A$1:.A$1048576];[$actions_ru_start.$B10])" office:value-type="string" office:string-value="Counter-Espionage" calcext:value-type="string">
            <text:p>Counter-Espionage</text:p>
          </table:table-cell>
          <table:table-cell table:number-matrix-columns-spanned="1" table:number-matrix-rows-spanned="1" table:formula="of:=INDEX([$actions.B$1:.B$1048576];[$actions_ru_start.$B10])" office:value-type="string" office:string-value="Tactic" calcext:value-type="string">
            <text:p>Tactic</text:p>
          </table:table-cell>
          <table:table-cell table:number-matrix-columns-spanned="1" table:number-matrix-rows-spanned="1" table:formula="of:=INDEX([$actions.C$1:.C$1048576];[$actions_ru_start.$B10])" office:value-type="string" office:string-value="RUS" calcext:value-type="string">
            <text:p>RUS</text:p>
          </table:table-cell>
          <table:table-cell table:number-matrix-columns-spanned="1" table:number-matrix-rows-spanned="1" table:formula="of:=INDEX([$actions.D$1:.D$1048576];[$actions_ru_start.$B10])" office:value-type="string" office:string-value="Ignore the effects of a tactic card." calcext:value-type="string">
            <text:p>Ignore the effects of a tactic card.</text:p>
          </table:table-cell>
          <table:table-cell table:number-matrix-columns-spanned="1" table:number-matrix-rows-spanned="1" table:formula="of:=INDEX([$actions.E$1:.E$1048576];[$actions_ru_start.$B10])" office:value-type="string" office:string-value="Images/putingun.jpg" calcext:value-type="string">
            <text:p>Images/putingun.jpg</text:p>
          </table:table-cell>
          <table:table-cell table:number-matrix-columns-spanned="1" table:number-matrix-rows-spanned="1" table:formula="of:=INDEX([$actions.F$1:.F$1048576];[$actions_ru_start.$B10])" office:value-type="string" office:string-value="&#10;" calcext:value-type="string">
            <text:p/>
            <text:p/>
          </table:table-cell>
          <table:table-cell table:number-matrix-columns-spanned="1" table:number-matrix-rows-spanned="1" table:formula="of:=INDEX([$actions.G$1:.G$1048576];[$actions_ru_start.$B10])"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18" calcext:value-type="float">
            <text:p>18</text:p>
          </table:table-cell>
          <table:table-cell office:value-type="string" calcext:value-type="string">
            <text:p>Tactic A</text:p>
          </table:table-cell>
          <table:table-cell table:number-matrix-columns-spanned="1" table:number-matrix-rows-spanned="1" table:formula="of:=INDEX([$actions.A$1:.A$1048576];[$actions_ru_start.$B11])" office:value-type="string" office:string-value="Scorched Earth" calcext:value-type="string">
            <text:p>Scorched Earth</text:p>
          </table:table-cell>
          <table:table-cell table:number-matrix-columns-spanned="1" table:number-matrix-rows-spanned="1" table:formula="of:=INDEX([$actions.B$1:.B$1048576];[$actions_ru_start.$B11])" office:value-type="string" office:string-value="Tactic" calcext:value-type="string">
            <text:p>Tactic</text:p>
          </table:table-cell>
          <table:table-cell table:number-matrix-columns-spanned="1" table:number-matrix-rows-spanned="1" table:formula="of:=INDEX([$actions.C$1:.C$1048576];[$actions_ru_start.$B11])" office:value-type="string" office:string-value="RUS" calcext:value-type="string">
            <text:p>RUS</text:p>
          </table:table-cell>
          <table:table-cell table:number-matrix-columns-spanned="1" table:number-matrix-rows-spanned="1" table:formula="of:=INDEX([$actions.D$1:.D$1048576];[$actions_ru_start.$B11])" office:value-type="string" office:string-value="Destroy one territory belonging to your opponent that is under your control." calcext:value-type="string">
            <text:p>Destroy one territory belonging to your opponent that is under your control.</text:p>
          </table:table-cell>
          <table:table-cell table:number-matrix-columns-spanned="1" table:number-matrix-rows-spanned="1" table:formula="of:=INDEX([$actions.E$1:.E$1048576];[$actions_ru_start.$B11])" office:value-type="string" office:string-value="Images/scorched.jpg" calcext:value-type="string">
            <text:p>Images/scorched.jpg</text:p>
          </table:table-cell>
          <table:table-cell table:number-matrix-columns-spanned="1" table:number-matrix-rows-spanned="1" table:formula="of:=INDEX([$actions.F$1:.F$1048576];[$actions_ru_start.$B11])" office:value-type="string" office:string-value="&#10;" calcext:value-type="string">
            <text:p/>
            <text:p/>
          </table:table-cell>
          <table:table-cell table:number-matrix-columns-spanned="1" table:number-matrix-rows-spanned="1" table:formula="of:=INDEX([$actions.G$1:.G$1048576];[$actions_ru_start.$B11])"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18" calcext:value-type="float">
            <text:p>18</text:p>
          </table:table-cell>
          <table:table-cell office:value-type="string" calcext:value-type="string">
            <text:p>Tactic B</text:p>
          </table:table-cell>
          <table:table-cell table:number-matrix-columns-spanned="1" table:number-matrix-rows-spanned="1" table:formula="of:=INDEX([$actions.A$1:.A$1048576];[$actions_ru_start.$B12])" office:value-type="string" office:string-value="Scorched Earth" calcext:value-type="string">
            <text:p>Scorched Earth</text:p>
          </table:table-cell>
          <table:table-cell table:number-matrix-columns-spanned="1" table:number-matrix-rows-spanned="1" table:formula="of:=INDEX([$actions.B$1:.B$1048576];[$actions_ru_start.$B12])" office:value-type="string" office:string-value="Tactic" calcext:value-type="string">
            <text:p>Tactic</text:p>
          </table:table-cell>
          <table:table-cell table:number-matrix-columns-spanned="1" table:number-matrix-rows-spanned="1" table:formula="of:=INDEX([$actions.C$1:.C$1048576];[$actions_ru_start.$B12])" office:value-type="string" office:string-value="RUS" calcext:value-type="string">
            <text:p>RUS</text:p>
          </table:table-cell>
          <table:table-cell table:number-matrix-columns-spanned="1" table:number-matrix-rows-spanned="1" table:formula="of:=INDEX([$actions.D$1:.D$1048576];[$actions_ru_start.$B12])" office:value-type="string" office:string-value="Destroy one territory belonging to your opponent that is under your control." calcext:value-type="string">
            <text:p>Destroy one territory belonging to your opponent that is under your control.</text:p>
          </table:table-cell>
          <table:table-cell table:number-matrix-columns-spanned="1" table:number-matrix-rows-spanned="1" table:formula="of:=INDEX([$actions.E$1:.E$1048576];[$actions_ru_start.$B12])" office:value-type="string" office:string-value="Images/scorched.jpg" calcext:value-type="string">
            <text:p>Images/scorched.jpg</text:p>
          </table:table-cell>
          <table:table-cell table:number-matrix-columns-spanned="1" table:number-matrix-rows-spanned="1" table:formula="of:=INDEX([$actions.F$1:.F$1048576];[$actions_ru_start.$B12])" office:value-type="string" office:string-value="&#10;" calcext:value-type="string">
            <text:p/>
            <text:p/>
          </table:table-cell>
          <table:table-cell table:number-matrix-columns-spanned="1" table:number-matrix-rows-spanned="1" table:formula="of:=INDEX([$actions.G$1:.G$1048576];[$actions_ru_start.$B12])"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28" calcext:value-type="float">
            <text:p>28</text:p>
          </table:table-cell>
          <table:table-cell office:value-type="string" calcext:value-type="string">
            <text:p>Tactic A</text:p>
          </table:table-cell>
          <table:table-cell table:number-matrix-columns-spanned="1" table:number-matrix-rows-spanned="1" table:formula="of:=INDEX([$actions.A$1:.A$1048576];[$actions_ru_start.$B13])" office:value-type="string" office:string-value="Rapid Mobilization" calcext:value-type="string">
            <text:p>Rapid Mobilization</text:p>
          </table:table-cell>
          <table:table-cell table:number-matrix-columns-spanned="1" table:number-matrix-rows-spanned="1" table:formula="of:=INDEX([$actions.B$1:.B$1048576];[$actions_ru_start.$B13])" office:value-type="string" office:string-value="Tactic" calcext:value-type="string">
            <text:p>Tactic</text:p>
          </table:table-cell>
          <table:table-cell table:number-matrix-columns-spanned="1" table:number-matrix-rows-spanned="1" table:formula="of:=INDEX([$actions.C$1:.C$1048576];[$actions_ru_start.$B13])" office:value-type="string" office:string-value="RUS" calcext:value-type="string">
            <text:p>RUS</text:p>
          </table:table-cell>
          <table:table-cell table:number-matrix-columns-spanned="1" table:number-matrix-rows-spanned="1" table:formula="of:=INDEX([$actions.D$1:.D$1048576];[$actions_ru_start.$B13])" office:value-type="string" office:string-value="Search your library for military asset cards whose combined logistics is equal to or less than 4, put those cards into your hand, then shuffle your library." calcext:value-type="string">
            <text:p>Search your library for military asset cards whose combined logistics is equal to or less than 4, put those cards into your hand, then shuffle your library.</text:p>
          </table:table-cell>
          <table:table-cell table:number-matrix-columns-spanned="1" table:number-matrix-rows-spanned="1" table:formula="of:=INDEX([$actions.E$1:.E$1048576];[$actions_ru_start.$B13])" office:value-type="string" office:string-value="Images/mobilization.jpg" calcext:value-type="string">
            <text:p>Images/mobilization.jpg</text:p>
          </table:table-cell>
          <table:table-cell table:number-matrix-columns-spanned="1" table:number-matrix-rows-spanned="1" table:formula="of:=INDEX([$actions.F$1:.F$1048576];[$actions_ru_start.$B13])" office:value-type="string" office:string-value="&#10;" calcext:value-type="string">
            <text:p/>
            <text:p/>
          </table:table-cell>
          <table:table-cell table:number-matrix-columns-spanned="1" table:number-matrix-rows-spanned="1" table:formula="of:=INDEX([$actions.G$1:.G$1048576];[$actions_ru_start.$B13])"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8" calcext:value-type="float">
            <text:p>28</text:p>
          </table:table-cell>
          <table:table-cell office:value-type="string" calcext:value-type="string">
            <text:p>Tactic B</text:p>
          </table:table-cell>
          <table:table-cell table:number-matrix-columns-spanned="1" table:number-matrix-rows-spanned="1" table:formula="of:=INDEX([$actions.A$1:.A$1048576];[$actions_ru_start.$B14])" office:value-type="string" office:string-value="Rapid Mobilization" calcext:value-type="string">
            <text:p>Rapid Mobilization</text:p>
          </table:table-cell>
          <table:table-cell table:number-matrix-columns-spanned="1" table:number-matrix-rows-spanned="1" table:formula="of:=INDEX([$actions.B$1:.B$1048576];[$actions_ru_start.$B14])" office:value-type="string" office:string-value="Tactic" calcext:value-type="string">
            <text:p>Tactic</text:p>
          </table:table-cell>
          <table:table-cell table:number-matrix-columns-spanned="1" table:number-matrix-rows-spanned="1" table:formula="of:=INDEX([$actions.C$1:.C$1048576];[$actions_ru_start.$B14])" office:value-type="string" office:string-value="RUS" calcext:value-type="string">
            <text:p>RUS</text:p>
          </table:table-cell>
          <table:table-cell table:number-matrix-columns-spanned="1" table:number-matrix-rows-spanned="1" table:formula="of:=INDEX([$actions.D$1:.D$1048576];[$actions_ru_start.$B14])" office:value-type="string" office:string-value="Search your library for military asset cards whose combined logistics is equal to or less than 4, put those cards into your hand, then shuffle your library." calcext:value-type="string">
            <text:p>Search your library for military asset cards whose combined logistics is equal to or less than 4, put those cards into your hand, then shuffle your library.</text:p>
          </table:table-cell>
          <table:table-cell table:number-matrix-columns-spanned="1" table:number-matrix-rows-spanned="1" table:formula="of:=INDEX([$actions.E$1:.E$1048576];[$actions_ru_start.$B14])" office:value-type="string" office:string-value="Images/mobilization.jpg" calcext:value-type="string">
            <text:p>Images/mobilization.jpg</text:p>
          </table:table-cell>
          <table:table-cell table:number-matrix-columns-spanned="1" table:number-matrix-rows-spanned="1" table:formula="of:=INDEX([$actions.F$1:.F$1048576];[$actions_ru_start.$B14])" office:value-type="string" office:string-value="&#10;" calcext:value-type="string">
            <text:p/>
            <text:p/>
          </table:table-cell>
          <table:table-cell table:number-matrix-columns-spanned="1" table:number-matrix-rows-spanned="1" table:formula="of:=INDEX([$actions.G$1:.G$1048576];[$actions_ru_start.$B14])"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13" calcext:value-type="float">
            <text:p>13</text:p>
          </table:table-cell>
          <table:table-cell office:value-type="string" calcext:value-type="string">
            <text:p>Strategy A</text:p>
          </table:table-cell>
          <table:table-cell table:number-matrix-columns-spanned="1" table:number-matrix-rows-spanned="1" table:formula="of:=INDEX([$actions.A$1:.A$1048576];[$actions_ru_start.$B15])" office:value-type="string" office:string-value="The Long Winter" calcext:value-type="string">
            <text:p>The Long Winter</text:p>
          </table:table-cell>
          <table:table-cell table:number-matrix-columns-spanned="1" table:number-matrix-rows-spanned="1" table:formula="of:=INDEX([$actions.B$1:.B$1048576];[$actions_ru_start.$B15])" office:value-type="string" office:string-value="Strategy" calcext:value-type="string">
            <text:p>Strategy</text:p>
          </table:table-cell>
          <table:table-cell table:number-matrix-columns-spanned="1" table:number-matrix-rows-spanned="1" table:formula="of:=INDEX([$actions.C$1:.C$1048576];[$actions_ru_start.$B15])" office:value-type="string" office:string-value="RUS" calcext:value-type="string">
            <text:p>RUS</text:p>
          </table:table-cell>
          <table:table-cell table:number-matrix-columns-spanned="1" table:number-matrix-rows-spanned="1" table:formula="of:=INDEX([$actions.D$1:.D$1048576];[$actions_ru_start.$B15])" office:value-type="string" office:string-value="Both players must discard 2 cards from their deck at the end of each turn." calcext:value-type="string">
            <text:p>Both players must discard 2 cards from their deck at the end of each turn.</text:p>
          </table:table-cell>
          <table:table-cell table:number-matrix-columns-spanned="1" table:number-matrix-rows-spanned="1" table:formula="of:=INDEX([$actions.E$1:.E$1048576];[$actions_ru_start.$B15])" office:value-type="string" office:string-value="Images/winter.jpg" calcext:value-type="string">
            <text:p>Images/winter.jpg</text:p>
          </table:table-cell>
          <table:table-cell table:number-matrix-columns-spanned="1" table:number-matrix-rows-spanned="1" table:formula="of:=INDEX([$actions.F$1:.F$1048576];[$actions_ru_start.$B15])" office:value-type="string" office:string-value="&#10;" calcext:value-type="string">
            <text:p/>
            <text:p/>
          </table:table-cell>
          <table:table-cell table:number-matrix-columns-spanned="1" table:number-matrix-rows-spanned="1" table:formula="of:=INDEX([$actions.G$1:.G$1048576];[$actions_ru_start.$B15])"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3" calcext:value-type="float">
            <text:p>13</text:p>
          </table:table-cell>
          <table:table-cell office:value-type="string" calcext:value-type="string">
            <text:p>Strategy B</text:p>
          </table:table-cell>
          <table:table-cell table:number-matrix-columns-spanned="1" table:number-matrix-rows-spanned="1" table:formula="of:=INDEX([$actions.A$1:.A$1048576];[$actions_ru_start.$B16])" office:value-type="string" office:string-value="The Long Winter" calcext:value-type="string">
            <text:p>The Long Winter</text:p>
          </table:table-cell>
          <table:table-cell table:number-matrix-columns-spanned="1" table:number-matrix-rows-spanned="1" table:formula="of:=INDEX([$actions.B$1:.B$1048576];[$actions_ru_start.$B16])" office:value-type="string" office:string-value="Strategy" calcext:value-type="string">
            <text:p>Strategy</text:p>
          </table:table-cell>
          <table:table-cell table:number-matrix-columns-spanned="1" table:number-matrix-rows-spanned="1" table:formula="of:=INDEX([$actions.C$1:.C$1048576];[$actions_ru_start.$B16])" office:value-type="string" office:string-value="RUS" calcext:value-type="string">
            <text:p>RUS</text:p>
          </table:table-cell>
          <table:table-cell table:number-matrix-columns-spanned="1" table:number-matrix-rows-spanned="1" table:formula="of:=INDEX([$actions.D$1:.D$1048576];[$actions_ru_start.$B16])" office:value-type="string" office:string-value="Both players must discard 2 cards from their deck at the end of each turn." calcext:value-type="string">
            <text:p>Both players must discard 2 cards from their deck at the end of each turn.</text:p>
          </table:table-cell>
          <table:table-cell table:number-matrix-columns-spanned="1" table:number-matrix-rows-spanned="1" table:formula="of:=INDEX([$actions.E$1:.E$1048576];[$actions_ru_start.$B16])" office:value-type="string" office:string-value="Images/winter.jpg" calcext:value-type="string">
            <text:p>Images/winter.jpg</text:p>
          </table:table-cell>
          <table:table-cell table:number-matrix-columns-spanned="1" table:number-matrix-rows-spanned="1" table:formula="of:=INDEX([$actions.F$1:.F$1048576];[$actions_ru_start.$B16])" office:value-type="string" office:string-value="&#10;" calcext:value-type="string">
            <text:p/>
            <text:p/>
          </table:table-cell>
          <table:table-cell table:number-matrix-columns-spanned="1" table:number-matrix-rows-spanned="1" table:formula="of:=INDEX([$actions.G$1:.G$1048576];[$actions_ru_start.$B16])"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14" calcext:value-type="float">
            <text:p>14</text:p>
          </table:table-cell>
          <table:table-cell office:value-type="string" calcext:value-type="string">
            <text:p>Strategy A</text:p>
          </table:table-cell>
          <table:table-cell table:number-matrix-columns-spanned="1" table:number-matrix-rows-spanned="1" table:formula="of:=INDEX([$actions.A$1:.A$1048576];[$actions_ru_start.$B17])" office:value-type="string" office:string-value="State-Controlled Media" calcext:value-type="string">
            <text:p>State-Controlled Media</text:p>
          </table:table-cell>
          <table:table-cell table:number-matrix-columns-spanned="1" table:number-matrix-rows-spanned="1" table:formula="of:=INDEX([$actions.B$1:.B$1048576];[$actions_ru_start.$B17])" office:value-type="string" office:string-value="Strategy" calcext:value-type="string">
            <text:p>Strategy</text:p>
          </table:table-cell>
          <table:table-cell table:number-matrix-columns-spanned="1" table:number-matrix-rows-spanned="1" table:formula="of:=INDEX([$actions.C$1:.C$1048576];[$actions_ru_start.$B17])" office:value-type="string" office:string-value="RUS" calcext:value-type="string">
            <text:p>RUS</text:p>
          </table:table-cell>
          <table:table-cell table:number-matrix-columns-spanned="1" table:number-matrix-rows-spanned="1" table:formula="of:=INDEX([$actions.D$1:.D$1048576];[$actions_ru_start.$B17])" office:value-type="string" office:string-value="Whenever you destroy a ship of logistics cost 3 or greater, you may look at the top card of your deck and may choose to put it on the bottom of your deck." calcext:value-type="string">
            <text:p>Whenever you destroy a ship of logistics cost 3 or greater, you may look at the top card of your deck and may choose to put it on the bottom of your deck.</text:p>
          </table:table-cell>
          <table:table-cell table:number-matrix-columns-spanned="1" table:number-matrix-rows-spanned="1" table:formula="of:=INDEX([$actions.E$1:.E$1048576];[$actions_ru_start.$B17])" office:value-type="string" office:string-value="Images/statemedia.jpg" calcext:value-type="string">
            <text:p>Images/statemedia.jpg</text:p>
          </table:table-cell>
          <table:table-cell table:number-matrix-columns-spanned="1" table:number-matrix-rows-spanned="1" table:formula="of:=INDEX([$actions.F$1:.F$1048576];[$actions_ru_start.$B17])" office:value-type="string" office:string-value="&#10;" calcext:value-type="string">
            <text:p/>
            <text:p/>
          </table:table-cell>
          <table:table-cell table:number-matrix-columns-spanned="1" table:number-matrix-rows-spanned="1" table:formula="of:=INDEX([$actions.G$1:.G$1048576];[$actions_ru_start.$B17])"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4" calcext:value-type="float">
            <text:p>14</text:p>
          </table:table-cell>
          <table:table-cell office:value-type="string" calcext:value-type="string">
            <text:p>Strategy B</text:p>
          </table:table-cell>
          <table:table-cell table:number-matrix-columns-spanned="1" table:number-matrix-rows-spanned="1" table:formula="of:=INDEX([$actions.A$1:.A$1048576];[$actions_ru_start.$B18])" office:value-type="string" office:string-value="State-Controlled Media" calcext:value-type="string">
            <text:p>State-Controlled Media</text:p>
          </table:table-cell>
          <table:table-cell table:number-matrix-columns-spanned="1" table:number-matrix-rows-spanned="1" table:formula="of:=INDEX([$actions.B$1:.B$1048576];[$actions_ru_start.$B18])" office:value-type="string" office:string-value="Strategy" calcext:value-type="string">
            <text:p>Strategy</text:p>
          </table:table-cell>
          <table:table-cell table:number-matrix-columns-spanned="1" table:number-matrix-rows-spanned="1" table:formula="of:=INDEX([$actions.C$1:.C$1048576];[$actions_ru_start.$B18])" office:value-type="string" office:string-value="RUS" calcext:value-type="string">
            <text:p>RUS</text:p>
          </table:table-cell>
          <table:table-cell table:number-matrix-columns-spanned="1" table:number-matrix-rows-spanned="1" table:formula="of:=INDEX([$actions.D$1:.D$1048576];[$actions_ru_start.$B18])" office:value-type="string" office:string-value="Whenever you destroy a ship of logistics cost 3 or greater, you may look at the top card of your deck and may choose to put it on the bottom of your deck." calcext:value-type="string">
            <text:p>Whenever you destroy a ship of logistics cost 3 or greater, you may look at the top card of your deck and may choose to put it on the bottom of your deck.</text:p>
          </table:table-cell>
          <table:table-cell table:number-matrix-columns-spanned="1" table:number-matrix-rows-spanned="1" table:formula="of:=INDEX([$actions.E$1:.E$1048576];[$actions_ru_start.$B18])" office:value-type="string" office:string-value="Images/statemedia.jpg" calcext:value-type="string">
            <text:p>Images/statemedia.jpg</text:p>
          </table:table-cell>
          <table:table-cell table:number-matrix-columns-spanned="1" table:number-matrix-rows-spanned="1" table:formula="of:=INDEX([$actions.F$1:.F$1048576];[$actions_ru_start.$B18])" office:value-type="string" office:string-value="&#10;" calcext:value-type="string">
            <text:p/>
            <text:p/>
          </table:table-cell>
          <table:table-cell table:number-matrix-columns-spanned="1" table:number-matrix-rows-spanned="1" table:formula="of:=INDEX([$actions.G$1:.G$1048576];[$actions_ru_start.$B18])"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17" calcext:value-type="float">
            <text:p>17</text:p>
          </table:table-cell>
          <table:table-cell office:value-type="string" calcext:value-type="string">
            <text:p>Strategy A</text:p>
          </table:table-cell>
          <table:table-cell table:number-matrix-columns-spanned="1" table:number-matrix-rows-spanned="1" table:formula="of:=INDEX([$actions.A$1:.A$1048576];[$actions_ru_start.$B19])" office:value-type="string" office:string-value="The Russians Used a Pencil" calcext:value-type="string">
            <text:p>The Russians Used a Pencil</text:p>
          </table:table-cell>
          <table:table-cell table:number-matrix-columns-spanned="1" table:number-matrix-rows-spanned="1" table:formula="of:=INDEX([$actions.B$1:.B$1048576];[$actions_ru_start.$B19])" office:value-type="string" office:string-value="Strategy" calcext:value-type="string">
            <text:p>Strategy</text:p>
          </table:table-cell>
          <table:table-cell table:number-matrix-columns-spanned="1" table:number-matrix-rows-spanned="1" table:formula="of:=INDEX([$actions.C$1:.C$1048576];[$actions_ru_start.$B19])" office:value-type="string" office:string-value="RUS" calcext:value-type="string">
            <text:p>RUS</text:p>
          </table:table-cell>
          <table:table-cell table:number-matrix-columns-spanned="1" table:number-matrix-rows-spanned="1" table:formula="of:=INDEX([$actions.D$1:.D$1048576];[$actions_ru_start.$B19])" office:value-type="string" office:string-value="Each military asset you control requires 1 less logistics, with a minimum of 1 per military asset." calcext:value-type="string">
            <text:p>Each military asset you control requires 1 less logistics, with a minimum of 1 per military asset.</text:p>
          </table:table-cell>
          <table:table-cell table:number-matrix-columns-spanned="1" table:number-matrix-rows-spanned="1" table:formula="of:=INDEX([$actions.E$1:.E$1048576];[$actions_ru_start.$B19])" office:value-type="string" office:string-value="Images/sputnik.jpg" calcext:value-type="string">
            <text:p>Images/sputnik.jpg</text:p>
          </table:table-cell>
          <table:table-cell table:number-matrix-columns-spanned="1" table:number-matrix-rows-spanned="1" table:formula="of:=INDEX([$actions.F$1:.F$1048576];[$actions_ru_start.$B19])" office:value-type="string" office:string-value="&#10;" calcext:value-type="string">
            <text:p/>
            <text:p/>
          </table:table-cell>
          <table:table-cell table:number-matrix-columns-spanned="1" table:number-matrix-rows-spanned="1" table:formula="of:=INDEX([$actions.G$1:.G$1048576];[$actions_ru_start.$B19])"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17" calcext:value-type="float">
            <text:p>17</text:p>
          </table:table-cell>
          <table:table-cell office:value-type="string" calcext:value-type="string">
            <text:p>Strategy B</text:p>
          </table:table-cell>
          <table:table-cell table:number-matrix-columns-spanned="1" table:number-matrix-rows-spanned="1" table:formula="of:=INDEX([$actions.A$1:.A$1048576];[$actions_ru_start.$B20])" office:value-type="string" office:string-value="The Russians Used a Pencil" calcext:value-type="string">
            <text:p>The Russians Used a Pencil</text:p>
          </table:table-cell>
          <table:table-cell table:number-matrix-columns-spanned="1" table:number-matrix-rows-spanned="1" table:formula="of:=INDEX([$actions.B$1:.B$1048576];[$actions_ru_start.$B20])" office:value-type="string" office:string-value="Strategy" calcext:value-type="string">
            <text:p>Strategy</text:p>
          </table:table-cell>
          <table:table-cell table:number-matrix-columns-spanned="1" table:number-matrix-rows-spanned="1" table:formula="of:=INDEX([$actions.C$1:.C$1048576];[$actions_ru_start.$B20])" office:value-type="string" office:string-value="RUS" calcext:value-type="string">
            <text:p>RUS</text:p>
          </table:table-cell>
          <table:table-cell table:number-matrix-columns-spanned="1" table:number-matrix-rows-spanned="1" table:formula="of:=INDEX([$actions.D$1:.D$1048576];[$actions_ru_start.$B20])" office:value-type="string" office:string-value="Each military asset you control requires 1 less logistics, with a minimum of 1 per military asset." calcext:value-type="string">
            <text:p>Each military asset you control requires 1 less logistics, with a minimum of 1 per military asset.</text:p>
          </table:table-cell>
          <table:table-cell table:number-matrix-columns-spanned="1" table:number-matrix-rows-spanned="1" table:formula="of:=INDEX([$actions.E$1:.E$1048576];[$actions_ru_start.$B20])" office:value-type="string" office:string-value="Images/sputnik.jpg" calcext:value-type="string">
            <text:p>Images/sputnik.jpg</text:p>
          </table:table-cell>
          <table:table-cell table:number-matrix-columns-spanned="1" table:number-matrix-rows-spanned="1" table:formula="of:=INDEX([$actions.F$1:.F$1048576];[$actions_ru_start.$B20])" office:value-type="string" office:string-value="&#10;" calcext:value-type="string">
            <text:p/>
            <text:p/>
          </table:table-cell>
          <table:table-cell table:number-matrix-columns-spanned="1" table:number-matrix-rows-spanned="1" table:formula="of:=INDEX([$actions.G$1:.G$1048576];[$actions_ru_start.$B20])" office:value-type="string" office:string-value="0.0.1" calcext:value-type="string">
            <text:p>0.0.1</text:p>
          </table:table-cell>
          <table:table-cell table:number-columns-repeated="54"/>
        </table:table-row>
        <table:table-row table:style-name="ro20">
          <table:table-cell office:value-type="float" office:value="0" calcext:value-type="float">
            <text:p>0</text:p>
          </table:table-cell>
          <table:table-cell office:value-type="float" office:value="27" calcext:value-type="float">
            <text:p>27</text:p>
          </table:table-cell>
          <table:table-cell office:value-type="string" calcext:value-type="string">
            <text:p>Strategy A</text:p>
          </table:table-cell>
          <table:table-cell table:number-matrix-columns-spanned="1" table:number-matrix-rows-spanned="1" table:formula="of:=INDEX([$actions.A$1:.A$1048576];[$actions_ru_start.$B21])" office:value-type="string" office:string-value="Strategic Destabilization" calcext:value-type="string">
            <text:p>Strategic Destabilization</text:p>
          </table:table-cell>
          <table:table-cell table:number-matrix-columns-spanned="1" table:number-matrix-rows-spanned="1" table:formula="of:=INDEX([$actions.B$1:.B$1048576];[$actions_ru_start.$B21])" office:value-type="string" office:string-value="Strategy" calcext:value-type="string">
            <text:p>Strategy</text:p>
          </table:table-cell>
          <table:table-cell table:number-matrix-columns-spanned="1" table:number-matrix-rows-spanned="1" table:formula="of:=INDEX([$actions.C$1:.C$1048576];[$actions_ru_start.$B21])" office:value-type="string" office:string-value="RUS" calcext:value-type="string">
            <text:p>RUS</text:p>
          </table:table-cell>
          <table:table-cell table:number-matrix-columns-spanned="1" table:number-matrix-rows-spanned="1" table:formula="of:=INDEX([$actions.D$1:.D$1048576];[$actions_ru_start.$B21])" office:value-type="string" office:string-value="Your opponents territories provide 1 less logistics." calcext:value-type="string">
            <text:p>Your opponents territories provide 1 less logistics.</text:p>
          </table:table-cell>
          <table:table-cell table:number-matrix-columns-spanned="1" table:number-matrix-rows-spanned="1" table:formula="of:=INDEX([$actions.E$1:.E$1048576];[$actions_ru_start.$B21])" office:value-type="string" office:string-value="Images/electricgrid.jpg" calcext:value-type="string">
            <text:p>Images/electricgrid.jpg</text:p>
          </table:table-cell>
          <table:table-cell table:number-matrix-columns-spanned="1" table:number-matrix-rows-spanned="1" table:formula="of:=INDEX([$actions.F$1:.F$1048576];[$actions_ru_start.$B21])" office:value-type="string" office:string-value="&#10;" calcext:value-type="string">
            <text:p/>
            <text:p/>
          </table:table-cell>
          <table:table-cell table:number-matrix-columns-spanned="1" table:number-matrix-rows-spanned="1" table:formula="of:=INDEX([$actions.G$1:.G$1048576];[$actions_ru_start.$B21])" office:value-type="string" office:string-value="0.0.1" calcext:value-type="string">
            <text:p>0.0.1</text:p>
          </table:table-cell>
          <table:table-cell table:number-columns-repeated="54"/>
        </table:table-row>
        <table:table-row table:style-name="ro20">
          <table:table-cell office:value-type="float" office:value="1" calcext:value-type="float">
            <text:p>1</text:p>
          </table:table-cell>
          <table:table-cell office:value-type="float" office:value="27" calcext:value-type="float">
            <text:p>27</text:p>
          </table:table-cell>
          <table:table-cell office:value-type="string" calcext:value-type="string">
            <text:p>Strategy B</text:p>
          </table:table-cell>
          <table:table-cell table:number-matrix-columns-spanned="1" table:number-matrix-rows-spanned="1" table:formula="of:=INDEX([$actions.A$1:.A$1048576];[$actions_ru_start.$B22])" office:value-type="string" office:string-value="Strategic Destabilization" calcext:value-type="string">
            <text:p>Strategic Destabilization</text:p>
          </table:table-cell>
          <table:table-cell table:number-matrix-columns-spanned="1" table:number-matrix-rows-spanned="1" table:formula="of:=INDEX([$actions.B$1:.B$1048576];[$actions_ru_start.$B22])" office:value-type="string" office:string-value="Strategy" calcext:value-type="string">
            <text:p>Strategy</text:p>
          </table:table-cell>
          <table:table-cell table:number-matrix-columns-spanned="1" table:number-matrix-rows-spanned="1" table:formula="of:=INDEX([$actions.C$1:.C$1048576];[$actions_ru_start.$B22])" office:value-type="string" office:string-value="RUS" calcext:value-type="string">
            <text:p>RUS</text:p>
          </table:table-cell>
          <table:table-cell table:number-matrix-columns-spanned="1" table:number-matrix-rows-spanned="1" table:formula="of:=INDEX([$actions.D$1:.D$1048576];[$actions_ru_start.$B22])" office:value-type="string" office:string-value="Your opponents territories provide 1 less logistics." calcext:value-type="string">
            <text:p>Your opponents territories provide 1 less logistics.</text:p>
          </table:table-cell>
          <table:table-cell table:number-matrix-columns-spanned="1" table:number-matrix-rows-spanned="1" table:formula="of:=INDEX([$actions.E$1:.E$1048576];[$actions_ru_start.$B22])" office:value-type="string" office:string-value="Images/electricgrid.jpg" calcext:value-type="string">
            <text:p>Images/electricgrid.jpg</text:p>
          </table:table-cell>
          <table:table-cell table:number-matrix-columns-spanned="1" table:number-matrix-rows-spanned="1" table:formula="of:=INDEX([$actions.F$1:.F$1048576];[$actions_ru_start.$B22])" office:value-type="string" office:string-value="&#10;" calcext:value-type="string">
            <text:p/>
            <text:p/>
          </table:table-cell>
          <table:table-cell table:number-matrix-columns-spanned="1" table:number-matrix-rows-spanned="1" table:formula="of:=INDEX([$actions.G$1:.G$1048576];[$actions_ru_start.$B22])" office:value-type="string" office:string-value="0.0.1" calcext:value-type="string">
            <text:p>0.0.1</text:p>
          </table:table-cell>
          <table:table-cell table:number-columns-repeated="54"/>
        </table:table-row>
        <table:table-row table:style-name="ro1" table:number-rows-repeated="1048553">
          <table:table-cell table:number-columns-repeated="64"/>
        </table:table-row>
        <table:table-row table:style-name="ro1">
          <table:table-cell table:number-columns-repeated="64"/>
        </table:table-row>
      </table:table>
      <table:table table:name="territories_all" table:style-name="ta13">
        <table:table-column table:style-name="co49" table:default-cell-style-name="Default"/>
        <table:table-column table:style-name="co2" table:default-cell-style-name="Default"/>
        <table:table-column table:style-name="co52" table:default-cell-style-name="Default"/>
        <table:table-column table:style-name="co53" table:default-cell-style-name="Default"/>
        <table:table-column table:style-name="co2" table:number-columns-repeated="2" table:default-cell-style-name="Default"/>
        <table:table-column table:style-name="co54" table:default-cell-style-name="Default"/>
        <table:table-column table:style-name="co2" table:number-columns-repeated="57" table:default-cell-style-name="Default"/>
        <table:table-row table:style-name="ro1">
          <table:table-cell office:value-type="string" calcext:value-type="string">
            <text:p>Duplication</text:p>
          </table:table-cell>
          <table:table-cell office:value-type="string" calcext:value-type="string">
            <text:p>Class</text:p>
          </table:table-cell>
          <table:table-cell office:value-type="string" calcext:value-type="string">
            <text:p>Name</text:p>
          </table:table-cell>
          <table:table-cell table:formula="of:=[$territories.A1]" office:value-type="string" office:string-value="Title" calcext:value-type="string">
            <text:p>Title</text:p>
          </table:table-cell>
          <table:table-cell table:formula="of:=[$territories.B1]" office:value-type="string" office:string-value="LogisticsCapacity" calcext:value-type="string">
            <text:p>LogisticsCapacity</text:p>
          </table:table-cell>
          <table:table-cell table:formula="of:=[$territories.C1]" office:value-type="string" office:string-value="ShoreDefense" calcext:value-type="string">
            <text:p>ShoreDefense</text:p>
          </table:table-cell>
          <table:table-cell table:formula="of:=[$territories.D1]" office:value-type="string" office:string-value="Description" calcext:value-type="string">
            <text:p>Description</text:p>
          </table:table-cell>
          <table:table-cell table:formula="of:=[$territories.E1]" office:value-type="string" office:string-value="Roster" calcext:value-type="string">
            <text:p>Roster</text:p>
          </table:table-cell>
          <table:table-cell table:formula="of:=[$territories.F1]" office:value-type="string" office:string-value="FlavorText" calcext:value-type="string">
            <text:p>FlavorText</text:p>
          </table:table-cell>
          <table:table-cell table:formula="of:=[$territories.G1]" office:value-type="string" office:string-value="Image" calcext:value-type="string">
            <text:p>Image</text:p>
          </table:table-cell>
          <table:table-cell table:formula="of:=[$territories.H1]" office:value-type="string" office:string-value="Version" calcext:value-type="string">
            <text:p>Version</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Station Norfolk</text:p>
          </table:table-cell>
          <table:table-cell table:number-matrix-columns-spanned="1" table:number-matrix-rows-spanned="1" table:formula="of:=INDEX([$territories.A$1:.A$1048576];[$territories_all.$B2])" office:value-type="string" office:string-value="US Naval Base" calcext:value-type="string">
            <text:p>US Naval Base</text:p>
          </table:table-cell>
          <table:table-cell table:number-matrix-columns-spanned="1" table:number-matrix-rows-spanned="1" table:formula="of:=INDEX([$territories.B$1:.B$1048576];[$territories_all.$B2])" office:value-type="float" office:value="6" calcext:value-type="float">
            <text:p>6</text:p>
          </table:table-cell>
          <table:table-cell table:number-matrix-columns-spanned="1" table:number-matrix-rows-spanned="1" table:formula="of:=INDEX([$territories.C$1:.C$1048576];[$territories_all.$B2])" office:value-type="float" office:value="2" calcext:value-type="float">
            <text:p>2</text:p>
          </table:table-cell>
          <table:table-cell table:number-matrix-columns-spanned="1" table:number-matrix-rows-spanned="1" table:formula="of:=INDEX([$territories.D$1:.D$1048576];[$territories_all.$B2])" office:value-type="string" office:string-value="&#10;" calcext:value-type="string">
            <text:p/>
            <text:p/>
          </table:table-cell>
          <table:table-cell table:number-matrix-columns-spanned="1" table:number-matrix-rows-spanned="1" table:formula="of:=INDEX([$territories.E$1:.E$1048576];[$territories_all.$B2])" office:value-type="string" office:string-value="USN" calcext:value-type="string">
            <text:p>USN</text:p>
          </table:table-cell>
          <table:table-cell table:number-matrix-columns-spanned="1" table:number-matrix-rows-spanned="1" table:formula="of:=INDEX([$territories.F$1:.F$1048576];[$territories_all.$B2])" office:value-type="string" office:string-value="&#10;" calcext:value-type="string">
            <text:p/>
            <text:p/>
          </table:table-cell>
          <table:table-cell table:number-matrix-columns-spanned="1" table:number-matrix-rows-spanned="1" table:formula="of:=INDEX([$territories.G$1:.G$1048576];[$territories_all.$B2])" office:value-type="string" office:string-value="Images/navalbase.jpg" calcext:value-type="string">
            <text:p>Images/navalbase.jpg</text:p>
          </table:table-cell>
          <table:table-cell table:number-matrix-columns-spanned="1" table:number-matrix-rows-spanned="1" table:formula="of:=INDEX([$territories.H$1:.H$1048576];[$territories_all.$B2])" office:value-type="string" office:string-value="0.0.1" calcext:value-type="string">
            <text:p>0.0.1</text:p>
          </table:table-cell>
          <table:table-cell table:number-columns-repeated="53"/>
        </table:table-row>
        <table:table-row table:style-name="ro1">
          <table:table-cell office:value-type="float" office:value="1" calcext:value-type="float">
            <text:p>1</text:p>
          </table:table-cell>
          <table:table-cell office:value-type="float" office:value="4" calcext:value-type="float">
            <text:p>4</text:p>
          </table:table-cell>
          <table:table-cell office:value-type="string" calcext:value-type="string">
            <text:p>Joint Base Pearl Harbor</text:p>
          </table:table-cell>
          <table:table-cell table:number-matrix-columns-spanned="1" table:number-matrix-rows-spanned="1" table:formula="of:=INDEX([$territories.A$1:.A$1048576];[$territories_all.$B3])" office:value-type="string" office:string-value="Joint Base Pearl Harbor" calcext:value-type="string">
            <text:p>Joint Base Pearl Harbor</text:p>
          </table:table-cell>
          <table:table-cell table:number-matrix-columns-spanned="1" table:number-matrix-rows-spanned="1" table:formula="of:=INDEX([$territories.B$1:.B$1048576];[$territories_all.$B3])" office:value-type="float" office:value="5" calcext:value-type="float">
            <text:p>5</text:p>
          </table:table-cell>
          <table:table-cell table:number-matrix-columns-spanned="1" table:number-matrix-rows-spanned="1" table:formula="of:=INDEX([$territories.C$1:.C$1048576];[$territories_all.$B3])" office:value-type="float" office:value="4" calcext:value-type="float">
            <text:p>4</text:p>
          </table:table-cell>
          <table:table-cell table:number-matrix-columns-spanned="1" table:number-matrix-rows-spanned="1" table:formula="of:=INDEX([$territories.D$1:.D$1048576];[$territories_all.$B3])" office:value-type="string" office:string-value="Grants 2 logistics capacity to the USN player if controlled by their opponent." calcext:value-type="string">
            <text:p>Grants 2 logistics capacity to the USN player if controlled by their opponent.</text:p>
          </table:table-cell>
          <table:table-cell table:number-matrix-columns-spanned="1" table:number-matrix-rows-spanned="1" table:formula="of:=INDEX([$territories.E$1:.E$1048576];[$territories_all.$B3])" office:value-type="string" office:string-value="USN" calcext:value-type="string">
            <text:p>USN</text:p>
          </table:table-cell>
          <table:table-cell table:number-matrix-columns-spanned="1" table:number-matrix-rows-spanned="1" table:formula="of:=INDEX([$territories.F$1:.F$1048576];[$territories_all.$B3])" office:value-type="string" office:string-value="&quot;I believe that I interpret the will of the Congress and of the people when I assert that we will not only defend ourselves to the uttermost, but will make it very certain that this form of treachery shall never again endanger us.&quot; - FDR" calcext:value-type="string">
            <text:p>"I believe that I interpret the will of the Congress and of the people when I assert that we will not only defend ourselves to the uttermost, but will make it very certain that this form of treachery shall never again endanger us." - FDR</text:p>
          </table:table-cell>
          <table:table-cell table:number-matrix-columns-spanned="1" table:number-matrix-rows-spanned="1" table:formula="of:=INDEX([$territories.G$1:.G$1048576];[$territories_all.$B3])" office:value-type="string" office:string-value="Images/pearlharbor.jpg" calcext:value-type="string">
            <text:p>Images/pearlharbor.jpg</text:p>
          </table:table-cell>
          <table:table-cell table:number-matrix-columns-spanned="1" table:number-matrix-rows-spanned="1" table:formula="of:=INDEX([$territories.H$1:.H$1048576];[$territories_all.$B3])"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Air Station Jacksonville</text:p>
          </table:table-cell>
          <table:table-cell table:number-matrix-columns-spanned="1" table:number-matrix-rows-spanned="1" table:formula="of:=INDEX([$territories.A$1:.A$1048576];[$territories_all.$B4])" office:value-type="string" office:string-value="US Naval Base" calcext:value-type="string">
            <text:p>US Naval Base</text:p>
          </table:table-cell>
          <table:table-cell table:number-matrix-columns-spanned="1" table:number-matrix-rows-spanned="1" table:formula="of:=INDEX([$territories.B$1:.B$1048576];[$territories_all.$B4])" office:value-type="float" office:value="6" calcext:value-type="float">
            <text:p>6</text:p>
          </table:table-cell>
          <table:table-cell table:number-matrix-columns-spanned="1" table:number-matrix-rows-spanned="1" table:formula="of:=INDEX([$territories.C$1:.C$1048576];[$territories_all.$B4])" office:value-type="float" office:value="2" calcext:value-type="float">
            <text:p>2</text:p>
          </table:table-cell>
          <table:table-cell table:number-matrix-columns-spanned="1" table:number-matrix-rows-spanned="1" table:formula="of:=INDEX([$territories.D$1:.D$1048576];[$territories_all.$B4])" office:value-type="string" office:string-value="&#10;" calcext:value-type="string">
            <text:p/>
            <text:p/>
          </table:table-cell>
          <table:table-cell table:number-matrix-columns-spanned="1" table:number-matrix-rows-spanned="1" table:formula="of:=INDEX([$territories.E$1:.E$1048576];[$territories_all.$B4])" office:value-type="string" office:string-value="USN" calcext:value-type="string">
            <text:p>USN</text:p>
          </table:table-cell>
          <table:table-cell table:number-matrix-columns-spanned="1" table:number-matrix-rows-spanned="1" table:formula="of:=INDEX([$territories.F$1:.F$1048576];[$territories_all.$B4])" office:value-type="string" office:string-value="&#10;" calcext:value-type="string">
            <text:p/>
            <text:p/>
          </table:table-cell>
          <table:table-cell table:number-matrix-columns-spanned="1" table:number-matrix-rows-spanned="1" table:formula="of:=INDEX([$territories.G$1:.G$1048576];[$territories_all.$B4])" office:value-type="string" office:string-value="Images/navalbase.jpg" calcext:value-type="string">
            <text:p>Images/navalbase.jpg</text:p>
          </table:table-cell>
          <table:table-cell table:number-matrix-columns-spanned="1" table:number-matrix-rows-spanned="1" table:formula="of:=INDEX([$territories.H$1:.H$1048576];[$territories_all.$B4])"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Base San Diego</text:p>
          </table:table-cell>
          <table:table-cell table:number-matrix-columns-spanned="1" table:number-matrix-rows-spanned="1" table:formula="of:=INDEX([$territories.A$1:.A$1048576];[$territories_all.$B5])" office:value-type="string" office:string-value="US Naval Base" calcext:value-type="string">
            <text:p>US Naval Base</text:p>
          </table:table-cell>
          <table:table-cell table:number-matrix-columns-spanned="1" table:number-matrix-rows-spanned="1" table:formula="of:=INDEX([$territories.B$1:.B$1048576];[$territories_all.$B5])" office:value-type="float" office:value="6" calcext:value-type="float">
            <text:p>6</text:p>
          </table:table-cell>
          <table:table-cell table:number-matrix-columns-spanned="1" table:number-matrix-rows-spanned="1" table:formula="of:=INDEX([$territories.C$1:.C$1048576];[$territories_all.$B5])" office:value-type="float" office:value="2" calcext:value-type="float">
            <text:p>2</text:p>
          </table:table-cell>
          <table:table-cell table:number-matrix-columns-spanned="1" table:number-matrix-rows-spanned="1" table:formula="of:=INDEX([$territories.D$1:.D$1048576];[$territories_all.$B5])" office:value-type="string" office:string-value="&#10;" calcext:value-type="string">
            <text:p/>
            <text:p/>
          </table:table-cell>
          <table:table-cell table:number-matrix-columns-spanned="1" table:number-matrix-rows-spanned="1" table:formula="of:=INDEX([$territories.E$1:.E$1048576];[$territories_all.$B5])" office:value-type="string" office:string-value="USN" calcext:value-type="string">
            <text:p>USN</text:p>
          </table:table-cell>
          <table:table-cell table:number-matrix-columns-spanned="1" table:number-matrix-rows-spanned="1" table:formula="of:=INDEX([$territories.F$1:.F$1048576];[$territories_all.$B5])" office:value-type="string" office:string-value="&#10;" calcext:value-type="string">
            <text:p/>
            <text:p/>
          </table:table-cell>
          <table:table-cell table:number-matrix-columns-spanned="1" table:number-matrix-rows-spanned="1" table:formula="of:=INDEX([$territories.G$1:.G$1048576];[$territories_all.$B5])" office:value-type="string" office:string-value="Images/navalbase.jpg" calcext:value-type="string">
            <text:p>Images/navalbase.jpg</text:p>
          </table:table-cell>
          <table:table-cell table:number-matrix-columns-spanned="1" table:number-matrix-rows-spanned="1" table:formula="of:=INDEX([$territories.H$1:.H$1048576];[$territories_all.$B5])"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Station Mayport</text:p>
          </table:table-cell>
          <table:table-cell table:number-matrix-columns-spanned="1" table:number-matrix-rows-spanned="1" table:formula="of:=INDEX([$territories.A$1:.A$1048576];[$territories_all.$B6])" office:value-type="string" office:string-value="US Naval Base" calcext:value-type="string">
            <text:p>US Naval Base</text:p>
          </table:table-cell>
          <table:table-cell table:number-matrix-columns-spanned="1" table:number-matrix-rows-spanned="1" table:formula="of:=INDEX([$territories.B$1:.B$1048576];[$territories_all.$B6])" office:value-type="float" office:value="6" calcext:value-type="float">
            <text:p>6</text:p>
          </table:table-cell>
          <table:table-cell table:number-matrix-columns-spanned="1" table:number-matrix-rows-spanned="1" table:formula="of:=INDEX([$territories.C$1:.C$1048576];[$territories_all.$B6])" office:value-type="float" office:value="2" calcext:value-type="float">
            <text:p>2</text:p>
          </table:table-cell>
          <table:table-cell table:number-matrix-columns-spanned="1" table:number-matrix-rows-spanned="1" table:formula="of:=INDEX([$territories.D$1:.D$1048576];[$territories_all.$B6])" office:value-type="string" office:string-value="&#10;" calcext:value-type="string">
            <text:p/>
            <text:p/>
          </table:table-cell>
          <table:table-cell table:number-matrix-columns-spanned="1" table:number-matrix-rows-spanned="1" table:formula="of:=INDEX([$territories.E$1:.E$1048576];[$territories_all.$B6])" office:value-type="string" office:string-value="USN" calcext:value-type="string">
            <text:p>USN</text:p>
          </table:table-cell>
          <table:table-cell table:number-matrix-columns-spanned="1" table:number-matrix-rows-spanned="1" table:formula="of:=INDEX([$territories.F$1:.F$1048576];[$territories_all.$B6])" office:value-type="string" office:string-value="&#10;" calcext:value-type="string">
            <text:p/>
            <text:p/>
          </table:table-cell>
          <table:table-cell table:number-matrix-columns-spanned="1" table:number-matrix-rows-spanned="1" table:formula="of:=INDEX([$territories.G$1:.G$1048576];[$territories_all.$B6])" office:value-type="string" office:string-value="Images/navalbase.jpg" calcext:value-type="string">
            <text:p>Images/navalbase.jpg</text:p>
          </table:table-cell>
          <table:table-cell table:number-matrix-columns-spanned="1" table:number-matrix-rows-spanned="1" table:formula="of:=INDEX([$territories.H$1:.H$1048576];[$territories_all.$B6])"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Air Station Corpus Christi</text:p>
          </table:table-cell>
          <table:table-cell table:number-matrix-columns-spanned="1" table:number-matrix-rows-spanned="1" table:formula="of:=INDEX([$territories.A$1:.A$1048576];[$territories_all.$B7])" office:value-type="string" office:string-value="US Naval Base" calcext:value-type="string">
            <text:p>US Naval Base</text:p>
          </table:table-cell>
          <table:table-cell table:number-matrix-columns-spanned="1" table:number-matrix-rows-spanned="1" table:formula="of:=INDEX([$territories.B$1:.B$1048576];[$territories_all.$B7])" office:value-type="float" office:value="6" calcext:value-type="float">
            <text:p>6</text:p>
          </table:table-cell>
          <table:table-cell table:number-matrix-columns-spanned="1" table:number-matrix-rows-spanned="1" table:formula="of:=INDEX([$territories.C$1:.C$1048576];[$territories_all.$B7])" office:value-type="float" office:value="2" calcext:value-type="float">
            <text:p>2</text:p>
          </table:table-cell>
          <table:table-cell table:number-matrix-columns-spanned="1" table:number-matrix-rows-spanned="1" table:formula="of:=INDEX([$territories.D$1:.D$1048576];[$territories_all.$B7])" office:value-type="string" office:string-value="&#10;" calcext:value-type="string">
            <text:p/>
            <text:p/>
          </table:table-cell>
          <table:table-cell table:number-matrix-columns-spanned="1" table:number-matrix-rows-spanned="1" table:formula="of:=INDEX([$territories.E$1:.E$1048576];[$territories_all.$B7])" office:value-type="string" office:string-value="USN" calcext:value-type="string">
            <text:p>USN</text:p>
          </table:table-cell>
          <table:table-cell table:number-matrix-columns-spanned="1" table:number-matrix-rows-spanned="1" table:formula="of:=INDEX([$territories.F$1:.F$1048576];[$territories_all.$B7])" office:value-type="string" office:string-value="&#10;" calcext:value-type="string">
            <text:p/>
            <text:p/>
          </table:table-cell>
          <table:table-cell table:number-matrix-columns-spanned="1" table:number-matrix-rows-spanned="1" table:formula="of:=INDEX([$territories.G$1:.G$1048576];[$territories_all.$B7])" office:value-type="string" office:string-value="Images/navalbase.jpg" calcext:value-type="string">
            <text:p>Images/navalbase.jpg</text:p>
          </table:table-cell>
          <table:table-cell table:number-matrix-columns-spanned="1" table:number-matrix-rows-spanned="1" table:formula="of:=INDEX([$territories.H$1:.H$1048576];[$territories_all.$B7])"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Air Station Joint Reserve Base Fort Worth</text:p>
          </table:table-cell>
          <table:table-cell table:number-matrix-columns-spanned="1" table:number-matrix-rows-spanned="1" table:formula="of:=INDEX([$territories.A$1:.A$1048576];[$territories_all.$B8])" office:value-type="string" office:string-value="US Naval Base" calcext:value-type="string">
            <text:p>US Naval Base</text:p>
          </table:table-cell>
          <table:table-cell table:number-matrix-columns-spanned="1" table:number-matrix-rows-spanned="1" table:formula="of:=INDEX([$territories.B$1:.B$1048576];[$territories_all.$B8])" office:value-type="float" office:value="6" calcext:value-type="float">
            <text:p>6</text:p>
          </table:table-cell>
          <table:table-cell table:number-matrix-columns-spanned="1" table:number-matrix-rows-spanned="1" table:formula="of:=INDEX([$territories.C$1:.C$1048576];[$territories_all.$B8])" office:value-type="float" office:value="2" calcext:value-type="float">
            <text:p>2</text:p>
          </table:table-cell>
          <table:table-cell table:number-matrix-columns-spanned="1" table:number-matrix-rows-spanned="1" table:formula="of:=INDEX([$territories.D$1:.D$1048576];[$territories_all.$B8])" office:value-type="string" office:string-value="&#10;" calcext:value-type="string">
            <text:p/>
            <text:p/>
          </table:table-cell>
          <table:table-cell table:number-matrix-columns-spanned="1" table:number-matrix-rows-spanned="1" table:formula="of:=INDEX([$territories.E$1:.E$1048576];[$territories_all.$B8])" office:value-type="string" office:string-value="USN" calcext:value-type="string">
            <text:p>USN</text:p>
          </table:table-cell>
          <table:table-cell table:number-matrix-columns-spanned="1" table:number-matrix-rows-spanned="1" table:formula="of:=INDEX([$territories.F$1:.F$1048576];[$territories_all.$B8])" office:value-type="string" office:string-value="&#10;" calcext:value-type="string">
            <text:p/>
            <text:p/>
          </table:table-cell>
          <table:table-cell table:number-matrix-columns-spanned="1" table:number-matrix-rows-spanned="1" table:formula="of:=INDEX([$territories.G$1:.G$1048576];[$territories_all.$B8])" office:value-type="string" office:string-value="Images/navalbase.jpg" calcext:value-type="string">
            <text:p>Images/navalbase.jpg</text:p>
          </table:table-cell>
          <table:table-cell table:number-matrix-columns-spanned="1" table:number-matrix-rows-spanned="1" table:formula="of:=INDEX([$territories.H$1:.H$1048576];[$territories_all.$B8])"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Base Kitsap</text:p>
          </table:table-cell>
          <table:table-cell table:number-matrix-columns-spanned="1" table:number-matrix-rows-spanned="1" table:formula="of:=INDEX([$territories.A$1:.A$1048576];[$territories_all.$B9])" office:value-type="string" office:string-value="US Naval Base" calcext:value-type="string">
            <text:p>US Naval Base</text:p>
          </table:table-cell>
          <table:table-cell table:number-matrix-columns-spanned="1" table:number-matrix-rows-spanned="1" table:formula="of:=INDEX([$territories.B$1:.B$1048576];[$territories_all.$B9])" office:value-type="float" office:value="6" calcext:value-type="float">
            <text:p>6</text:p>
          </table:table-cell>
          <table:table-cell table:number-matrix-columns-spanned="1" table:number-matrix-rows-spanned="1" table:formula="of:=INDEX([$territories.C$1:.C$1048576];[$territories_all.$B9])" office:value-type="float" office:value="2" calcext:value-type="float">
            <text:p>2</text:p>
          </table:table-cell>
          <table:table-cell table:number-matrix-columns-spanned="1" table:number-matrix-rows-spanned="1" table:formula="of:=INDEX([$territories.D$1:.D$1048576];[$territories_all.$B9])" office:value-type="string" office:string-value="&#10;" calcext:value-type="string">
            <text:p/>
            <text:p/>
          </table:table-cell>
          <table:table-cell table:number-matrix-columns-spanned="1" table:number-matrix-rows-spanned="1" table:formula="of:=INDEX([$territories.E$1:.E$1048576];[$territories_all.$B9])" office:value-type="string" office:string-value="USN" calcext:value-type="string">
            <text:p>USN</text:p>
          </table:table-cell>
          <table:table-cell table:number-matrix-columns-spanned="1" table:number-matrix-rows-spanned="1" table:formula="of:=INDEX([$territories.F$1:.F$1048576];[$territories_all.$B9])" office:value-type="string" office:string-value="&#10;" calcext:value-type="string">
            <text:p/>
            <text:p/>
          </table:table-cell>
          <table:table-cell table:number-matrix-columns-spanned="1" table:number-matrix-rows-spanned="1" table:formula="of:=INDEX([$territories.G$1:.G$1048576];[$territories_all.$B9])" office:value-type="string" office:string-value="Images/navalbase.jpg" calcext:value-type="string">
            <text:p>Images/navalbase.jpg</text:p>
          </table:table-cell>
          <table:table-cell table:number-matrix-columns-spanned="1" table:number-matrix-rows-spanned="1" table:formula="of:=INDEX([$territories.H$1:.H$1048576];[$territories_all.$B9])"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Air Station Patuxent River</text:p>
          </table:table-cell>
          <table:table-cell table:number-matrix-columns-spanned="1" table:number-matrix-rows-spanned="1" table:formula="of:=INDEX([$territories.A$1:.A$1048576];[$territories_all.$B10])" office:value-type="string" office:string-value="US Naval Base" calcext:value-type="string">
            <text:p>US Naval Base</text:p>
          </table:table-cell>
          <table:table-cell table:number-matrix-columns-spanned="1" table:number-matrix-rows-spanned="1" table:formula="of:=INDEX([$territories.B$1:.B$1048576];[$territories_all.$B10])" office:value-type="float" office:value="6" calcext:value-type="float">
            <text:p>6</text:p>
          </table:table-cell>
          <table:table-cell table:number-matrix-columns-spanned="1" table:number-matrix-rows-spanned="1" table:formula="of:=INDEX([$territories.C$1:.C$1048576];[$territories_all.$B10])" office:value-type="float" office:value="2" calcext:value-type="float">
            <text:p>2</text:p>
          </table:table-cell>
          <table:table-cell table:number-matrix-columns-spanned="1" table:number-matrix-rows-spanned="1" table:formula="of:=INDEX([$territories.D$1:.D$1048576];[$territories_all.$B10])" office:value-type="string" office:string-value="&#10;" calcext:value-type="string">
            <text:p/>
            <text:p/>
          </table:table-cell>
          <table:table-cell table:number-matrix-columns-spanned="1" table:number-matrix-rows-spanned="1" table:formula="of:=INDEX([$territories.E$1:.E$1048576];[$territories_all.$B10])" office:value-type="string" office:string-value="USN" calcext:value-type="string">
            <text:p>USN</text:p>
          </table:table-cell>
          <table:table-cell table:number-matrix-columns-spanned="1" table:number-matrix-rows-spanned="1" table:formula="of:=INDEX([$territories.F$1:.F$1048576];[$territories_all.$B10])" office:value-type="string" office:string-value="&#10;" calcext:value-type="string">
            <text:p/>
            <text:p/>
          </table:table-cell>
          <table:table-cell table:number-matrix-columns-spanned="1" table:number-matrix-rows-spanned="1" table:formula="of:=INDEX([$territories.G$1:.G$1048576];[$territories_all.$B10])" office:value-type="string" office:string-value="Images/navalbase.jpg" calcext:value-type="string">
            <text:p>Images/navalbase.jpg</text:p>
          </table:table-cell>
          <table:table-cell table:number-matrix-columns-spanned="1" table:number-matrix-rows-spanned="1" table:formula="of:=INDEX([$territories.H$1:.H$1048576];[$territories_all.$B10])"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Base Coronado</text:p>
          </table:table-cell>
          <table:table-cell table:number-matrix-columns-spanned="1" table:number-matrix-rows-spanned="1" table:formula="of:=INDEX([$territories.A$1:.A$1048576];[$territories_all.$B11])" office:value-type="string" office:string-value="US Naval Base" calcext:value-type="string">
            <text:p>US Naval Base</text:p>
          </table:table-cell>
          <table:table-cell table:number-matrix-columns-spanned="1" table:number-matrix-rows-spanned="1" table:formula="of:=INDEX([$territories.B$1:.B$1048576];[$territories_all.$B11])" office:value-type="float" office:value="6" calcext:value-type="float">
            <text:p>6</text:p>
          </table:table-cell>
          <table:table-cell table:number-matrix-columns-spanned="1" table:number-matrix-rows-spanned="1" table:formula="of:=INDEX([$territories.C$1:.C$1048576];[$territories_all.$B11])" office:value-type="float" office:value="2" calcext:value-type="float">
            <text:p>2</text:p>
          </table:table-cell>
          <table:table-cell table:number-matrix-columns-spanned="1" table:number-matrix-rows-spanned="1" table:formula="of:=INDEX([$territories.D$1:.D$1048576];[$territories_all.$B11])" office:value-type="string" office:string-value="&#10;" calcext:value-type="string">
            <text:p/>
            <text:p/>
          </table:table-cell>
          <table:table-cell table:number-matrix-columns-spanned="1" table:number-matrix-rows-spanned="1" table:formula="of:=INDEX([$territories.E$1:.E$1048576];[$territories_all.$B11])" office:value-type="string" office:string-value="USN" calcext:value-type="string">
            <text:p>USN</text:p>
          </table:table-cell>
          <table:table-cell table:number-matrix-columns-spanned="1" table:number-matrix-rows-spanned="1" table:formula="of:=INDEX([$territories.F$1:.F$1048576];[$territories_all.$B11])" office:value-type="string" office:string-value="&#10;" calcext:value-type="string">
            <text:p/>
            <text:p/>
          </table:table-cell>
          <table:table-cell table:number-matrix-columns-spanned="1" table:number-matrix-rows-spanned="1" table:formula="of:=INDEX([$territories.G$1:.G$1048576];[$territories_all.$B11])" office:value-type="string" office:string-value="Images/navalbase.jpg" calcext:value-type="string">
            <text:p>Images/navalbase.jpg</text:p>
          </table:table-cell>
          <table:table-cell table:number-matrix-columns-spanned="1" table:number-matrix-rows-spanned="1" table:formula="of:=INDEX([$territories.H$1:.H$1048576];[$territories_all.$B11])"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3" calcext:value-type="float">
            <text:p>3</text:p>
          </table:table-cell>
          <table:table-cell office:value-type="string" calcext:value-type="string">
            <text:p>Pine Gap</text:p>
          </table:table-cell>
          <table:table-cell table:number-matrix-columns-spanned="1" table:number-matrix-rows-spanned="1" table:formula="of:=INDEX([$territories.A$1:.A$1048576];[$territories_all.$B12])" office:value-type="string" office:string-value="Pine Gap" calcext:value-type="string">
            <text:p>Pine Gap</text:p>
          </table:table-cell>
          <table:table-cell table:number-matrix-columns-spanned="1" table:number-matrix-rows-spanned="1" table:formula="of:=INDEX([$territories.B$1:.B$1048576];[$territories_all.$B12])" office:value-type="float" office:value="4" calcext:value-type="float">
            <text:p>4</text:p>
          </table:table-cell>
          <table:table-cell table:number-matrix-columns-spanned="1" table:number-matrix-rows-spanned="1" table:formula="of:=INDEX([$territories.C$1:.C$1048576];[$territories_all.$B12])" office:value-type="float" office:value="2" calcext:value-type="float">
            <text:p>2</text:p>
          </table:table-cell>
          <table:table-cell table:number-matrix-columns-spanned="1" table:number-matrix-rows-spanned="1" table:formula="of:=INDEX([$territories.D$1:.D$1048576];[$territories_all.$B12])" office:value-type="string" office:string-value="RAINFALL: During your first deployment phase each turn, select a face down asset controlled by your opponent. Your opponent must reveal this asset. It remains face down afterwards." calcext:value-type="string">
            <text:p>RAINFALL: During your first deployment phase each turn, select a face down asset controlled by your opponent. Your opponent must reveal this asset. It remains face down afterwards.</text:p>
          </table:table-cell>
          <table:table-cell table:number-matrix-columns-spanned="1" table:number-matrix-rows-spanned="1" table:formula="of:=INDEX([$territories.E$1:.E$1048576];[$territories_all.$B12])" office:value-type="string" office:string-value="USN" calcext:value-type="string">
            <text:p>USN</text:p>
          </table:table-cell>
          <table:table-cell table:number-matrix-columns-spanned="1" table:number-matrix-rows-spanned="1" table:formula="of:=INDEX([$territories.F$1:.F$1048576];[$territories_all.$B12])" office:value-type="string" office:string-value="&#10;" calcext:value-type="string">
            <text:p/>
            <text:p/>
          </table:table-cell>
          <table:table-cell table:number-matrix-columns-spanned="1" table:number-matrix-rows-spanned="1" table:formula="of:=INDEX([$territories.G$1:.G$1048576];[$territories_all.$B12])" office:value-type="string" office:string-value="Images/pinegap.jpg" calcext:value-type="string">
            <text:p>Images/pinegap.jpg</text:p>
          </table:table-cell>
          <table:table-cell table:number-matrix-columns-spanned="1" table:number-matrix-rows-spanned="1" table:formula="of:=INDEX([$territories.H$1:.H$1048576];[$territories_all.$B12])"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United States Fleet Activities Yokosuka</text:p>
          </table:table-cell>
          <table:table-cell table:number-matrix-columns-spanned="1" table:number-matrix-rows-spanned="1" table:formula="of:=INDEX([$territories.A$1:.A$1048576];[$territories_all.$B13])" office:value-type="string" office:string-value="US Naval Base" calcext:value-type="string">
            <text:p>US Naval Base</text:p>
          </table:table-cell>
          <table:table-cell table:number-matrix-columns-spanned="1" table:number-matrix-rows-spanned="1" table:formula="of:=INDEX([$territories.B$1:.B$1048576];[$territories_all.$B13])" office:value-type="float" office:value="6" calcext:value-type="float">
            <text:p>6</text:p>
          </table:table-cell>
          <table:table-cell table:number-matrix-columns-spanned="1" table:number-matrix-rows-spanned="1" table:formula="of:=INDEX([$territories.C$1:.C$1048576];[$territories_all.$B13])" office:value-type="float" office:value="2" calcext:value-type="float">
            <text:p>2</text:p>
          </table:table-cell>
          <table:table-cell table:number-matrix-columns-spanned="1" table:number-matrix-rows-spanned="1" table:formula="of:=INDEX([$territories.D$1:.D$1048576];[$territories_all.$B13])" office:value-type="string" office:string-value="&#10;" calcext:value-type="string">
            <text:p/>
            <text:p/>
          </table:table-cell>
          <table:table-cell table:number-matrix-columns-spanned="1" table:number-matrix-rows-spanned="1" table:formula="of:=INDEX([$territories.E$1:.E$1048576];[$territories_all.$B13])" office:value-type="string" office:string-value="USN" calcext:value-type="string">
            <text:p>USN</text:p>
          </table:table-cell>
          <table:table-cell table:number-matrix-columns-spanned="1" table:number-matrix-rows-spanned="1" table:formula="of:=INDEX([$territories.F$1:.F$1048576];[$territories_all.$B13])" office:value-type="string" office:string-value="&#10;" calcext:value-type="string">
            <text:p/>
            <text:p/>
          </table:table-cell>
          <table:table-cell table:number-matrix-columns-spanned="1" table:number-matrix-rows-spanned="1" table:formula="of:=INDEX([$territories.G$1:.G$1048576];[$territories_all.$B13])" office:value-type="string" office:string-value="Images/navalbase.jpg" calcext:value-type="string">
            <text:p>Images/navalbase.jpg</text:p>
          </table:table-cell>
          <table:table-cell table:number-matrix-columns-spanned="1" table:number-matrix-rows-spanned="1" table:formula="of:=INDEX([$territories.H$1:.H$1048576];[$territories_all.$B13])"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Severomorsk</text:p>
          </table:table-cell>
          <table:table-cell table:number-matrix-columns-spanned="1" table:number-matrix-rows-spanned="1" table:formula="of:=INDEX([$territories.A$1:.A$1048576];[$territories_all.$B14])" office:value-type="string" office:string-value="Russian Naval Base" calcext:value-type="string">
            <text:p>Russian Naval Base</text:p>
          </table:table-cell>
          <table:table-cell table:number-matrix-columns-spanned="1" table:number-matrix-rows-spanned="1" table:formula="of:=INDEX([$territories.B$1:.B$1048576];[$territories_all.$B14])" office:value-type="float" office:value="5" calcext:value-type="float">
            <text:p>5</text:p>
          </table:table-cell>
          <table:table-cell table:number-matrix-columns-spanned="1" table:number-matrix-rows-spanned="1" table:formula="of:=INDEX([$territories.C$1:.C$1048576];[$territories_all.$B14])" office:value-type="float" office:value="4" calcext:value-type="float">
            <text:p>4</text:p>
          </table:table-cell>
          <table:table-cell table:number-matrix-columns-spanned="1" table:number-matrix-rows-spanned="1" table:formula="of:=INDEX([$territories.D$1:.D$1048576];[$territories_all.$B14])"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all.$B14])" office:value-type="string" office:string-value="RUS" calcext:value-type="string">
            <text:p>RUS</text:p>
          </table:table-cell>
          <table:table-cell table:number-matrix-columns-spanned="1" table:number-matrix-rows-spanned="1" table:formula="of:=INDEX([$territories.F$1:.F$1048576];[$territories_all.$B14])" office:value-type="string" office:string-value="&#10;" calcext:value-type="string">
            <text:p/>
            <text:p/>
          </table:table-cell>
          <table:table-cell table:number-matrix-columns-spanned="1" table:number-matrix-rows-spanned="1" table:formula="of:=INDEX([$territories.G$1:.G$1048576];[$territories_all.$B14])" office:value-type="string" office:string-value="Images/russnavybase.jpg" calcext:value-type="string">
            <text:p>Images/russnavybase.jpg</text:p>
          </table:table-cell>
          <table:table-cell table:number-matrix-columns-spanned="1" table:number-matrix-rows-spanned="1" table:formula="of:=INDEX([$territories.H$1:.H$1048576];[$territories_all.$B14])"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Kaliningrad, Kaliningrad Oblast</text:p>
          </table:table-cell>
          <table:table-cell table:number-matrix-columns-spanned="1" table:number-matrix-rows-spanned="1" table:formula="of:=INDEX([$territories.A$1:.A$1048576];[$territories_all.$B15])" office:value-type="string" office:string-value="Russian Naval Base" calcext:value-type="string">
            <text:p>Russian Naval Base</text:p>
          </table:table-cell>
          <table:table-cell table:number-matrix-columns-spanned="1" table:number-matrix-rows-spanned="1" table:formula="of:=INDEX([$territories.B$1:.B$1048576];[$territories_all.$B15])" office:value-type="float" office:value="5" calcext:value-type="float">
            <text:p>5</text:p>
          </table:table-cell>
          <table:table-cell table:number-matrix-columns-spanned="1" table:number-matrix-rows-spanned="1" table:formula="of:=INDEX([$territories.C$1:.C$1048576];[$territories_all.$B15])" office:value-type="float" office:value="4" calcext:value-type="float">
            <text:p>4</text:p>
          </table:table-cell>
          <table:table-cell table:number-matrix-columns-spanned="1" table:number-matrix-rows-spanned="1" table:formula="of:=INDEX([$territories.D$1:.D$1048576];[$territories_all.$B15])"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all.$B15])" office:value-type="string" office:string-value="RUS" calcext:value-type="string">
            <text:p>RUS</text:p>
          </table:table-cell>
          <table:table-cell table:number-matrix-columns-spanned="1" table:number-matrix-rows-spanned="1" table:formula="of:=INDEX([$territories.F$1:.F$1048576];[$territories_all.$B15])" office:value-type="string" office:string-value="&#10;" calcext:value-type="string">
            <text:p/>
            <text:p/>
          </table:table-cell>
          <table:table-cell table:number-matrix-columns-spanned="1" table:number-matrix-rows-spanned="1" table:formula="of:=INDEX([$territories.G$1:.G$1048576];[$territories_all.$B15])" office:value-type="string" office:string-value="Images/russnavybase.jpg" calcext:value-type="string">
            <text:p>Images/russnavybase.jpg</text:p>
          </table:table-cell>
          <table:table-cell table:number-matrix-columns-spanned="1" table:number-matrix-rows-spanned="1" table:formula="of:=INDEX([$territories.H$1:.H$1048576];[$territories_all.$B15])"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Sevastopol</text:p>
          </table:table-cell>
          <table:table-cell table:number-matrix-columns-spanned="1" table:number-matrix-rows-spanned="1" table:formula="of:=INDEX([$territories.A$1:.A$1048576];[$territories_all.$B16])" office:value-type="string" office:string-value="Russian Naval Base" calcext:value-type="string">
            <text:p>Russian Naval Base</text:p>
          </table:table-cell>
          <table:table-cell table:number-matrix-columns-spanned="1" table:number-matrix-rows-spanned="1" table:formula="of:=INDEX([$territories.B$1:.B$1048576];[$territories_all.$B16])" office:value-type="float" office:value="5" calcext:value-type="float">
            <text:p>5</text:p>
          </table:table-cell>
          <table:table-cell table:number-matrix-columns-spanned="1" table:number-matrix-rows-spanned="1" table:formula="of:=INDEX([$territories.C$1:.C$1048576];[$territories_all.$B16])" office:value-type="float" office:value="4" calcext:value-type="float">
            <text:p>4</text:p>
          </table:table-cell>
          <table:table-cell table:number-matrix-columns-spanned="1" table:number-matrix-rows-spanned="1" table:formula="of:=INDEX([$territories.D$1:.D$1048576];[$territories_all.$B16])"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all.$B16])" office:value-type="string" office:string-value="RUS" calcext:value-type="string">
            <text:p>RUS</text:p>
          </table:table-cell>
          <table:table-cell table:number-matrix-columns-spanned="1" table:number-matrix-rows-spanned="1" table:formula="of:=INDEX([$territories.F$1:.F$1048576];[$territories_all.$B16])" office:value-type="string" office:string-value="&#10;" calcext:value-type="string">
            <text:p/>
            <text:p/>
          </table:table-cell>
          <table:table-cell table:number-matrix-columns-spanned="1" table:number-matrix-rows-spanned="1" table:formula="of:=INDEX([$territories.G$1:.G$1048576];[$territories_all.$B16])" office:value-type="string" office:string-value="Images/russnavybase.jpg" calcext:value-type="string">
            <text:p>Images/russnavybase.jpg</text:p>
          </table:table-cell>
          <table:table-cell table:number-matrix-columns-spanned="1" table:number-matrix-rows-spanned="1" table:formula="of:=INDEX([$territories.H$1:.H$1048576];[$territories_all.$B16])"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Atstrakhan</text:p>
          </table:table-cell>
          <table:table-cell table:number-matrix-columns-spanned="1" table:number-matrix-rows-spanned="1" table:formula="of:=INDEX([$territories.A$1:.A$1048576];[$territories_all.$B17])" office:value-type="string" office:string-value="Russian Naval Base" calcext:value-type="string">
            <text:p>Russian Naval Base</text:p>
          </table:table-cell>
          <table:table-cell table:number-matrix-columns-spanned="1" table:number-matrix-rows-spanned="1" table:formula="of:=INDEX([$territories.B$1:.B$1048576];[$territories_all.$B17])" office:value-type="float" office:value="5" calcext:value-type="float">
            <text:p>5</text:p>
          </table:table-cell>
          <table:table-cell table:number-matrix-columns-spanned="1" table:number-matrix-rows-spanned="1" table:formula="of:=INDEX([$territories.C$1:.C$1048576];[$territories_all.$B17])" office:value-type="float" office:value="4" calcext:value-type="float">
            <text:p>4</text:p>
          </table:table-cell>
          <table:table-cell table:number-matrix-columns-spanned="1" table:number-matrix-rows-spanned="1" table:formula="of:=INDEX([$territories.D$1:.D$1048576];[$territories_all.$B17])"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all.$B17])" office:value-type="string" office:string-value="RUS" calcext:value-type="string">
            <text:p>RUS</text:p>
          </table:table-cell>
          <table:table-cell table:number-matrix-columns-spanned="1" table:number-matrix-rows-spanned="1" table:formula="of:=INDEX([$territories.F$1:.F$1048576];[$territories_all.$B17])" office:value-type="string" office:string-value="&#10;" calcext:value-type="string">
            <text:p/>
            <text:p/>
          </table:table-cell>
          <table:table-cell table:number-matrix-columns-spanned="1" table:number-matrix-rows-spanned="1" table:formula="of:=INDEX([$territories.G$1:.G$1048576];[$territories_all.$B17])" office:value-type="string" office:string-value="Images/russnavybase.jpg" calcext:value-type="string">
            <text:p>Images/russnavybase.jpg</text:p>
          </table:table-cell>
          <table:table-cell table:number-matrix-columns-spanned="1" table:number-matrix-rows-spanned="1" table:formula="of:=INDEX([$territories.H$1:.H$1048576];[$territories_all.$B17])"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Vladivostok</text:p>
          </table:table-cell>
          <table:table-cell table:number-matrix-columns-spanned="1" table:number-matrix-rows-spanned="1" table:formula="of:=INDEX([$territories.A$1:.A$1048576];[$territories_all.$B18])" office:value-type="string" office:string-value="Russian Naval Base" calcext:value-type="string">
            <text:p>Russian Naval Base</text:p>
          </table:table-cell>
          <table:table-cell table:number-matrix-columns-spanned="1" table:number-matrix-rows-spanned="1" table:formula="of:=INDEX([$territories.B$1:.B$1048576];[$territories_all.$B18])" office:value-type="float" office:value="5" calcext:value-type="float">
            <text:p>5</text:p>
          </table:table-cell>
          <table:table-cell table:number-matrix-columns-spanned="1" table:number-matrix-rows-spanned="1" table:formula="of:=INDEX([$territories.C$1:.C$1048576];[$territories_all.$B18])" office:value-type="float" office:value="4" calcext:value-type="float">
            <text:p>4</text:p>
          </table:table-cell>
          <table:table-cell table:number-matrix-columns-spanned="1" table:number-matrix-rows-spanned="1" table:formula="of:=INDEX([$territories.D$1:.D$1048576];[$territories_all.$B18])"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all.$B18])" office:value-type="string" office:string-value="RUS" calcext:value-type="string">
            <text:p>RUS</text:p>
          </table:table-cell>
          <table:table-cell table:number-matrix-columns-spanned="1" table:number-matrix-rows-spanned="1" table:formula="of:=INDEX([$territories.F$1:.F$1048576];[$territories_all.$B18])" office:value-type="string" office:string-value="&#10;" calcext:value-type="string">
            <text:p/>
            <text:p/>
          </table:table-cell>
          <table:table-cell table:number-matrix-columns-spanned="1" table:number-matrix-rows-spanned="1" table:formula="of:=INDEX([$territories.G$1:.G$1048576];[$territories_all.$B18])" office:value-type="string" office:string-value="Images/russnavybase.jpg" calcext:value-type="string">
            <text:p>Images/russnavybase.jpg</text:p>
          </table:table-cell>
          <table:table-cell table:number-matrix-columns-spanned="1" table:number-matrix-rows-spanned="1" table:formula="of:=INDEX([$territories.H$1:.H$1048576];[$territories_all.$B18])"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Petrapavlovsk-Kamchatskiy</text:p>
          </table:table-cell>
          <table:table-cell table:number-matrix-columns-spanned="1" table:number-matrix-rows-spanned="1" table:formula="of:=INDEX([$territories.A$1:.A$1048576];[$territories_all.$B19])" office:value-type="string" office:string-value="Russian Naval Base" calcext:value-type="string">
            <text:p>Russian Naval Base</text:p>
          </table:table-cell>
          <table:table-cell table:number-matrix-columns-spanned="1" table:number-matrix-rows-spanned="1" table:formula="of:=INDEX([$territories.B$1:.B$1048576];[$territories_all.$B19])" office:value-type="float" office:value="5" calcext:value-type="float">
            <text:p>5</text:p>
          </table:table-cell>
          <table:table-cell table:number-matrix-columns-spanned="1" table:number-matrix-rows-spanned="1" table:formula="of:=INDEX([$territories.C$1:.C$1048576];[$territories_all.$B19])" office:value-type="float" office:value="4" calcext:value-type="float">
            <text:p>4</text:p>
          </table:table-cell>
          <table:table-cell table:number-matrix-columns-spanned="1" table:number-matrix-rows-spanned="1" table:formula="of:=INDEX([$territories.D$1:.D$1048576];[$territories_all.$B19])"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all.$B19])" office:value-type="string" office:string-value="RUS" calcext:value-type="string">
            <text:p>RUS</text:p>
          </table:table-cell>
          <table:table-cell table:number-matrix-columns-spanned="1" table:number-matrix-rows-spanned="1" table:formula="of:=INDEX([$territories.F$1:.F$1048576];[$territories_all.$B19])" office:value-type="string" office:string-value="&#10;" calcext:value-type="string">
            <text:p/>
            <text:p/>
          </table:table-cell>
          <table:table-cell table:number-matrix-columns-spanned="1" table:number-matrix-rows-spanned="1" table:formula="of:=INDEX([$territories.G$1:.G$1048576];[$territories_all.$B19])" office:value-type="string" office:string-value="Images/russnavybase.jpg" calcext:value-type="string">
            <text:p>Images/russnavybase.jpg</text:p>
          </table:table-cell>
          <table:table-cell table:number-matrix-columns-spanned="1" table:number-matrix-rows-spanned="1" table:formula="of:=INDEX([$territories.H$1:.H$1048576];[$territories_all.$B19])"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Mekhachkala</text:p>
          </table:table-cell>
          <table:table-cell table:number-matrix-columns-spanned="1" table:number-matrix-rows-spanned="1" table:formula="of:=INDEX([$territories.A$1:.A$1048576];[$territories_all.$B20])" office:value-type="string" office:string-value="Russian Naval Base" calcext:value-type="string">
            <text:p>Russian Naval Base</text:p>
          </table:table-cell>
          <table:table-cell table:number-matrix-columns-spanned="1" table:number-matrix-rows-spanned="1" table:formula="of:=INDEX([$territories.B$1:.B$1048576];[$territories_all.$B20])" office:value-type="float" office:value="5" calcext:value-type="float">
            <text:p>5</text:p>
          </table:table-cell>
          <table:table-cell table:number-matrix-columns-spanned="1" table:number-matrix-rows-spanned="1" table:formula="of:=INDEX([$territories.C$1:.C$1048576];[$territories_all.$B20])" office:value-type="float" office:value="4" calcext:value-type="float">
            <text:p>4</text:p>
          </table:table-cell>
          <table:table-cell table:number-matrix-columns-spanned="1" table:number-matrix-rows-spanned="1" table:formula="of:=INDEX([$territories.D$1:.D$1048576];[$territories_all.$B20])"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all.$B20])" office:value-type="string" office:string-value="RUS" calcext:value-type="string">
            <text:p>RUS</text:p>
          </table:table-cell>
          <table:table-cell table:number-matrix-columns-spanned="1" table:number-matrix-rows-spanned="1" table:formula="of:=INDEX([$territories.F$1:.F$1048576];[$territories_all.$B20])" office:value-type="string" office:string-value="&#10;" calcext:value-type="string">
            <text:p/>
            <text:p/>
          </table:table-cell>
          <table:table-cell table:number-matrix-columns-spanned="1" table:number-matrix-rows-spanned="1" table:formula="of:=INDEX([$territories.G$1:.G$1048576];[$territories_all.$B20])" office:value-type="string" office:string-value="Images/russnavybase.jpg" calcext:value-type="string">
            <text:p>Images/russnavybase.jpg</text:p>
          </table:table-cell>
          <table:table-cell table:number-matrix-columns-spanned="1" table:number-matrix-rows-spanned="1" table:formula="of:=INDEX([$territories.H$1:.H$1048576];[$territories_all.$B20])"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Novorossiysk</text:p>
          </table:table-cell>
          <table:table-cell table:number-matrix-columns-spanned="1" table:number-matrix-rows-spanned="1" table:formula="of:=INDEX([$territories.A$1:.A$1048576];[$territories_all.$B21])" office:value-type="string" office:string-value="Russian Naval Base" calcext:value-type="string">
            <text:p>Russian Naval Base</text:p>
          </table:table-cell>
          <table:table-cell table:number-matrix-columns-spanned="1" table:number-matrix-rows-spanned="1" table:formula="of:=INDEX([$territories.B$1:.B$1048576];[$territories_all.$B21])" office:value-type="float" office:value="5" calcext:value-type="float">
            <text:p>5</text:p>
          </table:table-cell>
          <table:table-cell table:number-matrix-columns-spanned="1" table:number-matrix-rows-spanned="1" table:formula="of:=INDEX([$territories.C$1:.C$1048576];[$territories_all.$B21])" office:value-type="float" office:value="4" calcext:value-type="float">
            <text:p>4</text:p>
          </table:table-cell>
          <table:table-cell table:number-matrix-columns-spanned="1" table:number-matrix-rows-spanned="1" table:formula="of:=INDEX([$territories.D$1:.D$1048576];[$territories_all.$B21])"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all.$B21])" office:value-type="string" office:string-value="RUS" calcext:value-type="string">
            <text:p>RUS</text:p>
          </table:table-cell>
          <table:table-cell table:number-matrix-columns-spanned="1" table:number-matrix-rows-spanned="1" table:formula="of:=INDEX([$territories.F$1:.F$1048576];[$territories_all.$B21])" office:value-type="string" office:string-value="&#10;" calcext:value-type="string">
            <text:p/>
            <text:p/>
          </table:table-cell>
          <table:table-cell table:number-matrix-columns-spanned="1" table:number-matrix-rows-spanned="1" table:formula="of:=INDEX([$territories.G$1:.G$1048576];[$territories_all.$B21])" office:value-type="string" office:string-value="Images/russnavybase.jpg" calcext:value-type="string">
            <text:p>Images/russnavybase.jpg</text:p>
          </table:table-cell>
          <table:table-cell table:number-matrix-columns-spanned="1" table:number-matrix-rows-spanned="1" table:formula="of:=INDEX([$territories.H$1:.H$1048576];[$territories_all.$B21])"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Baltiysk</text:p>
          </table:table-cell>
          <table:table-cell table:number-matrix-columns-spanned="1" table:number-matrix-rows-spanned="1" table:formula="of:=INDEX([$territories.A$1:.A$1048576];[$territories_all.$B22])" office:value-type="string" office:string-value="Russian Naval Base" calcext:value-type="string">
            <text:p>Russian Naval Base</text:p>
          </table:table-cell>
          <table:table-cell table:number-matrix-columns-spanned="1" table:number-matrix-rows-spanned="1" table:formula="of:=INDEX([$territories.B$1:.B$1048576];[$territories_all.$B22])" office:value-type="float" office:value="5" calcext:value-type="float">
            <text:p>5</text:p>
          </table:table-cell>
          <table:table-cell table:number-matrix-columns-spanned="1" table:number-matrix-rows-spanned="1" table:formula="of:=INDEX([$territories.C$1:.C$1048576];[$territories_all.$B22])" office:value-type="float" office:value="4" calcext:value-type="float">
            <text:p>4</text:p>
          </table:table-cell>
          <table:table-cell table:number-matrix-columns-spanned="1" table:number-matrix-rows-spanned="1" table:formula="of:=INDEX([$territories.D$1:.D$1048576];[$territories_all.$B22])"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all.$B22])" office:value-type="string" office:string-value="RUS" calcext:value-type="string">
            <text:p>RUS</text:p>
          </table:table-cell>
          <table:table-cell table:number-matrix-columns-spanned="1" table:number-matrix-rows-spanned="1" table:formula="of:=INDEX([$territories.F$1:.F$1048576];[$territories_all.$B22])" office:value-type="string" office:string-value="&#10;" calcext:value-type="string">
            <text:p/>
            <text:p/>
          </table:table-cell>
          <table:table-cell table:number-matrix-columns-spanned="1" table:number-matrix-rows-spanned="1" table:formula="of:=INDEX([$territories.G$1:.G$1048576];[$territories_all.$B22])" office:value-type="string" office:string-value="Images/russnavybase.jpg" calcext:value-type="string">
            <text:p>Images/russnavybase.jpg</text:p>
          </table:table-cell>
          <table:table-cell table:number-matrix-columns-spanned="1" table:number-matrix-rows-spanned="1" table:formula="of:=INDEX([$territories.H$1:.H$1048576];[$territories_all.$B22])"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Kronshtadt</text:p>
          </table:table-cell>
          <table:table-cell table:number-matrix-columns-spanned="1" table:number-matrix-rows-spanned="1" table:formula="of:=INDEX([$territories.A$1:.A$1048576];[$territories_all.$B23])" office:value-type="string" office:string-value="Russian Naval Base" calcext:value-type="string">
            <text:p>Russian Naval Base</text:p>
          </table:table-cell>
          <table:table-cell table:number-matrix-columns-spanned="1" table:number-matrix-rows-spanned="1" table:formula="of:=INDEX([$territories.B$1:.B$1048576];[$territories_all.$B23])" office:value-type="float" office:value="5" calcext:value-type="float">
            <text:p>5</text:p>
          </table:table-cell>
          <table:table-cell table:number-matrix-columns-spanned="1" table:number-matrix-rows-spanned="1" table:formula="of:=INDEX([$territories.C$1:.C$1048576];[$territories_all.$B23])" office:value-type="float" office:value="4" calcext:value-type="float">
            <text:p>4</text:p>
          </table:table-cell>
          <table:table-cell table:number-matrix-columns-spanned="1" table:number-matrix-rows-spanned="1" table:formula="of:=INDEX([$territories.D$1:.D$1048576];[$territories_all.$B23])"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all.$B23])" office:value-type="string" office:string-value="RUS" calcext:value-type="string">
            <text:p>RUS</text:p>
          </table:table-cell>
          <table:table-cell table:number-matrix-columns-spanned="1" table:number-matrix-rows-spanned="1" table:formula="of:=INDEX([$territories.F$1:.F$1048576];[$territories_all.$B23])" office:value-type="string" office:string-value="&#10;" calcext:value-type="string">
            <text:p/>
            <text:p/>
          </table:table-cell>
          <table:table-cell table:number-matrix-columns-spanned="1" table:number-matrix-rows-spanned="1" table:formula="of:=INDEX([$territories.G$1:.G$1048576];[$territories_all.$B23])" office:value-type="string" office:string-value="Images/russnavybase.jpg" calcext:value-type="string">
            <text:p>Images/russnavybase.jpg</text:p>
          </table:table-cell>
          <table:table-cell table:number-matrix-columns-spanned="1" table:number-matrix-rows-spanned="1" table:formula="of:=INDEX([$territories.H$1:.H$1048576];[$territories_all.$B23])"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Tartus, Syria</text:p>
          </table:table-cell>
          <table:table-cell table:number-matrix-columns-spanned="1" table:number-matrix-rows-spanned="1" table:formula="of:=INDEX([$territories.A$1:.A$1048576];[$territories_all.$B24])" office:value-type="string" office:string-value="Russian Naval Base" calcext:value-type="string">
            <text:p>Russian Naval Base</text:p>
          </table:table-cell>
          <table:table-cell table:number-matrix-columns-spanned="1" table:number-matrix-rows-spanned="1" table:formula="of:=INDEX([$territories.B$1:.B$1048576];[$territories_all.$B24])" office:value-type="float" office:value="5" calcext:value-type="float">
            <text:p>5</text:p>
          </table:table-cell>
          <table:table-cell table:number-matrix-columns-spanned="1" table:number-matrix-rows-spanned="1" table:formula="of:=INDEX([$territories.C$1:.C$1048576];[$territories_all.$B24])" office:value-type="float" office:value="4" calcext:value-type="float">
            <text:p>4</text:p>
          </table:table-cell>
          <table:table-cell table:number-matrix-columns-spanned="1" table:number-matrix-rows-spanned="1" table:formula="of:=INDEX([$territories.D$1:.D$1048576];[$territories_all.$B24])"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all.$B24])" office:value-type="string" office:string-value="RUS" calcext:value-type="string">
            <text:p>RUS</text:p>
          </table:table-cell>
          <table:table-cell table:number-matrix-columns-spanned="1" table:number-matrix-rows-spanned="1" table:formula="of:=INDEX([$territories.F$1:.F$1048576];[$territories_all.$B24])" office:value-type="string" office:string-value="&#10;" calcext:value-type="string">
            <text:p/>
            <text:p/>
          </table:table-cell>
          <table:table-cell table:number-matrix-columns-spanned="1" table:number-matrix-rows-spanned="1" table:formula="of:=INDEX([$territories.G$1:.G$1048576];[$territories_all.$B24])" office:value-type="string" office:string-value="Images/russnavybase.jpg" calcext:value-type="string">
            <text:p>Images/russnavybase.jpg</text:p>
          </table:table-cell>
          <table:table-cell table:number-matrix-columns-spanned="1" table:number-matrix-rows-spanned="1" table:formula="of:=INDEX([$territories.H$1:.H$1048576];[$territories_all.$B24])"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Arkhangelsk</text:p>
          </table:table-cell>
          <table:table-cell table:number-matrix-columns-spanned="1" table:number-matrix-rows-spanned="1" table:formula="of:=INDEX([$territories.A$1:.A$1048576];[$territories_all.$B25])" office:value-type="string" office:string-value="Russian Naval Base" calcext:value-type="string">
            <text:p>Russian Naval Base</text:p>
          </table:table-cell>
          <table:table-cell table:number-matrix-columns-spanned="1" table:number-matrix-rows-spanned="1" table:formula="of:=INDEX([$territories.B$1:.B$1048576];[$territories_all.$B25])" office:value-type="float" office:value="5" calcext:value-type="float">
            <text:p>5</text:p>
          </table:table-cell>
          <table:table-cell table:number-matrix-columns-spanned="1" table:number-matrix-rows-spanned="1" table:formula="of:=INDEX([$territories.C$1:.C$1048576];[$territories_all.$B25])" office:value-type="float" office:value="4" calcext:value-type="float">
            <text:p>4</text:p>
          </table:table-cell>
          <table:table-cell table:number-matrix-columns-spanned="1" table:number-matrix-rows-spanned="1" table:formula="of:=INDEX([$territories.D$1:.D$1048576];[$territories_all.$B25])"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all.$B25])" office:value-type="string" office:string-value="RUS" calcext:value-type="string">
            <text:p>RUS</text:p>
          </table:table-cell>
          <table:table-cell table:number-matrix-columns-spanned="1" table:number-matrix-rows-spanned="1" table:formula="of:=INDEX([$territories.F$1:.F$1048576];[$territories_all.$B25])" office:value-type="string" office:string-value="&#10;" calcext:value-type="string">
            <text:p/>
            <text:p/>
          </table:table-cell>
          <table:table-cell table:number-matrix-columns-spanned="1" table:number-matrix-rows-spanned="1" table:formula="of:=INDEX([$territories.G$1:.G$1048576];[$territories_all.$B25])" office:value-type="string" office:string-value="Images/russnavybase.jpg" calcext:value-type="string">
            <text:p>Images/russnavybase.jpg</text:p>
          </table:table-cell>
          <table:table-cell table:number-matrix-columns-spanned="1" table:number-matrix-rows-spanned="1" table:formula="of:=INDEX([$territories.H$1:.H$1048576];[$territories_all.$B25])" office:value-type="string" office:string-value="0.0.1" calcext:value-type="string">
            <text:p>0.0.1</text:p>
          </table:table-cell>
          <table:table-cell table:number-columns-repeated="53"/>
        </table:table-row>
        <table:table-row table:style-name="ro1" table:number-rows-repeated="1048550">
          <table:table-cell table:number-columns-repeated="64"/>
        </table:table-row>
        <table:table-row table:style-name="ro1">
          <table:table-cell table:number-columns-repeated="64"/>
        </table:table-row>
      </table:table>
      <table:table table:name="territories_us_start" table:style-name="ta14">
        <table:table-column table:style-name="co2" table:number-columns-repeated="3" table:default-cell-style-name="Default"/>
        <table:table-column table:style-name="co55" table:default-cell-style-name="Default"/>
        <table:table-column table:style-name="co2" table:number-columns-repeated="60" table:default-cell-style-name="Default"/>
        <table:table-row table:style-name="ro1">
          <table:table-cell office:value-type="string" calcext:value-type="string">
            <text:p>Duplication</text:p>
          </table:table-cell>
          <table:table-cell office:value-type="string" calcext:value-type="string">
            <text:p>Class</text:p>
          </table:table-cell>
          <table:table-cell office:value-type="string" calcext:value-type="string">
            <text:p>Name</text:p>
          </table:table-cell>
          <table:table-cell table:formula="of:=[$territories.A1]" office:value-type="string" office:string-value="Title" calcext:value-type="string">
            <text:p>Title</text:p>
          </table:table-cell>
          <table:table-cell table:formula="of:=[$territories.B1]" office:value-type="string" office:string-value="LogisticsCapacity" calcext:value-type="string">
            <text:p>LogisticsCapacity</text:p>
          </table:table-cell>
          <table:table-cell table:formula="of:=[$territories.C1]" office:value-type="string" office:string-value="ShoreDefense" calcext:value-type="string">
            <text:p>ShoreDefense</text:p>
          </table:table-cell>
          <table:table-cell table:formula="of:=[$territories.D1]" office:value-type="string" office:string-value="Description" calcext:value-type="string">
            <text:p>Description</text:p>
          </table:table-cell>
          <table:table-cell table:formula="of:=[$territories.E1]" office:value-type="string" office:string-value="Roster" calcext:value-type="string">
            <text:p>Roster</text:p>
          </table:table-cell>
          <table:table-cell table:formula="of:=[$territories.F1]" office:value-type="string" office:string-value="FlavorText" calcext:value-type="string">
            <text:p>FlavorText</text:p>
          </table:table-cell>
          <table:table-cell table:formula="of:=[$territories.G1]" office:value-type="string" office:string-value="Image" calcext:value-type="string">
            <text:p>Image</text:p>
          </table:table-cell>
          <table:table-cell table:formula="of:=[$territories.H1]" office:value-type="string" office:string-value="Version" calcext:value-type="string">
            <text:p>Version</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Station Norfolk</text:p>
          </table:table-cell>
          <table:table-cell table:number-matrix-columns-spanned="1" table:number-matrix-rows-spanned="1" table:formula="of:=INDEX([$territories.A$1:.A$1048576];[$territories_us_start.$B2])" office:value-type="string" office:string-value="US Naval Base" calcext:value-type="string">
            <text:p>US Naval Base</text:p>
          </table:table-cell>
          <table:table-cell table:number-matrix-columns-spanned="1" table:number-matrix-rows-spanned="1" table:formula="of:=INDEX([$territories.B$1:.B$1048576];[$territories_us_start.$B2])" office:value-type="float" office:value="6" calcext:value-type="float">
            <text:p>6</text:p>
          </table:table-cell>
          <table:table-cell table:number-matrix-columns-spanned="1" table:number-matrix-rows-spanned="1" table:formula="of:=INDEX([$territories.C$1:.C$1048576];[$territories_us_start.$B2])" office:value-type="float" office:value="2" calcext:value-type="float">
            <text:p>2</text:p>
          </table:table-cell>
          <table:table-cell table:number-matrix-columns-spanned="1" table:number-matrix-rows-spanned="1" table:formula="of:=INDEX([$territories.D$1:.D$1048576];[$territories_us_start.$B2])" office:value-type="string" office:string-value="&#10;" calcext:value-type="string">
            <text:p/>
            <text:p/>
          </table:table-cell>
          <table:table-cell table:number-matrix-columns-spanned="1" table:number-matrix-rows-spanned="1" table:formula="of:=INDEX([$territories.E$1:.E$1048576];[$territories_us_start.$B2])" office:value-type="string" office:string-value="USN" calcext:value-type="string">
            <text:p>USN</text:p>
          </table:table-cell>
          <table:table-cell table:number-matrix-columns-spanned="1" table:number-matrix-rows-spanned="1" table:formula="of:=INDEX([$territories.F$1:.F$1048576];[$territories_us_start.$B2])" office:value-type="string" office:string-value="&#10;" calcext:value-type="string">
            <text:p/>
            <text:p/>
          </table:table-cell>
          <table:table-cell table:number-matrix-columns-spanned="1" table:number-matrix-rows-spanned="1" table:formula="of:=INDEX([$territories.G$1:.G$1048576];[$territories_us_start.$B2])" office:value-type="string" office:string-value="Images/navalbase.jpg" calcext:value-type="string">
            <text:p>Images/navalbase.jpg</text:p>
          </table:table-cell>
          <table:table-cell table:number-matrix-columns-spanned="1" table:number-matrix-rows-spanned="1" table:formula="of:=INDEX([$territories.H$1:.H$1048576];[$territories_us_start.$B2])" office:value-type="string" office:string-value="0.0.1" calcext:value-type="string">
            <text:p>0.0.1</text:p>
          </table:table-cell>
          <table:table-cell table:number-columns-repeated="53"/>
        </table:table-row>
        <table:table-row table:style-name="ro1">
          <table:table-cell office:value-type="float" office:value="0" calcext:value-type="float">
            <text:p>0</text:p>
          </table:table-cell>
          <table:table-cell office:value-type="float" office:value="4" calcext:value-type="float">
            <text:p>4</text:p>
          </table:table-cell>
          <table:table-cell office:value-type="string" calcext:value-type="string">
            <text:p>Joint Base Pearl Harbor</text:p>
          </table:table-cell>
          <table:table-cell table:number-matrix-columns-spanned="1" table:number-matrix-rows-spanned="1" table:formula="of:=INDEX([$territories.A$1:.A$1048576];[$territories_us_start.$B3])" office:value-type="string" office:string-value="Joint Base Pearl Harbor" calcext:value-type="string">
            <text:p>Joint Base Pearl Harbor</text:p>
          </table:table-cell>
          <table:table-cell table:number-matrix-columns-spanned="1" table:number-matrix-rows-spanned="1" table:formula="of:=INDEX([$territories.B$1:.B$1048576];[$territories_us_start.$B3])" office:value-type="float" office:value="5" calcext:value-type="float">
            <text:p>5</text:p>
          </table:table-cell>
          <table:table-cell table:number-matrix-columns-spanned="1" table:number-matrix-rows-spanned="1" table:formula="of:=INDEX([$territories.C$1:.C$1048576];[$territories_us_start.$B3])" office:value-type="float" office:value="4" calcext:value-type="float">
            <text:p>4</text:p>
          </table:table-cell>
          <table:table-cell table:number-matrix-columns-spanned="1" table:number-matrix-rows-spanned="1" table:formula="of:=INDEX([$territories.D$1:.D$1048576];[$territories_us_start.$B3])" office:value-type="string" office:string-value="Grants 2 logistics capacity to the USN player if controlled by their opponent." calcext:value-type="string">
            <text:p>Grants 2 logistics capacity to the USN player if controlled by their opponent.</text:p>
          </table:table-cell>
          <table:table-cell table:number-matrix-columns-spanned="1" table:number-matrix-rows-spanned="1" table:formula="of:=INDEX([$territories.E$1:.E$1048576];[$territories_us_start.$B3])" office:value-type="string" office:string-value="USN" calcext:value-type="string">
            <text:p>USN</text:p>
          </table:table-cell>
          <table:table-cell table:number-matrix-columns-spanned="1" table:number-matrix-rows-spanned="1" table:formula="of:=INDEX([$territories.F$1:.F$1048576];[$territories_us_start.$B3])" office:value-type="string" office:string-value="&quot;I believe that I interpret the will of the Congress and of the people when I assert that we will not only defend ourselves to the uttermost, but will make it very certain that this form of treachery shall never again endanger us.&quot; - FDR" calcext:value-type="string">
            <text:p>"I believe that I interpret the will of the Congress and of the people when I assert that we will not only defend ourselves to the uttermost, but will make it very certain that this form of treachery shall never again endanger us." - FDR</text:p>
          </table:table-cell>
          <table:table-cell table:number-matrix-columns-spanned="1" table:number-matrix-rows-spanned="1" table:formula="of:=INDEX([$territories.G$1:.G$1048576];[$territories_us_start.$B3])" office:value-type="string" office:string-value="Images/pearlharbor.jpg" calcext:value-type="string">
            <text:p>Images/pearlharbor.jpg</text:p>
          </table:table-cell>
          <table:table-cell table:number-matrix-columns-spanned="1" table:number-matrix-rows-spanned="1" table:formula="of:=INDEX([$territories.H$1:.H$1048576];[$territories_us_start.$B3])"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Air Station Jacksonville</text:p>
          </table:table-cell>
          <table:table-cell table:number-matrix-columns-spanned="1" table:number-matrix-rows-spanned="1" table:formula="of:=INDEX([$territories.A$1:.A$1048576];[$territories_us_start.$B4])" office:value-type="string" office:string-value="US Naval Base" calcext:value-type="string">
            <text:p>US Naval Base</text:p>
          </table:table-cell>
          <table:table-cell table:number-matrix-columns-spanned="1" table:number-matrix-rows-spanned="1" table:formula="of:=INDEX([$territories.B$1:.B$1048576];[$territories_us_start.$B4])" office:value-type="float" office:value="6" calcext:value-type="float">
            <text:p>6</text:p>
          </table:table-cell>
          <table:table-cell table:number-matrix-columns-spanned="1" table:number-matrix-rows-spanned="1" table:formula="of:=INDEX([$territories.C$1:.C$1048576];[$territories_us_start.$B4])" office:value-type="float" office:value="2" calcext:value-type="float">
            <text:p>2</text:p>
          </table:table-cell>
          <table:table-cell table:number-matrix-columns-spanned="1" table:number-matrix-rows-spanned="1" table:formula="of:=INDEX([$territories.D$1:.D$1048576];[$territories_us_start.$B4])" office:value-type="string" office:string-value="&#10;" calcext:value-type="string">
            <text:p/>
            <text:p/>
          </table:table-cell>
          <table:table-cell table:number-matrix-columns-spanned="1" table:number-matrix-rows-spanned="1" table:formula="of:=INDEX([$territories.E$1:.E$1048576];[$territories_us_start.$B4])" office:value-type="string" office:string-value="USN" calcext:value-type="string">
            <text:p>USN</text:p>
          </table:table-cell>
          <table:table-cell table:number-matrix-columns-spanned="1" table:number-matrix-rows-spanned="1" table:formula="of:=INDEX([$territories.F$1:.F$1048576];[$territories_us_start.$B4])" office:value-type="string" office:string-value="&#10;" calcext:value-type="string">
            <text:p/>
            <text:p/>
          </table:table-cell>
          <table:table-cell table:number-matrix-columns-spanned="1" table:number-matrix-rows-spanned="1" table:formula="of:=INDEX([$territories.G$1:.G$1048576];[$territories_us_start.$B4])" office:value-type="string" office:string-value="Images/navalbase.jpg" calcext:value-type="string">
            <text:p>Images/navalbase.jpg</text:p>
          </table:table-cell>
          <table:table-cell table:number-matrix-columns-spanned="1" table:number-matrix-rows-spanned="1" table:formula="of:=INDEX([$territories.H$1:.H$1048576];[$territories_us_start.$B4])"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Base San Diego</text:p>
          </table:table-cell>
          <table:table-cell table:number-matrix-columns-spanned="1" table:number-matrix-rows-spanned="1" table:formula="of:=INDEX([$territories.A$1:.A$1048576];[$territories_us_start.$B5])" office:value-type="string" office:string-value="US Naval Base" calcext:value-type="string">
            <text:p>US Naval Base</text:p>
          </table:table-cell>
          <table:table-cell table:number-matrix-columns-spanned="1" table:number-matrix-rows-spanned="1" table:formula="of:=INDEX([$territories.B$1:.B$1048576];[$territories_us_start.$B5])" office:value-type="float" office:value="6" calcext:value-type="float">
            <text:p>6</text:p>
          </table:table-cell>
          <table:table-cell table:number-matrix-columns-spanned="1" table:number-matrix-rows-spanned="1" table:formula="of:=INDEX([$territories.C$1:.C$1048576];[$territories_us_start.$B5])" office:value-type="float" office:value="2" calcext:value-type="float">
            <text:p>2</text:p>
          </table:table-cell>
          <table:table-cell table:number-matrix-columns-spanned="1" table:number-matrix-rows-spanned="1" table:formula="of:=INDEX([$territories.D$1:.D$1048576];[$territories_us_start.$B5])" office:value-type="string" office:string-value="&#10;" calcext:value-type="string">
            <text:p/>
            <text:p/>
          </table:table-cell>
          <table:table-cell table:number-matrix-columns-spanned="1" table:number-matrix-rows-spanned="1" table:formula="of:=INDEX([$territories.E$1:.E$1048576];[$territories_us_start.$B5])" office:value-type="string" office:string-value="USN" calcext:value-type="string">
            <text:p>USN</text:p>
          </table:table-cell>
          <table:table-cell table:number-matrix-columns-spanned="1" table:number-matrix-rows-spanned="1" table:formula="of:=INDEX([$territories.F$1:.F$1048576];[$territories_us_start.$B5])" office:value-type="string" office:string-value="&#10;" calcext:value-type="string">
            <text:p/>
            <text:p/>
          </table:table-cell>
          <table:table-cell table:number-matrix-columns-spanned="1" table:number-matrix-rows-spanned="1" table:formula="of:=INDEX([$territories.G$1:.G$1048576];[$territories_us_start.$B5])" office:value-type="string" office:string-value="Images/navalbase.jpg" calcext:value-type="string">
            <text:p>Images/navalbase.jpg</text:p>
          </table:table-cell>
          <table:table-cell table:number-matrix-columns-spanned="1" table:number-matrix-rows-spanned="1" table:formula="of:=INDEX([$territories.H$1:.H$1048576];[$territories_us_start.$B5])"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Station Mayport</text:p>
          </table:table-cell>
          <table:table-cell table:number-matrix-columns-spanned="1" table:number-matrix-rows-spanned="1" table:formula="of:=INDEX([$territories.A$1:.A$1048576];[$territories_us_start.$B6])" office:value-type="string" office:string-value="US Naval Base" calcext:value-type="string">
            <text:p>US Naval Base</text:p>
          </table:table-cell>
          <table:table-cell table:number-matrix-columns-spanned="1" table:number-matrix-rows-spanned="1" table:formula="of:=INDEX([$territories.B$1:.B$1048576];[$territories_us_start.$B6])" office:value-type="float" office:value="6" calcext:value-type="float">
            <text:p>6</text:p>
          </table:table-cell>
          <table:table-cell table:number-matrix-columns-spanned="1" table:number-matrix-rows-spanned="1" table:formula="of:=INDEX([$territories.C$1:.C$1048576];[$territories_us_start.$B6])" office:value-type="float" office:value="2" calcext:value-type="float">
            <text:p>2</text:p>
          </table:table-cell>
          <table:table-cell table:number-matrix-columns-spanned="1" table:number-matrix-rows-spanned="1" table:formula="of:=INDEX([$territories.D$1:.D$1048576];[$territories_us_start.$B6])" office:value-type="string" office:string-value="&#10;" calcext:value-type="string">
            <text:p/>
            <text:p/>
          </table:table-cell>
          <table:table-cell table:number-matrix-columns-spanned="1" table:number-matrix-rows-spanned="1" table:formula="of:=INDEX([$territories.E$1:.E$1048576];[$territories_us_start.$B6])" office:value-type="string" office:string-value="USN" calcext:value-type="string">
            <text:p>USN</text:p>
          </table:table-cell>
          <table:table-cell table:number-matrix-columns-spanned="1" table:number-matrix-rows-spanned="1" table:formula="of:=INDEX([$territories.F$1:.F$1048576];[$territories_us_start.$B6])" office:value-type="string" office:string-value="&#10;" calcext:value-type="string">
            <text:p/>
            <text:p/>
          </table:table-cell>
          <table:table-cell table:number-matrix-columns-spanned="1" table:number-matrix-rows-spanned="1" table:formula="of:=INDEX([$territories.G$1:.G$1048576];[$territories_us_start.$B6])" office:value-type="string" office:string-value="Images/navalbase.jpg" calcext:value-type="string">
            <text:p>Images/navalbase.jpg</text:p>
          </table:table-cell>
          <table:table-cell table:number-matrix-columns-spanned="1" table:number-matrix-rows-spanned="1" table:formula="of:=INDEX([$territories.H$1:.H$1048576];[$territories_us_start.$B6])"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Air Station Corpus Christi</text:p>
          </table:table-cell>
          <table:table-cell table:number-matrix-columns-spanned="1" table:number-matrix-rows-spanned="1" table:formula="of:=INDEX([$territories.A$1:.A$1048576];[$territories_us_start.$B7])" office:value-type="string" office:string-value="US Naval Base" calcext:value-type="string">
            <text:p>US Naval Base</text:p>
          </table:table-cell>
          <table:table-cell table:number-matrix-columns-spanned="1" table:number-matrix-rows-spanned="1" table:formula="of:=INDEX([$territories.B$1:.B$1048576];[$territories_us_start.$B7])" office:value-type="float" office:value="6" calcext:value-type="float">
            <text:p>6</text:p>
          </table:table-cell>
          <table:table-cell table:number-matrix-columns-spanned="1" table:number-matrix-rows-spanned="1" table:formula="of:=INDEX([$territories.C$1:.C$1048576];[$territories_us_start.$B7])" office:value-type="float" office:value="2" calcext:value-type="float">
            <text:p>2</text:p>
          </table:table-cell>
          <table:table-cell table:number-matrix-columns-spanned="1" table:number-matrix-rows-spanned="1" table:formula="of:=INDEX([$territories.D$1:.D$1048576];[$territories_us_start.$B7])" office:value-type="string" office:string-value="&#10;" calcext:value-type="string">
            <text:p/>
            <text:p/>
          </table:table-cell>
          <table:table-cell table:number-matrix-columns-spanned="1" table:number-matrix-rows-spanned="1" table:formula="of:=INDEX([$territories.E$1:.E$1048576];[$territories_us_start.$B7])" office:value-type="string" office:string-value="USN" calcext:value-type="string">
            <text:p>USN</text:p>
          </table:table-cell>
          <table:table-cell table:number-matrix-columns-spanned="1" table:number-matrix-rows-spanned="1" table:formula="of:=INDEX([$territories.F$1:.F$1048576];[$territories_us_start.$B7])" office:value-type="string" office:string-value="&#10;" calcext:value-type="string">
            <text:p/>
            <text:p/>
          </table:table-cell>
          <table:table-cell table:number-matrix-columns-spanned="1" table:number-matrix-rows-spanned="1" table:formula="of:=INDEX([$territories.G$1:.G$1048576];[$territories_us_start.$B7])" office:value-type="string" office:string-value="Images/navalbase.jpg" calcext:value-type="string">
            <text:p>Images/navalbase.jpg</text:p>
          </table:table-cell>
          <table:table-cell table:number-matrix-columns-spanned="1" table:number-matrix-rows-spanned="1" table:formula="of:=INDEX([$territories.H$1:.H$1048576];[$territories_us_start.$B7])"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Air Station Joint Reserve Base Fort Worth</text:p>
          </table:table-cell>
          <table:table-cell table:number-matrix-columns-spanned="1" table:number-matrix-rows-spanned="1" table:formula="of:=INDEX([$territories.A$1:.A$1048576];[$territories_us_start.$B8])" office:value-type="string" office:string-value="US Naval Base" calcext:value-type="string">
            <text:p>US Naval Base</text:p>
          </table:table-cell>
          <table:table-cell table:number-matrix-columns-spanned="1" table:number-matrix-rows-spanned="1" table:formula="of:=INDEX([$territories.B$1:.B$1048576];[$territories_us_start.$B8])" office:value-type="float" office:value="6" calcext:value-type="float">
            <text:p>6</text:p>
          </table:table-cell>
          <table:table-cell table:number-matrix-columns-spanned="1" table:number-matrix-rows-spanned="1" table:formula="of:=INDEX([$territories.C$1:.C$1048576];[$territories_us_start.$B8])" office:value-type="float" office:value="2" calcext:value-type="float">
            <text:p>2</text:p>
          </table:table-cell>
          <table:table-cell table:number-matrix-columns-spanned="1" table:number-matrix-rows-spanned="1" table:formula="of:=INDEX([$territories.D$1:.D$1048576];[$territories_us_start.$B8])" office:value-type="string" office:string-value="&#10;" calcext:value-type="string">
            <text:p/>
            <text:p/>
          </table:table-cell>
          <table:table-cell table:number-matrix-columns-spanned="1" table:number-matrix-rows-spanned="1" table:formula="of:=INDEX([$territories.E$1:.E$1048576];[$territories_us_start.$B8])" office:value-type="string" office:string-value="USN" calcext:value-type="string">
            <text:p>USN</text:p>
          </table:table-cell>
          <table:table-cell table:number-matrix-columns-spanned="1" table:number-matrix-rows-spanned="1" table:formula="of:=INDEX([$territories.F$1:.F$1048576];[$territories_us_start.$B8])" office:value-type="string" office:string-value="&#10;" calcext:value-type="string">
            <text:p/>
            <text:p/>
          </table:table-cell>
          <table:table-cell table:number-matrix-columns-spanned="1" table:number-matrix-rows-spanned="1" table:formula="of:=INDEX([$territories.G$1:.G$1048576];[$territories_us_start.$B8])" office:value-type="string" office:string-value="Images/navalbase.jpg" calcext:value-type="string">
            <text:p>Images/navalbase.jpg</text:p>
          </table:table-cell>
          <table:table-cell table:number-matrix-columns-spanned="1" table:number-matrix-rows-spanned="1" table:formula="of:=INDEX([$territories.H$1:.H$1048576];[$territories_us_start.$B8])"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Base Kitsap</text:p>
          </table:table-cell>
          <table:table-cell table:number-matrix-columns-spanned="1" table:number-matrix-rows-spanned="1" table:formula="of:=INDEX([$territories.A$1:.A$1048576];[$territories_us_start.$B9])" office:value-type="string" office:string-value="US Naval Base" calcext:value-type="string">
            <text:p>US Naval Base</text:p>
          </table:table-cell>
          <table:table-cell table:number-matrix-columns-spanned="1" table:number-matrix-rows-spanned="1" table:formula="of:=INDEX([$territories.B$1:.B$1048576];[$territories_us_start.$B9])" office:value-type="float" office:value="6" calcext:value-type="float">
            <text:p>6</text:p>
          </table:table-cell>
          <table:table-cell table:number-matrix-columns-spanned="1" table:number-matrix-rows-spanned="1" table:formula="of:=INDEX([$territories.C$1:.C$1048576];[$territories_us_start.$B9])" office:value-type="float" office:value="2" calcext:value-type="float">
            <text:p>2</text:p>
          </table:table-cell>
          <table:table-cell table:number-matrix-columns-spanned="1" table:number-matrix-rows-spanned="1" table:formula="of:=INDEX([$territories.D$1:.D$1048576];[$territories_us_start.$B9])" office:value-type="string" office:string-value="&#10;" calcext:value-type="string">
            <text:p/>
            <text:p/>
          </table:table-cell>
          <table:table-cell table:number-matrix-columns-spanned="1" table:number-matrix-rows-spanned="1" table:formula="of:=INDEX([$territories.E$1:.E$1048576];[$territories_us_start.$B9])" office:value-type="string" office:string-value="USN" calcext:value-type="string">
            <text:p>USN</text:p>
          </table:table-cell>
          <table:table-cell table:number-matrix-columns-spanned="1" table:number-matrix-rows-spanned="1" table:formula="of:=INDEX([$territories.F$1:.F$1048576];[$territories_us_start.$B9])" office:value-type="string" office:string-value="&#10;" calcext:value-type="string">
            <text:p/>
            <text:p/>
          </table:table-cell>
          <table:table-cell table:number-matrix-columns-spanned="1" table:number-matrix-rows-spanned="1" table:formula="of:=INDEX([$territories.G$1:.G$1048576];[$territories_us_start.$B9])" office:value-type="string" office:string-value="Images/navalbase.jpg" calcext:value-type="string">
            <text:p>Images/navalbase.jpg</text:p>
          </table:table-cell>
          <table:table-cell table:number-matrix-columns-spanned="1" table:number-matrix-rows-spanned="1" table:formula="of:=INDEX([$territories.H$1:.H$1048576];[$territories_us_start.$B9])"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Air Station Patuxent River</text:p>
          </table:table-cell>
          <table:table-cell table:number-matrix-columns-spanned="1" table:number-matrix-rows-spanned="1" table:formula="of:=INDEX([$territories.A$1:.A$1048576];[$territories_us_start.$B10])" office:value-type="string" office:string-value="US Naval Base" calcext:value-type="string">
            <text:p>US Naval Base</text:p>
          </table:table-cell>
          <table:table-cell table:number-matrix-columns-spanned="1" table:number-matrix-rows-spanned="1" table:formula="of:=INDEX([$territories.B$1:.B$1048576];[$territories_us_start.$B10])" office:value-type="float" office:value="6" calcext:value-type="float">
            <text:p>6</text:p>
          </table:table-cell>
          <table:table-cell table:number-matrix-columns-spanned="1" table:number-matrix-rows-spanned="1" table:formula="of:=INDEX([$territories.C$1:.C$1048576];[$territories_us_start.$B10])" office:value-type="float" office:value="2" calcext:value-type="float">
            <text:p>2</text:p>
          </table:table-cell>
          <table:table-cell table:number-matrix-columns-spanned="1" table:number-matrix-rows-spanned="1" table:formula="of:=INDEX([$territories.D$1:.D$1048576];[$territories_us_start.$B10])" office:value-type="string" office:string-value="&#10;" calcext:value-type="string">
            <text:p/>
            <text:p/>
          </table:table-cell>
          <table:table-cell table:number-matrix-columns-spanned="1" table:number-matrix-rows-spanned="1" table:formula="of:=INDEX([$territories.E$1:.E$1048576];[$territories_us_start.$B10])" office:value-type="string" office:string-value="USN" calcext:value-type="string">
            <text:p>USN</text:p>
          </table:table-cell>
          <table:table-cell table:number-matrix-columns-spanned="1" table:number-matrix-rows-spanned="1" table:formula="of:=INDEX([$territories.F$1:.F$1048576];[$territories_us_start.$B10])" office:value-type="string" office:string-value="&#10;" calcext:value-type="string">
            <text:p/>
            <text:p/>
          </table:table-cell>
          <table:table-cell table:number-matrix-columns-spanned="1" table:number-matrix-rows-spanned="1" table:formula="of:=INDEX([$territories.G$1:.G$1048576];[$territories_us_start.$B10])" office:value-type="string" office:string-value="Images/navalbase.jpg" calcext:value-type="string">
            <text:p>Images/navalbase.jpg</text:p>
          </table:table-cell>
          <table:table-cell table:number-matrix-columns-spanned="1" table:number-matrix-rows-spanned="1" table:formula="of:=INDEX([$territories.H$1:.H$1048576];[$territories_us_start.$B10])"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Naval Base Coronado</text:p>
          </table:table-cell>
          <table:table-cell table:number-matrix-columns-spanned="1" table:number-matrix-rows-spanned="1" table:formula="of:=INDEX([$territories.A$1:.A$1048576];[$territories_us_start.$B11])" office:value-type="string" office:string-value="US Naval Base" calcext:value-type="string">
            <text:p>US Naval Base</text:p>
          </table:table-cell>
          <table:table-cell table:number-matrix-columns-spanned="1" table:number-matrix-rows-spanned="1" table:formula="of:=INDEX([$territories.B$1:.B$1048576];[$territories_us_start.$B11])" office:value-type="float" office:value="6" calcext:value-type="float">
            <text:p>6</text:p>
          </table:table-cell>
          <table:table-cell table:number-matrix-columns-spanned="1" table:number-matrix-rows-spanned="1" table:formula="of:=INDEX([$territories.C$1:.C$1048576];[$territories_us_start.$B11])" office:value-type="float" office:value="2" calcext:value-type="float">
            <text:p>2</text:p>
          </table:table-cell>
          <table:table-cell table:number-matrix-columns-spanned="1" table:number-matrix-rows-spanned="1" table:formula="of:=INDEX([$territories.D$1:.D$1048576];[$territories_us_start.$B11])" office:value-type="string" office:string-value="&#10;" calcext:value-type="string">
            <text:p/>
            <text:p/>
          </table:table-cell>
          <table:table-cell table:number-matrix-columns-spanned="1" table:number-matrix-rows-spanned="1" table:formula="of:=INDEX([$territories.E$1:.E$1048576];[$territories_us_start.$B11])" office:value-type="string" office:string-value="USN" calcext:value-type="string">
            <text:p>USN</text:p>
          </table:table-cell>
          <table:table-cell table:number-matrix-columns-spanned="1" table:number-matrix-rows-spanned="1" table:formula="of:=INDEX([$territories.F$1:.F$1048576];[$territories_us_start.$B11])" office:value-type="string" office:string-value="&#10;" calcext:value-type="string">
            <text:p/>
            <text:p/>
          </table:table-cell>
          <table:table-cell table:number-matrix-columns-spanned="1" table:number-matrix-rows-spanned="1" table:formula="of:=INDEX([$territories.G$1:.G$1048576];[$territories_us_start.$B11])" office:value-type="string" office:string-value="Images/navalbase.jpg" calcext:value-type="string">
            <text:p>Images/navalbase.jpg</text:p>
          </table:table-cell>
          <table:table-cell table:number-matrix-columns-spanned="1" table:number-matrix-rows-spanned="1" table:formula="of:=INDEX([$territories.H$1:.H$1048576];[$territories_us_start.$B11])"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3" calcext:value-type="float">
            <text:p>3</text:p>
          </table:table-cell>
          <table:table-cell office:value-type="string" calcext:value-type="string">
            <text:p>Pine Gap</text:p>
          </table:table-cell>
          <table:table-cell table:number-matrix-columns-spanned="1" table:number-matrix-rows-spanned="1" table:formula="of:=INDEX([$territories.A$1:.A$1048576];[$territories_us_start.$B12])" office:value-type="string" office:string-value="Pine Gap" calcext:value-type="string">
            <text:p>Pine Gap</text:p>
          </table:table-cell>
          <table:table-cell table:number-matrix-columns-spanned="1" table:number-matrix-rows-spanned="1" table:formula="of:=INDEX([$territories.B$1:.B$1048576];[$territories_us_start.$B12])" office:value-type="float" office:value="4" calcext:value-type="float">
            <text:p>4</text:p>
          </table:table-cell>
          <table:table-cell table:number-matrix-columns-spanned="1" table:number-matrix-rows-spanned="1" table:formula="of:=INDEX([$territories.C$1:.C$1048576];[$territories_us_start.$B12])" office:value-type="float" office:value="2" calcext:value-type="float">
            <text:p>2</text:p>
          </table:table-cell>
          <table:table-cell table:number-matrix-columns-spanned="1" table:number-matrix-rows-spanned="1" table:formula="of:=INDEX([$territories.D$1:.D$1048576];[$territories_us_start.$B12])" office:value-type="string" office:string-value="RAINFALL: During your first deployment phase each turn, select a face down asset controlled by your opponent. Your opponent must reveal this asset. It remains face down afterwards." calcext:value-type="string">
            <text:p>RAINFALL: During your first deployment phase each turn, select a face down asset controlled by your opponent. Your opponent must reveal this asset. It remains face down afterwards.</text:p>
          </table:table-cell>
          <table:table-cell table:number-matrix-columns-spanned="1" table:number-matrix-rows-spanned="1" table:formula="of:=INDEX([$territories.E$1:.E$1048576];[$territories_us_start.$B12])" office:value-type="string" office:string-value="USN" calcext:value-type="string">
            <text:p>USN</text:p>
          </table:table-cell>
          <table:table-cell table:number-matrix-columns-spanned="1" table:number-matrix-rows-spanned="1" table:formula="of:=INDEX([$territories.F$1:.F$1048576];[$territories_us_start.$B12])" office:value-type="string" office:string-value="&#10;" calcext:value-type="string">
            <text:p/>
            <text:p/>
          </table:table-cell>
          <table:table-cell table:number-matrix-columns-spanned="1" table:number-matrix-rows-spanned="1" table:formula="of:=INDEX([$territories.G$1:.G$1048576];[$territories_us_start.$B12])" office:value-type="string" office:string-value="Images/pinegap.jpg" calcext:value-type="string">
            <text:p>Images/pinegap.jpg</text:p>
          </table:table-cell>
          <table:table-cell table:number-matrix-columns-spanned="1" table:number-matrix-rows-spanned="1" table:formula="of:=INDEX([$territories.H$1:.H$1048576];[$territories_us_start.$B12])"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2" calcext:value-type="float">
            <text:p>2</text:p>
          </table:table-cell>
          <table:table-cell office:value-type="string" calcext:value-type="string">
            <text:p>United States Fleet Activities Yokosuka</text:p>
          </table:table-cell>
          <table:table-cell table:number-matrix-columns-spanned="1" table:number-matrix-rows-spanned="1" table:formula="of:=INDEX([$territories.A$1:.A$1048576];[$territories_us_start.$B13])" office:value-type="string" office:string-value="US Naval Base" calcext:value-type="string">
            <text:p>US Naval Base</text:p>
          </table:table-cell>
          <table:table-cell table:number-matrix-columns-spanned="1" table:number-matrix-rows-spanned="1" table:formula="of:=INDEX([$territories.B$1:.B$1048576];[$territories_us_start.$B13])" office:value-type="float" office:value="6" calcext:value-type="float">
            <text:p>6</text:p>
          </table:table-cell>
          <table:table-cell table:number-matrix-columns-spanned="1" table:number-matrix-rows-spanned="1" table:formula="of:=INDEX([$territories.C$1:.C$1048576];[$territories_us_start.$B13])" office:value-type="float" office:value="2" calcext:value-type="float">
            <text:p>2</text:p>
          </table:table-cell>
          <table:table-cell table:number-matrix-columns-spanned="1" table:number-matrix-rows-spanned="1" table:formula="of:=INDEX([$territories.D$1:.D$1048576];[$territories_us_start.$B13])" office:value-type="string" office:string-value="&#10;" calcext:value-type="string">
            <text:p/>
            <text:p/>
          </table:table-cell>
          <table:table-cell table:number-matrix-columns-spanned="1" table:number-matrix-rows-spanned="1" table:formula="of:=INDEX([$territories.E$1:.E$1048576];[$territories_us_start.$B13])" office:value-type="string" office:string-value="USN" calcext:value-type="string">
            <text:p>USN</text:p>
          </table:table-cell>
          <table:table-cell table:number-matrix-columns-spanned="1" table:number-matrix-rows-spanned="1" table:formula="of:=INDEX([$territories.F$1:.F$1048576];[$territories_us_start.$B13])" office:value-type="string" office:string-value="&#10;" calcext:value-type="string">
            <text:p/>
            <text:p/>
          </table:table-cell>
          <table:table-cell table:number-matrix-columns-spanned="1" table:number-matrix-rows-spanned="1" table:formula="of:=INDEX([$territories.G$1:.G$1048576];[$territories_us_start.$B13])" office:value-type="string" office:string-value="Images/navalbase.jpg" calcext:value-type="string">
            <text:p>Images/navalbase.jpg</text:p>
          </table:table-cell>
          <table:table-cell table:number-matrix-columns-spanned="1" table:number-matrix-rows-spanned="1" table:formula="of:=INDEX([$territories.H$1:.H$1048576];[$territories_us_start.$B13])" office:value-type="string" office:string-value="0.0.1" calcext:value-type="string">
            <text:p>0.0.1</text:p>
          </table:table-cell>
          <table:table-cell table:number-columns-repeated="53"/>
        </table:table-row>
        <table:table-row table:style-name="ro1" table:number-rows-repeated="1048562">
          <table:table-cell table:number-columns-repeated="64"/>
        </table:table-row>
        <table:table-row table:style-name="ro1">
          <table:table-cell table:number-columns-repeated="64"/>
        </table:table-row>
      </table:table>
      <table:table table:name="territories_ru_start" table:style-name="ta15">
        <office:forms form:automatic-focus="false" form:apply-design-mode="false"/>
        <table:table-column table:style-name="co2" table:number-columns-repeated="2" table:default-cell-style-name="Default"/>
        <table:table-column table:style-name="co56" table:default-cell-style-name="Default"/>
        <table:table-column table:style-name="co57" table:default-cell-style-name="Default"/>
        <table:table-column table:style-name="co2" table:number-columns-repeated="2" table:default-cell-style-name="Default"/>
        <table:table-column table:style-name="co58" table:default-cell-style-name="Default"/>
        <table:table-column table:style-name="co2" table:number-columns-repeated="2" table:default-cell-style-name="Default"/>
        <table:table-column table:style-name="co59" table:default-cell-style-name="Default"/>
        <table:table-column table:style-name="co2" table:number-columns-repeated="54" table:default-cell-style-name="Default"/>
        <table:table-row table:style-name="ro1">
          <table:table-cell office:value-type="string" calcext:value-type="string">
            <text:p>Duplication</text:p>
          </table:table-cell>
          <table:table-cell office:value-type="string" calcext:value-type="string">
            <text:p>Class</text:p>
          </table:table-cell>
          <table:table-cell office:value-type="string" calcext:value-type="string">
            <text:p>Name</text:p>
          </table:table-cell>
          <table:table-cell table:formula="of:=[$territories.A1]" office:value-type="string" office:string-value="Title" calcext:value-type="string">
            <text:p>Title</text:p>
          </table:table-cell>
          <table:table-cell table:formula="of:=[$territories.B1]" office:value-type="string" office:string-value="LogisticsCapacity" calcext:value-type="string">
            <text:p>LogisticsCapacity</text:p>
          </table:table-cell>
          <table:table-cell table:formula="of:=[$territories.C1]" office:value-type="string" office:string-value="ShoreDefense" calcext:value-type="string">
            <text:p>ShoreDefense</text:p>
          </table:table-cell>
          <table:table-cell table:formula="of:=[$territories.D1]" office:value-type="string" office:string-value="Description" calcext:value-type="string">
            <text:p>Description</text:p>
          </table:table-cell>
          <table:table-cell table:formula="of:=[$territories.E1]" office:value-type="string" office:string-value="Roster" calcext:value-type="string">
            <text:p>Roster</text:p>
          </table:table-cell>
          <table:table-cell table:formula="of:=[$territories.F1]" office:value-type="string" office:string-value="FlavorText" calcext:value-type="string">
            <text:p>FlavorText</text:p>
          </table:table-cell>
          <table:table-cell table:formula="of:=[$territories.G1]" office:value-type="string" office:string-value="Image" calcext:value-type="string">
            <text:p>Image</text:p>
          </table:table-cell>
          <table:table-cell table:formula="of:=[$territories.H1]" office:value-type="string" office:string-value="Version" calcext:value-type="string">
            <text:p>Version</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Severomorsk</text:p>
          </table:table-cell>
          <table:table-cell table:number-matrix-columns-spanned="1" table:number-matrix-rows-spanned="1" table:formula="of:=INDEX([$territories.A$1:.A$1048576];[$territories_ru_start.$B2])" office:value-type="string" office:string-value="Russian Naval Base" calcext:value-type="string">
            <text:p>Russian Naval Base</text:p>
          </table:table-cell>
          <table:table-cell table:number-matrix-columns-spanned="1" table:number-matrix-rows-spanned="1" table:formula="of:=INDEX([$territories.B$1:.B$1048576];[$territories_ru_start.$B2])" office:value-type="float" office:value="5" calcext:value-type="float">
            <text:p>5</text:p>
          </table:table-cell>
          <table:table-cell table:number-matrix-columns-spanned="1" table:number-matrix-rows-spanned="1" table:formula="of:=INDEX([$territories.C$1:.C$1048576];[$territories_ru_start.$B2])" office:value-type="float" office:value="4" calcext:value-type="float">
            <text:p>4</text:p>
          </table:table-cell>
          <table:table-cell table:number-matrix-columns-spanned="1" table:number-matrix-rows-spanned="1" table:formula="of:=INDEX([$territories.D$1:.D$1048576];[$territories_ru_start.$B2])"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ru_start.$B2])" office:value-type="string" office:string-value="RUS" calcext:value-type="string">
            <text:p>RUS</text:p>
          </table:table-cell>
          <table:table-cell table:number-matrix-columns-spanned="1" table:number-matrix-rows-spanned="1" table:formula="of:=INDEX([$territories.F$1:.F$1048576];[$territories_ru_start.$B2])" office:value-type="string" office:string-value="&#10;" calcext:value-type="string">
            <text:p/>
            <text:p/>
          </table:table-cell>
          <table:table-cell table:number-matrix-columns-spanned="1" table:number-matrix-rows-spanned="1" table:formula="of:=INDEX([$territories.G$1:.G$1048576];[$territories_ru_start.$B2])" office:value-type="string" office:string-value="Images/russnavybase.jpg" calcext:value-type="string">
            <text:p>Images/russnavybase.jpg</text:p>
          </table:table-cell>
          <table:table-cell table:number-matrix-columns-spanned="1" table:number-matrix-rows-spanned="1" table:formula="of:=INDEX([$territories.H$1:.H$1048576];[$territories_ru_start.$B2])"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Kaliningrad, Kaliningrad Oblast</text:p>
          </table:table-cell>
          <table:table-cell table:number-matrix-columns-spanned="1" table:number-matrix-rows-spanned="1" table:formula="of:=INDEX([$territories.A$1:.A$1048576];[$territories_ru_start.$B3])" office:value-type="string" office:string-value="Russian Naval Base" calcext:value-type="string">
            <text:p>Russian Naval Base</text:p>
          </table:table-cell>
          <table:table-cell table:number-matrix-columns-spanned="1" table:number-matrix-rows-spanned="1" table:formula="of:=INDEX([$territories.B$1:.B$1048576];[$territories_ru_start.$B3])" office:value-type="float" office:value="5" calcext:value-type="float">
            <text:p>5</text:p>
          </table:table-cell>
          <table:table-cell table:number-matrix-columns-spanned="1" table:number-matrix-rows-spanned="1" table:formula="of:=INDEX([$territories.C$1:.C$1048576];[$territories_ru_start.$B3])" office:value-type="float" office:value="4" calcext:value-type="float">
            <text:p>4</text:p>
          </table:table-cell>
          <table:table-cell table:number-matrix-columns-spanned="1" table:number-matrix-rows-spanned="1" table:formula="of:=INDEX([$territories.D$1:.D$1048576];[$territories_ru_start.$B3])"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ru_start.$B3])" office:value-type="string" office:string-value="RUS" calcext:value-type="string">
            <text:p>RUS</text:p>
          </table:table-cell>
          <table:table-cell table:number-matrix-columns-spanned="1" table:number-matrix-rows-spanned="1" table:formula="of:=INDEX([$territories.F$1:.F$1048576];[$territories_ru_start.$B3])" office:value-type="string" office:string-value="&#10;" calcext:value-type="string">
            <text:p/>
            <text:p/>
          </table:table-cell>
          <table:table-cell table:number-matrix-columns-spanned="1" table:number-matrix-rows-spanned="1" table:formula="of:=INDEX([$territories.G$1:.G$1048576];[$territories_ru_start.$B3])" office:value-type="string" office:string-value="Images/russnavybase.jpg" calcext:value-type="string">
            <text:p>Images/russnavybase.jpg</text:p>
          </table:table-cell>
          <table:table-cell table:number-matrix-columns-spanned="1" table:number-matrix-rows-spanned="1" table:formula="of:=INDEX([$territories.H$1:.H$1048576];[$territories_ru_start.$B3])"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Sevastopol</text:p>
          </table:table-cell>
          <table:table-cell table:number-matrix-columns-spanned="1" table:number-matrix-rows-spanned="1" table:formula="of:=INDEX([$territories.A$1:.A$1048576];[$territories_ru_start.$B4])" office:value-type="string" office:string-value="Russian Naval Base" calcext:value-type="string">
            <text:p>Russian Naval Base</text:p>
          </table:table-cell>
          <table:table-cell table:number-matrix-columns-spanned="1" table:number-matrix-rows-spanned="1" table:formula="of:=INDEX([$territories.B$1:.B$1048576];[$territories_ru_start.$B4])" office:value-type="float" office:value="5" calcext:value-type="float">
            <text:p>5</text:p>
          </table:table-cell>
          <table:table-cell table:number-matrix-columns-spanned="1" table:number-matrix-rows-spanned="1" table:formula="of:=INDEX([$territories.C$1:.C$1048576];[$territories_ru_start.$B4])" office:value-type="float" office:value="4" calcext:value-type="float">
            <text:p>4</text:p>
          </table:table-cell>
          <table:table-cell table:number-matrix-columns-spanned="1" table:number-matrix-rows-spanned="1" table:formula="of:=INDEX([$territories.D$1:.D$1048576];[$territories_ru_start.$B4])"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ru_start.$B4])" office:value-type="string" office:string-value="RUS" calcext:value-type="string">
            <text:p>RUS</text:p>
          </table:table-cell>
          <table:table-cell table:number-matrix-columns-spanned="1" table:number-matrix-rows-spanned="1" table:formula="of:=INDEX([$territories.F$1:.F$1048576];[$territories_ru_start.$B4])" office:value-type="string" office:string-value="&#10;" calcext:value-type="string">
            <text:p/>
            <text:p/>
          </table:table-cell>
          <table:table-cell table:number-matrix-columns-spanned="1" table:number-matrix-rows-spanned="1" table:formula="of:=INDEX([$territories.G$1:.G$1048576];[$territories_ru_start.$B4])" office:value-type="string" office:string-value="Images/russnavybase.jpg" calcext:value-type="string">
            <text:p>Images/russnavybase.jpg</text:p>
          </table:table-cell>
          <table:table-cell table:number-matrix-columns-spanned="1" table:number-matrix-rows-spanned="1" table:formula="of:=INDEX([$territories.H$1:.H$1048576];[$territories_ru_start.$B4])"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Atstrakhan</text:p>
          </table:table-cell>
          <table:table-cell table:number-matrix-columns-spanned="1" table:number-matrix-rows-spanned="1" table:formula="of:=INDEX([$territories.A$1:.A$1048576];[$territories_ru_start.$B5])" office:value-type="string" office:string-value="Russian Naval Base" calcext:value-type="string">
            <text:p>Russian Naval Base</text:p>
          </table:table-cell>
          <table:table-cell table:number-matrix-columns-spanned="1" table:number-matrix-rows-spanned="1" table:formula="of:=INDEX([$territories.B$1:.B$1048576];[$territories_ru_start.$B5])" office:value-type="float" office:value="5" calcext:value-type="float">
            <text:p>5</text:p>
          </table:table-cell>
          <table:table-cell table:number-matrix-columns-spanned="1" table:number-matrix-rows-spanned="1" table:formula="of:=INDEX([$territories.C$1:.C$1048576];[$territories_ru_start.$B5])" office:value-type="float" office:value="4" calcext:value-type="float">
            <text:p>4</text:p>
          </table:table-cell>
          <table:table-cell table:number-matrix-columns-spanned="1" table:number-matrix-rows-spanned="1" table:formula="of:=INDEX([$territories.D$1:.D$1048576];[$territories_ru_start.$B5])"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ru_start.$B5])" office:value-type="string" office:string-value="RUS" calcext:value-type="string">
            <text:p>RUS</text:p>
          </table:table-cell>
          <table:table-cell table:number-matrix-columns-spanned="1" table:number-matrix-rows-spanned="1" table:formula="of:=INDEX([$territories.F$1:.F$1048576];[$territories_ru_start.$B5])" office:value-type="string" office:string-value="&#10;" calcext:value-type="string">
            <text:p/>
            <text:p/>
          </table:table-cell>
          <table:table-cell table:number-matrix-columns-spanned="1" table:number-matrix-rows-spanned="1" table:formula="of:=INDEX([$territories.G$1:.G$1048576];[$territories_ru_start.$B5])" office:value-type="string" office:string-value="Images/russnavybase.jpg" calcext:value-type="string">
            <text:p>Images/russnavybase.jpg</text:p>
          </table:table-cell>
          <table:table-cell table:number-matrix-columns-spanned="1" table:number-matrix-rows-spanned="1" table:formula="of:=INDEX([$territories.H$1:.H$1048576];[$territories_ru_start.$B5])"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Vladivostok</text:p>
          </table:table-cell>
          <table:table-cell table:number-matrix-columns-spanned="1" table:number-matrix-rows-spanned="1" table:formula="of:=INDEX([$territories.A$1:.A$1048576];[$territories_ru_start.$B6])" office:value-type="string" office:string-value="Russian Naval Base" calcext:value-type="string">
            <text:p>Russian Naval Base</text:p>
          </table:table-cell>
          <table:table-cell table:number-matrix-columns-spanned="1" table:number-matrix-rows-spanned="1" table:formula="of:=INDEX([$territories.B$1:.B$1048576];[$territories_ru_start.$B6])" office:value-type="float" office:value="5" calcext:value-type="float">
            <text:p>5</text:p>
          </table:table-cell>
          <table:table-cell table:number-matrix-columns-spanned="1" table:number-matrix-rows-spanned="1" table:formula="of:=INDEX([$territories.C$1:.C$1048576];[$territories_ru_start.$B6])" office:value-type="float" office:value="4" calcext:value-type="float">
            <text:p>4</text:p>
          </table:table-cell>
          <table:table-cell table:number-matrix-columns-spanned="1" table:number-matrix-rows-spanned="1" table:formula="of:=INDEX([$territories.D$1:.D$1048576];[$territories_ru_start.$B6])"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ru_start.$B6])" office:value-type="string" office:string-value="RUS" calcext:value-type="string">
            <text:p>RUS</text:p>
          </table:table-cell>
          <table:table-cell table:number-matrix-columns-spanned="1" table:number-matrix-rows-spanned="1" table:formula="of:=INDEX([$territories.F$1:.F$1048576];[$territories_ru_start.$B6])" office:value-type="string" office:string-value="&#10;" calcext:value-type="string">
            <text:p/>
            <text:p/>
          </table:table-cell>
          <table:table-cell table:number-matrix-columns-spanned="1" table:number-matrix-rows-spanned="1" table:formula="of:=INDEX([$territories.G$1:.G$1048576];[$territories_ru_start.$B6])" office:value-type="string" office:string-value="Images/russnavybase.jpg" calcext:value-type="string">
            <text:p>Images/russnavybase.jpg</text:p>
          </table:table-cell>
          <table:table-cell table:number-matrix-columns-spanned="1" table:number-matrix-rows-spanned="1" table:formula="of:=INDEX([$territories.H$1:.H$1048576];[$territories_ru_start.$B6])"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Petrapavlovsk-Kamchatskiy</text:p>
          </table:table-cell>
          <table:table-cell table:number-matrix-columns-spanned="1" table:number-matrix-rows-spanned="1" table:formula="of:=INDEX([$territories.A$1:.A$1048576];[$territories_ru_start.$B7])" office:value-type="string" office:string-value="Russian Naval Base" calcext:value-type="string">
            <text:p>Russian Naval Base</text:p>
          </table:table-cell>
          <table:table-cell table:number-matrix-columns-spanned="1" table:number-matrix-rows-spanned="1" table:formula="of:=INDEX([$territories.B$1:.B$1048576];[$territories_ru_start.$B7])" office:value-type="float" office:value="5" calcext:value-type="float">
            <text:p>5</text:p>
          </table:table-cell>
          <table:table-cell table:number-matrix-columns-spanned="1" table:number-matrix-rows-spanned="1" table:formula="of:=INDEX([$territories.C$1:.C$1048576];[$territories_ru_start.$B7])" office:value-type="float" office:value="4" calcext:value-type="float">
            <text:p>4</text:p>
          </table:table-cell>
          <table:table-cell table:number-matrix-columns-spanned="1" table:number-matrix-rows-spanned="1" table:formula="of:=INDEX([$territories.D$1:.D$1048576];[$territories_ru_start.$B7])"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ru_start.$B7])" office:value-type="string" office:string-value="RUS" calcext:value-type="string">
            <text:p>RUS</text:p>
          </table:table-cell>
          <table:table-cell table:number-matrix-columns-spanned="1" table:number-matrix-rows-spanned="1" table:formula="of:=INDEX([$territories.F$1:.F$1048576];[$territories_ru_start.$B7])" office:value-type="string" office:string-value="&#10;" calcext:value-type="string">
            <text:p/>
            <text:p/>
          </table:table-cell>
          <table:table-cell table:number-matrix-columns-spanned="1" table:number-matrix-rows-spanned="1" table:formula="of:=INDEX([$territories.G$1:.G$1048576];[$territories_ru_start.$B7])" office:value-type="string" office:string-value="Images/russnavybase.jpg" calcext:value-type="string">
            <text:p>Images/russnavybase.jpg</text:p>
          </table:table-cell>
          <table:table-cell table:number-matrix-columns-spanned="1" table:number-matrix-rows-spanned="1" table:formula="of:=INDEX([$territories.H$1:.H$1048576];[$territories_ru_start.$B7])"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Mekhachkala</text:p>
          </table:table-cell>
          <table:table-cell table:number-matrix-columns-spanned="1" table:number-matrix-rows-spanned="1" table:formula="of:=INDEX([$territories.A$1:.A$1048576];[$territories_ru_start.$B8])" office:value-type="string" office:string-value="Russian Naval Base" calcext:value-type="string">
            <text:p>Russian Naval Base</text:p>
          </table:table-cell>
          <table:table-cell table:number-matrix-columns-spanned="1" table:number-matrix-rows-spanned="1" table:formula="of:=INDEX([$territories.B$1:.B$1048576];[$territories_ru_start.$B8])" office:value-type="float" office:value="5" calcext:value-type="float">
            <text:p>5</text:p>
          </table:table-cell>
          <table:table-cell table:number-matrix-columns-spanned="1" table:number-matrix-rows-spanned="1" table:formula="of:=INDEX([$territories.C$1:.C$1048576];[$territories_ru_start.$B8])" office:value-type="float" office:value="4" calcext:value-type="float">
            <text:p>4</text:p>
          </table:table-cell>
          <table:table-cell table:number-matrix-columns-spanned="1" table:number-matrix-rows-spanned="1" table:formula="of:=INDEX([$territories.D$1:.D$1048576];[$territories_ru_start.$B8])"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ru_start.$B8])" office:value-type="string" office:string-value="RUS" calcext:value-type="string">
            <text:p>RUS</text:p>
          </table:table-cell>
          <table:table-cell table:number-matrix-columns-spanned="1" table:number-matrix-rows-spanned="1" table:formula="of:=INDEX([$territories.F$1:.F$1048576];[$territories_ru_start.$B8])" office:value-type="string" office:string-value="&#10;" calcext:value-type="string">
            <text:p/>
            <text:p/>
          </table:table-cell>
          <table:table-cell table:number-matrix-columns-spanned="1" table:number-matrix-rows-spanned="1" table:formula="of:=INDEX([$territories.G$1:.G$1048576];[$territories_ru_start.$B8])" office:value-type="string" office:string-value="Images/russnavybase.jpg" calcext:value-type="string">
            <text:p>Images/russnavybase.jpg</text:p>
          </table:table-cell>
          <table:table-cell table:number-matrix-columns-spanned="1" table:number-matrix-rows-spanned="1" table:formula="of:=INDEX([$territories.H$1:.H$1048576];[$territories_ru_start.$B8])"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Novorossiysk</text:p>
          </table:table-cell>
          <table:table-cell table:number-matrix-columns-spanned="1" table:number-matrix-rows-spanned="1" table:formula="of:=INDEX([$territories.A$1:.A$1048576];[$territories_ru_start.$B9])" office:value-type="string" office:string-value="Russian Naval Base" calcext:value-type="string">
            <text:p>Russian Naval Base</text:p>
          </table:table-cell>
          <table:table-cell table:number-matrix-columns-spanned="1" table:number-matrix-rows-spanned="1" table:formula="of:=INDEX([$territories.B$1:.B$1048576];[$territories_ru_start.$B9])" office:value-type="float" office:value="5" calcext:value-type="float">
            <text:p>5</text:p>
          </table:table-cell>
          <table:table-cell table:number-matrix-columns-spanned="1" table:number-matrix-rows-spanned="1" table:formula="of:=INDEX([$territories.C$1:.C$1048576];[$territories_ru_start.$B9])" office:value-type="float" office:value="4" calcext:value-type="float">
            <text:p>4</text:p>
          </table:table-cell>
          <table:table-cell table:number-matrix-columns-spanned="1" table:number-matrix-rows-spanned="1" table:formula="of:=INDEX([$territories.D$1:.D$1048576];[$territories_ru_start.$B9])"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ru_start.$B9])" office:value-type="string" office:string-value="RUS" calcext:value-type="string">
            <text:p>RUS</text:p>
          </table:table-cell>
          <table:table-cell table:number-matrix-columns-spanned="1" table:number-matrix-rows-spanned="1" table:formula="of:=INDEX([$territories.F$1:.F$1048576];[$territories_ru_start.$B9])" office:value-type="string" office:string-value="&#10;" calcext:value-type="string">
            <text:p/>
            <text:p/>
          </table:table-cell>
          <table:table-cell table:number-matrix-columns-spanned="1" table:number-matrix-rows-spanned="1" table:formula="of:=INDEX([$territories.G$1:.G$1048576];[$territories_ru_start.$B9])" office:value-type="string" office:string-value="Images/russnavybase.jpg" calcext:value-type="string">
            <text:p>Images/russnavybase.jpg</text:p>
          </table:table-cell>
          <table:table-cell table:number-matrix-columns-spanned="1" table:number-matrix-rows-spanned="1" table:formula="of:=INDEX([$territories.H$1:.H$1048576];[$territories_ru_start.$B9])"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Baltiysk</text:p>
          </table:table-cell>
          <table:table-cell table:number-matrix-columns-spanned="1" table:number-matrix-rows-spanned="1" table:formula="of:=INDEX([$territories.A$1:.A$1048576];[$territories_ru_start.$B10])" office:value-type="string" office:string-value="Russian Naval Base" calcext:value-type="string">
            <text:p>Russian Naval Base</text:p>
          </table:table-cell>
          <table:table-cell table:number-matrix-columns-spanned="1" table:number-matrix-rows-spanned="1" table:formula="of:=INDEX([$territories.B$1:.B$1048576];[$territories_ru_start.$B10])" office:value-type="float" office:value="5" calcext:value-type="float">
            <text:p>5</text:p>
          </table:table-cell>
          <table:table-cell table:number-matrix-columns-spanned="1" table:number-matrix-rows-spanned="1" table:formula="of:=INDEX([$territories.C$1:.C$1048576];[$territories_ru_start.$B10])" office:value-type="float" office:value="4" calcext:value-type="float">
            <text:p>4</text:p>
          </table:table-cell>
          <table:table-cell table:number-matrix-columns-spanned="1" table:number-matrix-rows-spanned="1" table:formula="of:=INDEX([$territories.D$1:.D$1048576];[$territories_ru_start.$B10])"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ru_start.$B10])" office:value-type="string" office:string-value="RUS" calcext:value-type="string">
            <text:p>RUS</text:p>
          </table:table-cell>
          <table:table-cell table:number-matrix-columns-spanned="1" table:number-matrix-rows-spanned="1" table:formula="of:=INDEX([$territories.F$1:.F$1048576];[$territories_ru_start.$B10])" office:value-type="string" office:string-value="&#10;" calcext:value-type="string">
            <text:p/>
            <text:p/>
          </table:table-cell>
          <table:table-cell table:number-matrix-columns-spanned="1" table:number-matrix-rows-spanned="1" table:formula="of:=INDEX([$territories.G$1:.G$1048576];[$territories_ru_start.$B10])" office:value-type="string" office:string-value="Images/russnavybase.jpg" calcext:value-type="string">
            <text:p>Images/russnavybase.jpg</text:p>
          </table:table-cell>
          <table:table-cell table:number-matrix-columns-spanned="1" table:number-matrix-rows-spanned="1" table:formula="of:=INDEX([$territories.H$1:.H$1048576];[$territories_ru_start.$B10])" office:value-type="string" office:string-value="0.0.1" calcext:value-type="string">
            <text:p>0.0.1</text:p>
          </table:table-cell>
          <table:table-cell table:number-columns-repeated="53"/>
        </table:table-row>
        <table:table-row table:style-name="ro20">
          <table:table-cell office:value-type="float" office:value="1" calcext:value-type="float">
            <text:p>1</text:p>
          </table:table-cell>
          <table:table-cell office:value-type="float" office:value="5" calcext:value-type="float">
            <text:p>5</text:p>
          </table:table-cell>
          <table:table-cell office:value-type="string" calcext:value-type="string">
            <text:p>Kronshtadt</text:p>
          </table:table-cell>
          <table:table-cell table:number-matrix-columns-spanned="1" table:number-matrix-rows-spanned="1" table:formula="of:=INDEX([$territories.A$1:.A$1048576];[$territories_ru_start.$B11])" office:value-type="string" office:string-value="Russian Naval Base" calcext:value-type="string">
            <text:p>Russian Naval Base</text:p>
          </table:table-cell>
          <table:table-cell table:number-matrix-columns-spanned="1" table:number-matrix-rows-spanned="1" table:formula="of:=INDEX([$territories.B$1:.B$1048576];[$territories_ru_start.$B11])" office:value-type="float" office:value="5" calcext:value-type="float">
            <text:p>5</text:p>
          </table:table-cell>
          <table:table-cell table:number-matrix-columns-spanned="1" table:number-matrix-rows-spanned="1" table:formula="of:=INDEX([$territories.C$1:.C$1048576];[$territories_ru_start.$B11])" office:value-type="float" office:value="4" calcext:value-type="float">
            <text:p>4</text:p>
          </table:table-cell>
          <table:table-cell table:number-matrix-columns-spanned="1" table:number-matrix-rows-spanned="1" table:formula="of:=INDEX([$territories.D$1:.D$1048576];[$territories_ru_start.$B11])"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ru_start.$B11])" office:value-type="string" office:string-value="RUS" calcext:value-type="string">
            <text:p>RUS</text:p>
          </table:table-cell>
          <table:table-cell table:number-matrix-columns-spanned="1" table:number-matrix-rows-spanned="1" table:formula="of:=INDEX([$territories.F$1:.F$1048576];[$territories_ru_start.$B11])" office:value-type="string" office:string-value="&#10;" calcext:value-type="string">
            <text:p/>
            <text:p/>
          </table:table-cell>
          <table:table-cell table:number-matrix-columns-spanned="1" table:number-matrix-rows-spanned="1" table:formula="of:=INDEX([$territories.G$1:.G$1048576];[$territories_ru_start.$B11])" office:value-type="string" office:string-value="Images/russnavybase.jpg" calcext:value-type="string">
            <text:p>Images/russnavybase.jpg</text:p>
          </table:table-cell>
          <table:table-cell table:number-matrix-columns-spanned="1" table:number-matrix-rows-spanned="1" table:formula="of:=INDEX([$territories.H$1:.H$1048576];[$territories_ru_start.$B11])" office:value-type="string" office:string-value="0.0.1" calcext:value-type="string">
            <text:p>0.0.1</text:p>
          </table:table-cell>
          <table:table-cell table:number-columns-repeated="53"/>
        </table:table-row>
        <table:table-row table:style-name="ro20">
          <table:table-cell office:value-type="float" office:value="0" calcext:value-type="float">
            <text:p>0</text:p>
          </table:table-cell>
          <table:table-cell office:value-type="float" office:value="5" calcext:value-type="float">
            <text:p>5</text:p>
          </table:table-cell>
          <table:table-cell office:value-type="string" calcext:value-type="string">
            <text:p>Tartus, Syria</text:p>
          </table:table-cell>
          <table:table-cell table:number-matrix-columns-spanned="1" table:number-matrix-rows-spanned="1" table:formula="of:=INDEX([$territories.A$1:.A$1048576];[$territories_ru_start.$B12])" office:value-type="string" office:string-value="Russian Naval Base" calcext:value-type="string">
            <text:p>Russian Naval Base</text:p>
          </table:table-cell>
          <table:table-cell table:number-matrix-columns-spanned="1" table:number-matrix-rows-spanned="1" table:formula="of:=INDEX([$territories.B$1:.B$1048576];[$territories_ru_start.$B12])" office:value-type="float" office:value="5" calcext:value-type="float">
            <text:p>5</text:p>
          </table:table-cell>
          <table:table-cell table:number-matrix-columns-spanned="1" table:number-matrix-rows-spanned="1" table:formula="of:=INDEX([$territories.C$1:.C$1048576];[$territories_ru_start.$B12])" office:value-type="float" office:value="4" calcext:value-type="float">
            <text:p>4</text:p>
          </table:table-cell>
          <table:table-cell table:number-matrix-columns-spanned="1" table:number-matrix-rows-spanned="1" table:formula="of:=INDEX([$territories.D$1:.D$1048576];[$territories_ru_start.$B12])"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ru_start.$B12])" office:value-type="string" office:string-value="RUS" calcext:value-type="string">
            <text:p>RUS</text:p>
          </table:table-cell>
          <table:table-cell table:number-matrix-columns-spanned="1" table:number-matrix-rows-spanned="1" table:formula="of:=INDEX([$territories.F$1:.F$1048576];[$territories_ru_start.$B12])" office:value-type="string" office:string-value="&#10;" calcext:value-type="string">
            <text:p/>
            <text:p/>
          </table:table-cell>
          <table:table-cell table:number-matrix-columns-spanned="1" table:number-matrix-rows-spanned="1" table:formula="of:=INDEX([$territories.G$1:.G$1048576];[$territories_ru_start.$B12])" office:value-type="string" office:string-value="Images/russnavybase.jpg" calcext:value-type="string">
            <text:p>Images/russnavybase.jpg</text:p>
          </table:table-cell>
          <table:table-cell table:number-matrix-columns-spanned="1" table:number-matrix-rows-spanned="1" table:formula="of:=INDEX([$territories.H$1:.H$1048576];[$territories_ru_start.$B12])" office:value-type="string" office:string-value="0.0.1" calcext:value-type="string">
            <text:p>0.0.1</text:p>
          </table:table-cell>
          <table:table-cell table:number-columns-repeated="53"/>
        </table:table-row>
        <table:table-row table:style-name="ro20">
          <table:table-cell office:value-type="float" office:value="0" calcext:value-type="float">
            <text:p>0</text:p>
          </table:table-cell>
          <table:table-cell office:value-type="float" office:value="5" calcext:value-type="float">
            <text:p>5</text:p>
          </table:table-cell>
          <table:table-cell office:value-type="string" calcext:value-type="string">
            <text:p>Arkhangelsk</text:p>
          </table:table-cell>
          <table:table-cell table:number-matrix-columns-spanned="1" table:number-matrix-rows-spanned="1" table:formula="of:=INDEX([$territories.A$1:.A$1048576];[$territories_ru_start.$B13])" office:value-type="string" office:string-value="Russian Naval Base" calcext:value-type="string">
            <text:p>Russian Naval Base</text:p>
          </table:table-cell>
          <table:table-cell table:number-matrix-columns-spanned="1" table:number-matrix-rows-spanned="1" table:formula="of:=INDEX([$territories.B$1:.B$1048576];[$territories_ru_start.$B13])" office:value-type="float" office:value="5" calcext:value-type="float">
            <text:p>5</text:p>
          </table:table-cell>
          <table:table-cell table:number-matrix-columns-spanned="1" table:number-matrix-rows-spanned="1" table:formula="of:=INDEX([$territories.C$1:.C$1048576];[$territories_ru_start.$B13])" office:value-type="float" office:value="4" calcext:value-type="float">
            <text:p>4</text:p>
          </table:table-cell>
          <table:table-cell table:number-matrix-columns-spanned="1" table:number-matrix-rows-spanned="1" table:formula="of:=INDEX([$territories.D$1:.D$1048576];[$territories_ru_start.$B13])" office:value-type="string" office:string-value="Partisans: Provides -4 logistics capacity if controlled by a non-Russian player." calcext:value-type="string">
            <text:p>Partisans: Provides -4 logistics capacity if controlled by a non-Russian player.</text:p>
          </table:table-cell>
          <table:table-cell table:number-matrix-columns-spanned="1" table:number-matrix-rows-spanned="1" table:formula="of:=INDEX([$territories.E$1:.E$1048576];[$territories_ru_start.$B13])" office:value-type="string" office:string-value="RUS" calcext:value-type="string">
            <text:p>RUS</text:p>
          </table:table-cell>
          <table:table-cell table:number-matrix-columns-spanned="1" table:number-matrix-rows-spanned="1" table:formula="of:=INDEX([$territories.F$1:.F$1048576];[$territories_ru_start.$B13])" office:value-type="string" office:string-value="&#10;" calcext:value-type="string">
            <text:p/>
            <text:p/>
          </table:table-cell>
          <table:table-cell table:number-matrix-columns-spanned="1" table:number-matrix-rows-spanned="1" table:formula="of:=INDEX([$territories.G$1:.G$1048576];[$territories_ru_start.$B13])" office:value-type="string" office:string-value="Images/russnavybase.jpg" calcext:value-type="string">
            <text:p>Images/russnavybase.jpg</text:p>
          </table:table-cell>
          <table:table-cell table:number-matrix-columns-spanned="1" table:number-matrix-rows-spanned="1" table:formula="of:=INDEX([$territories.H$1:.H$1048576];[$territories_ru_start.$B13])" office:value-type="string" office:string-value="0.0.1" calcext:value-type="string">
            <text:p>0.0.1</text:p>
          </table:table-cell>
          <table:table-cell table:number-columns-repeated="53"/>
        </table:table-row>
        <table:table-row table:style-name="ro1" table:number-rows-repeated="1048562">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6">00/00/0000</text:date>, <text:time style:data-style-name="N2" text:time-value="18:55:15.087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erritories" style:display-name="PageStyle_territories" style:page-layout-name="Mpm3">
      <style:header style:display="false"/>
      <style:header-left style:display="false"/>
      <style:footer style:display="false"/>
      <style:footer-left style:display="false"/>
    </style:master-page>
    <style:master-page style:name="PageStyle_5f_actions_5f_us_5f_start" style:display-name="PageStyle_actions_us_start" style:page-layout-name="Mpm4">
      <style:header style:display="false"/>
      <style:header-left style:display="false"/>
      <style:footer style:display="false"/>
      <style:footer-left style:display="false"/>
    </style:master-page>
    <style:master-page style:name="PageStyle_5f_actions" style:display-name="PageStyle_actions" style:page-layout-name="Mpm4">
      <style:header style:display="false"/>
      <style:header-left style:display="false"/>
      <style:footer style:display="false"/>
      <style:footer-left style:display="false"/>
    </style:master-page>
    <style:master-page style:name="PageStyle_5f_military_5f_assets" style:display-name="PageStyle_military_assets" style:page-layout-name="Mpm3">
      <style:header style:display="false"/>
      <style:header-left style:display="false"/>
      <style:footer style:display="false"/>
      <style:footer-left style:display="false"/>
    </style:master-page>
    <style:master-page style:name="PageStyle_5f_actions_5f_all" style:display-name="PageStyle_actions_all" style:page-layout-name="Mpm4">
      <style:header style:display="false"/>
      <style:header-left style:display="false"/>
      <style:footer style:display="false"/>
      <style:footer-left style:display="false"/>
    </style:master-page>
    <style:master-page style:name="PageStyle_5f_mil_5f_ass_5f_ru_5f_start" style:display-name="PageStyle_mil_ass_ru_start" style:page-layout-name="Mpm4">
      <style:header style:display="false"/>
      <style:header-left style:display="false"/>
      <style:footer style:display="false"/>
      <style:footer-left style:display="false"/>
    </style:master-page>
    <style:master-page style:name="PageStyle_5f_mil_5f_ass_5f_us_5f_start" style:display-name="PageStyle_mil_ass_us_start" style:page-layout-name="Mpm4">
      <style:header style:display="false"/>
      <style:header-left style:display="false"/>
      <style:footer style:display="false"/>
      <style:footer-left style:display="false"/>
    </style:master-page>
    <style:master-page style:name="PageStyle_5f_mil_5f_ass_5f_all" style:display-name="PageStyle_mil_ass_all" style:page-layout-name="Mpm3">
      <style:header style:display="false"/>
      <style:header-left style:display="false"/>
      <style:footer style:display="false"/>
      <style:footer-left style:display="false"/>
    </style:master-page>
    <style:master-page style:name="PageStyle_5f_effects" style:display-name="PageStyle_effects" style:page-layout-name="Mpm4">
      <style:header style:display="false"/>
      <style:header-left style:display="false"/>
      <style:footer style:display="false"/>
      <style:footer-left style:display="false"/>
    </style:master-page>
    <style:master-page style:name="PageStyle_5f_version" style:display-name="PageStyle_version" style:page-layout-name="Mpm4">
      <style:header style:display="false"/>
      <style:header-left style:display="false"/>
      <style:footer style:display="false"/>
      <style:footer-left style:display="false"/>
    </style:master-page>
    <style:master-page style:name="PageStyle_5f_actions_5f_ru_5f_start" style:display-name="PageStyle_actions_ru_start" style:page-layout-name="Mpm4">
      <style:header style:display="false"/>
      <style:header-left style:display="false"/>
      <style:footer style:display="false"/>
      <style:footer-left style:display="false"/>
    </style:master-page>
    <style:master-page style:name="PageStyle_5f_balance" style:display-name="PageStyle_balance" style:page-layout-name="Mpm3">
      <style:header style:display="false"/>
      <style:header-left style:display="false"/>
      <style:footer style:display="false"/>
      <style:footer-left style:display="false"/>
    </style:master-page>
    <style:master-page style:name="PageStyle_5f_territories_5f_all" style:display-name="PageStyle_territories_all" style:page-layout-name="Mpm4">
      <style:header style:display="false"/>
      <style:header-left style:display="false"/>
      <style:footer style:display="false"/>
      <style:footer-left style:display="false"/>
    </style:master-page>
    <style:master-page style:name="PageStyle_5f_territories_5f_us_5f_start" style:display-name="PageStyle_territories_us_start" style:page-layout-name="Mpm4">
      <style:header style:display="false"/>
      <style:header-left style:display="false"/>
      <style:footer style:display="false"/>
      <style:footer-left style:display="false"/>
    </style:master-page>
    <style:master-page style:name="PageStyle_5f_territories_5f_ru_5f_start" style:display-name="PageStyle_territories_ru_star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ick Rodgers</meta:initial-creator>
    <meta:creation-date>2020-08-31T22:13:11</meta:creation-date>
    <dc:date>2021-04-06T19:31:21.350000000</dc:date>
    <meta:generator>LibreOffice/7.1.0.3$Windows_X86_64 LibreOffice_project/f6099ecf3d29644b5008cc8f48f42f4a40986e4c</meta:generator>
    <meta:editing-duration>PT31M35S</meta:editing-duration>
    <meta:editing-cycles>6</meta:editing-cycles>
    <meta:document-statistic meta:table-count="15" meta:cell-count="5352" meta:object-count="1"/>
    <meta:user-defined meta:name="AppVersion">16.0300</meta:user-defined>
  </office:meta>
</office:document-meta>
</file>

<file path=Basic/Standard/export_macro.xml><?xml version="1.0" encoding="utf-8"?>
<!DOCTYPE module  PUBLIC '-//OpenOffice.org//DTD OfficeDocument 1.0//EN'  'module.dtd'>
<script:module xmlns:script="http://openoffice.org/2000/script" script:name="export_macro" script:language="StarBasic" script:moduleType="normal">REM  *****  BASIC  *****

Sub ExportToCsv
    document = ThisComponent

    ' Use the global string tools library to generate a path to save each CSV
    GlobalScope.BasicLibraries.loadLibrary("Tools")
    FileDirectory = Tools.Strings.DirectoryNameoutofPath(document.getURL(), "/")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44,34,0,1,1"   'ASCII  59 = ;  34 = "

    For I = 0 to NumSheets
        ' For each sheet, assemble a filename and save using the filter
        document.getCurrentController.setActiveSheet(Sheets(I))
        Filename = FileDirectory + "/" + "export" + "/" + Sheets(I).Name + ".csv"
        FileURL = convertToURL(Filename)
        document.StoreToURL(FileURL, Propval())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_macro"/>
</library:library>
</file>

<file path=Basic/VBAProject/Module1.xml><?xml version="1.0" encoding="utf-8"?>
<!DOCTYPE module  PUBLIC '-//OpenOffice.org//DTD OfficeDocument 1.0//EN'  'module.dtd'>
<script:module xmlns:script="http://openoffice.org/2000/script" script:name="Module1" script:language="StarBasic" script:moduleType="normal">em Attribute VBA_ModuleType=VBAModule
Option VBASupport 1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VBAProject/Sheet11.xml><?xml version="1.0" encoding="utf-8"?>
<!DOCTYPE module  PUBLIC '-//OpenOffice.org//DTD OfficeDocument 1.0//EN'  'module.dtd'>
<script:module xmlns:script="http://openoffice.org/2000/script" script:name="Sheet11" script:language="StarBasic" script:moduleType="document">Rem Attribute VBA_ModuleType=VBADocumentModule
Option VBASupport 1

</script:module>
</file>

<file path=Basic/VBAProject/Sheet12.xml><?xml version="1.0" encoding="utf-8"?>
<!DOCTYPE module  PUBLIC '-//OpenOffice.org//DTD OfficeDocument 1.0//EN'  'module.dtd'>
<script:module xmlns:script="http://openoffice.org/2000/script" script:name="Sheet12"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 (territories_us_start).xml><?xml version="1.0" encoding="utf-8"?>
<!DOCTYPE module  PUBLIC '-//OpenOffice.org//DTD OfficeDocument 1.0//EN'  'module.dtd'>
<script:module xmlns:script="http://openoffice.org/2000/script" script:name="Sheet14 (territories_us_start)" script:language="StarBasic" script:moduleType="normal">REM  *****  BASIC  *****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 (military_assets).xml><?xml version="1.0" encoding="utf-8"?>
<!DOCTYPE module  PUBLIC '-//OpenOffice.org//DTD OfficeDocument 1.0//EN'  'module.dtd'>
<script:module xmlns:script="http://openoffice.org/2000/script" script:name="Sheet4 (military_assets)" script:language="StarBasic" script:moduleType="normal">REM  *****  BASIC  *****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 (actions).xml><?xml version="1.0" encoding="utf-8"?>
<!DOCTYPE module  PUBLIC '-//OpenOffice.org//DTD OfficeDocument 1.0//EN'  'module.dtd'>
<script:module xmlns:script="http://openoffice.org/2000/script" script:name="Sheet5 (actions)" script:language="StarBasic" script:moduleType="normal">REM  *****  BASIC  *****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6.xml><?xml version="1.0" encoding="utf-8"?>
<!DOCTYPE module  PUBLIC '-//OpenOffice.org//DTD OfficeDocument 1.0//EN'  'module.dtd'>
<script:module xmlns:script="http://openoffice.org/2000/script" script:name="Sheet6" script:language="StarBasic" script:moduleType="document">Rem Attribute VBA_ModuleType=VBADocumentModule
Option VBASupport 1

</script:module>
</file>

<file path=Basic/VBAProject/Sheet7.xml><?xml version="1.0" encoding="utf-8"?>
<!DOCTYPE module  PUBLIC '-//OpenOffice.org//DTD OfficeDocument 1.0//EN'  'module.dtd'>
<script:module xmlns:script="http://openoffice.org/2000/script" script:name="Sheet7"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Sheet1"/>
  <library:element library:name="Sheet10"/>
  <library:element library:name="Sheet11"/>
  <library:element library:name="Sheet12"/>
  <library:element library:name="Sheet13"/>
  <library:element library:name="Sheet14"/>
  <library:element library:name="Sheet15"/>
  <library:element library:name="Sheet2"/>
  <library:element library:name="Sheet3"/>
  <library:element library:name="Sheet4"/>
  <library:element library:name="Sheet5"/>
  <library:element library:name="Sheet6"/>
  <library:element library:name="Sheet7"/>
  <library:element library:name="Sheet8"/>
  <library:element library:name="Sheet9"/>
  <library:element library:name="ThisWorkbook"/>
  <library:element library:name="Sheet4 (military_assets)"/>
  <library:element library:name="Sheet5 (actions)"/>
  <library:element library:name="Sheet14 (territories_us_star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en" fo:country="US" style:font-size-asian="14pt" style:font-size-complex="14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display-label="true" chart:tick-marks-major-inner="false" chart:tick-marks-major-outer="false" chart:logarithmic="false" chart:minimum="2" chart:maximum="15"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7" style:family="chart" style:data-style-name="N0">
      <style:chart-properties chart:symbol-type="named-symbol" chart:symbol-name="circle" chart:symbol-width="0.176cm" chart:symbol-height="0.176cm" chart:link-data-style-to-source="true" chart:label-position="left">
        <chart:label-separator>
          <text:p>; </text:p>
        </chart:label-separator>
      </style:chart-properties>
      <style:graphic-properties draw:stroke="none" svg:stroke-width="0.053cm" svg:stroke-color="#4472c4" svg:stroke-linecap="round" draw:fill-color="#4472c4" fo:wrap-option="wrap"/>
      <style:text-properties fo:color="#404040" style:text-position="0% 100%" fo:font-family="Calibri" fo:font-size="9pt" style:font-size-asian="9pt" style:font-size-complex="9pt"/>
    </style:style>
    <style:style style:name="ch8" style:family="chart">
      <style:chart-properties chart:regression-name="" chart:regression-max-degree="2" chart:regression-force-intercept="false" chart:regression-period="2" chart:regression-type="exponential"/>
      <style:graphic-properties draw:stroke="dash" draw:stroke-dash="msLineDash_20_1" svg:stroke-width="0.053cm" svg:stroke-color="#4472c4" svg:stroke-linecap="round"/>
    </style:style>
    <style:style style:name="ch9" style:family="chart">
      <style:chart-properties chart:regression-name="" chart:regression-max-degree="2" chart:regression-force-intercept="false" chart:regression-period="2" chart:regression-type="linear"/>
      <style:graphic-properties draw:stroke="dash" draw:stroke-dash="msLineDash_20_2" svg:stroke-width="0.053cm" svg:stroke-color="#ff0000" svg:stroke-linecap="round"/>
    </style:style>
    <style:style style:name="ch10" style:family="chart">
      <style:chart-properties chart:solid-type="cuboid" chart:symbol-type="named-symbol" chart:symbol-name="circle" chart:symbol-width="0.176cm" chart:symbol-height="0.176cm"/>
    </style:style>
    <style:style style:name="ch11" style:family="chart">
      <style:chart-properties chart:solid-type="cuboid" chart:symbol-type="named-symbol" chart:symbol-name="circle" chart:symbol-width="0.176cm" chart:symbol-height="0.176cm" chart:label-position="righ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42.021cm" svg:height="21.034cm" xlink:href=".." xlink:type="simple" chart:class="chart:scatter" chart:style-name="ch1">
        <chart:title svg:x="17.825cm" svg:y="0.556cm" chart:style-name="ch2">
          <text:p>Total Effectiveness vs. Logistics</text:p>
        </chart:title>
        <chart:plot-area chart:style-name="ch3" table:cell-range-address="balance.N32:balance.O58 balance.O31:balance.O31" chart:data-source-has-labels="row" svg:x="0.84cm" svg:y="1.775cm" svg:width="40.341cm" svg:height="18.839cm">
          <chart:coordinate-region svg:x="1.1cm" svg:y="1.775cm" svg:width="39.841cm" svg:height="18.421cm"/>
          <chart:axis chart:dimension="x" chart:name="primary-x" chart:style-name="ch4">
            <chart:grid chart:style-name="ch5" chart:class="major"/>
          </chart:axis>
          <chart:axis chart:dimension="y" chart:name="primary-y" chart:style-name="ch6">
            <chart:grid chart:style-name="ch5" chart:class="major"/>
          </chart:axis>
          <chart:series chart:style-name="ch7" chart:values-cell-range-address="balance.O32:balance.O58" chart:label-cell-address="balance.O31:balance.O31" chart:class="chart:scatter">
            <chart:domain table:cell-range-address="balance.N32:balance.N58"/>
            <chart:regression-curve chart:style-name="ch8"/>
            <chart:regression-curve chart:style-name="ch9"/>
            <chart:data-point chart:style-name="ch10">
              <chart:data-label>
                <text:p><text:span/></text:p>
              </chart:data-label>
            </chart:data-point>
            <chart:data-point chart:style-name="ch10">
              <chart:data-label>
                <text:p><text:span/></text:p>
              </chart:data-label>
            </chart:data-point>
            <chart:data-point chart:style-name="ch10">
              <chart:data-label>
                <text:p><text:span/></text:p>
              </chart:data-label>
            </chart:data-point>
            <chart:data-point chart:style-name="ch11" loext:custom-label-pos-x="-0.0808556259457796" loext:custom-label-pos-y="-0.00670859538784067">
              <chart:data-label>
                <text:p><text:span/></text:p>
              </chart:data-label>
            </chart:data-point>
            <chart:data-point chart:style-name="ch11" loext:custom-label-pos-x="-0.0827622149837134" loext:custom-label-pos-y="-0.0285115303983229">
              <chart:data-label>
                <text:p><text:span/></text:p>
              </chart:data-label>
            </chart:data-point>
            <chart:data-point chart:style-name="ch10">
              <chart:data-label>
                <text:p><text:span/></text:p>
              </chart:data-label>
            </chart:data-point>
            <chart:data-point chart:style-name="ch10">
              <chart:data-label>
                <text:p><text:span/></text:p>
              </chart:data-label>
            </chart:data-point>
            <chart:data-point chart:style-name="ch11" loext:custom-label-pos-x="-0.0869793360520489" loext:custom-label-pos-y="-0.0100628930817611">
              <chart:data-label>
                <text:p><text:span/></text:p>
              </chart:data-label>
            </chart:data-point>
            <chart:data-point chart:style-name="ch11" loext:custom-label-pos-x="0.00492508143322476" loext:custom-label-pos-y="-0.0050314465408805">
              <chart:data-label>
                <text:p><text:span/></text:p>
              </chart:data-label>
            </chart:data-point>
            <chart:data-point chart:style-name="ch10">
              <chart:data-label>
                <text:p><text:span/></text:p>
              </chart:data-label>
            </chart:data-point>
            <chart:data-point chart:style-name="ch11" loext:custom-label-pos-x="-0.0868881650380022" loext:custom-label-pos-y="0">
              <chart:data-label>
                <text:p><text:span/></text:p>
              </chart:data-label>
            </chart:data-point>
            <chart:data-point chart:style-name="ch11" loext:custom-label-pos-x="-0.084347482623304" loext:custom-label-pos-y="-0.00838567820531874">
              <chart:data-label>
                <text:p><text:span/></text:p>
              </chart:data-label>
            </chart:data-point>
            <chart:data-point chart:style-name="ch10">
              <chart:data-label>
                <text:p><text:span/></text:p>
              </chart:data-label>
            </chart:data-point>
            <chart:data-point chart:style-name="ch11" loext:custom-label-pos-x="0.0208339104191781" loext:custom-label-pos-y="-0.018448637316562">
              <chart:data-label>
                <text:p><text:span/></text:p>
              </chart:data-label>
            </chart:data-point>
            <chart:data-point chart:style-name="ch11" loext:custom-label-pos-x="-0.0787883078133149" loext:custom-label-pos-y="-0.00335429769392037">
              <chart:data-label>
                <text:p><text:span/></text:p>
              </chart:data-label>
            </chart:data-point>
            <chart:data-point chart:style-name="ch11" loext:custom-label-pos-x="-0.0766688724170066" loext:custom-label-pos-y="0.0218029350104822">
              <chart:data-label>
                <text:p><text:span/></text:p>
              </chart:data-label>
            </chart:data-point>
            <chart:data-point chart:style-name="ch11" loext:custom-label-pos-x="-0.0726601520086862" loext:custom-label-pos-y="-0.010062893081761">
              <chart:data-label>
                <text:p><text:span/></text:p>
              </chart:data-label>
            </chart:data-point>
            <chart:data-point chart:style-name="ch11" loext:custom-label-pos-x="-0.114492942453855" loext:custom-label-pos-y="0.0033543637234025">
              <chart:data-label>
                <text:p><text:span/></text:p>
              </chart:data-label>
            </chart:data-point>
            <chart:data-point chart:style-name="ch11" loext:custom-label-pos-x="0.00699239956568947" loext:custom-label-pos-y="0.0184486373165618">
              <chart:data-label>
                <text:p><text:span/></text:p>
              </chart:data-label>
            </chart:data-point>
            <chart:data-point chart:style-name="ch11" loext:custom-label-pos-x="-0.0755613463626494" loext:custom-label-pos-y="0.0184486373165618">
              <chart:data-label>
                <text:p><text:span/></text:p>
              </chart:data-label>
            </chart:data-point>
            <chart:data-point chart:style-name="ch11" loext:custom-label-pos-x="-0.0628577974984397" loext:custom-label-pos-y="-0.0150943396226415">
              <chart:data-label>
                <text:p><text:span/></text:p>
              </chart:data-label>
            </chart:data-point>
            <chart:data-point chart:style-name="ch11" loext:custom-label-pos-x="-0.0669750613420879" loext:custom-label-pos-y="-0.0167714884696017">
              <chart:data-label>
                <text:p><text:span/></text:p>
              </chart:data-label>
            </chart:data-point>
            <chart:data-point chart:style-name="ch10">
              <chart:data-label>
                <text:p><text:span/></text:p>
              </chart:data-label>
            </chart:data-point>
            <chart:data-point chart:style-name="ch11" loext:custom-label-pos-x="-0.0784017372421281" loext:custom-label-pos-y="-0.00167714884696023">
              <chart:data-label>
                <text:p><text:span/></text:p>
              </chart:data-label>
            </chart:data-point>
            <chart:data-point chart:style-name="ch10">
              <chart:data-label>
                <text:p><text:span/></text:p>
              </chart:data-label>
            </chart:data-point>
            <chart:data-point chart:style-name="ch11" loext:custom-label-pos-x="-0.0710271444082519" loext:custom-label-pos-y="-0.0234800838574423">
              <chart:data-label>
                <text:p><text:span/></text:p>
              </chart:data-label>
            </chart:data-point>
            <chart:data-point chart:style-name="ch10">
              <chart:data-label>
                <text:p><text:span/></text:p>
              </chart:data-label>
            </chart:data-point>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Combined</text:p>
                <draw:g>
                  <svg:desc>balance.O31:balance.O31</svg:desc>
                </draw:g>
              </table:table-cell>
            </table:table-row>
          </table:table-header-rows>
          <table:table-rows>
            <table:table-row>
              <table:table-cell office:value-type="string">
                <text:p>1</text:p>
              </table:table-cell>
              <table:table-cell office:value-type="float" office:value="6">
                <text:p>6</text:p>
                <draw:g>
                  <svg:desc>balance.N32:balance.N58</svg:desc>
                </draw:g>
              </table:table-cell>
              <table:table-cell office:value-type="float" office:value="12.5">
                <text:p>12.5</text:p>
                <draw:g>
                  <svg:desc>balance.O32:balance.O58</svg:desc>
                </draw:g>
              </table:table-cell>
            </table:table-row>
            <table:table-row>
              <table:table-cell office:value-type="string">
                <text:p>2</text:p>
              </table:table-cell>
              <table:table-cell office:value-type="float" office:value="7">
                <text:p>7</text:p>
              </table:table-cell>
              <table:table-cell office:value-type="float" office:value="13">
                <text:p>13</text:p>
              </table:table-cell>
            </table:table-row>
            <table:table-row>
              <table:table-cell office:value-type="string">
                <text:p>3</text:p>
              </table:table-cell>
              <table:table-cell office:value-type="float" office:value="3">
                <text:p>3</text:p>
              </table:table-cell>
              <table:table-cell office:value-type="float" office:value="5.5">
                <text:p>5.5</text:p>
              </table:table-cell>
            </table:table-row>
            <table:table-row>
              <table:table-cell office:value-type="string">
                <text:p>4</text:p>
              </table:table-cell>
              <table:table-cell office:value-type="float" office:value="5">
                <text:p>5</text:p>
              </table:table-cell>
              <table:table-cell office:value-type="float" office:value="6">
                <text:p>6</text:p>
              </table:table-cell>
            </table:table-row>
            <table:table-row>
              <table:table-cell office:value-type="string">
                <text:p>5</text:p>
              </table:table-cell>
              <table:table-cell office:value-type="float" office:value="5">
                <text:p>5</text:p>
              </table:table-cell>
              <table:table-cell office:value-type="float" office:value="12">
                <text:p>12</text:p>
              </table:table-cell>
            </table:table-row>
            <table:table-row>
              <table:table-cell office:value-type="string">
                <text:p>6</text:p>
              </table:table-cell>
              <table:table-cell office:value-type="float" office:value="4">
                <text:p>4</text:p>
              </table:table-cell>
              <table:table-cell office:value-type="float" office:value="10.5">
                <text:p>10.5</text:p>
              </table:table-cell>
            </table:table-row>
            <table:table-row>
              <table:table-cell office:value-type="string">
                <text:p>7</text:p>
              </table:table-cell>
              <table:table-cell office:value-type="float" office:value="5">
                <text:p>5</text:p>
              </table:table-cell>
              <table:table-cell office:value-type="float" office:value="11.5">
                <text:p>11.5</text:p>
              </table:table-cell>
            </table:table-row>
            <table:table-row>
              <table:table-cell office:value-type="string">
                <text:p>8</text:p>
              </table:table-cell>
              <table:table-cell office:value-type="float" office:value="4">
                <text:p>4</text:p>
              </table:table-cell>
              <table:table-cell office:value-type="float" office:value="9.5">
                <text:p>9.5</text:p>
              </table:table-cell>
            </table:table-row>
            <table:table-row>
              <table:table-cell office:value-type="string">
                <text:p>9</text:p>
              </table:table-cell>
              <table:table-cell office:value-type="float" office:value="3">
                <text:p>3</text:p>
              </table:table-cell>
              <table:table-cell office:value-type="float" office:value="8.5">
                <text:p>8.5</text:p>
              </table:table-cell>
            </table:table-row>
            <table:table-row>
              <table:table-cell office:value-type="string">
                <text:p>10</text:p>
              </table:table-cell>
              <table:table-cell office:value-type="float" office:value="3">
                <text:p>3</text:p>
              </table:table-cell>
              <table:table-cell office:value-type="float" office:value="7">
                <text:p>7</text:p>
              </table:table-cell>
            </table:table-row>
            <table:table-row>
              <table:table-cell office:value-type="string">
                <text:p>11</text:p>
              </table:table-cell>
              <table:table-cell office:value-type="float" office:value="2">
                <text:p>2</text:p>
              </table:table-cell>
              <table:table-cell office:value-type="float" office:value="7.5">
                <text:p>7.5</text:p>
              </table:table-cell>
            </table:table-row>
            <table:table-row>
              <table:table-cell office:value-type="string">
                <text:p>12</text:p>
              </table:table-cell>
              <table:table-cell office:value-type="float" office:value="3">
                <text:p>3</text:p>
              </table:table-cell>
              <table:table-cell office:value-type="float" office:value="8">
                <text:p>8</text:p>
              </table:table-cell>
            </table:table-row>
            <table:table-row>
              <table:table-cell office:value-type="string">
                <text:p>13</text:p>
              </table:table-cell>
              <table:table-cell office:value-type="float" office:value="2">
                <text:p>2</text:p>
              </table:table-cell>
              <table:table-cell office:value-type="float" office:value="8.5">
                <text:p>8.5</text:p>
              </table:table-cell>
            </table:table-row>
            <table:table-row>
              <table:table-cell office:value-type="string">
                <text:p>14</text:p>
              </table:table-cell>
              <table:table-cell office:value-type="float" office:value="1">
                <text:p>1</text:p>
              </table:table-cell>
              <table:table-cell office:value-type="float" office:value="5">
                <text:p>5</text:p>
              </table:table-cell>
            </table:table-row>
            <table:table-row>
              <table:table-cell office:value-type="string">
                <text:p>15</text:p>
              </table:table-cell>
              <table:table-cell office:value-type="float" office:value="6">
                <text:p>6</text:p>
              </table:table-cell>
              <table:table-cell office:value-type="float" office:value="13">
                <text:p>13</text:p>
              </table:table-cell>
            </table:table-row>
            <table:table-row>
              <table:table-cell office:value-type="string">
                <text:p>16</text:p>
              </table:table-cell>
              <table:table-cell office:value-type="float" office:value="6">
                <text:p>6</text:p>
              </table:table-cell>
              <table:table-cell office:value-type="float" office:value="12.5">
                <text:p>12.5</text:p>
              </table:table-cell>
            </table:table-row>
            <table:table-row>
              <table:table-cell office:value-type="string">
                <text:p>17</text:p>
              </table:table-cell>
              <table:table-cell office:value-type="float" office:value="3">
                <text:p>3</text:p>
              </table:table-cell>
              <table:table-cell office:value-type="float" office:value="8.5">
                <text:p>8.5</text:p>
              </table:table-cell>
            </table:table-row>
            <table:table-row>
              <table:table-cell office:value-type="string">
                <text:p>18</text:p>
              </table:table-cell>
              <table:table-cell office:value-type="float" office:value="2">
                <text:p>2</text:p>
              </table:table-cell>
              <table:table-cell office:value-type="float" office:value="7">
                <text:p>7</text:p>
              </table:table-cell>
            </table:table-row>
            <table:table-row>
              <table:table-cell office:value-type="string">
                <text:p>19</text:p>
              </table:table-cell>
              <table:table-cell office:value-type="float" office:value="2">
                <text:p>2</text:p>
              </table:table-cell>
              <table:table-cell office:value-type="float" office:value="6.5">
                <text:p>6.5</text:p>
              </table:table-cell>
            </table:table-row>
            <table:table-row>
              <table:table-cell office:value-type="string">
                <text:p>20</text:p>
              </table:table-cell>
              <table:table-cell office:value-type="float" office:value="5">
                <text:p>5</text:p>
              </table:table-cell>
              <table:table-cell office:value-type="float" office:value="11.5">
                <text:p>11.5</text:p>
              </table:table-cell>
            </table:table-row>
            <table:table-row>
              <table:table-cell office:value-type="string">
                <text:p>21</text:p>
              </table:table-cell>
              <table:table-cell office:value-type="float" office:value="2">
                <text:p>2</text:p>
              </table:table-cell>
              <table:table-cell office:value-type="float" office:value="5.5">
                <text:p>5.5</text:p>
              </table:table-cell>
            </table:table-row>
            <table:table-row>
              <table:table-cell office:value-type="string">
                <text:p>22</text:p>
              </table:table-cell>
              <table:table-cell office:value-type="float" office:value="3">
                <text:p>3</text:p>
              </table:table-cell>
              <table:table-cell office:value-type="float" office:value="9">
                <text:p>9</text:p>
              </table:table-cell>
            </table:table-row>
            <table:table-row>
              <table:table-cell office:value-type="string">
                <text:p>23</text:p>
              </table:table-cell>
              <table:table-cell office:value-type="float" office:value="1">
                <text:p>1</text:p>
              </table:table-cell>
              <table:table-cell office:value-type="float" office:value="7">
                <text:p>7</text:p>
              </table:table-cell>
            </table:table-row>
            <table:table-row>
              <table:table-cell office:value-type="string">
                <text:p>24</text:p>
              </table:table-cell>
              <table:table-cell office:value-type="float" office:value="1">
                <text:p>1</text:p>
              </table:table-cell>
              <table:table-cell office:value-type="float" office:value="7.5">
                <text:p>7.5</text:p>
              </table:table-cell>
            </table:table-row>
            <table:table-row>
              <table:table-cell office:value-type="string">
                <text:p>25</text:p>
              </table:table-cell>
              <table:table-cell office:value-type="float" office:value="1">
                <text:p>1</text:p>
              </table:table-cell>
              <table:table-cell office:value-type="float" office:value="6.5">
                <text:p>6.5</text:p>
              </table:table-cell>
            </table:table-row>
            <table:table-row>
              <table:table-cell office:value-type="string">
                <text:p>26</text:p>
              </table:table-cell>
              <table:table-cell office:value-type="float" office:value="3">
                <text:p>3</text:p>
              </table:table-cell>
              <table:table-cell office:value-type="float" office:value="9.5">
                <text:p>9.5</text:p>
              </table:table-cell>
            </table:table-row>
            <table:table-row>
              <table:table-cell office:value-type="string">
                <text:p>27</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stroke-dash draw:name="msLineDash_20_1" draw:display-name="msLineDash 1" draw:style="round" draw:dots1="1" draw:dots1-length="1%" draw:distance="199%"/>
    <draw:stroke-dash draw:name="msLineDash_20_2" draw:display-name="msLineDash 2" draw:style="round" draw:dots1="1" draw:dots1-length="1%" draw:distance="199%"/>
  </office:styles>
</office:document-styles>
</file>